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n9252-ema" table:style-name="ta1">
        <table:shapes>
          <draw:frame draw:z-index="0" draw:style-name="gr1" draw:text-style-name="P1" svg:width="53.852cm" svg:height="28.899cm" svg:x="11.161cm" svg:y="1.594cm">
            <draw:object draw:notify-on-update-of-ranges="'lan9252-ema'.D1:'lan9252-ema'.D1 'lan9252-ema'.D2:'lan9252-ema'.D2705 'lan9252-ema'.E1:'lan9252-ema'.E1 'lan9252-ema'.E2:'lan9252-ema'.E27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t_ms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0x1000 EMA</text:p>
          </table:table-cell>
          <table:table-cell office:value-type="string" calcext:value-type="string">
            <text:p>0x1001</text:p>
          </table:table-cell>
          <table:table-cell office:value-type="string" calcext:value-type="string">
            <text:p>0x1001 EMA</text:p>
          </table:table-cell>
          <table:table-cell/>
          <table:table-cell office:value-type="string" calcext:value-type="string">
            <text:p>LAN9252 with Exponential Moving Average filter to see if it’s useful/necessary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39821" calcext:value-type="float">
            <text:p>733982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26840" calcext:value-type="float">
            <text:p>7326840</text:p>
          </table:table-cell>
          <table:table-cell office:value-type="float" office:value="7339421.58461539" calcext:value-type="float">
            <text:p>7339421.5846153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3959" calcext:value-type="float">
            <text:p>7303959</text:p>
          </table:table-cell>
          <table:table-cell office:value-type="float" office:value="7338330.42816568" calcext:value-type="float">
            <text:p>7338330.4281656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4840" calcext:value-type="float">
            <text:p>7284840</text:p>
          </table:table-cell>
          <table:table-cell office:value-type="float" office:value="7336684.56883751" calcext:value-type="float">
            <text:p>7336684.5688375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3847" calcext:value-type="float">
            <text:p>7263847</text:p>
          </table:table-cell>
          <table:table-cell office:value-type="float" office:value="7334443.41287327" calcext:value-type="float">
            <text:p>7334443.4128732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41413" calcext:value-type="float">
            <text:p>7241413</text:p>
          </table:table-cell>
          <table:table-cell office:value-type="float" office:value="7331580.93863102" calcext:value-type="float">
            <text:p>7331580.9386310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22167" calcext:value-type="float">
            <text:p>7222167</text:p>
          </table:table-cell>
          <table:table-cell office:value-type="float" office:value="7328214.35590391" calcext:value-type="float">
            <text:p>7328214.3559039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1571" calcext:value-type="float">
            <text:p>7201571</text:p>
          </table:table-cell>
          <table:table-cell office:value-type="float" office:value="7324317.63726071" calcext:value-type="float">
            <text:p>7324317.63726071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0617" calcext:value-type="float">
            <text:p>7180617</text:p>
          </table:table-cell>
          <table:table-cell office:value-type="float" office:value="7319896.07919115" calcext:value-type="float">
            <text:p>7319896.0791911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9522" calcext:value-type="float">
            <text:p>7159522</text:p>
          </table:table-cell>
          <table:table-cell office:value-type="float" office:value="7314961.49213912" calcext:value-type="float">
            <text:p>7314961.4921391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8580" calcext:value-type="float">
            <text:p>7138580</text:p>
          </table:table-cell>
          <table:table-cell office:value-type="float" office:value="7309534.36930407" calcext:value-type="float">
            <text:p>7309534.3693040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7639" calcext:value-type="float">
            <text:p>7117639</text:p>
          </table:table-cell>
          <table:table-cell office:value-type="float" office:value="7303629.8964024" calcext:value-type="float">
            <text:p>7303629.8964024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5032" calcext:value-type="float">
            <text:p>7095032</text:p>
          </table:table-cell>
          <table:table-cell office:value-type="float" office:value="7297211.49959002" calcext:value-type="float">
            <text:p>7297211.4995900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5864" calcext:value-type="float">
            <text:p>7075864</text:p>
          </table:table-cell>
          <table:table-cell office:value-type="float" office:value="7290400.80729494" calcext:value-type="float">
            <text:p>7290400.8072949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4701" calcext:value-type="float">
            <text:p>7054701</text:p>
          </table:table-cell>
          <table:table-cell office:value-type="float" office:value="7283148.50553202" calcext:value-type="float">
            <text:p>7283148.50553202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3837" calcext:value-type="float">
            <text:p>7033837</text:p>
          </table:table-cell>
          <table:table-cell office:value-type="float" office:value="7275477.38228488" calcext:value-type="float">
            <text:p>7275477.38228488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13231" calcext:value-type="float">
            <text:p>7013231</text:p>
          </table:table-cell>
          <table:table-cell office:value-type="float" office:value="7267408.26282996" calcext:value-type="float">
            <text:p>7267408.26282996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92281" calcext:value-type="float">
            <text:p>6992281</text:p>
          </table:table-cell>
          <table:table-cell office:value-type="float" office:value="7258942.80858904" calcext:value-type="float">
            <text:p>7258942.80858904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1685" calcext:value-type="float">
            <text:p>6971685</text:p>
          </table:table-cell>
          <table:table-cell office:value-type="float" office:value="7250104.1067863" calcext:value-type="float">
            <text:p>7250104.1067863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0724" calcext:value-type="float">
            <text:p>6950724</text:p>
          </table:table-cell>
          <table:table-cell office:value-type="float" office:value="7240892.41119288" calcext:value-type="float">
            <text:p>7240892.41119288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7858" calcext:value-type="float">
            <text:p>6927858</text:p>
          </table:table-cell>
          <table:table-cell office:value-type="float" office:value="7231260.58315617" calcext:value-type="float">
            <text:p>7231260.58315617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8776" calcext:value-type="float">
            <text:p>6908776</text:p>
          </table:table-cell>
          <table:table-cell office:value-type="float" office:value="7221337.98059752" calcext:value-type="float">
            <text:p>7221337.98059752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8216" calcext:value-type="float">
            <text:p>6888216</text:p>
          </table:table-cell>
          <table:table-cell office:value-type="float" office:value="7211088.07350221" calcext:value-type="float">
            <text:p>7211088.07350221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67250" calcext:value-type="float">
            <text:p>6867250</text:p>
          </table:table-cell>
          <table:table-cell office:value-type="float" office:value="7200508.44047138" calcext:value-type="float">
            <text:p>7200508.4404713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5907" calcext:value-type="float">
            <text:p>6845907</text:p>
          </table:table-cell>
          <table:table-cell office:value-type="float" office:value="7189597.62691841" calcext:value-type="float">
            <text:p>7189597.62691841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4959" calcext:value-type="float">
            <text:p>6824959</text:p>
          </table:table-cell>
          <table:table-cell office:value-type="float" office:value="7178377.97685938" calcext:value-type="float">
            <text:p>7178377.9768593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5908" calcext:value-type="float">
            <text:p>6805908</text:p>
          </table:table-cell>
          <table:table-cell office:value-type="float" office:value="7166917.36218679" calcext:value-type="float">
            <text:p>7166917.36218679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5325" calcext:value-type="float">
            <text:p>6785325</text:p>
          </table:table-cell>
          <table:table-cell office:value-type="float" office:value="7155176.05873488" calcext:value-type="float">
            <text:p>7155176.05873488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2261" calcext:value-type="float">
            <text:p>6762261</text:p>
          </table:table-cell>
          <table:table-cell office:value-type="float" office:value="7143086.36461997" calcext:value-type="float">
            <text:p>7143086.36461997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3204" calcext:value-type="float">
            <text:p>6743204</text:p>
          </table:table-cell>
          <table:table-cell office:value-type="float" office:value="7130782.29186243" calcext:value-type="float">
            <text:p>7130782.29186243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2216" calcext:value-type="float">
            <text:p>6722216</text:p>
          </table:table-cell>
          <table:table-cell office:value-type="float" office:value="7118211.02134358" calcext:value-type="float">
            <text:p>7118211.02134358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1752" calcext:value-type="float">
            <text:p>6701752</text:p>
          </table:table-cell>
          <table:table-cell office:value-type="float" office:value="7105396.89760994" calcext:value-type="float">
            <text:p>7105396.89760994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0768" calcext:value-type="float">
            <text:p>6680768</text:p>
          </table:table-cell>
          <table:table-cell office:value-type="float" office:value="7092331.39306809" calcext:value-type="float">
            <text:p>7092331.39306809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9843" calcext:value-type="float">
            <text:p>6659843</text:p>
          </table:table-cell>
          <table:table-cell office:value-type="float" office:value="7079024.05789677" calcext:value-type="float">
            <text:p>7079024.05789677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8756" calcext:value-type="float">
            <text:p>6638756</text:p>
          </table:table-cell>
          <table:table-cell office:value-type="float" office:value="7065477.34842302" calcext:value-type="float">
            <text:p>7065477.34842302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7562" calcext:value-type="float">
            <text:p>6617562</text:p>
          </table:table-cell>
          <table:table-cell office:value-type="float" office:value="7051695.33770231" calcext:value-type="float">
            <text:p>7051695.33770231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7341" calcext:value-type="float">
            <text:p>6597341</text:p>
          </table:table-cell>
          <table:table-cell office:value-type="float" office:value="7037715.20423455" calcext:value-type="float">
            <text:p>7037715.20423455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6427" calcext:value-type="float">
            <text:p>6576427</text:p>
          </table:table-cell>
          <table:table-cell office:value-type="float" office:value="7023521.72102733" calcext:value-type="float">
            <text:p>7023521.72102733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313" calcext:value-type="float">
            <text:p>6553313</text:p>
          </table:table-cell>
          <table:table-cell office:value-type="float" office:value="7009053.76038034" calcext:value-type="float">
            <text:p>7009053.76038034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4256" calcext:value-type="float">
            <text:p>6534256</text:p>
          </table:table-cell>
          <table:table-cell office:value-type="float" office:value="6994444.59852248" calcext:value-type="float">
            <text:p>6994444.59852248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3324" calcext:value-type="float">
            <text:p>6513324</text:p>
          </table:table-cell>
          <table:table-cell office:value-type="float" office:value="6979640.88779871" calcext:value-type="float">
            <text:p>6979640.88779871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2862" calcext:value-type="float">
            <text:p>6492862</text:p>
          </table:table-cell>
          <table:table-cell office:value-type="float" office:value="6964663.07586644" calcext:value-type="float">
            <text:p>6964663.07586644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71949" calcext:value-type="float">
            <text:p>6471949</text:p>
          </table:table-cell>
          <table:table-cell office:value-type="float" office:value="6949502.64276286" calcext:value-type="float">
            <text:p>6949502.64276286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0670" calcext:value-type="float">
            <text:p>6450670</text:p>
          </table:table-cell>
          <table:table-cell office:value-type="float" office:value="6934153.94606246" calcext:value-type="float">
            <text:p>6934153.94606246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9814" calcext:value-type="float">
            <text:p>6429814</text:p>
          </table:table-cell>
          <table:table-cell office:value-type="float" office:value="6918635.79387593" calcext:value-type="float">
            <text:p>6918635.79387593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8887" calcext:value-type="float">
            <text:p>6408887</text:p>
          </table:table-cell>
          <table:table-cell office:value-type="float" office:value="6902951.21560282" calcext:value-type="float">
            <text:p>6902951.21560282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7924" calcext:value-type="float">
            <text:p>6387924</text:p>
          </table:table-cell>
          <table:table-cell office:value-type="float" office:value="6887104.2243535" calcext:value-type="float">
            <text:p>6887104.2243535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7438" calcext:value-type="float">
            <text:p>6367438</text:p>
          </table:table-cell>
          <table:table-cell office:value-type="float" office:value="6871114.4943734" calcext:value-type="float">
            <text:p>6871114.4943734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6501" calcext:value-type="float">
            <text:p>6346501</text:p>
          </table:table-cell>
          <table:table-cell office:value-type="float" office:value="6854972.54070037" calcext:value-type="float">
            <text:p>6854972.54070037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5590" calcext:value-type="float">
            <text:p>6325590</text:p>
          </table:table-cell>
          <table:table-cell office:value-type="float" office:value="6838683.84714036" calcext:value-type="float">
            <text:p>6838683.84714036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4644" calcext:value-type="float">
            <text:p>6304644</text:p>
          </table:table-cell>
          <table:table-cell office:value-type="float" office:value="6822251.85184373" calcext:value-type="float">
            <text:p>6822251.85184373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3624" calcext:value-type="float">
            <text:p>6283624</text:p>
          </table:table-cell>
          <table:table-cell office:value-type="float" office:value="6805678.68717162" calcext:value-type="float">
            <text:p>6805678.68717162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2932" calcext:value-type="float">
            <text:p>6262932</text:p>
          </table:table-cell>
          <table:table-cell office:value-type="float" office:value="6788978.7891048" calcext:value-type="float">
            <text:p>6788978.7891048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2050" calcext:value-type="float">
            <text:p>6242050</text:p>
          </table:table-cell>
          <table:table-cell office:value-type="float" office:value="6772150.2109785" calcext:value-type="float">
            <text:p>6772150.2109785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1262" calcext:value-type="float">
            <text:p>6221262</text:p>
          </table:table-cell>
          <table:table-cell office:value-type="float" office:value="6755199.80448685" calcext:value-type="float">
            <text:p>6755199.80448685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0376" calcext:value-type="float">
            <text:p>6200376</text:p>
          </table:table-cell>
          <table:table-cell office:value-type="float" office:value="6738128.30281033" calcext:value-type="float">
            <text:p>6738128.30281033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79437" calcext:value-type="float">
            <text:p>6179437</text:p>
          </table:table-cell>
          <table:table-cell office:value-type="float" office:value="6720937.8011854" calcext:value-type="float">
            <text:p>6720937.8011854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8500" calcext:value-type="float">
            <text:p>6158500</text:p>
          </table:table-cell>
          <table:table-cell office:value-type="float" office:value="6703632.02268739" calcext:value-type="float">
            <text:p>6703632.02268739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7541" calcext:value-type="float">
            <text:p>6137541</text:p>
          </table:table-cell>
          <table:table-cell office:value-type="float" office:value="6686213.83737393" calcext:value-type="float">
            <text:p>6686213.83737393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6622" calcext:value-type="float">
            <text:p>6116622</text:p>
          </table:table-cell>
          <table:table-cell office:value-type="float" office:value="6668687.9346855" calcext:value-type="float">
            <text:p>6668687.9346855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5723" calcext:value-type="float">
            <text:p>6095723</text:p>
          </table:table-cell>
          <table:table-cell office:value-type="float" office:value="6651058.24438748" calcext:value-type="float">
            <text:p>6651058.24438748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4328" calcext:value-type="float">
            <text:p>6074328</text:p>
          </table:table-cell>
          <table:table-cell office:value-type="float" office:value="6633312.69840633" calcext:value-type="float">
            <text:p>6633312.69840633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3728" calcext:value-type="float">
            <text:p>6053728</text:p>
          </table:table-cell>
          <table:table-cell office:value-type="float" office:value="6615479.32307075" calcext:value-type="float">
            <text:p>6615479.32307075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2753" calcext:value-type="float">
            <text:p>6032753</text:p>
          </table:table-cell>
          <table:table-cell office:value-type="float" office:value="6597549.28236088" calcext:value-type="float">
            <text:p>6597549.28236088</text:p>
          </table:table-cell>
          <table:table-cell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2170" calcext:value-type="float">
            <text:p>6012170</text:p>
          </table:table-cell>
          <table:table-cell office:value-type="float" office:value="6579537.61213439" calcext:value-type="float">
            <text:p>6579537.61213439</text:p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0997" calcext:value-type="float">
            <text:p>5990997</text:p>
          </table:table-cell>
          <table:table-cell office:value-type="float" office:value="6561428.67022257" calcext:value-type="float">
            <text:p>6561428.67022257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0082" calcext:value-type="float">
            <text:p>5970082</text:p>
          </table:table-cell>
          <table:table-cell office:value-type="float" office:value="6543233.38806187" calcext:value-type="float">
            <text:p>6543233.38806187</text:p>
          </table:table-cell>
          <table:table-cell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9583" calcext:value-type="float">
            <text:p>5949583</text:p>
          </table:table-cell>
          <table:table-cell office:value-type="float" office:value="6524967.22227535" calcext:value-type="float">
            <text:p>6524967.22227535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8635" calcext:value-type="float">
            <text:p>5928635</text:p>
          </table:table-cell>
          <table:table-cell office:value-type="float" office:value="6506618.53851303" calcext:value-type="float">
            <text:p>6506618.53851303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5862" calcext:value-type="float">
            <text:p>5905862</text:p>
          </table:table-cell>
          <table:table-cell office:value-type="float" office:value="6488133.7219434" calcext:value-type="float">
            <text:p>6488133.7219434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6348" calcext:value-type="float">
            <text:p>5886348</text:p>
          </table:table-cell>
          <table:table-cell office:value-type="float" office:value="6469617.2381913" calcext:value-type="float">
            <text:p>6469617.2381913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65944" calcext:value-type="float">
            <text:p>5865944</text:p>
          </table:table-cell>
          <table:table-cell office:value-type="float" office:value="6451042.67701618" calcext:value-type="float">
            <text:p>6451042.67701618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4978" calcext:value-type="float">
            <text:p>5844978</text:p>
          </table:table-cell>
          <table:table-cell office:value-type="float" office:value="6432394.53310799" calcext:value-type="float">
            <text:p>6432394.53310799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215" calcext:value-type="float">
            <text:p>5824215</text:p>
          </table:table-cell>
          <table:table-cell office:value-type="float" office:value="6413681.31670467" calcext:value-type="float">
            <text:p>6413681.31670467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2947" calcext:value-type="float">
            <text:p>5802947</text:p>
          </table:table-cell>
          <table:table-cell office:value-type="float" office:value="6394889.49157529" calcext:value-type="float">
            <text:p>6394889.49157529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2052" calcext:value-type="float">
            <text:p>5782052</text:p>
          </table:table-cell>
          <table:table-cell office:value-type="float" office:value="6376032.95337298" calcext:value-type="float">
            <text:p>6376032.95337298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1560" calcext:value-type="float">
            <text:p>5761560</text:p>
          </table:table-cell>
          <table:table-cell office:value-type="float" office:value="6357126.09326919" calcext:value-type="float">
            <text:p>6357126.09326919</text:p>
          </table:table-cell>
          <table:table-cell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8467" calcext:value-type="float">
            <text:p>5738467</text:p>
          </table:table-cell>
          <table:table-cell office:value-type="float" office:value="6338090.42886091" calcext:value-type="float">
            <text:p>6338090.42886091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9425" calcext:value-type="float">
            <text:p>5719425</text:p>
          </table:table-cell>
          <table:table-cell office:value-type="float" office:value="6319054.56951134" calcext:value-type="float">
            <text:p>6319054.56951134</text:p>
          </table:table-cell>
          <table:table-cell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8521" calcext:value-type="float">
            <text:p>5698521</text:p>
          </table:table-cell>
          <table:table-cell office:value-type="float" office:value="6299961.228911" calcext:value-type="float">
            <text:p>6299961.228911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7617" calcext:value-type="float">
            <text:p>5677617</text:p>
          </table:table-cell>
          <table:table-cell office:value-type="float" office:value="6280812.17571373" calcext:value-type="float">
            <text:p>6280812.17571373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6693" calcext:value-type="float">
            <text:p>5656693</text:p>
          </table:table-cell>
          <table:table-cell office:value-type="float" office:value="6261608.5087687" calcext:value-type="float">
            <text:p>6261608.5087687</text:p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6130" calcext:value-type="float">
            <text:p>5636130</text:p>
          </table:table-cell>
          <table:table-cell office:value-type="float" office:value="6242363.0161912" calcext:value-type="float">
            <text:p>6242363.0161912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3354" calcext:value-type="float">
            <text:p>5613354</text:p>
          </table:table-cell>
          <table:table-cell office:value-type="float" office:value="6223008.89261608" calcext:value-type="float">
            <text:p>6223008.89261608</text:p>
          </table:table-cell>
          <table:table-cell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3796" calcext:value-type="float">
            <text:p>5593796</text:p>
          </table:table-cell>
          <table:table-cell office:value-type="float" office:value="6203648.49592021" calcext:value-type="float">
            <text:p>6203648.49592021</text:p>
          </table:table-cell>
          <table:table-cell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3433" calcext:value-type="float">
            <text:p>5573433</text:p>
          </table:table-cell>
          <table:table-cell office:value-type="float" office:value="6184257.24989189" calcext:value-type="float">
            <text:p>6184257.24989189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2486" calcext:value-type="float">
            <text:p>5552486</text:p>
          </table:table-cell>
          <table:table-cell office:value-type="float" office:value="6164818.1345106" calcext:value-type="float">
            <text:p>6164818.1345106</text:p>
          </table:table-cell>
          <table:table-cell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9581" calcext:value-type="float">
            <text:p>5529581</text:p>
          </table:table-cell>
          <table:table-cell office:value-type="float" office:value="6145272.37652566" calcext:value-type="float">
            <text:p>6145272.37652566</text:p>
          </table:table-cell>
          <table:table-cell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0489" calcext:value-type="float">
            <text:p>5510489</text:p>
          </table:table-cell>
          <table:table-cell office:value-type="float" office:value="6125740.58032487" calcext:value-type="float">
            <text:p>6125740.58032487</text:p>
          </table:table-cell>
          <table:table-cell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9955" calcext:value-type="float">
            <text:p>5489955</text:p>
          </table:table-cell>
          <table:table-cell office:value-type="float" office:value="6106177.9470841" calcext:value-type="float">
            <text:p>6106177.9470841</text:p>
          </table:table-cell>
          <table:table-cell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8627" calcext:value-type="float">
            <text:p>5468627</text:p>
          </table:table-cell>
          <table:table-cell office:value-type="float" office:value="6086560.99486613" calcext:value-type="float">
            <text:p>6086560.99486613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7557" calcext:value-type="float">
            <text:p>5447557</text:p>
          </table:table-cell>
          <table:table-cell office:value-type="float" office:value="6066899.33348564" calcext:value-type="float">
            <text:p>6066899.33348564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8494" calcext:value-type="float">
            <text:p>5428494</text:p>
          </table:table-cell>
          <table:table-cell office:value-type="float" office:value="6047256.09245531" calcext:value-type="float">
            <text:p>6047256.09245531</text:p>
          </table:table-cell>
          <table:table-cell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7963" calcext:value-type="float">
            <text:p>5407963</text:p>
          </table:table-cell>
          <table:table-cell office:value-type="float" office:value="6027585.53576438" calcext:value-type="float">
            <text:p>6027585.53576438</text:p>
          </table:table-cell>
          <table:table-cell table:number-columns-repeated="2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85353" calcext:value-type="float">
            <text:p>5385353</text:p>
          </table:table-cell>
          <table:table-cell office:value-type="float" office:value="6007824.53466393" calcext:value-type="float">
            <text:p>6007824.53466393</text:p>
          </table:table-cell>
          <table:table-cell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65848" calcext:value-type="float">
            <text:p>5365848</text:p>
          </table:table-cell>
          <table:table-cell office:value-type="float" office:value="5988071.41052043" calcext:value-type="float">
            <text:p>5988071.41052043</text:p>
          </table:table-cell>
          <table:table-cell table:number-columns-repeated="2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4887" calcext:value-type="float">
            <text:p>5344887</text:p>
          </table:table-cell>
          <table:table-cell office:value-type="float" office:value="5968281.12096595" calcext:value-type="float">
            <text:p>5968281.12096595</text:p>
          </table:table-cell>
          <table:table-cell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3955" calcext:value-type="float">
            <text:p>5323955</text:p>
          </table:table-cell>
          <table:table-cell office:value-type="float" office:value="5948455.70185931" calcext:value-type="float">
            <text:p>5948455.70185931</text:p>
          </table:table-cell>
          <table:table-cell table:number-columns-repeated="2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3424" calcext:value-type="float">
            <text:p>5303424</text:p>
          </table:table-cell>
          <table:table-cell office:value-type="float" office:value="5928608.57257133" calcext:value-type="float">
            <text:p>5928608.57257133</text:p>
          </table:table-cell>
          <table:table-cell table:number-columns-repeated="2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82033" calcext:value-type="float">
            <text:p>5282033</text:p>
          </table:table-cell>
          <table:table-cell office:value-type="float" office:value="5908713.93956914" calcext:value-type="float">
            <text:p>5908713.93956914</text:p>
          </table:table-cell>
          <table:table-cell table:number-columns-repeated="2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61110" calcext:value-type="float">
            <text:p>5261110</text:p>
          </table:table-cell>
          <table:table-cell office:value-type="float" office:value="5888787.66450547" calcext:value-type="float">
            <text:p>5888787.66450547</text:p>
          </table:table-cell>
          <table:table-cell table:number-columns-repeated="2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0192" calcext:value-type="float">
            <text:p>5240192</text:p>
          </table:table-cell>
          <table:table-cell office:value-type="float" office:value="5868830.87482838" calcext:value-type="float">
            <text:p>5868830.87482838</text:p>
          </table:table-cell>
          <table:table-cell table:number-columns-repeated="2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9777" calcext:value-type="float">
            <text:p>5219777</text:p>
          </table:table-cell>
          <table:table-cell office:value-type="float" office:value="5848859.98637212" calcext:value-type="float">
            <text:p>5848859.98637212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6882" calcext:value-type="float">
            <text:p>5196882</text:p>
          </table:table-cell>
          <table:table-cell office:value-type="float" office:value="5828799.12525298" calcext:value-type="float">
            <text:p>5828799.12525298</text:p>
          </table:table-cell>
          <table:table-cell table:number-columns-repeated="2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7407" calcext:value-type="float">
            <text:p>5177407</text:p>
          </table:table-cell>
          <table:table-cell office:value-type="float" office:value="5808756.29062981" calcext:value-type="float">
            <text:p>5808756.29062981</text:p>
          </table:table-cell>
          <table:table-cell table:number-columns-repeated="2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6900" calcext:value-type="float">
            <text:p>5156900</text:p>
          </table:table-cell>
          <table:table-cell office:value-type="float" office:value="5788699.17399505" calcext:value-type="float">
            <text:p>5788699.17399505</text:p>
          </table:table-cell>
          <table:table-cell table:number-columns-repeated="2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35945" calcext:value-type="float">
            <text:p>5135945</text:p>
          </table:table-cell>
          <table:table-cell office:value-type="float" office:value="5768614.43017981" calcext:value-type="float">
            <text:p>5768614.43017981</text:p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5030" calcext:value-type="float">
            <text:p>5115030</text:p>
          </table:table-cell>
          <table:table-cell office:value-type="float" office:value="5748504.14002044" calcext:value-type="float">
            <text:p>5748504.14002044</text:p>
          </table:table-cell>
          <table:table-cell table:number-columns-repeated="2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4512" calcext:value-type="float">
            <text:p>5094512</text:p>
          </table:table-cell>
          <table:table-cell office:value-type="float" office:value="5728381.30494288" calcext:value-type="float">
            <text:p>5728381.30494288</text:p>
          </table:table-cell>
          <table:table-cell table:number-columns-repeated="2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3591" calcext:value-type="float">
            <text:p>5073591</text:p>
          </table:table-cell>
          <table:table-cell office:value-type="float" office:value="5708233.91094464" calcext:value-type="float">
            <text:p>5708233.91094464</text:p>
          </table:table-cell>
          <table:table-cell table:number-columns-repeated="2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52269" calcext:value-type="float">
            <text:p>5052269</text:p>
          </table:table-cell>
          <table:table-cell office:value-type="float" office:value="5688050.37522327" calcext:value-type="float">
            <text:p>5688050.37522327</text:p>
          </table:table-cell>
          <table:table-cell table:number-columns-repeated="2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1498" calcext:value-type="float">
            <text:p>5031498</text:p>
          </table:table-cell>
          <table:table-cell office:value-type="float" office:value="5667848.76367794" calcext:value-type="float">
            <text:p>5667848.76367794</text:p>
          </table:table-cell>
          <table:table-cell table:number-columns-repeated="2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0950" calcext:value-type="float">
            <text:p>5010950</text:p>
          </table:table-cell>
          <table:table-cell office:value-type="float" office:value="5647636.49402631" calcext:value-type="float">
            <text:p>5647636.49402631</text:p>
          </table:table-cell>
          <table:table-cell table:number-columns-repeated="2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7909" calcext:value-type="float">
            <text:p>4987909</text:p>
          </table:table-cell>
          <table:table-cell office:value-type="float" office:value="5627337.18651781" calcext:value-type="float">
            <text:p>5627337.18651781</text:p>
          </table:table-cell>
          <table:table-cell table:number-columns-repeated="2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8797" calcext:value-type="float">
            <text:p>4968797</text:p>
          </table:table-cell>
          <table:table-cell office:value-type="float" office:value="5607074.41154803" calcext:value-type="float">
            <text:p>5607074.41154803</text:p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7871" calcext:value-type="float">
            <text:p>4947871</text:p>
          </table:table-cell>
          <table:table-cell office:value-type="float" office:value="5586791.22965424" calcext:value-type="float">
            <text:p>5586791.22965424</text:p>
          </table:table-cell>
          <table:table-cell table:number-columns-repeated="2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7333" calcext:value-type="float">
            <text:p>4927333</text:p>
          </table:table-cell>
          <table:table-cell office:value-type="float" office:value="5566500.20720334" calcext:value-type="float">
            <text:p>5566500.20720334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6415" calcext:value-type="float">
            <text:p>4906415</text:p>
          </table:table-cell>
          <table:table-cell office:value-type="float" office:value="5546189.89313555" calcext:value-type="float">
            <text:p>5546189.89313555</text:p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5503" calcext:value-type="float">
            <text:p>4885503</text:p>
          </table:table-cell>
          <table:table-cell office:value-type="float" office:value="5525861.06565445" calcext:value-type="float">
            <text:p>5525861.06565445</text:p>
          </table:table-cell>
          <table:table-cell table:number-columns-repeated="2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4134" calcext:value-type="float">
            <text:p>4864134</text:p>
          </table:table-cell>
          <table:table-cell office:value-type="float" office:value="5505500.23286509" calcext:value-type="float">
            <text:p>5505500.23286509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3732" calcext:value-type="float">
            <text:p>4843732</text:p>
          </table:table-cell>
          <table:table-cell office:value-type="float" office:value="5485138.13339231" calcext:value-type="float">
            <text:p>5485138.13339231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2813" calcext:value-type="float">
            <text:p>4822813</text:p>
          </table:table-cell>
          <table:table-cell office:value-type="float" office:value="5464758.8985187" calcext:value-type="float">
            <text:p>5464758.8985187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9865" calcext:value-type="float">
            <text:p>4799865</text:p>
          </table:table-cell>
          <table:table-cell office:value-type="float" office:value="5444300.62471813" calcext:value-type="float">
            <text:p>5444300.62471813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0757" calcext:value-type="float">
            <text:p>4780757</text:p>
          </table:table-cell>
          <table:table-cell office:value-type="float" office:value="5423883.89780372" calcext:value-type="float">
            <text:p>5423883.89780372</text:p>
          </table:table-cell>
          <table:table-cell table:number-columns-repeated="2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0084" calcext:value-type="float">
            <text:p>4760084</text:p>
          </table:table-cell>
          <table:table-cell office:value-type="float" office:value="5403459.28556361" calcext:value-type="float">
            <text:p>5403459.28556361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7365" calcext:value-type="float">
            <text:p>4737365</text:p>
          </table:table-cell>
          <table:table-cell office:value-type="float" office:value="5382964.07677704" calcext:value-type="float">
            <text:p>5382964.07677704</text:p>
          </table:table-cell>
          <table:table-cell table:number-columns-repeated="2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7753" calcext:value-type="float">
            <text:p>4717753</text:p>
          </table:table-cell>
          <table:table-cell office:value-type="float" office:value="5362496.04364544" calcext:value-type="float">
            <text:p>5362496.04364544</text:p>
          </table:table-cell>
          <table:table-cell table:number-columns-repeated="2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7220" calcext:value-type="float">
            <text:p>4697220</text:p>
          </table:table-cell>
          <table:table-cell office:value-type="float" office:value="5342026.01153327" calcext:value-type="float">
            <text:p>5342026.01153327</text:p>
          </table:table-cell>
          <table:table-cell table:number-columns-repeated="2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6661" calcext:value-type="float">
            <text:p>4676661</text:p>
          </table:table-cell>
          <table:table-cell office:value-type="float" office:value="5321553.24194763" calcext:value-type="float">
            <text:p>5321553.24194763</text:p>
          </table:table-cell>
          <table:table-cell table:number-columns-repeated="2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5737" calcext:value-type="float">
            <text:p>4655737</text:p>
          </table:table-cell>
          <table:table-cell office:value-type="float" office:value="5301066.58834924" calcext:value-type="float">
            <text:p>5301066.58834924</text:p>
          </table:table-cell>
          <table:table-cell table:number-columns-repeated="2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4790" calcext:value-type="float">
            <text:p>4634790</text:p>
          </table:table-cell>
          <table:table-cell office:value-type="float" office:value="5280565.77024619" calcext:value-type="float">
            <text:p>5280565.77024619</text:p>
          </table:table-cell>
          <table:table-cell table:number-columns-repeated="2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3690" calcext:value-type="float">
            <text:p>4613690</text:p>
          </table:table-cell>
          <table:table-cell office:value-type="float" office:value="5260046.51577707" calcext:value-type="float">
            <text:p>5260046.51577707</text:p>
          </table:table-cell>
          <table:table-cell table:number-columns-repeated="2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2722" calcext:value-type="float">
            <text:p>4592722</text:p>
          </table:table-cell>
          <table:table-cell office:value-type="float" office:value="5239513.45375316" calcext:value-type="float">
            <text:p>5239513.45375316</text:p>
          </table:table-cell>
          <table:table-cell table:number-columns-repeated="2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1670" calcext:value-type="float">
            <text:p>4571670</text:p>
          </table:table-cell>
          <table:table-cell office:value-type="float" office:value="5218964.42440691" calcext:value-type="float">
            <text:p>5218964.42440691</text:p>
          </table:table-cell>
          <table:table-cell table:number-columns-repeated="2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0773" calcext:value-type="float">
            <text:p>4550773</text:p>
          </table:table-cell>
          <table:table-cell office:value-type="float" office:value="5198404.68827131" calcext:value-type="float">
            <text:p>5198404.68827131</text:p>
          </table:table-cell>
          <table:table-cell table:number-columns-repeated="2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0311" calcext:value-type="float">
            <text:p>4530311</text:p>
          </table:table-cell>
          <table:table-cell office:value-type="float" office:value="5177847.95940143" calcext:value-type="float">
            <text:p>5177847.95940143</text:p>
          </table:table-cell>
          <table:table-cell table:number-columns-repeated="2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7390" calcext:value-type="float">
            <text:p>4507390</text:p>
          </table:table-cell>
          <table:table-cell office:value-type="float" office:value="5157218.48372754" calcext:value-type="float">
            <text:p>5157218.48372754</text:p>
          </table:table-cell>
          <table:table-cell table:number-columns-repeated="2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8289" calcext:value-type="float">
            <text:p>4488289</text:p>
          </table:table-cell>
          <table:table-cell office:value-type="float" office:value="5136636.03807439" calcext:value-type="float">
            <text:p>5136636.03807439</text:p>
          </table:table-cell>
          <table:table-cell table:number-columns-repeated="2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7282" calcext:value-type="float">
            <text:p>4467282</text:p>
          </table:table-cell>
          <table:table-cell office:value-type="float" office:value="5116040.52921056" calcext:value-type="float">
            <text:p>5116040.52921056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6759" calcext:value-type="float">
            <text:p>4446759</text:p>
          </table:table-cell>
          <table:table-cell office:value-type="float" office:value="5095447.25138869" calcext:value-type="float">
            <text:p>5095447.25138869</text:p>
          </table:table-cell>
          <table:table-cell table:number-columns-repeated="2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5822" calcext:value-type="float">
            <text:p>4425822</text:p>
          </table:table-cell>
          <table:table-cell office:value-type="float" office:value="5074843.39749981" calcext:value-type="float">
            <text:p>5074843.39749981</text:p>
          </table:table-cell>
          <table:table-cell table:number-columns-repeated="2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3064" calcext:value-type="float">
            <text:p>4403064</text:p>
          </table:table-cell>
          <table:table-cell office:value-type="float" office:value="5054173.26219213" calcext:value-type="float">
            <text:p>5054173.26219213</text:p>
          </table:table-cell>
          <table:table-cell table:number-columns-repeated="2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3453" calcext:value-type="float">
            <text:p>4383453</text:p>
          </table:table-cell>
          <table:table-cell office:value-type="float" office:value="5033535.71566314" calcext:value-type="float">
            <text:p>5033535.71566314</text:p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3144" calcext:value-type="float">
            <text:p>4363144</text:p>
          </table:table-cell>
          <table:table-cell office:value-type="float" office:value="5012908.27825812" calcext:value-type="float">
            <text:p>5012908.27825812</text:p>
          </table:table-cell>
          <table:table-cell table:number-columns-repeated="2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2208" calcext:value-type="float">
            <text:p>4342208</text:p>
          </table:table-cell>
          <table:table-cell office:value-type="float" office:value="4992271.34661941" calcext:value-type="float">
            <text:p>4992271.34661941</text:p>
          </table:table-cell>
          <table:table-cell table:number-columns-repeated="2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9275" calcext:value-type="float">
            <text:p>4319275</text:p>
          </table:table-cell>
          <table:table-cell office:value-type="float" office:value="4971563.76672343" calcext:value-type="float">
            <text:p>4971563.76672343</text:p>
          </table:table-cell>
          <table:table-cell table:number-columns-repeated="2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0225" calcext:value-type="float">
            <text:p>4300225</text:p>
          </table:table-cell>
          <table:table-cell office:value-type="float" office:value="4950907.18928578" calcext:value-type="float">
            <text:p>4950907.18928578</text:p>
          </table:table-cell>
          <table:table-cell table:number-columns-repeated="2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9694" calcext:value-type="float">
            <text:p>4279694</text:p>
          </table:table-cell>
          <table:table-cell office:value-type="float" office:value="4930254.4757693" calcext:value-type="float">
            <text:p>4930254.4757693</text:p>
          </table:table-cell>
          <table:table-cell table:number-columns-repeated="2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8405" calcext:value-type="float">
            <text:p>4258405</text:p>
          </table:table-cell>
          <table:table-cell office:value-type="float" office:value="4909582.18420716" calcext:value-type="float">
            <text:p>4909582.18420716</text:p>
          </table:table-cell>
          <table:table-cell table:number-columns-repeated="2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7532" calcext:value-type="float">
            <text:p>4237532</text:p>
          </table:table-cell>
          <table:table-cell office:value-type="float" office:value="4888903.71700079" calcext:value-type="float">
            <text:p>4888903.71700079</text:p>
          </table:table-cell>
          <table:table-cell table:number-columns-repeated="2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7015" calcext:value-type="float">
            <text:p>4217015</text:p>
          </table:table-cell>
          <table:table-cell office:value-type="float" office:value="4868230.21801615" calcext:value-type="float">
            <text:p>4868230.21801615</text:p>
          </table:table-cell>
          <table:table-cell table:number-columns-repeated="2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6115" calcext:value-type="float">
            <text:p>4196115</text:p>
          </table:table-cell>
          <table:table-cell office:value-type="float" office:value="4847549.7497695" calcext:value-type="float">
            <text:p>4847549.7497695</text:p>
          </table:table-cell>
          <table:table-cell table:number-columns-repeated="2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4816" calcext:value-type="float">
            <text:p>4174816</text:p>
          </table:table-cell>
          <table:table-cell office:value-type="float" office:value="4826850.24977659" calcext:value-type="float">
            <text:p>4826850.24977659</text:p>
          </table:table-cell>
          <table:table-cell table:number-columns-repeated="2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3753" calcext:value-type="float">
            <text:p>4153753</text:p>
          </table:table-cell>
          <table:table-cell office:value-type="float" office:value="4806139.56516808" calcext:value-type="float">
            <text:p>4806139.56516808</text:p>
          </table:table-cell>
          <table:table-cell table:number-columns-repeated="2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657" calcext:value-type="float">
            <text:p>4134657</text:p>
          </table:table-cell>
          <table:table-cell office:value-type="float" office:value="4785478.56316291" calcext:value-type="float">
            <text:p>4785478.56316291</text:p>
          </table:table-cell>
          <table:table-cell table:number-columns-repeated="2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3705" calcext:value-type="float">
            <text:p>4113705</text:p>
          </table:table-cell>
          <table:table-cell office:value-type="float" office:value="4764808.60737328" calcext:value-type="float">
            <text:p>4764808.60737328</text:p>
          </table:table-cell>
          <table:table-cell table:number-columns-repeated="2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3207" calcext:value-type="float">
            <text:p>4093207</text:p>
          </table:table-cell>
          <table:table-cell office:value-type="float" office:value="4744143.94253103" calcext:value-type="float">
            <text:p>4744143.94253103</text:p>
          </table:table-cell>
          <table:table-cell table:number-columns-repeated="2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2254" calcext:value-type="float">
            <text:p>4072254</text:p>
          </table:table-cell>
          <table:table-cell office:value-type="float" office:value="4723470.40583776" calcext:value-type="float">
            <text:p>4723470.40583776</text:p>
          </table:table-cell>
          <table:table-cell table:number-columns-repeated="2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9492" calcext:value-type="float">
            <text:p>4049492</text:p>
          </table:table-cell>
          <table:table-cell office:value-type="float" office:value="4702732.60873506" calcext:value-type="float">
            <text:p>4702732.60873506</text:p>
          </table:table-cell>
          <table:table-cell table:number-columns-repeated="2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9945" calcext:value-type="float">
            <text:p>4029945</text:p>
          </table:table-cell>
          <table:table-cell office:value-type="float" office:value="4682031.45154321" calcext:value-type="float">
            <text:p>4682031.45154321</text:p>
          </table:table-cell>
          <table:table-cell table:number-columns-repeated="2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9307" calcext:value-type="float">
            <text:p>4009307</text:p>
          </table:table-cell>
          <table:table-cell office:value-type="float" office:value="4661332.23764958" calcext:value-type="float">
            <text:p>4661332.23764958</text:p>
          </table:table-cell>
          <table:table-cell table:number-columns-repeated="2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8779" calcext:value-type="float">
            <text:p>3988779</text:p>
          </table:table-cell>
          <table:table-cell office:value-type="float" office:value="4640638.29187574" calcext:value-type="float">
            <text:p>4640638.29187574</text:p>
          </table:table-cell>
          <table:table-cell table:number-columns-repeated="2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7523" calcext:value-type="float">
            <text:p>3967523</text:p>
          </table:table-cell>
          <table:table-cell office:value-type="float" office:value="4619927.05212572" calcext:value-type="float">
            <text:p>4619927.05212572</text:p>
          </table:table-cell>
          <table:table-cell table:number-columns-repeated="2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6589" calcext:value-type="float">
            <text:p>3946589</text:p>
          </table:table-cell>
          <table:table-cell office:value-type="float" office:value="4599208.95821416" calcext:value-type="float">
            <text:p>4599208.95821416</text:p>
          </table:table-cell>
          <table:table-cell table:number-columns-repeated="2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5532" calcext:value-type="float">
            <text:p>3925532</text:p>
          </table:table-cell>
          <table:table-cell office:value-type="float" office:value="4578480.43642295" calcext:value-type="float">
            <text:p>4578480.43642295</text:p>
          </table:table-cell>
          <table:table-cell table:number-columns-repeated="2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6452" calcext:value-type="float">
            <text:p>3906452</text:p>
          </table:table-cell>
          <table:table-cell office:value-type="float" office:value="4557802.63837917" calcext:value-type="float">
            <text:p>4557802.63837917</text:p>
          </table:table-cell>
          <table:table-cell table:number-columns-repeated="2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5551" calcext:value-type="float">
            <text:p>3885551</text:p>
          </table:table-cell>
          <table:table-cell office:value-type="float" office:value="4537117.97258289" calcext:value-type="float">
            <text:p>4537117.97258289</text:p>
          </table:table-cell>
          <table:table-cell table:number-columns-repeated="2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4616" calcext:value-type="float">
            <text:p>3864616</text:p>
          </table:table-cell>
          <table:table-cell office:value-type="float" office:value="4516425.60419572" calcext:value-type="float">
            <text:p>4516425.60419572</text:p>
          </table:table-cell>
          <table:table-cell table:number-columns-repeated="2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3741" calcext:value-type="float">
            <text:p>3843741</text:p>
          </table:table-cell>
          <table:table-cell office:value-type="float" office:value="4495727.61637432" calcext:value-type="float">
            <text:p>4495727.61637432</text:p>
          </table:table-cell>
          <table:table-cell table:number-columns-repeated="2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2798" calcext:value-type="float">
            <text:p>3822798</text:p>
          </table:table-cell>
          <table:table-cell office:value-type="float" office:value="4475022.08971665" calcext:value-type="float">
            <text:p>4475022.08971665</text:p>
          </table:table-cell>
          <table:table-cell table:number-columns-repeated="2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2301" calcext:value-type="float">
            <text:p>3802301</text:p>
          </table:table-cell>
          <table:table-cell office:value-type="float" office:value="4454322.97926383" calcext:value-type="float">
            <text:p>4454322.97926383</text:p>
          </table:table-cell>
          <table:table-cell table:number-columns-repeated="2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0938" calcext:value-type="float">
            <text:p>3780938</text:p>
          </table:table-cell>
          <table:table-cell office:value-type="float" office:value="4433603.44144032" calcext:value-type="float">
            <text:p>4433603.44144032</text:p>
          </table:table-cell>
          <table:table-cell table:number-columns-repeated="2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0200" calcext:value-type="float">
            <text:p>3760200</text:p>
          </table:table-cell>
          <table:table-cell office:value-type="float" office:value="4412883.33554985" calcext:value-type="float">
            <text:p>4412883.33554985</text:p>
          </table:table-cell>
          <table:table-cell table:number-columns-repeated="2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9233" calcext:value-type="float">
            <text:p>3739233</text:p>
          </table:table-cell>
          <table:table-cell office:value-type="float" office:value="4392155.63291755" calcext:value-type="float">
            <text:p>4392155.63291755</text:p>
          </table:table-cell>
          <table:table-cell table:number-columns-repeated="2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8709" calcext:value-type="float">
            <text:p>3718709</text:p>
          </table:table-cell>
          <table:table-cell office:value-type="float" office:value="4371434.19805855" calcext:value-type="float">
            <text:p>4371434.19805855</text:p>
          </table:table-cell>
          <table:table-cell table:number-columns-repeated="2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7778" calcext:value-type="float">
            <text:p>3697778</text:p>
          </table:table-cell>
          <table:table-cell office:value-type="float" office:value="4350706.31504136" calcext:value-type="float">
            <text:p>4350706.31504136</text:p>
          </table:table-cell>
          <table:table-cell table:number-columns-repeated="2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4993" calcext:value-type="float">
            <text:p>3674993</text:p>
          </table:table-cell>
          <table:table-cell office:value-type="float" office:value="4329915.13611701" calcext:value-type="float">
            <text:p>4329915.13611701</text:p>
          </table:table-cell>
          <table:table-cell table:number-columns-repeated="2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5372" calcext:value-type="float">
            <text:p>3655372</text:p>
          </table:table-cell>
          <table:table-cell office:value-type="float" office:value="4309159.96269803" calcext:value-type="float">
            <text:p>4309159.96269803</text:p>
          </table:table-cell>
          <table:table-cell table:number-columns-repeated="2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4526" calcext:value-type="float">
            <text:p>3634526</text:p>
          </table:table-cell>
          <table:table-cell office:value-type="float" office:value="4288401.99461501" calcext:value-type="float">
            <text:p>4288401.99461501</text:p>
          </table:table-cell>
          <table:table-cell table:number-columns-repeated="2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3975" calcext:value-type="float">
            <text:p>3613975</text:p>
          </table:table-cell>
          <table:table-cell office:value-type="float" office:value="4267650.3947807" calcext:value-type="float">
            <text:p>4267650.3947807</text:p>
          </table:table-cell>
          <table:table-cell table:number-columns-repeated="2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3441" calcext:value-type="float">
            <text:p>3593441</text:p>
          </table:table-cell>
          <table:table-cell office:value-type="float" office:value="4246905.49032591" calcext:value-type="float">
            <text:p>4246905.49032591</text:p>
          </table:table-cell>
          <table:table-cell table:number-columns-repeated="2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2497" calcext:value-type="float">
            <text:p>3572497</text:p>
          </table:table-cell>
          <table:table-cell office:value-type="float" office:value="4226154.45985434" calcext:value-type="float">
            <text:p>4226154.45985434</text:p>
          </table:table-cell>
          <table:table-cell table:number-columns-repeated="2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1543" calcext:value-type="float">
            <text:p>3551543</text:p>
          </table:table-cell>
          <table:table-cell office:value-type="float" office:value="4205397.18416652" calcext:value-type="float">
            <text:p>4205397.18416652</text:p>
          </table:table-cell>
          <table:table-cell table:number-columns-repeated="2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0608" calcext:value-type="float">
            <text:p>3530608</text:p>
          </table:table-cell>
          <table:table-cell office:value-type="float" office:value="4184634.44003832" calcext:value-type="float">
            <text:p>4184634.44003832</text:p>
          </table:table-cell>
          <table:table-cell table:number-columns-repeated="2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9548" calcext:value-type="float">
            <text:p>3509548</text:p>
          </table:table-cell>
          <table:table-cell office:value-type="float" office:value="4163862.5495756" calcext:value-type="float">
            <text:p>4163862.5495756</text:p>
          </table:table-cell>
          <table:table-cell table:number-columns-repeated="2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6749" calcext:value-type="float">
            <text:p>3486749</text:p>
          </table:table-cell>
          <table:table-cell office:value-type="float" office:value="4143028.28651174" calcext:value-type="float">
            <text:p>4143028.28651174</text:p>
          </table:table-cell>
          <table:table-cell table:number-columns-repeated="2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7719" calcext:value-type="float">
            <text:p>3467719</text:p>
          </table:table-cell>
          <table:table-cell office:value-type="float" office:value="4122249.53923445" calcext:value-type="float">
            <text:p>4122249.53923445</text:p>
          </table:table-cell>
          <table:table-cell table:number-columns-repeated="2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6756" calcext:value-type="float">
            <text:p>3446756</text:p>
          </table:table-cell>
          <table:table-cell office:value-type="float" office:value="4101465.12264262" calcext:value-type="float">
            <text:p>4101465.12264262</text:p>
          </table:table-cell>
          <table:table-cell table:number-columns-repeated="2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6213" calcext:value-type="float">
            <text:p>3426213</text:p>
          </table:table-cell>
          <table:table-cell office:value-type="float" office:value="4080688.13425362" calcext:value-type="float">
            <text:p>4080688.13425362</text:p>
          </table:table-cell>
          <table:table-cell table:number-columns-repeated="2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3442" calcext:value-type="float">
            <text:p>3403442</text:p>
          </table:table-cell>
          <table:table-cell office:value-type="float" office:value="4059849.7916612" calcext:value-type="float">
            <text:p>4059849.7916612</text:p>
          </table:table-cell>
          <table:table-cell table:number-columns-repeated="2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3883" calcext:value-type="float">
            <text:p>3383883</text:p>
          </table:table-cell>
          <table:table-cell office:value-type="float" office:value="4039050.81345624" calcext:value-type="float">
            <text:p>4039050.81345624</text:p>
          </table:table-cell>
          <table:table-cell table:number-columns-repeated="2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2838" calcext:value-type="float">
            <text:p>3362838</text:p>
          </table:table-cell>
          <table:table-cell office:value-type="float" office:value="4018244.26534989" calcext:value-type="float">
            <text:p>4018244.26534989</text:p>
          </table:table-cell>
          <table:table-cell table:number-columns-repeated="2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2344" calcext:value-type="float">
            <text:p>3342344</text:p>
          </table:table-cell>
          <table:table-cell office:value-type="float" office:value="3997447.33410836" calcext:value-type="float">
            <text:p>3997447.33410836</text:p>
          </table:table-cell>
          <table:table-cell table:number-columns-repeated="2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1801" calcext:value-type="float">
            <text:p>3321801</text:p>
          </table:table-cell>
          <table:table-cell office:value-type="float" office:value="3976658.21613579" calcext:value-type="float">
            <text:p>3976658.21613579</text:p>
          </table:table-cell>
          <table:table-cell table:number-columns-repeated="2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8691" calcext:value-type="float">
            <text:p>3298691</text:p>
          </table:table-cell>
          <table:table-cell office:value-type="float" office:value="3955797.68640854" calcext:value-type="float">
            <text:p>3955797.68640854</text:p>
          </table:table-cell>
          <table:table-cell table:number-columns-repeated="2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9291" calcext:value-type="float">
            <text:p>3279291</text:p>
          </table:table-cell>
          <table:table-cell office:value-type="float" office:value="3934982.09605751" calcext:value-type="float">
            <text:p>3934982.09605751</text:p>
          </table:table-cell>
          <table:table-cell table:number-columns-repeated="2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8779" calcext:value-type="float">
            <text:p>3258779</text:p>
          </table:table-cell>
          <table:table-cell office:value-type="float" office:value="3914175.84694804" calcext:value-type="float">
            <text:p>3914175.84694804</text:p>
          </table:table-cell>
          <table:table-cell table:number-columns-repeated="2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7817" calcext:value-type="float">
            <text:p>3237817</text:p>
          </table:table-cell>
          <table:table-cell office:value-type="float" office:value="3893364.80550349" calcext:value-type="float">
            <text:p>3893364.80550349</text:p>
          </table:table-cell>
          <table:table-cell table:number-columns-repeated="2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6935" calcext:value-type="float">
            <text:p>3216935</text:p>
          </table:table-cell>
          <table:table-cell office:value-type="float" office:value="3872551.58071877" calcext:value-type="float">
            <text:p>3872551.58071877</text:p>
          </table:table-cell>
          <table:table-cell table:number-columns-repeated="2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5981" calcext:value-type="float">
            <text:p>3195981</text:p>
          </table:table-cell>
          <table:table-cell office:value-type="float" office:value="3851734.02438896" calcext:value-type="float">
            <text:p>3851734.02438896</text:p>
          </table:table-cell>
          <table:table-cell table:number-columns-repeated="2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5384" calcext:value-type="float">
            <text:p>3175384</text:p>
          </table:table-cell>
          <table:table-cell office:value-type="float" office:value="3830923.25440776" calcext:value-type="float">
            <text:p>3830923.25440776</text:p>
          </table:table-cell>
          <table:table-cell table:number-columns-repeated="2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2502" calcext:value-type="float">
            <text:p>3152502</text:p>
          </table:table-cell>
          <table:table-cell office:value-type="float" office:value="3810048.75427214" calcext:value-type="float">
            <text:p>3810048.75427214</text:p>
          </table:table-cell>
          <table:table-cell table:number-columns-repeated="2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3437" calcext:value-type="float">
            <text:p>3133437</text:p>
          </table:table-cell>
          <table:table-cell office:value-type="float" office:value="3789229.93106376" calcext:value-type="float">
            <text:p>3789229.93106376</text:p>
          </table:table-cell>
          <table:table-cell table:number-columns-repeated="2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2810" calcext:value-type="float">
            <text:p>3112810</text:p>
          </table:table-cell>
          <table:table-cell office:value-type="float" office:value="3768417.01010796" calcext:value-type="float">
            <text:p>3768417.01010796</text:p>
          </table:table-cell>
          <table:table-cell table:number-columns-repeated="2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9752" calcext:value-type="float">
            <text:p>3089752</text:p>
          </table:table-cell>
          <table:table-cell office:value-type="float" office:value="3747535.00979694" calcext:value-type="float">
            <text:p>3747535.00979694</text:p>
          </table:table-cell>
          <table:table-cell table:number-columns-repeated="2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0703" calcext:value-type="float">
            <text:p>3070703</text:p>
          </table:table-cell>
          <table:table-cell office:value-type="float" office:value="3726709.4094955" calcext:value-type="float">
            <text:p>3726709.4094955</text:p>
          </table:table-cell>
          <table:table-cell table:number-columns-repeated="2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9814" calcext:value-type="float">
            <text:p>3049814</text:p>
          </table:table-cell>
          <table:table-cell office:value-type="float" office:value="3705881.8584341" calcext:value-type="float">
            <text:p>3705881.8584341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9267" calcext:value-type="float">
            <text:p>3029267</text:p>
          </table:table-cell>
          <table:table-cell office:value-type="float" office:value="3685062.93971305" calcext:value-type="float">
            <text:p>3685062.93971305</text:p>
          </table:table-cell>
          <table:table-cell table:number-columns-repeated="2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8366" calcext:value-type="float">
            <text:p>3008366</text:p>
          </table:table-cell>
          <table:table-cell office:value-type="float" office:value="3664241.49541418" calcext:value-type="float">
            <text:p>3664241.49541418</text:p>
          </table:table-cell>
          <table:table-cell table:number-columns-repeated="2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403" calcext:value-type="float">
            <text:p>2987403</text:p>
          </table:table-cell>
          <table:table-cell office:value-type="float" office:value="3643415.69555529" calcext:value-type="float">
            <text:p>3643415.69555529</text:p>
          </table:table-cell>
          <table:table-cell table:number-columns-repeated="2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6236" calcext:value-type="float">
            <text:p>2966236</text:p>
          </table:table-cell>
          <table:table-cell office:value-type="float" office:value="3622579.39723051" calcext:value-type="float">
            <text:p>3622579.39723051</text:p>
          </table:table-cell>
          <table:table-cell table:number-columns-repeated="2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5255" calcext:value-type="float">
            <text:p>2945255</text:p>
          </table:table-cell>
          <table:table-cell office:value-type="float" office:value="3601738.64654649" calcext:value-type="float">
            <text:p>3601738.64654649</text:p>
          </table:table-cell>
          <table:table-cell table:number-columns-repeated="2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4715" calcext:value-type="float">
            <text:p>2924715</text:p>
          </table:table-cell>
          <table:table-cell office:value-type="float" office:value="3580907.14972968" calcext:value-type="float">
            <text:p>3580907.14972968</text:p>
          </table:table-cell>
          <table:table-cell table:number-columns-repeated="2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3812" calcext:value-type="float">
            <text:p>2903812</text:p>
          </table:table-cell>
          <table:table-cell office:value-type="float" office:value="3560073.45281492" calcext:value-type="float">
            <text:p>3560073.45281492</text:p>
          </table:table-cell>
          <table:table-cell table:number-columns-repeated="2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2883" calcext:value-type="float">
            <text:p>2882883</text:p>
          </table:table-cell>
          <table:table-cell office:value-type="float" office:value="3539236.82349754" calcext:value-type="float">
            <text:p>3539236.82349754</text:p>
          </table:table-cell>
          <table:table-cell table:number-columns-repeated="2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0122" calcext:value-type="float">
            <text:p>2860122</text:p>
          </table:table-cell>
          <table:table-cell office:value-type="float" office:value="3518340.98277454" calcext:value-type="float">
            <text:p>3518340.98277454</text:p>
          </table:table-cell>
          <table:table-cell table:number-columns-repeated="2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908" calcext:value-type="float">
            <text:p>2840908</text:p>
          </table:table-cell>
          <table:table-cell office:value-type="float" office:value="3497496.89099686" calcext:value-type="float">
            <text:p>3497496.89099686</text:p>
          </table:table-cell>
          <table:table-cell table:number-columns-repeated="2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9896" calcext:value-type="float">
            <text:p>2819896</text:p>
          </table:table-cell>
          <table:table-cell office:value-type="float" office:value="3476647.63281234" calcext:value-type="float">
            <text:p>3476647.63281234</text:p>
          </table:table-cell>
          <table:table-cell table:number-columns-repeated="2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9391" calcext:value-type="float">
            <text:p>2799391</text:p>
          </table:table-cell>
          <table:table-cell office:value-type="float" office:value="3455808.96718734" calcext:value-type="float">
            <text:p>3455808.96718734</text:p>
          </table:table-cell>
          <table:table-cell table:number-columns-repeated="2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8169" calcext:value-type="float">
            <text:p>2778169</text:p>
          </table:table-cell>
          <table:table-cell office:value-type="float" office:value="3434958.5066585" calcext:value-type="float">
            <text:p>3434958.5066585</text:p>
          </table:table-cell>
          <table:table-cell table:number-columns-repeated="2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7274" calcext:value-type="float">
            <text:p>2757274</text:p>
          </table:table-cell>
          <table:table-cell office:value-type="float" office:value="3414106.6756844" calcext:value-type="float">
            <text:p>3414106.6756844</text:p>
          </table:table-cell>
          <table:table-cell table:number-columns-repeated="2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6668" calcext:value-type="float">
            <text:p>2736668</text:p>
          </table:table-cell>
          <table:table-cell office:value-type="float" office:value="3393262.40874026" calcext:value-type="float">
            <text:p>3393262.40874026</text:p>
          </table:table-cell>
          <table:table-cell table:number-columns-repeated="2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5758" calcext:value-type="float">
            <text:p>2715758</text:p>
          </table:table-cell>
          <table:table-cell office:value-type="float" office:value="3372416.11924056" calcext:value-type="float">
            <text:p>3372416.11924056</text:p>
          </table:table-cell>
          <table:table-cell table:number-columns-repeated="2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984" calcext:value-type="float">
            <text:p>2694984</text:p>
          </table:table-cell>
          <table:table-cell office:value-type="float" office:value="3351572.05403316" calcext:value-type="float">
            <text:p>3351572.05403316</text:p>
          </table:table-cell>
          <table:table-cell table:number-columns-repeated="2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1869" calcext:value-type="float">
            <text:p>2671869</text:p>
          </table:table-cell>
          <table:table-cell office:value-type="float" office:value="3330658.11390906" calcext:value-type="float">
            <text:p>3330658.11390906</text:p>
          </table:table-cell>
          <table:table-cell table:number-columns-repeated="2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2858" calcext:value-type="float">
            <text:p>2652858</text:p>
          </table:table-cell>
          <table:table-cell office:value-type="float" office:value="3309802.72578878" calcext:value-type="float">
            <text:p>3309802.72578878</text:p>
          </table:table-cell>
          <table:table-cell table:number-columns-repeated="2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1907" calcext:value-type="float">
            <text:p>2631907</text:p>
          </table:table-cell>
          <table:table-cell office:value-type="float" office:value="3288944.39576451" calcext:value-type="float">
            <text:p>3288944.39576451</text:p>
          </table:table-cell>
          <table:table-cell table:number-columns-repeated="2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0968" calcext:value-type="float">
            <text:p>2610968</text:p>
          </table:table-cell>
          <table:table-cell office:value-type="float" office:value="3268083.58358714" calcext:value-type="float">
            <text:p>3268083.58358714</text:p>
          </table:table-cell>
          <table:table-cell table:number-columns-repeated="2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0069" calcext:value-type="float">
            <text:p>2590069</text:p>
          </table:table-cell>
          <table:table-cell office:value-type="float" office:value="3247221.59639985" calcext:value-type="float">
            <text:p>3247221.59639985</text:p>
          </table:table-cell>
          <table:table-cell table:number-columns-repeated="2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9528" calcext:value-type="float">
            <text:p>2569528</text:p>
          </table:table-cell>
          <table:table-cell office:value-type="float" office:value="3226369.48574139" calcext:value-type="float">
            <text:p>3226369.48574139</text:p>
          </table:table-cell>
          <table:table-cell table:number-columns-repeated="2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8604" calcext:value-type="float">
            <text:p>2548604</text:p>
          </table:table-cell>
          <table:table-cell office:value-type="float" office:value="3205515.16310319" calcext:value-type="float">
            <text:p>3205515.16310319</text:p>
          </table:table-cell>
          <table:table-cell table:number-columns-repeated="2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7722" calcext:value-type="float">
            <text:p>2527722</text:p>
          </table:table-cell>
          <table:table-cell office:value-type="float" office:value="3184659.98885386" calcext:value-type="float">
            <text:p>3184659.98885386</text:p>
          </table:table-cell>
          <table:table-cell table:number-columns-repeated="2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818" calcext:value-type="float">
            <text:p>2506818</text:p>
          </table:table-cell>
          <table:table-cell office:value-type="float" office:value="3163803.31227374" calcext:value-type="float">
            <text:p>3163803.31227374</text:p>
          </table:table-cell>
          <table:table-cell table:number-columns-repeated="2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5897" calcext:value-type="float">
            <text:p>2485897</text:p>
          </table:table-cell>
          <table:table-cell office:value-type="float" office:value="3142944.65651148" calcext:value-type="float">
            <text:p>3142944.65651148</text:p>
          </table:table-cell>
          <table:table-cell table:number-columns-repeated="2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5109" calcext:value-type="float">
            <text:p>2465109</text:p>
          </table:table-cell>
          <table:table-cell office:value-type="float" office:value="3122088.17477266" calcext:value-type="float">
            <text:p>3122088.17477266</text:p>
          </table:table-cell>
          <table:table-cell table:number-columns-repeated="2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038" calcext:value-type="float">
            <text:p>2442038</text:p>
          </table:table-cell>
          <table:table-cell office:value-type="float" office:value="3101163.55401043" calcext:value-type="float">
            <text:p>3101163.55401043</text:p>
          </table:table-cell>
          <table:table-cell table:number-columns-repeated="2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2964" calcext:value-type="float">
            <text:p>2422964</text:p>
          </table:table-cell>
          <table:table-cell office:value-type="float" office:value="3080295.87542549" calcext:value-type="float">
            <text:p>3080295.87542549</text:p>
          </table:table-cell>
          <table:table-cell table:number-columns-repeated="2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456" calcext:value-type="float">
            <text:p>2402456</text:p>
          </table:table-cell>
          <table:table-cell office:value-type="float" office:value="3059439.26387394" calcext:value-type="float">
            <text:p>3059439.26387394</text:p>
          </table:table-cell>
          <table:table-cell table:number-columns-repeated="2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1538" calcext:value-type="float">
            <text:p>2381538</text:p>
          </table:table-cell>
          <table:table-cell office:value-type="float" office:value="3038580.76344705" calcext:value-type="float">
            <text:p>3038580.76344705</text:p>
          </table:table-cell>
          <table:table-cell table:number-columns-repeated="2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0645" calcext:value-type="float">
            <text:p>2360645</text:p>
          </table:table-cell>
          <table:table-cell office:value-type="float" office:value="3017721.20149483" calcext:value-type="float">
            <text:p>3017721.20149483</text:p>
          </table:table-cell>
          <table:table-cell table:number-columns-repeated="2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9730" calcext:value-type="float">
            <text:p>2339730</text:p>
          </table:table-cell>
          <table:table-cell office:value-type="float" office:value="2996859.93375653" calcext:value-type="float">
            <text:p>2996859.93375653</text:p>
          </table:table-cell>
          <table:table-cell table:number-columns-repeated="2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8823" calcext:value-type="float">
            <text:p>2318823</text:p>
          </table:table-cell>
          <table:table-cell office:value-type="float" office:value="2975997.25887171" calcext:value-type="float">
            <text:p>2975997.25887171</text:p>
          </table:table-cell>
          <table:table-cell table:number-columns-repeated="2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7404" calcext:value-type="float">
            <text:p>2297404</text:p>
          </table:table-cell>
          <table:table-cell office:value-type="float" office:value="2955117.46629104" calcext:value-type="float">
            <text:p>2955117.46629104</text:p>
          </table:table-cell>
          <table:table-cell table:number-columns-repeated="2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6471" calcext:value-type="float">
            <text:p>2276471</text:p>
          </table:table-cell>
          <table:table-cell office:value-type="float" office:value="2934236.03655901" calcext:value-type="float">
            <text:p>2934236.03655901</text:p>
          </table:table-cell>
          <table:table-cell table:number-columns-repeated="2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6156" calcext:value-type="float">
            <text:p>2256156</text:p>
          </table:table-cell>
          <table:table-cell office:value-type="float" office:value="2913372.03543412" calcext:value-type="float">
            <text:p>2913372.03543412</text:p>
          </table:table-cell>
          <table:table-cell table:number-columns-repeated="2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289" calcext:value-type="float">
            <text:p>2235289</text:p>
          </table:table-cell>
          <table:table-cell office:value-type="float" office:value="2892507.94203614" calcext:value-type="float">
            <text:p>2892507.94203614</text:p>
          </table:table-cell>
          <table:table-cell table:number-columns-repeated="2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4441" calcext:value-type="float">
            <text:p>2214441</text:p>
          </table:table-cell>
          <table:table-cell office:value-type="float" office:value="2871644.34381965" calcext:value-type="float">
            <text:p>2871644.34381965</text:p>
          </table:table-cell>
          <table:table-cell table:number-columns-repeated="2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3524" calcext:value-type="float">
            <text:p>2193524</text:p>
          </table:table-cell>
          <table:table-cell office:value-type="float" office:value="2850779.10247135" calcext:value-type="float">
            <text:p>2850779.10247135</text:p>
          </table:table-cell>
          <table:table-cell table:number-columns-repeated="2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2601" calcext:value-type="float">
            <text:p>2172601</text:p>
          </table:table-cell>
          <table:table-cell office:value-type="float" office:value="2829912.08393377" calcext:value-type="float">
            <text:p>2829912.08393377</text:p>
          </table:table-cell>
          <table:table-cell table:number-columns-repeated="2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1199" calcext:value-type="float">
            <text:p>2151199</text:p>
          </table:table-cell>
          <table:table-cell office:value-type="float" office:value="2809028.60442812" calcext:value-type="float">
            <text:p>2809028.60442812</text:p>
          </table:table-cell>
          <table:table-cell table:number-columns-repeated="2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0224" calcext:value-type="float">
            <text:p>2130224</text:p>
          </table:table-cell>
          <table:table-cell office:value-type="float" office:value="2788142.30890725" calcext:value-type="float">
            <text:p>2788142.30890725</text:p>
          </table:table-cell>
          <table:table-cell table:number-columns-repeated="2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9193" calcext:value-type="float">
            <text:p>2109193</text:p>
          </table:table-cell>
          <table:table-cell office:value-type="float" office:value="2767251.56094087" calcext:value-type="float">
            <text:p>2767251.56094087</text:p>
          </table:table-cell>
          <table:table-cell table:number-columns-repeated="2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9025" calcext:value-type="float">
            <text:p>2089025</text:p>
          </table:table-cell>
          <table:table-cell office:value-type="float" office:value="2746383.05137346" calcext:value-type="float">
            <text:p>2746383.05137346</text:p>
          </table:table-cell>
          <table:table-cell table:number-columns-repeated="2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8079" calcext:value-type="float">
            <text:p>2068079</text:p>
          </table:table-cell>
          <table:table-cell office:value-type="float" office:value="2725512.15748505" calcext:value-type="float">
            <text:p>2725512.15748505</text:p>
          </table:table-cell>
          <table:table-cell table:number-columns-repeated="2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7112" calcext:value-type="float">
            <text:p>2047112</text:p>
          </table:table-cell>
          <table:table-cell office:value-type="float" office:value="2704638.30648551" calcext:value-type="float">
            <text:p>2704638.30648551</text:p>
          </table:table-cell>
          <table:table-cell table:number-columns-repeated="2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6218" calcext:value-type="float">
            <text:p>2026218</text:p>
          </table:table-cell>
          <table:table-cell office:value-type="float" office:value="2683763.83551672" calcext:value-type="float">
            <text:p>2683763.83551672</text:p>
          </table:table-cell>
          <table:table-cell table:number-columns-repeated="2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5503" calcext:value-type="float">
            <text:p>2005503</text:p>
          </table:table-cell>
          <table:table-cell office:value-type="float" office:value="2662894.27134698" calcext:value-type="float">
            <text:p>2662894.27134698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4582" calcext:value-type="float">
            <text:p>1984582</text:p>
          </table:table-cell>
          <table:table-cell office:value-type="float" office:value="2642023.1245363" calcext:value-type="float">
            <text:p>2642023.1245363</text:p>
          </table:table-cell>
          <table:table-cell table:number-columns-repeated="2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3699" calcext:value-type="float">
            <text:p>1963699</text:p>
          </table:table-cell>
          <table:table-cell office:value-type="float" office:value="2621151.61301211" calcext:value-type="float">
            <text:p>2621151.61301211</text:p>
          </table:table-cell>
          <table:table-cell table:number-columns-repeated="2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2771" calcext:value-type="float">
            <text:p>1942771</text:p>
          </table:table-cell>
          <table:table-cell office:value-type="float" office:value="2600278.36338097" calcext:value-type="float">
            <text:p>2600278.36338097</text:p>
          </table:table-cell>
          <table:table-cell table:number-columns-repeated="2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1371" calcext:value-type="float">
            <text:p>1921371</text:p>
          </table:table-cell>
          <table:table-cell office:value-type="float" office:value="2579388.90604617" calcext:value-type="float">
            <text:p>2579388.90604617</text:p>
          </table:table-cell>
          <table:table-cell table:number-columns-repeated="2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441" calcext:value-type="float">
            <text:p>1900441</text:p>
          </table:table-cell>
          <table:table-cell office:value-type="float" office:value="2558498.20124475" calcext:value-type="float">
            <text:p>2558498.20124475</text:p>
          </table:table-cell>
          <table:table-cell table:number-columns-repeated="2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1384" calcext:value-type="float">
            <text:p>1881384</text:p>
          </table:table-cell>
          <table:table-cell office:value-type="float" office:value="2537663.91812953" calcext:value-type="float">
            <text:p>2537663.91812953</text:p>
          </table:table-cell>
          <table:table-cell table:number-columns-repeated="2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0854" calcext:value-type="float">
            <text:p>1860854</text:p>
          </table:table-cell>
          <table:table-cell office:value-type="float" office:value="2516838.99757169" calcext:value-type="float">
            <text:p>2516838.99757169</text:p>
          </table:table-cell>
          <table:table-cell table:number-columns-repeated="2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7724" calcext:value-type="float">
            <text:p>1837724</text:p>
          </table:table-cell>
          <table:table-cell office:value-type="float" office:value="2495943.15149256" calcext:value-type="float">
            <text:p>2495943.15149256</text:p>
          </table:table-cell>
          <table:table-cell table:number-columns-repeated="2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8655" calcext:value-type="float">
            <text:p>1818655</text:p>
          </table:table-cell>
          <table:table-cell office:value-type="float" office:value="2475103.51606202" calcext:value-type="float">
            <text:p>2475103.51606202</text:p>
          </table:table-cell>
          <table:table-cell table:number-columns-repeated="2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8180" calcext:value-type="float">
            <text:p>1798180</text:p>
          </table:table-cell>
          <table:table-cell office:value-type="float" office:value="2454275.10018319" calcext:value-type="float">
            <text:p>2454275.10018319</text:p>
          </table:table-cell>
          <table:table-cell table:number-columns-repeated="2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7300" calcext:value-type="float">
            <text:p>1777300</text:p>
          </table:table-cell>
          <table:table-cell office:value-type="float" office:value="2433445.09710063" calcext:value-type="float">
            <text:p>2433445.09710063</text:p>
          </table:table-cell>
          <table:table-cell table:number-columns-repeated="2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6037" calcext:value-type="float">
            <text:p>1756037</text:p>
          </table:table-cell>
          <table:table-cell office:value-type="float" office:value="2412601.771036" calcext:value-type="float">
            <text:p>2412601.771036</text:p>
          </table:table-cell>
          <table:table-cell table:number-columns-repeated="2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3283" calcext:value-type="float">
            <text:p>1733283</text:p>
          </table:table-cell>
          <table:table-cell office:value-type="float" office:value="2391699.65500412" calcext:value-type="float">
            <text:p>2391699.65500412</text:p>
          </table:table-cell>
          <table:table-cell table:number-columns-repeated="2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198" calcext:value-type="float">
            <text:p>1714198</text:p>
          </table:table-cell>
          <table:table-cell office:value-type="float" office:value="2370853.45023476" calcext:value-type="float">
            <text:p>2370853.45023476</text:p>
          </table:table-cell>
          <table:table-cell table:number-columns-repeated="2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3267" calcext:value-type="float">
            <text:p>1693267</text:p>
          </table:table-cell>
          <table:table-cell office:value-type="float" office:value="2350004.63638139" calcext:value-type="float">
            <text:p>2350004.63638139</text:p>
          </table:table-cell>
          <table:table-cell table:number-columns-repeated="2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2369" calcext:value-type="float">
            <text:p>1672369</text:p>
          </table:table-cell>
          <table:table-cell office:value-type="float" office:value="2329154.30910811" calcext:value-type="float">
            <text:p>2329154.30910811</text:p>
          </table:table-cell>
          <table:table-cell table:number-columns-repeated="2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1859" calcext:value-type="float">
            <text:p>1651859</text:p>
          </table:table-cell>
          <table:table-cell office:value-type="float" office:value="2308314.45344325" calcext:value-type="float">
            <text:p>2308314.45344325</text:p>
          </table:table-cell>
          <table:table-cell table:number-columns-repeated="2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0917" calcext:value-type="float">
            <text:p>1630917</text:p>
          </table:table-cell>
          <table:table-cell office:value-type="float" office:value="2287471.45487576" calcext:value-type="float">
            <text:p>2287471.45487576</text:p>
          </table:table-cell>
          <table:table-cell table:number-columns-repeated="2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9515" calcext:value-type="float">
            <text:p>1609515</text:p>
          </table:table-cell>
          <table:table-cell office:value-type="float" office:value="2266611.2562642" calcext:value-type="float">
            <text:p>2266611.2562642</text:p>
          </table:table-cell>
          <table:table-cell table:number-columns-repeated="2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9149" calcext:value-type="float">
            <text:p>1589149</text:p>
          </table:table-cell>
          <table:table-cell office:value-type="float" office:value="2245766.26376376" calcext:value-type="float">
            <text:p>2245766.26376376</text:p>
          </table:table-cell>
          <table:table-cell table:number-columns-repeated="2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8187" calcext:value-type="float">
            <text:p>1568187</text:p>
          </table:table-cell>
          <table:table-cell office:value-type="float" office:value="2224917.67103257" calcext:value-type="float">
            <text:p>2224917.67103257</text:p>
          </table:table-cell>
          <table:table-cell table:number-columns-repeated="2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5416" calcext:value-type="float">
            <text:p>1545416</text:p>
          </table:table-cell>
          <table:table-cell office:value-type="float" office:value="2204009.92730849" calcext:value-type="float">
            <text:p>2204009.92730849</text:p>
          </table:table-cell>
          <table:table-cell table:number-columns-repeated="2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5929" calcext:value-type="float">
            <text:p>1525929</text:p>
          </table:table-cell>
          <table:table-cell office:value-type="float" office:value="2183145.89877592" calcext:value-type="float">
            <text:p>2183145.89877592</text:p>
          </table:table-cell>
          <table:table-cell table:number-columns-repeated="2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4990" calcext:value-type="float">
            <text:p>1504990</text:p>
          </table:table-cell>
          <table:table-cell office:value-type="float" office:value="2162279.56342897" calcext:value-type="float">
            <text:p>2162279.56342897</text:p>
          </table:table-cell>
          <table:table-cell table:number-columns-repeated="2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4768" calcext:value-type="float">
            <text:p>1484768</text:p>
          </table:table-cell>
          <table:table-cell office:value-type="float" office:value="2141433.053785" calcext:value-type="float">
            <text:p>2141433.053785</text:p>
          </table:table-cell>
          <table:table-cell table:number-columns-repeated="2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3845" calcext:value-type="float">
            <text:p>1463845</text:p>
          </table:table-cell>
          <table:table-cell office:value-type="float" office:value="2120584.19059162" calcext:value-type="float">
            <text:p>2120584.19059162</text:p>
          </table:table-cell>
          <table:table-cell table:number-columns-repeated="2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900" calcext:value-type="float">
            <text:p>1442900</text:p>
          </table:table-cell>
          <table:table-cell office:value-type="float" office:value="2099732.36934265" calcext:value-type="float">
            <text:p>2099732.36934265</text:p>
          </table:table-cell>
          <table:table-cell table:number-columns-repeated="2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630" calcext:value-type="float">
            <text:p>1421630</text:p>
          </table:table-cell>
          <table:table-cell office:value-type="float" office:value="2078867.68105518" calcext:value-type="float">
            <text:p>2078867.68105518</text:p>
          </table:table-cell>
          <table:table-cell table:number-columns-repeated="2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759" calcext:value-type="float">
            <text:p>1400759</text:p>
          </table:table-cell>
          <table:table-cell office:value-type="float" office:value="2058002.79856117" calcext:value-type="float">
            <text:p>2058002.79856117</text:p>
          </table:table-cell>
          <table:table-cell table:number-columns-repeated="2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8322" calcext:value-type="float">
            <text:p>1378322</text:p>
          </table:table-cell>
          <table:table-cell office:value-type="float" office:value="2037089.54322083" calcext:value-type="float">
            <text:p>2037089.54322083</text:p>
          </table:table-cell>
          <table:table-cell table:number-columns-repeated="2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777" calcext:value-type="float">
            <text:p>1358777</text:p>
          </table:table-cell>
          <table:table-cell office:value-type="float" office:value="2016218.3880448" calcext:value-type="float">
            <text:p>2016218.3880448</text:p>
          </table:table-cell>
          <table:table-cell table:number-columns-repeated="2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8377" calcext:value-type="float">
            <text:p>1338377</text:p>
          </table:table-cell>
          <table:table-cell office:value-type="float" office:value="1995361.72995112" calcext:value-type="float">
            <text:p>1995361.72995112</text:p>
          </table:table-cell>
          <table:table-cell table:number-columns-repeated="2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5421" calcext:value-type="float">
            <text:p>1315421</text:p>
          </table:table-cell>
          <table:table-cell office:value-type="float" office:value="1974440.47672185" calcext:value-type="float">
            <text:p>1974440.47672185</text:p>
          </table:table-cell>
          <table:table-cell table:number-columns-repeated="2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6333" calcext:value-type="float">
            <text:p>1296333</text:p>
          </table:table-cell>
          <table:table-cell office:value-type="float" office:value="1953575.63128426" calcext:value-type="float">
            <text:p>1953575.63128426</text:p>
          </table:table-cell>
          <table:table-cell table:number-columns-repeated="2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398" calcext:value-type="float">
            <text:p>1275398</text:p>
          </table:table-cell>
          <table:table-cell office:value-type="float" office:value="1932708.62724474" calcext:value-type="float">
            <text:p>1932708.62724474</text:p>
          </table:table-cell>
          <table:table-cell table:number-columns-repeated="2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4500" calcext:value-type="float">
            <text:p>1254500</text:p>
          </table:table-cell>
          <table:table-cell office:value-type="float" office:value="1911840.66948337" calcext:value-type="float">
            <text:p>1911840.66948337</text:p>
          </table:table-cell>
          <table:table-cell table:number-columns-repeated="2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3570" calcext:value-type="float">
            <text:p>1233570</text:p>
          </table:table-cell>
          <table:table-cell office:value-type="float" office:value="1890970.80273003" calcext:value-type="float">
            <text:p>1890970.80273003</text:p>
          </table:table-cell>
          <table:table-cell table:number-columns-repeated="2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672" calcext:value-type="float">
            <text:p>1212672</text:p>
          </table:table-cell>
          <table:table-cell office:value-type="float" office:value="1870100.07033834" calcext:value-type="float">
            <text:p>1870100.07033834</text:p>
          </table:table-cell>
          <table:table-cell table:number-columns-repeated="2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2145" calcext:value-type="float">
            <text:p>1192145</text:p>
          </table:table-cell>
          <table:table-cell office:value-type="float" office:value="1849239.91432793" calcext:value-type="float">
            <text:p>1849239.91432793</text:p>
          </table:table-cell>
          <table:table-cell table:number-columns-repeated="2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1246" calcext:value-type="float">
            <text:p>1171246</text:p>
          </table:table-cell>
          <table:table-cell office:value-type="float" office:value="1828378.56311784" calcext:value-type="float">
            <text:p>1828378.56311784</text:p>
          </table:table-cell>
          <table:table-cell table:number-columns-repeated="2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0354" calcext:value-type="float">
            <text:p>1150354</text:p>
          </table:table-cell>
          <table:table-cell office:value-type="float" office:value="1807516.26886806" calcext:value-type="float">
            <text:p>1807516.26886806</text:p>
          </table:table-cell>
          <table:table-cell table:number-columns-repeated="2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9457" calcext:value-type="float">
            <text:p>1129457</text:p>
          </table:table-cell>
          <table:table-cell office:value-type="float" office:value="1786652.90674904" calcext:value-type="float">
            <text:p>1786652.90674904</text:p>
          </table:table-cell>
          <table:table-cell table:number-columns-repeated="2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8561" calcext:value-type="float">
            <text:p>1108561</text:p>
          </table:table-cell>
          <table:table-cell office:value-type="float" office:value="1765788.54038753" calcext:value-type="float">
            <text:p>1765788.54038753</text:p>
          </table:table-cell>
          <table:table-cell table:number-columns-repeated="2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648" calcext:value-type="float">
            <text:p>1087648</text:p>
          </table:table-cell>
          <table:table-cell office:value-type="float" office:value="1744922.67760638" calcext:value-type="float">
            <text:p>1744922.67760638</text:p>
          </table:table-cell>
          <table:table-cell table:number-columns-repeated="2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6749" calcext:value-type="float">
            <text:p>1066749</text:p>
          </table:table-cell>
          <table:table-cell office:value-type="float" office:value="1724055.79521849" calcext:value-type="float">
            <text:p>1724055.79521849</text:p>
          </table:table-cell>
          <table:table-cell table:number-columns-repeated="2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860" calcext:value-type="float">
            <text:p>1045860</text:p>
          </table:table-cell>
          <table:table-cell office:value-type="float" office:value="1703188.23228869" calcext:value-type="float">
            <text:p>1703188.23228869</text:p>
          </table:table-cell>
          <table:table-cell table:number-columns-repeated="2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108" calcext:value-type="float">
            <text:p>1023108</text:p>
          </table:table-cell>
          <table:table-cell office:value-type="float" office:value="1682262.68667981" calcext:value-type="float">
            <text:p>1682262.68667981</text:p>
          </table:table-cell>
          <table:table-cell table:number-columns-repeated="2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558" calcext:value-type="float">
            <text:p>1003558</text:p>
          </table:table-cell>
          <table:table-cell office:value-type="float" office:value="1661379.4655512" calcext:value-type="float">
            <text:p>1661379.4655512</text:p>
          </table:table-cell>
          <table:table-cell table:number-columns-repeated="2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3169" calcext:value-type="float">
            <text:p>983169</text:p>
          </table:table-cell>
          <table:table-cell office:value-type="float" office:value="1640511.45122655" calcext:value-type="float">
            <text:p>1640511.45122655</text:p>
          </table:table-cell>
          <table:table-cell table:number-columns-repeated="2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266" calcext:value-type="float">
            <text:p>962266</text:p>
          </table:table-cell>
          <table:table-cell office:value-type="float" office:value="1619642.36041957" calcext:value-type="float">
            <text:p>1619642.36041957</text:p>
          </table:table-cell>
          <table:table-cell table:number-columns-repeated="2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1517" calcext:value-type="float">
            <text:p>941517</text:p>
          </table:table-cell>
          <table:table-cell office:value-type="float" office:value="1598776.96471436" calcext:value-type="float">
            <text:p>1598776.96471436</text:p>
          </table:table-cell>
          <table:table-cell table:number-columns-repeated="2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608" calcext:value-type="float">
            <text:p>920608</text:p>
          </table:table-cell>
          <table:table-cell office:value-type="float" office:value="1577910.22733853" calcext:value-type="float">
            <text:p>1577910.22733853</text:p>
          </table:table-cell>
          <table:table-cell table:number-columns-repeated="2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7511" calcext:value-type="float">
            <text:p>897511</text:p>
          </table:table-cell>
          <table:table-cell office:value-type="float" office:value="1556974.86649734" calcext:value-type="float">
            <text:p>1556974.86649734</text:p>
          </table:table-cell>
          <table:table-cell table:number-columns-repeated="2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458" calcext:value-type="float">
            <text:p>878458</text:p>
          </table:table-cell>
          <table:table-cell office:value-type="float" office:value="1536097.42445127" calcext:value-type="float">
            <text:p>1536097.42445127</text:p>
          </table:table-cell>
          <table:table-cell table:number-columns-repeated="2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478" calcext:value-type="float">
            <text:p>857478</text:p>
          </table:table-cell>
          <table:table-cell office:value-type="float" office:value="1515216.82677585" calcext:value-type="float">
            <text:p>1515216.82677585</text:p>
          </table:table-cell>
          <table:table-cell table:number-columns-repeated="2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943" calcext:value-type="float">
            <text:p>836943</text:p>
          </table:table-cell>
          <table:table-cell office:value-type="float" office:value="1494346.86287505" calcext:value-type="float">
            <text:p>1494346.86287505</text:p>
          </table:table-cell>
          <table:table-cell table:number-columns-repeated="2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968" calcext:value-type="float">
            <text:p>815968</text:p>
          </table:table-cell>
          <table:table-cell office:value-type="float" office:value="1473473.66709428" calcext:value-type="float">
            <text:p>1473473.66709428</text:p>
          </table:table-cell>
          <table:table-cell table:number-columns-repeated="2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226" calcext:value-type="float">
            <text:p>795226</text:p>
          </table:table-cell>
          <table:table-cell office:value-type="float" office:value="1452604.50810677" calcext:value-type="float">
            <text:p>1452604.50810677</text:p>
          </table:table-cell>
          <table:table-cell table:number-columns-repeated="2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304" calcext:value-type="float">
            <text:p>774304</text:p>
          </table:table-cell>
          <table:table-cell office:value-type="float" office:value="1431733.72324194" calcext:value-type="float">
            <text:p>1431733.72324194</text:p>
          </table:table-cell>
          <table:table-cell table:number-columns-repeated="2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311" calcext:value-type="float">
            <text:p>753311</text:p>
          </table:table-cell>
          <table:table-cell office:value-type="float" office:value="1410859.17791142" calcext:value-type="float">
            <text:p>1410859.17791142</text:p>
          </table:table-cell>
          <table:table-cell table:number-columns-repeated="2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2402" calcext:value-type="float">
            <text:p>732402</text:p>
          </table:table-cell>
          <table:table-cell office:value-type="float" office:value="1389983.57243722" calcext:value-type="float">
            <text:p>1389983.57243722</text:p>
          </table:table-cell>
          <table:table-cell table:number-columns-repeated="2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361" calcext:value-type="float">
            <text:p>711361</text:p>
          </table:table-cell>
          <table:table-cell office:value-type="float" office:value="1369102.87790069" calcext:value-type="float">
            <text:p>1369102.87790069</text:p>
          </table:table-cell>
          <table:table-cell table:number-columns-repeated="2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623" calcext:value-type="float">
            <text:p>688623</text:p>
          </table:table-cell>
          <table:table-cell office:value-type="float" office:value="1348165.03550375" calcext:value-type="float">
            <text:p>1348165.03550375</text:p>
          </table:table-cell>
          <table:table-cell table:number-columns-repeated="2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545" calcext:value-type="float">
            <text:p>669545</text:p>
          </table:table-cell>
          <table:table-cell office:value-type="float" office:value="1327284.41902671" calcext:value-type="float">
            <text:p>1327284.41902671</text:p>
          </table:table-cell>
          <table:table-cell table:number-columns-repeated="2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577" calcext:value-type="float">
            <text:p>648577</text:p>
          </table:table-cell>
          <table:table-cell office:value-type="float" office:value="1306401.11382589" calcext:value-type="float">
            <text:p>1306401.11382589</text:p>
          </table:table-cell>
          <table:table-cell table:number-columns-repeated="2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669" calcext:value-type="float">
            <text:p>627669</text:p>
          </table:table-cell>
          <table:table-cell office:value-type="float" office:value="1285517.04878509" calcext:value-type="float">
            <text:p>1285517.04878509</text:p>
          </table:table-cell>
          <table:table-cell table:number-columns-repeated="2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105" calcext:value-type="float">
            <text:p>607105</text:p>
          </table:table-cell>
          <table:table-cell office:value-type="float" office:value="1264642.8318994" calcext:value-type="float">
            <text:p>1264642.8318994</text:p>
          </table:table-cell>
          <table:table-cell table:number-columns-repeated="2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721" calcext:value-type="float">
            <text:p>585721</text:p>
          </table:table-cell>
          <table:table-cell office:value-type="float" office:value="1243752.92937942" calcext:value-type="float">
            <text:p>1243752.92937942</text:p>
          </table:table-cell>
          <table:table-cell table:number-columns-repeated="2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90" calcext:value-type="float">
            <text:p>565290</text:p>
          </table:table-cell>
          <table:table-cell office:value-type="float" office:value="1222877.14693697" calcext:value-type="float">
            <text:p>1222877.14693697</text:p>
          </table:table-cell>
          <table:table-cell table:number-columns-repeated="2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381" calcext:value-type="float">
            <text:p>544381</text:p>
          </table:table-cell>
          <table:table-cell office:value-type="float" office:value="1202000.34241583" calcext:value-type="float">
            <text:p>1202000.34241583</text:p>
          </table:table-cell>
          <table:table-cell table:number-columns-repeated="2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629" calcext:value-type="float">
            <text:p>523629</text:p>
          </table:table-cell>
          <table:table-cell office:value-type="float" office:value="1181127.37803381" calcext:value-type="float">
            <text:p>1181127.37803381</text:p>
          </table:table-cell>
          <table:table-cell table:number-columns-repeated="2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594" calcext:value-type="float">
            <text:p>502594</text:p>
          </table:table-cell>
          <table:table-cell office:value-type="float" office:value="1160249.42794046" calcext:value-type="float">
            <text:p>1160249.42794046</text:p>
          </table:table-cell>
          <table:table-cell table:number-columns-repeated="2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686" calcext:value-type="float">
            <text:p>481686</text:p>
          </table:table-cell>
          <table:table-cell office:value-type="float" office:value="1139370.5532346" calcext:value-type="float">
            <text:p>1139370.5532346</text:p>
          </table:table-cell>
          <table:table-cell table:number-columns-repeated="2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750" calcext:value-type="float">
            <text:p>460750</text:p>
          </table:table-cell>
          <table:table-cell office:value-type="float" office:value="1118489.92082738" calcext:value-type="float">
            <text:p>1118489.92082738</text:p>
          </table:table-cell>
          <table:table-cell table:number-columns-repeated="2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873" calcext:value-type="float">
            <text:p>437873</text:p>
          </table:table-cell>
          <table:table-cell office:value-type="float" office:value="1097547.861725" calcext:value-type="float">
            <text:p>1097547.861725</text:p>
          </table:table-cell>
          <table:table-cell table:number-columns-repeated="2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811" calcext:value-type="float">
            <text:p>418811</text:p>
          </table:table-cell>
          <table:table-cell office:value-type="float" office:value="1076663.650595" calcext:value-type="float">
            <text:p>1076663.650595</text:p>
          </table:table-cell>
          <table:table-cell table:number-columns-repeated="2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856" calcext:value-type="float">
            <text:p>397856</text:p>
          </table:table-cell>
          <table:table-cell office:value-type="float" office:value="1055777.26134592" calcext:value-type="float">
            <text:p>1055777.26134592</text:p>
          </table:table-cell>
          <table:table-cell table:number-columns-repeated="2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363" calcext:value-type="float">
            <text:p>377363</text:p>
          </table:table-cell>
          <table:table-cell office:value-type="float" office:value="1034902.97638143" calcext:value-type="float">
            <text:p>1034902.97638143</text:p>
          </table:table-cell>
          <table:table-cell table:number-columns-repeated="2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437" calcext:value-type="float">
            <text:p>356437</text:p>
          </table:table-cell>
          <table:table-cell office:value-type="float" office:value="1014027.10018508" calcext:value-type="float">
            <text:p>1014027.10018508</text:p>
          </table:table-cell>
          <table:table-cell table:number-columns-repeated="2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507" calcext:value-type="float">
            <text:p>335507</text:p>
          </table:table-cell>
          <table:table-cell office:value-type="float" office:value="993149.558640926" calcext:value-type="float">
            <text:p>993149.558640926</text:p>
          </table:table-cell>
          <table:table-cell table:number-columns-repeated="2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584" calcext:value-type="float">
            <text:p>314584</text:p>
          </table:table-cell>
          <table:table-cell office:value-type="float" office:value="972270.618375052" calcext:value-type="float">
            <text:p>972270.618375052</text:p>
          </table:table-cell>
          <table:table-cell table:number-columns-repeated="2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643" calcext:value-type="float">
            <text:p>293643</text:p>
          </table:table-cell>
          <table:table-cell office:value-type="float" office:value="951389.768578896" calcext:value-type="float">
            <text:p>951389.768578896</text:p>
          </table:table-cell>
          <table:table-cell table:number-columns-repeated="2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526" calcext:value-type="float">
            <text:p>272526</text:p>
          </table:table-cell>
          <table:table-cell office:value-type="float" office:value="930501.652622622" calcext:value-type="float">
            <text:p>930501.652622622</text:p>
          </table:table-cell>
          <table:table-cell table:number-columns-repeated="2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574" calcext:value-type="float">
            <text:p>251574</text:p>
          </table:table-cell>
          <table:table-cell office:value-type="float" office:value="909611.571003465" calcext:value-type="float">
            <text:p>909611.571003465</text:p>
          </table:table-cell>
          <table:table-cell table:number-columns-repeated="2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549" calcext:value-type="float">
            <text:p>230549</text:p>
          </table:table-cell>
          <table:table-cell office:value-type="float" office:value="888717.338049512" calcext:value-type="float">
            <text:p>888717.338049512</text:p>
          </table:table-cell>
          <table:table-cell table:number-columns-repeated="2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806" calcext:value-type="float">
            <text:p>209806</text:p>
          </table:table-cell>
          <table:table-cell office:value-type="float" office:value="867827.758417219" calcext:value-type="float">
            <text:p>867827.758417219</text:p>
          </table:table-cell>
          <table:table-cell table:number-columns-repeated="2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241" calcext:value-type="float">
            <text:p>189241</text:p>
          </table:table-cell>
          <table:table-cell office:value-type="float" office:value="846948.165850536" calcext:value-type="float">
            <text:p>846948.165850536</text:p>
          </table:table-cell>
          <table:table-cell table:number-columns-repeated="2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280" calcext:value-type="float">
            <text:p>168280</text:p>
          </table:table-cell>
          <table:table-cell office:value-type="float" office:value="826066.06843975" calcext:value-type="float">
            <text:p>826066.06843975</text:p>
          </table:table-cell>
          <table:table-cell table:number-columns-repeated="2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378" calcext:value-type="float">
            <text:p>147378</text:p>
          </table:table-cell>
          <table:table-cell office:value-type="float" office:value="805183.358641604" calcext:value-type="float">
            <text:p>805183.358641604</text:p>
          </table:table-cell>
          <table:table-cell table:number-columns-repeated="2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022" calcext:value-type="float">
            <text:p>126022</text:p>
          </table:table-cell>
          <table:table-cell office:value-type="float" office:value="784286.086068016" calcext:value-type="float">
            <text:p>784286.086068016</text:p>
          </table:table-cell>
          <table:table-cell table:number-columns-repeated="2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96" calcext:value-type="float">
            <text:p>105096</text:p>
          </table:table-cell>
          <table:table-cell office:value-type="float" office:value="763387.929573615" calcext:value-type="float">
            <text:p>763387.929573615</text:p>
          </table:table-cell>
          <table:table-cell table:number-columns-repeated="2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46" calcext:value-type="float">
            <text:p>84746</text:p>
          </table:table-cell>
          <table:table-cell office:value-type="float" office:value="742506.639432889" calcext:value-type="float">
            <text:p>742506.639432889</text:p>
          </table:table-cell>
          <table:table-cell table:number-columns-repeated="2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96" calcext:value-type="float">
            <text:p>63996</text:p>
          </table:table-cell>
          <table:table-cell office:value-type="float" office:value="721629.3889888" calcext:value-type="float">
            <text:p>721629.3889888</text:p>
          </table:table-cell>
          <table:table-cell table:number-columns-repeated="2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53" calcext:value-type="float">
            <text:p>43053</text:p>
          </table:table-cell>
          <table:table-cell office:value-type="float" office:value="700750.115481452" calcext:value-type="float">
            <text:p>700750.115481452</text:p>
          </table:table-cell>
          <table:table-cell table:number-columns-repeated="2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4" calcext:value-type="float">
            <text:p>19974</text:p>
          </table:table-cell>
          <table:table-cell office:value-type="float" office:value="679803.158082023" calcext:value-type="float">
            <text:p>679803.158082023</text:p>
          </table:table-cell>
          <table:table-cell table:number-columns-repeated="2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658914.630141038" calcext:value-type="float">
            <text:p>658914.630141038</text:p>
          </table:table-cell>
          <table:table-cell table:number-columns-repeated="2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35" calcext:value-type="float">
            <text:p>-9635</text:p>
          </table:table-cell>
          <table:table-cell office:value-type="float" office:value="638343.872290544" calcext:value-type="float">
            <text:p>638343.872290544</text:p>
          </table:table-cell>
          <table:table-cell table:number-columns-repeated="2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22" calcext:value-type="float">
            <text:p>-17922</text:p>
          </table:table-cell>
          <table:table-cell office:value-type="float" office:value="618151.076220066" calcext:value-type="float">
            <text:p>618151.076220066</text:p>
          </table:table-cell>
          <table:table-cell table:number-columns-repeated="2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115" calcext:value-type="float">
            <text:p>-26115</text:p>
          </table:table-cell>
          <table:table-cell office:value-type="float" office:value="598327.504644064" calcext:value-type="float">
            <text:p>598327.504644064</text:p>
          </table:table-cell>
          <table:table-cell table:number-columns-repeated="2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027" calcext:value-type="float">
            <text:p>-34027</text:p>
          </table:table-cell>
          <table:table-cell office:value-type="float" office:value="578870.442962708" calcext:value-type="float">
            <text:p>578870.442962708</text:p>
          </table:table-cell>
          <table:table-cell table:number-columns-repeated="2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861" calcext:value-type="float">
            <text:p>-41861</text:p>
          </table:table-cell>
          <table:table-cell office:value-type="float" office:value="559771.013948471" calcext:value-type="float">
            <text:p>559771.013948471</text:p>
          </table:table-cell>
          <table:table-cell table:number-columns-repeated="2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319" calcext:value-type="float">
            <text:p>-49319</text:p>
          </table:table-cell>
          <table:table-cell office:value-type="float" office:value="541029.782750056" calcext:value-type="float">
            <text:p>541029.782750056</text:p>
          </table:table-cell>
          <table:table-cell table:number-columns-repeated="2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894" calcext:value-type="float">
            <text:p>-55894</text:p>
          </table:table-cell>
          <table:table-cell office:value-type="float" office:value="522662.897126978" calcext:value-type="float">
            <text:p>522662.897126978</text:p>
          </table:table-cell>
          <table:table-cell table:number-columns-repeated="2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939" calcext:value-type="float">
            <text:p>-62939</text:p>
          </table:table-cell>
          <table:table-cell office:value-type="float" office:value="504644.377215378" calcext:value-type="float">
            <text:p>504644.377215378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649" calcext:value-type="float">
            <text:p>-69649</text:p>
          </table:table-cell>
          <table:table-cell office:value-type="float" office:value="486973.811762597" calcext:value-type="float">
            <text:p>486973.811762597</text:p>
          </table:table-cell>
          <table:table-cell table:number-columns-repeated="2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309" calcext:value-type="float">
            <text:p>-76309</text:p>
          </table:table-cell>
          <table:table-cell office:value-type="float" office:value="469642.032939133" calcext:value-type="float">
            <text:p>469642.032939133</text:p>
          </table:table-cell>
          <table:table-cell table:number-columns-repeated="2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361" calcext:value-type="float">
            <text:p>-83361</text:p>
          </table:table-cell>
          <table:table-cell office:value-type="float" office:value="452626.555002544" calcext:value-type="float">
            <text:p>452626.555002544</text:p>
          </table:table-cell>
          <table:table-cell table:number-columns-repeated="2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276" calcext:value-type="float">
            <text:p>-89276</text:p>
          </table:table-cell>
          <table:table-cell office:value-type="float" office:value="435952.630233235" calcext:value-type="float">
            <text:p>435952.630233235</text:p>
          </table:table-cell>
          <table:table-cell table:number-columns-repeated="2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455" calcext:value-type="float">
            <text:p>-95455</text:p>
          </table:table-cell>
          <table:table-cell office:value-type="float" office:value="419601.626226059" calcext:value-type="float">
            <text:p>419601.626226059</text:p>
          </table:table-cell>
          <table:table-cell table:number-columns-repeated="2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484" calcext:value-type="float">
            <text:p>-101484</text:p>
          </table:table-cell>
          <table:table-cell office:value-type="float" office:value="403568.22234218" calcext:value-type="float">
            <text:p>403568.22234218</text:p>
          </table:table-cell>
          <table:table-cell table:number-columns-repeated="2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189" calcext:value-type="float">
            <text:p>-107189</text:p>
          </table:table-cell>
          <table:table-cell office:value-type="float" office:value="387852.615500882" calcext:value-type="float">
            <text:p>387852.615500882</text:p>
          </table:table-cell>
          <table:table-cell table:number-columns-repeated="2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884" calcext:value-type="float">
            <text:p>-112884</text:p>
          </table:table-cell>
          <table:table-cell office:value-type="float" office:value="372445.335023932" calcext:value-type="float">
            <text:p>372445.335023932</text:p>
          </table:table-cell>
          <table:table-cell table:number-columns-repeated="2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629" calcext:value-type="float">
            <text:p>-118629</text:p>
          </table:table-cell>
          <table:table-cell office:value-type="float" office:value="357335.355484734" calcext:value-type="float">
            <text:p>357335.355484734</text:p>
          </table:table-cell>
          <table:table-cell table:number-columns-repeated="2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197" calcext:value-type="float">
            <text:p>-124197</text:p>
          </table:table-cell>
          <table:table-cell office:value-type="float" office:value="342518.975315973" calcext:value-type="float">
            <text:p>342518.975315973</text:p>
          </table:table-cell>
          <table:table-cell table:number-columns-repeated="2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9463" calcext:value-type="float">
            <text:p>-129463</text:p>
          </table:table-cell>
          <table:table-cell office:value-type="float" office:value="327996.452998558" calcext:value-type="float">
            <text:p>327996.452998558</text:p>
          </table:table-cell>
          <table:table-cell table:number-columns-repeated="2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4746" calcext:value-type="float">
            <text:p>-134746</text:p>
          </table:table-cell>
          <table:table-cell office:value-type="float" office:value="313758.223675526" calcext:value-type="float">
            <text:p>313758.223675526</text:p>
          </table:table-cell>
          <table:table-cell table:number-columns-repeated="2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954" calcext:value-type="float">
            <text:p>-139954</text:p>
          </table:table-cell>
          <table:table-cell office:value-type="float" office:value="299797.847562433" calcext:value-type="float">
            <text:p>299797.847562433</text:p>
          </table:table-cell>
          <table:table-cell table:number-columns-repeated="2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085" calcext:value-type="float">
            <text:p>-145085</text:p>
          </table:table-cell>
          <table:table-cell office:value-type="float" office:value="286109.144560512" calcext:value-type="float">
            <text:p>286109.144560512</text:p>
          </table:table-cell>
          <table:table-cell table:number-columns-repeated="2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506" calcext:value-type="float">
            <text:p>-150506</text:p>
          </table:table-cell>
          <table:table-cell office:value-type="float" office:value="272674.832420188" calcext:value-type="float">
            <text:p>272674.832420188</text:p>
          </table:table-cell>
          <table:table-cell table:number-columns-repeated="2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000" calcext:value-type="float">
            <text:p>-155000</text:p>
          </table:table-cell>
          <table:table-cell office:value-type="float" office:value="259515.606807259" calcext:value-type="float">
            <text:p>259515.606807259</text:p>
          </table:table-cell>
          <table:table-cell table:number-columns-repeated="2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841" calcext:value-type="float">
            <text:p>-159841</text:p>
          </table:table-cell>
          <table:table-cell office:value-type="float" office:value="246612.326597805" calcext:value-type="float">
            <text:p>246612.326597805</text:p>
          </table:table-cell>
          <table:table-cell table:number-columns-repeated="2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4480" calcext:value-type="float">
            <text:p>-164480</text:p>
          </table:table-cell>
          <table:table-cell office:value-type="float" office:value="233963.331933257" calcext:value-type="float">
            <text:p>233963.331933257</text:p>
          </table:table-cell>
          <table:table-cell table:number-columns-repeated="2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9149" calcext:value-type="float">
            <text:p>-169149</text:p>
          </table:table-cell>
          <table:table-cell office:value-type="float" office:value="221559.87556608" calcext:value-type="float">
            <text:p>221559.87556608</text:p>
          </table:table-cell>
          <table:table-cell table:number-columns-repeated="2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4176" calcext:value-type="float">
            <text:p>-174176</text:p>
          </table:table-cell>
          <table:table-cell office:value-type="float" office:value="209383.387087124" calcext:value-type="float">
            <text:p>209383.387087124</text:p>
          </table:table-cell>
          <table:table-cell table:number-columns-repeated="2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8280" calcext:value-type="float">
            <text:p>-178280</text:p>
          </table:table-cell>
          <table:table-cell office:value-type="float" office:value="197455.282869059" calcext:value-type="float">
            <text:p>197455.282869059</text:p>
          </table:table-cell>
          <table:table-cell table:number-columns-repeated="2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732" calcext:value-type="float">
            <text:p>-182732</text:p>
          </table:table-cell>
          <table:table-cell office:value-type="float" office:value="185757.212626934" calcext:value-type="float">
            <text:p>185757.212626934</text:p>
          </table:table-cell>
          <table:table-cell table:number-columns-repeated="2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7001" calcext:value-type="float">
            <text:p>-187001</text:p>
          </table:table-cell>
          <table:table-cell office:value-type="float" office:value="174287.72916149" calcext:value-type="float">
            <text:p>174287.72916149</text:p>
          </table:table-cell>
          <table:table-cell table:number-columns-repeated="2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1322" calcext:value-type="float">
            <text:p>-191322</text:p>
          </table:table-cell>
          <table:table-cell office:value-type="float" office:value="163038.199033444" calcext:value-type="float">
            <text:p>163038.199033444</text:p>
          </table:table-cell>
          <table:table-cell table:number-columns-repeated="2"/>
        </table:table-row>
        <table:table-row table:style-name="ro1">
          <table:table-cell office:value-type="float" office:value="10024" calcext:value-type="float">
            <text:p>1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568" calcext:value-type="float">
            <text:p>-195568</text:p>
          </table:table-cell>
          <table:table-cell office:value-type="float" office:value="152004.162140107" calcext:value-type="float">
            <text:p>152004.162140107</text:p>
          </table:table-cell>
          <table:table-cell table:number-columns-repeated="2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9703" calcext:value-type="float">
            <text:p>-199703</text:p>
          </table:table-cell>
          <table:table-cell office:value-type="float" office:value="141182.403305027" calcext:value-type="float">
            <text:p>141182.403305027</text:p>
          </table:table-cell>
          <table:table-cell table:number-columns-repeated="2"/>
        </table:table-row>
        <table:table-row table:style-name="ro1">
          <table:table-cell office:value-type="float" office:value="10075" calcext:value-type="float">
            <text:p>1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3897" calcext:value-type="float">
            <text:p>-203897</text:p>
          </table:table-cell>
          <table:table-cell office:value-type="float" office:value="130564.575511026" calcext:value-type="float">
            <text:p>130564.575511026</text:p>
          </table:table-cell>
          <table:table-cell table:number-columns-repeated="2"/>
        </table:table-row>
        <table:table-row table:style-name="ro1">
          <table:table-cell office:value-type="float" office:value="10102" calcext:value-type="float">
            <text:p>1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963" calcext:value-type="float">
            <text:p>-207963</text:p>
          </table:table-cell>
          <table:table-cell office:value-type="float" office:value="120148.342418379" calcext:value-type="float">
            <text:p>120148.342418379</text:p>
          </table:table-cell>
          <table:table-cell table:number-columns-repeated="2"/>
        </table:table-row>
        <table:table-row table:style-name="ro1">
          <table:table-cell office:value-type="float" office:value="10128" calcext:value-type="float">
            <text:p>1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1980" calcext:value-type="float">
            <text:p>-211980</text:p>
          </table:table-cell>
          <table:table-cell office:value-type="float" office:value="109929.008805506" calcext:value-type="float">
            <text:p>109929.008805506</text:p>
          </table:table-cell>
          <table:table-cell table:number-columns-repeated="2"/>
        </table:table-row>
        <table:table-row table:style-name="ro1">
          <table:table-cell office:value-type="float" office:value="10154" calcext:value-type="float">
            <text:p>10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5845" calcext:value-type="float">
            <text:p>-215845</text:p>
          </table:table-cell>
          <table:table-cell office:value-type="float" office:value="99905.1931499517" calcext:value-type="float">
            <text:p>99905.1931499517</text:p>
          </table:table-cell>
          <table:table-cell table:number-columns-repeated="2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9812" calcext:value-type="float">
            <text:p>-219812</text:p>
          </table:table-cell>
          <table:table-cell office:value-type="float" office:value="90067.7410530302" calcext:value-type="float">
            <text:p>90067.7410530302</text:p>
          </table:table-cell>
          <table:table-cell table:number-columns-repeated="2"/>
        </table:table-row>
        <table:table-row table:style-name="ro1">
          <table:table-cell office:value-type="float" office:value="10204" calcext:value-type="float">
            <text:p>10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3684" calcext:value-type="float">
            <text:p>-223684</text:p>
          </table:table-cell>
          <table:table-cell office:value-type="float" office:value="80413.8413283215" calcext:value-type="float">
            <text:p>80413.8413283215</text:p>
          </table:table-cell>
          <table:table-cell table:number-columns-repeated="2"/>
        </table:table-row>
        <table:table-row table:style-name="ro1">
          <table:table-cell office:value-type="float" office:value="10230" calcext:value-type="float">
            <text:p>10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7135" calcext:value-type="float">
            <text:p>-227135</text:p>
          </table:table-cell>
          <table:table-cell office:value-type="float" office:value="70950.8000566809" calcext:value-type="float">
            <text:p>70950.8000566809</text:p>
          </table:table-cell>
          <table:table-cell table:number-columns-repeated="2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0816" calcext:value-type="float">
            <text:p>-230816</text:p>
          </table:table-cell>
          <table:table-cell office:value-type="float" office:value="61665.6677472445" calcext:value-type="float">
            <text:p>61665.6677472445</text:p>
          </table:table-cell>
          <table:table-cell table:number-columns-repeated="2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4541" calcext:value-type="float">
            <text:p>-234541</text:p>
          </table:table-cell>
          <table:table-cell office:value-type="float" office:value="52551.6164319447" calcext:value-type="float">
            <text:p>52551.6164319447</text:p>
          </table:table-cell>
          <table:table-cell table:number-columns-repeated="2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179" calcext:value-type="float">
            <text:p>-238179</text:p>
          </table:table-cell>
          <table:table-cell office:value-type="float" office:value="43606.0590032695" calcext:value-type="float">
            <text:p>43606.0590032695</text:p>
          </table:table-cell>
          <table:table-cell table:number-columns-repeated="2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875" calcext:value-type="float">
            <text:p>-241875</text:p>
          </table:table-cell>
          <table:table-cell office:value-type="float" office:value="34822.0264185535" calcext:value-type="float">
            <text:p>34822.0264185535</text:p>
          </table:table-cell>
          <table:table-cell table:number-columns-repeated="2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5451" calcext:value-type="float">
            <text:p>-245451</text:p>
          </table:table-cell>
          <table:table-cell office:value-type="float" office:value="26198.2409902903" calcext:value-type="float">
            <text:p>26198.2409902903</text:p>
          </table:table-cell>
          <table:table-cell table:number-columns-repeated="2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8980" calcext:value-type="float">
            <text:p>-248980</text:p>
          </table:table-cell>
          <table:table-cell office:value-type="float" office:value="17731.2181905891" calcext:value-type="float">
            <text:p>17731.2181905891</text:p>
          </table:table-cell>
          <table:table-cell table:number-columns-repeated="2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2417" calcext:value-type="float">
            <text:p>-252417</text:p>
          </table:table-cell>
          <table:table-cell office:value-type="float" office:value="9418.96532318632" calcext:value-type="float">
            <text:p>9418.96532318632</text:p>
          </table:table-cell>
          <table:table-cell table:number-columns-repeated="2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5889" calcext:value-type="float">
            <text:p>-255889</text:p>
          </table:table-cell>
          <table:table-cell office:value-type="float" office:value="1255.64331324212" calcext:value-type="float">
            <text:p>1255.64331324212</text:p>
          </table:table-cell>
          <table:table-cell table:number-columns-repeated="2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9266" calcext:value-type="float">
            <text:p>-259266</text:p>
          </table:table-cell>
          <table:table-cell office:value-type="float" office:value="-6760.40725024225" calcext:value-type="float">
            <text:p>-6760.40725024225</text:p>
          </table:table-cell>
          <table:table-cell table:number-columns-repeated="2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2715" calcext:value-type="float">
            <text:p>-262715</text:p>
          </table:table-cell>
          <table:table-cell office:value-type="float" office:value="-14635.933181004" calcext:value-type="float">
            <text:p>-14635.933181004</text:p>
          </table:table-cell>
          <table:table-cell table:number-columns-repeated="2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6061" calcext:value-type="float">
            <text:p>-266061</text:p>
          </table:table-cell>
          <table:table-cell office:value-type="float" office:value="-22372.089083127" calcext:value-type="float">
            <text:p>-22372.089083127</text:p>
          </table:table-cell>
          <table:table-cell table:number-columns-repeated="2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9307" calcext:value-type="float">
            <text:p>-269307</text:p>
          </table:table-cell>
          <table:table-cell office:value-type="float" office:value="-29970.0863421077" calcext:value-type="float">
            <text:p>-29970.0863421077</text:p>
          </table:table-cell>
          <table:table-cell table:number-columns-repeated="2"/>
        </table:table-row>
        <table:table-row table:style-name="ro1">
          <table:table-cell office:value-type="float" office:value="10568" calcext:value-type="float">
            <text:p>10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2592" calcext:value-type="float">
            <text:p>-272592</text:p>
          </table:table-cell>
          <table:table-cell office:value-type="float" office:value="-37435.3759931198" calcext:value-type="float">
            <text:p>-37435.3759931198</text:p>
          </table:table-cell>
          <table:table-cell table:number-columns-repeated="2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6139" calcext:value-type="float">
            <text:p>-276139</text:p>
          </table:table-cell>
          <table:table-cell office:value-type="float" office:value="-44780.1028856392" calcext:value-type="float">
            <text:p>-44780.1028856392</text:p>
          </table:table-cell>
          <table:table-cell table:number-columns-repeated="2"/>
        </table:table-row>
        <table:table-row table:style-name="ro1">
          <table:table-cell office:value-type="float" office:value="10620" calcext:value-type="float">
            <text:p>10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9082" calcext:value-type="float">
            <text:p>-279082</text:p>
          </table:table-cell>
          <table:table-cell office:value-type="float" office:value="-51989.3920276195" calcext:value-type="float">
            <text:p>-51989.3920276195</text:p>
          </table:table-cell>
          <table:table-cell table:number-columns-repeated="2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2204" calcext:value-type="float">
            <text:p>-282204</text:p>
          </table:table-cell>
          <table:table-cell office:value-type="float" office:value="-59072.9184267697" calcext:value-type="float">
            <text:p>-59072.9184267697</text:p>
          </table:table-cell>
          <table:table-cell table:number-columns-repeated="2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5428" calcext:value-type="float">
            <text:p>-285428</text:p>
          </table:table-cell>
          <table:table-cell office:value-type="float" office:value="-66037.6901674844" calcext:value-type="float">
            <text:p>-66037.6901674844</text:p>
          </table:table-cell>
          <table:table-cell table:number-columns-repeated="2"/>
        </table:table-row>
        <table:table-row table:style-name="ro1">
          <table:table-cell office:value-type="float" office:value="10697" calcext:value-type="float">
            <text:p>10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8535" calcext:value-type="float">
            <text:p>-288535</text:p>
          </table:table-cell>
          <table:table-cell office:value-type="float" office:value="-72883.7612392541" calcext:value-type="float">
            <text:p>-72883.7612392541</text:p>
          </table:table-cell>
          <table:table-cell table:number-columns-repeated="2"/>
        </table:table-row>
        <table:table-row table:style-name="ro1">
          <table:table-cell office:value-type="float" office:value="10723" calcext:value-type="float">
            <text:p>10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1595" calcext:value-type="float">
            <text:p>-291595</text:p>
          </table:table-cell>
          <table:table-cell office:value-type="float" office:value="-79613.3378165079" calcext:value-type="float">
            <text:p>-79613.3378165079</text:p>
          </table:table-cell>
          <table:table-cell table:number-columns-repeated="2"/>
        </table:table-row>
        <table:table-row table:style-name="ro1">
          <table:table-cell office:value-type="float" office:value="10750" calcext:value-type="float">
            <text:p>10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4593" calcext:value-type="float">
            <text:p>-294593</text:p>
          </table:table-cell>
          <table:table-cell office:value-type="float" office:value="-86228.096652923" calcext:value-type="float">
            <text:p>-86228.096652923</text:p>
          </table:table-cell>
          <table:table-cell table:number-columns-repeated="2"/>
        </table:table-row>
        <table:table-row table:style-name="ro1">
          <table:table-cell office:value-type="float" office:value="10776" calcext:value-type="float">
            <text:p>10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7660" calcext:value-type="float">
            <text:p>-297660</text:p>
          </table:table-cell>
          <table:table-cell office:value-type="float" office:value="-92733.6936789869" calcext:value-type="float">
            <text:p>-92733.6936789869</text:p>
          </table:table-cell>
          <table:table-cell table:number-columns-repeated="2"/>
        </table:table-row>
        <table:table-row table:style-name="ro1">
          <table:table-cell office:value-type="float" office:value="10802" calcext:value-type="float">
            <text:p>10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0922" calcext:value-type="float">
            <text:p>-300922</text:p>
          </table:table-cell>
          <table:table-cell office:value-type="float" office:value="-99139.4877196334" calcext:value-type="float">
            <text:p>-99139.4877196334</text:p>
          </table:table-cell>
          <table:table-cell table:number-columns-repeated="2"/>
        </table:table-row>
        <table:table-row table:style-name="ro1">
          <table:table-cell office:value-type="float" office:value="10828" calcext:value-type="float">
            <text:p>10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651" calcext:value-type="float">
            <text:p>-303651</text:p>
          </table:table-cell>
          <table:table-cell office:value-type="float" office:value="-105432.149635952" calcext:value-type="float">
            <text:p>-105432.149635952</text:p>
          </table:table-cell>
          <table:table-cell table:number-columns-repeated="2"/>
        </table:table-row>
        <table:table-row table:style-name="ro1">
          <table:table-cell office:value-type="float" office:value="10854" calcext:value-type="float">
            <text:p>10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6597" calcext:value-type="float">
            <text:p>-306597</text:p>
          </table:table-cell>
          <table:table-cell office:value-type="float" office:value="-111621.837339462" calcext:value-type="float">
            <text:p>-111621.837339462</text:p>
          </table:table-cell>
          <table:table-cell table:number-columns-repeated="2"/>
        </table:table-row>
        <table:table-row table:style-name="ro1">
          <table:table-cell office:value-type="float" office:value="10880" calcext:value-type="float">
            <text:p>10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9456" calcext:value-type="float">
            <text:p>-309456</text:p>
          </table:table-cell>
          <table:table-cell office:value-type="float" office:value="-117709.042344401" calcext:value-type="float">
            <text:p>-117709.042344401</text:p>
          </table:table-cell>
          <table:table-cell table:number-columns-repeated="2"/>
        </table:table-row>
        <table:table-row table:style-name="ro1">
          <table:table-cell office:value-type="float" office:value="10905" calcext:value-type="float">
            <text:p>10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2424" calcext:value-type="float">
            <text:p>-312424</text:p>
          </table:table-cell>
          <table:table-cell office:value-type="float" office:value="-123700.271810727" calcext:value-type="float">
            <text:p>-123700.271810727</text:p>
          </table:table-cell>
          <table:table-cell table:number-columns-repeated="2"/>
        </table:table-row>
        <table:table-row table:style-name="ro1">
          <table:table-cell office:value-type="float" office:value="10930" calcext:value-type="float">
            <text:p>10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5309" calcext:value-type="float">
            <text:p>-315309</text:p>
          </table:table-cell>
          <table:table-cell office:value-type="float" office:value="-129595.924985782" calcext:value-type="float">
            <text:p>-129595.924985782</text:p>
          </table:table-cell>
          <table:table-cell table:number-columns-repeated="2"/>
        </table:table-row>
        <table:table-row table:style-name="ro1">
          <table:table-cell office:value-type="float" office:value="10956" calcext:value-type="float">
            <text:p>1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7888" calcext:value-type="float">
            <text:p>-317888</text:p>
          </table:table-cell>
          <table:table-cell office:value-type="float" office:value="-135389.527293912" calcext:value-type="float">
            <text:p>-135389.527293912</text:p>
          </table:table-cell>
          <table:table-cell table:number-columns-repeated="2"/>
        </table:table-row>
        <table:table-row table:style-name="ro1"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0741" calcext:value-type="float">
            <text:p>-320741</text:p>
          </table:table-cell>
          <table:table-cell office:value-type="float" office:value="-141092.649531022" calcext:value-type="float">
            <text:p>-141092.649531022</text:p>
          </table:table-cell>
          <table:table-cell table:number-columns-repeated="2"/>
        </table:table-row>
        <table:table-row table:style-name="ro1">
          <table:table-cell office:value-type="float" office:value="11008" calcext:value-type="float">
            <text:p>1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3500" calcext:value-type="float">
            <text:p>-323500</text:p>
          </table:table-cell>
          <table:table-cell office:value-type="float" office:value="-146705.183391606" calcext:value-type="float">
            <text:p>-146705.183391606</text:p>
          </table:table-cell>
          <table:table-cell table:number-columns-repeated="2"/>
        </table:table-row>
        <table:table-row table:style-name="ro1">
          <table:table-cell office:value-type="float" office:value="11033" calcext:value-type="float">
            <text:p>1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6320" calcext:value-type="float">
            <text:p>-326320</text:p>
          </table:table-cell>
          <table:table-cell office:value-type="float" office:value="-152231.793133403" calcext:value-type="float">
            <text:p>-152231.793133403</text:p>
          </table:table-cell>
          <table:table-cell table:number-columns-repeated="2"/>
        </table:table-row>
        <table:table-row table:style-name="ro1">
          <table:table-cell office:value-type="float" office:value="11060" calcext:value-type="float">
            <text:p>11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070" calcext:value-type="float">
            <text:p>-329070</text:p>
          </table:table-cell>
          <table:table-cell office:value-type="float" office:value="-157672.968729298" calcext:value-type="float">
            <text:p>-157672.968729298</text:p>
          </table:table-cell>
          <table:table-cell table:number-columns-repeated="2"/>
        </table:table-row>
        <table:table-row table:style-name="ro1">
          <table:table-cell office:value-type="float" office:value="11086" calcext:value-type="float">
            <text:p>11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741" calcext:value-type="float">
            <text:p>-331741</text:p>
          </table:table-cell>
          <table:table-cell office:value-type="float" office:value="-163028.908153012" calcext:value-type="float">
            <text:p>-163028.908153012</text:p>
          </table:table-cell>
          <table:table-cell table:number-columns-repeated="2"/>
        </table:table-row>
        <table:table-row table:style-name="ro1">
          <table:table-cell office:value-type="float" office:value="11112" calcext:value-type="float">
            <text:p>11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4463" calcext:value-type="float">
            <text:p>-334463</text:p>
          </table:table-cell>
          <table:table-cell office:value-type="float" office:value="-168303.803286765" calcext:value-type="float">
            <text:p>-168303.803286765</text:p>
          </table:table-cell>
          <table:table-cell table:number-columns-repeated="2"/>
        </table:table-row>
        <table:table-row table:style-name="ro1">
          <table:table-cell office:value-type="float" office:value="11138" calcext:value-type="float">
            <text:p>11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7144" calcext:value-type="float">
            <text:p>-337144</text:p>
          </table:table-cell>
          <table:table-cell office:value-type="float" office:value="-173498.886262557" calcext:value-type="float">
            <text:p>-173498.886262557</text:p>
          </table:table-cell>
          <table:table-cell table:number-columns-repeated="2"/>
        </table:table-row>
        <table:table-row table:style-name="ro1">
          <table:table-cell office:value-type="float" office:value="11164" calcext:value-type="float">
            <text:p>1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9832" calcext:value-type="float">
            <text:p>-339832</text:p>
          </table:table-cell>
          <table:table-cell office:value-type="float" office:value="-178616.828223709" calcext:value-type="float">
            <text:p>-178616.828223709</text:p>
          </table:table-cell>
          <table:table-cell table:number-columns-repeated="2"/>
        </table:table-row>
        <table:table-row table:style-name="ro1">
          <table:table-cell office:value-type="float" office:value="11189" calcext:value-type="float">
            <text:p>11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2550" calcext:value-type="float">
            <text:p>-342550</text:p>
          </table:table-cell>
          <table:table-cell office:value-type="float" office:value="-183660.925816826" calcext:value-type="float">
            <text:p>-183660.925816826</text:p>
          </table:table-cell>
          <table:table-cell table:number-columns-repeated="2"/>
        </table:table-row>
        <table:table-row table:style-name="ro1">
          <table:table-cell office:value-type="float" office:value="11216" calcext:value-type="float">
            <text:p>1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5109" calcext:value-type="float">
            <text:p>-345109</text:p>
          </table:table-cell>
          <table:table-cell office:value-type="float" office:value="-188628.558868616" calcext:value-type="float">
            <text:p>-188628.558868616</text:p>
          </table:table-cell>
          <table:table-cell table:number-columns-repeated="2"/>
        </table:table-row>
        <table:table-row table:style-name="ro1">
          <table:table-cell office:value-type="float" office:value="11242" calcext:value-type="float">
            <text:p>11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7731" calcext:value-type="float">
            <text:p>-347731</text:p>
          </table:table-cell>
          <table:table-cell office:value-type="float" office:value="-193524.018595735" calcext:value-type="float">
            <text:p>-193524.018595735</text:p>
          </table:table-cell>
          <table:table-cell table:number-columns-repeated="2"/>
        </table:table-row>
        <table:table-row table:style-name="ro1">
          <table:table-cell office:value-type="float" office:value="11268" calcext:value-type="float">
            <text:p>11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0346" calcext:value-type="float">
            <text:p>-350346</text:p>
          </table:table-cell>
          <table:table-cell office:value-type="float" office:value="-198349.310331251" calcext:value-type="float">
            <text:p>-198349.310331251</text:p>
          </table:table-cell>
          <table:table-cell table:number-columns-repeated="2"/>
        </table:table-row>
        <table:table-row table:style-name="ro1">
          <table:table-cell office:value-type="float" office:value="11293" calcext:value-type="float">
            <text:p>11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2915" calcext:value-type="float">
            <text:p>-352915</text:p>
          </table:table-cell>
          <table:table-cell office:value-type="float" office:value="-203105.177705674" calcext:value-type="float">
            <text:p>-203105.177705674</text:p>
          </table:table-cell>
          <table:table-cell table:number-columns-repeated="2"/>
        </table:table-row>
        <table:table-row table:style-name="ro1">
          <table:table-cell office:value-type="float" office:value="11320" calcext:value-type="float">
            <text:p>11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5467" calcext:value-type="float">
            <text:p>-355467</text:p>
          </table:table-cell>
          <table:table-cell office:value-type="float" office:value="-207793.233776269" calcext:value-type="float">
            <text:p>-207793.233776269</text:p>
          </table:table-cell>
          <table:table-cell table:number-columns-repeated="2"/>
        </table:table-row>
        <table:table-row table:style-name="ro1"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7964" calcext:value-type="float">
            <text:p>-357964</text:p>
          </table:table-cell>
          <table:table-cell office:value-type="float" office:value="-212413.872736999" calcext:value-type="float">
            <text:p>-212413.872736999</text:p>
          </table:table-cell>
          <table:table-cell table:number-columns-repeated="2"/>
        </table:table-row>
        <table:table-row table:style-name="ro1">
          <table:table-cell office:value-type="float" office:value="11371" calcext:value-type="float">
            <text:p>11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538" calcext:value-type="float">
            <text:p>-360538</text:p>
          </table:table-cell>
          <table:table-cell office:value-type="float" office:value="-216971.538191245" calcext:value-type="float">
            <text:p>-216971.538191245</text:p>
          </table:table-cell>
          <table:table-cell table:number-columns-repeated="2"/>
        </table:table-row>
        <table:table-row table:style-name="ro1">
          <table:table-cell office:value-type="float" office:value="11398" calcext:value-type="float">
            <text:p>11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3043" calcext:value-type="float">
            <text:p>-363043</text:p>
          </table:table-cell>
          <table:table-cell office:value-type="float" office:value="-221466.044708438" calcext:value-type="float">
            <text:p>-221466.044708438</text:p>
          </table:table-cell>
          <table:table-cell table:number-columns-repeated="2"/>
        </table:table-row>
        <table:table-row table:style-name="ro1">
          <table:table-cell office:value-type="float" office:value="11424" calcext:value-type="float">
            <text:p>11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5524" calcext:value-type="float">
            <text:p>-365524</text:p>
          </table:table-cell>
          <table:table-cell office:value-type="float" office:value="-225898.597178947" calcext:value-type="float">
            <text:p>-225898.597178947</text:p>
          </table:table-cell>
          <table:table-cell table:number-columns-repeated="2"/>
        </table:table-row>
        <table:table-row table:style-name="ro1">
          <table:table-cell office:value-type="float" office:value="11450" calcext:value-type="float">
            <text:p>11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7954" calcext:value-type="float">
            <text:p>-367954</text:p>
          </table:table-cell>
          <table:table-cell office:value-type="float" office:value="-230269.532650364" calcext:value-type="float">
            <text:p>-230269.532650364</text:p>
          </table:table-cell>
          <table:table-cell table:number-columns-repeated="2"/>
        </table:table-row>
        <table:table-row table:style-name="ro1">
          <table:table-cell office:value-type="float" office:value="11476" calcext:value-type="float">
            <text:p>11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0395" calcext:value-type="float">
            <text:p>-370395</text:p>
          </table:table-cell>
          <table:table-cell office:value-type="float" office:value="-234581.085491892" calcext:value-type="float">
            <text:p>-234581.085491892</text:p>
          </table:table-cell>
          <table:table-cell table:number-columns-repeated="2"/>
        </table:table-row>
        <table:table-row table:style-name="ro1">
          <table:table-cell office:value-type="float" office:value="11502" calcext:value-type="float">
            <text:p>11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2816" calcext:value-type="float">
            <text:p>-372816</text:p>
          </table:table-cell>
          <table:table-cell office:value-type="float" office:value="-238834.467476756" calcext:value-type="float">
            <text:p>-238834.467476756</text:p>
          </table:table-cell>
          <table:table-cell table:number-columns-repeated="2"/>
        </table:table-row>
        <table:table-row table:style-name="ro1">
          <table:table-cell office:value-type="float" office:value="11528" calcext:value-type="float">
            <text:p>1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5247" calcext:value-type="float">
            <text:p>-375247</text:p>
          </table:table-cell>
          <table:table-cell office:value-type="float" office:value="-243031.776169779" calcext:value-type="float">
            <text:p>-243031.776169779</text:p>
          </table:table-cell>
          <table:table-cell table:number-columns-repeated="2"/>
        </table:table-row>
        <table:table-row table:style-name="ro1">
          <table:table-cell office:value-type="float" office:value="11554" calcext:value-type="float">
            <text:p>11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7639" calcext:value-type="float">
            <text:p>-377639</text:p>
          </table:table-cell>
          <table:table-cell office:value-type="float" office:value="-247173.536903017" calcext:value-type="float">
            <text:p>-247173.536903017</text:p>
          </table:table-cell>
          <table:table-cell table:number-columns-repeated="2"/>
        </table:table-row>
        <table:table-row table:style-name="ro1">
          <table:table-cell office:value-type="float" office:value="11580" calcext:value-type="float">
            <text:p>11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0050" calcext:value-type="float">
            <text:p>-380050</text:p>
          </table:table-cell>
          <table:table-cell office:value-type="float" office:value="-251262.043459847" calcext:value-type="float">
            <text:p>-251262.043459847</text:p>
          </table:table-cell>
          <table:table-cell table:number-columns-repeated="2"/>
        </table:table-row>
        <table:table-row table:style-name="ro1">
          <table:table-cell office:value-type="float" office:value="11606" calcext:value-type="float">
            <text:p>11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2428" calcext:value-type="float">
            <text:p>-382428</text:p>
          </table:table-cell>
          <table:table-cell office:value-type="float" office:value="-255297.919045698" calcext:value-type="float">
            <text:p>-255297.919045698</text:p>
          </table:table-cell>
          <table:table-cell table:number-columns-repeated="2"/>
        </table:table-row>
        <table:table-row table:style-name="ro1">
          <table:table-cell office:value-type="float" office:value="11632" calcext:value-type="float">
            <text:p>11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4994" calcext:value-type="float">
            <text:p>-384994</text:p>
          </table:table-cell>
          <table:table-cell office:value-type="float" office:value="-259288.567690446" calcext:value-type="float">
            <text:p>-259288.567690446</text:p>
          </table:table-cell>
          <table:table-cell table:number-columns-repeated="2"/>
        </table:table-row>
        <table:table-row table:style-name="ro1">
          <table:table-cell office:value-type="float" office:value="11657" calcext:value-type="float">
            <text:p>11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7143" calcext:value-type="float">
            <text:p>-387143</text:p>
          </table:table-cell>
          <table:table-cell office:value-type="float" office:value="-263222.550223047" calcext:value-type="float">
            <text:p>-263222.550223047</text:p>
          </table:table-cell>
          <table:table-cell table:number-columns-repeated="2"/>
        </table:table-row>
        <table:table-row table:style-name="ro1">
          <table:table-cell office:value-type="float" office:value="11684" calcext:value-type="float">
            <text:p>11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9449" calcext:value-type="float">
            <text:p>-389449</text:p>
          </table:table-cell>
          <table:table-cell office:value-type="float" office:value="-267106.440985415" calcext:value-type="float">
            <text:p>-267106.440985415</text:p>
          </table:table-cell>
          <table:table-cell table:number-columns-repeated="2"/>
        </table:table-row>
        <table:table-row table:style-name="ro1">
          <table:table-cell office:value-type="float" office:value="11710" calcext:value-type="float">
            <text:p>11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1746" calcext:value-type="float">
            <text:p>-391746</text:p>
          </table:table-cell>
          <table:table-cell office:value-type="float" office:value="-270941.50433971" calcext:value-type="float">
            <text:p>-270941.50433971</text:p>
          </table:table-cell>
          <table:table-cell table:number-columns-repeated="2"/>
        </table:table-row>
        <table:table-row table:style-name="ro1">
          <table:table-cell office:value-type="float" office:value="11736" calcext:value-type="float">
            <text:p>11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4039" calcext:value-type="float">
            <text:p>-394039</text:p>
          </table:table-cell>
          <table:table-cell office:value-type="float" office:value="-274729.119590796" calcext:value-type="float">
            <text:p>-274729.119590796</text:p>
          </table:table-cell>
          <table:table-cell table:number-columns-repeated="2"/>
        </table:table-row>
        <table:table-row table:style-name="ro1">
          <table:table-cell office:value-type="float" office:value="11762" calcext:value-type="float">
            <text:p>11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6523" calcext:value-type="float">
            <text:p>-396523</text:p>
          </table:table-cell>
          <table:table-cell office:value-type="float" office:value="-278476.623603387" calcext:value-type="float">
            <text:p>-278476.623603387</text:p>
          </table:table-cell>
          <table:table-cell table:number-columns-repeated="2"/>
        </table:table-row>
        <table:table-row table:style-name="ro1">
          <table:table-cell office:value-type="float" office:value="11787" calcext:value-type="float">
            <text:p>11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8651" calcext:value-type="float">
            <text:p>-398651</text:p>
          </table:table-cell>
          <table:table-cell office:value-type="float" office:value="-282174.296723283" calcext:value-type="float">
            <text:p>-282174.296723283</text:p>
          </table:table-cell>
          <table:table-cell table:number-columns-repeated="2"/>
        </table:table-row>
        <table:table-row table:style-name="ro1">
          <table:table-cell office:value-type="float" office:value="11813" calcext:value-type="float">
            <text:p>11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0887" calcext:value-type="float">
            <text:p>-400887</text:p>
          </table:table-cell>
          <table:table-cell office:value-type="float" office:value="-285826.995285643" calcext:value-type="float">
            <text:p>-285826.995285643</text:p>
          </table:table-cell>
          <table:table-cell table:number-columns-repeated="2"/>
        </table:table-row>
        <table:table-row table:style-name="ro1">
          <table:table-cell office:value-type="float" office:value="11840" calcext:value-type="float">
            <text:p>11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3109" calcext:value-type="float">
            <text:p>-403109</text:p>
          </table:table-cell>
          <table:table-cell office:value-type="float" office:value="-289435.672353777" calcext:value-type="float">
            <text:p>-289435.672353777</text:p>
          </table:table-cell>
          <table:table-cell table:number-columns-repeated="2"/>
        </table:table-row>
        <table:table-row table:style-name="ro1">
          <table:table-cell office:value-type="float" office:value="11866" calcext:value-type="float">
            <text:p>11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5312" calcext:value-type="float">
            <text:p>-405312</text:p>
          </table:table-cell>
          <table:table-cell office:value-type="float" office:value="-293001.097819815" calcext:value-type="float">
            <text:p>-293001.097819815</text:p>
          </table:table-cell>
          <table:table-cell table:number-columns-repeated="2"/>
        </table:table-row>
        <table:table-row table:style-name="ro1">
          <table:table-cell office:value-type="float" office:value="11892" calcext:value-type="float">
            <text:p>11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7759" calcext:value-type="float">
            <text:p>-407759</text:p>
          </table:table-cell>
          <table:table-cell office:value-type="float" office:value="-296532.11019459" calcext:value-type="float">
            <text:p>-296532.11019459</text:p>
          </table:table-cell>
          <table:table-cell table:number-columns-repeated="2"/>
        </table:table-row>
        <table:table-row table:style-name="ro1">
          <table:table-cell office:value-type="float" office:value="11918" calcext:value-type="float">
            <text:p>11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9782" calcext:value-type="float">
            <text:p>-409782</text:p>
          </table:table-cell>
          <table:table-cell office:value-type="float" office:value="-300016.722188602" calcext:value-type="float">
            <text:p>-300016.722188602</text:p>
          </table:table-cell>
          <table:table-cell table:number-columns-repeated="2"/>
        </table:table-row>
        <table:table-row table:style-name="ro1">
          <table:table-cell office:value-type="float" office:value="11944" calcext:value-type="float">
            <text:p>11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1931" calcext:value-type="float">
            <text:p>-411931</text:p>
          </table:table-cell>
          <table:table-cell office:value-type="float" office:value="-303460.238428953" calcext:value-type="float">
            <text:p>-303460.238428953</text:p>
          </table:table-cell>
          <table:table-cell table:number-columns-repeated="2"/>
        </table:table-row>
        <table:table-row table:style-name="ro1">
          <table:table-cell office:value-type="float" office:value="11970" calcext:value-type="float">
            <text:p>11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4100" calcext:value-type="float">
            <text:p>-414100</text:p>
          </table:table-cell>
          <table:table-cell office:value-type="float" office:value="-306864.538784985" calcext:value-type="float">
            <text:p>-306864.538784985</text:p>
          </table:table-cell>
          <table:table-cell table:number-columns-repeated="2"/>
        </table:table-row>
        <table:table-row table:style-name="ro1">
          <table:table-cell office:value-type="float" office:value="11996" calcext:value-type="float">
            <text:p>1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6489" calcext:value-type="float">
            <text:p>-416489</text:p>
          </table:table-cell>
          <table:table-cell office:value-type="float" office:value="-310237.599130063" calcext:value-type="float">
            <text:p>-310237.599130063</text:p>
          </table:table-cell>
          <table:table-cell table:number-columns-repeated="2"/>
        </table:table-row>
        <table:table-row table:style-name="ro1">
          <table:table-cell office:value-type="float" office:value="12021" calcext:value-type="float">
            <text:p>1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8459" calcext:value-type="float">
            <text:p>-418459</text:p>
          </table:table-cell>
          <table:table-cell office:value-type="float" office:value="-313567.488387599" calcext:value-type="float">
            <text:p>-313567.488387599</text:p>
          </table:table-cell>
          <table:table-cell table:number-columns-repeated="2"/>
        </table:table-row>
        <table:table-row table:style-name="ro1">
          <table:table-cell office:value-type="float" office:value="12048" calcext:value-type="float">
            <text:p>12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0574" calcext:value-type="float">
            <text:p>-420574</text:p>
          </table:table-cell>
          <table:table-cell office:value-type="float" office:value="-316859.996437211" calcext:value-type="float">
            <text:p>-316859.996437211</text:p>
          </table:table-cell>
          <table:table-cell table:number-columns-repeated="2"/>
        </table:table-row>
        <table:table-row table:style-name="ro1">
          <table:table-cell office:value-type="float" office:value="12073" calcext:value-type="float">
            <text:p>12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2730" calcext:value-type="float">
            <text:p>-422730</text:p>
          </table:table-cell>
          <table:table-cell office:value-type="float" office:value="-320117.535008374" calcext:value-type="float">
            <text:p>-320117.535008374</text:p>
          </table:table-cell>
          <table:table-cell table:number-columns-repeated="2"/>
        </table:table-row>
        <table:table-row table:style-name="ro1">
          <table:table-cell office:value-type="float" office:value="12099" calcext:value-type="float">
            <text:p>1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4870" calcext:value-type="float">
            <text:p>-424870</text:p>
          </table:table-cell>
          <table:table-cell office:value-type="float" office:value="-323340.687777347" calcext:value-type="float">
            <text:p>-323340.687777347</text:p>
          </table:table-cell>
          <table:table-cell table:number-columns-repeated="2"/>
        </table:table-row>
        <table:table-row table:style-name="ro1">
          <table:table-cell office:value-type="float" office:value="12124" calcext:value-type="float">
            <text:p>12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6990" calcext:value-type="float">
            <text:p>-426990</text:p>
          </table:table-cell>
          <table:table-cell office:value-type="float" office:value="-326529.897384198" calcext:value-type="float">
            <text:p>-326529.897384198</text:p>
          </table:table-cell>
          <table:table-cell table:number-columns-repeated="2"/>
        </table:table-row>
        <table:table-row table:style-name="ro1">
          <table:table-cell office:value-type="float" office:value="12150" calcext:value-type="float">
            <text:p>12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8887" calcext:value-type="float">
            <text:p>-428887</text:p>
          </table:table-cell>
          <table:table-cell office:value-type="float" office:value="-329679.346695454" calcext:value-type="float">
            <text:p>-329679.346695454</text:p>
          </table:table-cell>
          <table:table-cell table:number-columns-repeated="2"/>
        </table:table-row>
        <table:table-row table:style-name="ro1">
          <table:table-cell office:value-type="float" office:value="12176" calcext:value-type="float">
            <text:p>12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0942" calcext:value-type="float">
            <text:p>-430942</text:p>
          </table:table-cell>
          <table:table-cell office:value-type="float" office:value="-332795.120643286" calcext:value-type="float">
            <text:p>-332795.120643286</text:p>
          </table:table-cell>
          <table:table-cell table:number-columns-repeated="2"/>
        </table:table-row>
        <table:table-row table:style-name="ro1">
          <table:table-cell office:value-type="float" office:value="12201" calcext:value-type="float">
            <text:p>12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3077" calcext:value-type="float">
            <text:p>-433077</text:p>
          </table:table-cell>
          <table:table-cell office:value-type="float" office:value="-335880.716931185" calcext:value-type="float">
            <text:p>-335880.716931185</text:p>
          </table:table-cell>
          <table:table-cell table:number-columns-repeated="2"/>
        </table:table-row>
        <table:table-row table:style-name="ro1">
          <table:table-cell office:value-type="float" office:value="12228" calcext:value-type="float">
            <text:p>12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5135" calcext:value-type="float">
            <text:p>-435135</text:p>
          </table:table-cell>
          <table:table-cell office:value-type="float" office:value="-338934.694871764" calcext:value-type="float">
            <text:p>-338934.694871764</text:p>
          </table:table-cell>
          <table:table-cell table:number-columns-repeated="2"/>
        </table:table-row>
        <table:table-row table:style-name="ro1">
          <table:table-cell office:value-type="float" office:value="12254" calcext:value-type="float">
            <text:p>12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7129" calcext:value-type="float">
            <text:p>-437129</text:p>
          </table:table-cell>
          <table:table-cell office:value-type="float" office:value="-341956.058106479" calcext:value-type="float">
            <text:p>-341956.058106479</text:p>
          </table:table-cell>
          <table:table-cell table:number-columns-repeated="2"/>
        </table:table-row>
        <table:table-row table:style-name="ro1">
          <table:table-cell office:value-type="float" office:value="12280" calcext:value-type="float">
            <text:p>1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9202" calcext:value-type="float">
            <text:p>-439202</text:p>
          </table:table-cell>
          <table:table-cell office:value-type="float" office:value="-344948.240933972" calcext:value-type="float">
            <text:p>-344948.240933972</text:p>
          </table:table-cell>
          <table:table-cell table:number-columns-repeated="2"/>
        </table:table-row>
        <table:table-row table:style-name="ro1">
          <table:table-cell office:value-type="float" office:value="12306" calcext:value-type="float">
            <text:p>12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1204" calcext:value-type="float">
            <text:p>-441204</text:p>
          </table:table-cell>
          <table:table-cell office:value-type="float" office:value="-347909.956597542" calcext:value-type="float">
            <text:p>-347909.956597542</text:p>
          </table:table-cell>
          <table:table-cell table:number-columns-repeated="2"/>
        </table:table-row>
        <table:table-row table:style-name="ro1">
          <table:table-cell office:value-type="float" office:value="12332" calcext:value-type="float">
            <text:p>12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3454" calcext:value-type="float">
            <text:p>-443454</text:p>
          </table:table-cell>
          <table:table-cell office:value-type="float" office:value="-350849.773317617" calcext:value-type="float">
            <text:p>-350849.773317617</text:p>
          </table:table-cell>
          <table:table-cell table:number-columns-repeated="2"/>
        </table:table-row>
        <table:table-row table:style-name="ro1">
          <table:table-cell office:value-type="float" office:value="12358" calcext:value-type="float">
            <text:p>12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5270" calcext:value-type="float">
            <text:p>-445270</text:p>
          </table:table-cell>
          <table:table-cell office:value-type="float" office:value="-353755.011061691" calcext:value-type="float">
            <text:p>-353755.011061691</text:p>
          </table:table-cell>
          <table:table-cell table:number-columns-repeated="2"/>
        </table:table-row>
        <table:table-row table:style-name="ro1">
          <table:table-cell office:value-type="float" office:value="12384" calcext:value-type="float">
            <text:p>1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7297" calcext:value-type="float">
            <text:p>-447297</text:p>
          </table:table-cell>
          <table:table-cell office:value-type="float" office:value="-356633.226105946" calcext:value-type="float">
            <text:p>-356633.226105946</text:p>
          </table:table-cell>
          <table:table-cell table:number-columns-repeated="2"/>
        </table:table-row>
        <table:table-row table:style-name="ro1">
          <table:table-cell office:value-type="float" office:value="12410" calcext:value-type="float">
            <text:p>12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9268" calcext:value-type="float">
            <text:p>-449268</text:p>
          </table:table-cell>
          <table:table-cell office:value-type="float" office:value="-359483.526841148" calcext:value-type="float">
            <text:p>-359483.526841148</text:p>
          </table:table-cell>
          <table:table-cell table:number-columns-repeated="2"/>
        </table:table-row>
        <table:table-row table:style-name="ro1">
          <table:table-cell office:value-type="float" office:value="12436" calcext:value-type="float">
            <text:p>12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1237" calcext:value-type="float">
            <text:p>-451237</text:p>
          </table:table-cell>
          <table:table-cell office:value-type="float" office:value="-362306.710630651" calcext:value-type="float">
            <text:p>-362306.710630651</text:p>
          </table:table-cell>
          <table:table-cell table:number-columns-repeated="2"/>
        </table:table-row>
        <table:table-row table:style-name="ro1">
          <table:table-cell office:value-type="float" office:value="12462" calcext:value-type="float">
            <text:p>12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3202" calcext:value-type="float">
            <text:p>-453202</text:p>
          </table:table-cell>
          <table:table-cell office:value-type="float" office:value="-365103.488765093" calcext:value-type="float">
            <text:p>-365103.488765093</text:p>
          </table:table-cell>
          <table:table-cell table:number-columns-repeated="2"/>
        </table:table-row>
        <table:table-row table:style-name="ro1">
          <table:table-cell office:value-type="float" office:value="12488" calcext:value-type="float">
            <text:p>12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5155" calcext:value-type="float">
            <text:p>-455155</text:p>
          </table:table-cell>
          <table:table-cell office:value-type="float" office:value="-367874.304495397" calcext:value-type="float">
            <text:p>-367874.304495397</text:p>
          </table:table-cell>
          <table:table-cell table:number-columns-repeated="2"/>
        </table:table-row>
        <table:table-row table:style-name="ro1">
          <table:table-cell office:value-type="float" office:value="12514" calcext:value-type="float">
            <text:p>12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7102" calcext:value-type="float">
            <text:p>-457102</text:p>
          </table:table-cell>
          <table:table-cell office:value-type="float" office:value="-370619.772049385" calcext:value-type="float">
            <text:p>-370619.772049385</text:p>
          </table:table-cell>
          <table:table-cell table:number-columns-repeated="2"/>
        </table:table-row>
        <table:table-row table:style-name="ro1">
          <table:table-cell office:value-type="float" office:value="12540" calcext:value-type="float">
            <text:p>12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9054" calcext:value-type="float">
            <text:p>-459054</text:p>
          </table:table-cell>
          <table:table-cell office:value-type="float" office:value="-373340.825217096" calcext:value-type="float">
            <text:p>-373340.825217096</text:p>
          </table:table-cell>
          <table:table-cell table:number-columns-repeated="2"/>
        </table:table-row>
        <table:table-row table:style-name="ro1">
          <table:table-cell office:value-type="float" office:value="12566" calcext:value-type="float">
            <text:p>1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1172" calcext:value-type="float">
            <text:p>-461172</text:p>
          </table:table-cell>
          <table:table-cell office:value-type="float" office:value="-376043.322902724" calcext:value-type="float">
            <text:p>-376043.322902724</text:p>
          </table:table-cell>
          <table:table-cell table:number-columns-repeated="2"/>
        </table:table-row>
        <table:table-row table:style-name="ro1">
          <table:table-cell office:value-type="float" office:value="12591" calcext:value-type="float">
            <text:p>12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2977" calcext:value-type="float">
            <text:p>-462977</text:p>
          </table:table-cell>
          <table:table-cell office:value-type="float" office:value="-378718.205274948" calcext:value-type="float">
            <text:p>-378718.205274948</text:p>
          </table:table-cell>
          <table:table-cell table:number-columns-repeated="2"/>
        </table:table-row>
        <table:table-row table:style-name="ro1">
          <table:table-cell office:value-type="float" office:value="12618" calcext:value-type="float">
            <text:p>12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4836" calcext:value-type="float">
            <text:p>-464836</text:p>
          </table:table-cell>
          <table:table-cell office:value-type="float" office:value="-381367.98357418" calcext:value-type="float">
            <text:p>-381367.98357418</text:p>
          </table:table-cell>
          <table:table-cell table:number-columns-repeated="2"/>
        </table:table-row>
        <table:table-row table:style-name="ro1">
          <table:table-cell office:value-type="float" office:value="12644" calcext:value-type="float">
            <text:p>12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6921" calcext:value-type="float">
            <text:p>-466921</text:p>
          </table:table-cell>
          <table:table-cell office:value-type="float" office:value="-384000.38407959" calcext:value-type="float">
            <text:p>-384000.38407959</text:p>
          </table:table-cell>
          <table:table-cell table:number-columns-repeated="2"/>
        </table:table-row>
        <table:table-row table:style-name="ro1">
          <table:table-cell office:value-type="float" office:value="12669" calcext:value-type="float">
            <text:p>12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8657" calcext:value-type="float">
            <text:p>-468657</text:p>
          </table:table-cell>
          <table:table-cell office:value-type="float" office:value="-386605.203030987" calcext:value-type="float">
            <text:p>-386605.203030987</text:p>
          </table:table-cell>
          <table:table-cell table:number-columns-repeated="2"/>
        </table:table-row>
        <table:table-row table:style-name="ro1">
          <table:table-cell office:value-type="float" office:value="12696" calcext:value-type="float">
            <text:p>12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0522" calcext:value-type="float">
            <text:p>-470522</text:p>
          </table:table-cell>
          <table:table-cell office:value-type="float" office:value="-389187.258322342" calcext:value-type="float">
            <text:p>-389187.258322342</text:p>
          </table:table-cell>
          <table:table-cell table:number-columns-repeated="2"/>
        </table:table-row>
        <table:table-row table:style-name="ro1">
          <table:table-cell office:value-type="float" office:value="12722" calcext:value-type="float">
            <text:p>12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2391" calcext:value-type="float">
            <text:p>-472391</text:p>
          </table:table-cell>
          <table:table-cell office:value-type="float" office:value="-391747.373450885" calcext:value-type="float">
            <text:p>-391747.373450885</text:p>
          </table:table-cell>
          <table:table-cell table:number-columns-repeated="2"/>
        </table:table-row>
        <table:table-row table:style-name="ro1">
          <table:table-cell office:value-type="float" office:value="12748" calcext:value-type="float">
            <text:p>12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4477" calcext:value-type="float">
            <text:p>-474477</text:p>
          </table:table-cell>
          <table:table-cell office:value-type="float" office:value="-394292.900421627" calcext:value-type="float">
            <text:p>-394292.900421627</text:p>
          </table:table-cell>
          <table:table-cell table:number-columns-repeated="2"/>
        </table:table-row>
        <table:table-row table:style-name="ro1">
          <table:table-cell office:value-type="float" office:value="12774" calcext:value-type="float">
            <text:p>12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6158" calcext:value-type="float">
            <text:p>-476158</text:p>
          </table:table-cell>
          <table:table-cell office:value-type="float" office:value="-396811.8265625" calcext:value-type="float">
            <text:p>-396811.8265625</text:p>
          </table:table-cell>
          <table:table-cell table:number-columns-repeated="2"/>
        </table:table-row>
        <table:table-row table:style-name="ro1">
          <table:table-cell office:value-type="float" office:value="12800" calcext:value-type="float">
            <text:p>1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8027" calcext:value-type="float">
            <text:p>-478027</text:p>
          </table:table-cell>
          <table:table-cell office:value-type="float" office:value="-399310.754975962" calcext:value-type="float">
            <text:p>-399310.754975962</text:p>
          </table:table-cell>
          <table:table-cell table:number-columns-repeated="2"/>
        </table:table-row>
        <table:table-row table:style-name="ro1">
          <table:table-cell office:value-type="float" office:value="12826" calcext:value-type="float">
            <text:p>12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9863" calcext:value-type="float">
            <text:p>-479863</text:p>
          </table:table-cell>
          <table:table-cell office:value-type="float" office:value="-401789.285592086" calcext:value-type="float">
            <text:p>-401789.285592086</text:p>
          </table:table-cell>
          <table:table-cell table:number-columns-repeated="2"/>
        </table:table-row>
        <table:table-row table:style-name="ro1">
          <table:table-cell office:value-type="float" office:value="12852" calcext:value-type="float">
            <text:p>12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1679" calcext:value-type="float">
            <text:p>-481679</text:p>
          </table:table-cell>
          <table:table-cell office:value-type="float" office:value="-404247.430650791" calcext:value-type="float">
            <text:p>-404247.430650791</text:p>
          </table:table-cell>
          <table:table-cell table:number-columns-repeated="2"/>
        </table:table-row>
        <table:table-row table:style-name="ro1">
          <table:table-cell office:value-type="float" office:value="12878" calcext:value-type="float">
            <text:p>1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3517" calcext:value-type="float">
            <text:p>-483517</text:p>
          </table:table-cell>
          <table:table-cell office:value-type="float" office:value="-406686.494323074" calcext:value-type="float">
            <text:p>-406686.494323074</text:p>
          </table:table-cell>
          <table:table-cell table:number-columns-repeated="2"/>
        </table:table-row>
        <table:table-row table:style-name="ro1">
          <table:table-cell office:value-type="float" office:value="12903" calcext:value-type="float">
            <text:p>12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5369" calcext:value-type="float">
            <text:p>-485369</text:p>
          </table:table-cell>
          <table:table-cell office:value-type="float" office:value="-409107.494497749" calcext:value-type="float">
            <text:p>-409107.494497749</text:p>
          </table:table-cell>
          <table:table-cell table:number-columns-repeated="2"/>
        </table:table-row>
        <table:table-row table:style-name="ro1">
          <table:table-cell office:value-type="float" office:value="12930" calcext:value-type="float">
            <text:p>12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7131" calcext:value-type="float">
            <text:p>-487131</text:p>
          </table:table-cell>
          <table:table-cell office:value-type="float" office:value="-411508.217743972" calcext:value-type="float">
            <text:p>-411508.217743972</text:p>
          </table:table-cell>
          <table:table-cell table:number-columns-repeated="2"/>
        </table:table-row>
        <table:table-row table:style-name="ro1">
          <table:table-cell office:value-type="float" office:value="12956" calcext:value-type="float">
            <text:p>12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8962" calcext:value-type="float">
            <text:p>-488962</text:p>
          </table:table-cell>
          <table:table-cell office:value-type="float" office:value="-413891.411044158" calcext:value-type="float">
            <text:p>-413891.411044158</text:p>
          </table:table-cell>
          <table:table-cell table:number-columns-repeated="2"/>
        </table:table-row>
        <table:table-row table:style-name="ro1">
          <table:table-cell office:value-type="float" office:value="12982" calcext:value-type="float">
            <text:p>12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0757" calcext:value-type="float">
            <text:p>-490757</text:p>
          </table:table-cell>
          <table:table-cell office:value-type="float" office:value="-416256.506088953" calcext:value-type="float">
            <text:p>-416256.506088953</text:p>
          </table:table-cell>
          <table:table-cell table:number-columns-repeated="2"/>
        </table:table-row>
        <table:table-row table:style-name="ro1">
          <table:table-cell office:value-type="float" office:value="13007" calcext:value-type="float">
            <text:p>13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2576" calcext:value-type="float">
            <text:p>-492576</text:p>
          </table:table-cell>
          <table:table-cell office:value-type="float" office:value="-418604.798209293" calcext:value-type="float">
            <text:p>-418604.798209293</text:p>
          </table:table-cell>
          <table:table-cell table:number-columns-repeated="2"/>
        </table:table-row>
        <table:table-row table:style-name="ro1">
          <table:table-cell office:value-type="float" office:value="13032" calcext:value-type="float">
            <text:p>13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4368" calcext:value-type="float">
            <text:p>-494368</text:p>
          </table:table-cell>
          <table:table-cell office:value-type="float" office:value="-420935.973649007" calcext:value-type="float">
            <text:p>-420935.973649007</text:p>
          </table:table-cell>
          <table:table-cell table:number-columns-repeated="2"/>
        </table:table-row>
        <table:table-row table:style-name="ro1">
          <table:table-cell office:value-type="float" office:value="13058" calcext:value-type="float">
            <text:p>13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5991" calcext:value-type="float">
            <text:p>-495991</text:p>
          </table:table-cell>
          <table:table-cell office:value-type="float" office:value="-423245.359075191" calcext:value-type="float">
            <text:p>-423245.359075191</text:p>
          </table:table-cell>
          <table:table-cell table:number-columns-repeated="2"/>
        </table:table-row>
        <table:table-row table:style-name="ro1">
          <table:table-cell office:value-type="float" office:value="13084" calcext:value-type="float">
            <text:p>13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7753" calcext:value-type="float">
            <text:p>-497753</text:p>
          </table:table-cell>
          <table:table-cell office:value-type="float" office:value="-425537.901872877" calcext:value-type="float">
            <text:p>-425537.901872877</text:p>
          </table:table-cell>
          <table:table-cell table:number-columns-repeated="2"/>
        </table:table-row>
        <table:table-row table:style-name="ro1">
          <table:table-cell office:value-type="float" office:value="13110" calcext:value-type="float">
            <text:p>13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9522" calcext:value-type="float">
            <text:p>-499522</text:p>
          </table:table-cell>
          <table:table-cell office:value-type="float" office:value="-427814.335661404" calcext:value-type="float">
            <text:p>-427814.335661404</text:p>
          </table:table-cell>
          <table:table-cell table:number-columns-repeated="2"/>
        </table:table-row>
        <table:table-row table:style-name="ro1">
          <table:table-cell office:value-type="float" office:value="13136" calcext:value-type="float">
            <text:p>13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1263" calcext:value-type="float">
            <text:p>-501263</text:p>
          </table:table-cell>
          <table:table-cell office:value-type="float" office:value="-430074.29456413" calcext:value-type="float">
            <text:p>-430074.29456413</text:p>
          </table:table-cell>
          <table:table-cell table:number-columns-repeated="2"/>
        </table:table-row>
        <table:table-row table:style-name="ro1">
          <table:table-cell office:value-type="float" office:value="13162" calcext:value-type="float">
            <text:p>13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3000" calcext:value-type="float">
            <text:p>-503000</text:p>
          </table:table-cell>
          <table:table-cell office:value-type="float" office:value="-432318.162423696" calcext:value-type="float">
            <text:p>-432318.162423696</text:p>
          </table:table-cell>
          <table:table-cell table:number-columns-repeated="2"/>
        </table:table-row>
        <table:table-row table:style-name="ro1">
          <table:table-cell office:value-type="float" office:value="13188" calcext:value-type="float">
            <text:p>13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4889" calcext:value-type="float">
            <text:p>-504889</text:p>
          </table:table-cell>
          <table:table-cell office:value-type="float" office:value="-434551.111272197" calcext:value-type="float">
            <text:p>-434551.111272197</text:p>
          </table:table-cell>
          <table:table-cell table:number-columns-repeated="2"/>
        </table:table-row>
        <table:table-row table:style-name="ro1">
          <table:table-cell office:value-type="float" office:value="13213" calcext:value-type="float">
            <text:p>13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6494" calcext:value-type="float">
            <text:p>-506494</text:p>
          </table:table-cell>
          <table:table-cell office:value-type="float" office:value="-436764.738617668" calcext:value-type="float">
            <text:p>-436764.738617668</text:p>
          </table:table-cell>
          <table:table-cell table:number-columns-repeated="2"/>
        </table:table-row>
        <table:table-row table:style-name="ro1">
          <table:table-cell office:value-type="float" office:value="13240" calcext:value-type="float">
            <text:p>13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8201" calcext:value-type="float">
            <text:p>-508201</text:p>
          </table:table-cell>
          <table:table-cell office:value-type="float" office:value="-438962.777429432" calcext:value-type="float">
            <text:p>-438962.777429432</text:p>
          </table:table-cell>
          <table:table-cell table:number-columns-repeated="2"/>
        </table:table-row>
        <table:table-row table:style-name="ro1">
          <table:table-cell office:value-type="float" office:value="13266" calcext:value-type="float">
            <text:p>13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9908" calcext:value-type="float">
            <text:p>-509908</text:p>
          </table:table-cell>
          <table:table-cell office:value-type="float" office:value="-441145.70735468" calcext:value-type="float">
            <text:p>-441145.70735468</text:p>
          </table:table-cell>
          <table:table-cell table:number-columns-repeated="2"/>
        </table:table-row>
        <table:table-row table:style-name="ro1">
          <table:table-cell office:value-type="float" office:value="13292" calcext:value-type="float">
            <text:p>13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1596" calcext:value-type="float">
            <text:p>-511596</text:p>
          </table:table-cell>
          <table:table-cell office:value-type="float" office:value="-443313.408666844" calcext:value-type="float">
            <text:p>-443313.408666844</text:p>
          </table:table-cell>
          <table:table-cell table:number-columns-repeated="2"/>
        </table:table-row>
        <table:table-row table:style-name="ro1">
          <table:table-cell office:value-type="float" office:value="13318" calcext:value-type="float">
            <text:p>13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3311" calcext:value-type="float">
            <text:p>-513311</text:p>
          </table:table-cell>
          <table:table-cell office:value-type="float" office:value="-445467.180707864" calcext:value-type="float">
            <text:p>-445467.180707864</text:p>
          </table:table-cell>
          <table:table-cell table:number-columns-repeated="2"/>
        </table:table-row>
        <table:table-row table:style-name="ro1">
          <table:table-cell office:value-type="float" office:value="13344" calcext:value-type="float">
            <text:p>13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5016" calcext:value-type="float">
            <text:p>-515016</text:p>
          </table:table-cell>
          <table:table-cell office:value-type="float" office:value="-447607.144378391" calcext:value-type="float">
            <text:p>-447607.144378391</text:p>
          </table:table-cell>
          <table:table-cell table:number-columns-repeated="2"/>
        </table:table-row>
        <table:table-row table:style-name="ro1">
          <table:table-cell office:value-type="float" office:value="13370" calcext:value-type="float">
            <text:p>13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6693" calcext:value-type="float">
            <text:p>-516693</text:p>
          </table:table-cell>
          <table:table-cell office:value-type="float" office:value="-449732.863012902" calcext:value-type="float">
            <text:p>-449732.863012902</text:p>
          </table:table-cell>
          <table:table-cell table:number-columns-repeated="2"/>
        </table:table-row>
        <table:table-row table:style-name="ro1">
          <table:table-cell office:value-type="float" office:value="13396" calcext:value-type="float">
            <text:p>13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8538" calcext:value-type="float">
            <text:p>-518538</text:p>
          </table:table-cell>
          <table:table-cell office:value-type="float" office:value="-451849.944150967" calcext:value-type="float">
            <text:p>-451849.944150967</text:p>
          </table:table-cell>
          <table:table-cell table:number-columns-repeated="2"/>
        </table:table-row>
        <table:table-row table:style-name="ro1">
          <table:table-cell office:value-type="float" office:value="13421" calcext:value-type="float">
            <text:p>13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0091" calcext:value-type="float">
            <text:p>-520091</text:p>
          </table:table-cell>
          <table:table-cell office:value-type="float" office:value="-453949.668946322" calcext:value-type="float">
            <text:p>-453949.668946322</text:p>
          </table:table-cell>
          <table:table-cell table:number-columns-repeated="2"/>
        </table:table-row>
        <table:table-row table:style-name="ro1">
          <table:table-cell office:value-type="float" office:value="13448" calcext:value-type="float">
            <text:p>13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1711" calcext:value-type="float">
            <text:p>-521711</text:p>
          </table:table-cell>
          <table:table-cell office:value-type="float" office:value="-456034.632978743" calcext:value-type="float">
            <text:p>-456034.632978743</text:p>
          </table:table-cell>
          <table:table-cell table:number-columns-repeated="2"/>
        </table:table-row>
        <table:table-row table:style-name="ro1">
          <table:table-cell office:value-type="float" office:value="13474" calcext:value-type="float">
            <text:p>13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3386" calcext:value-type="float">
            <text:p>-523386</text:p>
          </table:table-cell>
          <table:table-cell office:value-type="float" office:value="-458106.982733243" calcext:value-type="float">
            <text:p>-458106.982733243</text:p>
          </table:table-cell>
          <table:table-cell table:number-columns-repeated="2"/>
        </table:table-row>
        <table:table-row table:style-name="ro1">
          <table:table-cell office:value-type="float" office:value="13500" calcext:value-type="float">
            <text:p>13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5051" calcext:value-type="float">
            <text:p>-525051</text:p>
          </table:table-cell>
          <table:table-cell office:value-type="float" office:value="-460166.798649143" calcext:value-type="float">
            <text:p>-460166.798649143</text:p>
          </table:table-cell>
          <table:table-cell table:number-columns-repeated="2"/>
        </table:table-row>
        <table:table-row table:style-name="ro1">
          <table:table-cell office:value-type="float" office:value="13526" calcext:value-type="float">
            <text:p>13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6839" calcext:value-type="float">
            <text:p>-526839</text:p>
          </table:table-cell>
          <table:table-cell office:value-type="float" office:value="-462218.2509984" calcext:value-type="float">
            <text:p>-462218.2509984</text:p>
          </table:table-cell>
          <table:table-cell table:number-columns-repeated="2"/>
        </table:table-row>
        <table:table-row table:style-name="ro1">
          <table:table-cell office:value-type="float" office:value="13551" calcext:value-type="float">
            <text:p>1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8378" calcext:value-type="float">
            <text:p>-528378</text:p>
          </table:table-cell>
          <table:table-cell office:value-type="float" office:value="-464253.935583065" calcext:value-type="float">
            <text:p>-464253.935583065</text:p>
          </table:table-cell>
          <table:table-cell table:number-columns-repeated="2"/>
        </table:table-row>
        <table:table-row table:style-name="ro1">
          <table:table-cell office:value-type="float" office:value="13578" calcext:value-type="float">
            <text:p>13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0010" calcext:value-type="float">
            <text:p>-530010</text:p>
          </table:table-cell>
          <table:table-cell office:value-type="float" office:value="-466277.199103586" calcext:value-type="float">
            <text:p>-466277.199103586</text:p>
          </table:table-cell>
          <table:table-cell table:number-columns-repeated="2"/>
        </table:table-row>
        <table:table-row table:style-name="ro1">
          <table:table-cell office:value-type="float" office:value="13604" calcext:value-type="float">
            <text:p>13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1589" calcext:value-type="float">
            <text:p>-531589</text:p>
          </table:table-cell>
          <table:table-cell office:value-type="float" office:value="-468286.792977322" calcext:value-type="float">
            <text:p>-468286.792977322</text:p>
          </table:table-cell>
          <table:table-cell table:number-columns-repeated="2"/>
        </table:table-row>
        <table:table-row table:style-name="ro1">
          <table:table-cell office:value-type="float" office:value="13630" calcext:value-type="float">
            <text:p>13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3220" calcext:value-type="float">
            <text:p>-533220</text:p>
          </table:table-cell>
          <table:table-cell office:value-type="float" office:value="-470284.737808789" calcext:value-type="float">
            <text:p>-470284.737808789</text:p>
          </table:table-cell>
          <table:table-cell table:number-columns-repeated="2"/>
        </table:table-row>
        <table:table-row table:style-name="ro1">
          <table:table-cell office:value-type="float" office:value="13655" calcext:value-type="float">
            <text:p>13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4872" calcext:value-type="float">
            <text:p>-534872</text:p>
          </table:table-cell>
          <table:table-cell office:value-type="float" office:value="-472272.038183903" calcext:value-type="float">
            <text:p>-472272.038183903</text:p>
          </table:table-cell>
          <table:table-cell table:number-columns-repeated="2"/>
        </table:table-row>
        <table:table-row table:style-name="ro1">
          <table:table-cell office:value-type="float" office:value="13681" calcext:value-type="float">
            <text:p>13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6454" calcext:value-type="float">
            <text:p>-536454</text:p>
          </table:table-cell>
          <table:table-cell office:value-type="float" office:value="-474246.867778244" calcext:value-type="float">
            <text:p>-474246.867778244</text:p>
          </table:table-cell>
          <table:table-cell table:number-columns-repeated="2"/>
        </table:table-row>
        <table:table-row table:style-name="ro1">
          <table:table-cell office:value-type="float" office:value="13708" calcext:value-type="float">
            <text:p>13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8072" calcext:value-type="float">
            <text:p>-538072</text:p>
          </table:table-cell>
          <table:table-cell office:value-type="float" office:value="-476210.718000452" calcext:value-type="float">
            <text:p>-476210.718000452</text:p>
          </table:table-cell>
          <table:table-cell table:number-columns-repeated="2"/>
        </table:table-row>
        <table:table-row table:style-name="ro1">
          <table:table-cell office:value-type="float" office:value="13734" calcext:value-type="float">
            <text:p>13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9666" calcext:value-type="float">
            <text:p>-539666</text:p>
          </table:table-cell>
          <table:table-cell office:value-type="float" office:value="-478163.188215823" calcext:value-type="float">
            <text:p>-478163.188215823</text:p>
          </table:table-cell>
          <table:table-cell table:number-columns-repeated="2"/>
        </table:table-row>
        <table:table-row table:style-name="ro1">
          <table:table-cell office:value-type="float" office:value="13760" calcext:value-type="float">
            <text:p>13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1266" calcext:value-type="float">
            <text:p>-541266</text:p>
          </table:table-cell>
          <table:table-cell office:value-type="float" office:value="-480104.813193798" calcext:value-type="float">
            <text:p>-480104.813193798</text:p>
          </table:table-cell>
          <table:table-cell table:number-columns-repeated="2"/>
        </table:table-row>
        <table:table-row table:style-name="ro1">
          <table:table-cell office:value-type="float" office:value="13786" calcext:value-type="float">
            <text:p>13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2987" calcext:value-type="float">
            <text:p>-542987</text:p>
          </table:table-cell>
          <table:table-cell office:value-type="float" office:value="-482039.649710912" calcext:value-type="float">
            <text:p>-482039.649710912</text:p>
          </table:table-cell>
          <table:table-cell table:number-columns-repeated="2"/>
        </table:table-row>
        <table:table-row table:style-name="ro1">
          <table:table-cell office:value-type="float" office:value="13812" calcext:value-type="float">
            <text:p>13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4433" calcext:value-type="float">
            <text:p>-544433</text:p>
          </table:table-cell>
          <table:table-cell office:value-type="float" office:value="-483959.445104422" calcext:value-type="float">
            <text:p>-483959.445104422</text:p>
          </table:table-cell>
          <table:table-cell table:number-columns-repeated="2"/>
        </table:table-row>
        <table:table-row table:style-name="ro1">
          <table:table-cell office:value-type="float" office:value="13838" calcext:value-type="float">
            <text:p>13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6018" calcext:value-type="float">
            <text:p>-546018</text:p>
          </table:table-cell>
          <table:table-cell office:value-type="float" office:value="-485868.939101209" calcext:value-type="float">
            <text:p>-485868.939101209</text:p>
          </table:table-cell>
          <table:table-cell table:number-columns-repeated="2"/>
        </table:table-row>
        <table:table-row table:style-name="ro1">
          <table:table-cell office:value-type="float" office:value="13864" calcext:value-type="float">
            <text:p>13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7549" calcext:value-type="float">
            <text:p>-547549</text:p>
          </table:table-cell>
          <table:table-cell office:value-type="float" office:value="-487766.787128864" calcext:value-type="float">
            <text:p>-487766.787128864</text:p>
          </table:table-cell>
          <table:table-cell table:number-columns-repeated="2"/>
        </table:table-row>
        <table:table-row table:style-name="ro1">
          <table:table-cell office:value-type="float" office:value="13890" calcext:value-type="float">
            <text:p>13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9118" calcext:value-type="float">
            <text:p>-549118</text:p>
          </table:table-cell>
          <table:table-cell office:value-type="float" office:value="-489654.516755668" calcext:value-type="float">
            <text:p>-489654.516755668</text:p>
          </table:table-cell>
          <table:table-cell table:number-columns-repeated="2"/>
        </table:table-row>
        <table:table-row table:style-name="ro1">
          <table:table-cell office:value-type="float" office:value="13916" calcext:value-type="float">
            <text:p>13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0838" calcext:value-type="float">
            <text:p>-550838</text:p>
          </table:table-cell>
          <table:table-cell office:value-type="float" office:value="-491537.085470878" calcext:value-type="float">
            <text:p>-491537.085470878</text:p>
          </table:table-cell>
          <table:table-cell table:number-columns-repeated="2"/>
        </table:table-row>
        <table:table-row table:style-name="ro1">
          <table:table-cell office:value-type="float" office:value="13941" calcext:value-type="float">
            <text:p>13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2259" calcext:value-type="float">
            <text:p>-552259</text:p>
          </table:table-cell>
          <table:table-cell office:value-type="float" office:value="-493405.452071774" calcext:value-type="float">
            <text:p>-493405.452071774</text:p>
          </table:table-cell>
          <table:table-cell table:number-columns-repeated="2"/>
        </table:table-row>
        <table:table-row table:style-name="ro1">
          <table:table-cell office:value-type="float" office:value="13968" calcext:value-type="float">
            <text:p>13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3795" calcext:value-type="float">
            <text:p>-553795</text:p>
          </table:table-cell>
          <table:table-cell office:value-type="float" office:value="-495263.592008028" calcext:value-type="float">
            <text:p>-495263.592008028</text:p>
          </table:table-cell>
          <table:table-cell table:number-columns-repeated="2"/>
        </table:table-row>
        <table:table-row table:style-name="ro1">
          <table:table-cell office:value-type="float" office:value="13994" calcext:value-type="float">
            <text:p>13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5313" calcext:value-type="float">
            <text:p>-555313</text:p>
          </table:table-cell>
          <table:table-cell office:value-type="float" office:value="-497111.266100088" calcext:value-type="float">
            <text:p>-497111.266100088</text:p>
          </table:table-cell>
          <table:table-cell table:number-columns-repeated="2"/>
        </table:table-row>
        <table:table-row table:style-name="ro1">
          <table:table-cell office:value-type="float" office:value="14020" calcext:value-type="float">
            <text:p>14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6839" calcext:value-type="float">
            <text:p>-556839</text:p>
          </table:table-cell>
          <table:table-cell office:value-type="float" office:value="-498949.042527778" calcext:value-type="float">
            <text:p>-498949.042527778</text:p>
          </table:table-cell>
          <table:table-cell table:number-columns-repeated="2"/>
        </table:table-row>
        <table:table-row table:style-name="ro1">
          <table:table-cell office:value-type="float" office:value="14045" calcext:value-type="float">
            <text:p>14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8384" calcext:value-type="float">
            <text:p>-558384</text:p>
          </table:table-cell>
          <table:table-cell office:value-type="float" office:value="-500777.81045" calcext:value-type="float">
            <text:p>-500777.81045</text:p>
          </table:table-cell>
          <table:table-cell table:number-columns-repeated="2"/>
        </table:table-row>
        <table:table-row table:style-name="ro1">
          <table:table-cell office:value-type="float" office:value="14071" calcext:value-type="float">
            <text:p>14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9938" calcext:value-type="float">
            <text:p>-559938</text:p>
          </table:table-cell>
          <table:table-cell office:value-type="float" office:value="-502598.123974615" calcext:value-type="float">
            <text:p>-502598.123974615</text:p>
          </table:table-cell>
          <table:table-cell table:number-columns-repeated="2"/>
        </table:table-row>
        <table:table-row table:style-name="ro1">
          <table:table-cell office:value-type="float" office:value="14098" calcext:value-type="float">
            <text:p>1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1445" calcext:value-type="float">
            <text:p>-561445</text:p>
          </table:table-cell>
          <table:table-cell office:value-type="float" office:value="-504408.797083089" calcext:value-type="float">
            <text:p>-504408.797083089</text:p>
          </table:table-cell>
          <table:table-cell table:number-columns-repeated="2"/>
        </table:table-row>
        <table:table-row table:style-name="ro1">
          <table:table-cell office:value-type="float" office:value="14124" calcext:value-type="float">
            <text:p>14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2945" calcext:value-type="float">
            <text:p>-562945</text:p>
          </table:table-cell>
          <table:table-cell office:value-type="float" office:value="-506209.911018994" calcext:value-type="float">
            <text:p>-506209.911018994</text:p>
          </table:table-cell>
          <table:table-cell table:number-columns-repeated="2"/>
        </table:table-row>
        <table:table-row table:style-name="ro1">
          <table:table-cell office:value-type="float" office:value="14150" calcext:value-type="float">
            <text:p>14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4447" calcext:value-type="float">
            <text:p>-564447</text:p>
          </table:table-cell>
          <table:table-cell office:value-type="float" office:value="-508001.821449179" calcext:value-type="float">
            <text:p>-508001.821449179</text:p>
          </table:table-cell>
          <table:table-cell table:number-columns-repeated="2"/>
        </table:table-row>
        <table:table-row table:style-name="ro1">
          <table:table-cell office:value-type="float" office:value="14176" calcext:value-type="float">
            <text:p>14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5926" calcext:value-type="float">
            <text:p>-565926</text:p>
          </table:table-cell>
          <table:table-cell office:value-type="float" office:value="-509784.103866127" calcext:value-type="float">
            <text:p>-509784.103866127</text:p>
          </table:table-cell>
          <table:table-cell table:number-columns-repeated="2"/>
        </table:table-row>
        <table:table-row table:style-name="ro1">
          <table:table-cell office:value-type="float" office:value="14202" calcext:value-type="float">
            <text:p>14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7430" calcext:value-type="float">
            <text:p>-567430</text:p>
          </table:table-cell>
          <table:table-cell office:value-type="float" office:value="-511557.823747169" calcext:value-type="float">
            <text:p>-511557.823747169</text:p>
          </table:table-cell>
          <table:table-cell table:number-columns-repeated="2"/>
        </table:table-row>
        <table:table-row table:style-name="ro1">
          <table:table-cell office:value-type="float" office:value="14227" calcext:value-type="float">
            <text:p>1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8952" calcext:value-type="float">
            <text:p>-568952</text:p>
          </table:table-cell>
          <table:table-cell office:value-type="float" office:value="-513323.798401102" calcext:value-type="float">
            <text:p>-513323.798401102</text:p>
          </table:table-cell>
          <table:table-cell table:number-columns-repeated="2"/>
        </table:table-row>
        <table:table-row table:style-name="ro1">
          <table:table-cell office:value-type="float" office:value="14253" calcext:value-type="float">
            <text:p>14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0409" calcext:value-type="float">
            <text:p>-570409</text:p>
          </table:table-cell>
          <table:table-cell office:value-type="float" office:value="-515080.266142607" calcext:value-type="float">
            <text:p>-515080.266142607</text:p>
          </table:table-cell>
          <table:table-cell table:number-columns-repeated="2"/>
        </table:table-row>
        <table:table-row table:style-name="ro1">
          <table:table-cell office:value-type="float" office:value="14278" calcext:value-type="float">
            <text:p>14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1925" calcext:value-type="float">
            <text:p>-571925</text:p>
          </table:table-cell>
          <table:table-cell office:value-type="float" office:value="-516829.334876681" calcext:value-type="float">
            <text:p>-516829.334876681</text:p>
          </table:table-cell>
          <table:table-cell table:number-columns-repeated="2"/>
        </table:table-row>
        <table:table-row table:style-name="ro1">
          <table:table-cell office:value-type="float" office:value="14304" calcext:value-type="float">
            <text:p>1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3258" calcext:value-type="float">
            <text:p>-573258</text:p>
          </table:table-cell>
          <table:table-cell office:value-type="float" office:value="-518565.60149586" calcext:value-type="float">
            <text:p>-518565.60149586</text:p>
          </table:table-cell>
          <table:table-cell table:number-columns-repeated="2"/>
        </table:table-row>
        <table:table-row table:style-name="ro1">
          <table:table-cell office:value-type="float" office:value="14330" calcext:value-type="float">
            <text:p>14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4737" calcext:value-type="float">
            <text:p>-574737</text:p>
          </table:table-cell>
          <table:table-cell office:value-type="float" office:value="-520293.952219064" calcext:value-type="float">
            <text:p>-520293.952219064</text:p>
          </table:table-cell>
          <table:table-cell table:number-columns-repeated="2"/>
        </table:table-row>
        <table:table-row table:style-name="ro1">
          <table:table-cell office:value-type="float" office:value="14356" calcext:value-type="float">
            <text:p>1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6211" calcext:value-type="float">
            <text:p>-576211</text:p>
          </table:table-cell>
          <table:table-cell office:value-type="float" office:value="-522014.47676617" calcext:value-type="float">
            <text:p>-522014.47676617</text:p>
          </table:table-cell>
          <table:table-cell table:number-columns-repeated="2"/>
        </table:table-row>
        <table:table-row table:style-name="ro1">
          <table:table-cell office:value-type="float" office:value="14382" calcext:value-type="float">
            <text:p>14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7632" calcext:value-type="float">
            <text:p>-577632</text:p>
          </table:table-cell>
          <table:table-cell office:value-type="float" office:value="-523725.785173364" calcext:value-type="float">
            <text:p>-523725.785173364</text:p>
          </table:table-cell>
          <table:table-cell table:number-columns-repeated="2"/>
        </table:table-row>
        <table:table-row table:style-name="ro1">
          <table:table-cell office:value-type="float" office:value="14407" calcext:value-type="float">
            <text:p>14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9101" calcext:value-type="float">
            <text:p>-579101</text:p>
          </table:table-cell>
          <table:table-cell office:value-type="float" office:value="-525429.637937261" calcext:value-type="float">
            <text:p>-525429.637937261</text:p>
          </table:table-cell>
          <table:table-cell table:number-columns-repeated="2"/>
        </table:table-row>
        <table:table-row table:style-name="ro1">
          <table:table-cell office:value-type="float" office:value="14433" calcext:value-type="float">
            <text:p>14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0572" calcext:value-type="float">
            <text:p>-580572</text:p>
          </table:table-cell>
          <table:table-cell office:value-type="float" office:value="-527126.32600073" calcext:value-type="float">
            <text:p>-527126.32600073</text:p>
          </table:table-cell>
          <table:table-cell table:number-columns-repeated="2"/>
        </table:table-row>
        <table:table-row table:style-name="ro1">
          <table:table-cell office:value-type="float" office:value="14459" calcext:value-type="float">
            <text:p>14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2001" calcext:value-type="float">
            <text:p>-582001</text:p>
          </table:table-cell>
          <table:table-cell office:value-type="float" office:value="-528814.7775084" calcext:value-type="float">
            <text:p>-528814.7775084</text:p>
          </table:table-cell>
          <table:table-cell table:number-columns-repeated="2"/>
        </table:table-row>
        <table:table-row table:style-name="ro1">
          <table:table-cell office:value-type="float" office:value="14486" calcext:value-type="float">
            <text:p>14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3445" calcext:value-type="float">
            <text:p>-583445</text:p>
          </table:table-cell>
          <table:table-cell office:value-type="float" office:value="-530495.707431218" calcext:value-type="float">
            <text:p>-530495.707431218</text:p>
          </table:table-cell>
          <table:table-cell table:number-columns-repeated="2"/>
        </table:table-row>
        <table:table-row table:style-name="ro1">
          <table:table-cell office:value-type="float" office:value="14512" calcext:value-type="float">
            <text:p>14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4860" calcext:value-type="float">
            <text:p>-584860</text:p>
          </table:table-cell>
          <table:table-cell office:value-type="float" office:value="-532168.454894873" calcext:value-type="float">
            <text:p>-532168.454894873</text:p>
          </table:table-cell>
          <table:table-cell table:number-columns-repeated="2"/>
        </table:table-row>
        <table:table-row table:style-name="ro1">
          <table:table-cell office:value-type="float" office:value="14538" calcext:value-type="float">
            <text:p>14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6277" calcext:value-type="float">
            <text:p>-586277</text:p>
          </table:table-cell>
          <table:table-cell office:value-type="float" office:value="-533833.3332058" calcext:value-type="float">
            <text:p>-533833.3332058</text:p>
          </table:table-cell>
          <table:table-cell table:number-columns-repeated="2"/>
        </table:table-row>
        <table:table-row table:style-name="ro1">
          <table:table-cell office:value-type="float" office:value="14564" calcext:value-type="float">
            <text:p>14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7718" calcext:value-type="float">
            <text:p>-587718</text:p>
          </table:table-cell>
          <table:table-cell office:value-type="float" office:value="-535491.322953314" calcext:value-type="float">
            <text:p>-535491.322953314</text:p>
          </table:table-cell>
          <table:table-cell table:number-columns-repeated="2"/>
        </table:table-row>
        <table:table-row table:style-name="ro1">
          <table:table-cell office:value-type="float" office:value="14590" calcext:value-type="float">
            <text:p>14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9273" calcext:value-type="float">
            <text:p>-589273</text:p>
          </table:table-cell>
          <table:table-cell office:value-type="float" office:value="-537146.143785519" calcext:value-type="float">
            <text:p>-537146.143785519</text:p>
          </table:table-cell>
          <table:table-cell table:number-columns-repeated="2"/>
        </table:table-row>
        <table:table-row table:style-name="ro1">
          <table:table-cell office:value-type="float" office:value="14615" calcext:value-type="float">
            <text:p>14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0550" calcext:value-type="float">
            <text:p>-590550</text:p>
          </table:table-cell>
          <table:table-cell office:value-type="float" office:value="-538789.33936135" calcext:value-type="float">
            <text:p>-538789.33936135</text:p>
          </table:table-cell>
          <table:table-cell table:number-columns-repeated="2"/>
        </table:table-row>
        <table:table-row table:style-name="ro1">
          <table:table-cell office:value-type="float" office:value="14642" calcext:value-type="float">
            <text:p>14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1968" calcext:value-type="float">
            <text:p>-591968</text:p>
          </table:table-cell>
          <table:table-cell office:value-type="float" office:value="-540425.605842539" calcext:value-type="float">
            <text:p>-540425.605842539</text:p>
          </table:table-cell>
          <table:table-cell table:number-columns-repeated="2"/>
        </table:table-row>
        <table:table-row table:style-name="ro1">
          <table:table-cell office:value-type="float" office:value="14668" calcext:value-type="float">
            <text:p>14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3355" calcext:value-type="float">
            <text:p>-593355</text:p>
          </table:table-cell>
          <table:table-cell office:value-type="float" office:value="-542054.202585845" calcext:value-type="float">
            <text:p>-542054.202585845</text:p>
          </table:table-cell>
          <table:table-cell table:number-columns-repeated="2"/>
        </table:table-row>
        <table:table-row table:style-name="ro1">
          <table:table-cell office:value-type="float" office:value="14694" calcext:value-type="float">
            <text:p>14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4742" calcext:value-type="float">
            <text:p>-594742</text:p>
          </table:table-cell>
          <table:table-cell office:value-type="float" office:value="-543675.365583204" calcext:value-type="float">
            <text:p>-543675.365583204</text:p>
          </table:table-cell>
          <table:table-cell table:number-columns-repeated="2"/>
        </table:table-row>
        <table:table-row table:style-name="ro1">
          <table:table-cell office:value-type="float" office:value="14720" calcext:value-type="float">
            <text:p>14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6256" calcext:value-type="float">
            <text:p>-596256</text:p>
          </table:table-cell>
          <table:table-cell office:value-type="float" office:value="-545293.231257567" calcext:value-type="float">
            <text:p>-545293.231257567</text:p>
          </table:table-cell>
          <table:table-cell table:number-columns-repeated="2"/>
        </table:table-row>
        <table:table-row table:style-name="ro1">
          <table:table-cell office:value-type="float" office:value="14745" calcext:value-type="float">
            <text:p>14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7578" calcext:value-type="float">
            <text:p>-597578</text:p>
          </table:table-cell>
          <table:table-cell office:value-type="float" office:value="-546901.993372719" calcext:value-type="float">
            <text:p>-546901.993372719</text:p>
          </table:table-cell>
          <table:table-cell table:number-columns-repeated="2"/>
        </table:table-row>
        <table:table-row table:style-name="ro1">
          <table:table-cell office:value-type="float" office:value="14772" calcext:value-type="float">
            <text:p>14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8947" calcext:value-type="float">
            <text:p>-598947</text:p>
          </table:table-cell>
          <table:table-cell office:value-type="float" office:value="-548503.37819202" calcext:value-type="float">
            <text:p>-548503.37819202</text:p>
          </table:table-cell>
          <table:table-cell table:number-columns-repeated="2"/>
        </table:table-row>
        <table:table-row table:style-name="ro1">
          <table:table-cell office:value-type="float" office:value="14798" calcext:value-type="float">
            <text:p>14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0315" calcext:value-type="float">
            <text:p>-600315</text:p>
          </table:table-cell>
          <table:table-cell office:value-type="float" office:value="-550097.581939957" calcext:value-type="float">
            <text:p>-550097.581939957</text:p>
          </table:table-cell>
          <table:table-cell table:number-columns-repeated="2"/>
        </table:table-row>
        <table:table-row table:style-name="ro1">
          <table:table-cell office:value-type="float" office:value="14824" calcext:value-type="float">
            <text:p>14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1671" calcext:value-type="float">
            <text:p>-601671</text:p>
          </table:table-cell>
          <table:table-cell office:value-type="float" office:value="-551684.456341805" calcext:value-type="float">
            <text:p>-551684.456341805</text:p>
          </table:table-cell>
          <table:table-cell table:number-columns-repeated="2"/>
        </table:table-row>
        <table:table-row table:style-name="ro1">
          <table:table-cell office:value-type="float" office:value="14850" calcext:value-type="float">
            <text:p>14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3035" calcext:value-type="float">
            <text:p>-603035</text:p>
          </table:table-cell>
          <table:table-cell office:value-type="float" office:value="-553264.473069749" calcext:value-type="float">
            <text:p>-553264.473069749</text:p>
          </table:table-cell>
          <table:table-cell table:number-columns-repeated="2"/>
        </table:table-row>
        <table:table-row table:style-name="ro1">
          <table:table-cell office:value-type="float" office:value="14875" calcext:value-type="float">
            <text:p>14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4421" calcext:value-type="float">
            <text:p>-604421</text:p>
          </table:table-cell>
          <table:table-cell office:value-type="float" office:value="-554838.520052218" calcext:value-type="float">
            <text:p>-554838.520052218</text:p>
          </table:table-cell>
          <table:table-cell table:number-columns-repeated="2"/>
        </table:table-row>
        <table:table-row table:style-name="ro1">
          <table:table-cell office:value-type="float" office:value="14902" calcext:value-type="float">
            <text:p>14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5784" calcext:value-type="float">
            <text:p>-605784</text:p>
          </table:table-cell>
          <table:table-cell office:value-type="float" office:value="-556406.073281381" calcext:value-type="float">
            <text:p>-556406.073281381</text:p>
          </table:table-cell>
          <table:table-cell table:number-columns-repeated="2"/>
        </table:table-row>
        <table:table-row table:style-name="ro1">
          <table:table-cell office:value-type="float" office:value="14928" calcext:value-type="float">
            <text:p>14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7231" calcext:value-type="float">
            <text:p>-607231</text:p>
          </table:table-cell>
          <table:table-cell office:value-type="float" office:value="-557969.917180415" calcext:value-type="float">
            <text:p>-557969.917180415</text:p>
          </table:table-cell>
          <table:table-cell table:number-columns-repeated="2"/>
        </table:table-row>
        <table:table-row table:style-name="ro1">
          <table:table-cell office:value-type="float" office:value="14953" calcext:value-type="float">
            <text:p>14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8511" calcext:value-type="float">
            <text:p>-608511</text:p>
          </table:table-cell>
          <table:table-cell office:value-type="float" office:value="-559525.027421018" calcext:value-type="float">
            <text:p>-559525.027421018</text:p>
          </table:table-cell>
          <table:table-cell table:number-columns-repeated="2"/>
        </table:table-row>
        <table:table-row table:style-name="ro1">
          <table:table-cell office:value-type="float" office:value="14980" calcext:value-type="float">
            <text:p>14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9834" calcext:value-type="float">
            <text:p>-609834</text:p>
          </table:table-cell>
          <table:table-cell office:value-type="float" office:value="-561072.995808064" calcext:value-type="float">
            <text:p>-561072.995808064</text:p>
          </table:table-cell>
          <table:table-cell table:number-columns-repeated="2"/>
        </table:table-row>
        <table:table-row table:style-name="ro1">
          <table:table-cell office:value-type="float" office:value="15006" calcext:value-type="float">
            <text:p>15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1156" calcext:value-type="float">
            <text:p>-611156</text:p>
          </table:table-cell>
          <table:table-cell office:value-type="float" office:value="-562614.011321662" calcext:value-type="float">
            <text:p>-562614.011321662</text:p>
          </table:table-cell>
          <table:table-cell table:number-columns-repeated="2"/>
        </table:table-row>
        <table:table-row table:style-name="ro1">
          <table:table-cell office:value-type="float" office:value="15031" calcext:value-type="float">
            <text:p>15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2528" calcext:value-type="float">
            <text:p>-612528</text:p>
          </table:table-cell>
          <table:table-cell office:value-type="float" office:value="-564149.826357918" calcext:value-type="float">
            <text:p>-564149.826357918</text:p>
          </table:table-cell>
          <table:table-cell table:number-columns-repeated="2"/>
        </table:table-row>
        <table:table-row table:style-name="ro1">
          <table:table-cell office:value-type="float" office:value="15057" calcext:value-type="float">
            <text:p>15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3871" calcext:value-type="float">
            <text:p>-613871</text:p>
          </table:table-cell>
          <table:table-cell office:value-type="float" office:value="-565679.708623828" calcext:value-type="float">
            <text:p>-565679.708623828</text:p>
          </table:table-cell>
          <table:table-cell table:number-columns-repeated="2"/>
        </table:table-row>
        <table:table-row table:style-name="ro1">
          <table:table-cell office:value-type="float" office:value="15084" calcext:value-type="float">
            <text:p>15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5189" calcext:value-type="float">
            <text:p>-615189</text:p>
          </table:table-cell>
          <table:table-cell office:value-type="float" office:value="-567203.071435403" calcext:value-type="float">
            <text:p>-567203.071435403</text:p>
          </table:table-cell>
          <table:table-cell table:number-columns-repeated="2"/>
        </table:table-row>
        <table:table-row table:style-name="ro1">
          <table:table-cell office:value-type="float" office:value="15110" calcext:value-type="float">
            <text:p>15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6477" calcext:value-type="float">
            <text:p>-616477</text:p>
          </table:table-cell>
          <table:table-cell office:value-type="float" office:value="-568719.192314314" calcext:value-type="float">
            <text:p>-568719.192314314</text:p>
          </table:table-cell>
          <table:table-cell table:number-columns-repeated="2"/>
        </table:table-row>
        <table:table-row table:style-name="ro1">
          <table:table-cell office:value-type="float" office:value="15136" calcext:value-type="float">
            <text:p>15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7907" calcext:value-type="float">
            <text:p>-617907</text:p>
          </table:table-cell>
          <table:table-cell office:value-type="float" office:value="-570232.663320027" calcext:value-type="float">
            <text:p>-570232.663320027</text:p>
          </table:table-cell>
          <table:table-cell table:number-columns-repeated="2"/>
        </table:table-row>
        <table:table-row table:style-name="ro1">
          <table:table-cell office:value-type="float" office:value="15161" calcext:value-type="float">
            <text:p>15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9153" calcext:value-type="float">
            <text:p>-619153</text:p>
          </table:table-cell>
          <table:table-cell office:value-type="float" office:value="-571737.904448642" calcext:value-type="float">
            <text:p>-571737.904448642</text:p>
          </table:table-cell>
          <table:table-cell table:number-columns-repeated="2"/>
        </table:table-row>
        <table:table-row table:style-name="ro1">
          <table:table-cell office:value-type="float" office:value="15188" calcext:value-type="float">
            <text:p>15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0439" calcext:value-type="float">
            <text:p>-620439</text:p>
          </table:table-cell>
          <table:table-cell office:value-type="float" office:value="-573236.399696376" calcext:value-type="float">
            <text:p>-573236.399696376</text:p>
          </table:table-cell>
          <table:table-cell table:number-columns-repeated="2"/>
        </table:table-row>
        <table:table-row table:style-name="ro1">
          <table:table-cell office:value-type="float" office:value="15214" calcext:value-type="float">
            <text:p>15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1867" calcext:value-type="float">
            <text:p>-621867</text:p>
          </table:table-cell>
          <table:table-cell office:value-type="float" office:value="-574732.725859564" calcext:value-type="float">
            <text:p>-574732.725859564</text:p>
          </table:table-cell>
          <table:table-cell table:number-columns-repeated="2"/>
        </table:table-row>
        <table:table-row table:style-name="ro1">
          <table:table-cell office:value-type="float" office:value="15239" calcext:value-type="float">
            <text:p>15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3040" calcext:value-type="float">
            <text:p>-623040</text:p>
          </table:table-cell>
          <table:table-cell office:value-type="float" office:value="-576219.103525424" calcext:value-type="float">
            <text:p>-576219.103525424</text:p>
          </table:table-cell>
          <table:table-cell table:number-columns-repeated="2"/>
        </table:table-row>
        <table:table-row table:style-name="ro1">
          <table:table-cell office:value-type="float" office:value="15266" calcext:value-type="float">
            <text:p>15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4348" calcext:value-type="float">
            <text:p>-624348</text:p>
          </table:table-cell>
          <table:table-cell office:value-type="float" office:value="-577699.992647718" calcext:value-type="float">
            <text:p>-577699.992647718</text:p>
          </table:table-cell>
          <table:table-cell table:number-columns-repeated="2"/>
        </table:table-row>
        <table:table-row table:style-name="ro1">
          <table:table-cell office:value-type="float" office:value="15292" calcext:value-type="float">
            <text:p>15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5625" calcext:value-type="float">
            <text:p>-625625</text:p>
          </table:table-cell>
          <table:table-cell office:value-type="float" office:value="-579174.608258558" calcext:value-type="float">
            <text:p>-579174.608258558</text:p>
          </table:table-cell>
          <table:table-cell table:number-columns-repeated="2"/>
        </table:table-row>
        <table:table-row table:style-name="ro1">
          <table:table-cell office:value-type="float" office:value="15318" calcext:value-type="float">
            <text:p>15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6921" calcext:value-type="float">
            <text:p>-626921</text:p>
          </table:table-cell>
          <table:table-cell office:value-type="float" office:value="-580643.728004448" calcext:value-type="float">
            <text:p>-580643.728004448</text:p>
          </table:table-cell>
          <table:table-cell table:number-columns-repeated="2"/>
        </table:table-row>
        <table:table-row table:style-name="ro1">
          <table:table-cell office:value-type="float" office:value="15344" calcext:value-type="float">
            <text:p>15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8291" calcext:value-type="float">
            <text:p>-628291</text:p>
          </table:table-cell>
          <table:table-cell office:value-type="float" office:value="-582109.797912004" calcext:value-type="float">
            <text:p>-582109.797912004</text:p>
          </table:table-cell>
          <table:table-cell table:number-columns-repeated="2"/>
        </table:table-row>
        <table:table-row table:style-name="ro1">
          <table:table-cell office:value-type="float" office:value="15369" calcext:value-type="float">
            <text:p>15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9510" calcext:value-type="float">
            <text:p>-629510</text:p>
          </table:table-cell>
          <table:table-cell office:value-type="float" office:value="-583568.265668557" calcext:value-type="float">
            <text:p>-583568.265668557</text:p>
          </table:table-cell>
          <table:table-cell table:number-columns-repeated="2"/>
        </table:table-row>
        <table:table-row table:style-name="ro1">
          <table:table-cell office:value-type="float" office:value="15395" calcext:value-type="float">
            <text:p>15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0755" calcext:value-type="float">
            <text:p>-630755</text:p>
          </table:table-cell>
          <table:table-cell office:value-type="float" office:value="-585020.165186448" calcext:value-type="float">
            <text:p>-585020.165186448</text:p>
          </table:table-cell>
          <table:table-cell table:number-columns-repeated="2"/>
        </table:table-row>
        <table:table-row table:style-name="ro1">
          <table:table-cell office:value-type="float" office:value="15422" calcext:value-type="float">
            <text:p>15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2034" calcext:value-type="float">
            <text:p>-632034</text:p>
          </table:table-cell>
          <table:table-cell office:value-type="float" office:value="-586466.744719173" calcext:value-type="float">
            <text:p>-586466.744719173</text:p>
          </table:table-cell>
          <table:table-cell table:number-columns-repeated="2"/>
        </table:table-row>
        <table:table-row table:style-name="ro1">
          <table:table-cell office:value-type="float" office:value="15448" calcext:value-type="float">
            <text:p>15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3285" calcext:value-type="float">
            <text:p>-633285</text:p>
          </table:table-cell>
          <table:table-cell office:value-type="float" office:value="-587907.306420121" calcext:value-type="float">
            <text:p>-587907.306420121</text:p>
          </table:table-cell>
          <table:table-cell table:number-columns-repeated="2"/>
        </table:table-row>
        <table:table-row table:style-name="ro1">
          <table:table-cell office:value-type="float" office:value="15474" calcext:value-type="float">
            <text:p>15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4538" calcext:value-type="float">
            <text:p>-634538</text:p>
          </table:table-cell>
          <table:table-cell office:value-type="float" office:value="-589342.09699181" calcext:value-type="float">
            <text:p>-589342.09699181</text:p>
          </table:table-cell>
          <table:table-cell table:number-columns-repeated="2"/>
        </table:table-row>
        <table:table-row table:style-name="ro1">
          <table:table-cell office:value-type="float" office:value="15499" calcext:value-type="float">
            <text:p>15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5813" calcext:value-type="float">
            <text:p>-635813</text:p>
          </table:table-cell>
          <table:table-cell office:value-type="float" office:value="-590771.970930523" calcext:value-type="float">
            <text:p>-590771.970930523</text:p>
          </table:table-cell>
          <table:table-cell table:number-columns-repeated="2"/>
        </table:table-row>
        <table:table-row table:style-name="ro1">
          <table:table-cell office:value-type="float" office:value="15526" calcext:value-type="float">
            <text:p>1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7071" calcext:value-type="float">
            <text:p>-637071</text:p>
          </table:table-cell>
          <table:table-cell office:value-type="float" office:value="-592196.556440353" calcext:value-type="float">
            <text:p>-592196.556440353</text:p>
          </table:table-cell>
          <table:table-cell table:number-columns-repeated="2"/>
        </table:table-row>
        <table:table-row table:style-name="ro1">
          <table:table-cell office:value-type="float" office:value="15552" calcext:value-type="float">
            <text:p>15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8303" calcext:value-type="float">
            <text:p>-638303</text:p>
          </table:table-cell>
          <table:table-cell office:value-type="float" office:value="-593615.216242189" calcext:value-type="float">
            <text:p>-593615.216242189</text:p>
          </table:table-cell>
          <table:table-cell table:number-columns-repeated="2"/>
        </table:table-row>
        <table:table-row table:style-name="ro1">
          <table:table-cell office:value-type="float" office:value="15578" calcext:value-type="float">
            <text:p>15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9541" calcext:value-type="float">
            <text:p>-639541</text:p>
          </table:table-cell>
          <table:table-cell office:value-type="float" office:value="-595028.317280891" calcext:value-type="float">
            <text:p>-595028.317280891</text:p>
          </table:table-cell>
          <table:table-cell table:number-columns-repeated="2"/>
        </table:table-row>
        <table:table-row table:style-name="ro1">
          <table:table-cell office:value-type="float" office:value="15604" calcext:value-type="float">
            <text:p>15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0789" calcext:value-type="float">
            <text:p>-640789</text:p>
          </table:table-cell>
          <table:table-cell office:value-type="float" office:value="-596436.338287632" calcext:value-type="float">
            <text:p>-596436.338287632</text:p>
          </table:table-cell>
          <table:table-cell table:number-columns-repeated="2"/>
        </table:table-row>
        <table:table-row table:style-name="ro1">
          <table:table-cell office:value-type="float" office:value="15630" calcext:value-type="float">
            <text:p>15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2017" calcext:value-type="float">
            <text:p>-642017</text:p>
          </table:table-cell>
          <table:table-cell office:value-type="float" office:value="-597838.820186474" calcext:value-type="float">
            <text:p>-597838.820186474</text:p>
          </table:table-cell>
          <table:table-cell table:number-columns-repeated="2"/>
        </table:table-row>
        <table:table-row table:style-name="ro1">
          <table:table-cell office:value-type="float" office:value="15655" calcext:value-type="float">
            <text:p>15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3265" calcext:value-type="float">
            <text:p>-643265</text:p>
          </table:table-cell>
          <table:table-cell office:value-type="float" office:value="-599236.548796121" calcext:value-type="float">
            <text:p>-599236.548796121</text:p>
          </table:table-cell>
          <table:table-cell table:number-columns-repeated="2"/>
        </table:table-row>
        <table:table-row table:style-name="ro1">
          <table:table-cell office:value-type="float" office:value="15682" calcext:value-type="float">
            <text:p>15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4499" calcext:value-type="float">
            <text:p>-644499</text:p>
          </table:table-cell>
          <table:table-cell office:value-type="float" office:value="-600629.239602394" calcext:value-type="float">
            <text:p>-600629.239602394</text:p>
          </table:table-cell>
          <table:table-cell table:number-columns-repeated="2"/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5708" calcext:value-type="float">
            <text:p>-645708</text:p>
          </table:table-cell>
          <table:table-cell office:value-type="float" office:value="-602016.278383859" calcext:value-type="float">
            <text:p>-602016.278383859</text:p>
          </table:table-cell>
          <table:table-cell table:number-columns-repeated="2"/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7043" calcext:value-type="float">
            <text:p>-647043</text:p>
          </table:table-cell>
          <table:table-cell office:value-type="float" office:value="-603401.715972048" calcext:value-type="float">
            <text:p>-603401.715972048</text:p>
          </table:table-cell>
          <table:table-cell table:number-columns-repeated="2"/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8168" calcext:value-type="float">
            <text:p>-648168</text:p>
          </table:table-cell>
          <table:table-cell office:value-type="float" office:value="-604779.140095985" calcext:value-type="float">
            <text:p>-604779.140095985</text:p>
          </table:table-cell>
          <table:table-cell table:number-columns-repeated="2"/>
        </table:table-row>
        <table:table-row table:style-name="ro1">
          <table:table-cell office:value-type="float" office:value="15786" calcext:value-type="float">
            <text:p>15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9364" calcext:value-type="float">
            <text:p>-649364</text:p>
          </table:table-cell>
          <table:table-cell office:value-type="float" office:value="-606150.981939186" calcext:value-type="float">
            <text:p>-606150.981939186</text:p>
          </table:table-cell>
          <table:table-cell table:number-columns-repeated="2"/>
        </table:table-row>
        <table:table-row table:style-name="ro1">
          <table:table-cell office:value-type="float" office:value="15812" calcext:value-type="float">
            <text:p>15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0556" calcext:value-type="float">
            <text:p>-650556</text:p>
          </table:table-cell>
          <table:table-cell office:value-type="float" office:value="-607517.290187211" calcext:value-type="float">
            <text:p>-607517.290187211</text:p>
          </table:table-cell>
          <table:table-cell table:number-columns-repeated="2"/>
        </table:table-row>
        <table:table-row table:style-name="ro1">
          <table:table-cell office:value-type="float" office:value="15838" calcext:value-type="float">
            <text:p>15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1750" calcext:value-type="float">
            <text:p>-651750</text:p>
          </table:table-cell>
          <table:table-cell office:value-type="float" office:value="-608878.296642989" calcext:value-type="float">
            <text:p>-608878.296642989</text:p>
          </table:table-cell>
          <table:table-cell table:number-columns-repeated="2"/>
        </table:table-row>
        <table:table-row table:style-name="ro1">
          <table:table-cell office:value-type="float" office:value="15863" calcext:value-type="float">
            <text:p>15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2959" calcext:value-type="float">
            <text:p>-652959</text:p>
          </table:table-cell>
          <table:table-cell office:value-type="float" office:value="-610234.625977051" calcext:value-type="float">
            <text:p>-610234.625977051</text:p>
          </table:table-cell>
          <table:table-cell table:number-columns-repeated="2"/>
        </table:table-row>
        <table:table-row table:style-name="ro1">
          <table:table-cell office:value-type="float" office:value="15889" calcext:value-type="float">
            <text:p>15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4182" calcext:value-type="float">
            <text:p>-654182</text:p>
          </table:table-cell>
          <table:table-cell office:value-type="float" office:value="-611586.852870065" calcext:value-type="float">
            <text:p>-611586.852870065</text:p>
          </table:table-cell>
          <table:table-cell table:number-columns-repeated="2"/>
        </table:table-row>
        <table:table-row table:style-name="ro1">
          <table:table-cell office:value-type="float" office:value="15916" calcext:value-type="float">
            <text:p>15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5363" calcext:value-type="float">
            <text:p>-655363</text:p>
          </table:table-cell>
          <table:table-cell office:value-type="float" office:value="-612933.811243294" calcext:value-type="float">
            <text:p>-612933.811243294</text:p>
          </table:table-cell>
          <table:table-cell table:number-columns-repeated="2"/>
        </table:table-row>
        <table:table-row table:style-name="ro1">
          <table:table-cell office:value-type="float" office:value="15942" calcext:value-type="float">
            <text:p>15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6516" calcext:value-type="float">
            <text:p>-656516</text:p>
          </table:table-cell>
          <table:table-cell office:value-type="float" office:value="-614274.801666577" calcext:value-type="float">
            <text:p>-614274.801666577</text:p>
          </table:table-cell>
          <table:table-cell table:number-columns-repeated="2"/>
        </table:table-row>
        <table:table-row table:style-name="ro1">
          <table:table-cell office:value-type="float" office:value="15967" calcext:value-type="float">
            <text:p>15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7715" calcext:value-type="float">
            <text:p>-657715</text:p>
          </table:table-cell>
          <table:table-cell office:value-type="float" office:value="-615611.423153759" calcext:value-type="float">
            <text:p>-615611.423153759</text:p>
          </table:table-cell>
          <table:table-cell table:number-columns-repeated="2"/>
        </table:table-row>
        <table:table-row table:style-name="ro1">
          <table:table-cell office:value-type="float" office:value="15994" calcext:value-type="float">
            <text:p>15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8897" calcext:value-type="float">
            <text:p>-658897</text:p>
          </table:table-cell>
          <table:table-cell office:value-type="float" office:value="-616943.28705672" calcext:value-type="float">
            <text:p>-616943.28705672</text:p>
          </table:table-cell>
          <table:table-cell table:number-columns-repeated="2"/>
        </table:table-row>
        <table:table-row table:style-name="ro1">
          <table:table-cell office:value-type="float" office:value="16020" calcext:value-type="float">
            <text:p>16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0081" calcext:value-type="float">
            <text:p>-660081</text:p>
          </table:table-cell>
          <table:table-cell office:value-type="float" office:value="-618270.601301129" calcext:value-type="float">
            <text:p>-618270.601301129</text:p>
          </table:table-cell>
          <table:table-cell table:number-columns-repeated="2"/>
        </table:table-row>
        <table:table-row table:style-name="ro1">
          <table:table-cell office:value-type="float" office:value="16046" calcext:value-type="float">
            <text:p>1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1214" calcext:value-type="float">
            <text:p>-661214</text:p>
          </table:table-cell>
          <table:table-cell office:value-type="float" office:value="-619591.93664571" calcext:value-type="float">
            <text:p>-619591.93664571</text:p>
          </table:table-cell>
          <table:table-cell table:number-columns-repeated="2"/>
        </table:table-row>
        <table:table-row table:style-name="ro1">
          <table:table-cell office:value-type="float" office:value="16072" calcext:value-type="float">
            <text:p>16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2402" calcext:value-type="float">
            <text:p>-662402</text:p>
          </table:table-cell>
          <table:table-cell office:value-type="float" office:value="-620909.169364303" calcext:value-type="float">
            <text:p>-620909.169364303</text:p>
          </table:table-cell>
          <table:table-cell table:number-columns-repeated="2"/>
        </table:table-row>
        <table:table-row table:style-name="ro1">
          <table:table-cell office:value-type="float" office:value="16098" calcext:value-type="float">
            <text:p>16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3524" calcext:value-type="float">
            <text:p>-663524</text:p>
          </table:table-cell>
          <table:table-cell office:value-type="float" office:value="-622220.394922325" calcext:value-type="float">
            <text:p>-622220.394922325</text:p>
          </table:table-cell>
          <table:table-cell table:number-columns-repeated="2"/>
        </table:table-row>
        <table:table-row table:style-name="ro1">
          <table:table-cell office:value-type="float" office:value="16124" calcext:value-type="float">
            <text:p>16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4819" calcext:value-type="float">
            <text:p>-664819</text:p>
          </table:table-cell>
          <table:table-cell office:value-type="float" office:value="-623531.121232407" calcext:value-type="float">
            <text:p>-623531.121232407</text:p>
          </table:table-cell>
          <table:table-cell table:number-columns-repeated="2"/>
        </table:table-row>
        <table:table-row table:style-name="ro1">
          <table:table-cell office:value-type="float" office:value="16150" calcext:value-type="float">
            <text:p>16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5873" calcext:value-type="float">
            <text:p>-665873</text:p>
          </table:table-cell>
          <table:table-cell office:value-type="float" office:value="-624833.94827141" calcext:value-type="float">
            <text:p>-624833.94827141</text:p>
          </table:table-cell>
          <table:table-cell table:number-columns-repeated="2"/>
        </table:table-row>
        <table:table-row table:style-name="ro1">
          <table:table-cell office:value-type="float" office:value="16176" calcext:value-type="float">
            <text:p>16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7008" calcext:value-type="float">
            <text:p>-667008</text:p>
          </table:table-cell>
          <table:table-cell office:value-type="float" office:value="-626131.61140152" calcext:value-type="float">
            <text:p>-626131.61140152</text:p>
          </table:table-cell>
          <table:table-cell table:number-columns-repeated="2"/>
        </table:table-row>
        <table:table-row table:style-name="ro1">
          <table:table-cell office:value-type="float" office:value="16201" calcext:value-type="float">
            <text:p>16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8168" calcext:value-type="float">
            <text:p>-668168</text:p>
          </table:table-cell>
          <table:table-cell office:value-type="float" office:value="-627425.038743012" calcext:value-type="float">
            <text:p>-627425.038743012</text:p>
          </table:table-cell>
          <table:table-cell table:number-columns-repeated="2"/>
        </table:table-row>
        <table:table-row table:style-name="ro1">
          <table:table-cell office:value-type="float" office:value="16227" calcext:value-type="float">
            <text:p>16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9300" calcext:value-type="float">
            <text:p>-669300</text:p>
          </table:table-cell>
          <table:table-cell office:value-type="float" office:value="-628713.499089381" calcext:value-type="float">
            <text:p>-628713.499089381</text:p>
          </table:table-cell>
          <table:table-cell table:number-columns-repeated="2"/>
        </table:table-row>
        <table:table-row table:style-name="ro1">
          <table:table-cell office:value-type="float" office:value="16254" calcext:value-type="float">
            <text:p>16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0443" calcext:value-type="float">
            <text:p>-670443</text:p>
          </table:table-cell>
          <table:table-cell office:value-type="float" office:value="-629997.483732784" calcext:value-type="float">
            <text:p>-629997.483732784</text:p>
          </table:table-cell>
          <table:table-cell table:number-columns-repeated="2"/>
        </table:table-row>
        <table:table-row table:style-name="ro1">
          <table:table-cell office:value-type="float" office:value="16280" calcext:value-type="float">
            <text:p>16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1648" calcext:value-type="float">
            <text:p>-671648</text:p>
          </table:table-cell>
          <table:table-cell office:value-type="float" office:value="-631279.038079468" calcext:value-type="float">
            <text:p>-631279.038079468</text:p>
          </table:table-cell>
          <table:table-cell table:number-columns-repeated="2"/>
        </table:table-row>
        <table:table-row table:style-name="ro1">
          <table:table-cell office:value-type="float" office:value="16305" calcext:value-type="float">
            <text:p>16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2720" calcext:value-type="float">
            <text:p>-672720</text:p>
          </table:table-cell>
          <table:table-cell office:value-type="float" office:value="-632554.1446001" calcext:value-type="float">
            <text:p>-632554.1446001</text:p>
          </table:table-cell>
          <table:table-cell table:number-columns-repeated="2"/>
        </table:table-row>
        <table:table-row table:style-name="ro1">
          <table:table-cell office:value-type="float" office:value="16332" calcext:value-type="float">
            <text:p>16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3825" calcext:value-type="float">
            <text:p>-673825</text:p>
          </table:table-cell>
          <table:table-cell office:value-type="float" office:value="-633824.017073943" calcext:value-type="float">
            <text:p>-633824.017073943</text:p>
          </table:table-cell>
          <table:table-cell table:number-columns-repeated="2"/>
        </table:table-row>
        <table:table-row table:style-name="ro1">
          <table:table-cell office:value-type="float" office:value="16358" calcext:value-type="float">
            <text:p>1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4911" calcext:value-type="float">
            <text:p>-674911</text:p>
          </table:table-cell>
          <table:table-cell office:value-type="float" office:value="-635088.231933206" calcext:value-type="float">
            <text:p>-635088.231933206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6156" calcext:value-type="float">
            <text:p>-676156</text:p>
          </table:table-cell>
          <table:table-cell office:value-type="float" office:value="-636351.85556603" calcext:value-type="float">
            <text:p>-636351.85556603</text:p>
          </table:table-cell>
          <table:table-cell table:number-columns-repeated="2"/>
        </table:table-row>
        <table:table-row table:style-name="ro1">
          <table:table-cell office:value-type="float" office:value="16410" calcext:value-type="float">
            <text:p>16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7174" calcext:value-type="float">
            <text:p>-677174</text:p>
          </table:table-cell>
          <table:table-cell office:value-type="float" office:value="-637607.921548614" calcext:value-type="float">
            <text:p>-637607.921548614</text:p>
          </table:table-cell>
          <table:table-cell table:number-columns-repeated="2"/>
        </table:table-row>
        <table:table-row table:style-name="ro1">
          <table:table-cell office:value-type="float" office:value="16436" calcext:value-type="float">
            <text:p>1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8270" calcext:value-type="float">
            <text:p>-678270</text:p>
          </table:table-cell>
          <table:table-cell office:value-type="float" office:value="-638859.062424041" calcext:value-type="float">
            <text:p>-638859.062424041</text:p>
          </table:table-cell>
          <table:table-cell table:number-columns-repeated="2"/>
        </table:table-row>
        <table:table-row table:style-name="ro1">
          <table:table-cell office:value-type="float" office:value="16462" calcext:value-type="float">
            <text:p>16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9361" calcext:value-type="float">
            <text:p>-679361</text:p>
          </table:table-cell>
          <table:table-cell office:value-type="float" office:value="-640105.275887917" calcext:value-type="float">
            <text:p>-640105.275887917</text:p>
          </table:table-cell>
          <table:table-cell table:number-columns-repeated="2"/>
        </table:table-row>
        <table:table-row table:style-name="ro1">
          <table:table-cell office:value-type="float" office:value="16488" calcext:value-type="float">
            <text:p>1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0484" calcext:value-type="float">
            <text:p>-680484</text:p>
          </table:table-cell>
          <table:table-cell office:value-type="float" office:value="-641347.698168289" calcext:value-type="float">
            <text:p>-641347.698168289</text:p>
          </table:table-cell>
          <table:table-cell table:number-columns-repeated="2"/>
        </table:table-row>
        <table:table-row table:style-name="ro1">
          <table:table-cell office:value-type="float" office:value="16514" calcext:value-type="float">
            <text:p>16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1546" calcext:value-type="float">
            <text:p>-681546</text:p>
          </table:table-cell>
          <table:table-cell office:value-type="float" office:value="-642584.56899388" calcext:value-type="float">
            <text:p>-642584.56899388</text:p>
          </table:table-cell>
          <table:table-cell table:number-columns-repeated="2"/>
        </table:table-row>
        <table:table-row table:style-name="ro1">
          <table:table-cell office:value-type="float" office:value="16539" calcext:value-type="float">
            <text:p>16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2661" calcext:value-type="float">
            <text:p>-682661</text:p>
          </table:table-cell>
          <table:table-cell office:value-type="float" office:value="-643817.689947914" calcext:value-type="float">
            <text:p>-643817.689947914</text:p>
          </table:table-cell>
          <table:table-cell table:number-columns-repeated="2"/>
        </table:table-row>
        <table:table-row table:style-name="ro1">
          <table:table-cell office:value-type="float" office:value="16565" calcext:value-type="float">
            <text:p>16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3776" calcext:value-type="float">
            <text:p>-683776</text:p>
          </table:table-cell>
          <table:table-cell office:value-type="float" office:value="-645047.176411056" calcext:value-type="float">
            <text:p>-645047.176411056</text:p>
          </table:table-cell>
          <table:table-cell table:number-columns-repeated="2"/>
        </table:table-row>
        <table:table-row table:style-name="ro1">
          <table:table-cell office:value-type="float" office:value="16591" calcext:value-type="float">
            <text:p>16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4858" calcext:value-type="float">
            <text:p>-684858</text:p>
          </table:table-cell>
          <table:table-cell office:value-type="float" office:value="-646272.124829177" calcext:value-type="float">
            <text:p>-646272.124829177</text:p>
          </table:table-cell>
          <table:table-cell table:number-columns-repeated="2"/>
        </table:table-row>
        <table:table-row table:style-name="ro1">
          <table:table-cell office:value-type="float" office:value="16618" calcext:value-type="float">
            <text:p>1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5898" calcext:value-type="float">
            <text:p>-685898</text:p>
          </table:table-cell>
          <table:table-cell office:value-type="float" office:value="-647491.382526741" calcext:value-type="float">
            <text:p>-647491.382526741</text:p>
          </table:table-cell>
          <table:table-cell table:number-columns-repeated="2"/>
        </table:table-row>
        <table:table-row table:style-name="ro1">
          <table:table-cell office:value-type="float" office:value="16644" calcext:value-type="float">
            <text:p>1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6986" calcext:value-type="float">
            <text:p>-686986</text:p>
          </table:table-cell>
          <table:table-cell office:value-type="float" office:value="-648706.601525918" calcext:value-type="float">
            <text:p>-648706.601525918</text:p>
          </table:table-cell>
          <table:table-cell table:number-columns-repeated="2"/>
        </table:table-row>
        <table:table-row table:style-name="ro1">
          <table:table-cell office:value-type="float" office:value="16670" calcext:value-type="float">
            <text:p>16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8031" calcext:value-type="float">
            <text:p>-688031</text:p>
          </table:table-cell>
          <table:table-cell office:value-type="float" office:value="-649916.583017428" calcext:value-type="float">
            <text:p>-649916.583017428</text:p>
          </table:table-cell>
          <table:table-cell table:number-columns-repeated="2"/>
        </table:table-row>
        <table:table-row table:style-name="ro1">
          <table:table-cell office:value-type="float" office:value="16695" calcext:value-type="float">
            <text:p>16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9127" calcext:value-type="float">
            <text:p>-689127</text:p>
          </table:table-cell>
          <table:table-cell office:value-type="float" office:value="-651123.057386123" calcext:value-type="float">
            <text:p>-651123.057386123</text:p>
          </table:table-cell>
          <table:table-cell table:number-columns-repeated="2"/>
        </table:table-row>
        <table:table-row table:style-name="ro1">
          <table:table-cell office:value-type="float" office:value="16722" calcext:value-type="float">
            <text:p>16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0201" calcext:value-type="float">
            <text:p>-690201</text:p>
          </table:table-cell>
          <table:table-cell office:value-type="float" office:value="-652325.455620396" calcext:value-type="float">
            <text:p>-652325.455620396</text:p>
          </table:table-cell>
          <table:table-cell table:number-columns-repeated="2"/>
        </table:table-row>
        <table:table-row table:style-name="ro1">
          <table:table-cell office:value-type="float" office:value="16748" calcext:value-type="float">
            <text:p>16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1332" calcext:value-type="float">
            <text:p>-691332</text:p>
          </table:table-cell>
          <table:table-cell office:value-type="float" office:value="-653525.656985922" calcext:value-type="float">
            <text:p>-653525.656985922</text:p>
          </table:table-cell>
          <table:table-cell table:number-columns-repeated="2"/>
        </table:table-row>
        <table:table-row table:style-name="ro1">
          <table:table-cell office:value-type="float" office:value="16773" calcext:value-type="float">
            <text:p>16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2331" calcext:value-type="float">
            <text:p>-692331</text:p>
          </table:table-cell>
          <table:table-cell office:value-type="float" office:value="-654719.667540202" calcext:value-type="float">
            <text:p>-654719.667540202</text:p>
          </table:table-cell>
          <table:table-cell table:number-columns-repeated="2"/>
        </table:table-row>
        <table:table-row table:style-name="ro1">
          <table:table-cell office:value-type="float" office:value="16799" calcext:value-type="float">
            <text:p>16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3378" calcext:value-type="float">
            <text:p>-693378</text:p>
          </table:table-cell>
          <table:table-cell office:value-type="float" office:value="-655909.154692811" calcext:value-type="float">
            <text:p>-655909.154692811</text:p>
          </table:table-cell>
          <table:table-cell table:number-columns-repeated="2"/>
        </table:table-row>
        <table:table-row table:style-name="ro1">
          <table:table-cell office:value-type="float" office:value="16826" calcext:value-type="float">
            <text:p>16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4379" calcext:value-type="float">
            <text:p>-694379</text:p>
          </table:table-cell>
          <table:table-cell office:value-type="float" office:value="-657092.842240724" calcext:value-type="float">
            <text:p>-657092.842240724</text:p>
          </table:table-cell>
          <table:table-cell table:number-columns-repeated="2"/>
        </table:table-row>
        <table:table-row table:style-name="ro1">
          <table:table-cell office:value-type="float" office:value="16852" calcext:value-type="float">
            <text:p>16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5445" calcext:value-type="float">
            <text:p>-695445</text:p>
          </table:table-cell>
          <table:table-cell office:value-type="float" office:value="-658272.908633318" calcext:value-type="float">
            <text:p>-658272.908633318</text:p>
          </table:table-cell>
          <table:table-cell table:number-columns-repeated="2"/>
        </table:table-row>
        <table:table-row table:style-name="ro1">
          <table:table-cell office:value-type="float" office:value="16877" calcext:value-type="float">
            <text:p>16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6503" calcext:value-type="float">
            <text:p>-696503</text:p>
          </table:table-cell>
          <table:table-cell office:value-type="float" office:value="-659449.219136908" calcext:value-type="float">
            <text:p>-659449.219136908</text:p>
          </table:table-cell>
          <table:table-cell table:number-columns-repeated="2"/>
        </table:table-row>
        <table:table-row table:style-name="ro1">
          <table:table-cell office:value-type="float" office:value="16903" calcext:value-type="float">
            <text:p>16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7525" calcext:value-type="float">
            <text:p>-697525</text:p>
          </table:table-cell>
          <table:table-cell office:value-type="float" office:value="-660620.781625003" calcext:value-type="float">
            <text:p>-660620.781625003</text:p>
          </table:table-cell>
          <table:table-cell table:number-columns-repeated="2"/>
        </table:table-row>
        <table:table-row table:style-name="ro1">
          <table:table-cell office:value-type="float" office:value="16929" calcext:value-type="float">
            <text:p>1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8579" calcext:value-type="float">
            <text:p>-698579</text:p>
          </table:table-cell>
          <table:table-cell office:value-type="float" office:value="-661788.726805772" calcext:value-type="float">
            <text:p>-661788.726805772</text:p>
          </table:table-cell>
          <table:table-cell table:number-columns-repeated="2"/>
        </table:table-row>
        <table:table-row table:style-name="ro1">
          <table:table-cell office:value-type="float" office:value="16956" calcext:value-type="float">
            <text:p>1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9602" calcext:value-type="float">
            <text:p>-699602</text:p>
          </table:table-cell>
          <table:table-cell office:value-type="float" office:value="-662952.212134825" calcext:value-type="float">
            <text:p>-662952.212134825</text:p>
          </table:table-cell>
          <table:table-cell table:number-columns-repeated="2"/>
        </table:table-row>
        <table:table-row table:style-name="ro1">
          <table:table-cell office:value-type="float" office:value="16982" calcext:value-type="float">
            <text:p>1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0593" calcext:value-type="float">
            <text:p>-700593</text:p>
          </table:table-cell>
          <table:table-cell office:value-type="float" office:value="-664110.390222984" calcext:value-type="float">
            <text:p>-664110.390222984</text:p>
          </table:table-cell>
          <table:table-cell table:number-columns-repeated="2"/>
        </table:table-row>
        <table:table-row table:style-name="ro1">
          <table:table-cell office:value-type="float" office:value="17007" calcext:value-type="float">
            <text:p>17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1621" calcext:value-type="float">
            <text:p>-701621</text:p>
          </table:table-cell>
          <table:table-cell office:value-type="float" office:value="-665264.562831508" calcext:value-type="float">
            <text:p>-665264.562831508</text:p>
          </table:table-cell>
          <table:table-cell table:number-columns-repeated="2"/>
        </table:table-row>
        <table:table-row table:style-name="ro1">
          <table:table-cell office:value-type="float" office:value="17033" calcext:value-type="float">
            <text:p>17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2659" calcext:value-type="float">
            <text:p>-702659</text:p>
          </table:table-cell>
          <table:table-cell office:value-type="float" office:value="-666415.160898231" calcext:value-type="float">
            <text:p>-666415.160898231</text:p>
          </table:table-cell>
          <table:table-cell table:number-columns-repeated="2"/>
        </table:table-row>
        <table:table-row table:style-name="ro1">
          <table:table-cell office:value-type="float" office:value="17060" calcext:value-type="float">
            <text:p>17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3667" calcext:value-type="float">
            <text:p>-703667</text:p>
          </table:table-cell>
          <table:table-cell office:value-type="float" office:value="-667561.371332131" calcext:value-type="float">
            <text:p>-667561.371332131</text:p>
          </table:table-cell>
          <table:table-cell table:number-columns-repeated="2"/>
        </table:table-row>
        <table:table-row table:style-name="ro1">
          <table:table-cell office:value-type="float" office:value="17086" calcext:value-type="float">
            <text:p>17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4646" calcext:value-type="float">
            <text:p>-704646</text:p>
          </table:table-cell>
          <table:table-cell office:value-type="float" office:value="-668702.436829604" calcext:value-type="float">
            <text:p>-668702.436829604</text:p>
          </table:table-cell>
          <table:table-cell table:number-columns-repeated="2"/>
        </table:table-row>
        <table:table-row table:style-name="ro1">
          <table:table-cell office:value-type="float" office:value="17111" calcext:value-type="float">
            <text:p>17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5681" calcext:value-type="float">
            <text:p>-705681</text:p>
          </table:table-cell>
          <table:table-cell office:value-type="float" office:value="-669840.238773309" calcext:value-type="float">
            <text:p>-669840.238773309</text:p>
          </table:table-cell>
          <table:table-cell table:number-columns-repeated="2"/>
        </table:table-row>
        <table:table-row table:style-name="ro1">
          <table:table-cell office:value-type="float" office:value="17137" calcext:value-type="float">
            <text:p>17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6682" calcext:value-type="float">
            <text:p>-706682</text:p>
          </table:table-cell>
          <table:table-cell office:value-type="float" office:value="-670973.831426438" calcext:value-type="float">
            <text:p>-670973.831426438</text:p>
          </table:table-cell>
          <table:table-cell table:number-columns-repeated="2"/>
        </table:table-row>
        <table:table-row table:style-name="ro1">
          <table:table-cell office:value-type="float" office:value="17164" calcext:value-type="float">
            <text:p>17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7642" calcext:value-type="float">
            <text:p>-707642</text:p>
          </table:table-cell>
          <table:table-cell office:value-type="float" office:value="-672102.082767163" calcext:value-type="float">
            <text:p>-672102.082767163</text:p>
          </table:table-cell>
          <table:table-cell table:number-columns-repeated="2"/>
        </table:table-row>
        <table:table-row table:style-name="ro1">
          <table:table-cell office:value-type="float" office:value="17189" calcext:value-type="float">
            <text:p>17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8654" calcext:value-type="float">
            <text:p>-708654</text:p>
          </table:table-cell>
          <table:table-cell office:value-type="float" office:value="-673226.757143558" calcext:value-type="float">
            <text:p>-673226.757143558</text:p>
          </table:table-cell>
          <table:table-cell table:number-columns-repeated="2"/>
        </table:table-row>
        <table:table-row table:style-name="ro1">
          <table:table-cell office:value-type="float" office:value="17215" calcext:value-type="float">
            <text:p>17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9631" calcext:value-type="float">
            <text:p>-709631</text:p>
          </table:table-cell>
          <table:table-cell office:value-type="float" office:value="-674346.887692987" calcext:value-type="float">
            <text:p>-674346.887692987</text:p>
          </table:table-cell>
          <table:table-cell table:number-columns-repeated="2"/>
        </table:table-row>
        <table:table-row table:style-name="ro1">
          <table:table-cell office:value-type="float" office:value="17240" calcext:value-type="float">
            <text:p>17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0637" calcext:value-type="float">
            <text:p>-710637</text:p>
          </table:table-cell>
          <table:table-cell office:value-type="float" office:value="-675463.506533202" calcext:value-type="float">
            <text:p>-675463.506533202</text:p>
          </table:table-cell>
          <table:table-cell table:number-columns-repeated="2"/>
        </table:table-row>
        <table:table-row table:style-name="ro1">
          <table:table-cell office:value-type="float" office:value="17266" calcext:value-type="float">
            <text:p>1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1518" calcext:value-type="float">
            <text:p>-711518</text:p>
          </table:table-cell>
          <table:table-cell office:value-type="float" office:value="-676572.87556295" calcext:value-type="float">
            <text:p>-676572.87556295</text:p>
          </table:table-cell>
          <table:table-cell table:number-columns-repeated="2"/>
        </table:table-row>
        <table:table-row table:style-name="ro1">
          <table:table-cell office:value-type="float" office:value="17292" calcext:value-type="float">
            <text:p>1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2483" calcext:value-type="float">
            <text:p>-712483</text:p>
          </table:table-cell>
          <table:table-cell office:value-type="float" office:value="-677677.802468705" calcext:value-type="float">
            <text:p>-677677.802468705</text:p>
          </table:table-cell>
          <table:table-cell table:number-columns-repeated="2"/>
        </table:table-row>
        <table:table-row table:style-name="ro1">
          <table:table-cell office:value-type="float" office:value="17318" calcext:value-type="float">
            <text:p>17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3464" calcext:value-type="float">
            <text:p>-713464</text:p>
          </table:table-cell>
          <table:table-cell office:value-type="float" office:value="-678778.916238899" calcext:value-type="float">
            <text:p>-678778.916238899</text:p>
          </table:table-cell>
          <table:table-cell table:number-columns-repeated="2"/>
        </table:table-row>
        <table:table-row table:style-name="ro1">
          <table:table-cell office:value-type="float" office:value="17344" calcext:value-type="float">
            <text:p>1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4420" calcext:value-type="float">
            <text:p>-714420</text:p>
          </table:table-cell>
          <table:table-cell office:value-type="float" office:value="-679875.56497001" calcext:value-type="float">
            <text:p>-679875.56497001</text:p>
          </table:table-cell>
          <table:table-cell table:number-columns-repeated="2"/>
        </table:table-row>
        <table:table-row table:style-name="ro1">
          <table:table-cell office:value-type="float" office:value="17370" calcext:value-type="float">
            <text:p>17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5461" calcext:value-type="float">
            <text:p>-715461</text:p>
          </table:table-cell>
          <table:table-cell office:value-type="float" office:value="-680970.501432471" calcext:value-type="float">
            <text:p>-680970.501432471</text:p>
          </table:table-cell>
          <table:table-cell table:number-columns-repeated="2"/>
        </table:table-row>
        <table:table-row table:style-name="ro1">
          <table:table-cell office:value-type="float" office:value="17395" calcext:value-type="float">
            <text:p>17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6375" calcext:value-type="float">
            <text:p>-716375</text:p>
          </table:table-cell>
          <table:table-cell office:value-type="float" office:value="-682059.870619164" calcext:value-type="float">
            <text:p>-682059.870619164</text:p>
          </table:table-cell>
          <table:table-cell table:number-columns-repeated="2"/>
        </table:table-row>
        <table:table-row table:style-name="ro1">
          <table:table-cell office:value-type="float" office:value="17421" calcext:value-type="float">
            <text:p>17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7327" calcext:value-type="float">
            <text:p>-717327</text:p>
          </table:table-cell>
          <table:table-cell office:value-type="float" office:value="-683145.013061652" calcext:value-type="float">
            <text:p>-683145.013061652</text:p>
          </table:table-cell>
          <table:table-cell table:number-columns-repeated="2"/>
        </table:table-row>
        <table:table-row table:style-name="ro1">
          <table:table-cell office:value-type="float" office:value="17448" calcext:value-type="float">
            <text:p>17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8241" calcext:value-type="float">
            <text:p>-718241</text:p>
          </table:table-cell>
          <table:table-cell office:value-type="float" office:value="-684224.889582832" calcext:value-type="float">
            <text:p>-684224.889582832</text:p>
          </table:table-cell>
          <table:table-cell table:number-columns-repeated="2"/>
        </table:table-row>
        <table:table-row table:style-name="ro1">
          <table:table-cell office:value-type="float" office:value="17474" calcext:value-type="float">
            <text:p>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9191" calcext:value-type="float">
            <text:p>-719191</text:p>
          </table:table-cell>
          <table:table-cell office:value-type="float" office:value="-685300.76990336" calcext:value-type="float">
            <text:p>-685300.76990336</text:p>
          </table:table-cell>
          <table:table-cell table:number-columns-repeated="2"/>
        </table:table-row>
        <table:table-row table:style-name="ro1">
          <table:table-cell office:value-type="float" office:value="17499" calcext:value-type="float">
            <text:p>17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0152" calcext:value-type="float">
            <text:p>-720152</text:p>
          </table:table-cell>
          <table:table-cell office:value-type="float" office:value="-686373.115444795" calcext:value-type="float">
            <text:p>-686373.115444795</text:p>
          </table:table-cell>
          <table:table-cell table:number-columns-repeated="2"/>
        </table:table-row>
        <table:table-row table:style-name="ro1">
          <table:table-cell office:value-type="float" office:value="17526" calcext:value-type="float">
            <text:p>17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1081" calcext:value-type="float">
            <text:p>-721081</text:p>
          </table:table-cell>
          <table:table-cell office:value-type="float" office:value="-687441.050354186" calcext:value-type="float">
            <text:p>-687441.050354186</text:p>
          </table:table-cell>
          <table:table-cell table:number-columns-repeated="2"/>
        </table:table-row>
        <table:table-row table:style-name="ro1">
          <table:table-cell office:value-type="float" office:value="17552" calcext:value-type="float">
            <text:p>17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2023" calcext:value-type="float">
            <text:p>-722023</text:p>
          </table:table-cell>
          <table:table-cell office:value-type="float" office:value="-688505.110343288" calcext:value-type="float">
            <text:p>-688505.110343288</text:p>
          </table:table-cell>
          <table:table-cell table:number-columns-repeated="2"/>
        </table:table-row>
        <table:table-row table:style-name="ro1">
          <table:table-cell office:value-type="float" office:value="17578" calcext:value-type="float">
            <text:p>17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2943" calcext:value-type="float">
            <text:p>-722943</text:p>
          </table:table-cell>
          <table:table-cell office:value-type="float" office:value="-689564.73771734" calcext:value-type="float">
            <text:p>-689564.73771734</text:p>
          </table:table-cell>
          <table:table-cell table:number-columns-repeated="2"/>
        </table:table-row>
        <table:table-row table:style-name="ro1">
          <table:table-cell office:value-type="float" office:value="17604" calcext:value-type="float">
            <text:p>17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3846" calcext:value-type="float">
            <text:p>-723846</text:p>
          </table:table-cell>
          <table:table-cell office:value-type="float" office:value="-690619.545787576" calcext:value-type="float">
            <text:p>-690619.545787576</text:p>
          </table:table-cell>
          <table:table-cell table:number-columns-repeated="2"/>
        </table:table-row>
        <table:table-row table:style-name="ro1">
          <table:table-cell office:value-type="float" office:value="17630" calcext:value-type="float">
            <text:p>17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4861" calcext:value-type="float">
            <text:p>-724861</text:p>
          </table:table-cell>
          <table:table-cell office:value-type="float" office:value="-691673.128994112" calcext:value-type="float">
            <text:p>-691673.128994112</text:p>
          </table:table-cell>
          <table:table-cell table:number-columns-repeated="2"/>
        </table:table-row>
        <table:table-row table:style-name="ro1">
          <table:table-cell office:value-type="float" office:value="17655" calcext:value-type="float">
            <text:p>17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5733" calcext:value-type="float">
            <text:p>-725733</text:p>
          </table:table-cell>
          <table:table-cell office:value-type="float" office:value="-692721.125025063" calcext:value-type="float">
            <text:p>-692721.125025063</text:p>
          </table:table-cell>
          <table:table-cell table:number-columns-repeated="2"/>
        </table:table-row>
        <table:table-row table:style-name="ro1">
          <table:table-cell office:value-type="float" office:value="17681" calcext:value-type="float">
            <text:p>17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6638" calcext:value-type="float">
            <text:p>-726638</text:p>
          </table:table-cell>
          <table:table-cell office:value-type="float" office:value="-693764.721178138" calcext:value-type="float">
            <text:p>-693764.721178138</text:p>
          </table:table-cell>
          <table:table-cell table:number-columns-repeated="2"/>
        </table:table-row>
        <table:table-row table:style-name="ro1">
          <table:table-cell office:value-type="float" office:value="17707" calcext:value-type="float">
            <text:p>17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7538" calcext:value-type="float">
            <text:p>-727538</text:p>
          </table:table-cell>
          <table:table-cell office:value-type="float" office:value="-694803.898988041" calcext:value-type="float">
            <text:p>-694803.898988041</text:p>
          </table:table-cell>
          <table:table-cell table:number-columns-repeated="2"/>
        </table:table-row>
        <table:table-row table:style-name="ro1">
          <table:table-cell office:value-type="float" office:value="17734" calcext:value-type="float">
            <text:p>17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8434" calcext:value-type="float">
            <text:p>-728434</text:p>
          </table:table-cell>
          <table:table-cell office:value-type="float" office:value="-695838.671326871" calcext:value-type="float">
            <text:p>-695838.671326871</text:p>
          </table:table-cell>
          <table:table-cell table:number-columns-repeated="2"/>
        </table:table-row>
        <table:table-row table:style-name="ro1">
          <table:table-cell office:value-type="float" office:value="17760" calcext:value-type="float">
            <text:p>17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9412" calcext:value-type="float">
            <text:p>-729412</text:p>
          </table:table-cell>
          <table:table-cell office:value-type="float" office:value="-696871.696824505" calcext:value-type="float">
            <text:p>-696871.696824505</text:p>
          </table:table-cell>
          <table:table-cell table:number-columns-repeated="2"/>
        </table:table-row>
        <table:table-row table:style-name="ro1">
          <table:table-cell office:value-type="float" office:value="17785" calcext:value-type="float">
            <text:p>17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0249" calcext:value-type="float">
            <text:p>-730249</text:p>
          </table:table-cell>
          <table:table-cell office:value-type="float" office:value="-697898.690768367" calcext:value-type="float">
            <text:p>-697898.690768367</text:p>
          </table:table-cell>
          <table:table-cell table:number-columns-repeated="2"/>
        </table:table-row>
        <table:table-row table:style-name="ro1">
          <table:table-cell office:value-type="float" office:value="17812" calcext:value-type="float">
            <text:p>1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1130" calcext:value-type="float">
            <text:p>-731130</text:p>
          </table:table-cell>
          <table:table-cell office:value-type="float" office:value="-698921.192590878" calcext:value-type="float">
            <text:p>-698921.192590878</text:p>
          </table:table-cell>
          <table:table-cell table:number-columns-repeated="2"/>
        </table:table-row>
        <table:table-row table:style-name="ro1">
          <table:table-cell office:value-type="float" office:value="17838" calcext:value-type="float">
            <text:p>17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2010" calcext:value-type="float">
            <text:p>-732010</text:p>
          </table:table-cell>
          <table:table-cell office:value-type="float" office:value="-699939.309741928" calcext:value-type="float">
            <text:p>-699939.309741928</text:p>
          </table:table-cell>
          <table:table-cell table:number-columns-repeated="2"/>
        </table:table-row>
        <table:table-row table:style-name="ro1">
          <table:table-cell office:value-type="float" office:value="17864" calcext:value-type="float">
            <text:p>17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2879" calcext:value-type="float">
            <text:p>-732879</text:p>
          </table:table-cell>
          <table:table-cell office:value-type="float" office:value="-700952.838672946" calcext:value-type="float">
            <text:p>-700952.838672946</text:p>
          </table:table-cell>
          <table:table-cell table:number-columns-repeated="2"/>
        </table:table-row>
        <table:table-row table:style-name="ro1">
          <table:table-cell office:value-type="float" office:value="17890" calcext:value-type="float">
            <text:p>17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3773" calcext:value-type="float">
            <text:p>-733773</text:p>
          </table:table-cell>
          <table:table-cell office:value-type="float" office:value="-701962.689790702" calcext:value-type="float">
            <text:p>-701962.689790702</text:p>
          </table:table-cell>
          <table:table-cell table:number-columns-repeated="2"/>
        </table:table-row>
        <table:table-row table:style-name="ro1">
          <table:table-cell office:value-type="float" office:value="17916" calcext:value-type="float">
            <text:p>17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4725" calcext:value-type="float">
            <text:p>-734725</text:p>
          </table:table-cell>
          <table:table-cell office:value-type="float" office:value="-702970.760874065" calcext:value-type="float">
            <text:p>-702970.760874065</text:p>
          </table:table-cell>
          <table:table-cell table:number-columns-repeated="2"/>
        </table:table-row>
        <table:table-row table:style-name="ro1">
          <table:table-cell office:value-type="float" office:value="17941" calcext:value-type="float">
            <text:p>17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5533" calcext:value-type="float">
            <text:p>-735533</text:p>
          </table:table-cell>
          <table:table-cell office:value-type="float" office:value="-703972.675924093" calcext:value-type="float">
            <text:p>-703972.675924093</text:p>
          </table:table-cell>
          <table:table-cell table:number-columns-repeated="2"/>
        </table:table-row>
        <table:table-row table:style-name="ro1">
          <table:table-cell office:value-type="float" office:value="17968" calcext:value-type="float">
            <text:p>1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6390" calcext:value-type="float">
            <text:p>-736390</text:p>
          </table:table-cell>
          <table:table-cell office:value-type="float" office:value="-704970.132049506" calcext:value-type="float">
            <text:p>-704970.132049506</text:p>
          </table:table-cell>
          <table:table-cell table:number-columns-repeated="2"/>
        </table:table-row>
        <table:table-row table:style-name="ro1">
          <table:table-cell office:value-type="float" office:value="17994" calcext:value-type="float">
            <text:p>17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7235" calcext:value-type="float">
            <text:p>-737235</text:p>
          </table:table-cell>
          <table:table-cell office:value-type="float" office:value="-705962.897217213" calcext:value-type="float">
            <text:p>-705962.897217213</text:p>
          </table:table-cell>
          <table:table-cell table:number-columns-repeated="2"/>
        </table:table-row>
        <table:table-row table:style-name="ro1">
          <table:table-cell office:value-type="float" office:value="18020" calcext:value-type="float">
            <text:p>18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8080" calcext:value-type="float">
            <text:p>-738080</text:p>
          </table:table-cell>
          <table:table-cell office:value-type="float" office:value="-706951.115764376" calcext:value-type="float">
            <text:p>-706951.115764376</text:p>
          </table:table-cell>
          <table:table-cell table:number-columns-repeated="2"/>
        </table:table-row>
        <table:table-row table:style-name="ro1">
          <table:table-cell office:value-type="float" office:value="18045" calcext:value-type="float">
            <text:p>18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8957" calcext:value-type="float">
            <text:p>-738957</text:p>
          </table:table-cell>
          <table:table-cell office:value-type="float" office:value="-707935.912202395" calcext:value-type="float">
            <text:p>-707935.912202395</text:p>
          </table:table-cell>
          <table:table-cell table:number-columns-repeated="2"/>
        </table:table-row>
        <table:table-row table:style-name="ro1">
          <table:table-cell office:value-type="float" office:value="18072" calcext:value-type="float">
            <text:p>18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9812" calcext:value-type="float">
            <text:p>-739812</text:p>
          </table:table-cell>
          <table:table-cell office:value-type="float" office:value="-708916.71490386" calcext:value-type="float">
            <text:p>-708916.71490386</text:p>
          </table:table-cell>
          <table:table-cell table:number-columns-repeated="2"/>
        </table:table-row>
        <table:table-row table:style-name="ro1">
          <table:table-cell office:value-type="float" office:value="18098" calcext:value-type="float">
            <text:p>18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0632" calcext:value-type="float">
            <text:p>-740632</text:p>
          </table:table-cell>
          <table:table-cell office:value-type="float" office:value="-709892.569829895" calcext:value-type="float">
            <text:p>-709892.569829895</text:p>
          </table:table-cell>
          <table:table-cell table:number-columns-repeated="2"/>
        </table:table-row>
        <table:table-row table:style-name="ro1">
          <table:table-cell office:value-type="float" office:value="18124" calcext:value-type="float">
            <text:p>18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1481" calcext:value-type="float">
            <text:p>-741481</text:p>
          </table:table-cell>
          <table:table-cell office:value-type="float" office:value="-710864.521527437" calcext:value-type="float">
            <text:p>-710864.521527437</text:p>
          </table:table-cell>
          <table:table-cell table:number-columns-repeated="2"/>
        </table:table-row>
        <table:table-row table:style-name="ro1">
          <table:table-cell office:value-type="float" office:value="18150" calcext:value-type="float">
            <text:p>18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2388" calcext:value-type="float">
            <text:p>-742388</text:p>
          </table:table-cell>
          <table:table-cell office:value-type="float" office:value="-711834.474711208" calcext:value-type="float">
            <text:p>-711834.474711208</text:p>
          </table:table-cell>
          <table:table-cell table:number-columns-repeated="2"/>
        </table:table-row>
        <table:table-row table:style-name="ro1">
          <table:table-cell office:value-type="float" office:value="18175" calcext:value-type="float">
            <text:p>18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3179" calcext:value-type="float">
            <text:p>-743179</text:p>
          </table:table-cell>
          <table:table-cell office:value-type="float" office:value="-712798.921643171" calcext:value-type="float">
            <text:p>-712798.921643171</text:p>
          </table:table-cell>
          <table:table-cell table:number-columns-repeated="2"/>
        </table:table-row>
        <table:table-row table:style-name="ro1">
          <table:table-cell office:value-type="float" office:value="18202" calcext:value-type="float">
            <text:p>18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3982" calcext:value-type="float">
            <text:p>-743982</text:p>
          </table:table-cell>
          <table:table-cell office:value-type="float" office:value="-713758.400977227" calcext:value-type="float">
            <text:p>-713758.400977227</text:p>
          </table:table-cell>
          <table:table-cell table:number-columns-repeated="2"/>
        </table:table-row>
        <table:table-row table:style-name="ro1">
          <table:table-cell office:value-type="float" office:value="18228" calcext:value-type="float">
            <text:p>18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4799" calcext:value-type="float">
            <text:p>-744799</text:p>
          </table:table-cell>
          <table:table-cell office:value-type="float" office:value="-714713.496331774" calcext:value-type="float">
            <text:p>-714713.496331774</text:p>
          </table:table-cell>
          <table:table-cell table:number-columns-repeated="2"/>
        </table:table-row>
        <table:table-row table:style-name="ro1">
          <table:table-cell office:value-type="float" office:value="18254" calcext:value-type="float">
            <text:p>1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5684" calcext:value-type="float">
            <text:p>-745684</text:p>
          </table:table-cell>
          <table:table-cell office:value-type="float" office:value="-715666.434906181" calcext:value-type="float">
            <text:p>-715666.434906181</text:p>
          </table:table-cell>
          <table:table-cell table:number-columns-repeated="2"/>
        </table:table-row>
        <table:table-row table:style-name="ro1">
          <table:table-cell office:value-type="float" office:value="18280" calcext:value-type="float">
            <text:p>18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6444" calcext:value-type="float">
            <text:p>-746444</text:p>
          </table:table-cell>
          <table:table-cell office:value-type="float" office:value="-716613.436909068" calcext:value-type="float">
            <text:p>-716613.436909068</text:p>
          </table:table-cell>
          <table:table-cell table:number-columns-repeated="2"/>
        </table:table-row>
        <table:table-row table:style-name="ro1">
          <table:table-cell office:value-type="float" office:value="18306" calcext:value-type="float">
            <text:p>18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7236" calcext:value-type="float">
            <text:p>-747236</text:p>
          </table:table-cell>
          <table:table-cell office:value-type="float" office:value="-717555.669619558" calcext:value-type="float">
            <text:p>-717555.669619558</text:p>
          </table:table-cell>
          <table:table-cell table:number-columns-repeated="2"/>
        </table:table-row>
        <table:table-row table:style-name="ro1">
          <table:table-cell office:value-type="float" office:value="18332" calcext:value-type="float">
            <text:p>18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8023" calcext:value-type="float">
            <text:p>-748023</text:p>
          </table:table-cell>
          <table:table-cell office:value-type="float" office:value="-718493.125938956" calcext:value-type="float">
            <text:p>-718493.125938956</text:p>
          </table:table-cell>
          <table:table-cell table:number-columns-repeated="2"/>
        </table:table-row>
        <table:table-row table:style-name="ro1">
          <table:table-cell office:value-type="float" office:value="18357" calcext:value-type="float">
            <text:p>1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8856" calcext:value-type="float">
            <text:p>-748856</text:p>
          </table:table-cell>
          <table:table-cell office:value-type="float" office:value="-719427.368217758" calcext:value-type="float">
            <text:p>-719427.368217758</text:p>
          </table:table-cell>
          <table:table-cell table:number-columns-repeated="2"/>
        </table:table-row>
        <table:table-row table:style-name="ro1">
          <table:table-cell office:value-type="float" office:value="18384" calcext:value-type="float">
            <text:p>18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9653" calcext:value-type="float">
            <text:p>-749653</text:p>
          </table:table-cell>
          <table:table-cell office:value-type="float" office:value="-720357.387657211" calcext:value-type="float">
            <text:p>-720357.387657211</text:p>
          </table:table-cell>
          <table:table-cell table:number-columns-repeated="2"/>
        </table:table-row>
        <table:table-row table:style-name="ro1">
          <table:table-cell office:value-type="float" office:value="18410" calcext:value-type="float">
            <text:p>18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0435" calcext:value-type="float">
            <text:p>-750435</text:p>
          </table:table-cell>
          <table:table-cell office:value-type="float" office:value="-721282.852652374" calcext:value-type="float">
            <text:p>-721282.852652374</text:p>
          </table:table-cell>
          <table:table-cell table:number-columns-repeated="2"/>
        </table:table-row>
        <table:table-row table:style-name="ro1">
          <table:table-cell office:value-type="float" office:value="18436" calcext:value-type="float">
            <text:p>18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1214" calcext:value-type="float">
            <text:p>-751214</text:p>
          </table:table-cell>
          <table:table-cell office:value-type="float" office:value="-722203.811032301" calcext:value-type="float">
            <text:p>-722203.811032301</text:p>
          </table:table-cell>
          <table:table-cell table:number-columns-repeated="2"/>
        </table:table-row>
        <table:table-row table:style-name="ro1">
          <table:table-cell office:value-type="float" office:value="18462" calcext:value-type="float">
            <text:p>18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2007" calcext:value-type="float">
            <text:p>-752007</text:p>
          </table:table-cell>
          <table:table-cell office:value-type="float" office:value="-723120.832231307" calcext:value-type="float">
            <text:p>-723120.832231307</text:p>
          </table:table-cell>
          <table:table-cell table:number-columns-repeated="2"/>
        </table:table-row>
        <table:table-row table:style-name="ro1">
          <table:table-cell office:value-type="float" office:value="18487" calcext:value-type="float">
            <text:p>1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2792" calcext:value-type="float">
            <text:p>-752792</text:p>
          </table:table-cell>
          <table:table-cell office:value-type="float" office:value="-724033.791239574" calcext:value-type="float">
            <text:p>-724033.791239574</text:p>
          </table:table-cell>
          <table:table-cell table:number-columns-repeated="2"/>
        </table:table-row>
        <table:table-row table:style-name="ro1">
          <table:table-cell office:value-type="float" office:value="18514" calcext:value-type="float">
            <text:p>18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3555" calcext:value-type="float">
            <text:p>-753555</text:p>
          </table:table-cell>
          <table:table-cell office:value-type="float" office:value="-724942.136124511" calcext:value-type="float">
            <text:p>-724942.136124511</text:p>
          </table:table-cell>
          <table:table-cell table:number-columns-repeated="2"/>
        </table:table-row>
        <table:table-row table:style-name="ro1">
          <table:table-cell office:value-type="float" office:value="18540" calcext:value-type="float">
            <text:p>18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4300" calcext:value-type="float">
            <text:p>-754300</text:p>
          </table:table-cell>
          <table:table-cell office:value-type="float" office:value="-725845.455012987" calcext:value-type="float">
            <text:p>-725845.455012987</text:p>
          </table:table-cell>
          <table:table-cell table:number-columns-repeated="2"/>
        </table:table-row>
        <table:table-row table:style-name="ro1">
          <table:table-cell office:value-type="float" office:value="18566" calcext:value-type="float">
            <text:p>18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5085" calcext:value-type="float">
            <text:p>-755085</text:p>
          </table:table-cell>
          <table:table-cell office:value-type="float" office:value="-726745.13332028" calcext:value-type="float">
            <text:p>-726745.13332028</text:p>
          </table:table-cell>
          <table:table-cell table:number-columns-repeated="2"/>
        </table:table-row>
        <table:table-row table:style-name="ro1">
          <table:table-cell office:value-type="float" office:value="18592" calcext:value-type="float">
            <text:p>18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5835" calcext:value-type="float">
            <text:p>-755835</text:p>
          </table:table-cell>
          <table:table-cell office:value-type="float" office:value="-727640.206141194" calcext:value-type="float">
            <text:p>-727640.206141194</text:p>
          </table:table-cell>
          <table:table-cell table:number-columns-repeated="2"/>
        </table:table-row>
        <table:table-row table:style-name="ro1">
          <table:table-cell office:value-type="float" office:value="18618" calcext:value-type="float">
            <text:p>18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6653" calcext:value-type="float">
            <text:p>-756653</text:p>
          </table:table-cell>
          <table:table-cell office:value-type="float" office:value="-728532.907490696" calcext:value-type="float">
            <text:p>-728532.907490696</text:p>
          </table:table-cell>
          <table:table-cell table:number-columns-repeated="2"/>
        </table:table-row>
        <table:table-row table:style-name="ro1">
          <table:table-cell office:value-type="float" office:value="18644" calcext:value-type="float">
            <text:p>18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7355" calcext:value-type="float">
            <text:p>-757355</text:p>
          </table:table-cell>
          <table:table-cell office:value-type="float" office:value="-729419.741106367" calcext:value-type="float">
            <text:p>-729419.741106367</text:p>
          </table:table-cell>
          <table:table-cell table:number-columns-repeated="2"/>
        </table:table-row>
        <table:table-row table:style-name="ro1">
          <table:table-cell office:value-type="float" office:value="18670" calcext:value-type="float">
            <text:p>18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8091" calcext:value-type="float">
            <text:p>-758091</text:p>
          </table:table-cell>
          <table:table-cell office:value-type="float" office:value="-730301.93368771" calcext:value-type="float">
            <text:p>-730301.93368771</text:p>
          </table:table-cell>
          <table:table-cell table:number-columns-repeated="2"/>
        </table:table-row>
        <table:table-row table:style-name="ro1">
          <table:table-cell office:value-type="float" office:value="18696" calcext:value-type="float">
            <text:p>1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8839" calcext:value-type="float">
            <text:p>-758839</text:p>
          </table:table-cell>
          <table:table-cell office:value-type="float" office:value="-731179.997266549" calcext:value-type="float">
            <text:p>-731179.997266549</text:p>
          </table:table-cell>
          <table:table-cell table:number-columns-repeated="2"/>
        </table:table-row>
        <table:table-row table:style-name="ro1">
          <table:table-cell office:value-type="float" office:value="18722" calcext:value-type="float">
            <text:p>18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9551" calcext:value-type="float">
            <text:p>-759551</text:p>
          </table:table-cell>
          <table:table-cell office:value-type="float" office:value="-732052.951196809" calcext:value-type="float">
            <text:p>-732052.951196809</text:p>
          </table:table-cell>
          <table:table-cell table:number-columns-repeated="2"/>
        </table:table-row>
        <table:table-row table:style-name="ro1">
          <table:table-cell office:value-type="float" office:value="18748" calcext:value-type="float">
            <text:p>18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0289" calcext:value-type="float">
            <text:p>-760289</text:p>
          </table:table-cell>
          <table:table-cell office:value-type="float" office:value="-732921.752698446" calcext:value-type="float">
            <text:p>-732921.752698446</text:p>
          </table:table-cell>
          <table:table-cell table:number-columns-repeated="2"/>
        </table:table-row>
        <table:table-row table:style-name="ro1">
          <table:table-cell office:value-type="float" office:value="18774" calcext:value-type="float">
            <text:p>18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1022" calcext:value-type="float">
            <text:p>-761022</text:p>
          </table:table-cell>
          <table:table-cell office:value-type="float" office:value="-733786.37569234" calcext:value-type="float">
            <text:p>-733786.37569234</text:p>
          </table:table-cell>
          <table:table-cell table:number-columns-repeated="2"/>
        </table:table-row>
        <table:table-row table:style-name="ro1">
          <table:table-cell office:value-type="float" office:value="18800" calcext:value-type="float">
            <text:p>18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1733" calcext:value-type="float">
            <text:p>-761733</text:p>
          </table:table-cell>
          <table:table-cell office:value-type="float" office:value="-734646.271824883" calcext:value-type="float">
            <text:p>-734646.271824883</text:p>
          </table:table-cell>
          <table:table-cell table:number-columns-repeated="2"/>
        </table:table-row>
        <table:table-row table:style-name="ro1">
          <table:table-cell office:value-type="float" office:value="18826" calcext:value-type="float">
            <text:p>18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2459" calcext:value-type="float">
            <text:p>-762459</text:p>
          </table:table-cell>
          <table:table-cell office:value-type="float" office:value="-735502.048076425" calcext:value-type="float">
            <text:p>-735502.048076425</text:p>
          </table:table-cell>
          <table:table-cell table:number-columns-repeated="2"/>
        </table:table-row>
        <table:table-row table:style-name="ro1">
          <table:table-cell office:value-type="float" office:value="18851" calcext:value-type="float">
            <text:p>18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3177" calcext:value-type="float">
            <text:p>-763177</text:p>
          </table:table-cell>
          <table:table-cell office:value-type="float" office:value="-736353.585058689" calcext:value-type="float">
            <text:p>-736353.585058689</text:p>
          </table:table-cell>
          <table:table-cell table:number-columns-repeated="2"/>
        </table:table-row>
        <table:table-row table:style-name="ro1">
          <table:table-cell office:value-type="float" office:value="18877" calcext:value-type="float">
            <text:p>18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3877" calcext:value-type="float">
            <text:p>-763877</text:p>
          </table:table-cell>
          <table:table-cell office:value-type="float" office:value="-737200.459364576" calcext:value-type="float">
            <text:p>-737200.459364576</text:p>
          </table:table-cell>
          <table:table-cell table:number-columns-repeated="2"/>
        </table:table-row>
        <table:table-row table:style-name="ro1">
          <table:table-cell office:value-type="float" office:value="18904" calcext:value-type="float">
            <text:p>18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4581" calcext:value-type="float">
            <text:p>-764581</text:p>
          </table:table-cell>
          <table:table-cell office:value-type="float" office:value="-738042.937537973" calcext:value-type="float">
            <text:p>-738042.937537973</text:p>
          </table:table-cell>
          <table:table-cell table:number-columns-repeated="2"/>
        </table:table-row>
        <table:table-row table:style-name="ro1">
          <table:table-cell office:value-type="float" office:value="18930" calcext:value-type="float">
            <text:p>18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5269" calcext:value-type="float">
            <text:p>-765269</text:p>
          </table:table-cell>
          <table:table-cell office:value-type="float" office:value="-738880.662536805" calcext:value-type="float">
            <text:p>-738880.662536805</text:p>
          </table:table-cell>
          <table:table-cell table:number-columns-repeated="2"/>
        </table:table-row>
        <table:table-row table:style-name="ro1">
          <table:table-cell office:value-type="float" office:value="18956" calcext:value-type="float">
            <text:p>18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5938" calcext:value-type="float">
            <text:p>-765938</text:p>
          </table:table-cell>
          <table:table-cell office:value-type="float" office:value="-739713.195997211" calcext:value-type="float">
            <text:p>-739713.195997211</text:p>
          </table:table-cell>
          <table:table-cell table:number-columns-repeated="2"/>
        </table:table-row>
        <table:table-row table:style-name="ro1"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6696" calcext:value-type="float">
            <text:p>-766696</text:p>
          </table:table-cell>
          <table:table-cell office:value-type="float" office:value="-740543.436120374" calcext:value-type="float">
            <text:p>-740543.436120374</text:p>
          </table:table-cell>
          <table:table-cell table:number-columns-repeated="2"/>
        </table:table-row>
        <table:table-row table:style-name="ro1">
          <table:table-cell office:value-type="float" office:value="19007" calcext:value-type="float">
            <text:p>19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7337" calcext:value-type="float">
            <text:p>-767337</text:p>
          </table:table-cell>
          <table:table-cell office:value-type="float" office:value="-741367.853470516" calcext:value-type="float">
            <text:p>-741367.853470516</text:p>
          </table:table-cell>
          <table:table-cell table:number-columns-repeated="2"/>
        </table:table-row>
        <table:table-row table:style-name="ro1">
          <table:table-cell office:value-type="float" office:value="19033" calcext:value-type="float">
            <text:p>19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7999" calcext:value-type="float">
            <text:p>-767999</text:p>
          </table:table-cell>
          <table:table-cell office:value-type="float" office:value="-742187.273363731" calcext:value-type="float">
            <text:p>-742187.273363731</text:p>
          </table:table-cell>
          <table:table-cell table:number-columns-repeated="2"/>
        </table:table-row>
        <table:table-row table:style-name="ro1">
          <table:table-cell office:value-type="float" office:value="19059" calcext:value-type="float">
            <text:p>19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8692" calcext:value-type="float">
            <text:p>-768692</text:p>
          </table:table-cell>
          <table:table-cell office:value-type="float" office:value="-743002.803414078" calcext:value-type="float">
            <text:p>-743002.803414078</text:p>
          </table:table-cell>
          <table:table-cell table:number-columns-repeated="2"/>
        </table:table-row>
        <table:table-row table:style-name="ro1">
          <table:table-cell office:value-type="float" office:value="19086" calcext:value-type="float">
            <text:p>19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9338" calcext:value-type="float">
            <text:p>-769338</text:p>
          </table:table-cell>
          <table:table-cell office:value-type="float" office:value="-743813.117155183" calcext:value-type="float">
            <text:p>-743813.117155183</text:p>
          </table:table-cell>
          <table:table-cell table:number-columns-repeated="2"/>
        </table:table-row>
        <table:table-row table:style-name="ro1">
          <table:table-cell office:value-type="float" office:value="19112" calcext:value-type="float">
            <text:p>19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9989" calcext:value-type="float">
            <text:p>-769989</text:p>
          </table:table-cell>
          <table:table-cell office:value-type="float" office:value="-744618.528935023" calcext:value-type="float">
            <text:p>-744618.528935023</text:p>
          </table:table-cell>
          <table:table-cell table:number-columns-repeated="2"/>
        </table:table-row>
        <table:table-row table:style-name="ro1">
          <table:table-cell office:value-type="float" office:value="19138" calcext:value-type="float">
            <text:p>1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0650" calcext:value-type="float">
            <text:p>-770650</text:p>
          </table:table-cell>
          <table:table-cell office:value-type="float" office:value="-745419.497275484" calcext:value-type="float">
            <text:p>-745419.497275484</text:p>
          </table:table-cell>
          <table:table-cell table:number-columns-repeated="2"/>
        </table:table-row>
        <table:table-row table:style-name="ro1">
          <table:table-cell office:value-type="float" office:value="19164" calcext:value-type="float">
            <text:p>19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1295" calcext:value-type="float">
            <text:p>-771295</text:p>
          </table:table-cell>
          <table:table-cell office:value-type="float" office:value="-746215.666590085" calcext:value-type="float">
            <text:p>-746215.666590085</text:p>
          </table:table-cell>
          <table:table-cell table:number-columns-repeated="2"/>
        </table:table-row>
        <table:table-row table:style-name="ro1">
          <table:table-cell office:value-type="float" office:value="19190" calcext:value-type="float">
            <text:p>19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1990" calcext:value-type="float">
            <text:p>-771990</text:p>
          </table:table-cell>
          <table:table-cell office:value-type="float" office:value="-747008.723002698" calcext:value-type="float">
            <text:p>-747008.723002698</text:p>
          </table:table-cell>
          <table:table-cell table:number-columns-repeated="2"/>
        </table:table-row>
        <table:table-row table:style-name="ro1">
          <table:table-cell office:value-type="float" office:value="19215" calcext:value-type="float">
            <text:p>19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2591" calcext:value-type="float">
            <text:p>-772591</text:p>
          </table:table-cell>
          <table:table-cell office:value-type="float" office:value="-747795.86998723" calcext:value-type="float">
            <text:p>-747795.86998723</text:p>
          </table:table-cell>
          <table:table-cell table:number-columns-repeated="2"/>
        </table:table-row>
        <table:table-row table:style-name="ro1">
          <table:table-cell office:value-type="float" office:value="19242" calcext:value-type="float">
            <text:p>19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3217" calcext:value-type="float">
            <text:p>-773217</text:p>
          </table:table-cell>
          <table:table-cell office:value-type="float" office:value="-748578.058603007" calcext:value-type="float">
            <text:p>-748578.058603007</text:p>
          </table:table-cell>
          <table:table-cell table:number-columns-repeated="2"/>
        </table:table-row>
        <table:table-row table:style-name="ro1">
          <table:table-cell office:value-type="float" office:value="19268" calcext:value-type="float">
            <text:p>1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3827" calcext:value-type="float">
            <text:p>-773827</text:p>
          </table:table-cell>
          <table:table-cell office:value-type="float" office:value="-749354.94910753" calcext:value-type="float">
            <text:p>-749354.94910753</text:p>
          </table:table-cell>
          <table:table-cell table:number-columns-repeated="2"/>
        </table:table-row>
        <table:table-row table:style-name="ro1">
          <table:table-cell office:value-type="float" office:value="19294" calcext:value-type="float">
            <text:p>19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4462" calcext:value-type="float">
            <text:p>-774462</text:p>
          </table:table-cell>
          <table:table-cell office:value-type="float" office:value="-750127.473750376" calcext:value-type="float">
            <text:p>-750127.473750376</text:p>
          </table:table-cell>
          <table:table-cell table:number-columns-repeated="2"/>
        </table:table-row>
        <table:table-row table:style-name="ro1">
          <table:table-cell office:value-type="float" office:value="19320" calcext:value-type="float">
            <text:p>19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5142" calcext:value-type="float">
            <text:p>-775142</text:p>
          </table:table-cell>
          <table:table-cell office:value-type="float" office:value="-750897.151481133" calcext:value-type="float">
            <text:p>-750897.151481133</text:p>
          </table:table-cell>
          <table:table-cell table:number-columns-repeated="2"/>
        </table:table-row>
        <table:table-row table:style-name="ro1">
          <table:table-cell office:value-type="float" office:value="19345" calcext:value-type="float">
            <text:p>19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5700" calcext:value-type="float">
            <text:p>-775700</text:p>
          </table:table-cell>
          <table:table-cell office:value-type="float" office:value="-751660.316050945" calcext:value-type="float">
            <text:p>-751660.316050945</text:p>
          </table:table-cell>
          <table:table-cell table:number-columns-repeated="2"/>
        </table:table-row>
        <table:table-row table:style-name="ro1">
          <table:table-cell office:value-type="float" office:value="19372" calcext:value-type="float">
            <text:p>19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6311" calcext:value-type="float">
            <text:p>-776311</text:p>
          </table:table-cell>
          <table:table-cell office:value-type="float" office:value="-752418.798633992" calcext:value-type="float">
            <text:p>-752418.798633992</text:p>
          </table:table-cell>
          <table:table-cell table:number-columns-repeated="2"/>
        </table:table-row>
        <table:table-row table:style-name="ro1">
          <table:table-cell office:value-type="float" office:value="19398" calcext:value-type="float">
            <text:p>19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6898" calcext:value-type="float">
            <text:p>-776898</text:p>
          </table:table-cell>
          <table:table-cell office:value-type="float" office:value="-753172.00482987" calcext:value-type="float">
            <text:p>-753172.00482987</text:p>
          </table:table-cell>
          <table:table-cell table:number-columns-repeated="2"/>
        </table:table-row>
        <table:table-row table:style-name="ro1">
          <table:table-cell office:value-type="float" office:value="19424" calcext:value-type="float">
            <text:p>19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7481" calcext:value-type="float">
            <text:p>-777481</text:p>
          </table:table-cell>
          <table:table-cell office:value-type="float" office:value="-753919.973912027" calcext:value-type="float">
            <text:p>-753919.973912027</text:p>
          </table:table-cell>
          <table:table-cell table:number-columns-repeated="2"/>
        </table:table-row>
        <table:table-row table:style-name="ro1">
          <table:table-cell office:value-type="float" office:value="19450" calcext:value-type="float">
            <text:p>19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8091" calcext:value-type="float">
            <text:p>-778091</text:p>
          </table:table-cell>
          <table:table-cell office:value-type="float" office:value="-754663.697791657" calcext:value-type="float">
            <text:p>-754663.697791657</text:p>
          </table:table-cell>
          <table:table-cell table:number-columns-repeated="2"/>
        </table:table-row>
        <table:table-row table:style-name="ro1">
          <table:table-cell office:value-type="float" office:value="19476" calcext:value-type="float">
            <text:p>19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8729" calcext:value-type="float">
            <text:p>-778729</text:p>
          </table:table-cell>
          <table:table-cell office:value-type="float" office:value="-755404.168628837" calcext:value-type="float">
            <text:p>-755404.168628837</text:p>
          </table:table-cell>
          <table:table-cell table:number-columns-repeated="2"/>
        </table:table-row>
        <table:table-row table:style-name="ro1">
          <table:table-cell office:value-type="float" office:value="19501" calcext:value-type="float">
            <text:p>19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9249" calcext:value-type="float">
            <text:p>-779249</text:p>
          </table:table-cell>
          <table:table-cell office:value-type="float" office:value="-756137.85574795" calcext:value-type="float">
            <text:p>-756137.85574795</text:p>
          </table:table-cell>
          <table:table-cell table:number-columns-repeated="2"/>
        </table:table-row>
        <table:table-row table:style-name="ro1">
          <table:table-cell office:value-type="float" office:value="19528" calcext:value-type="float">
            <text:p>19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9834" calcext:value-type="float">
            <text:p>-779834</text:p>
          </table:table-cell>
          <table:table-cell office:value-type="float" office:value="-756866.967878782" calcext:value-type="float">
            <text:p>-756866.967878782</text:p>
          </table:table-cell>
          <table:table-cell table:number-columns-repeated="2"/>
        </table:table-row>
        <table:table-row table:style-name="ro1">
          <table:table-cell office:value-type="float" office:value="19554" calcext:value-type="float">
            <text:p>19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0387" calcext:value-type="float">
            <text:p>-780387</text:p>
          </table:table-cell>
          <table:table-cell office:value-type="float" office:value="-757590.66117482" calcext:value-type="float">
            <text:p>-757590.66117482</text:p>
          </table:table-cell>
          <table:table-cell table:number-columns-repeated="2"/>
        </table:table-row>
        <table:table-row table:style-name="ro1">
          <table:table-cell office:value-type="float" office:value="19579" calcext:value-type="float">
            <text:p>19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0963" calcext:value-type="float">
            <text:p>-780963</text:p>
          </table:table-cell>
          <table:table-cell office:value-type="float" office:value="-758309.810061748" calcext:value-type="float">
            <text:p>-758309.810061748</text:p>
          </table:table-cell>
          <table:table-cell table:number-columns-repeated="2"/>
        </table:table-row>
        <table:table-row table:style-name="ro1">
          <table:table-cell office:value-type="float" office:value="19605" calcext:value-type="float">
            <text:p>1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1510" calcext:value-type="float">
            <text:p>-781510</text:p>
          </table:table-cell>
          <table:table-cell office:value-type="float" office:value="-759023.662059848" calcext:value-type="float">
            <text:p>-759023.662059848</text:p>
          </table:table-cell>
          <table:table-cell table:number-columns-repeated="2"/>
        </table:table-row>
        <table:table-row table:style-name="ro1">
          <table:table-cell office:value-type="float" office:value="19631" calcext:value-type="float">
            <text:p>19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2068" calcext:value-type="float">
            <text:p>-782068</text:p>
          </table:table-cell>
          <table:table-cell office:value-type="float" office:value="-759732.718611853" calcext:value-type="float">
            <text:p>-759732.718611853</text:p>
          </table:table-cell>
          <table:table-cell table:number-columns-repeated="2"/>
        </table:table-row>
        <table:table-row table:style-name="ro1">
          <table:table-cell office:value-type="float" office:value="19657" calcext:value-type="float">
            <text:p>19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2596" calcext:value-type="float">
            <text:p>-782596</text:p>
          </table:table-cell>
          <table:table-cell office:value-type="float" office:value="-760436.204193027" calcext:value-type="float">
            <text:p>-760436.204193027</text:p>
          </table:table-cell>
          <table:table-cell table:number-columns-repeated="2"/>
        </table:table-row>
        <table:table-row table:style-name="ro1">
          <table:table-cell office:value-type="float" office:value="19684" calcext:value-type="float">
            <text:p>19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3133" calcext:value-type="float">
            <text:p>-783133</text:p>
          </table:table-cell>
          <table:table-cell office:value-type="float" office:value="-761134.567140934" calcext:value-type="float">
            <text:p>-761134.567140934</text:p>
          </table:table-cell>
          <table:table-cell table:number-columns-repeated="2"/>
        </table:table-row>
        <table:table-row table:style-name="ro1">
          <table:table-cell office:value-type="float" office:value="19710" calcext:value-type="float">
            <text:p>19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3668" calcext:value-type="float">
            <text:p>-783668</text:p>
          </table:table-cell>
          <table:table-cell office:value-type="float" office:value="-761827.903536597" calcext:value-type="float">
            <text:p>-761827.903536597</text:p>
          </table:table-cell>
          <table:table-cell table:number-columns-repeated="2"/>
        </table:table-row>
        <table:table-row table:style-name="ro1">
          <table:table-cell office:value-type="float" office:value="19736" calcext:value-type="float">
            <text:p>19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4191" calcext:value-type="float">
            <text:p>-784191</text:p>
          </table:table-cell>
          <table:table-cell office:value-type="float" office:value="-762515.998812394" calcext:value-type="float">
            <text:p>-762515.998812394</text:p>
          </table:table-cell>
          <table:table-cell table:number-columns-repeated="2"/>
        </table:table-row>
        <table:table-row table:style-name="ro1">
          <table:table-cell office:value-type="float" office:value="19761" calcext:value-type="float">
            <text:p>19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4717" calcext:value-type="float">
            <text:p>-784717</text:p>
          </table:table-cell>
          <table:table-cell office:value-type="float" office:value="-763199.106541244" calcext:value-type="float">
            <text:p>-763199.106541244</text:p>
          </table:table-cell>
          <table:table-cell table:number-columns-repeated="2"/>
        </table:table-row>
        <table:table-row table:style-name="ro1">
          <table:table-cell office:value-type="float" office:value="19786" calcext:value-type="float">
            <text:p>19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5238" calcext:value-type="float">
            <text:p>-785238</text:p>
          </table:table-cell>
          <table:table-cell office:value-type="float" office:value="-763877.226339975" calcext:value-type="float">
            <text:p>-763877.226339975</text:p>
          </table:table-cell>
          <table:table-cell table:number-columns-repeated="2"/>
        </table:table-row>
        <table:table-row table:style-name="ro1">
          <table:table-cell office:value-type="float" office:value="19812" calcext:value-type="float">
            <text:p>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5683" calcext:value-type="float">
            <text:p>-785683</text:p>
          </table:table-cell>
          <table:table-cell office:value-type="float" office:value="-764548.173221821" calcext:value-type="float">
            <text:p>-764548.173221821</text:p>
          </table:table-cell>
          <table:table-cell table:number-columns-repeated="2"/>
        </table:table-row>
        <table:table-row table:style-name="ro1">
          <table:table-cell office:value-type="float" office:value="19838" calcext:value-type="float">
            <text:p>19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6189" calcext:value-type="float">
            <text:p>-786189</text:p>
          </table:table-cell>
          <table:table-cell office:value-type="float" office:value="-765214.044814996" calcext:value-type="float">
            <text:p>-765214.044814996</text:p>
          </table:table-cell>
          <table:table-cell table:number-columns-repeated="2"/>
        </table:table-row>
        <table:table-row table:style-name="ro1">
          <table:table-cell office:value-type="float" office:value="19864" calcext:value-type="float">
            <text:p>19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6691" calcext:value-type="float">
            <text:p>-786691</text:p>
          </table:table-cell>
          <table:table-cell office:value-type="float" office:value="-765874.874205304" calcext:value-type="float">
            <text:p>-765874.874205304</text:p>
          </table:table-cell>
          <table:table-cell table:number-columns-repeated="2"/>
        </table:table-row>
        <table:table-row table:style-name="ro1">
          <table:table-cell office:value-type="float" office:value="19890" calcext:value-type="float">
            <text:p>19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7164" calcext:value-type="float">
            <text:p>-787164</text:p>
          </table:table-cell>
          <table:table-cell office:value-type="float" office:value="-766529.924229756" calcext:value-type="float">
            <text:p>-766529.924229756</text:p>
          </table:table-cell>
          <table:table-cell table:number-columns-repeated="2"/>
        </table:table-row>
        <table:table-row table:style-name="ro1">
          <table:table-cell office:value-type="float" office:value="19916" calcext:value-type="float">
            <text:p>19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7669" calcext:value-type="float">
            <text:p>-787669</text:p>
          </table:table-cell>
          <table:table-cell office:value-type="float" office:value="-767180.357330379" calcext:value-type="float">
            <text:p>-767180.357330379</text:p>
          </table:table-cell>
          <table:table-cell table:number-columns-repeated="2"/>
        </table:table-row>
        <table:table-row table:style-name="ro1">
          <table:table-cell office:value-type="float" office:value="19942" calcext:value-type="float">
            <text:p>1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8123" calcext:value-type="float">
            <text:p>-788123</text:p>
          </table:table-cell>
          <table:table-cell office:value-type="float" office:value="-767824.746335598" calcext:value-type="float">
            <text:p>-767824.746335598</text:p>
          </table:table-cell>
          <table:table-cell table:number-columns-repeated="2"/>
        </table:table-row>
        <table:table-row table:style-name="ro1">
          <table:table-cell office:value-type="float" office:value="19967" calcext:value-type="float">
            <text:p>1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8613" calcext:value-type="float">
            <text:p>-788613</text:p>
          </table:table-cell>
          <table:table-cell office:value-type="float" office:value="-768464.384909887" calcext:value-type="float">
            <text:p>-768464.384909887</text:p>
          </table:table-cell>
          <table:table-cell table:number-columns-repeated="2"/>
        </table:table-row>
        <table:table-row table:style-name="ro1">
          <table:table-cell office:value-type="float" office:value="19994" calcext:value-type="float">
            <text:p>1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9081" calcext:value-type="float">
            <text:p>-789081</text:p>
          </table:table-cell>
          <table:table-cell office:value-type="float" office:value="-769098.742297276" calcext:value-type="float">
            <text:p>-769098.742297276</text:p>
          </table:table-cell>
          <table:table-cell table:number-columns-repeated="2"/>
        </table:table-row>
        <table:table-row table:style-name="ro1">
          <table:table-cell office:value-type="float" office:value="20020" calcext:value-type="float">
            <text:p>20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9526" calcext:value-type="float">
            <text:p>-789526</text:p>
          </table:table-cell>
          <table:table-cell office:value-type="float" office:value="-769727.273303513" calcext:value-type="float">
            <text:p>-769727.273303513</text:p>
          </table:table-cell>
          <table:table-cell table:number-columns-repeated="2"/>
        </table:table-row>
        <table:table-row table:style-name="ro1">
          <table:table-cell office:value-type="float" office:value="20046" calcext:value-type="float">
            <text:p>2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9961" calcext:value-type="float">
            <text:p>-789961</text:p>
          </table:table-cell>
          <table:table-cell office:value-type="float" office:value="-770349.849509559" calcext:value-type="float">
            <text:p>-770349.849509559</text:p>
          </table:table-cell>
          <table:table-cell table:number-columns-repeated="2"/>
        </table:table-row>
        <table:table-row table:style-name="ro1">
          <table:table-cell office:value-type="float" office:value="20072" calcext:value-type="float">
            <text:p>2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0426" calcext:value-type="float">
            <text:p>-790426</text:p>
          </table:table-cell>
          <table:table-cell office:value-type="float" office:value="-770967.577216957" calcext:value-type="float">
            <text:p>-770967.577216957</text:p>
          </table:table-cell>
          <table:table-cell table:number-columns-repeated="2"/>
        </table:table-row>
        <table:table-row table:style-name="ro1">
          <table:table-cell office:value-type="float" office:value="20098" calcext:value-type="float">
            <text:p>2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0852" calcext:value-type="float">
            <text:p>-790852</text:p>
          </table:table-cell>
          <table:table-cell office:value-type="float" office:value="-771579.405610281" calcext:value-type="float">
            <text:p>-771579.405610281</text:p>
          </table:table-cell>
          <table:table-cell table:number-columns-repeated="2"/>
        </table:table-row>
        <table:table-row table:style-name="ro1">
          <table:table-cell office:value-type="float" office:value="20124" calcext:value-type="float">
            <text:p>20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1319" calcext:value-type="float">
            <text:p>-791319</text:p>
          </table:table-cell>
          <table:table-cell office:value-type="float" office:value="-772186.77774535" calcext:value-type="float">
            <text:p>-772186.77774535</text:p>
          </table:table-cell>
          <table:table-cell table:number-columns-repeated="2"/>
        </table:table-row>
        <table:table-row table:style-name="ro1">
          <table:table-cell office:value-type="float" office:value="20150" calcext:value-type="float">
            <text:p>20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1719" calcext:value-type="float">
            <text:p>-791719</text:p>
          </table:table-cell>
          <table:table-cell office:value-type="float" office:value="-772787.769199339" calcext:value-type="float">
            <text:p>-772787.769199339</text:p>
          </table:table-cell>
          <table:table-cell table:number-columns-repeated="2"/>
        </table:table-row>
        <table:table-row table:style-name="ro1">
          <table:table-cell office:value-type="float" office:value="20176" calcext:value-type="float">
            <text:p>2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2124" calcext:value-type="float">
            <text:p>-792124</text:p>
          </table:table-cell>
          <table:table-cell office:value-type="float" office:value="-773382.730147052" calcext:value-type="float">
            <text:p>-773382.730147052</text:p>
          </table:table-cell>
          <table:table-cell table:number-columns-repeated="2"/>
        </table:table-row>
        <table:table-row table:style-name="ro1">
          <table:table-cell office:value-type="float" office:value="20202" calcext:value-type="float">
            <text:p>20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2518" calcext:value-type="float">
            <text:p>-792518</text:p>
          </table:table-cell>
          <table:table-cell office:value-type="float" office:value="-773971.507680989" calcext:value-type="float">
            <text:p>-773971.507680989</text:p>
          </table:table-cell>
          <table:table-cell table:number-columns-repeated="2"/>
        </table:table-row>
        <table:table-row table:style-name="ro1">
          <table:table-cell office:value-type="float" office:value="20228" calcext:value-type="float">
            <text:p>20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2933" calcext:value-type="float">
            <text:p>-792933</text:p>
          </table:table-cell>
          <table:table-cell office:value-type="float" office:value="-774554.938213881" calcext:value-type="float">
            <text:p>-774554.938213881</text:p>
          </table:table-cell>
          <table:table-cell table:number-columns-repeated="2"/>
        </table:table-row>
        <table:table-row table:style-name="ro1">
          <table:table-cell office:value-type="float" office:value="20254" calcext:value-type="float">
            <text:p>20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3313" calcext:value-type="float">
            <text:p>-793313</text:p>
          </table:table-cell>
          <table:table-cell office:value-type="float" office:value="-775132.109345762" calcext:value-type="float">
            <text:p>-775132.109345762</text:p>
          </table:table-cell>
          <table:table-cell table:number-columns-repeated="2"/>
        </table:table-row>
        <table:table-row table:style-name="ro1">
          <table:table-cell office:value-type="float" office:value="20280" calcext:value-type="float">
            <text:p>20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3749" calcext:value-type="float">
            <text:p>-793749</text:p>
          </table:table-cell>
          <table:table-cell office:value-type="float" office:value="-775704.936750508" calcext:value-type="float">
            <text:p>-775704.936750508</text:p>
          </table:table-cell>
          <table:table-cell table:number-columns-repeated="2"/>
        </table:table-row>
        <table:table-row table:style-name="ro1">
          <table:table-cell office:value-type="float" office:value="20305" calcext:value-type="float">
            <text:p>20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4106" calcext:value-type="float">
            <text:p>-794106</text:p>
          </table:table-cell>
          <table:table-cell office:value-type="float" office:value="-776271.123312031" calcext:value-type="float">
            <text:p>-776271.123312031</text:p>
          </table:table-cell>
          <table:table-cell table:number-columns-repeated="2"/>
        </table:table-row>
        <table:table-row table:style-name="ro1">
          <table:table-cell office:value-type="float" office:value="20331" calcext:value-type="float">
            <text:p>20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4469" calcext:value-type="float">
            <text:p>-794469</text:p>
          </table:table-cell>
          <table:table-cell office:value-type="float" office:value="-776831.057979353" calcext:value-type="float">
            <text:p>-776831.057979353</text:p>
          </table:table-cell>
          <table:table-cell table:number-columns-repeated="2"/>
        </table:table-row>
        <table:table-row table:style-name="ro1">
          <table:table-cell office:value-type="float" office:value="20358" calcext:value-type="float">
            <text:p>20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4834" calcext:value-type="float">
            <text:p>-794834</text:p>
          </table:table-cell>
          <table:table-cell office:value-type="float" office:value="-777384.994656911" calcext:value-type="float">
            <text:p>-777384.994656911</text:p>
          </table:table-cell>
          <table:table-cell table:number-columns-repeated="2"/>
        </table:table-row>
        <table:table-row table:style-name="ro1">
          <table:table-cell office:value-type="float" office:value="20384" calcext:value-type="float">
            <text:p>20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5182" calcext:value-type="float">
            <text:p>-795182</text:p>
          </table:table-cell>
          <table:table-cell office:value-type="float" office:value="-777932.594821314" calcext:value-type="float">
            <text:p>-777932.594821314</text:p>
          </table:table-cell>
          <table:table-cell table:number-columns-repeated="2"/>
        </table:table-row>
        <table:table-row table:style-name="ro1">
          <table:table-cell office:value-type="float" office:value="20410" calcext:value-type="float">
            <text:p>20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5540" calcext:value-type="float">
            <text:p>-795540</text:p>
          </table:table-cell>
          <table:table-cell office:value-type="float" office:value="-778474.361134504" calcext:value-type="float">
            <text:p>-778474.361134504</text:p>
          </table:table-cell>
          <table:table-cell table:number-columns-repeated="2"/>
        </table:table-row>
        <table:table-row table:style-name="ro1">
          <table:table-cell office:value-type="float" office:value="20436" calcext:value-type="float">
            <text:p>20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5912" calcext:value-type="float">
            <text:p>-795912</text:p>
          </table:table-cell>
          <table:table-cell office:value-type="float" office:value="-779010.903868827" calcext:value-type="float">
            <text:p>-779010.903868827</text:p>
          </table:table-cell>
          <table:table-cell table:number-columns-repeated="2"/>
        </table:table-row>
        <table:table-row table:style-name="ro1">
          <table:table-cell office:value-type="float" office:value="20461" calcext:value-type="float">
            <text:p>20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6228" calcext:value-type="float">
            <text:p>-796228</text:p>
          </table:table-cell>
          <table:table-cell office:value-type="float" office:value="-779540.660672863" calcext:value-type="float">
            <text:p>-779540.660672863</text:p>
          </table:table-cell>
          <table:table-cell table:number-columns-repeated="2"/>
        </table:table-row>
        <table:table-row table:style-name="ro1">
          <table:table-cell office:value-type="float" office:value="20488" calcext:value-type="float">
            <text:p>2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6536" calcext:value-type="float">
            <text:p>-796536</text:p>
          </table:table-cell>
          <table:table-cell office:value-type="float" office:value="-780063.594190621" calcext:value-type="float">
            <text:p>-780063.594190621</text:p>
          </table:table-cell>
          <table:table-cell table:number-columns-repeated="2"/>
        </table:table-row>
        <table:table-row table:style-name="ro1">
          <table:table-cell office:value-type="float" office:value="20514" calcext:value-type="float">
            <text:p>20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6877" calcext:value-type="float">
            <text:p>-796877</text:p>
          </table:table-cell>
          <table:table-cell office:value-type="float" office:value="-780580.929753987" calcext:value-type="float">
            <text:p>-780580.929753987</text:p>
          </table:table-cell>
          <table:table-cell table:number-columns-repeated="2"/>
        </table:table-row>
        <table:table-row table:style-name="ro1">
          <table:table-cell office:value-type="float" office:value="20540" calcext:value-type="float">
            <text:p>20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7165" calcext:value-type="float">
            <text:p>-797165</text:p>
          </table:table-cell>
          <table:table-cell office:value-type="float" office:value="-781091.20883848" calcext:value-type="float">
            <text:p>-781091.20883848</text:p>
          </table:table-cell>
          <table:table-cell table:number-columns-repeated="2"/>
        </table:table-row>
        <table:table-row table:style-name="ro1">
          <table:table-cell office:value-type="float" office:value="20566" calcext:value-type="float">
            <text:p>20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7470" calcext:value-type="float">
            <text:p>-797470</text:p>
          </table:table-cell>
          <table:table-cell office:value-type="float" office:value="-781595.171643449" calcext:value-type="float">
            <text:p>-781595.171643449</text:p>
          </table:table-cell>
          <table:table-cell table:number-columns-repeated="2"/>
        </table:table-row>
        <table:table-row table:style-name="ro1">
          <table:table-cell office:value-type="float" office:value="20591" calcext:value-type="float">
            <text:p>20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7782" calcext:value-type="float">
            <text:p>-797782</text:p>
          </table:table-cell>
          <table:table-cell office:value-type="float" office:value="-782093.227900574" calcext:value-type="float">
            <text:p>-782093.227900574</text:p>
          </table:table-cell>
          <table:table-cell table:number-columns-repeated="2"/>
        </table:table-row>
        <table:table-row table:style-name="ro1">
          <table:table-cell office:value-type="float" office:value="20618" calcext:value-type="float">
            <text:p>20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8067" calcext:value-type="float">
            <text:p>-798067</text:p>
          </table:table-cell>
          <table:table-cell office:value-type="float" office:value="-782584.728580556" calcext:value-type="float">
            <text:p>-782584.728580556</text:p>
          </table:table-cell>
          <table:table-cell table:number-columns-repeated="2"/>
        </table:table-row>
        <table:table-row table:style-name="ro1">
          <table:table-cell office:value-type="float" office:value="20644" calcext:value-type="float">
            <text:p>20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8329" calcext:value-type="float">
            <text:p>-798329</text:p>
          </table:table-cell>
          <table:table-cell office:value-type="float" office:value="-783069.167701155" calcext:value-type="float">
            <text:p>-783069.167701155</text:p>
          </table:table-cell>
          <table:table-cell table:number-columns-repeated="2"/>
        </table:table-row>
        <table:table-row table:style-name="ro1">
          <table:table-cell office:value-type="float" office:value="20670" calcext:value-type="float">
            <text:p>20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8608" calcext:value-type="float">
            <text:p>-798608</text:p>
          </table:table-cell>
          <table:table-cell office:value-type="float" office:value="-783547.285618042" calcext:value-type="float">
            <text:p>-783547.285618042</text:p>
          </table:table-cell>
          <table:table-cell table:number-columns-repeated="2"/>
        </table:table-row>
        <table:table-row table:style-name="ro1">
          <table:table-cell office:value-type="float" office:value="20696" calcext:value-type="float">
            <text:p>20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8901" calcext:value-type="float">
            <text:p>-798901</text:p>
          </table:table-cell>
          <table:table-cell office:value-type="float" office:value="-784019.707599026" calcext:value-type="float">
            <text:p>-784019.707599026</text:p>
          </table:table-cell>
          <table:table-cell table:number-columns-repeated="2"/>
        </table:table-row>
        <table:table-row table:style-name="ro1">
          <table:table-cell office:value-type="float" office:value="20721" calcext:value-type="float">
            <text:p>20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9123" calcext:value-type="float">
            <text:p>-799123</text:p>
          </table:table-cell>
          <table:table-cell office:value-type="float" office:value="-784484.424288286" calcext:value-type="float">
            <text:p>-784484.424288286</text:p>
          </table:table-cell>
          <table:table-cell table:number-columns-repeated="2"/>
        </table:table-row>
        <table:table-row table:style-name="ro1">
          <table:table-cell office:value-type="float" office:value="20748" calcext:value-type="float">
            <text:p>20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9373" calcext:value-type="float">
            <text:p>-799373</text:p>
          </table:table-cell>
          <table:table-cell office:value-type="float" office:value="-784942.534310185" calcext:value-type="float">
            <text:p>-784942.534310185</text:p>
          </table:table-cell>
          <table:table-cell table:number-columns-repeated="2"/>
        </table:table-row>
        <table:table-row table:style-name="ro1">
          <table:table-cell office:value-type="float" office:value="20774" calcext:value-type="float">
            <text:p>20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9628" calcext:value-type="float">
            <text:p>-799628</text:p>
          </table:table-cell>
          <table:table-cell office:value-type="float" office:value="-785394.394792949" calcext:value-type="float">
            <text:p>-785394.394792949</text:p>
          </table:table-cell>
          <table:table-cell table:number-columns-repeated="2"/>
        </table:table-row>
        <table:table-row table:style-name="ro1">
          <table:table-cell office:value-type="float" office:value="20799" calcext:value-type="float">
            <text:p>20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9842" calcext:value-type="float">
            <text:p>-799842</text:p>
          </table:table-cell>
          <table:table-cell office:value-type="float" office:value="-785838.936491627" calcext:value-type="float">
            <text:p>-785838.936491627</text:p>
          </table:table-cell>
          <table:table-cell table:number-columns-repeated="2"/>
        </table:table-row>
        <table:table-row table:style-name="ro1">
          <table:table-cell office:value-type="float" office:value="20826" calcext:value-type="float">
            <text:p>20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063" calcext:value-type="float">
            <text:p>-800063</text:p>
          </table:table-cell>
          <table:table-cell office:value-type="float" office:value="-786276.599984192" calcext:value-type="float">
            <text:p>-786276.599984192</text:p>
          </table:table-cell>
          <table:table-cell table:number-columns-repeated="2"/>
        </table:table-row>
        <table:table-row table:style-name="ro1">
          <table:table-cell office:value-type="float" office:value="20852" calcext:value-type="float">
            <text:p>20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266" calcext:value-type="float">
            <text:p>-800266</text:p>
          </table:table-cell>
          <table:table-cell office:value-type="float" office:value="-786707.043061602" calcext:value-type="float">
            <text:p>-786707.043061602</text:p>
          </table:table-cell>
          <table:table-cell table:number-columns-repeated="2"/>
        </table:table-row>
        <table:table-row table:style-name="ro1">
          <table:table-cell office:value-type="float" office:value="20878" calcext:value-type="float">
            <text:p>20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473" calcext:value-type="float">
            <text:p>-800473</text:p>
          </table:table-cell>
          <table:table-cell office:value-type="float" office:value="-787130.610967399" calcext:value-type="float">
            <text:p>-787130.610967399</text:p>
          </table:table-cell>
          <table:table-cell table:number-columns-repeated="2"/>
        </table:table-row>
        <table:table-row table:style-name="ro1">
          <table:table-cell office:value-type="float" office:value="20904" calcext:value-type="float">
            <text:p>20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682" calcext:value-type="float">
            <text:p>-800682</text:p>
          </table:table-cell>
          <table:table-cell office:value-type="float" office:value="-787547.576783786" calcext:value-type="float">
            <text:p>-787547.576783786</text:p>
          </table:table-cell>
          <table:table-cell table:number-columns-repeated="2"/>
        </table:table-row>
        <table:table-row table:style-name="ro1">
          <table:table-cell office:value-type="float" office:value="20929" calcext:value-type="float">
            <text:p>20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857" calcext:value-type="float">
            <text:p>-800857</text:p>
          </table:table-cell>
          <table:table-cell office:value-type="float" office:value="-787957.097498131" calcext:value-type="float">
            <text:p>-787957.097498131</text:p>
          </table:table-cell>
          <table:table-cell table:number-columns-repeated="2"/>
        </table:table-row>
        <table:table-row table:style-name="ro1">
          <table:table-cell office:value-type="float" office:value="20956" calcext:value-type="float">
            <text:p>2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013" calcext:value-type="float">
            <text:p>-801013</text:p>
          </table:table-cell>
          <table:table-cell office:value-type="float" office:value="-788358.817575112" calcext:value-type="float">
            <text:p>-788358.817575112</text:p>
          </table:table-cell>
          <table:table-cell table:number-columns-repeated="2"/>
        </table:table-row>
        <table:table-row table:style-name="ro1">
          <table:table-cell office:value-type="float" office:value="20982" calcext:value-type="float">
            <text:p>20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183" calcext:value-type="float">
            <text:p>-801183</text:p>
          </table:table-cell>
          <table:table-cell office:value-type="float" office:value="-788753.40780357" calcext:value-type="float">
            <text:p>-788753.40780357</text:p>
          </table:table-cell>
          <table:table-cell table:number-columns-repeated="2"/>
        </table:table-row>
        <table:table-row table:style-name="ro1">
          <table:table-cell office:value-type="float" office:value="21007" calcext:value-type="float">
            <text:p>21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346" calcext:value-type="float">
            <text:p>-801346</text:p>
          </table:table-cell>
          <table:table-cell office:value-type="float" office:value="-789140.872178845" calcext:value-type="float">
            <text:p>-789140.872178845</text:p>
          </table:table-cell>
          <table:table-cell table:number-columns-repeated="2"/>
        </table:table-row>
        <table:table-row table:style-name="ro1">
          <table:table-cell office:value-type="float" office:value="21033" calcext:value-type="float">
            <text:p>2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482" calcext:value-type="float">
            <text:p>-801482</text:p>
          </table:table-cell>
          <table:table-cell office:value-type="float" office:value="-789520.599188727" calcext:value-type="float">
            <text:p>-789520.599188727</text:p>
          </table:table-cell>
          <table:table-cell table:number-columns-repeated="2"/>
        </table:table-row>
        <table:table-row table:style-name="ro1">
          <table:table-cell office:value-type="float" office:value="21060" calcext:value-type="float">
            <text:p>21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610" calcext:value-type="float">
            <text:p>-801610</text:p>
          </table:table-cell>
          <table:table-cell office:value-type="float" office:value="-789892.580752151" calcext:value-type="float">
            <text:p>-789892.580752151</text:p>
          </table:table-cell>
          <table:table-cell table:number-columns-repeated="2"/>
        </table:table-row>
        <table:table-row table:style-name="ro1">
          <table:table-cell office:value-type="float" office:value="21086" calcext:value-type="float">
            <text:p>21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756" calcext:value-type="float">
            <text:p>-801756</text:p>
          </table:table-cell>
          <table:table-cell office:value-type="float" office:value="-790257.6090367" calcext:value-type="float">
            <text:p>-790257.6090367</text:p>
          </table:table-cell>
          <table:table-cell table:number-columns-repeated="2"/>
        </table:table-row>
        <table:table-row table:style-name="ro1">
          <table:table-cell office:value-type="float" office:value="21112" calcext:value-type="float">
            <text:p>21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848" calcext:value-type="float">
            <text:p>-801848</text:p>
          </table:table-cell>
          <table:table-cell office:value-type="float" office:value="-790614.236450955" calcext:value-type="float">
            <text:p>-790614.236450955</text:p>
          </table:table-cell>
          <table:table-cell table:number-columns-repeated="2"/>
        </table:table-row>
        <table:table-row table:style-name="ro1">
          <table:table-cell office:value-type="float" office:value="21138" calcext:value-type="float">
            <text:p>21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972" calcext:value-type="float">
            <text:p>-801972</text:p>
          </table:table-cell>
          <table:table-cell office:value-type="float" office:value="-790963.706098618" calcext:value-type="float">
            <text:p>-790963.706098618</text:p>
          </table:table-cell>
          <table:table-cell table:number-columns-repeated="2"/>
        </table:table-row>
        <table:table-row table:style-name="ro1">
          <table:table-cell office:value-type="float" office:value="21164" calcext:value-type="float">
            <text:p>2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070" calcext:value-type="float">
            <text:p>-802070</text:p>
          </table:table-cell>
          <table:table-cell office:value-type="float" office:value="-791305.438218661" calcext:value-type="float">
            <text:p>-791305.438218661</text:p>
          </table:table-cell>
          <table:table-cell table:number-columns-repeated="2"/>
        </table:table-row>
        <table:table-row table:style-name="ro1">
          <table:table-cell office:value-type="float" office:value="21190" calcext:value-type="float">
            <text:p>21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151" calcext:value-type="float">
            <text:p>-802151</text:p>
          </table:table-cell>
          <table:table-cell office:value-type="float" office:value="-791639.147811932" calcext:value-type="float">
            <text:p>-791639.147811932</text:p>
          </table:table-cell>
          <table:table-cell table:number-columns-repeated="2"/>
        </table:table-row>
        <table:table-row table:style-name="ro1">
          <table:table-cell office:value-type="float" office:value="21216" calcext:value-type="float">
            <text:p>2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209" calcext:value-type="float">
            <text:p>-802209</text:p>
          </table:table-cell>
          <table:table-cell office:value-type="float" office:value="-791964.374033104" calcext:value-type="float">
            <text:p>-791964.374033104</text:p>
          </table:table-cell>
          <table:table-cell table:number-columns-repeated="2"/>
        </table:table-row>
        <table:table-row table:style-name="ro1">
          <table:table-cell office:value-type="float" office:value="21242" calcext:value-type="float">
            <text:p>21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293" calcext:value-type="float">
            <text:p>-802293</text:p>
          </table:table-cell>
          <table:table-cell office:value-type="float" office:value="-792282.177909008" calcext:value-type="float">
            <text:p>-792282.177909008</text:p>
          </table:table-cell>
          <table:table-cell table:number-columns-repeated="2"/>
        </table:table-row>
        <table:table-row table:style-name="ro1">
          <table:table-cell office:value-type="float" office:value="21268" calcext:value-type="float">
            <text:p>21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320" calcext:value-type="float">
            <text:p>-802320</text:p>
          </table:table-cell>
          <table:table-cell office:value-type="float" office:value="-792591.033973346" calcext:value-type="float">
            <text:p>-792591.033973346</text:p>
          </table:table-cell>
          <table:table-cell table:number-columns-repeated="2"/>
        </table:table-row>
        <table:table-row table:style-name="ro1">
          <table:table-cell office:value-type="float" office:value="21294" calcext:value-type="float">
            <text:p>2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368" calcext:value-type="float">
            <text:p>-802368</text:p>
          </table:table-cell>
          <table:table-cell office:value-type="float" office:value="-792891.863697244" calcext:value-type="float">
            <text:p>-792891.863697244</text:p>
          </table:table-cell>
          <table:table-cell table:number-columns-repeated="2"/>
        </table:table-row>
        <table:table-row table:style-name="ro1">
          <table:table-cell office:value-type="float" office:value="21320" calcext:value-type="float">
            <text:p>21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410" calcext:value-type="float">
            <text:p>-802410</text:p>
          </table:table-cell>
          <table:table-cell office:value-type="float" office:value="-793184.729429636" calcext:value-type="float">
            <text:p>-793184.729429636</text:p>
          </table:table-cell>
          <table:table-cell table:number-columns-repeated="2"/>
        </table:table-row>
        <table:table-row table:style-name="ro1">
          <table:table-cell office:value-type="float" office:value="21346" calcext:value-type="float">
            <text:p>2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421" calcext:value-type="float">
            <text:p>-802421</text:p>
          </table:table-cell>
          <table:table-cell office:value-type="float" office:value="-793468.922370263" calcext:value-type="float">
            <text:p>-793468.922370263</text:p>
          </table:table-cell>
          <table:table-cell table:number-columns-repeated="2"/>
        </table:table-row>
        <table:table-row table:style-name="ro1">
          <table:table-cell office:value-type="float" office:value="21371" calcext:value-type="float">
            <text:p>21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434" calcext:value-type="float">
            <text:p>-802434</text:p>
          </table:table-cell>
          <table:table-cell office:value-type="float" office:value="-793744.770912716" calcext:value-type="float">
            <text:p>-793744.770912716</text:p>
          </table:table-cell>
          <table:table-cell table:number-columns-repeated="2"/>
        </table:table-row>
        <table:table-row table:style-name="ro1">
          <table:table-cell office:value-type="float" office:value="21398" calcext:value-type="float">
            <text:p>21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433" calcext:value-type="float">
            <text:p>-802433</text:p>
          </table:table-cell>
          <table:table-cell office:value-type="float" office:value="-794012.101038479" calcext:value-type="float">
            <text:p>-794012.101038479</text:p>
          </table:table-cell>
          <table:table-cell table:number-columns-repeated="2"/>
        </table:table-row>
        <table:table-row table:style-name="ro1">
          <table:table-cell office:value-type="float" office:value="21424" calcext:value-type="float">
            <text:p>21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410" calcext:value-type="float">
            <text:p>-802410</text:p>
          </table:table-cell>
          <table:table-cell office:value-type="float" office:value="-794270.497929602" calcext:value-type="float">
            <text:p>-794270.497929602</text:p>
          </table:table-cell>
          <table:table-cell table:number-columns-repeated="2"/>
        </table:table-row>
        <table:table-row table:style-name="ro1">
          <table:table-cell office:value-type="float" office:value="21449" calcext:value-type="float">
            <text:p>21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389" calcext:value-type="float">
            <text:p>-802389</text:p>
          </table:table-cell>
          <table:table-cell office:value-type="float" office:value="-794520.297993307" calcext:value-type="float">
            <text:p>-794520.297993307</text:p>
          </table:table-cell>
          <table:table-cell table:number-columns-repeated="2"/>
        </table:table-row>
        <table:table-row table:style-name="ro1">
          <table:table-cell office:value-type="float" office:value="21475" calcext:value-type="float">
            <text:p>21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350" calcext:value-type="float">
            <text:p>-802350</text:p>
          </table:table-cell>
          <table:table-cell office:value-type="float" office:value="-794761.211901205" calcext:value-type="float">
            <text:p>-794761.211901205</text:p>
          </table:table-cell>
          <table:table-cell table:number-columns-repeated="2"/>
        </table:table-row>
        <table:table-row table:style-name="ro1">
          <table:table-cell office:value-type="float" office:value="21501" calcext:value-type="float">
            <text:p>21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289" calcext:value-type="float">
            <text:p>-802289</text:p>
          </table:table-cell>
          <table:table-cell office:value-type="float" office:value="-794992.836150399" calcext:value-type="float">
            <text:p>-794992.836150399</text:p>
          </table:table-cell>
          <table:table-cell table:number-columns-repeated="2"/>
        </table:table-row>
        <table:table-row table:style-name="ro1">
          <table:table-cell office:value-type="float" office:value="21527" calcext:value-type="float">
            <text:p>2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233" calcext:value-type="float">
            <text:p>-802233</text:p>
          </table:table-cell>
          <table:table-cell office:value-type="float" office:value="-795215.610422694" calcext:value-type="float">
            <text:p>-795215.610422694</text:p>
          </table:table-cell>
          <table:table-cell table:number-columns-repeated="2"/>
        </table:table-row>
        <table:table-row table:style-name="ro1">
          <table:table-cell office:value-type="float" office:value="21554" calcext:value-type="float">
            <text:p>21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165" calcext:value-type="float">
            <text:p>-802165</text:p>
          </table:table-cell>
          <table:table-cell office:value-type="float" office:value="-795429.437794304" calcext:value-type="float">
            <text:p>-795429.437794304</text:p>
          </table:table-cell>
          <table:table-cell table:number-columns-repeated="2"/>
        </table:table-row>
        <table:table-row table:style-name="ro1">
          <table:table-cell office:value-type="float" office:value="21580" calcext:value-type="float">
            <text:p>21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064" calcext:value-type="float">
            <text:p>-802064</text:p>
          </table:table-cell>
          <table:table-cell office:value-type="float" office:value="-795633.578169864" calcext:value-type="float">
            <text:p>-795633.578169864</text:p>
          </table:table-cell>
          <table:table-cell table:number-columns-repeated="2"/>
        </table:table-row>
        <table:table-row table:style-name="ro1">
          <table:table-cell office:value-type="float" office:value="21606" calcext:value-type="float">
            <text:p>21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970" calcext:value-type="float">
            <text:p>-801970</text:p>
          </table:table-cell>
          <table:table-cell office:value-type="float" office:value="-795828.544995406" calcext:value-type="float">
            <text:p>-795828.544995406</text:p>
          </table:table-cell>
          <table:table-cell table:number-columns-repeated="2"/>
        </table:table-row>
        <table:table-row table:style-name="ro1">
          <table:table-cell office:value-type="float" office:value="21632" calcext:value-type="float">
            <text:p>21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842" calcext:value-type="float">
            <text:p>-801842</text:p>
          </table:table-cell>
          <table:table-cell office:value-type="float" office:value="-796013.574380163" calcext:value-type="float">
            <text:p>-796013.574380163</text:p>
          </table:table-cell>
          <table:table-cell table:number-columns-repeated="2"/>
        </table:table-row>
        <table:table-row table:style-name="ro1">
          <table:table-cell office:value-type="float" office:value="21658" calcext:value-type="float">
            <text:p>21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716" calcext:value-type="float">
            <text:p>-801716</text:p>
          </table:table-cell>
          <table:table-cell office:value-type="float" office:value="-796189.033630004" calcext:value-type="float">
            <text:p>-796189.033630004</text:p>
          </table:table-cell>
          <table:table-cell table:number-columns-repeated="2"/>
        </table:table-row>
        <table:table-row table:style-name="ro1">
          <table:table-cell office:value-type="float" office:value="21684" calcext:value-type="float">
            <text:p>21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572" calcext:value-type="float">
            <text:p>-801572</text:p>
          </table:table-cell>
          <table:table-cell office:value-type="float" office:value="-796354.663364466" calcext:value-type="float">
            <text:p>-796354.663364466</text:p>
          </table:table-cell>
          <table:table-cell table:number-columns-repeated="2"/>
        </table:table-row>
        <table:table-row table:style-name="ro1">
          <table:table-cell office:value-type="float" office:value="21710" calcext:value-type="float">
            <text:p>21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439" calcext:value-type="float">
            <text:p>-801439</text:p>
          </table:table-cell>
          <table:table-cell office:value-type="float" office:value="-796511.104491713" calcext:value-type="float">
            <text:p>-796511.104491713</text:p>
          </table:table-cell>
          <table:table-cell table:number-columns-repeated="2"/>
        </table:table-row>
        <table:table-row table:style-name="ro1">
          <table:table-cell office:value-type="float" office:value="21736" calcext:value-type="float">
            <text:p>21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256" calcext:value-type="float">
            <text:p>-801256</text:p>
          </table:table-cell>
          <table:table-cell office:value-type="float" office:value="-796657.101276583" calcext:value-type="float">
            <text:p>-796657.101276583</text:p>
          </table:table-cell>
          <table:table-cell table:number-columns-repeated="2"/>
        </table:table-row>
        <table:table-row table:style-name="ro1">
          <table:table-cell office:value-type="float" office:value="21762" calcext:value-type="float">
            <text:p>21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1080" calcext:value-type="float">
            <text:p>-801080</text:p>
          </table:table-cell>
          <table:table-cell office:value-type="float" office:value="-796793.190468073" calcext:value-type="float">
            <text:p>-796793.190468073</text:p>
          </table:table-cell>
          <table:table-cell table:number-columns-repeated="2"/>
        </table:table-row>
        <table:table-row table:style-name="ro1">
          <table:table-cell office:value-type="float" office:value="21788" calcext:value-type="float">
            <text:p>21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879" calcext:value-type="float">
            <text:p>-800879</text:p>
          </table:table-cell>
          <table:table-cell office:value-type="float" office:value="-796918.90768444" calcext:value-type="float">
            <text:p>-796918.90768444</text:p>
          </table:table-cell>
          <table:table-cell table:number-columns-repeated="2"/>
        </table:table-row>
        <table:table-row table:style-name="ro1">
          <table:table-cell office:value-type="float" office:value="21814" calcext:value-type="float">
            <text:p>21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674" calcext:value-type="float">
            <text:p>-800674</text:p>
          </table:table-cell>
          <table:table-cell office:value-type="float" office:value="-797034.448986457" calcext:value-type="float">
            <text:p>-797034.448986457</text:p>
          </table:table-cell>
          <table:table-cell table:number-columns-repeated="2"/>
        </table:table-row>
        <table:table-row table:style-name="ro1">
          <table:table-cell office:value-type="float" office:value="21840" calcext:value-type="float">
            <text:p>21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433" calcext:value-type="float">
            <text:p>-800433</text:p>
          </table:table-cell>
          <table:table-cell office:value-type="float" office:value="-797139.019786874" calcext:value-type="float">
            <text:p>-797139.019786874</text:p>
          </table:table-cell>
          <table:table-cell table:number-columns-repeated="2"/>
        </table:table-row>
        <table:table-row table:style-name="ro1">
          <table:table-cell office:value-type="float" office:value="21866" calcext:value-type="float">
            <text:p>21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0201" calcext:value-type="float">
            <text:p>-800201</text:p>
          </table:table-cell>
          <table:table-cell office:value-type="float" office:value="-797233.234562662" calcext:value-type="float">
            <text:p>-797233.234562662</text:p>
          </table:table-cell>
          <table:table-cell table:number-columns-repeated="2"/>
        </table:table-row>
        <table:table-row table:style-name="ro1">
          <table:table-cell office:value-type="float" office:value="21892" calcext:value-type="float">
            <text:p>21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9948" calcext:value-type="float">
            <text:p>-799948</text:p>
          </table:table-cell>
          <table:table-cell office:value-type="float" office:value="-797316.765806888" calcext:value-type="float">
            <text:p>-797316.765806888</text:p>
          </table:table-cell>
          <table:table-cell table:number-columns-repeated="2"/>
        </table:table-row>
        <table:table-row table:style-name="ro1">
          <table:table-cell office:value-type="float" office:value="21918" calcext:value-type="float">
            <text:p>21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9647" calcext:value-type="float">
            <text:p>-799647</text:p>
          </table:table-cell>
          <table:table-cell office:value-type="float" office:value="-797388.465320522" calcext:value-type="float">
            <text:p>-797388.465320522</text:p>
          </table:table-cell>
          <table:table-cell table:number-columns-repeated="2"/>
        </table:table-row>
        <table:table-row table:style-name="ro1">
          <table:table-cell office:value-type="float" office:value="21943" calcext:value-type="float">
            <text:p>21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9379" calcext:value-type="float">
            <text:p>-799379</text:p>
          </table:table-cell>
          <table:table-cell office:value-type="float" office:value="-797449.712541429" calcext:value-type="float">
            <text:p>-797449.712541429</text:p>
          </table:table-cell>
          <table:table-cell table:number-columns-repeated="2"/>
        </table:table-row>
        <table:table-row table:style-name="ro1">
          <table:table-cell office:value-type="float" office:value="21970" calcext:value-type="float">
            <text:p>21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9072" calcext:value-type="float">
            <text:p>-799072</text:p>
          </table:table-cell>
          <table:table-cell office:value-type="float" office:value="-797499.629078616" calcext:value-type="float">
            <text:p>-797499.629078616</text:p>
          </table:table-cell>
          <table:table-cell table:number-columns-repeated="2"/>
        </table:table-row>
        <table:table-row table:style-name="ro1">
          <table:table-cell office:value-type="float" office:value="21996" calcext:value-type="float">
            <text:p>2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8757" calcext:value-type="float">
            <text:p>-798757</text:p>
          </table:table-cell>
          <table:table-cell office:value-type="float" office:value="-797538.317414659" calcext:value-type="float">
            <text:p>-797538.317414659</text:p>
          </table:table-cell>
          <table:table-cell table:number-columns-repeated="2"/>
        </table:table-row>
        <table:table-row table:style-name="ro1">
          <table:table-cell office:value-type="float" office:value="22022" calcext:value-type="float">
            <text:p>2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8425" calcext:value-type="float">
            <text:p>-798425</text:p>
          </table:table-cell>
          <table:table-cell office:value-type="float" office:value="-797565.599955746" calcext:value-type="float">
            <text:p>-797565.599955746</text:p>
          </table:table-cell>
          <table:table-cell table:number-columns-repeated="2"/>
        </table:table-row>
        <table:table-row table:style-name="ro1">
          <table:table-cell office:value-type="float" office:value="22048" calcext:value-type="float">
            <text:p>22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8069" calcext:value-type="float">
            <text:p>-798069</text:p>
          </table:table-cell>
          <table:table-cell office:value-type="float" office:value="-797581.089187877" calcext:value-type="float">
            <text:p>-797581.089187877</text:p>
          </table:table-cell>
          <table:table-cell table:number-columns-repeated="2"/>
        </table:table-row>
        <table:table-row table:style-name="ro1">
          <table:table-cell office:value-type="float" office:value="22073" calcext:value-type="float">
            <text:p>22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7681" calcext:value-type="float">
            <text:p>-797681</text:p>
          </table:table-cell>
          <table:table-cell office:value-type="float" office:value="-797584.163366712" calcext:value-type="float">
            <text:p>-797584.163366712</text:p>
          </table:table-cell>
          <table:table-cell table:number-columns-repeated="2"/>
        </table:table-row>
        <table:table-row table:style-name="ro1">
          <table:table-cell office:value-type="float" office:value="22100" calcext:value-type="float">
            <text:p>2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7308" calcext:value-type="float">
            <text:p>-797308</text:p>
          </table:table-cell>
          <table:table-cell office:value-type="float" office:value="-797575.666032351" calcext:value-type="float">
            <text:p>-797575.666032351</text:p>
          </table:table-cell>
          <table:table-cell table:number-columns-repeated="2"/>
        </table:table-row>
        <table:table-row table:style-name="ro1">
          <table:table-cell office:value-type="float" office:value="22126" calcext:value-type="float">
            <text:p>22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6898" calcext:value-type="float">
            <text:p>-796898</text:p>
          </table:table-cell>
          <table:table-cell office:value-type="float" office:value="-797554.814769818" calcext:value-type="float">
            <text:p>-797554.814769818</text:p>
          </table:table-cell>
          <table:table-cell table:number-columns-repeated="2"/>
        </table:table-row>
        <table:table-row table:style-name="ro1">
          <table:table-cell office:value-type="float" office:value="22152" calcext:value-type="float">
            <text:p>22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6451" calcext:value-type="float">
            <text:p>-796451</text:p>
          </table:table-cell>
          <table:table-cell office:value-type="float" office:value="-797520.851238439" calcext:value-type="float">
            <text:p>-797520.851238439</text:p>
          </table:table-cell>
          <table:table-cell table:number-columns-repeated="2"/>
        </table:table-row>
        <table:table-row table:style-name="ro1">
          <table:table-cell office:value-type="float" office:value="22177" calcext:value-type="float">
            <text:p>22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6038" calcext:value-type="float">
            <text:p>-796038</text:p>
          </table:table-cell>
          <table:table-cell office:value-type="float" office:value="-797475.225046487" calcext:value-type="float">
            <text:p>-797475.225046487</text:p>
          </table:table-cell>
          <table:table-cell table:number-columns-repeated="2"/>
        </table:table-row>
        <table:table-row table:style-name="ro1">
          <table:table-cell office:value-type="float" office:value="22203" calcext:value-type="float">
            <text:p>22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5576" calcext:value-type="float">
            <text:p>-795576</text:p>
          </table:table-cell>
          <table:table-cell office:value-type="float" office:value="-797416.787352749" calcext:value-type="float">
            <text:p>-797416.787352749</text:p>
          </table:table-cell>
          <table:table-cell table:number-columns-repeated="2"/>
        </table:table-row>
        <table:table-row table:style-name="ro1">
          <table:table-cell office:value-type="float" office:value="22230" calcext:value-type="float">
            <text:p>22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5112" calcext:value-type="float">
            <text:p>-795112</text:p>
          </table:table-cell>
          <table:table-cell office:value-type="float" office:value="-797345.870818818" calcext:value-type="float">
            <text:p>-797345.870818818</text:p>
          </table:table-cell>
          <table:table-cell table:number-columns-repeated="2"/>
        </table:table-row>
        <table:table-row table:style-name="ro1">
          <table:table-cell office:value-type="float" office:value="22256" calcext:value-type="float">
            <text:p>22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4599" calcext:value-type="float">
            <text:p>-794599</text:p>
          </table:table-cell>
          <table:table-cell office:value-type="float" office:value="-797261.3517167" calcext:value-type="float">
            <text:p>-797261.3517167</text:p>
          </table:table-cell>
          <table:table-cell table:number-columns-repeated="2"/>
        </table:table-row>
        <table:table-row table:style-name="ro1">
          <table:table-cell office:value-type="float" office:value="22282" calcext:value-type="float">
            <text:p>22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4094" calcext:value-type="float">
            <text:p>-794094</text:p>
          </table:table-cell>
          <table:table-cell office:value-type="float" office:value="-797163.894740802" calcext:value-type="float">
            <text:p>-797163.894740802</text:p>
          </table:table-cell>
          <table:table-cell table:number-columns-repeated="2"/>
        </table:table-row>
        <table:table-row table:style-name="ro1">
          <table:table-cell office:value-type="float" office:value="22308" calcext:value-type="float">
            <text:p>2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3543" calcext:value-type="float">
            <text:p>-793543</text:p>
          </table:table-cell>
          <table:table-cell office:value-type="float" office:value="-797052.482594931" calcext:value-type="float">
            <text:p>-797052.482594931</text:p>
          </table:table-cell>
          <table:table-cell table:number-columns-repeated="2"/>
        </table:table-row>
        <table:table-row table:style-name="ro1">
          <table:table-cell office:value-type="float" office:value="22334" calcext:value-type="float">
            <text:p>22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2997" calcext:value-type="float">
            <text:p>-792997</text:p>
          </table:table-cell>
          <table:table-cell office:value-type="float" office:value="-796927.698515087" calcext:value-type="float">
            <text:p>-796927.698515087</text:p>
          </table:table-cell>
          <table:table-cell table:number-columns-repeated="2"/>
        </table:table-row>
        <table:table-row table:style-name="ro1">
          <table:table-cell office:value-type="float" office:value="22360" calcext:value-type="float">
            <text:p>22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2404" calcext:value-type="float">
            <text:p>-792404</text:p>
          </table:table-cell>
          <table:table-cell office:value-type="float" office:value="-796788.507791546" calcext:value-type="float">
            <text:p>-796788.507791546</text:p>
          </table:table-cell>
          <table:table-cell table:number-columns-repeated="2"/>
        </table:table-row>
        <table:table-row table:style-name="ro1">
          <table:table-cell office:value-type="float" office:value="22386" calcext:value-type="float">
            <text:p>22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1811" calcext:value-type="float">
            <text:p>-791811</text:p>
          </table:table-cell>
          <table:table-cell office:value-type="float" office:value="-796635.353705652" calcext:value-type="float">
            <text:p>-796635.353705652</text:p>
          </table:table-cell>
          <table:table-cell table:number-columns-repeated="2"/>
        </table:table-row>
        <table:table-row table:style-name="ro1">
          <table:table-cell office:value-type="float" office:value="22412" calcext:value-type="float">
            <text:p>22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1177" calcext:value-type="float">
            <text:p>-791177</text:p>
          </table:table-cell>
          <table:table-cell office:value-type="float" office:value="-796467.404360863" calcext:value-type="float">
            <text:p>-796467.404360863</text:p>
          </table:table-cell>
          <table:table-cell table:number-columns-repeated="2"/>
        </table:table-row>
        <table:table-row table:style-name="ro1">
          <table:table-cell office:value-type="float" office:value="22438" calcext:value-type="float">
            <text:p>22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0471" calcext:value-type="float">
            <text:p>-790471</text:p>
          </table:table-cell>
          <table:table-cell office:value-type="float" office:value="-796282.899611298" calcext:value-type="float">
            <text:p>-796282.899611298</text:p>
          </table:table-cell>
          <table:table-cell table:number-columns-repeated="2"/>
        </table:table-row>
        <table:table-row table:style-name="ro1">
          <table:table-cell office:value-type="float" office:value="22463" calcext:value-type="float">
            <text:p>22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9867" calcext:value-type="float">
            <text:p>-789867</text:p>
          </table:table-cell>
          <table:table-cell office:value-type="float" office:value="-796085.487315566" calcext:value-type="float">
            <text:p>-796085.487315566</text:p>
          </table:table-cell>
          <table:table-cell table:number-columns-repeated="2"/>
        </table:table-row>
        <table:table-row table:style-name="ro1">
          <table:table-cell office:value-type="float" office:value="22490" calcext:value-type="float">
            <text:p>22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9161" calcext:value-type="float">
            <text:p>-789161</text:p>
          </table:table-cell>
          <table:table-cell office:value-type="float" office:value="-795872.426167395" calcext:value-type="float">
            <text:p>-795872.426167395</text:p>
          </table:table-cell>
          <table:table-cell table:number-columns-repeated="2"/>
        </table:table-row>
        <table:table-row table:style-name="ro1">
          <table:table-cell office:value-type="float" office:value="22516" calcext:value-type="float">
            <text:p>22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8478" calcext:value-type="float">
            <text:p>-788478</text:p>
          </table:table-cell>
          <table:table-cell office:value-type="float" office:value="-795644.905362244" calcext:value-type="float">
            <text:p>-795644.905362244</text:p>
          </table:table-cell>
          <table:table-cell table:number-columns-repeated="2"/>
        </table:table-row>
        <table:table-row table:style-name="ro1">
          <table:table-cell office:value-type="float" office:value="22542" calcext:value-type="float">
            <text:p>2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7747" calcext:value-type="float">
            <text:p>-787747</text:p>
          </table:table-cell>
          <table:table-cell office:value-type="float" office:value="-795401.89288956" calcext:value-type="float">
            <text:p>-795401.89288956</text:p>
          </table:table-cell>
          <table:table-cell table:number-columns-repeated="2"/>
        </table:table-row>
        <table:table-row table:style-name="ro1">
          <table:table-cell office:value-type="float" office:value="22568" calcext:value-type="float">
            <text:p>22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6975" calcext:value-type="float">
            <text:p>-786975</text:p>
          </table:table-cell>
          <table:table-cell office:value-type="float" office:value="-795142.603877573" calcext:value-type="float">
            <text:p>-795142.603877573</text:p>
          </table:table-cell>
          <table:table-cell table:number-columns-repeated="2"/>
        </table:table-row>
        <table:table-row table:style-name="ro1">
          <table:table-cell office:value-type="float" office:value="22594" calcext:value-type="float">
            <text:p>22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6190" calcext:value-type="float">
            <text:p>-786190</text:p>
          </table:table-cell>
          <table:table-cell office:value-type="float" office:value="-794867.139142878" calcext:value-type="float">
            <text:p>-794867.139142878</text:p>
          </table:table-cell>
          <table:table-cell table:number-columns-repeated="2"/>
        </table:table-row>
        <table:table-row table:style-name="ro1">
          <table:table-cell office:value-type="float" office:value="22619" calcext:value-type="float">
            <text:p>2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5363" calcext:value-type="float">
            <text:p>-785363</text:p>
          </table:table-cell>
          <table:table-cell office:value-type="float" office:value="-794574.704092328" calcext:value-type="float">
            <text:p>-794574.704092328</text:p>
          </table:table-cell>
          <table:table-cell table:number-columns-repeated="2"/>
        </table:table-row>
        <table:table-row table:style-name="ro1">
          <table:table-cell office:value-type="float" office:value="22645" calcext:value-type="float">
            <text:p>22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4531" calcext:value-type="float">
            <text:p>-784531</text:p>
          </table:table-cell>
          <table:table-cell office:value-type="float" office:value="-794265.667043334" calcext:value-type="float">
            <text:p>-794265.667043334</text:p>
          </table:table-cell>
          <table:table-cell table:number-columns-repeated="2"/>
        </table:table-row>
        <table:table-row table:style-name="ro1">
          <table:table-cell office:value-type="float" office:value="22671" calcext:value-type="float">
            <text:p>22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3668" calcext:value-type="float">
            <text:p>-783668</text:p>
          </table:table-cell>
          <table:table-cell office:value-type="float" office:value="-793939.584980462" calcext:value-type="float">
            <text:p>-793939.584980462</text:p>
          </table:table-cell>
          <table:table-cell table:number-columns-repeated="2"/>
        </table:table-row>
        <table:table-row table:style-name="ro1">
          <table:table-cell office:value-type="float" office:value="22698" calcext:value-type="float">
            <text:p>22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2772" calcext:value-type="float">
            <text:p>-782772</text:p>
          </table:table-cell>
          <table:table-cell office:value-type="float" office:value="-793595.966981063" calcext:value-type="float">
            <text:p>-793595.966981063</text:p>
          </table:table-cell>
          <table:table-cell table:number-columns-repeated="2"/>
        </table:table-row>
        <table:table-row table:style-name="ro1">
          <table:table-cell office:value-type="float" office:value="22724" calcext:value-type="float">
            <text:p>22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1873" calcext:value-type="float">
            <text:p>-781873</text:p>
          </table:table-cell>
          <table:table-cell office:value-type="float" office:value="-793235.260304723" calcext:value-type="float">
            <text:p>-793235.260304723</text:p>
          </table:table-cell>
          <table:table-cell table:number-columns-repeated="2"/>
        </table:table-row>
        <table:table-row table:style-name="ro1">
          <table:table-cell office:value-type="float" office:value="22750" calcext:value-type="float">
            <text:p>22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0924" calcext:value-type="float">
            <text:p>-780924</text:p>
          </table:table-cell>
          <table:table-cell office:value-type="float" office:value="-792856.452295347" calcext:value-type="float">
            <text:p>-792856.452295347</text:p>
          </table:table-cell>
          <table:table-cell table:number-columns-repeated="2"/>
        </table:table-row>
        <table:table-row table:style-name="ro1">
          <table:table-cell office:value-type="float" office:value="22776" calcext:value-type="float">
            <text:p>2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9932" calcext:value-type="float">
            <text:p>-779932</text:p>
          </table:table-cell>
          <table:table-cell office:value-type="float" office:value="-792458.776840105" calcext:value-type="float">
            <text:p>-792458.776840105</text:p>
          </table:table-cell>
          <table:table-cell table:number-columns-repeated="2"/>
        </table:table-row>
        <table:table-row table:style-name="ro1">
          <table:table-cell office:value-type="float" office:value="22802" calcext:value-type="float">
            <text:p>2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8943" calcext:value-type="float">
            <text:p>-778943</text:p>
          </table:table-cell>
          <table:table-cell office:value-type="float" office:value="-792042.906783487" calcext:value-type="float">
            <text:p>-792042.906783487</text:p>
          </table:table-cell>
          <table:table-cell table:number-columns-repeated="2"/>
        </table:table-row>
        <table:table-row table:style-name="ro1">
          <table:table-cell office:value-type="float" office:value="22828" calcext:value-type="float">
            <text:p>22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7875" calcext:value-type="float">
            <text:p>-777875</text:p>
          </table:table-cell>
          <table:table-cell office:value-type="float" office:value="-791606.971190149" calcext:value-type="float">
            <text:p>-791606.971190149</text:p>
          </table:table-cell>
          <table:table-cell table:number-columns-repeated="2"/>
        </table:table-row>
        <table:table-row table:style-name="ro1">
          <table:table-cell office:value-type="float" office:value="22853" calcext:value-type="float">
            <text:p>22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6786" calcext:value-type="float">
            <text:p>-776786</text:p>
          </table:table-cell>
          <table:table-cell office:value-type="float" office:value="-791150.941307375" calcext:value-type="float">
            <text:p>-791150.941307375</text:p>
          </table:table-cell>
          <table:table-cell table:number-columns-repeated="2"/>
        </table:table-row>
        <table:table-row table:style-name="ro1">
          <table:table-cell office:value-type="float" office:value="22880" calcext:value-type="float">
            <text:p>22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5721" calcext:value-type="float">
            <text:p>-775721</text:p>
          </table:table-cell>
          <table:table-cell office:value-type="float" office:value="-790676.173882532" calcext:value-type="float">
            <text:p>-790676.173882532</text:p>
          </table:table-cell>
          <table:table-cell table:number-columns-repeated="2"/>
        </table:table-row>
        <table:table-row table:style-name="ro1">
          <table:table-cell office:value-type="float" office:value="22906" calcext:value-type="float">
            <text:p>22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4604" calcext:value-type="float">
            <text:p>-774604</text:p>
          </table:table-cell>
          <table:table-cell office:value-type="float" office:value="-790181.645455377" calcext:value-type="float">
            <text:p>-790181.645455377</text:p>
          </table:table-cell>
          <table:table-cell table:number-columns-repeated="2"/>
        </table:table-row>
        <table:table-row table:style-name="ro1">
          <table:table-cell office:value-type="float" office:value="22932" calcext:value-type="float">
            <text:p>22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3307" calcext:value-type="float">
            <text:p>-773307</text:p>
          </table:table-cell>
          <table:table-cell office:value-type="float" office:value="-789662.425595212" calcext:value-type="float">
            <text:p>-789662.425595212</text:p>
          </table:table-cell>
          <table:table-cell table:number-columns-repeated="2"/>
        </table:table-row>
        <table:table-row table:style-name="ro1">
          <table:table-cell office:value-type="float" office:value="22957" calcext:value-type="float">
            <text:p>22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2188" calcext:value-type="float">
            <text:p>-772188</text:p>
          </table:table-cell>
          <table:table-cell office:value-type="float" office:value="-789124.750961513" calcext:value-type="float">
            <text:p>-789124.750961513</text:p>
          </table:table-cell>
          <table:table-cell table:number-columns-repeated="2"/>
        </table:table-row>
        <table:table-row table:style-name="ro1">
          <table:table-cell office:value-type="float" office:value="22984" calcext:value-type="float">
            <text:p>22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0967" calcext:value-type="float">
            <text:p>-770967</text:p>
          </table:table-cell>
          <table:table-cell office:value-type="float" office:value="-788566.050931928" calcext:value-type="float">
            <text:p>-788566.050931928</text:p>
          </table:table-cell>
          <table:table-cell table:number-columns-repeated="2"/>
        </table:table-row>
        <table:table-row table:style-name="ro1">
          <table:table-cell office:value-type="float" office:value="23010" calcext:value-type="float">
            <text:p>23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9711" calcext:value-type="float">
            <text:p>-769711</text:p>
          </table:table-cell>
          <table:table-cell office:value-type="float" office:value="-787985.895518638" calcext:value-type="float">
            <text:p>-787985.895518638</text:p>
          </table:table-cell>
          <table:table-cell table:number-columns-repeated="2"/>
        </table:table-row>
        <table:table-row table:style-name="ro1">
          <table:table-cell office:value-type="float" office:value="23035" calcext:value-type="float">
            <text:p>23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8356" calcext:value-type="float">
            <text:p>-768356</text:p>
          </table:table-cell>
          <table:table-cell office:value-type="float" office:value="-787381.898733449" calcext:value-type="float">
            <text:p>-787381.898733449</text:p>
          </table:table-cell>
          <table:table-cell table:number-columns-repeated="2"/>
        </table:table-row>
        <table:table-row table:style-name="ro1">
          <table:table-cell office:value-type="float" office:value="23062" calcext:value-type="float">
            <text:p>23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7012" calcext:value-type="float">
            <text:p>-767012</text:p>
          </table:table-cell>
          <table:table-cell office:value-type="float" office:value="-786755.132618574" calcext:value-type="float">
            <text:p>-786755.132618574</text:p>
          </table:table-cell>
          <table:table-cell table:number-columns-repeated="2"/>
        </table:table-row>
        <table:table-row table:style-name="ro1">
          <table:table-cell office:value-type="float" office:value="23088" calcext:value-type="float">
            <text:p>23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5639" calcext:value-type="float">
            <text:p>-765639</text:p>
          </table:table-cell>
          <table:table-cell office:value-type="float" office:value="-786105.405461079" calcext:value-type="float">
            <text:p>-786105.405461079</text:p>
          </table:table-cell>
          <table:table-cell table:number-columns-repeated="2"/>
        </table:table-row>
        <table:table-row table:style-name="ro1">
          <table:table-cell office:value-type="float" office:value="23114" calcext:value-type="float">
            <text:p>23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4223" calcext:value-type="float">
            <text:p>-764223</text:p>
          </table:table-cell>
          <table:table-cell office:value-type="float" office:value="-785432.100677662" calcext:value-type="float">
            <text:p>-785432.100677662</text:p>
          </table:table-cell>
          <table:table-cell table:number-columns-repeated="2"/>
        </table:table-row>
        <table:table-row table:style-name="ro1">
          <table:table-cell office:value-type="float" office:value="23140" calcext:value-type="float">
            <text:p>23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2753" calcext:value-type="float">
            <text:p>-762753</text:p>
          </table:table-cell>
          <table:table-cell office:value-type="float" office:value="-784734.282195272" calcext:value-type="float">
            <text:p>-784734.282195272</text:p>
          </table:table-cell>
          <table:table-cell table:number-columns-repeated="2"/>
        </table:table-row>
        <table:table-row table:style-name="ro1">
          <table:table-cell office:value-type="float" office:value="23166" calcext:value-type="float">
            <text:p>23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1239" calcext:value-type="float">
            <text:p>-761239</text:p>
          </table:table-cell>
          <table:table-cell office:value-type="float" office:value="-784011.350435418" calcext:value-type="float">
            <text:p>-784011.350435418</text:p>
          </table:table-cell>
          <table:table-cell table:number-columns-repeated="2"/>
        </table:table-row>
        <table:table-row table:style-name="ro1">
          <table:table-cell office:value-type="float" office:value="23192" calcext:value-type="float">
            <text:p>23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9678" calcext:value-type="float">
            <text:p>-759678</text:p>
          </table:table-cell>
          <table:table-cell office:value-type="float" office:value="-783262.631960482" calcext:value-type="float">
            <text:p>-783262.631960482</text:p>
          </table:table-cell>
          <table:table-cell table:number-columns-repeated="2"/>
        </table:table-row>
        <table:table-row table:style-name="ro1">
          <table:table-cell office:value-type="float" office:value="23218" calcext:value-type="float">
            <text:p>23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8081" calcext:value-type="float">
            <text:p>-758081</text:p>
          </table:table-cell>
          <table:table-cell office:value-type="float" office:value="-782487.812515544" calcext:value-type="float">
            <text:p>-782487.812515544</text:p>
          </table:table-cell>
          <table:table-cell table:number-columns-repeated="2"/>
        </table:table-row>
        <table:table-row table:style-name="ro1">
          <table:table-cell office:value-type="float" office:value="23244" calcext:value-type="float">
            <text:p>23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6410" calcext:value-type="float">
            <text:p>-756410</text:p>
          </table:table-cell>
          <table:table-cell office:value-type="float" office:value="-781685.418284296" calcext:value-type="float">
            <text:p>-781685.418284296</text:p>
          </table:table-cell>
          <table:table-cell table:number-columns-repeated="2"/>
        </table:table-row>
        <table:table-row table:style-name="ro1">
          <table:table-cell office:value-type="float" office:value="23270" calcext:value-type="float">
            <text:p>23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4720" calcext:value-type="float">
            <text:p>-754720</text:p>
          </table:table-cell>
          <table:table-cell office:value-type="float" office:value="-780855.713106318" calcext:value-type="float">
            <text:p>-780855.713106318</text:p>
          </table:table-cell>
          <table:table-cell table:number-columns-repeated="2"/>
        </table:table-row>
        <table:table-row table:style-name="ro1">
          <table:table-cell office:value-type="float" office:value="23296" calcext:value-type="float">
            <text:p>23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2954" calcext:value-type="float">
            <text:p>-752954</text:p>
          </table:table-cell>
          <table:table-cell office:value-type="float" office:value="-779997.198856893" calcext:value-type="float">
            <text:p>-779997.198856893</text:p>
          </table:table-cell>
          <table:table-cell table:number-columns-repeated="2"/>
        </table:table-row>
        <table:table-row table:style-name="ro1">
          <table:table-cell office:value-type="float" office:value="23322" calcext:value-type="float">
            <text:p>2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1163" calcext:value-type="float">
            <text:p>-751163</text:p>
          </table:table-cell>
          <table:table-cell office:value-type="float" office:value="-779109.992738219" calcext:value-type="float">
            <text:p>-779109.992738219</text:p>
          </table:table-cell>
          <table:table-cell table:number-columns-repeated="2"/>
        </table:table-row>
        <table:table-row table:style-name="ro1">
          <table:table-cell office:value-type="float" office:value="23348" calcext:value-type="float">
            <text:p>23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9294" calcext:value-type="float">
            <text:p>-749294</text:p>
          </table:table-cell>
          <table:table-cell office:value-type="float" office:value="-778192.577577043" calcext:value-type="float">
            <text:p>-778192.577577043</text:p>
          </table:table-cell>
          <table:table-cell table:number-columns-repeated="2"/>
        </table:table-row>
        <table:table-row table:style-name="ro1">
          <table:table-cell office:value-type="float" office:value="23374" calcext:value-type="float">
            <text:p>23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7402" calcext:value-type="float">
            <text:p>-747402</text:p>
          </table:table-cell>
          <table:table-cell office:value-type="float" office:value="-777245.175190057" calcext:value-type="float">
            <text:p>-777245.175190057</text:p>
          </table:table-cell>
          <table:table-cell table:number-columns-repeated="2"/>
        </table:table-row>
        <table:table-row table:style-name="ro1">
          <table:table-cell office:value-type="float" office:value="23400" calcext:value-type="float">
            <text:p>23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5228" calcext:value-type="float">
            <text:p>-745228</text:p>
          </table:table-cell>
          <table:table-cell office:value-type="float" office:value="-776260.031338055" calcext:value-type="float">
            <text:p>-776260.031338055</text:p>
          </table:table-cell>
          <table:table-cell table:number-columns-repeated="2"/>
        </table:table-row>
        <table:table-row table:style-name="ro1">
          <table:table-cell office:value-type="float" office:value="23426" calcext:value-type="float">
            <text:p>23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3377" calcext:value-type="float">
            <text:p>-743377</text:p>
          </table:table-cell>
          <table:table-cell office:value-type="float" office:value="-775248.245758423" calcext:value-type="float">
            <text:p>-775248.245758423</text:p>
          </table:table-cell>
          <table:table-cell table:number-columns-repeated="2"/>
        </table:table-row>
        <table:table-row table:style-name="ro1">
          <table:table-cell office:value-type="float" office:value="23452" calcext:value-type="float">
            <text:p>23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1301" calcext:value-type="float">
            <text:p>-741301</text:p>
          </table:table-cell>
          <table:table-cell office:value-type="float" office:value="-774203.715119702" calcext:value-type="float">
            <text:p>-774203.715119702</text:p>
          </table:table-cell>
          <table:table-cell table:number-columns-repeated="2"/>
        </table:table-row>
        <table:table-row table:style-name="ro1">
          <table:table-cell office:value-type="float" office:value="23478" calcext:value-type="float">
            <text:p>23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9131" calcext:value-type="float">
            <text:p>-739131</text:p>
          </table:table-cell>
          <table:table-cell office:value-type="float" office:value="-773124.55465448" calcext:value-type="float">
            <text:p>-773124.55465448</text:p>
          </table:table-cell>
          <table:table-cell table:number-columns-repeated="2"/>
        </table:table-row>
        <table:table-row table:style-name="ro1">
          <table:table-cell office:value-type="float" office:value="23504" calcext:value-type="float">
            <text:p>23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6971" calcext:value-type="float">
            <text:p>-736971</text:p>
          </table:table-cell>
          <table:table-cell office:value-type="float" office:value="-772012.137588189" calcext:value-type="float">
            <text:p>-772012.137588189</text:p>
          </table:table-cell>
          <table:table-cell table:number-columns-repeated="2"/>
        </table:table-row>
        <table:table-row table:style-name="ro1">
          <table:table-cell office:value-type="float" office:value="23530" calcext:value-type="float">
            <text:p>23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4678" calcext:value-type="float">
            <text:p>-734678</text:p>
          </table:table-cell>
          <table:table-cell office:value-type="float" office:value="-770863.394893167" calcext:value-type="float">
            <text:p>-770863.394893167</text:p>
          </table:table-cell>
          <table:table-cell table:number-columns-repeated="2"/>
        </table:table-row>
        <table:table-row table:style-name="ro1">
          <table:table-cell office:value-type="float" office:value="23556" calcext:value-type="float">
            <text:p>23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2337" calcext:value-type="float">
            <text:p>-732337</text:p>
          </table:table-cell>
          <table:table-cell office:value-type="float" office:value="-769677.967357993" calcext:value-type="float">
            <text:p>-769677.967357993</text:p>
          </table:table-cell>
          <table:table-cell table:number-columns-repeated="2"/>
        </table:table-row>
        <table:table-row table:style-name="ro1">
          <table:table-cell office:value-type="float" office:value="23581" calcext:value-type="float">
            <text:p>2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9857" calcext:value-type="float">
            <text:p>-729857</text:p>
          </table:table-cell>
          <table:table-cell office:value-type="float" office:value="-768452.706823901" calcext:value-type="float">
            <text:p>-768452.706823901</text:p>
          </table:table-cell>
          <table:table-cell table:number-columns-repeated="2"/>
        </table:table-row>
        <table:table-row table:style-name="ro1">
          <table:table-cell office:value-type="float" office:value="23608" calcext:value-type="float">
            <text:p>23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7373" calcext:value-type="float">
            <text:p>-727373</text:p>
          </table:table-cell>
          <table:table-cell office:value-type="float" office:value="-767188.715844704" calcext:value-type="float">
            <text:p>-767188.715844704</text:p>
          </table:table-cell>
          <table:table-cell table:number-columns-repeated="2"/>
        </table:table-row>
        <table:table-row table:style-name="ro1">
          <table:table-cell office:value-type="float" office:value="23634" calcext:value-type="float">
            <text:p>23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4775" calcext:value-type="float">
            <text:p>-724775</text:p>
          </table:table-cell>
          <table:table-cell office:value-type="float" office:value="-765883.678434098" calcext:value-type="float">
            <text:p>-765883.678434098</text:p>
          </table:table-cell>
          <table:table-cell table:number-columns-repeated="2"/>
        </table:table-row>
        <table:table-row table:style-name="ro1">
          <table:table-cell office:value-type="float" office:value="23660" calcext:value-type="float">
            <text:p>23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2168" calcext:value-type="float">
            <text:p>-722168</text:p>
          </table:table-cell>
          <table:table-cell office:value-type="float" office:value="-764538.580636126" calcext:value-type="float">
            <text:p>-764538.580636126</text:p>
          </table:table-cell>
          <table:table-cell table:number-columns-repeated="2"/>
        </table:table-row>
        <table:table-row table:style-name="ro1">
          <table:table-cell office:value-type="float" office:value="23686" calcext:value-type="float">
            <text:p>23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9183" calcext:value-type="float">
            <text:p>-719183</text:p>
          </table:table-cell>
          <table:table-cell office:value-type="float" office:value="-763143.02430886" calcext:value-type="float">
            <text:p>-763143.02430886</text:p>
          </table:table-cell>
          <table:table-cell table:number-columns-repeated="2"/>
        </table:table-row>
        <table:table-row table:style-name="ro1">
          <table:table-cell office:value-type="float" office:value="23711" calcext:value-type="float">
            <text:p>2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6514" calcext:value-type="float">
            <text:p>-716514</text:p>
          </table:table-cell>
          <table:table-cell office:value-type="float" office:value="-761708.285099357" calcext:value-type="float">
            <text:p>-761708.285099357</text:p>
          </table:table-cell>
          <table:table-cell table:number-columns-repeated="2"/>
        </table:table-row>
        <table:table-row table:style-name="ro1">
          <table:table-cell office:value-type="float" office:value="23737" calcext:value-type="float">
            <text:p>2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3586" calcext:value-type="float">
            <text:p>-713586</text:p>
          </table:table-cell>
          <table:table-cell office:value-type="float" office:value="-760227.599403992" calcext:value-type="float">
            <text:p>-760227.599403992</text:p>
          </table:table-cell>
          <table:table-cell table:number-columns-repeated="2"/>
        </table:table-row>
        <table:table-row table:style-name="ro1">
          <table:table-cell office:value-type="float" office:value="23764" calcext:value-type="float">
            <text:p>23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0656" calcext:value-type="float">
            <text:p>-710656</text:p>
          </table:table-cell>
          <table:table-cell office:value-type="float" office:value="-758702.31942233" calcext:value-type="float">
            <text:p>-758702.31942233</text:p>
          </table:table-cell>
          <table:table-cell table:number-columns-repeated="2"/>
        </table:table-row>
        <table:table-row table:style-name="ro1">
          <table:table-cell office:value-type="float" office:value="23790" calcext:value-type="float">
            <text:p>23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7552" calcext:value-type="float">
            <text:p>-707552</text:p>
          </table:table-cell>
          <table:table-cell office:value-type="float" office:value="-757128.463440105" calcext:value-type="float">
            <text:p>-757128.463440105</text:p>
          </table:table-cell>
          <table:table-cell table:number-columns-repeated="2"/>
        </table:table-row>
        <table:table-row table:style-name="ro1">
          <table:table-cell office:value-type="float" office:value="23816" calcext:value-type="float">
            <text:p>23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3973" calcext:value-type="float">
            <text:p>-703973</text:p>
          </table:table-cell>
          <table:table-cell office:value-type="float" office:value="-755492.910718871" calcext:value-type="float">
            <text:p>-755492.910718871</text:p>
          </table:table-cell>
          <table:table-cell table:number-columns-repeated="2"/>
        </table:table-row>
        <table:table-row table:style-name="ro1">
          <table:table-cell office:value-type="float" office:value="23841" calcext:value-type="float">
            <text:p>23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0932" calcext:value-type="float">
            <text:p>-700932</text:p>
          </table:table-cell>
          <table:table-cell office:value-type="float" office:value="-753814.113465983" calcext:value-type="float">
            <text:p>-753814.113465983</text:p>
          </table:table-cell>
          <table:table-cell table:number-columns-repeated="2"/>
        </table:table-row>
        <table:table-row table:style-name="ro1">
          <table:table-cell office:value-type="float" office:value="23868" calcext:value-type="float">
            <text:p>23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7553" calcext:value-type="float">
            <text:p>-697553</text:p>
          </table:table-cell>
          <table:table-cell office:value-type="float" office:value="-752083.002282414" calcext:value-type="float">
            <text:p>-752083.002282414</text:p>
          </table:table-cell>
          <table:table-cell table:number-columns-repeated="2"/>
        </table:table-row>
        <table:table-row table:style-name="ro1">
          <table:table-cell office:value-type="float" office:value="23894" calcext:value-type="float">
            <text:p>23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3974" calcext:value-type="float">
            <text:p>-693974</text:p>
          </table:table-cell>
          <table:table-cell office:value-type="float" office:value="-750295.032981417" calcext:value-type="float">
            <text:p>-750295.032981417</text:p>
          </table:table-cell>
          <table:table-cell table:number-columns-repeated="2"/>
        </table:table-row>
        <table:table-row table:style-name="ro1">
          <table:table-cell office:value-type="float" office:value="23920" calcext:value-type="float">
            <text:p>23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0201" calcext:value-type="float">
            <text:p>-690201</text:p>
          </table:table-cell>
          <table:table-cell office:value-type="float" office:value="-748445.985812758" calcext:value-type="float">
            <text:p>-748445.985812758</text:p>
          </table:table-cell>
          <table:table-cell table:number-columns-repeated="2"/>
        </table:table-row>
        <table:table-row table:style-name="ro1">
          <table:table-cell office:value-type="float" office:value="23946" calcext:value-type="float">
            <text:p>23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6032" calcext:value-type="float">
            <text:p>-686032</text:p>
          </table:table-cell>
          <table:table-cell office:value-type="float" office:value="-746525.555480057" calcext:value-type="float">
            <text:p>-746525.555480057</text:p>
          </table:table-cell>
          <table:table-cell table:number-columns-repeated="2"/>
        </table:table-row>
        <table:table-row table:style-name="ro1">
          <table:table-cell office:value-type="float" office:value="23972" calcext:value-type="float">
            <text:p>23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2395" calcext:value-type="float">
            <text:p>-682395</text:p>
          </table:table-cell>
          <table:table-cell office:value-type="float" office:value="-744552.307619133" calcext:value-type="float">
            <text:p>-744552.307619133</text:p>
          </table:table-cell>
          <table:table-cell table:number-columns-repeated="2"/>
        </table:table-row>
        <table:table-row table:style-name="ro1">
          <table:table-cell office:value-type="float" office:value="23998" calcext:value-type="float">
            <text:p>2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8257" calcext:value-type="float">
            <text:p>-678257</text:p>
          </table:table-cell>
          <table:table-cell office:value-type="float" office:value="-742512.452000082" calcext:value-type="float">
            <text:p>-742512.452000082</text:p>
          </table:table-cell>
          <table:table-cell table:number-columns-repeated="2"/>
        </table:table-row>
        <table:table-row table:style-name="ro1">
          <table:table-cell office:value-type="float" office:value="24024" calcext:value-type="float">
            <text:p>24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4064" calcext:value-type="float">
            <text:p>-674064</text:p>
          </table:table-cell>
          <table:table-cell office:value-type="float" office:value="-740406.345784695" calcext:value-type="float">
            <text:p>-740406.345784695</text:p>
          </table:table-cell>
          <table:table-cell table:number-columns-repeated="2"/>
        </table:table-row>
        <table:table-row table:style-name="ro1">
          <table:table-cell office:value-type="float" office:value="24049" calcext:value-type="float">
            <text:p>24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9537" calcext:value-type="float">
            <text:p>-669537</text:p>
          </table:table-cell>
          <table:table-cell office:value-type="float" office:value="-738225.750529781" calcext:value-type="float">
            <text:p>-738225.750529781</text:p>
          </table:table-cell>
          <table:table-cell table:number-columns-repeated="2"/>
        </table:table-row>
        <table:table-row table:style-name="ro1">
          <table:table-cell office:value-type="float" office:value="24076" calcext:value-type="float">
            <text:p>24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4900" calcext:value-type="float">
            <text:p>-664900</text:p>
          </table:table-cell>
          <table:table-cell office:value-type="float" office:value="-735969.573590404" calcext:value-type="float">
            <text:p>-735969.573590404</text:p>
          </table:table-cell>
          <table:table-cell table:number-columns-repeated="2"/>
        </table:table-row>
        <table:table-row table:style-name="ro1">
          <table:table-cell office:value-type="float" office:value="24102" calcext:value-type="float">
            <text:p>2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0169" calcext:value-type="float">
            <text:p>-660169</text:p>
          </table:table-cell>
          <table:table-cell office:value-type="float" office:value="-733637.24824916" calcext:value-type="float">
            <text:p>-733637.24824916</text:p>
          </table:table-cell>
          <table:table-cell table:number-columns-repeated="2"/>
        </table:table-row>
        <table:table-row table:style-name="ro1">
          <table:table-cell office:value-type="float" office:value="24128" calcext:value-type="float">
            <text:p>24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5159" calcext:value-type="float">
            <text:p>-655159</text:p>
          </table:table-cell>
          <table:table-cell office:value-type="float" office:value="-731222.532918417" calcext:value-type="float">
            <text:p>-731222.532918417</text:p>
          </table:table-cell>
          <table:table-cell table:number-columns-repeated="2"/>
        </table:table-row>
        <table:table-row table:style-name="ro1">
          <table:table-cell office:value-type="float" office:value="24154" calcext:value-type="float">
            <text:p>24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9921" calcext:value-type="float">
            <text:p>-649921</text:p>
          </table:table-cell>
          <table:table-cell office:value-type="float" office:value="-728720.947290158" calcext:value-type="float">
            <text:p>-728720.947290158</text:p>
          </table:table-cell>
          <table:table-cell table:number-columns-repeated="2"/>
        </table:table-row>
        <table:table-row table:style-name="ro1">
          <table:table-cell office:value-type="float" office:value="24180" calcext:value-type="float">
            <text:p>24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4474" calcext:value-type="float">
            <text:p>-644474</text:p>
          </table:table-cell>
          <table:table-cell office:value-type="float" office:value="-726128.733527384" calcext:value-type="float">
            <text:p>-726128.733527384</text:p>
          </table:table-cell>
          <table:table-cell table:number-columns-repeated="2"/>
        </table:table-row>
        <table:table-row table:style-name="ro1">
          <table:table-cell office:value-type="float" office:value="24206" calcext:value-type="float">
            <text:p>24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8771" calcext:value-type="float">
            <text:p>-638771</text:p>
          </table:table-cell>
          <table:table-cell office:value-type="float" office:value="-723440.803265003" calcext:value-type="float">
            <text:p>-723440.803265003</text:p>
          </table:table-cell>
          <table:table-cell table:number-columns-repeated="2"/>
        </table:table-row>
        <table:table-row table:style-name="ro1">
          <table:table-cell office:value-type="float" office:value="24232" calcext:value-type="float">
            <text:p>24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2814" calcext:value-type="float">
            <text:p>-632814</text:p>
          </table:table-cell>
          <table:table-cell office:value-type="float" office:value="-720652.286241464" calcext:value-type="float">
            <text:p>-720652.286241464</text:p>
          </table:table-cell>
          <table:table-cell table:number-columns-repeated="2"/>
        </table:table-row>
        <table:table-row table:style-name="ro1">
          <table:table-cell office:value-type="float" office:value="24258" calcext:value-type="float">
            <text:p>24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5990" calcext:value-type="float">
            <text:p>-625990</text:p>
          </table:table-cell>
          <table:table-cell office:value-type="float" office:value="-717739.600510958" calcext:value-type="float">
            <text:p>-717739.600510958</text:p>
          </table:table-cell>
          <table:table-cell table:number-columns-repeated="2"/>
        </table:table-row>
        <table:table-row table:style-name="ro1">
          <table:table-cell office:value-type="float" office:value="24283" calcext:value-type="float">
            <text:p>24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9989" calcext:value-type="float">
            <text:p>-619989</text:p>
          </table:table-cell>
          <table:table-cell office:value-type="float" office:value="-714731.889726005" calcext:value-type="float">
            <text:p>-714731.889726005</text:p>
          </table:table-cell>
          <table:table-cell table:number-columns-repeated="2"/>
        </table:table-row>
        <table:table-row table:style-name="ro1">
          <table:table-cell office:value-type="float" office:value="24310" calcext:value-type="float">
            <text:p>24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3095" calcext:value-type="float">
            <text:p>-613095</text:p>
          </table:table-cell>
          <table:table-cell office:value-type="float" office:value="-711604.600811359" calcext:value-type="float">
            <text:p>-711604.600811359</text:p>
          </table:table-cell>
          <table:table-cell table:number-columns-repeated="2"/>
        </table:table-row>
        <table:table-row table:style-name="ro1">
          <table:table-cell office:value-type="float" office:value="24336" calcext:value-type="float">
            <text:p>24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6009" calcext:value-type="float">
            <text:p>-606009</text:p>
          </table:table-cell>
          <table:table-cell office:value-type="float" office:value="-708355.505401778" calcext:value-type="float">
            <text:p>-708355.505401778</text:p>
          </table:table-cell>
          <table:table-cell table:number-columns-repeated="2"/>
        </table:table-row>
        <table:table-row table:style-name="ro1">
          <table:table-cell office:value-type="float" office:value="24362" calcext:value-type="float">
            <text:p>24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7693" calcext:value-type="float">
            <text:p>-597693</text:p>
          </table:table-cell>
          <table:table-cell office:value-type="float" office:value="-704950.50523557" calcext:value-type="float">
            <text:p>-704950.50523557</text:p>
          </table:table-cell>
          <table:table-cell table:number-columns-repeated="2"/>
        </table:table-row>
        <table:table-row table:style-name="ro1">
          <table:table-cell office:value-type="float" office:value="24387" calcext:value-type="float">
            <text:p>24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0162" calcext:value-type="float">
            <text:p>-590162</text:p>
          </table:table-cell>
          <table:table-cell office:value-type="float" office:value="-701418.551228322" calcext:value-type="float">
            <text:p>-701418.551228322</text:p>
          </table:table-cell>
          <table:table-cell table:number-columns-repeated="2"/>
        </table:table-row>
        <table:table-row table:style-name="ro1">
          <table:table-cell office:value-type="float" office:value="24414" calcext:value-type="float">
            <text:p>24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1738" calcext:value-type="float">
            <text:p>-581738</text:p>
          </table:table-cell>
          <table:table-cell office:value-type="float" office:value="-697736.072728989" calcext:value-type="float">
            <text:p>-697736.072728989</text:p>
          </table:table-cell>
          <table:table-cell table:number-columns-repeated="2"/>
        </table:table-row>
        <table:table-row table:style-name="ro1">
          <table:table-cell office:value-type="float" office:value="24440" calcext:value-type="float">
            <text:p>24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2710" calcext:value-type="float">
            <text:p>-572710</text:p>
          </table:table-cell>
          <table:table-cell office:value-type="float" office:value="-693889.11664502" calcext:value-type="float">
            <text:p>-693889.11664502</text:p>
          </table:table-cell>
          <table:table-cell table:number-columns-repeated="2"/>
        </table:table-row>
        <table:table-row table:style-name="ro1">
          <table:table-cell office:value-type="float" office:value="24466" calcext:value-type="float">
            <text:p>24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3276" calcext:value-type="float">
            <text:p>-563276</text:p>
          </table:table-cell>
          <table:table-cell office:value-type="float" office:value="-689870.251517481" calcext:value-type="float">
            <text:p>-689870.251517481</text:p>
          </table:table-cell>
          <table:table-cell table:number-columns-repeated="2"/>
        </table:table-row>
        <table:table-row table:style-name="ro1">
          <table:table-cell office:value-type="float" office:value="24492" calcext:value-type="float">
            <text:p>24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3049" calcext:value-type="float">
            <text:p>-553049</text:p>
          </table:table-cell>
          <table:table-cell office:value-type="float" office:value="-685660.366855404" calcext:value-type="float">
            <text:p>-685660.366855404</text:p>
          </table:table-cell>
          <table:table-cell table:number-columns-repeated="2"/>
        </table:table-row>
        <table:table-row table:style-name="ro1">
          <table:table-cell office:value-type="float" office:value="24518" calcext:value-type="float">
            <text:p>24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2077" calcext:value-type="float">
            <text:p>-542077</text:p>
          </table:table-cell>
          <table:table-cell office:value-type="float" office:value="-681242.417106007" calcext:value-type="float">
            <text:p>-681242.417106007</text:p>
          </table:table-cell>
          <table:table-cell table:number-columns-repeated="2"/>
        </table:table-row>
        <table:table-row table:style-name="ro1">
          <table:table-cell office:value-type="float" office:value="24544" calcext:value-type="float">
            <text:p>24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9246" calcext:value-type="float">
            <text:p>-529246</text:p>
          </table:table-cell>
          <table:table-cell office:value-type="float" office:value="-676565.604271976" calcext:value-type="float">
            <text:p>-676565.604271976</text:p>
          </table:table-cell>
          <table:table-cell table:number-columns-repeated="2"/>
        </table:table-row>
        <table:table-row table:style-name="ro1">
          <table:table-cell office:value-type="float" office:value="24569" calcext:value-type="float">
            <text:p>24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7302" calcext:value-type="float">
            <text:p>-517302</text:p>
          </table:table-cell>
          <table:table-cell office:value-type="float" office:value="-671665.185678992" calcext:value-type="float">
            <text:p>-671665.185678992</text:p>
          </table:table-cell>
          <table:table-cell table:number-columns-repeated="2"/>
        </table:table-row>
        <table:table-row table:style-name="ro1">
          <table:table-cell office:value-type="float" office:value="24596" calcext:value-type="float">
            <text:p>24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3792" calcext:value-type="float">
            <text:p>-503792</text:p>
          </table:table-cell>
          <table:table-cell office:value-type="float" office:value="-666499.85688887" calcext:value-type="float">
            <text:p>-666499.85688887</text:p>
          </table:table-cell>
          <table:table-cell table:number-columns-repeated="2"/>
        </table:table-row>
        <table:table-row table:style-name="ro1">
          <table:table-cell office:value-type="float" office:value="24622" calcext:value-type="float">
            <text:p>24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8973" calcext:value-type="float">
            <text:p>-488973</text:p>
          </table:table-cell>
          <table:table-cell office:value-type="float" office:value="-661037.49206152" calcext:value-type="float">
            <text:p>-661037.49206152</text:p>
          </table:table-cell>
          <table:table-cell table:number-columns-repeated="2"/>
        </table:table-row>
        <table:table-row table:style-name="ro1">
          <table:table-cell office:value-type="float" office:value="24648" calcext:value-type="float">
            <text:p>2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2705" calcext:value-type="float">
            <text:p>-472705</text:p>
          </table:table-cell>
          <table:table-cell office:value-type="float" office:value="-655242.646151935" calcext:value-type="float">
            <text:p>-655242.646151935</text:p>
          </table:table-cell>
          <table:table-cell table:number-columns-repeated="2"/>
        </table:table-row>
        <table:table-row table:style-name="ro1">
          <table:table-cell office:value-type="float" office:value="24674" calcext:value-type="float">
            <text:p>24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4519" calcext:value-type="float">
            <text:p>-454519</text:p>
          </table:table-cell>
          <table:table-cell office:value-type="float" office:value="-649066.533962644" calcext:value-type="float">
            <text:p>-649066.533962644</text:p>
          </table:table-cell>
          <table:table-cell table:number-columns-repeated="2"/>
        </table:table-row>
        <table:table-row table:style-name="ro1">
          <table:table-cell office:value-type="float" office:value="24700" calcext:value-type="float">
            <text:p>24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5752" calcext:value-type="float">
            <text:p>-435752</text:p>
          </table:table-cell>
          <table:table-cell office:value-type="float" office:value="-642503.009840717" calcext:value-type="float">
            <text:p>-642503.009840717</text:p>
          </table:table-cell>
          <table:table-cell table:number-columns-repeated="2"/>
        </table:table-row>
        <table:table-row table:style-name="ro1">
          <table:table-cell office:value-type="float" office:value="24726" calcext:value-type="float">
            <text:p>24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6894" calcext:value-type="float">
            <text:p>-416894</text:p>
          </table:table-cell>
          <table:table-cell office:value-type="float" office:value="-635561.19415331" calcext:value-type="float">
            <text:p>-635561.19415331</text:p>
          </table:table-cell>
          <table:table-cell table:number-columns-repeated="2"/>
        </table:table-row>
        <table:table-row table:style-name="ro1">
          <table:table-cell office:value-type="float" office:value="24752" calcext:value-type="float">
            <text:p>24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8082" calcext:value-type="float">
            <text:p>-398082</text:p>
          </table:table-cell>
          <table:table-cell office:value-type="float" office:value="-628254.142025516" calcext:value-type="float">
            <text:p>-628254.142025516</text:p>
          </table:table-cell>
          <table:table-cell table:number-columns-repeated="2"/>
        </table:table-row>
        <table:table-row table:style-name="ro1">
          <table:table-cell office:value-type="float" office:value="24778" calcext:value-type="float">
            <text:p>24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9279" calcext:value-type="float">
            <text:p>-379279</text:p>
          </table:table-cell>
          <table:table-cell office:value-type="float" office:value="-620593.368424731" calcext:value-type="float">
            <text:p>-620593.368424731</text:p>
          </table:table-cell>
          <table:table-cell table:number-columns-repeated="2"/>
        </table:table-row>
        <table:table-row table:style-name="ro1">
          <table:table-cell office:value-type="float" office:value="24804" calcext:value-type="float">
            <text:p>24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8730" calcext:value-type="float">
            <text:p>-358730</text:p>
          </table:table-cell>
          <table:table-cell office:value-type="float" office:value="-612536.034011662" calcext:value-type="float">
            <text:p>-612536.034011662</text:p>
          </table:table-cell>
          <table:table-cell table:number-columns-repeated="2"/>
        </table:table-row>
        <table:table-row table:style-name="ro1">
          <table:table-cell office:value-type="float" office:value="24829" calcext:value-type="float">
            <text:p>24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1254" calcext:value-type="float">
            <text:p>-341254</text:p>
          </table:table-cell>
          <table:table-cell office:value-type="float" office:value="-604188.894503611" calcext:value-type="float">
            <text:p>-604188.894503611</text:p>
          </table:table-cell>
          <table:table-cell table:number-columns-repeated="2"/>
        </table:table-row>
        <table:table-row table:style-name="ro1">
          <table:table-cell office:value-type="float" office:value="24855" calcext:value-type="float">
            <text:p>24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2430" calcext:value-type="float">
            <text:p>-322430</text:p>
          </table:table-cell>
          <table:table-cell office:value-type="float" office:value="-595519.390057346" calcext:value-type="float">
            <text:p>-595519.390057346</text:p>
          </table:table-cell>
          <table:table-cell table:number-columns-repeated="2"/>
        </table:table-row>
        <table:table-row table:style-name="ro1">
          <table:table-cell office:value-type="float" office:value="24882" calcext:value-type="float">
            <text:p>24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966" calcext:value-type="float">
            <text:p>-303966</text:p>
          </table:table-cell>
          <table:table-cell office:value-type="float" office:value="-586548.51651712" calcext:value-type="float">
            <text:p>-586548.51651712</text:p>
          </table:table-cell>
          <table:table-cell table:number-columns-repeated="2"/>
        </table:table-row>
        <table:table-row table:style-name="ro1">
          <table:table-cell office:value-type="float" office:value="24908" calcext:value-type="float">
            <text:p>24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5161" calcext:value-type="float">
            <text:p>-285161</text:p>
          </table:table-cell>
          <table:table-cell office:value-type="float" office:value="-577275.05447044" calcext:value-type="float">
            <text:p>-577275.05447044</text:p>
          </table:table-cell>
          <table:table-cell table:number-columns-repeated="2"/>
        </table:table-row>
        <table:table-row table:style-name="ro1">
          <table:table-cell office:value-type="float" office:value="24934" calcext:value-type="float">
            <text:p>24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6756" calcext:value-type="float">
            <text:p>-266756</text:p>
          </table:table-cell>
          <table:table-cell office:value-type="float" office:value="-567720.622025195" calcext:value-type="float">
            <text:p>-567720.622025195</text:p>
          </table:table-cell>
          <table:table-cell table:number-columns-repeated="2"/>
        </table:table-row>
        <table:table-row table:style-name="ro1">
          <table:table-cell office:value-type="float" office:value="24960" calcext:value-type="float">
            <text:p>2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6266" calcext:value-type="float">
            <text:p>-246266</text:p>
          </table:table-cell>
          <table:table-cell office:value-type="float" office:value="-557829.710578266" calcext:value-type="float">
            <text:p>-557829.710578266</text:p>
          </table:table-cell>
          <table:table-cell table:number-columns-repeated="2"/>
        </table:table-row>
        <table:table-row table:style-name="ro1">
          <table:table-cell office:value-type="float" office:value="24985" calcext:value-type="float">
            <text:p>2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8682" calcext:value-type="float">
            <text:p>-228682</text:p>
          </table:table-cell>
          <table:table-cell office:value-type="float" office:value="-547702.088714319" calcext:value-type="float">
            <text:p>-547702.088714319</text:p>
          </table:table-cell>
          <table:table-cell table:number-columns-repeated="2"/>
        </table:table-row>
        <table:table-row table:style-name="ro1">
          <table:table-cell office:value-type="float" office:value="25012" calcext:value-type="float">
            <text:p>25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0340" calcext:value-type="float">
            <text:p>-210340</text:p>
          </table:table-cell>
          <table:table-cell office:value-type="float" office:value="-537321.716753879" calcext:value-type="float">
            <text:p>-537321.716753879</text:p>
          </table:table-cell>
          <table:table-cell table:number-columns-repeated="2"/>
        </table:table-row>
        <table:table-row table:style-name="ro1">
          <table:table-cell office:value-type="float" office:value="25038" calcext:value-type="float">
            <text:p>2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1558" calcext:value-type="float">
            <text:p>-191558</text:p>
          </table:table-cell>
          <table:table-cell office:value-type="float" office:value="-526682.833161452" calcext:value-type="float">
            <text:p>-526682.833161452</text:p>
          </table:table-cell>
          <table:table-cell table:number-columns-repeated="2"/>
        </table:table-row>
        <table:table-row table:style-name="ro1">
          <table:table-cell office:value-type="float" office:value="25064" calcext:value-type="float">
            <text:p>25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2653" calcext:value-type="float">
            <text:p>-172653</text:p>
          </table:table-cell>
          <table:table-cell office:value-type="float" office:value="-515789.607525715" calcext:value-type="float">
            <text:p>-515789.607525715</text:p>
          </table:table-cell>
          <table:table-cell table:number-columns-repeated="2"/>
        </table:table-row>
        <table:table-row table:style-name="ro1">
          <table:table-cell office:value-type="float" office:value="25089" calcext:value-type="float">
            <text:p>25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501" calcext:value-type="float">
            <text:p>-153501</text:p>
          </table:table-cell>
          <table:table-cell office:value-type="float" office:value="-504642.265755693" calcext:value-type="float">
            <text:p>-504642.265755693</text:p>
          </table:table-cell>
          <table:table-cell table:number-columns-repeated="2"/>
        </table:table-row>
        <table:table-row table:style-name="ro1">
          <table:table-cell office:value-type="float" office:value="25116" calcext:value-type="float">
            <text:p>25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049" calcext:value-type="float">
            <text:p>-135049</text:p>
          </table:table-cell>
          <table:table-cell office:value-type="float" office:value="-493270.165270902" calcext:value-type="float">
            <text:p>-493270.165270902</text:p>
          </table:table-cell>
          <table:table-cell table:number-columns-repeated="2"/>
        </table:table-row>
        <table:table-row table:style-name="ro1">
          <table:table-cell office:value-type="float" office:value="25142" calcext:value-type="float">
            <text:p>25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247" calcext:value-type="float">
            <text:p>-116247</text:p>
          </table:table-cell>
          <table:table-cell office:value-type="float" office:value="-481669.452493336" calcext:value-type="float">
            <text:p>-481669.452493336</text:p>
          </table:table-cell>
          <table:table-cell table:number-columns-repeated="2"/>
        </table:table-row>
        <table:table-row table:style-name="ro1">
          <table:table-cell office:value-type="float" office:value="25168" calcext:value-type="float">
            <text:p>25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792" calcext:value-type="float">
            <text:p>-97792</text:p>
          </table:table-cell>
          <table:table-cell office:value-type="float" office:value="-469857.838570464" calcext:value-type="float">
            <text:p>-469857.838570464</text:p>
          </table:table-cell>
          <table:table-cell table:number-columns-repeated="2"/>
        </table:table-row>
        <table:table-row table:style-name="ro1">
          <table:table-cell office:value-type="float" office:value="25194" calcext:value-type="float">
            <text:p>25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010" calcext:value-type="float">
            <text:p>-79010</text:p>
          </table:table-cell>
          <table:table-cell office:value-type="float" office:value="-457831.751229834" calcext:value-type="float">
            <text:p>-457831.751229834</text:p>
          </table:table-cell>
          <table:table-cell table:number-columns-repeated="2"/>
        </table:table-row>
        <table:table-row table:style-name="ro1">
          <table:table-cell office:value-type="float" office:value="25220" calcext:value-type="float">
            <text:p>2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223" calcext:value-type="float">
            <text:p>-60223</text:p>
          </table:table-cell>
          <table:table-cell office:value-type="float" office:value="-445597.635807378" calcext:value-type="float">
            <text:p>-445597.635807378</text:p>
          </table:table-cell>
          <table:table-cell table:number-columns-repeated="2"/>
        </table:table-row>
        <table:table-row table:style-name="ro1">
          <table:table-cell office:value-type="float" office:value="25245" calcext:value-type="float">
            <text:p>25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137" calcext:value-type="float">
            <text:p>-41137</text:p>
          </table:table-cell>
          <table:table-cell office:value-type="float" office:value="-433152.693167151" calcext:value-type="float">
            <text:p>-433152.693167151</text:p>
          </table:table-cell>
          <table:table-cell table:number-columns-repeated="2"/>
        </table:table-row>
        <table:table-row table:style-name="ro1">
          <table:table-cell office:value-type="float" office:value="25272" calcext:value-type="float">
            <text:p>25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371" calcext:value-type="float">
            <text:p>-22371</text:p>
          </table:table-cell>
          <table:table-cell office:value-type="float" office:value="-420513.256454316" calcext:value-type="float">
            <text:p>-420513.256454316</text:p>
          </table:table-cell>
          <table:table-cell table:number-columns-repeated="2"/>
        </table:table-row>
        <table:table-row table:style-name="ro1">
          <table:table-cell office:value-type="float" office:value="25298" calcext:value-type="float">
            <text:p>25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41" calcext:value-type="float">
            <text:p>-3541</text:p>
          </table:table-cell>
          <table:table-cell office:value-type="float" office:value="-407683.340871106" calcext:value-type="float">
            <text:p>-407683.340871106</text:p>
          </table:table-cell>
          <table:table-cell table:number-columns-repeated="2"/>
        </table:table-row>
        <table:table-row table:style-name="ro1">
          <table:table-cell office:value-type="float" office:value="25324" calcext:value-type="float">
            <text:p>25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-395100.74576738" calcext:value-type="float">
            <text:p>-395100.74576738</text:p>
          </table:table-cell>
          <table:table-cell table:number-columns-repeated="2"/>
        </table:table-row>
        <table:table-row table:style-name="ro1">
          <table:table-cell office:value-type="float" office:value="25349" calcext:value-type="float">
            <text:p>25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-382933.09205146" calcext:value-type="float">
            <text:p>-382933.09205146</text:p>
          </table:table-cell>
          <table:table-cell table:number-columns-repeated="2"/>
        </table:table-row>
        <table:table-row table:style-name="ro1">
          <table:table-cell office:value-type="float" office:value="25376" calcext:value-type="float">
            <text:p>25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4" calcext:value-type="float">
            <text:p>-444</text:p>
          </table:table-cell>
          <table:table-cell office:value-type="float" office:value="-371164.196911415" calcext:value-type="float">
            <text:p>-371164.196911415</text:p>
          </table:table-cell>
          <table:table-cell table:number-columns-repeated="2"/>
        </table:table-row>
        <table:table-row table:style-name="ro1">
          <table:table-cell office:value-type="float" office:value="25402" calcext:value-type="float">
            <text:p>25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8" calcext:value-type="float">
            <text:p>-1268</text:p>
          </table:table-cell>
          <table:table-cell office:value-type="float" office:value="-359782.775467987" calcext:value-type="float">
            <text:p>-359782.775467987</text:p>
          </table:table-cell>
          <table:table-cell table:number-columns-repeated="2"/>
        </table:table-row>
        <table:table-row table:style-name="ro1">
          <table:table-cell office:value-type="float" office:value="25428" calcext:value-type="float">
            <text:p>25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59" calcext:value-type="float">
            <text:p>-2059</text:p>
          </table:table-cell>
          <table:table-cell office:value-type="float" office:value="-348775.890068972" calcext:value-type="float">
            <text:p>-348775.890068972</text:p>
          </table:table-cell>
          <table:table-cell table:number-columns-repeated="2"/>
        </table:table-row>
        <table:table-row table:style-name="ro1">
          <table:table-cell office:value-type="float" office:value="25454" calcext:value-type="float">
            <text:p>25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77" calcext:value-type="float">
            <text:p>-2877</text:p>
          </table:table-cell>
          <table:table-cell office:value-type="float" office:value="-338132.847297619" calcext:value-type="float">
            <text:p>-338132.847297619</text:p>
          </table:table-cell>
          <table:table-cell table:number-columns-repeated="2"/>
        </table:table-row>
        <table:table-row table:style-name="ro1">
          <table:table-cell office:value-type="float" office:value="25480" calcext:value-type="float">
            <text:p>25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85" calcext:value-type="float">
            <text:p>-3685</text:p>
          </table:table-cell>
          <table:table-cell office:value-type="float" office:value="-327842.144303846" calcext:value-type="float">
            <text:p>-327842.144303846</text:p>
          </table:table-cell>
          <table:table-cell table:number-columns-repeated="2"/>
        </table:table-row>
        <table:table-row table:style-name="ro1">
          <table:table-cell office:value-type="float" office:value="25505" calcext:value-type="float">
            <text:p>2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85" calcext:value-type="float">
            <text:p>-4485</text:p>
          </table:table-cell>
          <table:table-cell office:value-type="float" office:value="-317892.693709882" calcext:value-type="float">
            <text:p>-317892.693709882</text:p>
          </table:table-cell>
          <table:table-cell table:number-columns-repeated="2"/>
        </table:table-row>
        <table:table-row table:style-name="ro1">
          <table:table-cell office:value-type="float" office:value="25531" calcext:value-type="float">
            <text:p>25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90" calcext:value-type="float">
            <text:p>-5290</text:p>
          </table:table-cell>
          <table:table-cell office:value-type="float" office:value="-308274.149288039" calcext:value-type="float">
            <text:p>-308274.149288039</text:p>
          </table:table-cell>
          <table:table-cell table:number-columns-repeated="2"/>
        </table:table-row>
        <table:table-row table:style-name="ro1">
          <table:table-cell office:value-type="float" office:value="25558" calcext:value-type="float">
            <text:p>25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70" calcext:value-type="float">
            <text:p>-6070</text:p>
          </table:table-cell>
          <table:table-cell office:value-type="float" office:value="-298975.560079176" calcext:value-type="float">
            <text:p>-298975.560079176</text:p>
          </table:table-cell>
          <table:table-cell table:number-columns-repeated="2"/>
        </table:table-row>
        <table:table-row table:style-name="ro1">
          <table:table-cell office:value-type="float" office:value="25584" calcext:value-type="float">
            <text:p>25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41" calcext:value-type="float">
            <text:p>-6841</text:p>
          </table:table-cell>
          <table:table-cell office:value-type="float" office:value="-289986.804384433" calcext:value-type="float">
            <text:p>-289986.804384433</text:p>
          </table:table-cell>
          <table:table-cell table:number-columns-repeated="2"/>
        </table:table-row>
        <table:table-row table:style-name="ro1">
          <table:table-cell office:value-type="float" office:value="25610" calcext:value-type="float">
            <text:p>25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28" calcext:value-type="float">
            <text:p>-7628</text:p>
          </table:table-cell>
          <table:table-cell office:value-type="float" office:value="-281298.841172604" calcext:value-type="float">
            <text:p>-281298.841172604</text:p>
          </table:table-cell>
          <table:table-cell table:number-columns-repeated="2"/>
        </table:table-row>
        <table:table-row table:style-name="ro1">
          <table:table-cell office:value-type="float" office:value="25636" calcext:value-type="float">
            <text:p>25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94" calcext:value-type="float">
            <text:p>-8394</text:p>
          </table:table-cell>
          <table:table-cell office:value-type="float" office:value="-272901.769136524" calcext:value-type="float">
            <text:p>-272901.769136524</text:p>
          </table:table-cell>
          <table:table-cell table:number-columns-repeated="2"/>
        </table:table-row>
        <table:table-row table:style-name="ro1">
          <table:table-cell office:value-type="float" office:value="25662" calcext:value-type="float">
            <text:p>25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69" calcext:value-type="float">
            <text:p>-9169</text:p>
          </table:table-cell>
          <table:table-cell office:value-type="float" office:value="-264786.914701554" calcext:value-type="float">
            <text:p>-264786.914701554</text:p>
          </table:table-cell>
          <table:table-cell table:number-columns-repeated="2"/>
        </table:table-row>
        <table:table-row table:style-name="ro1">
          <table:table-cell office:value-type="float" office:value="25688" calcext:value-type="float">
            <text:p>25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46" calcext:value-type="float">
            <text:p>-9946</text:p>
          </table:table-cell>
          <table:table-cell office:value-type="float" office:value="-256945.65578766" calcext:value-type="float">
            <text:p>-256945.65578766</text:p>
          </table:table-cell>
          <table:table-cell table:number-columns-repeated="2"/>
        </table:table-row>
        <table:table-row table:style-name="ro1">
          <table:table-cell office:value-type="float" office:value="25714" calcext:value-type="float">
            <text:p>2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83" calcext:value-type="float">
            <text:p>-10683</text:p>
          </table:table-cell>
          <table:table-cell office:value-type="float" office:value="-249368.343301886" calcext:value-type="float">
            <text:p>-249368.343301886</text:p>
          </table:table-cell>
          <table:table-cell table:number-columns-repeated="2"/>
        </table:table-row>
        <table:table-row table:style-name="ro1">
          <table:table-cell office:value-type="float" office:value="25740" calcext:value-type="float">
            <text:p>25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18" calcext:value-type="float">
            <text:p>-11518</text:p>
          </table:table-cell>
          <table:table-cell office:value-type="float" office:value="-242049.871200289" calcext:value-type="float">
            <text:p>-242049.871200289</text:p>
          </table:table-cell>
          <table:table-cell table:number-columns-repeated="2"/>
        </table:table-row>
        <table:table-row table:style-name="ro1">
          <table:table-cell office:value-type="float" office:value="25766" calcext:value-type="float">
            <text:p>25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209" calcext:value-type="float">
            <text:p>-12209</text:p>
          </table:table-cell>
          <table:table-cell office:value-type="float" office:value="-234977.844394126" calcext:value-type="float">
            <text:p>-234977.844394126</text:p>
          </table:table-cell>
          <table:table-cell table:number-columns-repeated="2"/>
        </table:table-row>
        <table:table-row table:style-name="ro1">
          <table:table-cell office:value-type="float" office:value="25792" calcext:value-type="float">
            <text:p>25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942" calcext:value-type="float">
            <text:p>-12942</text:p>
          </table:table-cell>
          <table:table-cell office:value-type="float" office:value="-228145.972258923" calcext:value-type="float">
            <text:p>-228145.972258923</text:p>
          </table:table-cell>
          <table:table-cell table:number-columns-repeated="2"/>
        </table:table-row>
        <table:table-row table:style-name="ro1">
          <table:table-cell office:value-type="float" office:value="25818" calcext:value-type="float">
            <text:p>25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696" calcext:value-type="float">
            <text:p>-13696</text:p>
          </table:table-cell>
          <table:table-cell office:value-type="float" office:value="-221547.511574033" calcext:value-type="float">
            <text:p>-221547.511574033</text:p>
          </table:table-cell>
          <table:table-cell table:number-columns-repeated="2"/>
        </table:table-row>
        <table:table-row table:style-name="ro1">
          <table:table-cell office:value-type="float" office:value="25844" calcext:value-type="float">
            <text:p>25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419" calcext:value-type="float">
            <text:p>-14419</text:p>
          </table:table-cell>
          <table:table-cell office:value-type="float" office:value="-215174.326602524" calcext:value-type="float">
            <text:p>-215174.326602524</text:p>
          </table:table-cell>
          <table:table-cell table:number-columns-repeated="2"/>
        </table:table-row>
        <table:table-row table:style-name="ro1">
          <table:table-cell office:value-type="float" office:value="25870" calcext:value-type="float">
            <text:p>25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48" calcext:value-type="float">
            <text:p>-15148</text:p>
          </table:table-cell>
          <table:table-cell office:value-type="float" office:value="-209019.670399369" calcext:value-type="float">
            <text:p>-209019.670399369</text:p>
          </table:table-cell>
          <table:table-cell table:number-columns-repeated="2"/>
        </table:table-row>
        <table:table-row table:style-name="ro1">
          <table:table-cell office:value-type="float" office:value="25896" calcext:value-type="float">
            <text:p>2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884" calcext:value-type="float">
            <text:p>-15884</text:p>
          </table:table-cell>
          <table:table-cell office:value-type="float" office:value="-203077.034387081" calcext:value-type="float">
            <text:p>-203077.034387081</text:p>
          </table:table-cell>
          <table:table-cell table:number-columns-repeated="2"/>
        </table:table-row>
        <table:table-row table:style-name="ro1">
          <table:table-cell office:value-type="float" office:value="25922" calcext:value-type="float">
            <text:p>2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62" calcext:value-type="float">
            <text:p>-16662</text:p>
          </table:table-cell>
          <table:table-cell office:value-type="float" office:value="-197341.187175171" calcext:value-type="float">
            <text:p>-197341.187175171</text:p>
          </table:table-cell>
          <table:table-cell table:number-columns-repeated="2"/>
        </table:table-row>
        <table:table-row table:style-name="ro1">
          <table:table-cell office:value-type="float" office:value="25947" calcext:value-type="float">
            <text:p>2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337" calcext:value-type="float">
            <text:p>-17337</text:p>
          </table:table-cell>
          <table:table-cell office:value-type="float" office:value="-191802.59680055" calcext:value-type="float">
            <text:p>-191802.59680055</text:p>
          </table:table-cell>
          <table:table-cell table:number-columns-repeated="2"/>
        </table:table-row>
        <table:table-row table:style-name="ro1">
          <table:table-cell office:value-type="float" office:value="25974" calcext:value-type="float">
            <text:p>25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044" calcext:value-type="float">
            <text:p>-18044</text:p>
          </table:table-cell>
          <table:table-cell office:value-type="float" office:value="-186456.178437456" calcext:value-type="float">
            <text:p>-186456.178437456</text:p>
          </table:table-cell>
          <table:table-cell table:number-columns-repeated="2"/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728" calcext:value-type="float">
            <text:p>-18728</text:p>
          </table:table-cell>
          <table:table-cell office:value-type="float" office:value="-181295.311408612" calcext:value-type="float">
            <text:p>-181295.311408612</text:p>
          </table:table-cell>
          <table:table-cell table:number-columns-repeated="2"/>
        </table:table-row>
        <table:table-row table:style-name="ro1">
          <table:table-cell office:value-type="float" office:value="26026" calcext:value-type="float">
            <text:p>26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37" calcext:value-type="float">
            <text:p>-19437</text:p>
          </table:table-cell>
          <table:table-cell office:value-type="float" office:value="-176315.055672962" calcext:value-type="float">
            <text:p>-176315.055672962</text:p>
          </table:table-cell>
          <table:table-cell table:number-columns-repeated="2"/>
        </table:table-row>
        <table:table-row table:style-name="ro1">
          <table:table-cell office:value-type="float" office:value="26052" calcext:value-type="float">
            <text:p>26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143" calcext:value-type="float">
            <text:p>-20143</text:p>
          </table:table-cell>
          <table:table-cell office:value-type="float" office:value="-171509.761652256" calcext:value-type="float">
            <text:p>-171509.761652256</text:p>
          </table:table-cell>
          <table:table-cell table:number-columns-repeated="2"/>
        </table:table-row>
        <table:table-row table:style-name="ro1">
          <table:table-cell office:value-type="float" office:value="26078" calcext:value-type="float">
            <text:p>26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896" calcext:value-type="float">
            <text:p>-20896</text:p>
          </table:table-cell>
          <table:table-cell office:value-type="float" office:value="-166875.492062955" calcext:value-type="float">
            <text:p>-166875.492062955</text:p>
          </table:table-cell>
          <table:table-cell table:number-columns-repeated="2"/>
        </table:table-row>
        <table:table-row table:style-name="ro1">
          <table:table-cell office:value-type="float" office:value="26104" calcext:value-type="float">
            <text:p>26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523" calcext:value-type="float">
            <text:p>-21523</text:p>
          </table:table-cell>
          <table:table-cell office:value-type="float" office:value="-162403.107691787" calcext:value-type="float">
            <text:p>-162403.107691787</text:p>
          </table:table-cell>
          <table:table-cell table:number-columns-repeated="2"/>
        </table:table-row>
        <table:table-row table:style-name="ro1">
          <table:table-cell office:value-type="float" office:value="26130" calcext:value-type="float">
            <text:p>26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01" calcext:value-type="float">
            <text:p>-22201</text:p>
          </table:table-cell>
          <table:table-cell office:value-type="float" office:value="-158089.196685886" calcext:value-type="float">
            <text:p>-158089.196685886</text:p>
          </table:table-cell>
          <table:table-cell table:number-columns-repeated="2"/>
        </table:table-row>
        <table:table-row table:style-name="ro1">
          <table:table-cell office:value-type="float" office:value="26156" calcext:value-type="float">
            <text:p>26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869" calcext:value-type="float">
            <text:p>-22869</text:p>
          </table:table-cell>
          <table:table-cell office:value-type="float" office:value="-153928.575249398" calcext:value-type="float">
            <text:p>-153928.575249398</text:p>
          </table:table-cell>
          <table:table-cell table:number-columns-repeated="2"/>
        </table:table-row>
        <table:table-row table:style-name="ro1">
          <table:table-cell office:value-type="float" office:value="26181" calcext:value-type="float">
            <text:p>26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542" calcext:value-type="float">
            <text:p>-23542</text:p>
          </table:table-cell>
          <table:table-cell office:value-type="float" office:value="-149916.680626339" calcext:value-type="float">
            <text:p>-149916.680626339</text:p>
          </table:table-cell>
          <table:table-cell table:number-columns-repeated="2"/>
        </table:table-row>
        <table:table-row table:style-name="ro1">
          <table:table-cell office:value-type="float" office:value="26208" calcext:value-type="float">
            <text:p>26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21" calcext:value-type="float">
            <text:p>-24221</text:p>
          </table:table-cell>
          <table:table-cell office:value-type="float" office:value="-146049.121222452" calcext:value-type="float">
            <text:p>-146049.121222452</text:p>
          </table:table-cell>
          <table:table-cell table:number-columns-repeated="2"/>
        </table:table-row>
        <table:table-row table:style-name="ro1">
          <table:table-cell office:value-type="float" office:value="26234" calcext:value-type="float">
            <text:p>26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880" calcext:value-type="float">
            <text:p>-24880</text:p>
          </table:table-cell>
          <table:table-cell office:value-type="float" office:value="-142320.840569453" calcext:value-type="float">
            <text:p>-142320.840569453</text:p>
          </table:table-cell>
          <table:table-cell table:number-columns-repeated="2"/>
        </table:table-row>
        <table:table-row table:style-name="ro1">
          <table:table-cell office:value-type="float" office:value="26260" calcext:value-type="float">
            <text:p>26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522" calcext:value-type="float">
            <text:p>-25522</text:p>
          </table:table-cell>
          <table:table-cell office:value-type="float" office:value="-138727.030090393" calcext:value-type="float">
            <text:p>-138727.030090393</text:p>
          </table:table-cell>
          <table:table-cell table:number-columns-repeated="2"/>
        </table:table-row>
        <table:table-row table:style-name="ro1">
          <table:table-cell office:value-type="float" office:value="26286" calcext:value-type="float">
            <text:p>26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194" calcext:value-type="float">
            <text:p>-26194</text:p>
          </table:table-cell>
          <table:table-cell office:value-type="float" office:value="-135264.475318381" calcext:value-type="float">
            <text:p>-135264.475318381</text:p>
          </table:table-cell>
          <table:table-cell table:number-columns-repeated="2"/>
        </table:table-row>
        <table:table-row table:style-name="ro1">
          <table:table-cell office:value-type="float" office:value="26312" calcext:value-type="float">
            <text:p>26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812" calcext:value-type="float">
            <text:p>-26812</text:p>
          </table:table-cell>
          <table:table-cell office:value-type="float" office:value="-131927.476077816" calcext:value-type="float">
            <text:p>-131927.476077816</text:p>
          </table:table-cell>
          <table:table-cell table:number-columns-repeated="2"/>
        </table:table-row>
        <table:table-row table:style-name="ro1">
          <table:table-cell office:value-type="float" office:value="26338" calcext:value-type="float">
            <text:p>26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474" calcext:value-type="float">
            <text:p>-27474</text:p>
          </table:table-cell>
          <table:table-cell office:value-type="float" office:value="-128713.522967729" calcext:value-type="float">
            <text:p>-128713.522967729</text:p>
          </table:table-cell>
          <table:table-cell table:number-columns-repeated="2"/>
        </table:table-row>
        <table:table-row table:style-name="ro1">
          <table:table-cell office:value-type="float" office:value="26363" calcext:value-type="float">
            <text:p>26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127" calcext:value-type="float">
            <text:p>-28127</text:p>
          </table:table-cell>
          <table:table-cell office:value-type="float" office:value="-125618.55303026" calcext:value-type="float">
            <text:p>-125618.55303026</text:p>
          </table:table-cell>
          <table:table-cell table:number-columns-repeated="2"/>
        </table:table-row>
        <table:table-row table:style-name="ro1">
          <table:table-cell office:value-type="float" office:value="26390" calcext:value-type="float">
            <text:p>26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753" calcext:value-type="float">
            <text:p>-28753</text:p>
          </table:table-cell>
          <table:table-cell office:value-type="float" office:value="-122638.074475483" calcext:value-type="float">
            <text:p>-122638.074475483</text:p>
          </table:table-cell>
          <table:table-cell table:number-columns-repeated="2"/>
        </table:table-row>
        <table:table-row table:style-name="ro1">
          <table:table-cell office:value-type="float" office:value="26416" calcext:value-type="float">
            <text:p>26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357" calcext:value-type="float">
            <text:p>-29357</text:p>
          </table:table-cell>
          <table:table-cell office:value-type="float" office:value="-119767.887568545" calcext:value-type="float">
            <text:p>-119767.887568545</text:p>
          </table:table-cell>
          <table:table-cell table:number-columns-repeated="2"/>
        </table:table-row>
        <table:table-row table:style-name="ro1">
          <table:table-cell office:value-type="float" office:value="26442" calcext:value-type="float">
            <text:p>26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985" calcext:value-type="float">
            <text:p>-29985</text:p>
          </table:table-cell>
          <table:table-cell office:value-type="float" office:value="-117005.337181821" calcext:value-type="float">
            <text:p>-117005.337181821</text:p>
          </table:table-cell>
          <table:table-cell table:number-columns-repeated="2"/>
        </table:table-row>
        <table:table-row table:style-name="ro1">
          <table:table-cell office:value-type="float" office:value="26468" calcext:value-type="float">
            <text:p>26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584" calcext:value-type="float">
            <text:p>-30584</text:p>
          </table:table-cell>
          <table:table-cell office:value-type="float" office:value="-114346.219114688" calcext:value-type="float">
            <text:p>-114346.219114688</text:p>
          </table:table-cell>
          <table:table-cell table:number-columns-repeated="2"/>
        </table:table-row>
        <table:table-row table:style-name="ro1">
          <table:table-cell office:value-type="float" office:value="26494" calcext:value-type="float">
            <text:p>26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204" calcext:value-type="float">
            <text:p>-31204</text:p>
          </table:table-cell>
          <table:table-cell office:value-type="float" office:value="-111787.996988082" calcext:value-type="float">
            <text:p>-111787.996988082</text:p>
          </table:table-cell>
          <table:table-cell table:number-columns-repeated="2"/>
        </table:table-row>
        <table:table-row table:style-name="ro1">
          <table:table-cell office:value-type="float" office:value="26520" calcext:value-type="float">
            <text:p>26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818" calcext:value-type="float">
            <text:p>-31818</text:p>
          </table:table-cell>
          <table:table-cell office:value-type="float" office:value="-109327.381696141" calcext:value-type="float">
            <text:p>-109327.381696141</text:p>
          </table:table-cell>
          <table:table-cell table:number-columns-repeated="2"/>
        </table:table-row>
        <table:table-row table:style-name="ro1">
          <table:table-cell office:value-type="float" office:value="26546" calcext:value-type="float">
            <text:p>26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464" calcext:value-type="float">
            <text:p>-32464</text:p>
          </table:table-cell>
          <table:table-cell office:value-type="float" office:value="-106962.354567029" calcext:value-type="float">
            <text:p>-106962.354567029</text:p>
          </table:table-cell>
          <table:table-cell table:number-columns-repeated="2"/>
        </table:table-row>
        <table:table-row table:style-name="ro1">
          <table:table-cell office:value-type="float" office:value="26572" calcext:value-type="float">
            <text:p>26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004" calcext:value-type="float">
            <text:p>-33004</text:p>
          </table:table-cell>
          <table:table-cell office:value-type="float" office:value="-104686.712888043" calcext:value-type="float">
            <text:p>-104686.712888043</text:p>
          </table:table-cell>
          <table:table-cell table:number-columns-repeated="2"/>
        </table:table-row>
        <table:table-row table:style-name="ro1">
          <table:table-cell office:value-type="float" office:value="26598" calcext:value-type="float">
            <text:p>2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601" calcext:value-type="float">
            <text:p>-33601</text:p>
          </table:table-cell>
          <table:table-cell office:value-type="float" office:value="-102499.460183796" calcext:value-type="float">
            <text:p>-102499.460183796</text:p>
          </table:table-cell>
          <table:table-cell table:number-columns-repeated="2"/>
        </table:table-row>
        <table:table-row table:style-name="ro1">
          <table:table-cell office:value-type="float" office:value="26624" calcext:value-type="float">
            <text:p>26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158" calcext:value-type="float">
            <text:p>-34158</text:p>
          </table:table-cell>
          <table:table-cell office:value-type="float" office:value="-100396.646024295" calcext:value-type="float">
            <text:p>-100396.646024295</text:p>
          </table:table-cell>
          <table:table-cell table:number-columns-repeated="2"/>
        </table:table-row>
        <table:table-row table:style-name="ro1">
          <table:table-cell office:value-type="float" office:value="26650" calcext:value-type="float">
            <text:p>26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739" calcext:value-type="float">
            <text:p>-34739</text:p>
          </table:table-cell>
          <table:table-cell office:value-type="float" office:value="-98376.4107620085" calcext:value-type="float">
            <text:p>-98376.4107620085</text:p>
          </table:table-cell>
          <table:table-cell table:number-columns-repeated="2"/>
        </table:table-row>
        <table:table-row table:style-name="ro1">
          <table:table-cell office:value-type="float" office:value="26676" calcext:value-type="float">
            <text:p>26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358" calcext:value-type="float">
            <text:p>-35358</text:p>
          </table:table-cell>
          <table:table-cell office:value-type="float" office:value="-96437.3827385621" calcext:value-type="float">
            <text:p>-96437.3827385621</text:p>
          </table:table-cell>
          <table:table-cell table:number-columns-repeated="2"/>
        </table:table-row>
        <table:table-row table:style-name="ro1">
          <table:table-cell office:value-type="float" office:value="26701" calcext:value-type="float">
            <text:p>26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865" calcext:value-type="float">
            <text:p>-35865</text:p>
          </table:table-cell>
          <table:table-cell office:value-type="float" office:value="-94573.6171158372" calcext:value-type="float">
            <text:p>-94573.6171158372</text:p>
          </table:table-cell>
          <table:table-cell table:number-columns-repeated="2"/>
        </table:table-row>
        <table:table-row table:style-name="ro1">
          <table:table-cell office:value-type="float" office:value="26727" calcext:value-type="float">
            <text:p>26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447" calcext:value-type="float">
            <text:p>-36447</text:p>
          </table:table-cell>
          <table:table-cell office:value-type="float" office:value="-92785.1058199652" calcext:value-type="float">
            <text:p>-92785.1058199652</text:p>
          </table:table-cell>
          <table:table-cell table:number-columns-repeated="2"/>
        </table:table-row>
        <table:table-row table:style-name="ro1">
          <table:table-cell office:value-type="float" office:value="26754" calcext:value-type="float">
            <text:p>26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980" calcext:value-type="float">
            <text:p>-36980</text:p>
          </table:table-cell>
          <table:table-cell office:value-type="float" office:value="-91068.0256408894" calcext:value-type="float">
            <text:p>-91068.0256408894</text:p>
          </table:table-cell>
          <table:table-cell table:number-columns-repeated="2"/>
        </table:table-row>
        <table:table-row table:style-name="ro1">
          <table:table-cell office:value-type="float" office:value="26780" calcext:value-type="float">
            <text:p>26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508" calcext:value-type="float">
            <text:p>-37508</text:p>
          </table:table-cell>
          <table:table-cell office:value-type="float" office:value="-89420.0248519389" calcext:value-type="float">
            <text:p>-89420.0248519389</text:p>
          </table:table-cell>
          <table:table-cell table:number-columns-repeated="2"/>
        </table:table-row>
        <table:table-row table:style-name="ro1">
          <table:table-cell office:value-type="float" office:value="26806" calcext:value-type="float">
            <text:p>26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102" calcext:value-type="float">
            <text:p>-38102</text:p>
          </table:table-cell>
          <table:table-cell office:value-type="float" office:value="-87841.0087026485" calcext:value-type="float">
            <text:p>-87841.0087026485</text:p>
          </table:table-cell>
          <table:table-cell table:number-columns-repeated="2"/>
        </table:table-row>
        <table:table-row table:style-name="ro1">
          <table:table-cell office:value-type="float" office:value="26832" calcext:value-type="float">
            <text:p>26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607" calcext:value-type="float">
            <text:p>-38607</text:p>
          </table:table-cell>
          <table:table-cell office:value-type="float" office:value="-86326.1161271824" calcext:value-type="float">
            <text:p>-86326.1161271824</text:p>
          </table:table-cell>
          <table:table-cell table:number-columns-repeated="2"/>
        </table:table-row>
        <table:table-row table:style-name="ro1">
          <table:table-cell office:value-type="float" office:value="26858" calcext:value-type="float">
            <text:p>26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126" calcext:value-type="float">
            <text:p>-39126</text:p>
          </table:table-cell>
          <table:table-cell office:value-type="float" office:value="-84873.8048617306" calcext:value-type="float">
            <text:p>-84873.8048617306</text:p>
          </table:table-cell>
          <table:table-cell table:number-columns-repeated="2"/>
        </table:table-row>
        <table:table-row table:style-name="ro1">
          <table:table-cell office:value-type="float" office:value="26884" calcext:value-type="float">
            <text:p>26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655" calcext:value-type="float">
            <text:p>-39655</text:p>
          </table:table-cell>
          <table:table-cell office:value-type="float" office:value="-83482.4570198312" calcext:value-type="float">
            <text:p>-83482.4570198312</text:p>
          </table:table-cell>
          <table:table-cell table:number-columns-repeated="2"/>
        </table:table-row>
        <table:table-row table:style-name="ro1">
          <table:table-cell office:value-type="float" office:value="26910" calcext:value-type="float">
            <text:p>26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164" calcext:value-type="float">
            <text:p>-40164</text:p>
          </table:table-cell>
          <table:table-cell office:value-type="float" office:value="-82149.581419221" calcext:value-type="float">
            <text:p>-82149.581419221</text:p>
          </table:table-cell>
          <table:table-cell table:number-columns-repeated="2"/>
        </table:table-row>
        <table:table-row table:style-name="ro1">
          <table:table-cell office:value-type="float" office:value="26936" calcext:value-type="float">
            <text:p>26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655" calcext:value-type="float">
            <text:p>-40655</text:p>
          </table:table-cell>
          <table:table-cell office:value-type="float" office:value="-80872.8250678604" calcext:value-type="float">
            <text:p>-80872.8250678604</text:p>
          </table:table-cell>
          <table:table-cell table:number-columns-repeated="2"/>
        </table:table-row>
        <table:table-row table:style-name="ro1">
          <table:table-cell office:value-type="float" office:value="26962" calcext:value-type="float">
            <text:p>26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181" calcext:value-type="float">
            <text:p>-41181</text:p>
          </table:table-cell>
          <table:table-cell office:value-type="float" office:value="-79651.5381426954" calcext:value-type="float">
            <text:p>-79651.5381426954</text:p>
          </table:table-cell>
          <table:table-cell table:number-columns-repeated="2"/>
        </table:table-row>
        <table:table-row table:style-name="ro1"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682" calcext:value-type="float">
            <text:p>-41682</text:p>
          </table:table-cell>
          <table:table-cell office:value-type="float" office:value="-78483.2446613817" calcext:value-type="float">
            <text:p>-78483.2446613817</text:p>
          </table:table-cell>
          <table:table-cell table:number-columns-repeated="2"/>
        </table:table-row>
        <table:table-row table:style-name="ro1">
          <table:table-cell office:value-type="float" office:value="27013" calcext:value-type="float">
            <text:p>27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159" calcext:value-type="float">
            <text:p>-42159</text:p>
          </table:table-cell>
          <table:table-cell office:value-type="float" office:value="-77365.5755948777" calcext:value-type="float">
            <text:p>-77365.5755948777</text:p>
          </table:table-cell>
          <table:table-cell table:number-columns-repeated="2"/>
        </table:table-row>
        <table:table-row table:style-name="ro1">
          <table:table-cell office:value-type="float" office:value="27040" calcext:value-type="float">
            <text:p>27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646" calcext:value-type="float">
            <text:p>-42646</text:p>
          </table:table-cell>
          <table:table-cell office:value-type="float" office:value="-76297.2809611891" calcext:value-type="float">
            <text:p>-76297.2809611891</text:p>
          </table:table-cell>
          <table:table-cell table:number-columns-repeated="2"/>
        </table:table-row>
        <table:table-row table:style-name="ro1">
          <table:table-cell office:value-type="float" office:value="27066" calcext:value-type="float">
            <text:p>27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130" calcext:value-type="float">
            <text:p>-43130</text:p>
          </table:table-cell>
          <table:table-cell office:value-type="float" office:value="-75276.7492393064" calcext:value-type="float">
            <text:p>-75276.7492393064</text:p>
          </table:table-cell>
          <table:table-cell table:number-columns-repeated="2"/>
        </table:table-row>
        <table:table-row table:style-name="ro1">
          <table:table-cell office:value-type="float" office:value="27092" calcext:value-type="float">
            <text:p>27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584" calcext:value-type="float">
            <text:p>-43584</text:p>
          </table:table-cell>
          <table:table-cell office:value-type="float" office:value="-74301.5877242508" calcext:value-type="float">
            <text:p>-74301.5877242508</text:p>
          </table:table-cell>
          <table:table-cell table:number-columns-repeated="2"/>
        </table:table-row>
        <table:table-row table:style-name="ro1">
          <table:table-cell office:value-type="float" office:value="27118" calcext:value-type="float">
            <text:p>27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061" calcext:value-type="float">
            <text:p>-44061</text:p>
          </table:table-cell>
          <table:table-cell office:value-type="float" office:value="-73371.1081019662" calcext:value-type="float">
            <text:p>-73371.1081019662</text:p>
          </table:table-cell>
          <table:table-cell table:number-columns-repeated="2"/>
        </table:table-row>
        <table:table-row table:style-name="ro1">
          <table:table-cell office:value-type="float" office:value="27143" calcext:value-type="float">
            <text:p>2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531" calcext:value-type="float">
            <text:p>-44531</text:p>
          </table:table-cell>
          <table:table-cell office:value-type="float" office:value="-72483.7201603672" calcext:value-type="float">
            <text:p>-72483.7201603672</text:p>
          </table:table-cell>
          <table:table-cell table:number-columns-repeated="2"/>
        </table:table-row>
        <table:table-row table:style-name="ro1">
          <table:table-cell office:value-type="float" office:value="27169" calcext:value-type="float">
            <text:p>27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973" calcext:value-type="float">
            <text:p>-44973</text:p>
          </table:table-cell>
          <table:table-cell office:value-type="float" office:value="-71637.2364631252" calcext:value-type="float">
            <text:p>-71637.2364631252</text:p>
          </table:table-cell>
          <table:table-cell table:number-columns-repeated="2"/>
        </table:table-row>
        <table:table-row table:style-name="ro1">
          <table:table-cell office:value-type="float" office:value="27196" calcext:value-type="float">
            <text:p>27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423" calcext:value-type="float">
            <text:p>-45423</text:p>
          </table:table-cell>
          <table:table-cell office:value-type="float" office:value="-70830.6445719521" calcext:value-type="float">
            <text:p>-70830.6445719521</text:p>
          </table:table-cell>
          <table:table-cell table:number-columns-repeated="2"/>
        </table:table-row>
        <table:table-row table:style-name="ro1">
          <table:table-cell office:value-type="float" office:value="27222" calcext:value-type="float">
            <text:p>27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856" calcext:value-type="float">
            <text:p>-45856</text:p>
          </table:table-cell>
          <table:table-cell office:value-type="float" office:value="-70062.1939697382" calcext:value-type="float">
            <text:p>-70062.1939697382</text:p>
          </table:table-cell>
          <table:table-cell table:number-columns-repeated="2"/>
        </table:table-row>
        <table:table-row table:style-name="ro1">
          <table:table-cell office:value-type="float" office:value="27248" calcext:value-type="float">
            <text:p>27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294" calcext:value-type="float">
            <text:p>-46294</text:p>
          </table:table-cell>
          <table:table-cell office:value-type="float" office:value="-69330.8649245155" calcext:value-type="float">
            <text:p>-69330.8649245155</text:p>
          </table:table-cell>
          <table:table-cell table:number-columns-repeated="2"/>
        </table:table-row>
        <table:table-row table:style-name="ro1">
          <table:table-cell office:value-type="float" office:value="27274" calcext:value-type="float">
            <text:p>27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707" calcext:value-type="float">
            <text:p>-46707</text:p>
          </table:table-cell>
          <table:table-cell office:value-type="float" office:value="-68634.7460037611" calcext:value-type="float">
            <text:p>-68634.7460037611</text:p>
          </table:table-cell>
          <table:table-cell table:number-columns-repeated="2"/>
        </table:table-row>
        <table:table-row table:style-name="ro1">
          <table:table-cell office:value-type="float" office:value="27300" calcext:value-type="float">
            <text:p>27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112" calcext:value-type="float">
            <text:p>-47112</text:p>
          </table:table-cell>
          <table:table-cell office:value-type="float" office:value="-67972.5076651839" calcext:value-type="float">
            <text:p>-67972.5076651839</text:p>
          </table:table-cell>
          <table:table-cell table:number-columns-repeated="2"/>
        </table:table-row>
        <table:table-row table:style-name="ro1">
          <table:table-cell office:value-type="float" office:value="27326" calcext:value-type="float">
            <text:p>27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545" calcext:value-type="float">
            <text:p>-47545</text:p>
          </table:table-cell>
          <table:table-cell office:value-type="float" office:value="-67343.9689677936" calcext:value-type="float">
            <text:p>-67343.9689677936</text:p>
          </table:table-cell>
          <table:table-cell table:number-columns-repeated="2"/>
        </table:table-row>
        <table:table-row table:style-name="ro1">
          <table:table-cell office:value-type="float" office:value="27352" calcext:value-type="float">
            <text:p>27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940" calcext:value-type="float">
            <text:p>-47940</text:p>
          </table:table-cell>
          <table:table-cell office:value-type="float" office:value="-66746.9237687846" calcext:value-type="float">
            <text:p>-66746.9237687846</text:p>
          </table:table-cell>
          <table:table-cell table:number-columns-repeated="2"/>
        </table:table-row>
        <table:table-row table:style-name="ro1">
          <table:table-cell office:value-type="float" office:value="27378" calcext:value-type="float">
            <text:p>27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343" calcext:value-type="float">
            <text:p>-48343</text:p>
          </table:table-cell>
          <table:table-cell office:value-type="float" office:value="-66180.6491912835" calcext:value-type="float">
            <text:p>-66180.6491912835</text:p>
          </table:table-cell>
          <table:table-cell table:number-columns-repeated="2"/>
        </table:table-row>
        <table:table-row table:style-name="ro1">
          <table:table-cell office:value-type="float" office:value="27404" calcext:value-type="float">
            <text:p>27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770" calcext:value-type="float">
            <text:p>-48770</text:p>
          </table:table-cell>
          <table:table-cell office:value-type="float" office:value="-65644.9369084748" calcext:value-type="float">
            <text:p>-65644.9369084748</text:p>
          </table:table-cell>
          <table:table-cell table:number-columns-repeated="2"/>
        </table:table-row>
        <table:table-row table:style-name="ro1">
          <table:table-cell office:value-type="float" office:value="27429" calcext:value-type="float">
            <text:p>2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107" calcext:value-type="float">
            <text:p>-49107</text:p>
          </table:table-cell>
          <table:table-cell office:value-type="float" office:value="-65136.0773112909" calcext:value-type="float">
            <text:p>-65136.0773112909</text:p>
          </table:table-cell>
          <table:table-cell table:number-columns-repeated="2"/>
        </table:table-row>
        <table:table-row table:style-name="ro1">
          <table:table-cell office:value-type="float" office:value="27455" calcext:value-type="float">
            <text:p>27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495" calcext:value-type="float">
            <text:p>-49495</text:p>
          </table:table-cell>
          <table:table-cell office:value-type="float" office:value="-64654.8133940205" calcext:value-type="float">
            <text:p>-64654.8133940205</text:p>
          </table:table-cell>
          <table:table-cell table:number-columns-repeated="2"/>
        </table:table-row>
        <table:table-row table:style-name="ro1">
          <table:table-cell office:value-type="float" office:value="27481" calcext:value-type="float">
            <text:p>27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848" calcext:value-type="float">
            <text:p>-49848</text:p>
          </table:table-cell>
          <table:table-cell office:value-type="float" office:value="-64199.2191357429" calcext:value-type="float">
            <text:p>-64199.2191357429</text:p>
          </table:table-cell>
          <table:table-cell table:number-columns-repeated="2"/>
        </table:table-row>
        <table:table-row table:style-name="ro1">
          <table:table-cell office:value-type="float" office:value="27508" calcext:value-type="float">
            <text:p>27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207" calcext:value-type="float">
            <text:p>-50207</text:p>
          </table:table-cell>
          <table:table-cell office:value-type="float" office:value="-63768.6893161816" calcext:value-type="float">
            <text:p>-63768.6893161816</text:p>
          </table:table-cell>
          <table:table-cell table:number-columns-repeated="2"/>
        </table:table-row>
        <table:table-row table:style-name="ro1">
          <table:table-cell office:value-type="float" office:value="27534" calcext:value-type="float">
            <text:p>27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567" calcext:value-type="float">
            <text:p>-50567</text:p>
          </table:table-cell>
          <table:table-cell office:value-type="float" office:value="-63362.4834910683" calcext:value-type="float">
            <text:p>-63362.4834910683</text:p>
          </table:table-cell>
          <table:table-cell table:number-columns-repeated="2"/>
        </table:table-row>
        <table:table-row table:style-name="ro1">
          <table:table-cell office:value-type="float" office:value="27559" calcext:value-type="float">
            <text:p>27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906" calcext:value-type="float">
            <text:p>-50906</text:p>
          </table:table-cell>
          <table:table-cell office:value-type="float" office:value="-62979.2070759585" calcext:value-type="float">
            <text:p>-62979.2070759585</text:p>
          </table:table-cell>
          <table:table-cell table:number-columns-repeated="2"/>
        </table:table-row>
        <table:table-row table:style-name="ro1">
          <table:table-cell office:value-type="float" office:value="27586" calcext:value-type="float">
            <text:p>27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235" calcext:value-type="float">
            <text:p>-51235</text:p>
          </table:table-cell>
          <table:table-cell office:value-type="float" office:value="-62617.8468582367" calcext:value-type="float">
            <text:p>-62617.8468582367</text:p>
          </table:table-cell>
          <table:table-cell table:number-columns-repeated="2"/>
        </table:table-row>
        <table:table-row table:style-name="ro1">
          <table:table-cell office:value-type="float" office:value="27612" calcext:value-type="float">
            <text:p>27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586" calcext:value-type="float">
            <text:p>-51586</text:p>
          </table:table-cell>
          <table:table-cell office:value-type="float" office:value="-62278.4054164448" calcext:value-type="float">
            <text:p>-62278.4054164448</text:p>
          </table:table-cell>
          <table:table-cell table:number-columns-repeated="2"/>
        </table:table-row>
        <table:table-row table:style-name="ro1">
          <table:table-cell office:value-type="float" office:value="27638" calcext:value-type="float">
            <text:p>27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876" calcext:value-type="float">
            <text:p>-51876</text:p>
          </table:table-cell>
          <table:table-cell office:value-type="float" office:value="-61958.3314036311" calcext:value-type="float">
            <text:p>-61958.3314036311</text:p>
          </table:table-cell>
          <table:table-cell table:number-columns-repeated="2"/>
        </table:table-row>
        <table:table-row table:style-name="ro1">
          <table:table-cell office:value-type="float" office:value="27664" calcext:value-type="float">
            <text:p>2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32" calcext:value-type="float">
            <text:p>-52232</text:p>
          </table:table-cell>
          <table:table-cell office:value-type="float" office:value="-61659.0596681348" calcext:value-type="float">
            <text:p>-61659.0596681348</text:p>
          </table:table-cell>
          <table:table-cell table:number-columns-repeated="2"/>
        </table:table-row>
        <table:table-row table:style-name="ro1">
          <table:table-cell office:value-type="float" office:value="27690" calcext:value-type="float">
            <text:p>2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528" calcext:value-type="float">
            <text:p>-52528</text:p>
          </table:table-cell>
          <table:table-cell office:value-type="float" office:value="-61378.1039860383" calcext:value-type="float">
            <text:p>-61378.1039860383</text:p>
          </table:table-cell>
          <table:table-cell table:number-columns-repeated="2"/>
        </table:table-row>
        <table:table-row table:style-name="ro1">
          <table:table-cell office:value-type="float" office:value="27716" calcext:value-type="float">
            <text:p>27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850" calcext:value-type="float">
            <text:p>-52850</text:p>
          </table:table-cell>
          <table:table-cell office:value-type="float" office:value="-61115.7007864679" calcext:value-type="float">
            <text:p>-61115.7007864679</text:p>
          </table:table-cell>
          <table:table-cell table:number-columns-repeated="2"/>
        </table:table-row>
        <table:table-row table:style-name="ro1">
          <table:table-cell office:value-type="float" office:value="27741" calcext:value-type="float">
            <text:p>27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103" calcext:value-type="float">
            <text:p>-53103</text:p>
          </table:table-cell>
          <table:table-cell office:value-type="float" office:value="-60869.1561468843" calcext:value-type="float">
            <text:p>-60869.1561468843</text:p>
          </table:table-cell>
          <table:table-cell table:number-columns-repeated="2"/>
        </table:table-row>
        <table:table-row table:style-name="ro1">
          <table:table-cell office:value-type="float" office:value="27768" calcext:value-type="float">
            <text:p>27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387" calcext:value-type="float">
            <text:p>-53387</text:p>
          </table:table-cell>
          <table:table-cell office:value-type="float" office:value="-60638.9359577494" calcext:value-type="float">
            <text:p>-60638.9359577494</text:p>
          </table:table-cell>
          <table:table-cell table:number-columns-repeated="2"/>
        </table:table-row>
        <table:table-row table:style-name="ro1">
          <table:table-cell office:value-type="float" office:value="27794" calcext:value-type="float">
            <text:p>27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670" calcext:value-type="float">
            <text:p>-53670</text:p>
          </table:table-cell>
          <table:table-cell office:value-type="float" office:value="-60424.5071590494" calcext:value-type="float">
            <text:p>-60424.5071590494</text:p>
          </table:table-cell>
          <table:table-cell table:number-columns-repeated="2"/>
        </table:table-row>
        <table:table-row table:style-name="ro1">
          <table:table-cell office:value-type="float" office:value="27820" calcext:value-type="float">
            <text:p>27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931" calcext:value-type="float">
            <text:p>-53931</text:p>
          </table:table-cell>
          <table:table-cell office:value-type="float" office:value="-60224.706938771" calcext:value-type="float">
            <text:p>-60224.706938771</text:p>
          </table:table-cell>
          <table:table-cell table:number-columns-repeated="2"/>
        </table:table-row>
        <table:table-row table:style-name="ro1">
          <table:table-cell office:value-type="float" office:value="27846" calcext:value-type="float">
            <text:p>27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189" calcext:value-type="float">
            <text:p>-54189</text:p>
          </table:table-cell>
          <table:table-cell office:value-type="float" office:value="-60038.9928791165" calcext:value-type="float">
            <text:p>-60038.9928791165</text:p>
          </table:table-cell>
          <table:table-cell table:number-columns-repeated="2"/>
        </table:table-row>
        <table:table-row table:style-name="ro1">
          <table:table-cell office:value-type="float" office:value="27872" calcext:value-type="float">
            <text:p>27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422" calcext:value-type="float">
            <text:p>-54422</text:p>
          </table:table-cell>
          <table:table-cell office:value-type="float" office:value="-59866.1623289898" calcext:value-type="float">
            <text:p>-59866.1623289898</text:p>
          </table:table-cell>
          <table:table-cell table:number-columns-repeated="2"/>
        </table:table-row>
        <table:table-row table:style-name="ro1">
          <table:table-cell office:value-type="float" office:value="27897" calcext:value-type="float">
            <text:p>27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678" calcext:value-type="float">
            <text:p>-54678</text:p>
          </table:table-cell>
          <table:table-cell office:value-type="float" office:value="-59706.5265650209" calcext:value-type="float">
            <text:p>-59706.5265650209</text:p>
          </table:table-cell>
          <table:table-cell table:number-columns-repeated="2"/>
        </table:table-row>
        <table:table-row table:style-name="ro1">
          <table:table-cell office:value-type="float" office:value="27923" calcext:value-type="float">
            <text:p>27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899" calcext:value-type="float">
            <text:p>-54899</text:p>
          </table:table-cell>
          <table:table-cell office:value-type="float" office:value="-59558.6026707126" calcext:value-type="float">
            <text:p>-59558.6026707126</text:p>
          </table:table-cell>
          <table:table-cell table:number-columns-repeated="2"/>
        </table:table-row>
        <table:table-row table:style-name="ro1">
          <table:table-cell office:value-type="float" office:value="27950" calcext:value-type="float">
            <text:p>27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114" calcext:value-type="float">
            <text:p>-55114</text:p>
          </table:table-cell>
          <table:table-cell office:value-type="float" office:value="-59421.8456654599" calcext:value-type="float">
            <text:p>-59421.8456654599</text:p>
          </table:table-cell>
          <table:table-cell table:number-columns-repeated="2"/>
        </table:table-row>
        <table:table-row table:style-name="ro1">
          <table:table-cell office:value-type="float" office:value="27976" calcext:value-type="float">
            <text:p>27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348" calcext:value-type="float">
            <text:p>-55348</text:p>
          </table:table-cell>
          <table:table-cell office:value-type="float" office:value="-59296.4965680611" calcext:value-type="float">
            <text:p>-59296.4965680611</text:p>
          </table:table-cell>
          <table:table-cell table:number-columns-repeated="2"/>
        </table:table-row>
        <table:table-row table:style-name="ro1">
          <table:table-cell office:value-type="float" office:value="28002" calcext:value-type="float">
            <text:p>28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526" calcext:value-type="float">
            <text:p>-55526</text:p>
          </table:table-cell>
          <table:table-cell office:value-type="float" office:value="-59180.4812890438" calcext:value-type="float">
            <text:p>-59180.4812890438</text:p>
          </table:table-cell>
          <table:table-cell table:number-columns-repeated="2"/>
        </table:table-row>
        <table:table-row table:style-name="ro1">
          <table:table-cell office:value-type="float" office:value="28028" calcext:value-type="float">
            <text:p>28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745" calcext:value-type="float">
            <text:p>-55745</text:p>
          </table:table-cell>
          <table:table-cell office:value-type="float" office:value="-59074.7741724579" calcext:value-type="float">
            <text:p>-59074.7741724579</text:p>
          </table:table-cell>
          <table:table-cell table:number-columns-repeated="2"/>
        </table:table-row>
        <table:table-row table:style-name="ro1">
          <table:table-cell office:value-type="float" office:value="28054" calcext:value-type="float">
            <text:p>28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925" calcext:value-type="float">
            <text:p>-55925</text:p>
          </table:table-cell>
          <table:table-cell office:value-type="float" office:value="-58977.8580440746" calcext:value-type="float">
            <text:p>-58977.8580440746</text:p>
          </table:table-cell>
          <table:table-cell table:number-columns-repeated="2"/>
        </table:table-row>
        <table:table-row table:style-name="ro1">
          <table:table-cell office:value-type="float" office:value="28080" calcext:value-type="float">
            <text:p>28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102" calcext:value-type="float">
            <text:p>-56102</text:p>
          </table:table-cell>
          <table:table-cell office:value-type="float" office:value="-58889.3701042569" calcext:value-type="float">
            <text:p>-58889.3701042569</text:p>
          </table:table-cell>
          <table:table-cell table:number-columns-repeated="2"/>
        </table:table-row>
        <table:table-row table:style-name="ro1">
          <table:table-cell office:value-type="float" office:value="28106" calcext:value-type="float">
            <text:p>28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259" calcext:value-type="float">
            <text:p>-56259</text:p>
          </table:table-cell>
          <table:table-cell office:value-type="float" office:value="-58808.4356395105" calcext:value-type="float">
            <text:p>-58808.4356395105</text:p>
          </table:table-cell>
          <table:table-cell table:number-columns-repeated="2"/>
        </table:table-row>
        <table:table-row table:style-name="ro1">
          <table:table-cell office:value-type="float" office:value="28132" calcext:value-type="float">
            <text:p>28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421" calcext:value-type="float">
            <text:p>-56421</text:p>
          </table:table-cell>
          <table:table-cell office:value-type="float" office:value="-58734.9760813717" calcext:value-type="float">
            <text:p>-58734.9760813717</text:p>
          </table:table-cell>
          <table:table-cell table:number-columns-repeated="2"/>
        </table:table-row>
        <table:table-row table:style-name="ro1">
          <table:table-cell office:value-type="float" office:value="28157" calcext:value-type="float">
            <text:p>28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576" calcext:value-type="float">
            <text:p>-56576</text:p>
          </table:table-cell>
          <table:table-cell office:value-type="float" office:value="-58668.5460480987" calcext:value-type="float">
            <text:p>-58668.5460480987</text:p>
          </table:table-cell>
          <table:table-cell table:number-columns-repeated="2"/>
        </table:table-row>
        <table:table-row table:style-name="ro1">
          <table:table-cell office:value-type="float" office:value="28184" calcext:value-type="float">
            <text:p>2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717" calcext:value-type="float">
            <text:p>-56717</text:p>
          </table:table-cell>
          <table:table-cell office:value-type="float" office:value="-58608.498477388" calcext:value-type="float">
            <text:p>-58608.498477388</text:p>
          </table:table-cell>
          <table:table-cell table:number-columns-repeated="2"/>
        </table:table-row>
        <table:table-row table:style-name="ro1">
          <table:table-cell office:value-type="float" office:value="28210" calcext:value-type="float">
            <text:p>28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831" calcext:value-type="float">
            <text:p>-56831</text:p>
          </table:table-cell>
          <table:table-cell office:value-type="float" office:value="-58553.8062165453" calcext:value-type="float">
            <text:p>-58553.8062165453</text:p>
          </table:table-cell>
          <table:table-cell table:number-columns-repeated="2"/>
        </table:table-row>
        <table:table-row table:style-name="ro1">
          <table:table-cell office:value-type="float" office:value="28236" calcext:value-type="float">
            <text:p>28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957" calcext:value-type="float">
            <text:p>-56957</text:p>
          </table:table-cell>
          <table:table-cell office:value-type="float" office:value="-58504.6737175747" calcext:value-type="float">
            <text:p>-58504.6737175747</text:p>
          </table:table-cell>
          <table:table-cell table:number-columns-repeated="2"/>
        </table:table-row>
        <table:table-row table:style-name="ro1">
          <table:table-cell office:value-type="float" office:value="28262" calcext:value-type="float">
            <text:p>28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056" calcext:value-type="float">
            <text:p>-57056</text:p>
          </table:table-cell>
          <table:table-cell office:value-type="float" office:value="-58460.0991416493" calcext:value-type="float">
            <text:p>-58460.0991416493</text:p>
          </table:table-cell>
          <table:table-cell table:number-columns-repeated="2"/>
        </table:table-row>
        <table:table-row table:style-name="ro1"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162" calcext:value-type="float">
            <text:p>-57162</text:p>
          </table:table-cell>
          <table:table-cell office:value-type="float" office:value="-58420.1576295986" calcext:value-type="float">
            <text:p>-58420.1576295986</text:p>
          </table:table-cell>
          <table:table-cell table:number-columns-repeated="2"/>
        </table:table-row>
        <table:table-row table:style-name="ro1">
          <table:table-cell office:value-type="float" office:value="28314" calcext:value-type="float">
            <text:p>28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238" calcext:value-type="float">
            <text:p>-57238</text:p>
          </table:table-cell>
          <table:table-cell office:value-type="float" office:value="-58383.7835486878" calcext:value-type="float">
            <text:p>-58383.7835486878</text:p>
          </table:table-cell>
          <table:table-cell table:number-columns-repeated="2"/>
        </table:table-row>
        <table:table-row table:style-name="ro1">
          <table:table-cell office:value-type="float" office:value="28339" calcext:value-type="float">
            <text:p>28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324" calcext:value-type="float">
            <text:p>-57324</text:p>
          </table:table-cell>
          <table:table-cell office:value-type="float" office:value="-58351.1748241128" calcext:value-type="float">
            <text:p>-58351.1748241128</text:p>
          </table:table-cell>
          <table:table-cell table:number-columns-repeated="2"/>
        </table:table-row>
        <table:table-row table:style-name="ro1">
          <table:table-cell office:value-type="float" office:value="28366" calcext:value-type="float">
            <text:p>28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397" calcext:value-type="float">
            <text:p>-57397</text:p>
          </table:table-cell>
          <table:table-cell office:value-type="float" office:value="-58321.8155987555" calcext:value-type="float">
            <text:p>-58321.8155987555</text:p>
          </table:table-cell>
          <table:table-cell table:number-columns-repeated="2"/>
        </table:table-row>
        <table:table-row table:style-name="ro1">
          <table:table-cell office:value-type="float" office:value="28392" calcext:value-type="float">
            <text:p>28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452" calcext:value-type="float">
            <text:p>-57452</text:p>
          </table:table-cell>
          <table:table-cell office:value-type="float" office:value="-58295.0520418707" calcext:value-type="float">
            <text:p>-58295.0520418707</text:p>
          </table:table-cell>
          <table:table-cell table:number-columns-repeated="2"/>
        </table:table-row>
        <table:table-row table:style-name="ro1">
          <table:table-cell office:value-type="float" office:value="28418" calcext:value-type="float">
            <text:p>2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488" calcext:value-type="float">
            <text:p>-57488</text:p>
          </table:table-cell>
          <table:table-cell office:value-type="float" office:value="-58270.2196713516" calcext:value-type="float">
            <text:p>-58270.2196713516</text:p>
          </table:table-cell>
          <table:table-cell table:number-columns-repeated="2"/>
        </table:table-row>
        <table:table-row table:style-name="ro1">
          <table:table-cell office:value-type="float" office:value="28444" calcext:value-type="float">
            <text:p>28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528" calcext:value-type="float">
            <text:p>-57528</text:p>
          </table:table-cell>
          <table:table-cell office:value-type="float" office:value="-58247.3821430023" calcext:value-type="float">
            <text:p>-58247.3821430023</text:p>
          </table:table-cell>
          <table:table-cell table:number-columns-repeated="2"/>
        </table:table-row>
        <table:table-row table:style-name="ro1">
          <table:table-cell office:value-type="float" office:value="28469" calcext:value-type="float">
            <text:p>28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557" calcext:value-type="float">
            <text:p>-57557</text:p>
          </table:table-cell>
          <table:table-cell office:value-type="float" office:value="-58226.1396155254" calcext:value-type="float">
            <text:p>-58226.1396155254</text:p>
          </table:table-cell>
          <table:table-cell table:number-columns-repeated="2"/>
        </table:table-row>
        <table:table-row table:style-name="ro1">
          <table:table-cell office:value-type="float" office:value="28496" calcext:value-type="float">
            <text:p>2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566" calcext:value-type="float">
            <text:p>-57566</text:p>
          </table:table-cell>
          <table:table-cell office:value-type="float" office:value="-58205.8276273553" calcext:value-type="float">
            <text:p>-58205.8276273553</text:p>
          </table:table-cell>
          <table:table-cell table:number-columns-repeated="2"/>
        </table:table-row>
        <table:table-row table:style-name="ro1">
          <table:table-cell office:value-type="float" office:value="28522" calcext:value-type="float">
            <text:p>28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561" calcext:value-type="float">
            <text:p>-57561</text:p>
          </table:table-cell>
          <table:table-cell office:value-type="float" office:value="-58185.9867772829" calcext:value-type="float">
            <text:p>-58185.9867772829</text:p>
          </table:table-cell>
          <table:table-cell table:number-columns-repeated="2"/>
        </table:table-row>
        <table:table-row table:style-name="ro1">
          <table:table-cell office:value-type="float" office:value="28547" calcext:value-type="float">
            <text:p>28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534" calcext:value-type="float">
            <text:p>-57534</text:p>
          </table:table-cell>
          <table:table-cell office:value-type="float" office:value="-58165.9256456742" calcext:value-type="float">
            <text:p>-58165.9256456742</text:p>
          </table:table-cell>
          <table:table-cell table:number-columns-repeated="2"/>
        </table:table-row>
        <table:table-row table:style-name="ro1">
          <table:table-cell office:value-type="float" office:value="28574" calcext:value-type="float">
            <text:p>28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518" calcext:value-type="float">
            <text:p>-57518</text:p>
          </table:table-cell>
          <table:table-cell office:value-type="float" office:value="-58145.9894719611" calcext:value-type="float">
            <text:p>-58145.9894719611</text:p>
          </table:table-cell>
          <table:table-cell table:number-columns-repeated="2"/>
        </table:table-row>
        <table:table-row table:style-name="ro1">
          <table:table-cell office:value-type="float" office:value="28600" calcext:value-type="float">
            <text:p>2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474" calcext:value-type="float">
            <text:p>-57474</text:p>
          </table:table-cell>
          <table:table-cell office:value-type="float" office:value="-58125.3128728239" calcext:value-type="float">
            <text:p>-58125.3128728239</text:p>
          </table:table-cell>
          <table:table-cell table:number-columns-repeated="2"/>
        </table:table-row>
        <table:table-row table:style-name="ro1">
          <table:table-cell office:value-type="float" office:value="28625" calcext:value-type="float">
            <text:p>28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447" calcext:value-type="float">
            <text:p>-57447</text:p>
          </table:table-cell>
          <table:table-cell office:value-type="float" office:value="-58104.4417075062" calcext:value-type="float">
            <text:p>-58104.4417075062</text:p>
          </table:table-cell>
          <table:table-cell table:number-columns-repeated="2"/>
        </table:table-row>
        <table:table-row table:style-name="ro1">
          <table:table-cell office:value-type="float" office:value="28652" calcext:value-type="float">
            <text:p>28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386" calcext:value-type="float">
            <text:p>-57386</text:p>
          </table:table-cell>
          <table:table-cell office:value-type="float" office:value="-58082.3358088137" calcext:value-type="float">
            <text:p>-58082.3358088137</text:p>
          </table:table-cell>
          <table:table-cell table:number-columns-repeated="2"/>
        </table:table-row>
        <table:table-row table:style-name="ro1">
          <table:table-cell office:value-type="float" office:value="28678" calcext:value-type="float">
            <text:p>28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319" calcext:value-type="float">
            <text:p>-57319</text:p>
          </table:table-cell>
          <table:table-cell office:value-type="float" office:value="-58058.8485531579" calcext:value-type="float">
            <text:p>-58058.8485531579</text:p>
          </table:table-cell>
          <table:table-cell table:number-columns-repeated="2"/>
        </table:table-row>
        <table:table-row table:style-name="ro1">
          <table:table-cell office:value-type="float" office:value="28704" calcext:value-type="float">
            <text:p>28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201" calcext:value-type="float">
            <text:p>-57201</text:p>
          </table:table-cell>
          <table:table-cell office:value-type="float" office:value="-58032.4532130607" calcext:value-type="float">
            <text:p>-58032.4532130607</text:p>
          </table:table-cell>
          <table:table-cell table:number-columns-repeated="2"/>
        </table:table-row>
        <table:table-row table:style-name="ro1">
          <table:table-cell office:value-type="float" office:value="28730" calcext:value-type="float">
            <text:p>28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130" calcext:value-type="float">
            <text:p>-57130</text:p>
          </table:table-cell>
          <table:table-cell office:value-type="float" office:value="-58004.6854218896" calcext:value-type="float">
            <text:p>-58004.6854218896</text:p>
          </table:table-cell>
          <table:table-cell table:number-columns-repeated="2"/>
        </table:table-row>
        <table:table-row table:style-name="ro1">
          <table:table-cell office:value-type="float" office:value="28756" calcext:value-type="float">
            <text:p>2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027" calcext:value-type="float">
            <text:p>-57027</text:p>
          </table:table-cell>
          <table:table-cell office:value-type="float" office:value="-57974.6027935238" calcext:value-type="float">
            <text:p>-57974.6027935238</text:p>
          </table:table-cell>
          <table:table-cell table:number-columns-repeated="2"/>
        </table:table-row>
        <table:table-row table:style-name="ro1">
          <table:table-cell office:value-type="float" office:value="28782" calcext:value-type="float">
            <text:p>28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892" calcext:value-type="float">
            <text:p>-56892</text:p>
          </table:table-cell>
          <table:table-cell office:value-type="float" office:value="-57941.2919383384" calcext:value-type="float">
            <text:p>-57941.2919383384</text:p>
          </table:table-cell>
          <table:table-cell table:number-columns-repeated="2"/>
        </table:table-row>
        <table:table-row table:style-name="ro1">
          <table:table-cell office:value-type="float" office:value="28808" calcext:value-type="float">
            <text:p>28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739" calcext:value-type="float">
            <text:p>-56739</text:p>
          </table:table-cell>
          <table:table-cell office:value-type="float" office:value="-57904.2983402357" calcext:value-type="float">
            <text:p>-57904.2983402357</text:p>
          </table:table-cell>
          <table:table-cell table:number-columns-repeated="2"/>
        </table:table-row>
        <table:table-row table:style-name="ro1">
          <table:table-cell office:value-type="float" office:value="28833" calcext:value-type="float">
            <text:p>28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610" calcext:value-type="float">
            <text:p>-56610</text:p>
          </table:table-cell>
          <table:table-cell office:value-type="float" office:value="-57864.4737759208" calcext:value-type="float">
            <text:p>-57864.4737759208</text:p>
          </table:table-cell>
          <table:table-cell table:number-columns-repeated="2"/>
        </table:table-row>
        <table:table-row table:style-name="ro1">
          <table:table-cell office:value-type="float" office:value="28860" calcext:value-type="float">
            <text:p>28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448" calcext:value-type="float">
            <text:p>-56448</text:p>
          </table:table-cell>
          <table:table-cell office:value-type="float" office:value="-57820.8899674309" calcext:value-type="float">
            <text:p>-57820.8899674309</text:p>
          </table:table-cell>
          <table:table-cell table:number-columns-repeated="2"/>
        </table:table-row>
        <table:table-row table:style-name="ro1">
          <table:table-cell office:value-type="float" office:value="28886" calcext:value-type="float">
            <text:p>28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254" calcext:value-type="float">
            <text:p>-56254</text:p>
          </table:table-cell>
          <table:table-cell office:value-type="float" office:value="-57772.677968433" calcext:value-type="float">
            <text:p>-57772.677968433</text:p>
          </table:table-cell>
          <table:table-cell table:number-columns-repeated="2"/>
        </table:table-row>
        <table:table-row table:style-name="ro1">
          <table:table-cell office:value-type="float" office:value="28912" calcext:value-type="float">
            <text:p>28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074" calcext:value-type="float">
            <text:p>-56074</text:p>
          </table:table-cell>
          <table:table-cell office:value-type="float" office:value="-57720.4109540197" calcext:value-type="float">
            <text:p>-57720.4109540197</text:p>
          </table:table-cell>
          <table:table-cell table:number-columns-repeated="2"/>
        </table:table-row>
        <table:table-row table:style-name="ro1">
          <table:table-cell office:value-type="float" office:value="28938" calcext:value-type="float">
            <text:p>28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853" calcext:value-type="float">
            <text:p>-55853</text:p>
          </table:table-cell>
          <table:table-cell office:value-type="float" office:value="-57662.9521554345" calcext:value-type="float">
            <text:p>-57662.9521554345</text:p>
          </table:table-cell>
          <table:table-cell table:number-columns-repeated="2"/>
        </table:table-row>
        <table:table-row table:style-name="ro1">
          <table:table-cell office:value-type="float" office:value="28964" calcext:value-type="float">
            <text:p>28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649" calcext:value-type="float">
            <text:p>-55649</text:p>
          </table:table-cell>
          <table:table-cell office:value-type="float" office:value="-57600.9843968057" calcext:value-type="float">
            <text:p>-57600.9843968057</text:p>
          </table:table-cell>
          <table:table-cell table:number-columns-repeated="2"/>
        </table:table-row>
        <table:table-row table:style-name="ro1">
          <table:table-cell office:value-type="float" office:value="28989" calcext:value-type="float">
            <text:p>2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403" calcext:value-type="float">
            <text:p>-55403</text:p>
          </table:table-cell>
          <table:table-cell office:value-type="float" office:value="-57533.3541076732" calcext:value-type="float">
            <text:p>-57533.3541076732</text:p>
          </table:table-cell>
          <table:table-cell table:number-columns-repeated="2"/>
        </table:table-row>
        <table:table-row table:style-name="ro1">
          <table:table-cell office:value-type="float" office:value="29016" calcext:value-type="float">
            <text:p>29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141" calcext:value-type="float">
            <text:p>-55141</text:p>
          </table:table-cell>
          <table:table-cell office:value-type="float" office:value="-57459.7432120525" calcext:value-type="float">
            <text:p>-57459.7432120525</text:p>
          </table:table-cell>
          <table:table-cell table:number-columns-repeated="2"/>
        </table:table-row>
        <table:table-row table:style-name="ro1">
          <table:table-cell office:value-type="float" office:value="29042" calcext:value-type="float">
            <text:p>29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886" calcext:value-type="float">
            <text:p>-54886</text:p>
          </table:table-cell>
          <table:table-cell office:value-type="float" office:value="-57380.5511132201" calcext:value-type="float">
            <text:p>-57380.5511132201</text:p>
          </table:table-cell>
          <table:table-cell table:number-columns-repeated="2"/>
        </table:table-row>
        <table:table-row table:style-name="ro1">
          <table:table-cell office:value-type="float" office:value="29068" calcext:value-type="float">
            <text:p>29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606" calcext:value-type="float">
            <text:p>-54606</text:p>
          </table:table-cell>
          <table:table-cell office:value-type="float" office:value="-57295.1803097364" calcext:value-type="float">
            <text:p>-57295.1803097364</text:p>
          </table:table-cell>
          <table:table-cell table:number-columns-repeated="2"/>
        </table:table-row>
        <table:table-row table:style-name="ro1">
          <table:table-cell office:value-type="float" office:value="29094" calcext:value-type="float">
            <text:p>29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274" calcext:value-type="float">
            <text:p>-54274</text:p>
          </table:table-cell>
          <table:table-cell office:value-type="float" office:value="-57202.2209155907" calcext:value-type="float">
            <text:p>-57202.2209155907</text:p>
          </table:table-cell>
          <table:table-cell table:number-columns-repeated="2"/>
        </table:table-row>
        <table:table-row table:style-name="ro1">
          <table:table-cell office:value-type="float" office:value="29119" calcext:value-type="float">
            <text:p>29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961" calcext:value-type="float">
            <text:p>-53961</text:p>
          </table:table-cell>
          <table:table-cell office:value-type="float" office:value="-57102.4910412648" calcext:value-type="float">
            <text:p>-57102.4910412648</text:p>
          </table:table-cell>
          <table:table-cell table:number-columns-repeated="2"/>
        </table:table-row>
        <table:table-row table:style-name="ro1">
          <table:table-cell office:value-type="float" office:value="29146" calcext:value-type="float">
            <text:p>2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651" calcext:value-type="float">
            <text:p>-53651</text:p>
          </table:table-cell>
          <table:table-cell office:value-type="float" office:value="-56996.2913169182" calcext:value-type="float">
            <text:p>-56996.2913169182</text:p>
          </table:table-cell>
          <table:table-cell table:number-columns-repeated="2"/>
        </table:table-row>
        <table:table-row table:style-name="ro1">
          <table:table-cell office:value-type="float" office:value="29171" calcext:value-type="float">
            <text:p>29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301" calcext:value-type="float">
            <text:p>-53301</text:p>
          </table:table-cell>
          <table:table-cell office:value-type="float" office:value="-56882.5900456285" calcext:value-type="float">
            <text:p>-56882.5900456285</text:p>
          </table:table-cell>
          <table:table-cell table:number-columns-repeated="2"/>
        </table:table-row>
        <table:table-row table:style-name="ro1">
          <table:table-cell office:value-type="float" office:value="29198" calcext:value-type="float">
            <text:p>29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944" calcext:value-type="float">
            <text:p>-52944</text:p>
          </table:table-cell>
          <table:table-cell office:value-type="float" office:value="-56761.4026596091" calcext:value-type="float">
            <text:p>-56761.4026596091</text:p>
          </table:table-cell>
          <table:table-cell table:number-columns-repeated="2"/>
        </table:table-row>
        <table:table-row table:style-name="ro1">
          <table:table-cell office:value-type="float" office:value="29224" calcext:value-type="float">
            <text:p>29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566" calcext:value-type="float">
            <text:p>-52566</text:p>
          </table:table-cell>
          <table:table-cell office:value-type="float" office:value="-56632.3133470058" calcext:value-type="float">
            <text:p>-56632.3133470058</text:p>
          </table:table-cell>
          <table:table-cell table:number-columns-repeated="2"/>
        </table:table-row>
        <table:table-row table:style-name="ro1">
          <table:table-cell office:value-type="float" office:value="29250" calcext:value-type="float">
            <text:p>29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121" calcext:value-type="float">
            <text:p>-52121</text:p>
          </table:table-cell>
          <table:table-cell office:value-type="float" office:value="-56493.5037055594" calcext:value-type="float">
            <text:p>-56493.5037055594</text:p>
          </table:table-cell>
          <table:table-cell table:number-columns-repeated="2"/>
        </table:table-row>
        <table:table-row table:style-name="ro1">
          <table:table-cell office:value-type="float" office:value="29276" calcext:value-type="float">
            <text:p>29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724" calcext:value-type="float">
            <text:p>-51724</text:p>
          </table:table-cell>
          <table:table-cell office:value-type="float" office:value="-56346.7497453884" calcext:value-type="float">
            <text:p>-56346.7497453884</text:p>
          </table:table-cell>
          <table:table-cell table:number-columns-repeated="2"/>
        </table:table-row>
        <table:table-row table:style-name="ro1">
          <table:table-cell office:value-type="float" office:value="29302" calcext:value-type="float">
            <text:p>29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313" calcext:value-type="float">
            <text:p>-51313</text:p>
          </table:table-cell>
          <table:table-cell office:value-type="float" office:value="-56191.8651378379" calcext:value-type="float">
            <text:p>-56191.8651378379</text:p>
          </table:table-cell>
          <table:table-cell table:number-columns-repeated="2"/>
        </table:table-row>
        <table:table-row table:style-name="ro1">
          <table:table-cell office:value-type="float" office:value="29328" calcext:value-type="float">
            <text:p>29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844" calcext:value-type="float">
            <text:p>-50844</text:p>
          </table:table-cell>
          <table:table-cell office:value-type="float" office:value="-56027.3154412891" calcext:value-type="float">
            <text:p>-56027.3154412891</text:p>
          </table:table-cell>
          <table:table-cell table:number-columns-repeated="2"/>
        </table:table-row>
        <table:table-row table:style-name="ro1">
          <table:table-cell office:value-type="float" office:value="29354" calcext:value-type="float">
            <text:p>29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337" calcext:value-type="float">
            <text:p>-50337</text:p>
          </table:table-cell>
          <table:table-cell office:value-type="float" office:value="-55852.2288123264" calcext:value-type="float">
            <text:p>-55852.2288123264</text:p>
          </table:table-cell>
          <table:table-cell table:number-columns-repeated="2"/>
        </table:table-row>
        <table:table-row table:style-name="ro1">
          <table:table-cell office:value-type="float" office:value="29379" calcext:value-type="float">
            <text:p>29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870" calcext:value-type="float">
            <text:p>-49870</text:p>
          </table:table-cell>
          <table:table-cell office:value-type="float" office:value="-55668.1602334855" calcext:value-type="float">
            <text:p>-55668.1602334855</text:p>
          </table:table-cell>
          <table:table-cell table:number-columns-repeated="2"/>
        </table:table-row>
        <table:table-row table:style-name="ro1">
          <table:table-cell office:value-type="float" office:value="29406" calcext:value-type="float">
            <text:p>29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383" calcext:value-type="float">
            <text:p>-49383</text:p>
          </table:table-cell>
          <table:table-cell office:value-type="float" office:value="-55474.7706878398" calcext:value-type="float">
            <text:p>-55474.7706878398</text:p>
          </table:table-cell>
          <table:table-cell table:number-columns-repeated="2"/>
        </table:table-row>
        <table:table-row table:style-name="ro1">
          <table:table-cell office:value-type="float" office:value="29432" calcext:value-type="float">
            <text:p>29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840" calcext:value-type="float">
            <text:p>-48840</text:p>
          </table:table-cell>
          <table:table-cell office:value-type="float" office:value="-55270.6238974448" calcext:value-type="float">
            <text:p>-55270.6238974448</text:p>
          </table:table-cell>
          <table:table-cell table:number-columns-repeated="2"/>
        </table:table-row>
        <table:table-row table:style-name="ro1">
          <table:table-cell office:value-type="float" office:value="29458" calcext:value-type="float">
            <text:p>29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296" calcext:value-type="float">
            <text:p>-48296</text:p>
          </table:table-cell>
          <table:table-cell office:value-type="float" office:value="-55056.0200852157" calcext:value-type="float">
            <text:p>-55056.0200852157</text:p>
          </table:table-cell>
          <table:table-cell table:number-columns-repeated="2"/>
        </table:table-row>
        <table:table-row table:style-name="ro1">
          <table:table-cell office:value-type="float" office:value="29484" calcext:value-type="float">
            <text:p>29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667" calcext:value-type="float">
            <text:p>-47667</text:p>
          </table:table-cell>
          <table:table-cell office:value-type="float" office:value="-54828.6656210552" calcext:value-type="float">
            <text:p>-54828.6656210552</text:p>
          </table:table-cell>
          <table:table-cell table:number-columns-repeated="2"/>
        </table:table-row>
        <table:table-row table:style-name="ro1">
          <table:table-cell office:value-type="float" office:value="29509" calcext:value-type="float">
            <text:p>29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116" calcext:value-type="float">
            <text:p>-47116</text:p>
          </table:table-cell>
          <table:table-cell office:value-type="float" office:value="-54591.3528327151" calcext:value-type="float">
            <text:p>-54591.3528327151</text:p>
          </table:table-cell>
          <table:table-cell table:number-columns-repeated="2"/>
        </table:table-row>
        <table:table-row table:style-name="ro1">
          <table:table-cell office:value-type="float" office:value="29535" calcext:value-type="float">
            <text:p>29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489" calcext:value-type="float">
            <text:p>-46489</text:p>
          </table:table-cell>
          <table:table-cell office:value-type="float" office:value="-54342.0496686315" calcext:value-type="float">
            <text:p>-54342.0496686315</text:p>
          </table:table-cell>
          <table:table-cell table:number-columns-repeated="2"/>
        </table:table-row>
        <table:table-row table:style-name="ro1">
          <table:table-cell office:value-type="float" office:value="29561" calcext:value-type="float">
            <text:p>29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855" calcext:value-type="float">
            <text:p>-45855</text:p>
          </table:table-cell>
          <table:table-cell office:value-type="float" office:value="-54080.9096788275" calcext:value-type="float">
            <text:p>-54080.9096788275</text:p>
          </table:table-cell>
          <table:table-cell table:number-columns-repeated="2"/>
        </table:table-row>
        <table:table-row table:style-name="ro1">
          <table:table-cell office:value-type="float" office:value="29588" calcext:value-type="float">
            <text:p>29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208" calcext:value-type="float">
            <text:p>-45208</text:p>
          </table:table-cell>
          <table:table-cell office:value-type="float" office:value="-53807.8970733251" calcext:value-type="float">
            <text:p>-53807.8970733251</text:p>
          </table:table-cell>
          <table:table-cell table:number-columns-repeated="2"/>
        </table:table-row>
        <table:table-row table:style-name="ro1">
          <table:table-cell office:value-type="float" office:value="29614" calcext:value-type="float">
            <text:p>29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538" calcext:value-type="float">
            <text:p>-44538</text:p>
          </table:table-cell>
          <table:table-cell office:value-type="float" office:value="-53522.6694710689" calcext:value-type="float">
            <text:p>-53522.6694710689</text:p>
          </table:table-cell>
          <table:table-cell table:number-columns-repeated="2"/>
        </table:table-row>
        <table:table-row table:style-name="ro1">
          <table:table-cell office:value-type="float" office:value="29640" calcext:value-type="float">
            <text:p>29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821" calcext:value-type="float">
            <text:p>-43821</text:p>
          </table:table-cell>
          <table:table-cell office:value-type="float" office:value="-53224.1565642668" calcext:value-type="float">
            <text:p>-53224.1565642668</text:p>
          </table:table-cell>
          <table:table-cell table:number-columns-repeated="2"/>
        </table:table-row>
        <table:table-row table:style-name="ro1">
          <table:table-cell office:value-type="float" office:value="29666" calcext:value-type="float">
            <text:p>29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096" calcext:value-type="float">
            <text:p>-43096</text:p>
          </table:table-cell>
          <table:table-cell office:value-type="float" office:value="-52912.520977674" calcext:value-type="float">
            <text:p>-52912.520977674</text:p>
          </table:table-cell>
          <table:table-cell table:number-columns-repeated="2"/>
        </table:table-row>
        <table:table-row table:style-name="ro1">
          <table:table-cell office:value-type="float" office:value="29692" calcext:value-type="float">
            <text:p>29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351" calcext:value-type="float">
            <text:p>-42351</text:p>
          </table:table-cell>
          <table:table-cell office:value-type="float" office:value="-52587.5511014378" calcext:value-type="float">
            <text:p>-52587.5511014378</text:p>
          </table:table-cell>
          <table:table-cell table:number-columns-repeated="2"/>
        </table:table-row>
        <table:table-row table:style-name="ro1">
          <table:table-cell office:value-type="float" office:value="29717" calcext:value-type="float">
            <text:p>29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537" calcext:value-type="float">
            <text:p>-41537</text:p>
          </table:table-cell>
          <table:table-cell office:value-type="float" office:value="-52247.5341444705" calcext:value-type="float">
            <text:p>-52247.5341444705</text:p>
          </table:table-cell>
          <table:table-cell table:number-columns-repeated="2"/>
        </table:table-row>
        <table:table-row table:style-name="ro1">
          <table:table-cell office:value-type="float" office:value="29744" calcext:value-type="float">
            <text:p>2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737" calcext:value-type="float">
            <text:p>-40737</text:p>
          </table:table-cell>
          <table:table-cell office:value-type="float" office:value="-51893.3638631022" calcext:value-type="float">
            <text:p>-51893.3638631022</text:p>
          </table:table-cell>
          <table:table-cell table:number-columns-repeated="2"/>
        </table:table-row>
        <table:table-row table:style-name="ro1">
          <table:table-cell office:value-type="float" office:value="29770" calcext:value-type="float">
            <text:p>29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936" calcext:value-type="float">
            <text:p>-39936</text:p>
          </table:table-cell>
          <table:table-cell office:value-type="float" office:value="-51525.4449750068" calcext:value-type="float">
            <text:p>-51525.4449750068</text:p>
          </table:table-cell>
          <table:table-cell table:number-columns-repeated="2"/>
        </table:table-row>
        <table:table-row table:style-name="ro1">
          <table:table-cell office:value-type="float" office:value="29796" calcext:value-type="float">
            <text:p>29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070" calcext:value-type="float">
            <text:p>-39070</text:p>
          </table:table-cell>
          <table:table-cell office:value-type="float" office:value="-51142.2005142373" calcext:value-type="float">
            <text:p>-51142.2005142373</text:p>
          </table:table-cell>
          <table:table-cell table:number-columns-repeated="2"/>
        </table:table-row>
        <table:table-row table:style-name="ro1">
          <table:table-cell office:value-type="float" office:value="29822" calcext:value-type="float">
            <text:p>29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193" calcext:value-type="float">
            <text:p>-38193</text:p>
          </table:table-cell>
          <table:table-cell office:value-type="float" office:value="-50743.7635753377" calcext:value-type="float">
            <text:p>-50743.7635753377</text:p>
          </table:table-cell>
          <table:table-cell table:number-columns-repeated="2"/>
        </table:table-row>
        <table:table-row table:style-name="ro1">
          <table:table-cell office:value-type="float" office:value="29848" calcext:value-type="float">
            <text:p>29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272" calcext:value-type="float">
            <text:p>-37272</text:p>
          </table:table-cell>
          <table:table-cell office:value-type="float" office:value="-50329.2477730196" calcext:value-type="float">
            <text:p>-50329.2477730196</text:p>
          </table:table-cell>
          <table:table-cell table:number-columns-repeated="2"/>
        </table:table-row>
        <table:table-row table:style-name="ro1">
          <table:table-cell office:value-type="float" office:value="29873" calcext:value-type="float">
            <text:p>29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322" calcext:value-type="float">
            <text:p>-36322</text:p>
          </table:table-cell>
          <table:table-cell office:value-type="float" office:value="-49898.2555338498" calcext:value-type="float">
            <text:p>-49898.2555338498</text:p>
          </table:table-cell>
          <table:table-cell table:number-columns-repeated="2"/>
        </table:table-row>
        <table:table-row table:style-name="ro1">
          <table:table-cell office:value-type="float" office:value="29900" calcext:value-type="float">
            <text:p>29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345" calcext:value-type="float">
            <text:p>-35345</text:p>
          </table:table-cell>
          <table:table-cell office:value-type="float" office:value="-49450.4630558852" calcext:value-type="float">
            <text:p>-49450.4630558852</text:p>
          </table:table-cell>
          <table:table-cell table:number-columns-repeated="2"/>
        </table:table-row>
        <table:table-row table:style-name="ro1">
          <table:table-cell office:value-type="float" office:value="29926" calcext:value-type="float">
            <text:p>29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355" calcext:value-type="float">
            <text:p>-34355</text:p>
          </table:table-cell>
          <table:table-cell office:value-type="float" office:value="-48985.9872695503" calcext:value-type="float">
            <text:p>-48985.9872695503</text:p>
          </table:table-cell>
          <table:table-cell table:number-columns-repeated="2"/>
        </table:table-row>
        <table:table-row table:style-name="ro1">
          <table:table-cell office:value-type="float" office:value="29952" calcext:value-type="float">
            <text:p>29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327" calcext:value-type="float">
            <text:p>-33327</text:p>
          </table:table-cell>
          <table:table-cell office:value-type="float" office:value="-48504.172276641" calcext:value-type="float">
            <text:p>-48504.172276641</text:p>
          </table:table-cell>
          <table:table-cell table:number-columns-repeated="2"/>
        </table:table-row>
        <table:table-row table:style-name="ro1">
          <table:table-cell office:value-type="float" office:value="29978" calcext:value-type="float">
            <text:p>29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287" calcext:value-type="float">
            <text:p>-32287</text:p>
          </table:table-cell>
          <table:table-cell office:value-type="float" office:value="-48005.1823604367" calcext:value-type="float">
            <text:p>-48005.1823604367</text:p>
          </table:table-cell>
          <table:table-cell table:number-columns-repeated="2"/>
        </table:table-row>
        <table:table-row table:style-name="ro1">
          <table:table-cell office:value-type="float" office:value="30004" calcext:value-type="float">
            <text:p>3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189" calcext:value-type="float">
            <text:p>-31189</text:p>
          </table:table-cell>
          <table:table-cell office:value-type="float" office:value="-47487.7613647309" calcext:value-type="float">
            <text:p>-47487.7613647309</text:p>
          </table:table-cell>
          <table:table-cell table:number-columns-repeated="2"/>
        </table:table-row>
        <table:table-row table:style-name="ro1">
          <table:table-cell office:value-type="float" office:value="30030" calcext:value-type="float">
            <text:p>30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067" calcext:value-type="float">
            <text:p>-30067</text:p>
          </table:table-cell>
          <table:table-cell office:value-type="float" office:value="-46951.7379381238" calcext:value-type="float">
            <text:p>-46951.7379381238</text:p>
          </table:table-cell>
          <table:table-cell table:number-columns-repeated="2"/>
        </table:table-row>
        <table:table-row table:style-name="ro1">
          <table:table-cell office:value-type="float" office:value="30056" calcext:value-type="float">
            <text:p>3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914" calcext:value-type="float">
            <text:p>-28914</text:p>
          </table:table-cell>
          <table:table-cell office:value-type="float" office:value="-46396.7306169508" calcext:value-type="float">
            <text:p>-46396.7306169508</text:p>
          </table:table-cell>
          <table:table-cell table:number-columns-repeated="2"/>
        </table:table-row>
        <table:table-row table:style-name="ro1">
          <table:table-cell office:value-type="float" office:value="30082" calcext:value-type="float">
            <text:p>3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705" calcext:value-type="float">
            <text:p>-27705</text:p>
          </table:table-cell>
          <table:table-cell office:value-type="float" office:value="-45821.6004441215" calcext:value-type="float">
            <text:p>-45821.6004441215</text:p>
          </table:table-cell>
          <table:table-cell table:number-columns-repeated="2"/>
        </table:table-row>
        <table:table-row table:style-name="ro1">
          <table:table-cell office:value-type="float" office:value="30108" calcext:value-type="float">
            <text:p>3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371" calcext:value-type="float">
            <text:p>-26371</text:p>
          </table:table-cell>
          <table:table-cell office:value-type="float" office:value="-45223.1204304563" calcext:value-type="float">
            <text:p>-45223.1204304563</text:p>
          </table:table-cell>
          <table:table-cell table:number-columns-repeated="2"/>
        </table:table-row>
        <table:table-row table:style-name="ro1">
          <table:table-cell office:value-type="float" office:value="30133" calcext:value-type="float">
            <text:p>30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179" calcext:value-type="float">
            <text:p>-25179</text:p>
          </table:table-cell>
          <table:table-cell office:value-type="float" office:value="-44606.3782633653" calcext:value-type="float">
            <text:p>-44606.3782633653</text:p>
          </table:table-cell>
          <table:table-cell table:number-columns-repeated="2"/>
        </table:table-row>
        <table:table-row table:style-name="ro1">
          <table:table-cell office:value-type="float" office:value="30159" calcext:value-type="float">
            <text:p>3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83" calcext:value-type="float">
            <text:p>-23883</text:p>
          </table:table-cell>
          <table:table-cell office:value-type="float" office:value="-43968.7358552617" calcext:value-type="float">
            <text:p>-43968.7358552617</text:p>
          </table:table-cell>
          <table:table-cell table:number-columns-repeated="2"/>
        </table:table-row>
        <table:table-row table:style-name="ro1">
          <table:table-cell office:value-type="float" office:value="30185" calcext:value-type="float">
            <text:p>30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81" calcext:value-type="float">
            <text:p>-22581</text:p>
          </table:table-cell>
          <table:table-cell office:value-type="float" office:value="-43310.6516750998" calcext:value-type="float">
            <text:p>-43310.6516750998</text:p>
          </table:table-cell>
          <table:table-cell table:number-columns-repeated="2"/>
        </table:table-row>
        <table:table-row table:style-name="ro1">
          <table:table-cell office:value-type="float" office:value="30212" calcext:value-type="float">
            <text:p>3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186" calcext:value-type="float">
            <text:p>-21186</text:p>
          </table:table-cell>
          <table:table-cell office:value-type="float" office:value="-42629.8931620199" calcext:value-type="float">
            <text:p>-42629.8931620199</text:p>
          </table:table-cell>
          <table:table-cell table:number-columns-repeated="2"/>
        </table:table-row>
        <table:table-row table:style-name="ro1">
          <table:table-cell office:value-type="float" office:value="30238" calcext:value-type="float">
            <text:p>30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773" calcext:value-type="float">
            <text:p>-19773</text:p>
          </table:table-cell>
          <table:table-cell office:value-type="float" office:value="-41926.60414165" calcext:value-type="float">
            <text:p>-41926.60414165</text:p>
          </table:table-cell>
          <table:table-cell table:number-columns-repeated="2"/>
        </table:table-row>
        <table:table-row table:style-name="ro1">
          <table:table-cell office:value-type="float" office:value="30264" calcext:value-type="float">
            <text:p>30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332" calcext:value-type="float">
            <text:p>-18332</text:p>
          </table:table-cell>
          <table:table-cell office:value-type="float" office:value="-41200.6163219069" calcext:value-type="float">
            <text:p>-41200.6163219069</text:p>
          </table:table-cell>
          <table:table-cell table:number-columns-repeated="2"/>
        </table:table-row>
        <table:table-row table:style-name="ro1">
          <table:table-cell office:value-type="float" office:value="30290" calcext:value-type="float">
            <text:p>30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837" calcext:value-type="float">
            <text:p>-16837</text:p>
          </table:table-cell>
          <table:table-cell office:value-type="float" office:value="-40450.9665889252" calcext:value-type="float">
            <text:p>-40450.9665889252</text:p>
          </table:table-cell>
          <table:table-cell table:number-columns-repeated="2"/>
        </table:table-row>
        <table:table-row table:style-name="ro1">
          <table:table-cell office:value-type="float" office:value="30315" calcext:value-type="float">
            <text:p>30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60" calcext:value-type="float">
            <text:p>-15260</text:p>
          </table:table-cell>
          <table:table-cell office:value-type="float" office:value="-39675.8599246506" calcext:value-type="float">
            <text:p>-39675.8599246506</text:p>
          </table:table-cell>
          <table:table-cell table:number-columns-repeated="2"/>
        </table:table-row>
        <table:table-row table:style-name="ro1">
          <table:table-cell office:value-type="float" office:value="30341" calcext:value-type="float">
            <text:p>30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645" calcext:value-type="float">
            <text:p>-13645</text:p>
          </table:table-cell>
          <table:table-cell office:value-type="float" office:value="-38874.9103885075" calcext:value-type="float">
            <text:p>-38874.9103885075</text:p>
          </table:table-cell>
          <table:table-cell table:number-columns-repeated="2"/>
        </table:table-row>
        <table:table-row table:style-name="ro1">
          <table:table-cell office:value-type="float" office:value="30368" calcext:value-type="float">
            <text:p>30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25" calcext:value-type="float">
            <text:p>-12025</text:p>
          </table:table-cell>
          <table:table-cell office:value-type="float" office:value="-38048.7592996303" calcext:value-type="float">
            <text:p>-38048.7592996303</text:p>
          </table:table-cell>
          <table:table-cell table:number-columns-repeated="2"/>
        </table:table-row>
        <table:table-row table:style-name="ro1">
          <table:table-cell office:value-type="float" office:value="30394" calcext:value-type="float">
            <text:p>3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43" calcext:value-type="float">
            <text:p>-10343</text:p>
          </table:table-cell>
          <table:table-cell office:value-type="float" office:value="-37196.2743981032" calcext:value-type="float">
            <text:p>-37196.2743981032</text:p>
          </table:table-cell>
          <table:table-cell table:number-columns-repeated="2"/>
        </table:table-row>
        <table:table-row table:style-name="ro1">
          <table:table-cell office:value-type="float" office:value="30420" calcext:value-type="float">
            <text:p>30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20" calcext:value-type="float">
            <text:p>-8620</text:p>
          </table:table-cell>
          <table:table-cell office:value-type="float" office:value="-36317.0044166231" calcext:value-type="float">
            <text:p>-36317.0044166231</text:p>
          </table:table-cell>
          <table:table-cell table:number-columns-repeated="2"/>
        </table:table-row>
        <table:table-row table:style-name="ro1">
          <table:table-cell office:value-type="float" office:value="30446" calcext:value-type="float">
            <text:p>30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66" calcext:value-type="float">
            <text:p>-6666</text:p>
          </table:table-cell>
          <table:table-cell office:value-type="float" office:value="-35404.6658191886" calcext:value-type="float">
            <text:p>-35404.6658191886</text:p>
          </table:table-cell>
          <table:table-cell table:number-columns-repeated="2"/>
        </table:table-row>
        <table:table-row table:style-name="ro1">
          <table:table-cell office:value-type="float" office:value="30472" calcext:value-type="float">
            <text:p>30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89" calcext:value-type="float">
            <text:p>-4989</text:p>
          </table:table-cell>
          <table:table-cell office:value-type="float" office:value="-34468.7991785981" calcext:value-type="float">
            <text:p>-34468.7991785981</text:p>
          </table:table-cell>
          <table:table-cell table:number-columns-repeated="2"/>
        </table:table-row>
        <table:table-row table:style-name="ro1">
          <table:table-cell office:value-type="float" office:value="30498" calcext:value-type="float">
            <text:p>3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28" calcext:value-type="float">
            <text:p>-3128</text:p>
          </table:table-cell>
          <table:table-cell office:value-type="float" office:value="-33504.4668961797" calcext:value-type="float">
            <text:p>-33504.4668961797</text:p>
          </table:table-cell>
          <table:table-cell table:number-columns-repeated="2"/>
        </table:table-row>
        <table:table-row table:style-name="ro1">
          <table:table-cell office:value-type="float" office:value="30523" calcext:value-type="float">
            <text:p>30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8" calcext:value-type="float">
            <text:p>-1138</text:p>
          </table:table-cell>
          <table:table-cell office:value-type="float" office:value="-32508.5756070665" calcext:value-type="float">
            <text:p>-32508.5756070665</text:p>
          </table:table-cell>
          <table:table-cell table:number-columns-repeated="2"/>
        </table:table-row>
        <table:table-row table:style-name="ro1">
          <table:table-cell office:value-type="float" office:value="30550" calcext:value-type="float">
            <text:p>30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-31506.804049926" calcext:value-type="float">
            <text:p>-31506.804049926</text:p>
          </table:table-cell>
          <table:table-cell table:number-columns-repeated="2"/>
        </table:table-row>
        <table:table-row table:style-name="ro1">
          <table:table-cell office:value-type="float" office:value="30576" calcext:value-type="float">
            <text:p>30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9" calcext:value-type="float">
            <text:p>-489</text:p>
          </table:table-cell>
          <table:table-cell office:value-type="float" office:value="-30552.4100791591" calcext:value-type="float">
            <text:p>-30552.4100791591</text:p>
          </table:table-cell>
          <table:table-cell table:number-columns-repeated="2"/>
        </table:table-row>
        <table:table-row table:style-name="ro1">
          <table:table-cell office:value-type="float" office:value="30602" calcext:value-type="float">
            <text:p>30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9" calcext:value-type="float">
            <text:p>-1049</text:p>
          </table:table-cell>
          <table:table-cell office:value-type="float" office:value="-29644.6128459542" calcext:value-type="float">
            <text:p>-29644.6128459542</text:p>
          </table:table-cell>
          <table:table-cell table:number-columns-repeated="2"/>
        </table:table-row>
        <table:table-row table:style-name="ro1">
          <table:table-cell office:value-type="float" office:value="30628" calcext:value-type="float">
            <text:p>30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5" calcext:value-type="float">
            <text:p>-1605</text:p>
          </table:table-cell>
          <table:table-cell office:value-type="float" office:value="-28781.8555276171" calcext:value-type="float">
            <text:p>-28781.8555276171</text:p>
          </table:table-cell>
          <table:table-cell table:number-columns-repeated="2"/>
        </table:table-row>
        <table:table-row table:style-name="ro1">
          <table:table-cell office:value-type="float" office:value="30654" calcext:value-type="float">
            <text:p>30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70" calcext:value-type="float">
            <text:p>-2170</text:p>
          </table:table-cell>
          <table:table-cell office:value-type="float" office:value="-27963.0292036904" calcext:value-type="float">
            <text:p>-27963.0292036904</text:p>
          </table:table-cell>
          <table:table-cell table:number-columns-repeated="2"/>
        </table:table-row>
        <table:table-row table:style-name="ro1">
          <table:table-cell office:value-type="float" office:value="30680" calcext:value-type="float">
            <text:p>30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77" calcext:value-type="float">
            <text:p>-2677</text:p>
          </table:table-cell>
          <table:table-cell office:value-type="float" office:value="-27184.9975358846" calcext:value-type="float">
            <text:p>-27184.9975358846</text:p>
          </table:table-cell>
          <table:table-cell table:number-columns-repeated="2"/>
        </table:table-row>
        <table:table-row table:style-name="ro1">
          <table:table-cell office:value-type="float" office:value="30706" calcext:value-type="float">
            <text:p>3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02" calcext:value-type="float">
            <text:p>-3202</text:p>
          </table:table-cell>
          <table:table-cell office:value-type="float" office:value="-26447.059150165" calcext:value-type="float">
            <text:p>-26447.059150165</text:p>
          </table:table-cell>
          <table:table-cell table:number-columns-repeated="2"/>
        </table:table-row>
        <table:table-row table:style-name="ro1">
          <table:table-cell office:value-type="float" office:value="30731" calcext:value-type="float">
            <text:p>30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28" calcext:value-type="float">
            <text:p>-3728</text:p>
          </table:table-cell>
          <table:table-cell office:value-type="float" office:value="-25748.0111763138" calcext:value-type="float">
            <text:p>-25748.0111763138</text:p>
          </table:table-cell>
          <table:table-cell table:number-columns-repeated="2"/>
        </table:table-row>
        <table:table-row table:style-name="ro1">
          <table:table-cell office:value-type="float" office:value="30756" calcext:value-type="float">
            <text:p>30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31" calcext:value-type="float">
            <text:p>-4231</text:p>
          </table:table-cell>
          <table:table-cell office:value-type="float" office:value="-25085.9492939657" calcext:value-type="float">
            <text:p>-25085.9492939657</text:p>
          </table:table-cell>
          <table:table-cell table:number-columns-repeated="2"/>
        </table:table-row>
        <table:table-row table:style-name="ro1">
          <table:table-cell office:value-type="float" office:value="30782" calcext:value-type="float">
            <text:p>30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14" calcext:value-type="float">
            <text:p>-4714</text:p>
          </table:table-cell>
          <table:table-cell office:value-type="float" office:value="-24459.1200849206" calcext:value-type="float">
            <text:p>-24459.1200849206</text:p>
          </table:table-cell>
          <table:table-cell table:number-columns-repeated="2"/>
        </table:table-row>
        <table:table-row table:style-name="ro1">
          <table:table-cell office:value-type="float" office:value="30808" calcext:value-type="float">
            <text:p>30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01" calcext:value-type="float">
            <text:p>-5201</text:p>
          </table:table-cell>
          <table:table-cell office:value-type="float" office:value="-23866.5625438461" calcext:value-type="float">
            <text:p>-23866.5625438461</text:p>
          </table:table-cell>
          <table:table-cell table:number-columns-repeated="2"/>
        </table:table-row>
        <table:table-row table:style-name="ro1">
          <table:table-cell office:value-type="float" office:value="30834" calcext:value-type="float">
            <text:p>3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90" calcext:value-type="float">
            <text:p>-5690</text:p>
          </table:table-cell>
          <table:table-cell office:value-type="float" office:value="-23307.2836963432" calcext:value-type="float">
            <text:p>-23307.2836963432</text:p>
          </table:table-cell>
          <table:table-cell table:number-columns-repeated="2"/>
        </table:table-row>
        <table:table-row table:style-name="ro1">
          <table:table-cell office:value-type="float" office:value="30860" calcext:value-type="float">
            <text:p>30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04" calcext:value-type="float">
            <text:p>-6204</text:p>
          </table:table-cell>
          <table:table-cell office:value-type="float" office:value="-22781.0288133788" calcext:value-type="float">
            <text:p>-22781.0288133788</text:p>
          </table:table-cell>
          <table:table-cell table:number-columns-repeated="2"/>
        </table:table-row>
        <table:table-row table:style-name="ro1">
          <table:table-cell office:value-type="float" office:value="30886" calcext:value-type="float">
            <text:p>30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81" calcext:value-type="float">
            <text:p>-6681</text:p>
          </table:table-cell>
          <table:table-cell office:value-type="float" office:value="-22285.6433114286" calcext:value-type="float">
            <text:p>-22285.6433114286</text:p>
          </table:table-cell>
          <table:table-cell table:number-columns-repeated="2"/>
        </table:table-row>
        <table:table-row table:style-name="ro1">
          <table:table-cell office:value-type="float" office:value="30912" calcext:value-type="float">
            <text:p>30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67" calcext:value-type="float">
            <text:p>-7167</text:p>
          </table:table-cell>
          <table:table-cell office:value-type="float" office:value="-21820.4542864616" calcext:value-type="float">
            <text:p>-21820.4542864616</text:p>
          </table:table-cell>
          <table:table-cell table:number-columns-repeated="2"/>
        </table:table-row>
        <table:table-row table:style-name="ro1">
          <table:table-cell office:value-type="float" office:value="30938" calcext:value-type="float">
            <text:p>30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80" calcext:value-type="float">
            <text:p>-7680</text:p>
          </table:table-cell>
          <table:table-cell office:value-type="float" office:value="-21385.3633853397" calcext:value-type="float">
            <text:p>-21385.3633853397</text:p>
          </table:table-cell>
          <table:table-cell table:number-columns-repeated="2"/>
        </table:table-row>
        <table:table-row table:style-name="ro1">
          <table:table-cell office:value-type="float" office:value="30964" calcext:value-type="float">
            <text:p>30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88" calcext:value-type="float">
            <text:p>-8088</text:p>
          </table:table-cell>
          <table:table-cell office:value-type="float" office:value="-20976.2137427139" calcext:value-type="float">
            <text:p>-20976.2137427139</text:p>
          </table:table-cell>
          <table:table-cell table:number-columns-repeated="2"/>
        </table:table-row>
        <table:table-row table:style-name="ro1">
          <table:table-cell office:value-type="float" office:value="30990" calcext:value-type="float">
            <text:p>30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69" calcext:value-type="float">
            <text:p>-8569</text:p>
          </table:table-cell>
          <table:table-cell office:value-type="float" office:value="-20594.4533198611" calcext:value-type="float">
            <text:p>-20594.4533198611</text:p>
          </table:table-cell>
          <table:table-cell table:number-columns-repeated="2"/>
        </table:table-row>
        <table:table-row table:style-name="ro1">
          <table:table-cell office:value-type="float" office:value="31016" calcext:value-type="float">
            <text:p>3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12" calcext:value-type="float">
            <text:p>-9012</text:p>
          </table:table-cell>
          <table:table-cell office:value-type="float" office:value="-20238.0701407885" calcext:value-type="float">
            <text:p>-20238.0701407885</text:p>
          </table:table-cell>
          <table:table-cell table:number-columns-repeated="2"/>
        </table:table-row>
        <table:table-row table:style-name="ro1">
          <table:table-cell office:value-type="float" office:value="31042" calcext:value-type="float">
            <text:p>31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45" calcext:value-type="float">
            <text:p>-9445</text:p>
          </table:table-cell>
          <table:table-cell office:value-type="float" office:value="-19905.9756749181" calcext:value-type="float">
            <text:p>-19905.9756749181</text:p>
          </table:table-cell>
          <table:table-cell table:number-columns-repeated="2"/>
        </table:table-row>
        <table:table-row table:style-name="ro1">
          <table:table-cell office:value-type="float" office:value="31068" calcext:value-type="float">
            <text:p>31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96" calcext:value-type="float">
            <text:p>-9896</text:p>
          </table:table-cell>
          <table:table-cell office:value-type="float" office:value="-19597.9764233821" calcext:value-type="float">
            <text:p>-19597.9764233821</text:p>
          </table:table-cell>
          <table:table-cell table:number-columns-repeated="2"/>
        </table:table-row>
        <table:table-row table:style-name="ro1">
          <table:table-cell office:value-type="float" office:value="31094" calcext:value-type="float">
            <text:p>31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13" calcext:value-type="float">
            <text:p>-10313</text:p>
          </table:table-cell>
          <table:table-cell office:value-type="float" office:value="-19312.2848411242" calcext:value-type="float">
            <text:p>-19312.2848411242</text:p>
          </table:table-cell>
          <table:table-cell table:number-columns-repeated="2"/>
        </table:table-row>
        <table:table-row table:style-name="ro1">
          <table:table-cell office:value-type="float" office:value="31120" calcext:value-type="float">
            <text:p>31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91" calcext:value-type="float">
            <text:p>-10791</text:p>
          </table:table-cell>
          <table:table-cell office:value-type="float" office:value="-19050.0914613973" calcext:value-type="float">
            <text:p>-19050.0914613973</text:p>
          </table:table-cell>
          <table:table-cell table:number-columns-repeated="2"/>
        </table:table-row>
        <table:table-row table:style-name="ro1">
          <table:table-cell office:value-type="float" office:value="31145" calcext:value-type="float">
            <text:p>31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85" calcext:value-type="float">
            <text:p>-11185</text:p>
          </table:table-cell>
          <table:table-cell office:value-type="float" office:value="-18808.0886472005" calcext:value-type="float">
            <text:p>-18808.0886472005</text:p>
          </table:table-cell>
          <table:table-cell table:number-columns-repeated="2"/>
        </table:table-row>
        <table:table-row table:style-name="ro1">
          <table:table-cell office:value-type="float" office:value="31172" calcext:value-type="float">
            <text:p>3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79" calcext:value-type="float">
            <text:p>-11579</text:p>
          </table:table-cell>
          <table:table-cell office:value-type="float" office:value="-18585.6551503635" calcext:value-type="float">
            <text:p>-18585.6551503635</text:p>
          </table:table-cell>
          <table:table-cell table:number-columns-repeated="2"/>
        </table:table-row>
        <table:table-row table:style-name="ro1">
          <table:table-cell office:value-type="float" office:value="31198" calcext:value-type="float">
            <text:p>31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970" calcext:value-type="float">
            <text:p>-11970</text:p>
          </table:table-cell>
          <table:table-cell office:value-type="float" office:value="-18382.0965303523" calcext:value-type="float">
            <text:p>-18382.0965303523</text:p>
          </table:table-cell>
          <table:table-cell table:number-columns-repeated="2"/>
        </table:table-row>
        <table:table-row table:style-name="ro1">
          <table:table-cell office:value-type="float" office:value="31224" calcext:value-type="float">
            <text:p>31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94" calcext:value-type="float">
            <text:p>-12394</text:p>
          </table:table-cell>
          <table:table-cell office:value-type="float" office:value="-18197.8474063415" calcext:value-type="float">
            <text:p>-18197.8474063415</text:p>
          </table:table-cell>
          <table:table-cell table:number-columns-repeated="2"/>
        </table:table-row>
        <table:table-row table:style-name="ro1">
          <table:table-cell office:value-type="float" office:value="31250" calcext:value-type="float">
            <text:p>31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20" calcext:value-type="float">
            <text:p>-12820</text:p>
          </table:table-cell>
          <table:table-cell office:value-type="float" office:value="-18032.3751784541" calcext:value-type="float">
            <text:p>-18032.3751784541</text:p>
          </table:table-cell>
          <table:table-cell table:number-columns-repeated="2"/>
        </table:table-row>
        <table:table-row table:style-name="ro1">
          <table:table-cell office:value-type="float" office:value="31276" calcext:value-type="float">
            <text:p>3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150" calcext:value-type="float">
            <text:p>-13150</text:p>
          </table:table-cell>
          <table:table-cell office:value-type="float" office:value="-17882.1482498863" calcext:value-type="float">
            <text:p>-17882.1482498863</text:p>
          </table:table-cell>
          <table:table-cell table:number-columns-repeated="2"/>
        </table:table-row>
        <table:table-row table:style-name="ro1">
          <table:table-cell office:value-type="float" office:value="31302" calcext:value-type="float">
            <text:p>31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32" calcext:value-type="float">
            <text:p>-13532</text:p>
          </table:table-cell>
          <table:table-cell office:value-type="float" office:value="-17748.2975345051" calcext:value-type="float">
            <text:p>-17748.2975345051</text:p>
          </table:table-cell>
          <table:table-cell table:number-columns-repeated="2"/>
        </table:table-row>
        <table:table-row table:style-name="ro1">
          <table:table-cell office:value-type="float" office:value="31328" calcext:value-type="float">
            <text:p>31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08" calcext:value-type="float">
            <text:p>-13908</text:p>
          </table:table-cell>
          <table:table-cell office:value-type="float" office:value="-17630.1345334434" calcext:value-type="float">
            <text:p>-17630.1345334434</text:p>
          </table:table-cell>
          <table:table-cell table:number-columns-repeated="2"/>
        </table:table-row>
        <table:table-row table:style-name="ro1">
          <table:table-cell office:value-type="float" office:value="31354" calcext:value-type="float">
            <text:p>31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56" calcext:value-type="float">
            <text:p>-14256</text:p>
          </table:table-cell>
          <table:table-cell office:value-type="float" office:value="-17526.3150093375" calcext:value-type="float">
            <text:p>-17526.3150093375</text:p>
          </table:table-cell>
          <table:table-cell table:number-columns-repeated="2"/>
        </table:table-row>
        <table:table-row table:style-name="ro1">
          <table:table-cell office:value-type="float" office:value="31379" calcext:value-type="float">
            <text:p>31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25" calcext:value-type="float">
            <text:p>-14625</text:p>
          </table:table-cell>
          <table:table-cell office:value-type="float" office:value="-17437.043778281" calcext:value-type="float">
            <text:p>-17437.043778281</text:p>
          </table:table-cell>
          <table:table-cell table:number-columns-repeated="2"/>
        </table:table-row>
        <table:table-row table:style-name="ro1">
          <table:table-cell office:value-type="float" office:value="31405" calcext:value-type="float">
            <text:p>31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79" calcext:value-type="float">
            <text:p>-14979</text:p>
          </table:table-cell>
          <table:table-cell office:value-type="float" office:value="-17361.4116620262" calcext:value-type="float">
            <text:p>-17361.4116620262</text:p>
          </table:table-cell>
          <table:table-cell table:number-columns-repeated="2"/>
        </table:table-row>
        <table:table-row table:style-name="ro1">
          <table:table-cell office:value-type="float" office:value="31431" calcext:value-type="float">
            <text:p>31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09" calcext:value-type="float">
            <text:p>-15309</text:p>
          </table:table-cell>
          <table:table-cell office:value-type="float" office:value="-17298.2605339638" calcext:value-type="float">
            <text:p>-17298.2605339638</text:p>
          </table:table-cell>
          <table:table-cell table:number-columns-repeated="2"/>
        </table:table-row>
        <table:table-row table:style-name="ro1">
          <table:table-cell office:value-type="float" office:value="31458" calcext:value-type="float">
            <text:p>31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41" calcext:value-type="float">
            <text:p>-15641</text:p>
          </table:table-cell>
          <table:table-cell office:value-type="float" office:value="-17247.2679021495" calcext:value-type="float">
            <text:p>-17247.2679021495</text:p>
          </table:table-cell>
          <table:table-cell table:number-columns-repeated="2"/>
        </table:table-row>
        <table:table-row table:style-name="ro1">
          <table:table-cell office:value-type="float" office:value="31484" calcext:value-type="float">
            <text:p>31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48" calcext:value-type="float">
            <text:p>-15948</text:p>
          </table:table-cell>
          <table:table-cell office:value-type="float" office:value="-17207.2904282372" calcext:value-type="float">
            <text:p>-17207.2904282372</text:p>
          </table:table-cell>
          <table:table-cell table:number-columns-repeated="2"/>
        </table:table-row>
        <table:table-row table:style-name="ro1">
          <table:table-cell office:value-type="float" office:value="31510" calcext:value-type="float">
            <text:p>31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92" calcext:value-type="float">
            <text:p>-16292</text:p>
          </table:table-cell>
          <table:table-cell office:value-type="float" office:value="-17179.1276458299" calcext:value-type="float">
            <text:p>-17179.1276458299</text:p>
          </table:table-cell>
          <table:table-cell table:number-columns-repeated="2"/>
        </table:table-row>
        <table:table-row table:style-name="ro1">
          <table:table-cell office:value-type="float" office:value="31535" calcext:value-type="float">
            <text:p>31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586" calcext:value-type="float">
            <text:p>-16586</text:p>
          </table:table-cell>
          <table:table-cell office:value-type="float" office:value="-17160.8775644198" calcext:value-type="float">
            <text:p>-17160.8775644198</text:p>
          </table:table-cell>
          <table:table-cell table:number-columns-repeated="2"/>
        </table:table-row>
        <table:table-row table:style-name="ro1">
          <table:table-cell office:value-type="float" office:value="31562" calcext:value-type="float">
            <text:p>3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881" calcext:value-type="float">
            <text:p>-16881</text:p>
          </table:table-cell>
          <table:table-cell office:value-type="float" office:value="-17152.265947053" calcext:value-type="float">
            <text:p>-17152.265947053</text:p>
          </table:table-cell>
          <table:table-cell table:number-columns-repeated="2"/>
        </table:table-row>
        <table:table-row table:style-name="ro1">
          <table:table-cell office:value-type="float" office:value="31588" calcext:value-type="float">
            <text:p>31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173" calcext:value-type="float">
            <text:p>-17173</text:p>
          </table:table-cell>
          <table:table-cell office:value-type="float" office:value="-17152.9039179129" calcext:value-type="float">
            <text:p>-17152.9039179129</text:p>
          </table:table-cell>
          <table:table-cell table:number-columns-repeated="2"/>
        </table:table-row>
        <table:table-row table:style-name="ro1">
          <table:table-cell office:value-type="float" office:value="31614" calcext:value-type="float">
            <text:p>31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441" calcext:value-type="float">
            <text:p>-17441</text:p>
          </table:table-cell>
          <table:table-cell office:value-type="float" office:value="-17161.7684127464" calcext:value-type="float">
            <text:p>-17161.7684127464</text:p>
          </table:table-cell>
          <table:table-cell table:number-columns-repeated="2"/>
        </table:table-row>
        <table:table-row table:style-name="ro1">
          <table:table-cell office:value-type="float" office:value="31639" calcext:value-type="float">
            <text:p>31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37" calcext:value-type="float">
            <text:p>-17737</text:p>
          </table:table-cell>
          <table:table-cell office:value-type="float" office:value="-17179.4678462003" calcext:value-type="float">
            <text:p>-17179.4678462003</text:p>
          </table:table-cell>
          <table:table-cell table:number-columns-repeated="2"/>
        </table:table-row>
        <table:table-row table:style-name="ro1">
          <table:table-cell office:value-type="float" office:value="31665" calcext:value-type="float">
            <text:p>31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94" calcext:value-type="float">
            <text:p>-17994</text:p>
          </table:table-cell>
          <table:table-cell office:value-type="float" office:value="-17204.5303740096" calcext:value-type="float">
            <text:p>-17204.5303740096</text:p>
          </table:table-cell>
          <table:table-cell table:number-columns-repeated="2"/>
        </table:table-row>
        <table:table-row table:style-name="ro1">
          <table:table-cell office:value-type="float" office:value="31690" calcext:value-type="float">
            <text:p>31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58" calcext:value-type="float">
            <text:p>-18258</text:p>
          </table:table-cell>
          <table:table-cell office:value-type="float" office:value="-17236.94482404" calcext:value-type="float">
            <text:p>-17236.94482404</text:p>
          </table:table-cell>
          <table:table-cell table:number-columns-repeated="2"/>
        </table:table-row>
        <table:table-row table:style-name="ro1">
          <table:table-cell office:value-type="float" office:value="31715" calcext:value-type="float">
            <text:p>31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481" calcext:value-type="float">
            <text:p>-18481</text:p>
          </table:table-cell>
          <table:table-cell office:value-type="float" office:value="-17275.2234448388" calcext:value-type="float">
            <text:p>-17275.2234448388</text:p>
          </table:table-cell>
          <table:table-cell table:number-columns-repeated="2"/>
        </table:table-row>
        <table:table-row table:style-name="ro1">
          <table:table-cell office:value-type="float" office:value="31742" calcext:value-type="float">
            <text:p>31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710" calcext:value-type="float">
            <text:p>-18710</text:p>
          </table:table-cell>
          <table:table-cell office:value-type="float" office:value="-17319.3704157669" calcext:value-type="float">
            <text:p>-17319.3704157669</text:p>
          </table:table-cell>
          <table:table-cell table:number-columns-repeated="2"/>
        </table:table-row>
        <table:table-row table:style-name="ro1">
          <table:table-cell office:value-type="float" office:value="31768" calcext:value-type="float">
            <text:p>31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962" calcext:value-type="float">
            <text:p>-18962</text:p>
          </table:table-cell>
          <table:table-cell office:value-type="float" office:value="-17369.9128645125" calcext:value-type="float">
            <text:p>-17369.9128645125</text:p>
          </table:table-cell>
          <table:table-cell table:number-columns-repeated="2"/>
        </table:table-row>
        <table:table-row table:style-name="ro1">
          <table:table-cell office:value-type="float" office:value="31794" calcext:value-type="float">
            <text:p>31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206" calcext:value-type="float">
            <text:p>-19206</text:p>
          </table:table-cell>
          <table:table-cell office:value-type="float" office:value="-17426.4078532967" calcext:value-type="float">
            <text:p>-17426.4078532967</text:p>
          </table:table-cell>
          <table:table-cell table:number-columns-repeated="2"/>
        </table:table-row>
        <table:table-row table:style-name="ro1">
          <table:table-cell office:value-type="float" office:value="31820" calcext:value-type="float">
            <text:p>31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10" calcext:value-type="float">
            <text:p>-19410</text:p>
          </table:table-cell>
          <table:table-cell office:value-type="float" office:value="-17487.4414578107" calcext:value-type="float">
            <text:p>-17487.4414578107</text:p>
          </table:table-cell>
          <table:table-cell table:number-columns-repeated="2"/>
        </table:table-row>
        <table:table-row table:style-name="ro1">
          <table:table-cell office:value-type="float" office:value="31846" calcext:value-type="float">
            <text:p>31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98" calcext:value-type="float">
            <text:p>-19598</text:p>
          </table:table-cell>
          <table:table-cell office:value-type="float" office:value="-17552.3817206473" calcext:value-type="float">
            <text:p>-17552.3817206473</text:p>
          </table:table-cell>
          <table:table-cell table:number-columns-repeated="2"/>
        </table:table-row>
        <table:table-row table:style-name="ro1">
          <table:table-cell office:value-type="float" office:value="31871" calcext:value-type="float">
            <text:p>31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787" calcext:value-type="float">
            <text:p>-19787</text:p>
          </table:table-cell>
          <table:table-cell office:value-type="float" office:value="-17621.1392061658" calcext:value-type="float">
            <text:p>-17621.1392061658</text:p>
          </table:table-cell>
          <table:table-cell table:number-columns-repeated="2"/>
        </table:table-row>
        <table:table-row table:style-name="ro1">
          <table:table-cell office:value-type="float" office:value="31898" calcext:value-type="float">
            <text:p>31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984" calcext:value-type="float">
            <text:p>-19984</text:p>
          </table:table-cell>
          <table:table-cell office:value-type="float" office:value="-17693.8426152069" calcext:value-type="float">
            <text:p>-17693.8426152069</text:p>
          </table:table-cell>
          <table:table-cell table:number-columns-repeated="2"/>
        </table:table-row>
        <table:table-row table:style-name="ro1">
          <table:table-cell office:value-type="float" office:value="31924" calcext:value-type="float">
            <text:p>3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170" calcext:value-type="float">
            <text:p>-20170</text:p>
          </table:table-cell>
          <table:table-cell office:value-type="float" office:value="-17770.0320732005" calcext:value-type="float">
            <text:p>-17770.0320732005</text:p>
          </table:table-cell>
          <table:table-cell table:number-columns-repeated="2"/>
        </table:table-row>
        <table:table-row table:style-name="ro1">
          <table:table-cell office:value-type="float" office:value="31950" calcext:value-type="float">
            <text:p>31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330" calcext:value-type="float">
            <text:p>-20330</text:p>
          </table:table-cell>
          <table:table-cell office:value-type="float" office:value="-17848.800317102" calcext:value-type="float">
            <text:p>-17848.800317102</text:p>
          </table:table-cell>
          <table:table-cell table:number-columns-repeated="2"/>
        </table:table-row>
        <table:table-row table:style-name="ro1">
          <table:table-cell office:value-type="float" office:value="31976" calcext:value-type="float">
            <text:p>31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498" calcext:value-type="float">
            <text:p>-20498</text:p>
          </table:table-cell>
          <table:table-cell office:value-type="float" office:value="-17930.3141534989" calcext:value-type="float">
            <text:p>-17930.3141534989</text:p>
          </table:table-cell>
          <table:table-cell table:number-columns-repeated="2"/>
        </table:table-row>
        <table:table-row table:style-name="ro1">
          <table:table-cell office:value-type="float" office:value="32002" calcext:value-type="float">
            <text:p>3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638" calcext:value-type="float">
            <text:p>-20638</text:p>
          </table:table-cell>
          <table:table-cell office:value-type="float" office:value="-18013.6275641604" calcext:value-type="float">
            <text:p>-18013.6275641604</text:p>
          </table:table-cell>
          <table:table-cell table:number-columns-repeated="2"/>
        </table:table-row>
        <table:table-row table:style-name="ro1">
          <table:table-cell office:value-type="float" office:value="32028" calcext:value-type="float">
            <text:p>32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85" calcext:value-type="float">
            <text:p>-20785</text:p>
          </table:table-cell>
          <table:table-cell office:value-type="float" office:value="-18098.9005621863" calcext:value-type="float">
            <text:p>-18098.9005621863</text:p>
          </table:table-cell>
          <table:table-cell table:number-columns-repeated="2"/>
        </table:table-row>
        <table:table-row table:style-name="ro1">
          <table:table-cell office:value-type="float" office:value="32054" calcext:value-type="float">
            <text:p>32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920" calcext:value-type="float">
            <text:p>-20920</text:p>
          </table:table-cell>
          <table:table-cell office:value-type="float" office:value="-18185.7036218113" calcext:value-type="float">
            <text:p>-18185.7036218113</text:p>
          </table:table-cell>
          <table:table-cell table:number-columns-repeated="2"/>
        </table:table-row>
        <table:table-row table:style-name="ro1">
          <table:table-cell office:value-type="float" office:value="32080" calcext:value-type="float">
            <text:p>32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044" calcext:value-type="float">
            <text:p>-21044</text:p>
          </table:table-cell>
          <table:table-cell office:value-type="float" office:value="-18273.6512026787" calcext:value-type="float">
            <text:p>-18273.6512026787</text:p>
          </table:table-cell>
          <table:table-cell table:number-columns-repeated="2"/>
        </table:table-row>
        <table:table-row table:style-name="ro1">
          <table:table-cell office:value-type="float" office:value="32106" calcext:value-type="float">
            <text:p>3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146" calcext:value-type="float">
            <text:p>-21146</text:p>
          </table:table-cell>
          <table:table-cell office:value-type="float" office:value="-18362.0311656732" calcext:value-type="float">
            <text:p>-18362.0311656732</text:p>
          </table:table-cell>
          <table:table-cell table:number-columns-repeated="2"/>
        </table:table-row>
        <table:table-row table:style-name="ro1">
          <table:table-cell office:value-type="float" office:value="32132" calcext:value-type="float">
            <text:p>3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260" calcext:value-type="float">
            <text:p>-21260</text:p>
          </table:table-cell>
          <table:table-cell office:value-type="float" office:value="-18451.1994374986" calcext:value-type="float">
            <text:p>-18451.1994374986</text:p>
          </table:table-cell>
          <table:table-cell table:number-columns-repeated="2"/>
        </table:table-row>
        <table:table-row table:style-name="ro1">
          <table:table-cell office:value-type="float" office:value="32158" calcext:value-type="float">
            <text:p>32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42" calcext:value-type="float">
            <text:p>-21342</text:p>
          </table:table-cell>
          <table:table-cell office:value-type="float" office:value="-18540.147147114" calcext:value-type="float">
            <text:p>-18540.147147114</text:p>
          </table:table-cell>
          <table:table-cell table:number-columns-repeated="2"/>
        </table:table-row>
        <table:table-row table:style-name="ro1">
          <table:table-cell office:value-type="float" office:value="32184" calcext:value-type="float">
            <text:p>32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412" calcext:value-type="float">
            <text:p>-21412</text:p>
          </table:table-cell>
          <table:table-cell office:value-type="float" office:value="-18628.5118502798" calcext:value-type="float">
            <text:p>-18628.5118502798</text:p>
          </table:table-cell>
          <table:table-cell table:number-columns-repeated="2"/>
        </table:table-row>
        <table:table-row table:style-name="ro1">
          <table:table-cell office:value-type="float" office:value="32210" calcext:value-type="float">
            <text:p>32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488" calcext:value-type="float">
            <text:p>-21488</text:p>
          </table:table-cell>
          <table:table-cell office:value-type="float" office:value="-18716.4961010404" calcext:value-type="float">
            <text:p>-18716.4961010404</text:p>
          </table:table-cell>
          <table:table-cell table:number-columns-repeated="2"/>
        </table:table-row>
        <table:table-row table:style-name="ro1">
          <table:table-cell office:value-type="float" office:value="32236" calcext:value-type="float">
            <text:p>3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553" calcext:value-type="float">
            <text:p>-21553</text:p>
          </table:table-cell>
          <table:table-cell office:value-type="float" office:value="-18803.7731440853" calcext:value-type="float">
            <text:p>-18803.7731440853</text:p>
          </table:table-cell>
          <table:table-cell table:number-columns-repeated="2"/>
        </table:table-row>
        <table:table-row table:style-name="ro1">
          <table:table-cell office:value-type="float" office:value="32262" calcext:value-type="float">
            <text:p>32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590" calcext:value-type="float">
            <text:p>-21590</text:p>
          </table:table-cell>
          <table:table-cell office:value-type="float" office:value="-18889.5032011904" calcext:value-type="float">
            <text:p>-18889.5032011904</text:p>
          </table:table-cell>
          <table:table-cell table:number-columns-repeated="2"/>
        </table:table-row>
        <table:table-row table:style-name="ro1">
          <table:table-cell office:value-type="float" office:value="32288" calcext:value-type="float">
            <text:p>32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32" calcext:value-type="float">
            <text:p>-21632</text:p>
          </table:table-cell>
          <table:table-cell office:value-type="float" office:value="-18973.8877180768" calcext:value-type="float">
            <text:p>-18973.8877180768</text:p>
          </table:table-cell>
          <table:table-cell table:number-columns-repeated="2"/>
        </table:table-row>
        <table:table-row table:style-name="ro1">
          <table:table-cell office:value-type="float" office:value="32314" calcext:value-type="float">
            <text:p>32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48" calcext:value-type="float">
            <text:p>-21648</text:p>
          </table:table-cell>
          <table:table-cell office:value-type="float" office:value="-19056.1680959821" calcext:value-type="float">
            <text:p>-19056.1680959821</text:p>
          </table:table-cell>
          <table:table-cell table:number-columns-repeated="2"/>
        </table:table-row>
        <table:table-row table:style-name="ro1">
          <table:table-cell office:value-type="float" office:value="32340" calcext:value-type="float">
            <text:p>32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56" calcext:value-type="float">
            <text:p>-21656</text:p>
          </table:table-cell>
          <table:table-cell office:value-type="float" office:value="-19136.1629237981" calcext:value-type="float">
            <text:p>-19136.1629237981</text:p>
          </table:table-cell>
          <table:table-cell table:number-columns-repeated="2"/>
        </table:table-row>
        <table:table-row table:style-name="ro1">
          <table:table-cell office:value-type="float" office:value="32366" calcext:value-type="float">
            <text:p>32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74" calcext:value-type="float">
            <text:p>-21674</text:p>
          </table:table-cell>
          <table:table-cell office:value-type="float" office:value="-19214.2502184504" calcext:value-type="float">
            <text:p>-19214.2502184504</text:p>
          </table:table-cell>
          <table:table-cell table:number-columns-repeated="2"/>
        </table:table-row>
        <table:table-row table:style-name="ro1">
          <table:table-cell office:value-type="float" office:value="32392" calcext:value-type="float">
            <text:p>32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62" calcext:value-type="float">
            <text:p>-21662</text:p>
          </table:table-cell>
          <table:table-cell office:value-type="float" office:value="-19289.5655963443" calcext:value-type="float">
            <text:p>-19289.5655963443</text:p>
          </table:table-cell>
          <table:table-cell table:number-columns-repeated="2"/>
        </table:table-row>
        <table:table-row table:style-name="ro1">
          <table:table-cell office:value-type="float" office:value="32418" calcext:value-type="float">
            <text:p>32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28" calcext:value-type="float">
            <text:p>-21628</text:p>
          </table:table-cell>
          <table:table-cell office:value-type="float" office:value="-19361.5174241491" calcext:value-type="float">
            <text:p>-19361.5174241491</text:p>
          </table:table-cell>
          <table:table-cell table:number-columns-repeated="2"/>
        </table:table-row>
        <table:table-row table:style-name="ro1">
          <table:table-cell office:value-type="float" office:value="32444" calcext:value-type="float">
            <text:p>32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06" calcext:value-type="float">
            <text:p>-21606</text:p>
          </table:table-cell>
          <table:table-cell office:value-type="float" office:value="-19430.5784264829" calcext:value-type="float">
            <text:p>-19430.5784264829</text:p>
          </table:table-cell>
          <table:table-cell table:number-columns-repeated="2"/>
        </table:table-row>
        <table:table-row table:style-name="ro1">
          <table:table-cell office:value-type="float" office:value="32469" calcext:value-type="float">
            <text:p>32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569" calcext:value-type="float">
            <text:p>-21569</text:p>
          </table:table-cell>
          <table:table-cell office:value-type="float" office:value="-19496.3760133604" calcext:value-type="float">
            <text:p>-19496.3760133604</text:p>
          </table:table-cell>
          <table:table-cell table:number-columns-repeated="2"/>
        </table:table-row>
        <table:table-row table:style-name="ro1">
          <table:table-cell office:value-type="float" office:value="32496" calcext:value-type="float">
            <text:p>32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505" calcext:value-type="float">
            <text:p>-21505</text:p>
          </table:table-cell>
          <table:table-cell office:value-type="float" office:value="-19558.1798283339" calcext:value-type="float">
            <text:p>-19558.1798283339</text:p>
          </table:table-cell>
          <table:table-cell table:number-columns-repeated="2"/>
        </table:table-row>
        <table:table-row table:style-name="ro1">
          <table:table-cell office:value-type="float" office:value="32522" calcext:value-type="float">
            <text:p>32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438" calcext:value-type="float">
            <text:p>-21438</text:p>
          </table:table-cell>
          <table:table-cell office:value-type="float" office:value="-19616.0204490006" calcext:value-type="float">
            <text:p>-19616.0204490006</text:p>
          </table:table-cell>
          <table:table-cell table:number-columns-repeated="2"/>
        </table:table-row>
        <table:table-row table:style-name="ro1">
          <table:table-cell office:value-type="float" office:value="32548" calcext:value-type="float">
            <text:p>32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62" calcext:value-type="float">
            <text:p>-21362</text:p>
          </table:table-cell>
          <table:table-cell office:value-type="float" office:value="-19669.7428967236" calcext:value-type="float">
            <text:p>-19669.7428967236</text:p>
          </table:table-cell>
          <table:table-cell table:number-columns-repeated="2"/>
        </table:table-row>
        <table:table-row table:style-name="ro1">
          <table:table-cell office:value-type="float" office:value="32574" calcext:value-type="float">
            <text:p>32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250" calcext:value-type="float">
            <text:p>-21250</text:p>
          </table:table-cell>
          <table:table-cell office:value-type="float" office:value="-19718.366192209" calcext:value-type="float">
            <text:p>-19718.366192209</text:p>
          </table:table-cell>
          <table:table-cell table:number-columns-repeated="2"/>
        </table:table-row>
        <table:table-row table:style-name="ro1">
          <table:table-cell office:value-type="float" office:value="32599" calcext:value-type="float">
            <text:p>32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145" calcext:value-type="float">
            <text:p>-21145</text:p>
          </table:table-cell>
          <table:table-cell office:value-type="float" office:value="-19762.2626170641" calcext:value-type="float">
            <text:p>-19762.2626170641</text:p>
          </table:table-cell>
          <table:table-cell table:number-columns-repeated="2"/>
        </table:table-row>
        <table:table-row table:style-name="ro1">
          <table:table-cell office:value-type="float" office:value="32626" calcext:value-type="float">
            <text:p>3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033" calcext:value-type="float">
            <text:p>-21033</text:p>
          </table:table-cell>
          <table:table-cell office:value-type="float" office:value="-19801.3622288468" calcext:value-type="float">
            <text:p>-19801.3622288468</text:p>
          </table:table-cell>
          <table:table-cell table:number-columns-repeated="2"/>
        </table:table-row>
        <table:table-row table:style-name="ro1">
          <table:table-cell office:value-type="float" office:value="32652" calcext:value-type="float">
            <text:p>32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885" calcext:value-type="float">
            <text:p>-20885</text:p>
          </table:table-cell>
          <table:table-cell office:value-type="float" office:value="-19834.7049294977" calcext:value-type="float">
            <text:p>-19834.7049294977</text:p>
          </table:table-cell>
          <table:table-cell table:number-columns-repeated="2"/>
        </table:table-row>
        <table:table-row table:style-name="ro1">
          <table:table-cell office:value-type="float" office:value="32677" calcext:value-type="float">
            <text:p>32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46" calcext:value-type="float">
            <text:p>-20746</text:p>
          </table:table-cell>
          <table:table-cell office:value-type="float" office:value="-19862.7447778208" calcext:value-type="float">
            <text:p>-19862.7447778208</text:p>
          </table:table-cell>
          <table:table-cell table:number-columns-repeated="2"/>
        </table:table-row>
        <table:table-row table:style-name="ro1">
          <table:table-cell office:value-type="float" office:value="32704" calcext:value-type="float">
            <text:p>32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577" calcext:value-type="float">
            <text:p>-20577</text:p>
          </table:table-cell>
          <table:table-cell office:value-type="float" office:value="-19884.7218615802" calcext:value-type="float">
            <text:p>-19884.7218615802</text:p>
          </table:table-cell>
          <table:table-cell table:number-columns-repeated="2"/>
        </table:table-row>
        <table:table-row table:style-name="ro1">
          <table:table-cell office:value-type="float" office:value="32730" calcext:value-type="float">
            <text:p>3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397" calcext:value-type="float">
            <text:p>-20397</text:p>
          </table:table-cell>
          <table:table-cell office:value-type="float" office:value="-19900.4842658392" calcext:value-type="float">
            <text:p>-19900.4842658392</text:p>
          </table:table-cell>
          <table:table-cell table:number-columns-repeated="2"/>
        </table:table-row>
        <table:table-row table:style-name="ro1">
          <table:table-cell office:value-type="float" office:value="32756" calcext:value-type="float">
            <text:p>32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206" calcext:value-type="float">
            <text:p>-20206</text:p>
          </table:table-cell>
          <table:table-cell office:value-type="float" office:value="-19909.8847499673" calcext:value-type="float">
            <text:p>-19909.8847499673</text:p>
          </table:table-cell>
          <table:table-cell table:number-columns-repeated="2"/>
        </table:table-row>
        <table:table-row table:style-name="ro1">
          <table:table-cell office:value-type="float" office:value="32782" calcext:value-type="float">
            <text:p>32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020" calcext:value-type="float">
            <text:p>-20020</text:p>
          </table:table-cell>
          <table:table-cell office:value-type="float" office:value="-19913.2729115067" calcext:value-type="float">
            <text:p>-19913.2729115067</text:p>
          </table:table-cell>
          <table:table-cell table:number-columns-repeated="2"/>
        </table:table-row>
        <table:table-row table:style-name="ro1">
          <table:table-cell office:value-type="float" office:value="32808" calcext:value-type="float">
            <text:p>32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802" calcext:value-type="float">
            <text:p>-19802</text:p>
          </table:table-cell>
          <table:table-cell office:value-type="float" office:value="-19909.8491296142" calcext:value-type="float">
            <text:p>-19909.8491296142</text:p>
          </table:table-cell>
          <table:table-cell table:number-columns-repeated="2"/>
        </table:table-row>
        <table:table-row table:style-name="ro1">
          <table:table-cell office:value-type="float" office:value="32833" calcext:value-type="float">
            <text:p>32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67" calcext:value-type="float">
            <text:p>-19567</text:p>
          </table:table-cell>
          <table:table-cell office:value-type="float" office:value="-19899.2999256261" calcext:value-type="float">
            <text:p>-19899.2999256261</text:p>
          </table:table-cell>
          <table:table-cell table:number-columns-repeated="2"/>
        </table:table-row>
        <table:table-row table:style-name="ro1">
          <table:table-cell office:value-type="float" office:value="32860" calcext:value-type="float">
            <text:p>32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297" calcext:value-type="float">
            <text:p>-19297</text:p>
          </table:table-cell>
          <table:table-cell office:value-type="float" office:value="-19880.7676202222" calcext:value-type="float">
            <text:p>-19880.7676202222</text:p>
          </table:table-cell>
          <table:table-cell table:number-columns-repeated="2"/>
        </table:table-row>
        <table:table-row table:style-name="ro1">
          <table:table-cell office:value-type="float" office:value="32886" calcext:value-type="float">
            <text:p>32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043" calcext:value-type="float">
            <text:p>-19043</text:p>
          </table:table-cell>
          <table:table-cell office:value-type="float" office:value="-19854.9901549846" calcext:value-type="float">
            <text:p>-19854.9901549846</text:p>
          </table:table-cell>
          <table:table-cell table:number-columns-repeated="2"/>
        </table:table-row>
        <table:table-row table:style-name="ro1">
          <table:table-cell office:value-type="float" office:value="32912" calcext:value-type="float">
            <text:p>32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783" calcext:value-type="float">
            <text:p>-18783</text:p>
          </table:table-cell>
          <table:table-cell office:value-type="float" office:value="-19822.0058425235" calcext:value-type="float">
            <text:p>-19822.0058425235</text:p>
          </table:table-cell>
          <table:table-cell table:number-columns-repeated="2"/>
        </table:table-row>
        <table:table-row table:style-name="ro1">
          <table:table-cell office:value-type="float" office:value="32938" calcext:value-type="float">
            <text:p>32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455" calcext:value-type="float">
            <text:p>-18455</text:p>
          </table:table-cell>
          <table:table-cell office:value-type="float" office:value="-19779.944124292" calcext:value-type="float">
            <text:p>-19779.944124292</text:p>
          </table:table-cell>
          <table:table-cell table:number-columns-repeated="2"/>
        </table:table-row>
        <table:table-row table:style-name="ro1">
          <table:table-cell office:value-type="float" office:value="32963" calcext:value-type="float">
            <text:p>32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167" calcext:value-type="float">
            <text:p>-18167</text:p>
          </table:table-cell>
          <table:table-cell office:value-type="float" office:value="-19730.3150743138" calcext:value-type="float">
            <text:p>-19730.3150743138</text:p>
          </table:table-cell>
          <table:table-cell table:number-columns-repeated="2"/>
        </table:table-row>
        <table:table-row table:style-name="ro1">
          <table:table-cell office:value-type="float" office:value="32989" calcext:value-type="float">
            <text:p>32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839" calcext:value-type="float">
            <text:p>-17839</text:p>
          </table:table-cell>
          <table:table-cell office:value-type="float" office:value="-19672.1207643349" calcext:value-type="float">
            <text:p>-19672.1207643349</text:p>
          </table:table-cell>
          <table:table-cell table:number-columns-repeated="2"/>
        </table:table-row>
        <table:table-row table:style-name="ro1">
          <table:table-cell office:value-type="float" office:value="33016" calcext:value-type="float">
            <text:p>33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492" calcext:value-type="float">
            <text:p>-17492</text:p>
          </table:table-cell>
          <table:table-cell office:value-type="float" office:value="-19605.0401254323" calcext:value-type="float">
            <text:p>-19605.0401254323</text:p>
          </table:table-cell>
          <table:table-cell table:number-columns-repeated="2"/>
        </table:table-row>
        <table:table-row table:style-name="ro1">
          <table:table-cell office:value-type="float" office:value="33042" calcext:value-type="float">
            <text:p>33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140" calcext:value-type="float">
            <text:p>-17140</text:p>
          </table:table-cell>
          <table:table-cell office:value-type="float" office:value="-19529.1927369575" calcext:value-type="float">
            <text:p>-19529.1927369575</text:p>
          </table:table-cell>
          <table:table-cell table:number-columns-repeated="2"/>
        </table:table-row>
        <table:table-row table:style-name="ro1">
          <table:table-cell office:value-type="float" office:value="33068" calcext:value-type="float">
            <text:p>33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50" calcext:value-type="float">
            <text:p>-16750</text:p>
          </table:table-cell>
          <table:table-cell office:value-type="float" office:value="-19443.6791142819" calcext:value-type="float">
            <text:p>-19443.6791142819</text:p>
          </table:table-cell>
          <table:table-cell table:number-columns-repeated="2"/>
        </table:table-row>
        <table:table-row table:style-name="ro1">
          <table:table-cell office:value-type="float" office:value="33094" calcext:value-type="float">
            <text:p>33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62" calcext:value-type="float">
            <text:p>-16362</text:p>
          </table:table-cell>
          <table:table-cell office:value-type="float" office:value="-19348.8582184578" calcext:value-type="float">
            <text:p>-19348.8582184578</text:p>
          </table:table-cell>
          <table:table-cell table:number-columns-repeated="2"/>
        </table:table-row>
        <table:table-row table:style-name="ro1">
          <table:table-cell office:value-type="float" office:value="33120" calcext:value-type="float">
            <text:p>33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54" calcext:value-type="float">
            <text:p>-15954</text:p>
          </table:table-cell>
          <table:table-cell office:value-type="float" office:value="-19244.4010425053" calcext:value-type="float">
            <text:p>-19244.4010425053</text:p>
          </table:table-cell>
          <table:table-cell table:number-columns-repeated="2"/>
        </table:table-row>
        <table:table-row table:style-name="ro1">
          <table:table-cell office:value-type="float" office:value="33146" calcext:value-type="float">
            <text:p>33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09" calcext:value-type="float">
            <text:p>-15509</text:p>
          </table:table-cell>
          <table:table-cell office:value-type="float" office:value="-19129.4656258128" calcext:value-type="float">
            <text:p>-19129.4656258128</text:p>
          </table:table-cell>
          <table:table-cell table:number-columns-repeated="2"/>
        </table:table-row>
        <table:table-row table:style-name="ro1">
          <table:table-cell office:value-type="float" office:value="33172" calcext:value-type="float">
            <text:p>33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69" calcext:value-type="float">
            <text:p>-15069</text:p>
          </table:table-cell>
          <table:table-cell office:value-type="float" office:value="-19004.5282219416" calcext:value-type="float">
            <text:p>-19004.5282219416</text:p>
          </table:table-cell>
          <table:table-cell table:number-columns-repeated="2"/>
        </table:table-row>
        <table:table-row table:style-name="ro1">
          <table:table-cell office:value-type="float" office:value="33198" calcext:value-type="float">
            <text:p>33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46" calcext:value-type="float">
            <text:p>-14546</text:p>
          </table:table-cell>
          <table:table-cell office:value-type="float" office:value="-18867.3427381896" calcext:value-type="float">
            <text:p>-18867.3427381896</text:p>
          </table:table-cell>
          <table:table-cell table:number-columns-repeated="2"/>
        </table:table-row>
        <table:table-row table:style-name="ro1">
          <table:table-cell office:value-type="float" office:value="33223" calcext:value-type="float">
            <text:p>3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92" calcext:value-type="float">
            <text:p>-14092</text:p>
          </table:table-cell>
          <table:table-cell office:value-type="float" office:value="-18720.4091154761" calcext:value-type="float">
            <text:p>-18720.4091154761</text:p>
          </table:table-cell>
          <table:table-cell table:number-columns-repeated="2"/>
        </table:table-row>
        <table:table-row table:style-name="ro1">
          <table:table-cell office:value-type="float" office:value="33250" calcext:value-type="float">
            <text:p>33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601" calcext:value-type="float">
            <text:p>-13601</text:p>
          </table:table-cell>
          <table:table-cell office:value-type="float" office:value="-18562.8888349999" calcext:value-type="float">
            <text:p>-18562.8888349999</text:p>
          </table:table-cell>
          <table:table-cell table:number-columns-repeated="2"/>
        </table:table-row>
        <table:table-row table:style-name="ro1">
          <table:table-cell office:value-type="float" office:value="33276" calcext:value-type="float">
            <text:p>33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74" calcext:value-type="float">
            <text:p>-13074</text:p>
          </table:table-cell>
          <table:table-cell office:value-type="float" office:value="-18393.9999477691" calcext:value-type="float">
            <text:p>-18393.9999477691</text:p>
          </table:table-cell>
          <table:table-cell table:number-columns-repeated="2"/>
        </table:table-row>
        <table:table-row table:style-name="ro1">
          <table:table-cell office:value-type="float" office:value="33302" calcext:value-type="float">
            <text:p>33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66" calcext:value-type="float">
            <text:p>-12466</text:p>
          </table:table-cell>
          <table:table-cell office:value-type="float" office:value="-18211.5999493762" calcext:value-type="float">
            <text:p>-18211.5999493762</text:p>
          </table:table-cell>
          <table:table-cell table:number-columns-repeated="2"/>
        </table:table-row>
        <table:table-row table:style-name="ro1">
          <table:table-cell office:value-type="float" office:value="33328" calcext:value-type="float">
            <text:p>33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951" calcext:value-type="float">
            <text:p>-11951</text:p>
          </table:table-cell>
          <table:table-cell office:value-type="float" office:value="-18018.96610478" calcext:value-type="float">
            <text:p>-18018.96610478</text:p>
          </table:table-cell>
          <table:table-cell table:number-columns-repeated="2"/>
        </table:table-row>
        <table:table-row table:style-name="ro1">
          <table:table-cell office:value-type="float" office:value="33354" calcext:value-type="float">
            <text:p>3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68" calcext:value-type="float">
            <text:p>-11368</text:p>
          </table:table-cell>
          <table:table-cell office:value-type="float" office:value="-17814.3209938637" calcext:value-type="float">
            <text:p>-17814.3209938637</text:p>
          </table:table-cell>
          <table:table-cell table:number-columns-repeated="2"/>
        </table:table-row>
        <table:table-row table:style-name="ro1">
          <table:table-cell office:value-type="float" office:value="33380" calcext:value-type="float">
            <text:p>33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41" calcext:value-type="float">
            <text:p>-10741</text:p>
          </table:table-cell>
          <table:table-cell office:value-type="float" office:value="-17596.6803478987" calcext:value-type="float">
            <text:p>-17596.6803478987</text:p>
          </table:table-cell>
          <table:table-cell table:number-columns-repeated="2"/>
        </table:table-row>
        <table:table-row table:style-name="ro1">
          <table:table-cell office:value-type="float" office:value="33406" calcext:value-type="float">
            <text:p>33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37" calcext:value-type="float">
            <text:p>-10137</text:p>
          </table:table-cell>
          <table:table-cell office:value-type="float" office:value="-17367.1517218095" calcext:value-type="float">
            <text:p>-17367.1517218095</text:p>
          </table:table-cell>
          <table:table-cell table:number-columns-repeated="2"/>
        </table:table-row>
        <table:table-row table:style-name="ro1">
          <table:table-cell office:value-type="float" office:value="33432" calcext:value-type="float">
            <text:p>3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78" calcext:value-type="float">
            <text:p>-9478</text:p>
          </table:table-cell>
          <table:table-cell office:value-type="float" office:value="-17124.4085919077" calcext:value-type="float">
            <text:p>-17124.4085919077</text:p>
          </table:table-cell>
          <table:table-cell table:number-columns-repeated="2"/>
        </table:table-row>
        <table:table-row table:style-name="ro1">
          <table:table-cell office:value-type="float" office:value="33458" calcext:value-type="float">
            <text:p>33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88" calcext:value-type="float">
            <text:p>-8788</text:p>
          </table:table-cell>
          <table:table-cell office:value-type="float" office:value="-16867.9037121567" calcext:value-type="float">
            <text:p>-16867.9037121567</text:p>
          </table:table-cell>
          <table:table-cell table:number-columns-repeated="2"/>
        </table:table-row>
        <table:table-row table:style-name="ro1">
          <table:table-cell office:value-type="float" office:value="33484" calcext:value-type="float">
            <text:p>33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27" calcext:value-type="float">
            <text:p>-8027</text:p>
          </table:table-cell>
          <table:table-cell office:value-type="float" office:value="-16595.8759056288" calcext:value-type="float">
            <text:p>-16595.8759056288</text:p>
          </table:table-cell>
          <table:table-cell table:number-columns-repeated="2"/>
        </table:table-row>
        <table:table-row table:style-name="ro1">
          <table:table-cell office:value-type="float" office:value="33510" calcext:value-type="float">
            <text:p>33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75" calcext:value-type="float">
            <text:p>-7375</text:p>
          </table:table-cell>
          <table:table-cell office:value-type="float" office:value="-16312.156646994" calcext:value-type="float">
            <text:p>-16312.156646994</text:p>
          </table:table-cell>
          <table:table-cell table:number-columns-repeated="2"/>
        </table:table-row>
        <table:table-row table:style-name="ro1">
          <table:table-cell office:value-type="float" office:value="33536" calcext:value-type="float">
            <text:p>33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26" calcext:value-type="float">
            <text:p>-6626</text:p>
          </table:table-cell>
          <table:table-cell office:value-type="float" office:value="-16014.1210578557" calcext:value-type="float">
            <text:p>-16014.1210578557</text:p>
          </table:table-cell>
          <table:table-cell table:number-columns-repeated="2"/>
        </table:table-row>
        <table:table-row table:style-name="ro1">
          <table:table-cell office:value-type="float" office:value="33562" calcext:value-type="float">
            <text:p>3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61" calcext:value-type="float">
            <text:p>-5861</text:p>
          </table:table-cell>
          <table:table-cell office:value-type="float" office:value="-15701.7173329986" calcext:value-type="float">
            <text:p>-15701.7173329986</text:p>
          </table:table-cell>
          <table:table-cell table:number-columns-repeated="2"/>
        </table:table-row>
        <table:table-row table:style-name="ro1">
          <table:table-cell office:value-type="float" office:value="33588" calcext:value-type="float">
            <text:p>33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52" calcext:value-type="float">
            <text:p>-5052</text:p>
          </table:table-cell>
          <table:table-cell office:value-type="float" office:value="-15374.0337227525" calcext:value-type="float">
            <text:p>-15374.0337227525</text:p>
          </table:table-cell>
          <table:table-cell table:number-columns-repeated="2"/>
        </table:table-row>
        <table:table-row table:style-name="ro1">
          <table:table-cell office:value-type="float" office:value="33613" calcext:value-type="float">
            <text:p>3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06" calcext:value-type="float">
            <text:p>-4206</text:p>
          </table:table-cell>
          <table:table-cell office:value-type="float" office:value="-15030.4019158986" calcext:value-type="float">
            <text:p>-15030.4019158986</text:p>
          </table:table-cell>
          <table:table-cell table:number-columns-repeated="2"/>
        </table:table-row>
        <table:table-row table:style-name="ro1">
          <table:table-cell office:value-type="float" office:value="33640" calcext:value-type="float">
            <text:p>33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65" calcext:value-type="float">
            <text:p>-3365</text:p>
          </table:table-cell>
          <table:table-cell office:value-type="float" office:value="-14671.4664723325" calcext:value-type="float">
            <text:p>-14671.4664723325</text:p>
          </table:table-cell>
          <table:table-cell table:number-columns-repeated="2"/>
        </table:table-row>
        <table:table-row table:style-name="ro1">
          <table:table-cell office:value-type="float" office:value="33666" calcext:value-type="float">
            <text:p>33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09" calcext:value-type="float">
            <text:p>-2509</text:p>
          </table:table-cell>
          <table:table-cell office:value-type="float" office:value="-14297.2367347223" calcext:value-type="float">
            <text:p>-14297.2367347223</text:p>
          </table:table-cell>
          <table:table-cell table:number-columns-repeated="2"/>
        </table:table-row>
        <table:table-row table:style-name="ro1">
          <table:table-cell office:value-type="float" office:value="33692" calcext:value-type="float">
            <text:p>33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4" calcext:value-type="float">
            <text:p>-1594</text:p>
          </table:table-cell>
          <table:table-cell office:value-type="float" office:value="-13906.3679121154" calcext:value-type="float">
            <text:p>-13906.3679121154</text:p>
          </table:table-cell>
          <table:table-cell table:number-columns-repeated="2"/>
        </table:table-row>
        <table:table-row table:style-name="ro1">
          <table:table-cell office:value-type="float" office:value="33717" calcext:value-type="float">
            <text:p>33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2" calcext:value-type="float">
            <text:p>-632</text:p>
          </table:table-cell>
          <table:table-cell office:value-type="float" office:value="-13497.9258225119" calcext:value-type="float">
            <text:p>-13497.9258225119</text:p>
          </table:table-cell>
          <table:table-cell table:number-columns-repeated="2"/>
        </table:table-row>
        <table:table-row table:style-name="ro1">
          <table:table-cell office:value-type="float" office:value="33744" calcext:value-type="float">
            <text:p>33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3082.1127202807" calcext:value-type="float">
            <text:p>-13082.1127202807</text:p>
          </table:table-cell>
          <table:table-cell table:number-columns-repeated="2"/>
        </table:table-row>
        <table:table-row table:style-name="ro1">
          <table:table-cell office:value-type="float" office:value="33770" calcext:value-type="float">
            <text:p>33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2" calcext:value-type="float">
            <text:p>-452</text:p>
          </table:table-cell>
          <table:table-cell office:value-type="float" office:value="-12693.493867349" calcext:value-type="float">
            <text:p>-12693.493867349</text:p>
          </table:table-cell>
          <table:table-cell table:number-columns-repeated="2"/>
        </table:table-row>
        <table:table-row table:style-name="ro1">
          <table:table-cell office:value-type="float" office:value="33796" calcext:value-type="float">
            <text:p>33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9" calcext:value-type="float">
            <text:p>-849</text:p>
          </table:table-cell>
          <table:table-cell office:value-type="float" office:value="-12329.0479021998" calcext:value-type="float">
            <text:p>-12329.0479021998</text:p>
          </table:table-cell>
          <table:table-cell table:number-columns-repeated="2"/>
        </table:table-row>
        <table:table-row table:style-name="ro1">
          <table:table-cell office:value-type="float" office:value="33822" calcext:value-type="float">
            <text:p>33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7" calcext:value-type="float">
            <text:p>-1267</text:p>
          </table:table-cell>
          <table:table-cell office:value-type="float" office:value="-11988.6771975168" calcext:value-type="float">
            <text:p>-11988.6771975168</text:p>
          </table:table-cell>
          <table:table-cell table:number-columns-repeated="2"/>
        </table:table-row>
        <table:table-row table:style-name="ro1">
          <table:table-cell office:value-type="float" office:value="33848" calcext:value-type="float">
            <text:p>33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5" calcext:value-type="float">
            <text:p>-1665</text:p>
          </table:table-cell>
          <table:table-cell office:value-type="float" office:value="-11671.0255914393" calcext:value-type="float">
            <text:p>-11671.0255914393</text:p>
          </table:table-cell>
          <table:table-cell table:number-columns-repeated="2"/>
        </table:table-row>
        <table:table-row table:style-name="ro1">
          <table:table-cell office:value-type="float" office:value="33874" calcext:value-type="float">
            <text:p>33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94" calcext:value-type="float">
            <text:p>-2094</text:p>
          </table:table-cell>
          <table:table-cell office:value-type="float" office:value="-11376.3478809335" calcext:value-type="float">
            <text:p>-11376.3478809335</text:p>
          </table:table-cell>
          <table:table-cell table:number-columns-repeated="2"/>
        </table:table-row>
        <table:table-row table:style-name="ro1">
          <table:table-cell office:value-type="float" office:value="33899" calcext:value-type="float">
            <text:p>33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71" calcext:value-type="float">
            <text:p>-2471</text:p>
          </table:table-cell>
          <table:table-cell office:value-type="float" office:value="-11102.3371769048" calcext:value-type="float">
            <text:p>-11102.3371769048</text:p>
          </table:table-cell>
          <table:table-cell table:number-columns-repeated="2"/>
        </table:table-row>
        <table:table-row table:style-name="ro1">
          <table:table-cell office:value-type="float" office:value="33925" calcext:value-type="float">
            <text:p>33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44" calcext:value-type="float">
            <text:p>-2844</text:p>
          </table:table-cell>
          <table:table-cell office:value-type="float" office:value="-10848.2344945385" calcext:value-type="float">
            <text:p>-10848.2344945385</text:p>
          </table:table-cell>
          <table:table-cell table:number-columns-repeated="2"/>
        </table:table-row>
        <table:table-row table:style-name="ro1">
          <table:table-cell office:value-type="float" office:value="33952" calcext:value-type="float">
            <text:p>33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99" calcext:value-type="float">
            <text:p>-3199</text:p>
          </table:table-cell>
          <table:table-cell office:value-type="float" office:value="-10612.8734331681" calcext:value-type="float">
            <text:p>-10612.8734331681</text:p>
          </table:table-cell>
          <table:table-cell table:number-columns-repeated="2"/>
        </table:table-row>
        <table:table-row table:style-name="ro1">
          <table:table-cell office:value-type="float" office:value="33978" calcext:value-type="float">
            <text:p>33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89" calcext:value-type="float">
            <text:p>-3589</text:p>
          </table:table-cell>
          <table:table-cell office:value-type="float" office:value="-10396.754250609" calcext:value-type="float">
            <text:p>-10396.754250609</text:p>
          </table:table-cell>
          <table:table-cell table:number-columns-repeated="2"/>
        </table:table-row>
        <table:table-row table:style-name="ro1">
          <table:table-cell office:value-type="float" office:value="34004" calcext:value-type="float">
            <text:p>3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21" calcext:value-type="float">
            <text:p>-3921</text:p>
          </table:table-cell>
          <table:table-cell office:value-type="float" office:value="-10197.5002736672" calcext:value-type="float">
            <text:p>-10197.5002736672</text:p>
          </table:table-cell>
          <table:table-cell table:number-columns-repeated="2"/>
        </table:table-row>
        <table:table-row table:style-name="ro1">
          <table:table-cell office:value-type="float" office:value="34030" calcext:value-type="float">
            <text:p>34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01" calcext:value-type="float">
            <text:p>-4301</text:p>
          </table:table-cell>
          <table:table-cell office:value-type="float" office:value="-10016.0694960159" calcext:value-type="float">
            <text:p>-10016.0694960159</text:p>
          </table:table-cell>
          <table:table-cell table:number-columns-repeated="2"/>
        </table:table-row>
        <table:table-row table:style-name="ro1">
          <table:table-cell office:value-type="float" office:value="34056" calcext:value-type="float">
            <text:p>34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37" calcext:value-type="float">
            <text:p>-4637</text:p>
          </table:table-cell>
          <table:table-cell office:value-type="float" office:value="-9850.55966536927" calcext:value-type="float">
            <text:p>-9850.55966536927</text:p>
          </table:table-cell>
          <table:table-cell table:number-columns-repeated="2"/>
        </table:table-row>
        <table:table-row table:style-name="ro1">
          <table:table-cell office:value-type="float" office:value="34082" calcext:value-type="float">
            <text:p>3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83" calcext:value-type="float">
            <text:p>-4983</text:p>
          </table:table-cell>
          <table:table-cell office:value-type="float" office:value="-9700.78859874253" calcext:value-type="float">
            <text:p>-9700.78859874253</text:p>
          </table:table-cell>
          <table:table-cell table:number-columns-repeated="2"/>
        </table:table-row>
        <table:table-row table:style-name="ro1">
          <table:table-cell office:value-type="float" office:value="34108" calcext:value-type="float">
            <text:p>34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42" calcext:value-type="float">
            <text:p>-5342</text:p>
          </table:table-cell>
          <table:table-cell office:value-type="float" office:value="-9566.67202647353" calcext:value-type="float">
            <text:p>-9566.67202647353</text:p>
          </table:table-cell>
          <table:table-cell table:number-columns-repeated="2"/>
        </table:table-row>
        <table:table-row table:style-name="ro1">
          <table:table-cell office:value-type="float" office:value="34133" calcext:value-type="float">
            <text:p>34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25" calcext:value-type="float">
            <text:p>-5625</text:p>
          </table:table-cell>
          <table:table-cell office:value-type="float" office:value="-9445.38981027434" calcext:value-type="float">
            <text:p>-9445.38981027434</text:p>
          </table:table-cell>
          <table:table-cell table:number-columns-repeated="2"/>
        </table:table-row>
        <table:table-row table:style-name="ro1">
          <table:table-cell office:value-type="float" office:value="34160" calcext:value-type="float">
            <text:p>34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45" calcext:value-type="float">
            <text:p>-5945</text:p>
          </table:table-cell>
          <table:table-cell office:value-type="float" office:value="-9337.68550841975" calcext:value-type="float">
            <text:p>-9337.68550841975</text:p>
          </table:table-cell>
          <table:table-cell table:number-columns-repeated="2"/>
        </table:table-row>
        <table:table-row table:style-name="ro1">
          <table:table-cell office:value-type="float" office:value="34186" calcext:value-type="float">
            <text:p>34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58" calcext:value-type="float">
            <text:p>-6258</text:p>
          </table:table-cell>
          <table:table-cell office:value-type="float" office:value="-9242.92595431452" calcext:value-type="float">
            <text:p>-9242.92595431452</text:p>
          </table:table-cell>
          <table:table-cell table:number-columns-repeated="2"/>
        </table:table-row>
        <table:table-row table:style-name="ro1">
          <table:table-cell office:value-type="float" office:value="34212" calcext:value-type="float">
            <text:p>34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82" calcext:value-type="float">
            <text:p>-6582</text:p>
          </table:table-cell>
          <table:table-cell office:value-type="float" office:value="-9161.05130956639" calcext:value-type="float">
            <text:p>-9161.05130956639</text:p>
          </table:table-cell>
          <table:table-cell table:number-columns-repeated="2"/>
        </table:table-row>
        <table:table-row table:style-name="ro1">
          <table:table-cell office:value-type="float" office:value="34237" calcext:value-type="float">
            <text:p>34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35" calcext:value-type="float">
            <text:p>-6835</text:p>
          </table:table-cell>
          <table:table-cell office:value-type="float" office:value="-9089.48050004126" calcext:value-type="float">
            <text:p>-9089.48050004126</text:p>
          </table:table-cell>
          <table:table-cell table:number-columns-repeated="2"/>
        </table:table-row>
        <table:table-row table:style-name="ro1">
          <table:table-cell office:value-type="float" office:value="34264" calcext:value-type="float">
            <text:p>34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24" calcext:value-type="float">
            <text:p>-7124</text:p>
          </table:table-cell>
          <table:table-cell office:value-type="float" office:value="-9029.00417696307" calcext:value-type="float">
            <text:p>-9029.00417696307</text:p>
          </table:table-cell>
          <table:table-cell table:number-columns-repeated="2"/>
        </table:table-row>
        <table:table-row table:style-name="ro1">
          <table:table-cell office:value-type="float" office:value="34290" calcext:value-type="float">
            <text:p>34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08" calcext:value-type="float">
            <text:p>-7408</text:p>
          </table:table-cell>
          <table:table-cell office:value-type="float" office:value="-8979.12712536421" calcext:value-type="float">
            <text:p>-8979.12712536421</text:p>
          </table:table-cell>
          <table:table-cell table:number-columns-repeated="2"/>
        </table:table-row>
        <table:table-row table:style-name="ro1">
          <table:table-cell office:value-type="float" office:value="34315" calcext:value-type="float">
            <text:p>34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73" calcext:value-type="float">
            <text:p>-7673</text:p>
          </table:table-cell>
          <table:table-cell office:value-type="float" office:value="-8938.93859842993" calcext:value-type="float">
            <text:p>-8938.93859842993</text:p>
          </table:table-cell>
          <table:table-cell table:number-columns-repeated="2"/>
        </table:table-row>
        <table:table-row table:style-name="ro1">
          <table:table-cell office:value-type="float" office:value="34341" calcext:value-type="float">
            <text:p>34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03" calcext:value-type="float">
            <text:p>-7903</text:p>
          </table:table-cell>
          <table:table-cell office:value-type="float" office:value="-8907.06356463208" calcext:value-type="float">
            <text:p>-8907.06356463208</text:p>
          </table:table-cell>
          <table:table-cell table:number-columns-repeated="2"/>
        </table:table-row>
        <table:table-row table:style-name="ro1">
          <table:table-cell office:value-type="float" office:value="34368" calcext:value-type="float">
            <text:p>3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78" calcext:value-type="float">
            <text:p>-8178</text:p>
          </table:table-cell>
          <table:table-cell office:value-type="float" office:value="-8884.63083956648" calcext:value-type="float">
            <text:p>-8884.63083956648</text:p>
          </table:table-cell>
          <table:table-cell table:number-columns-repeated="2"/>
        </table:table-row>
        <table:table-row table:style-name="ro1">
          <table:table-cell office:value-type="float" office:value="34394" calcext:value-type="float">
            <text:p>34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12" calcext:value-type="float">
            <text:p>-8412</text:p>
          </table:table-cell>
          <table:table-cell office:value-type="float" office:value="-8870.0883521952" calcext:value-type="float">
            <text:p>-8870.0883521952</text:p>
          </table:table-cell>
          <table:table-cell table:number-columns-repeated="2"/>
        </table:table-row>
        <table:table-row table:style-name="ro1">
          <table:table-cell office:value-type="float" office:value="34419" calcext:value-type="float">
            <text:p>3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53" calcext:value-type="float">
            <text:p>-8653</text:p>
          </table:table-cell>
          <table:table-cell office:value-type="float" office:value="-8863.4087105892" calcext:value-type="float">
            <text:p>-8863.4087105892</text:p>
          </table:table-cell>
          <table:table-cell table:number-columns-repeated="2"/>
        </table:table-row>
        <table:table-row table:style-name="ro1">
          <table:table-cell office:value-type="float" office:value="34446" calcext:value-type="float">
            <text:p>34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66" calcext:value-type="float">
            <text:p>-8866</text:p>
          </table:table-cell>
          <table:table-cell office:value-type="float" office:value="-8863.48844257107" calcext:value-type="float">
            <text:p>-8863.48844257107</text:p>
          </table:table-cell>
          <table:table-cell table:number-columns-repeated="2"/>
        </table:table-row>
        <table:table-row table:style-name="ro1">
          <table:table-cell office:value-type="float" office:value="34472" calcext:value-type="float">
            <text:p>34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87" calcext:value-type="float">
            <text:p>-9087</text:p>
          </table:table-cell>
          <table:table-cell office:value-type="float" office:value="-8870.36572126119" calcext:value-type="float">
            <text:p>-8870.36572126119</text:p>
          </table:table-cell>
          <table:table-cell table:number-columns-repeated="2"/>
        </table:table-row>
        <table:table-row table:style-name="ro1">
          <table:table-cell office:value-type="float" office:value="34498" calcext:value-type="float">
            <text:p>34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84" calcext:value-type="float">
            <text:p>-9284</text:p>
          </table:table-cell>
          <table:table-cell office:value-type="float" office:value="-8883.09292983777" calcext:value-type="float">
            <text:p>-8883.09292983777</text:p>
          </table:table-cell>
          <table:table-cell table:number-columns-repeated="2"/>
        </table:table-row>
        <table:table-row table:style-name="ro1">
          <table:table-cell office:value-type="float" office:value="34523" calcext:value-type="float">
            <text:p>34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89" calcext:value-type="float">
            <text:p>-9489</text:p>
          </table:table-cell>
          <table:table-cell office:value-type="float" office:value="-8901.7362243043" calcext:value-type="float">
            <text:p>-8901.7362243043</text:p>
          </table:table-cell>
          <table:table-cell table:number-columns-repeated="2"/>
        </table:table-row>
        <table:table-row table:style-name="ro1">
          <table:table-cell office:value-type="float" office:value="34549" calcext:value-type="float">
            <text:p>34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61" calcext:value-type="float">
            <text:p>-9661</text:p>
          </table:table-cell>
          <table:table-cell office:value-type="float" office:value="-8925.09818663339" calcext:value-type="float">
            <text:p>-8925.09818663339</text:p>
          </table:table-cell>
          <table:table-cell table:number-columns-repeated="2"/>
        </table:table-row>
        <table:table-row table:style-name="ro1">
          <table:table-cell office:value-type="float" office:value="34575" calcext:value-type="float">
            <text:p>34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49" calcext:value-type="float">
            <text:p>-9849</text:p>
          </table:table-cell>
          <table:table-cell office:value-type="float" office:value="-8953.52593473698" calcext:value-type="float">
            <text:p>-8953.52593473698</text:p>
          </table:table-cell>
          <table:table-cell table:number-columns-repeated="2"/>
        </table:table-row>
        <table:table-row table:style-name="ro1">
          <table:table-cell office:value-type="float" office:value="34602" calcext:value-type="float">
            <text:p>34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1" calcext:value-type="float">
            <text:p>-10001</text:p>
          </table:table-cell>
          <table:table-cell office:value-type="float" office:value="-8985.75590597585" calcext:value-type="float">
            <text:p>-8985.75590597585</text:p>
          </table:table-cell>
          <table:table-cell table:number-columns-repeated="2"/>
        </table:table-row>
        <table:table-row table:style-name="ro1">
          <table:table-cell office:value-type="float" office:value="34628" calcext:value-type="float">
            <text:p>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69" calcext:value-type="float">
            <text:p>-10169</text:p>
          </table:table-cell>
          <table:table-cell office:value-type="float" office:value="-9022.1634165612" calcext:value-type="float">
            <text:p>-9022.1634165612</text:p>
          </table:table-cell>
          <table:table-cell table:number-columns-repeated="2"/>
        </table:table-row>
        <table:table-row table:style-name="ro1">
          <table:table-cell office:value-type="float" office:value="34654" calcext:value-type="float">
            <text:p>34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24" calcext:value-type="float">
            <text:p>-10324</text:p>
          </table:table-cell>
          <table:table-cell office:value-type="float" office:value="-9062.21992682086" calcext:value-type="float">
            <text:p>-9062.21992682086</text:p>
          </table:table-cell>
          <table:table-cell table:number-columns-repeated="2"/>
        </table:table-row>
        <table:table-row table:style-name="ro1">
          <table:table-cell office:value-type="float" office:value="34680" calcext:value-type="float">
            <text:p>34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48" calcext:value-type="float">
            <text:p>-10448</text:p>
          </table:table-cell>
          <table:table-cell office:value-type="float" office:value="-9104.85931368791" calcext:value-type="float">
            <text:p>-9104.85931368791</text:p>
          </table:table-cell>
          <table:table-cell table:number-columns-repeated="2"/>
        </table:table-row>
        <table:table-row table:style-name="ro1">
          <table:table-cell office:value-type="float" office:value="34706" calcext:value-type="float">
            <text:p>3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90" calcext:value-type="float">
            <text:p>-10590</text:p>
          </table:table-cell>
          <table:table-cell office:value-type="float" office:value="-9150.55595018982" calcext:value-type="float">
            <text:p>-9150.55595018982</text:p>
          </table:table-cell>
          <table:table-cell table:number-columns-repeated="2"/>
        </table:table-row>
        <table:table-row table:style-name="ro1">
          <table:table-cell office:value-type="float" office:value="34732" calcext:value-type="float">
            <text:p>34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96" calcext:value-type="float">
            <text:p>-10696</text:p>
          </table:table-cell>
          <table:table-cell office:value-type="float" office:value="-9198.10807479937" calcext:value-type="float">
            <text:p>-9198.10807479937</text:p>
          </table:table-cell>
          <table:table-cell table:number-columns-repeated="2"/>
        </table:table-row>
        <table:table-row table:style-name="ro1">
          <table:table-cell office:value-type="float" office:value="34757" calcext:value-type="float">
            <text:p>34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16" calcext:value-type="float">
            <text:p>-10816</text:p>
          </table:table-cell>
          <table:table-cell office:value-type="float" office:value="-9247.88936480554" calcext:value-type="float">
            <text:p>-9247.88936480554</text:p>
          </table:table-cell>
          <table:table-cell table:number-columns-repeated="2"/>
        </table:table-row>
        <table:table-row table:style-name="ro1">
          <table:table-cell office:value-type="float" office:value="34784" calcext:value-type="float">
            <text:p>34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20" calcext:value-type="float">
            <text:p>-10920</text:p>
          </table:table-cell>
          <table:table-cell office:value-type="float" office:value="-9299.33892281152" calcext:value-type="float">
            <text:p>-9299.33892281152</text:p>
          </table:table-cell>
          <table:table-cell table:number-columns-repeated="2"/>
        </table:table-row>
        <table:table-row table:style-name="ro1">
          <table:table-cell office:value-type="float" office:value="34810" calcext:value-type="float">
            <text:p>34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01" calcext:value-type="float">
            <text:p>-11001</text:p>
          </table:table-cell>
          <table:table-cell office:value-type="float" office:value="-9351.69772518655" calcext:value-type="float">
            <text:p>-9351.69772518655</text:p>
          </table:table-cell>
          <table:table-cell table:number-columns-repeated="2"/>
        </table:table-row>
        <table:table-row table:style-name="ro1">
          <table:table-cell office:value-type="float" office:value="34836" calcext:value-type="float">
            <text:p>3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84" calcext:value-type="float">
            <text:p>-11084</text:p>
          </table:table-cell>
          <table:table-cell office:value-type="float" office:value="-9404.99933364235" calcext:value-type="float">
            <text:p>-9404.99933364235</text:p>
          </table:table-cell>
          <table:table-cell table:number-columns-repeated="2"/>
        </table:table-row>
        <table:table-row table:style-name="ro1">
          <table:table-cell office:value-type="float" office:value="34862" calcext:value-type="float">
            <text:p>34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54" calcext:value-type="float">
            <text:p>-11154</text:p>
          </table:table-cell>
          <table:table-cell office:value-type="float" office:value="-9458.81473876105" calcext:value-type="float">
            <text:p>-9458.81473876105</text:p>
          </table:table-cell>
          <table:table-cell table:number-columns-repeated="2"/>
        </table:table-row>
        <table:table-row table:style-name="ro1">
          <table:table-cell office:value-type="float" office:value="34887" calcext:value-type="float">
            <text:p>34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09" calcext:value-type="float">
            <text:p>-11209</text:p>
          </table:table-cell>
          <table:table-cell office:value-type="float" office:value="-9512.66659295302" calcext:value-type="float">
            <text:p>-9512.66659295302</text:p>
          </table:table-cell>
          <table:table-cell table:number-columns-repeated="2"/>
        </table:table-row>
        <table:table-row table:style-name="ro1">
          <table:table-cell office:value-type="float" office:value="34914" calcext:value-type="float">
            <text:p>34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45" calcext:value-type="float">
            <text:p>-11245</text:p>
          </table:table-cell>
          <table:table-cell office:value-type="float" office:value="-9565.96915932369" calcext:value-type="float">
            <text:p>-9565.96915932369</text:p>
          </table:table-cell>
          <table:table-cell table:number-columns-repeated="2"/>
        </table:table-row>
        <table:table-row table:style-name="ro1">
          <table:table-cell office:value-type="float" office:value="34940" calcext:value-type="float">
            <text:p>34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93" calcext:value-type="float">
            <text:p>-11293</text:p>
          </table:table-cell>
          <table:table-cell office:value-type="float" office:value="-9619.10856980604" calcext:value-type="float">
            <text:p>-9619.10856980604</text:p>
          </table:table-cell>
          <table:table-cell table:number-columns-repeated="2"/>
        </table:table-row>
        <table:table-row table:style-name="ro1">
          <table:table-cell office:value-type="float" office:value="34966" calcext:value-type="float">
            <text:p>3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08" calcext:value-type="float">
            <text:p>-11308</text:p>
          </table:table-cell>
          <table:table-cell office:value-type="float" office:value="-9671.07445996586" calcext:value-type="float">
            <text:p>-9671.07445996586</text:p>
          </table:table-cell>
          <table:table-cell table:number-columns-repeated="2"/>
        </table:table-row>
        <table:table-row table:style-name="ro1">
          <table:table-cell office:value-type="float" office:value="34992" calcext:value-type="float">
            <text:p>34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16" calcext:value-type="float">
            <text:p>-11316</text:p>
          </table:table-cell>
          <table:table-cell office:value-type="float" office:value="-9721.68755350537" calcext:value-type="float">
            <text:p>-9721.68755350537</text:p>
          </table:table-cell>
          <table:table-cell table:number-columns-repeated="2"/>
        </table:table-row>
        <table:table-row table:style-name="ro1">
          <table:table-cell office:value-type="float" office:value="35017" calcext:value-type="float">
            <text:p>35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29" calcext:value-type="float">
            <text:p>-11329</text:p>
          </table:table-cell>
          <table:table-cell office:value-type="float" office:value="-9771.14332108982" calcext:value-type="float">
            <text:p>-9771.14332108982</text:p>
          </table:table-cell>
          <table:table-cell table:number-columns-repeated="2"/>
        </table:table-row>
        <table:table-row table:style-name="ro1">
          <table:table-cell office:value-type="float" office:value="35044" calcext:value-type="float">
            <text:p>3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30" calcext:value-type="float">
            <text:p>-11330</text:p>
          </table:table-cell>
          <table:table-cell office:value-type="float" office:value="-9819.10814197936" calcext:value-type="float">
            <text:p>-9819.10814197936</text:p>
          </table:table-cell>
          <table:table-cell table:number-columns-repeated="2"/>
        </table:table-row>
        <table:table-row table:style-name="ro1">
          <table:table-cell office:value-type="float" office:value="35070" calcext:value-type="float">
            <text:p>35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06" calcext:value-type="float">
            <text:p>-11306</text:p>
          </table:table-cell>
          <table:table-cell office:value-type="float" office:value="-9864.85866068769" calcext:value-type="float">
            <text:p>-9864.85866068769</text:p>
          </table:table-cell>
          <table:table-cell table:number-columns-repeated="2"/>
        </table:table-row>
        <table:table-row table:style-name="ro1">
          <table:table-cell office:value-type="float" office:value="35095" calcext:value-type="float">
            <text:p>35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60" calcext:value-type="float">
            <text:p>-11260</text:p>
          </table:table-cell>
          <table:table-cell office:value-type="float" office:value="-9907.78608651269" calcext:value-type="float">
            <text:p>-9907.78608651269</text:p>
          </table:table-cell>
          <table:table-cell table:number-columns-repeated="2"/>
        </table:table-row>
        <table:table-row table:style-name="ro1">
          <table:table-cell office:value-type="float" office:value="35122" calcext:value-type="float">
            <text:p>35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06" calcext:value-type="float">
            <text:p>-11206</text:p>
          </table:table-cell>
          <table:table-cell office:value-type="float" office:value="-9947.7311300046" calcext:value-type="float">
            <text:p>-9947.7311300046</text:p>
          </table:table-cell>
          <table:table-cell table:number-columns-repeated="2"/>
        </table:table-row>
        <table:table-row table:style-name="ro1">
          <table:table-cell office:value-type="float" office:value="35148" calcext:value-type="float">
            <text:p>35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56" calcext:value-type="float">
            <text:p>-11156</text:p>
          </table:table-cell>
          <table:table-cell office:value-type="float" office:value="-9984.90863369677" calcext:value-type="float">
            <text:p>-9984.90863369677</text:p>
          </table:table-cell>
          <table:table-cell table:number-columns-repeated="2"/>
        </table:table-row>
        <table:table-row table:style-name="ro1">
          <table:table-cell office:value-type="float" office:value="35173" calcext:value-type="float">
            <text:p>3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93" calcext:value-type="float">
            <text:p>-11093</text:p>
          </table:table-cell>
          <table:table-cell office:value-type="float" office:value="-10019.0037526599" calcext:value-type="float">
            <text:p>-10019.0037526599</text:p>
          </table:table-cell>
          <table:table-cell table:number-columns-repeated="2"/>
        </table:table-row>
        <table:table-row table:style-name="ro1">
          <table:table-cell office:value-type="float" office:value="35199" calcext:value-type="float">
            <text:p>35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15" calcext:value-type="float">
            <text:p>-11015</text:p>
          </table:table-cell>
          <table:table-cell office:value-type="float" office:value="-10049.6497910396" calcext:value-type="float">
            <text:p>-10049.6497910396</text:p>
          </table:table-cell>
          <table:table-cell table:number-columns-repeated="2"/>
        </table:table-row>
        <table:table-row table:style-name="ro1">
          <table:table-cell office:value-type="float" office:value="35226" calcext:value-type="float">
            <text:p>35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05" calcext:value-type="float">
            <text:p>-10905</text:p>
          </table:table-cell>
          <table:table-cell office:value-type="float" office:value="-10075.9682590077" calcext:value-type="float">
            <text:p>-10075.9682590077</text:p>
          </table:table-cell>
          <table:table-cell table:number-columns-repeated="2"/>
        </table:table-row>
        <table:table-row table:style-name="ro1">
          <table:table-cell office:value-type="float" office:value="35252" calcext:value-type="float">
            <text:p>35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19" calcext:value-type="float">
            <text:p>-10819</text:p>
          </table:table-cell>
          <table:table-cell office:value-type="float" office:value="-10098.8307741151" calcext:value-type="float">
            <text:p>-10098.8307741151</text:p>
          </table:table-cell>
          <table:table-cell table:number-columns-repeated="2"/>
        </table:table-row>
        <table:table-row table:style-name="ro1">
          <table:table-cell office:value-type="float" office:value="35278" calcext:value-type="float">
            <text:p>35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73" calcext:value-type="float">
            <text:p>-10673</text:p>
          </table:table-cell>
          <table:table-cell office:value-type="float" office:value="-10116.497519527" calcext:value-type="float">
            <text:p>-10116.497519527</text:p>
          </table:table-cell>
          <table:table-cell table:number-columns-repeated="2"/>
        </table:table-row>
        <table:table-row table:style-name="ro1">
          <table:table-cell office:value-type="float" office:value="35304" calcext:value-type="float">
            <text:p>35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61" calcext:value-type="float">
            <text:p>-10561</text:p>
          </table:table-cell>
          <table:table-cell office:value-type="float" office:value="-10130.1745189261" calcext:value-type="float">
            <text:p>-10130.1745189261</text:p>
          </table:table-cell>
          <table:table-cell table:number-columns-repeated="2"/>
        </table:table-row>
        <table:table-row table:style-name="ro1">
          <table:table-cell office:value-type="float" office:value="35330" calcext:value-type="float">
            <text:p>35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09" calcext:value-type="float">
            <text:p>-10409</text:p>
          </table:table-cell>
          <table:table-cell office:value-type="float" office:value="-10138.7537644976" calcext:value-type="float">
            <text:p>-10138.7537644976</text:p>
          </table:table-cell>
          <table:table-cell table:number-columns-repeated="2"/>
        </table:table-row>
        <table:table-row table:style-name="ro1">
          <table:table-cell office:value-type="float" office:value="35356" calcext:value-type="float">
            <text:p>35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32" calcext:value-type="float">
            <text:p>-10232</text:p>
          </table:table-cell>
          <table:table-cell office:value-type="float" office:value="-10141.6228794362" calcext:value-type="float">
            <text:p>-10141.6228794362</text:p>
          </table:table-cell>
          <table:table-cell table:number-columns-repeated="2"/>
        </table:table-row>
        <table:table-row table:style-name="ro1">
          <table:table-cell office:value-type="float" office:value="35382" calcext:value-type="float">
            <text:p>35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54" calcext:value-type="float">
            <text:p>-10054</text:p>
          </table:table-cell>
          <table:table-cell office:value-type="float" office:value="-10138.9267908381" calcext:value-type="float">
            <text:p>-10138.9267908381</text:p>
          </table:table-cell>
          <table:table-cell table:number-columns-repeated="2"/>
        </table:table-row>
        <table:table-row table:style-name="ro1">
          <table:table-cell office:value-type="float" office:value="35407" calcext:value-type="float">
            <text:p>35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85" calcext:value-type="float">
            <text:p>-9885</text:p>
          </table:table-cell>
          <table:table-cell office:value-type="float" office:value="-10131.1136588123" calcext:value-type="float">
            <text:p>-10131.1136588123</text:p>
          </table:table-cell>
          <table:table-cell table:number-columns-repeated="2"/>
        </table:table-row>
        <table:table-row table:style-name="ro1">
          <table:table-cell office:value-type="float" office:value="35434" calcext:value-type="float">
            <text:p>35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71" calcext:value-type="float">
            <text:p>-9671</text:p>
          </table:table-cell>
          <table:table-cell office:value-type="float" office:value="-10116.9563154643" calcext:value-type="float">
            <text:p>-10116.9563154643</text:p>
          </table:table-cell>
          <table:table-cell table:number-columns-repeated="2"/>
        </table:table-row>
        <table:table-row table:style-name="ro1">
          <table:table-cell office:value-type="float" office:value="35460" calcext:value-type="float">
            <text:p>35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29" calcext:value-type="float">
            <text:p>-9429</text:p>
          </table:table-cell>
          <table:table-cell office:value-type="float" office:value="-10095.7884288346" calcext:value-type="float">
            <text:p>-10095.7884288346</text:p>
          </table:table-cell>
          <table:table-cell table:number-columns-repeated="2"/>
        </table:table-row>
        <table:table-row table:style-name="ro1">
          <table:table-cell office:value-type="float" office:value="35486" calcext:value-type="float">
            <text:p>35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17" calcext:value-type="float">
            <text:p>-9217</text:p>
          </table:table-cell>
          <table:table-cell office:value-type="float" office:value="-10068.7487848705" calcext:value-type="float">
            <text:p>-10068.7487848705</text:p>
          </table:table-cell>
          <table:table-cell table:number-columns-repeated="2"/>
        </table:table-row>
        <table:table-row table:style-name="ro1">
          <table:table-cell office:value-type="float" office:value="35512" calcext:value-type="float">
            <text:p>35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79" calcext:value-type="float">
            <text:p>-8979</text:p>
          </table:table-cell>
          <table:table-cell office:value-type="float" office:value="-10035.2180530283" calcext:value-type="float">
            <text:p>-10035.2180530283</text:p>
          </table:table-cell>
          <table:table-cell table:number-columns-repeated="2"/>
        </table:table-row>
        <table:table-row table:style-name="ro1">
          <table:table-cell office:value-type="float" office:value="35538" calcext:value-type="float">
            <text:p>35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03" calcext:value-type="float">
            <text:p>-8703</text:p>
          </table:table-cell>
          <table:table-cell office:value-type="float" office:value="-9994.22672831973" calcext:value-type="float">
            <text:p>-9994.22672831973</text:p>
          </table:table-cell>
          <table:table-cell table:number-columns-repeated="2"/>
        </table:table-row>
        <table:table-row table:style-name="ro1">
          <table:table-cell office:value-type="float" office:value="35563" calcext:value-type="float">
            <text:p>35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22" calcext:value-type="float">
            <text:p>-8422</text:p>
          </table:table-cell>
          <table:table-cell office:value-type="float" office:value="-9945.8505212945" calcext:value-type="float">
            <text:p>-9945.8505212945</text:p>
          </table:table-cell>
          <table:table-cell table:number-columns-repeated="2"/>
        </table:table-row>
        <table:table-row table:style-name="ro1">
          <table:table-cell office:value-type="float" office:value="35590" calcext:value-type="float">
            <text:p>35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25" calcext:value-type="float">
            <text:p>-8125</text:p>
          </table:table-cell>
          <table:table-cell office:value-type="float" office:value="-9889.82435140852" calcext:value-type="float">
            <text:p>-9889.82435140852</text:p>
          </table:table-cell>
          <table:table-cell table:number-columns-repeated="2"/>
        </table:table-row>
        <table:table-row table:style-name="ro1">
          <table:table-cell office:value-type="float" office:value="35616" calcext:value-type="float">
            <text:p>35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34" calcext:value-type="float">
            <text:p>-7834</text:p>
          </table:table-cell>
          <table:table-cell office:value-type="float" office:value="-9826.56821751902" calcext:value-type="float">
            <text:p>-9826.56821751902</text:p>
          </table:table-cell>
          <table:table-cell table:number-columns-repeated="2"/>
        </table:table-row>
        <table:table-row table:style-name="ro1">
          <table:table-cell office:value-type="float" office:value="35642" calcext:value-type="float">
            <text:p>35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98" calcext:value-type="float">
            <text:p>-7498</text:p>
          </table:table-cell>
          <table:table-cell office:value-type="float" office:value="-9754.91996467228" calcext:value-type="float">
            <text:p>-9754.91996467228</text:p>
          </table:table-cell>
          <table:table-cell table:number-columns-repeated="2"/>
        </table:table-row>
        <table:table-row table:style-name="ro1">
          <table:table-cell office:value-type="float" office:value="35668" calcext:value-type="float">
            <text:p>35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62" calcext:value-type="float">
            <text:p>-7162</text:p>
          </table:table-cell>
          <table:table-cell office:value-type="float" office:value="-9675.13781191314" calcext:value-type="float">
            <text:p>-9675.13781191314</text:p>
          </table:table-cell>
          <table:table-cell table:number-columns-repeated="2"/>
        </table:table-row>
        <table:table-row table:style-name="ro1">
          <table:table-cell office:value-type="float" office:value="35693" calcext:value-type="float">
            <text:p>35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00" calcext:value-type="float">
            <text:p>-6800</text:p>
          </table:table-cell>
          <table:table-cell office:value-type="float" office:value="-9586.67203308504" calcext:value-type="float">
            <text:p>-9586.67203308504</text:p>
          </table:table-cell>
          <table:table-cell table:number-columns-repeated="2"/>
        </table:table-row>
        <table:table-row table:style-name="ro1">
          <table:table-cell office:value-type="float" office:value="35718" calcext:value-type="float">
            <text:p>35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04" calcext:value-type="float">
            <text:p>-6404</text:p>
          </table:table-cell>
          <table:table-cell office:value-type="float" office:value="-9488.74366283627" calcext:value-type="float">
            <text:p>-9488.74366283627</text:p>
          </table:table-cell>
          <table:table-cell table:number-columns-repeated="2"/>
        </table:table-row>
        <table:table-row table:style-name="ro1">
          <table:table-cell office:value-type="float" office:value="35743" calcext:value-type="float">
            <text:p>35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50" calcext:value-type="float">
            <text:p>-6050</text:p>
          </table:table-cell>
          <table:table-cell office:value-type="float" office:value="-9382.93616551823" calcext:value-type="float">
            <text:p>-9382.93616551823</text:p>
          </table:table-cell>
          <table:table-cell table:number-columns-repeated="2"/>
        </table:table-row>
        <table:table-row table:style-name="ro1">
          <table:table-cell office:value-type="float" office:value="35770" calcext:value-type="float">
            <text:p>35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51" calcext:value-type="float">
            <text:p>-5651</text:p>
          </table:table-cell>
          <table:table-cell office:value-type="float" office:value="-9268.10736042536" calcext:value-type="float">
            <text:p>-9268.10736042536</text:p>
          </table:table-cell>
          <table:table-cell table:number-columns-repeated="2"/>
        </table:table-row>
        <table:table-row table:style-name="ro1">
          <table:table-cell office:value-type="float" office:value="35796" calcext:value-type="float">
            <text:p>3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72" calcext:value-type="float">
            <text:p>-5172</text:p>
          </table:table-cell>
          <table:table-cell office:value-type="float" office:value="-9142.07328779689" calcext:value-type="float">
            <text:p>-9142.07328779689</text:p>
          </table:table-cell>
          <table:table-cell table:number-columns-repeated="2"/>
        </table:table-row>
        <table:table-row table:style-name="ro1">
          <table:table-cell office:value-type="float" office:value="35821" calcext:value-type="float">
            <text:p>35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44" calcext:value-type="float">
            <text:p>-4744</text:p>
          </table:table-cell>
          <table:table-cell office:value-type="float" office:value="-9006.74795586468" calcext:value-type="float">
            <text:p>-9006.74795586468</text:p>
          </table:table-cell>
          <table:table-cell table:number-columns-repeated="2"/>
        </table:table-row>
        <table:table-row table:style-name="ro1">
          <table:table-cell office:value-type="float" office:value="35848" calcext:value-type="float">
            <text:p>35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82" calcext:value-type="float">
            <text:p>-4282</text:p>
          </table:table-cell>
          <table:table-cell office:value-type="float" office:value="-8861.37109568422" calcext:value-type="float">
            <text:p>-8861.37109568422</text:p>
          </table:table-cell>
          <table:table-cell table:number-columns-repeated="2"/>
        </table:table-row>
        <table:table-row table:style-name="ro1">
          <table:table-cell office:value-type="float" office:value="35874" calcext:value-type="float">
            <text:p>35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20" calcext:value-type="float">
            <text:p>-3820</text:p>
          </table:table-cell>
          <table:table-cell office:value-type="float" office:value="-8706.25198504779" calcext:value-type="float">
            <text:p>-8706.25198504779</text:p>
          </table:table-cell>
          <table:table-cell table:number-columns-repeated="2"/>
        </table:table-row>
        <table:table-row table:style-name="ro1">
          <table:table-cell office:value-type="float" office:value="35900" calcext:value-type="float">
            <text:p>35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06" calcext:value-type="float">
            <text:p>-3306</text:p>
          </table:table-cell>
          <table:table-cell office:value-type="float" office:value="-8540.09038550785" calcext:value-type="float">
            <text:p>-8540.09038550785</text:p>
          </table:table-cell>
          <table:table-cell table:number-columns-repeated="2"/>
        </table:table-row>
        <table:table-row table:style-name="ro1">
          <table:table-cell office:value-type="float" office:value="35926" calcext:value-type="float">
            <text:p>35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86" calcext:value-type="float">
            <text:p>-2786</text:p>
          </table:table-cell>
          <table:table-cell office:value-type="float" office:value="-8363.04145056915" calcext:value-type="float">
            <text:p>-8363.04145056915</text:p>
          </table:table-cell>
          <table:table-cell table:number-columns-repeated="2"/>
        </table:table-row>
        <table:table-row table:style-name="ro1">
          <table:table-cell office:value-type="float" office:value="35952" calcext:value-type="float">
            <text:p>35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31" calcext:value-type="float">
            <text:p>-2231</text:p>
          </table:table-cell>
          <table:table-cell office:value-type="float" office:value="-8174.3632520901" calcext:value-type="float">
            <text:p>-8174.3632520901</text:p>
          </table:table-cell>
          <table:table-cell table:number-columns-repeated="2"/>
        </table:table-row>
        <table:table-row table:style-name="ro1">
          <table:table-cell office:value-type="float" office:value="35978" calcext:value-type="float">
            <text:p>35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4" calcext:value-type="float">
            <text:p>-1604</text:p>
          </table:table-cell>
          <table:table-cell office:value-type="float" office:value="-7972.19822894887" calcext:value-type="float">
            <text:p>-7972.19822894887</text:p>
          </table:table-cell>
          <table:table-cell table:number-columns-repeated="2"/>
        </table:table-row>
        <table:table-row table:style-name="ro1">
          <table:table-cell office:value-type="float" office:value="36003" calcext:value-type="float">
            <text:p>36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0" calcext:value-type="float">
            <text:p>-1070</text:p>
          </table:table-cell>
          <table:table-cell office:value-type="float" office:value="-7759.82289882736" calcext:value-type="float">
            <text:p>-7759.82289882736</text:p>
          </table:table-cell>
          <table:table-cell table:number-columns-repeated="2"/>
        </table:table-row>
        <table:table-row table:style-name="ro1">
          <table:table-cell office:value-type="float" office:value="36029" calcext:value-type="float">
            <text:p>36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7" calcext:value-type="float">
            <text:p>-447</text:p>
          </table:table-cell>
          <table:table-cell office:value-type="float" office:value="-7534.81296347883" calcext:value-type="float">
            <text:p>-7534.81296347883</text:p>
          </table:table-cell>
          <table:table-cell table:number-columns-repeated="2"/>
        </table:table-row>
        <table:table-row table:style-name="ro1">
          <table:table-cell office:value-type="float" office:value="36056" calcext:value-type="float">
            <text:p>36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7301.09564152563" calcext:value-type="float">
            <text:p>-7301.09564152563</text:p>
          </table:table-cell>
          <table:table-cell table:number-columns-repeated="2"/>
        </table:table-row>
        <table:table-row table:style-name="ro1">
          <table:table-cell office:value-type="float" office:value="36082" calcext:value-type="float">
            <text:p>36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7" calcext:value-type="float">
            <text:p>-317</text:p>
          </table:table-cell>
          <table:table-cell office:value-type="float" office:value="-7086.20039101715" calcext:value-type="float">
            <text:p>-7086.20039101715</text:p>
          </table:table-cell>
          <table:table-cell table:number-columns-repeated="2"/>
        </table:table-row>
        <table:table-row table:style-name="ro1">
          <table:table-cell office:value-type="float" office:value="36108" calcext:value-type="float">
            <text:p>3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9" calcext:value-type="float">
            <text:p>-639</text:p>
          </table:table-cell>
          <table:table-cell office:value-type="float" office:value="-6887.82499437047" calcext:value-type="float">
            <text:p>-6887.82499437047</text:p>
          </table:table-cell>
          <table:table-cell table:number-columns-repeated="2"/>
        </table:table-row>
        <table:table-row table:style-name="ro1">
          <table:table-cell office:value-type="float" office:value="36134" calcext:value-type="float">
            <text:p>36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9" calcext:value-type="float">
            <text:p>-989</text:p>
          </table:table-cell>
          <table:table-cell office:value-type="float" office:value="-6706.32268685138" calcext:value-type="float">
            <text:p>-6706.32268685138</text:p>
          </table:table-cell>
          <table:table-cell table:number-columns-repeated="2"/>
        </table:table-row>
        <table:table-row table:style-name="ro1">
          <table:table-cell office:value-type="float" office:value="36159" calcext:value-type="float">
            <text:p>36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12" calcext:value-type="float">
            <text:p>-1312</text:p>
          </table:table-cell>
          <table:table-cell office:value-type="float" office:value="-6540.34352725595" calcext:value-type="float">
            <text:p>-6540.34352725595</text:p>
          </table:table-cell>
          <table:table-cell table:number-columns-repeated="2"/>
        </table:table-row>
        <table:table-row table:style-name="ro1">
          <table:table-cell office:value-type="float" office:value="36185" calcext:value-type="float">
            <text:p>36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11" calcext:value-type="float">
            <text:p>-1611</text:p>
          </table:table-cell>
          <table:table-cell office:value-type="float" office:value="-6388.671418725" calcext:value-type="float">
            <text:p>-6388.671418725</text:p>
          </table:table-cell>
          <table:table-cell table:number-columns-repeated="2"/>
        </table:table-row>
        <table:table-row table:style-name="ro1">
          <table:table-cell office:value-type="float" office:value="36212" calcext:value-type="float">
            <text:p>36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27" calcext:value-type="float">
            <text:p>-1927</text:p>
          </table:table-cell>
          <table:table-cell office:value-type="float" office:value="-6251.38922122577" calcext:value-type="float">
            <text:p>-6251.38922122577</text:p>
          </table:table-cell>
          <table:table-cell table:number-columns-repeated="2"/>
        </table:table-row>
        <table:table-row table:style-name="ro1">
          <table:table-cell office:value-type="float" office:value="36238" calcext:value-type="float">
            <text:p>36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15" calcext:value-type="float">
            <text:p>-2215</text:p>
          </table:table-cell>
          <table:table-cell office:value-type="float" office:value="-6127.19262980344" calcext:value-type="float">
            <text:p>-6127.19262980344</text:p>
          </table:table-cell>
          <table:table-cell table:number-columns-repeated="2"/>
        </table:table-row>
        <table:table-row table:style-name="ro1">
          <table:table-cell office:value-type="float" office:value="36264" calcext:value-type="float">
            <text:p>36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07" calcext:value-type="float">
            <text:p>-2507</text:p>
          </table:table-cell>
          <table:table-cell office:value-type="float" office:value="-6015.80208734795" calcext:value-type="float">
            <text:p>-6015.80208734795</text:p>
          </table:table-cell>
          <table:table-cell table:number-columns-repeated="2"/>
        </table:table-row>
        <table:table-row table:style-name="ro1">
          <table:table-cell office:value-type="float" office:value="36290" calcext:value-type="float">
            <text:p>36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95" calcext:value-type="float">
            <text:p>-2795</text:p>
          </table:table-cell>
          <table:table-cell office:value-type="float" office:value="-5916.70048466032" calcext:value-type="float">
            <text:p>-5916.70048466032</text:p>
          </table:table-cell>
          <table:table-cell table:number-columns-repeated="2"/>
        </table:table-row>
        <table:table-row table:style-name="ro1"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53" calcext:value-type="float">
            <text:p>-3053</text:p>
          </table:table-cell>
          <table:table-cell office:value-type="float" office:value="-5828.58662359385" calcext:value-type="float">
            <text:p>-5828.58662359385</text:p>
          </table:table-cell>
          <table:table-cell table:number-columns-repeated="2"/>
        </table:table-row>
        <table:table-row table:style-name="ro1">
          <table:table-cell office:value-type="float" office:value="36342" calcext:value-type="float">
            <text:p>36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7" calcext:value-type="float">
            <text:p>-3327</text:p>
          </table:table-cell>
          <table:table-cell office:value-type="float" office:value="-5751.61472748327" calcext:value-type="float">
            <text:p>-5751.61472748327</text:p>
          </table:table-cell>
          <table:table-cell table:number-columns-repeated="2"/>
        </table:table-row>
        <table:table-row table:style-name="ro1">
          <table:table-cell office:value-type="float" office:value="36368" calcext:value-type="float">
            <text:p>36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05" calcext:value-type="float">
            <text:p>-3605</text:p>
          </table:table-cell>
          <table:table-cell office:value-type="float" office:value="-5685.56504356071" calcext:value-type="float">
            <text:p>-5685.56504356071</text:p>
          </table:table-cell>
          <table:table-cell table:number-columns-repeated="2"/>
        </table:table-row>
        <table:table-row table:style-name="ro1">
          <table:table-cell office:value-type="float" office:value="36393" calcext:value-type="float">
            <text:p>3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17" calcext:value-type="float">
            <text:p>-3817</text:p>
          </table:table-cell>
          <table:table-cell office:value-type="float" office:value="-5628.07073452807" calcext:value-type="float">
            <text:p>-5628.07073452807</text:p>
          </table:table-cell>
          <table:table-cell table:number-columns-repeated="2"/>
        </table:table-row>
        <table:table-row table:style-name="ro1">
          <table:table-cell office:value-type="float" office:value="36420" calcext:value-type="float">
            <text:p>36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62" calcext:value-type="float">
            <text:p>-4062</text:p>
          </table:table-cell>
          <table:table-cell office:value-type="float" office:value="-5579.88394269644" calcext:value-type="float">
            <text:p>-5579.88394269644</text:p>
          </table:table-cell>
          <table:table-cell table:number-columns-repeated="2"/>
        </table:table-row>
        <table:table-row table:style-name="ro1">
          <table:table-cell office:value-type="float" office:value="36446" calcext:value-type="float">
            <text:p>36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98" calcext:value-type="float">
            <text:p>-4298</text:p>
          </table:table-cell>
          <table:table-cell office:value-type="float" office:value="-5540.44135984424" calcext:value-type="float">
            <text:p>-5540.44135984424</text:p>
          </table:table-cell>
          <table:table-cell table:number-columns-repeated="2"/>
        </table:table-row>
        <table:table-row table:style-name="ro1">
          <table:table-cell office:value-type="float" office:value="36472" calcext:value-type="float">
            <text:p>36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36" calcext:value-type="float">
            <text:p>-4536</text:p>
          </table:table-cell>
          <table:table-cell office:value-type="float" office:value="-5509.53547184903" calcext:value-type="float">
            <text:p>-5509.53547184903</text:p>
          </table:table-cell>
          <table:table-cell table:number-columns-repeated="2"/>
        </table:table-row>
        <table:table-row table:style-name="ro1">
          <table:table-cell office:value-type="float" office:value="36497" calcext:value-type="float">
            <text:p>36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17" calcext:value-type="float">
            <text:p>-4717</text:p>
          </table:table-cell>
          <table:table-cell office:value-type="float" office:value="-5485.14976502291" calcext:value-type="float">
            <text:p>-5485.14976502291</text:p>
          </table:table-cell>
          <table:table-cell table:number-columns-repeated="2"/>
        </table:table-row>
        <table:table-row table:style-name="ro1"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36" calcext:value-type="float">
            <text:p>-4936</text:p>
          </table:table-cell>
          <table:table-cell office:value-type="float" office:value="-5468.25284917605" calcext:value-type="float">
            <text:p>-5468.25284917605</text:p>
          </table:table-cell>
          <table:table-cell table:number-columns-repeated="2"/>
        </table:table-row>
        <table:table-row table:style-name="ro1">
          <table:table-cell office:value-type="float" office:value="36550" calcext:value-type="float">
            <text:p>36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25" calcext:value-type="float">
            <text:p>-5125</text:p>
          </table:table-cell>
          <table:table-cell office:value-type="float" office:value="-5457.69122304755" calcext:value-type="float">
            <text:p>-5457.69122304755</text:p>
          </table:table-cell>
          <table:table-cell table:number-columns-repeated="2"/>
        </table:table-row>
        <table:table-row table:style-name="ro1">
          <table:table-cell office:value-type="float" office:value="36576" calcext:value-type="float">
            <text:p>36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95" calcext:value-type="float">
            <text:p>-5295</text:p>
          </table:table-cell>
          <table:table-cell office:value-type="float" office:value="-5452.68533926148" calcext:value-type="float">
            <text:p>-5452.68533926148</text:p>
          </table:table-cell>
          <table:table-cell table:number-columns-repeated="2"/>
        </table:table-row>
        <table:table-row table:style-name="ro1">
          <table:table-cell office:value-type="float" office:value="36602" calcext:value-type="float">
            <text:p>3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83" calcext:value-type="float">
            <text:p>-5483</text:p>
          </table:table-cell>
          <table:table-cell office:value-type="float" office:value="-5453.61809805343" calcext:value-type="float">
            <text:p>-5453.61809805343</text:p>
          </table:table-cell>
          <table:table-cell table:number-columns-repeated="2"/>
        </table:table-row>
        <table:table-row table:style-name="ro1">
          <table:table-cell office:value-type="float" office:value="36627" calcext:value-type="float">
            <text:p>36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57" calcext:value-type="float">
            <text:p>-5657</text:p>
          </table:table-cell>
          <table:table-cell office:value-type="float" office:value="-5459.87600272871" calcext:value-type="float">
            <text:p>-5459.87600272871</text:p>
          </table:table-cell>
          <table:table-cell table:number-columns-repeated="2"/>
        </table:table-row>
        <table:table-row table:style-name="ro1">
          <table:table-cell office:value-type="float" office:value="36652" calcext:value-type="float">
            <text:p>36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97" calcext:value-type="float">
            <text:p>-5797</text:p>
          </table:table-cell>
          <table:table-cell office:value-type="float" office:value="-5470.2490487986" calcext:value-type="float">
            <text:p>-5470.2490487986</text:p>
          </table:table-cell>
          <table:table-cell table:number-columns-repeated="2"/>
        </table:table-row>
        <table:table-row table:style-name="ro1">
          <table:table-cell office:value-type="float" office:value="36678" calcext:value-type="float">
            <text:p>36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51" calcext:value-type="float">
            <text:p>-5951</text:p>
          </table:table-cell>
          <table:table-cell office:value-type="float" office:value="-5485.04138575864" calcext:value-type="float">
            <text:p>-5485.04138575864</text:p>
          </table:table-cell>
          <table:table-cell table:number-columns-repeated="2"/>
        </table:table-row>
        <table:table-row table:style-name="ro1">
          <table:table-cell office:value-type="float" office:value="36704" calcext:value-type="float">
            <text:p>36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82" calcext:value-type="float">
            <text:p>-6082</text:p>
          </table:table-cell>
          <table:table-cell office:value-type="float" office:value="-5503.40934311991" calcext:value-type="float">
            <text:p>-5503.40934311991</text:p>
          </table:table-cell>
          <table:table-cell table:number-columns-repeated="2"/>
        </table:table-row>
        <table:table-row table:style-name="ro1">
          <table:table-cell office:value-type="float" office:value="36730" calcext:value-type="float">
            <text:p>36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97" calcext:value-type="float">
            <text:p>-6197</text:p>
          </table:table-cell>
          <table:table-cell office:value-type="float" office:value="-5524.75059410084" calcext:value-type="float">
            <text:p>-5524.75059410084</text:p>
          </table:table-cell>
          <table:table-cell table:number-columns-repeated="2"/>
        </table:table-row>
        <table:table-row table:style-name="ro1">
          <table:table-cell office:value-type="float" office:value="36756" calcext:value-type="float">
            <text:p>36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28" calcext:value-type="float">
            <text:p>-6328</text:p>
          </table:table-cell>
          <table:table-cell office:value-type="float" office:value="-5549.4659604362" calcext:value-type="float">
            <text:p>-5549.4659604362</text:p>
          </table:table-cell>
          <table:table-cell table:number-columns-repeated="2"/>
        </table:table-row>
        <table:table-row table:style-name="ro1">
          <table:table-cell office:value-type="float" office:value="36782" calcext:value-type="float">
            <text:p>36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46" calcext:value-type="float">
            <text:p>-6446</text:p>
          </table:table-cell>
          <table:table-cell office:value-type="float" office:value="-5577.051623192" calcext:value-type="float">
            <text:p>-5577.051623192</text:p>
          </table:table-cell>
          <table:table-cell table:number-columns-repeated="2"/>
        </table:table-row>
        <table:table-row table:style-name="ro1">
          <table:table-cell office:value-type="float" office:value="36807" calcext:value-type="float">
            <text:p>36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17" calcext:value-type="float">
            <text:p>-6517</text:p>
          </table:table-cell>
          <table:table-cell office:value-type="float" office:value="-5605.97311170917" calcext:value-type="float">
            <text:p>-5605.97311170917</text:p>
          </table:table-cell>
          <table:table-cell table:number-columns-repeated="2"/>
        </table:table-row>
        <table:table-row table:style-name="ro1">
          <table:table-cell office:value-type="float" office:value="36834" calcext:value-type="float">
            <text:p>36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25" calcext:value-type="float">
            <text:p>-6625</text:p>
          </table:table-cell>
          <table:table-cell office:value-type="float" office:value="-5637.32778519504" calcext:value-type="float">
            <text:p>-5637.32778519504</text:p>
          </table:table-cell>
          <table:table-cell table:number-columns-repeated="2"/>
        </table:table-row>
        <table:table-row table:style-name="ro1">
          <table:table-cell office:value-type="float" office:value="36860" calcext:value-type="float">
            <text:p>36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77" calcext:value-type="float">
            <text:p>-6677</text:p>
          </table:table-cell>
          <table:table-cell office:value-type="float" office:value="-5669.31769949674" calcext:value-type="float">
            <text:p>-5669.31769949674</text:p>
          </table:table-cell>
          <table:table-cell table:number-columns-repeated="2"/>
        </table:table-row>
        <table:table-row table:style-name="ro1">
          <table:table-cell office:value-type="float" office:value="36886" calcext:value-type="float">
            <text:p>36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64" calcext:value-type="float">
            <text:p>-6764</text:p>
          </table:table-cell>
          <table:table-cell office:value-type="float" office:value="-5703.00023181991" calcext:value-type="float">
            <text:p>-5703.00023181991</text:p>
          </table:table-cell>
          <table:table-cell table:number-columns-repeated="2"/>
        </table:table-row>
        <table:table-row table:style-name="ro1">
          <table:table-cell office:value-type="float" office:value="36912" calcext:value-type="float">
            <text:p>36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05" calcext:value-type="float">
            <text:p>-6805</text:p>
          </table:table-cell>
          <table:table-cell office:value-type="float" office:value="-5736.90791699468" calcext:value-type="float">
            <text:p>-5736.90791699468</text:p>
          </table:table-cell>
          <table:table-cell table:number-columns-repeated="2"/>
        </table:table-row>
        <table:table-row table:style-name="ro1">
          <table:table-cell office:value-type="float" office:value="36938" calcext:value-type="float">
            <text:p>3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56" calcext:value-type="float">
            <text:p>-6856</text:p>
          </table:table-cell>
          <table:table-cell office:value-type="float" office:value="-5771.34151954869" calcext:value-type="float">
            <text:p>-5771.34151954869</text:p>
          </table:table-cell>
          <table:table-cell table:number-columns-repeated="2"/>
        </table:table-row>
        <table:table-row table:style-name="ro1">
          <table:table-cell office:value-type="float" office:value="36964" calcext:value-type="float">
            <text:p>36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76" calcext:value-type="float">
            <text:p>-6876</text:p>
          </table:table-cell>
          <table:table-cell office:value-type="float" office:value="-5805.33101125489" calcext:value-type="float">
            <text:p>-5805.33101125489</text:p>
          </table:table-cell>
          <table:table-cell table:number-columns-repeated="2"/>
        </table:table-row>
        <table:table-row table:style-name="ro1">
          <table:table-cell office:value-type="float" office:value="36989" calcext:value-type="float">
            <text:p>36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05" calcext:value-type="float">
            <text:p>-6905</text:p>
          </table:table-cell>
          <table:table-cell office:value-type="float" office:value="-5839.16698013935" calcext:value-type="float">
            <text:p>-5839.16698013935</text:p>
          </table:table-cell>
          <table:table-cell table:number-columns-repeated="2"/>
        </table:table-row>
        <table:table-row table:style-name="ro1">
          <table:table-cell office:value-type="float" office:value="37016" calcext:value-type="float">
            <text:p>37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09" calcext:value-type="float">
            <text:p>-6909</text:p>
          </table:table-cell>
          <table:table-cell office:value-type="float" office:value="-5872.08491921199" calcext:value-type="float">
            <text:p>-5872.08491921199</text:p>
          </table:table-cell>
          <table:table-cell table:number-columns-repeated="2"/>
        </table:table-row>
        <table:table-row table:style-name="ro1">
          <table:table-cell office:value-type="float" office:value="37042" calcext:value-type="float">
            <text:p>37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29" calcext:value-type="float">
            <text:p>-6929</text:p>
          </table:table-cell>
          <table:table-cell office:value-type="float" office:value="-5904.60538323623" calcext:value-type="float">
            <text:p>-5904.60538323623</text:p>
          </table:table-cell>
          <table:table-cell table:number-columns-repeated="2"/>
        </table:table-row>
        <table:table-row table:style-name="ro1">
          <table:table-cell office:value-type="float" office:value="37068" calcext:value-type="float">
            <text:p>37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95" calcext:value-type="float">
            <text:p>-6895</text:p>
          </table:table-cell>
          <table:table-cell office:value-type="float" office:value="-5935.07906375204" calcext:value-type="float">
            <text:p>-5935.07906375204</text:p>
          </table:table-cell>
          <table:table-cell table:number-columns-repeated="2"/>
        </table:table-row>
        <table:table-row table:style-name="ro1">
          <table:table-cell office:value-type="float" office:value="37094" calcext:value-type="float">
            <text:p>37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70" calcext:value-type="float">
            <text:p>-6870</text:p>
          </table:table-cell>
          <table:table-cell office:value-type="float" office:value="-5963.84586179044" calcext:value-type="float">
            <text:p>-5963.84586179044</text:p>
          </table:table-cell>
          <table:table-cell table:number-columns-repeated="2"/>
        </table:table-row>
        <table:table-row table:style-name="ro1">
          <table:table-cell office:value-type="float" office:value="37120" calcext:value-type="float">
            <text:p>37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54" calcext:value-type="float">
            <text:p>-6854</text:p>
          </table:table-cell>
          <table:table-cell office:value-type="float" office:value="-5991.2352198892" calcext:value-type="float">
            <text:p>-5991.2352198892</text:p>
          </table:table-cell>
          <table:table-cell table:number-columns-repeated="2"/>
        </table:table-row>
        <table:table-row table:style-name="ro1">
          <table:table-cell office:value-type="float" office:value="37146" calcext:value-type="float">
            <text:p>37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99" calcext:value-type="float">
            <text:p>-6799</text:p>
          </table:table-cell>
          <table:table-cell office:value-type="float" office:value="-6016.08952081568" calcext:value-type="float">
            <text:p>-6016.08952081568</text:p>
          </table:table-cell>
          <table:table-cell table:number-columns-repeated="2"/>
        </table:table-row>
        <table:table-row table:style-name="ro1">
          <table:table-cell office:value-type="float" office:value="37171" calcext:value-type="float">
            <text:p>37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32" calcext:value-type="float">
            <text:p>-6732</text:p>
          </table:table-cell>
          <table:table-cell office:value-type="float" office:value="-6038.11753555981" calcext:value-type="float">
            <text:p>-6038.11753555981</text:p>
          </table:table-cell>
          <table:table-cell table:number-columns-repeated="2"/>
        </table:table-row>
        <table:table-row table:style-name="ro1">
          <table:table-cell office:value-type="float" office:value="37198" calcext:value-type="float">
            <text:p>37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67" calcext:value-type="float">
            <text:p>-6667</text:p>
          </table:table-cell>
          <table:table-cell office:value-type="float" office:value="-6057.4677652349" calcext:value-type="float">
            <text:p>-6057.4677652349</text:p>
          </table:table-cell>
          <table:table-cell table:number-columns-repeated="2"/>
        </table:table-row>
        <table:table-row table:style-name="ro1">
          <table:table-cell office:value-type="float" office:value="37224" calcext:value-type="float">
            <text:p>37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71" calcext:value-type="float">
            <text:p>-6571</text:p>
          </table:table-cell>
          <table:table-cell office:value-type="float" office:value="-6073.26875707382" calcext:value-type="float">
            <text:p>-6073.26875707382</text:p>
          </table:table-cell>
          <table:table-cell table:number-columns-repeated="2"/>
        </table:table-row>
        <table:table-row table:style-name="ro1">
          <table:table-cell office:value-type="float" office:value="37250" calcext:value-type="float">
            <text:p>37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66" calcext:value-type="float">
            <text:p>-6466</text:p>
          </table:table-cell>
          <table:table-cell office:value-type="float" office:value="-6085.3527953177" calcext:value-type="float">
            <text:p>-6085.3527953177</text:p>
          </table:table-cell>
          <table:table-cell table:number-columns-repeated="2"/>
        </table:table-row>
        <table:table-row table:style-name="ro1">
          <table:table-cell office:value-type="float" office:value="37276" calcext:value-type="float">
            <text:p>37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59" calcext:value-type="float">
            <text:p>-6359</text:p>
          </table:table-cell>
          <table:table-cell office:value-type="float" office:value="-6093.77270930793" calcext:value-type="float">
            <text:p>-6093.77270930793</text:p>
          </table:table-cell>
          <table:table-cell table:number-columns-repeated="2"/>
        </table:table-row>
        <table:table-row table:style-name="ro1">
          <table:table-cell office:value-type="float" office:value="37301" calcext:value-type="float">
            <text:p>37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47" calcext:value-type="float">
            <text:p>-6247</text:p>
          </table:table-cell>
          <table:table-cell office:value-type="float" office:value="-6098.48739517538" calcext:value-type="float">
            <text:p>-6098.48739517538</text:p>
          </table:table-cell>
          <table:table-cell table:number-columns-repeated="2"/>
        </table:table-row>
        <table:table-row table:style-name="ro1">
          <table:table-cell office:value-type="float" office:value="37328" calcext:value-type="float">
            <text:p>37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01" calcext:value-type="float">
            <text:p>-6101</text:p>
          </table:table-cell>
          <table:table-cell office:value-type="float" office:value="-6098.56470609306" calcext:value-type="float">
            <text:p>-6098.56470609306</text:p>
          </table:table-cell>
          <table:table-cell table:number-columns-repeated="2"/>
        </table:table-row>
        <table:table-row table:style-name="ro1">
          <table:table-cell office:value-type="float" office:value="37354" calcext:value-type="float">
            <text:p>3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57" calcext:value-type="float">
            <text:p>-5957</text:p>
          </table:table-cell>
          <table:table-cell office:value-type="float" office:value="-6094.2088689825" calcext:value-type="float">
            <text:p>-6094.2088689825</text:p>
          </table:table-cell>
          <table:table-cell table:number-columns-repeated="2"/>
        </table:table-row>
        <table:table-row table:style-name="ro1">
          <table:table-cell office:value-type="float" office:value="37380" calcext:value-type="float">
            <text:p>3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70" calcext:value-type="float">
            <text:p>-5770</text:p>
          </table:table-cell>
          <table:table-cell office:value-type="float" office:value="-6084.23321147535" calcext:value-type="float">
            <text:p>-6084.23321147535</text:p>
          </table:table-cell>
          <table:table-cell table:number-columns-repeated="2"/>
        </table:table-row>
        <table:table-row table:style-name="ro1">
          <table:table-cell office:value-type="float" office:value="37405" calcext:value-type="float">
            <text:p>37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08" calcext:value-type="float">
            <text:p>-5608</text:p>
          </table:table-cell>
          <table:table-cell office:value-type="float" office:value="-6069.57988189149" calcext:value-type="float">
            <text:p>-6069.57988189149</text:p>
          </table:table-cell>
          <table:table-cell table:number-columns-repeated="2"/>
        </table:table-row>
        <table:table-row table:style-name="ro1">
          <table:table-cell office:value-type="float" office:value="37432" calcext:value-type="float">
            <text:p>37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07" calcext:value-type="float">
            <text:p>-5407</text:p>
          </table:table-cell>
          <table:table-cell office:value-type="float" office:value="-6049.19280860252" calcext:value-type="float">
            <text:p>-6049.19280860252</text:p>
          </table:table-cell>
          <table:table-cell table:number-columns-repeated="2"/>
        </table:table-row>
        <table:table-row table:style-name="ro1">
          <table:table-cell office:value-type="float" office:value="37458" calcext:value-type="float">
            <text:p>37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09" calcext:value-type="float">
            <text:p>-5209</text:p>
          </table:table-cell>
          <table:table-cell office:value-type="float" office:value="-6023.34072218398" calcext:value-type="float">
            <text:p>-6023.34072218398</text:p>
          </table:table-cell>
          <table:table-cell table:number-columns-repeated="2"/>
        </table:table-row>
        <table:table-row table:style-name="ro1">
          <table:table-cell office:value-type="float" office:value="37484" calcext:value-type="float">
            <text:p>37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78" calcext:value-type="float">
            <text:p>-4978</text:p>
          </table:table-cell>
          <table:table-cell office:value-type="float" office:value="-5991.17639227063" calcext:value-type="float">
            <text:p>-5991.17639227063</text:p>
          </table:table-cell>
          <table:table-cell table:number-columns-repeated="2"/>
        </table:table-row>
        <table:table-row table:style-name="ro1">
          <table:table-cell office:value-type="float" office:value="37509" calcext:value-type="float">
            <text:p>37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20" calcext:value-type="float">
            <text:p>-4720</text:p>
          </table:table-cell>
          <table:table-cell office:value-type="float" office:value="-5952.06327250846" calcext:value-type="float">
            <text:p>-5952.06327250846</text:p>
          </table:table-cell>
          <table:table-cell table:number-columns-repeated="2"/>
        </table:table-row>
        <table:table-row table:style-name="ro1">
          <table:table-cell office:value-type="float" office:value="37536" calcext:value-type="float">
            <text:p>37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86" calcext:value-type="float">
            <text:p>-4486</text:p>
          </table:table-cell>
          <table:table-cell office:value-type="float" office:value="-5906.95363335435" calcext:value-type="float">
            <text:p>-5906.95363335435</text:p>
          </table:table-cell>
          <table:table-cell table:number-columns-repeated="2"/>
        </table:table-row>
        <table:table-row table:style-name="ro1">
          <table:table-cell office:value-type="float" office:value="37562" calcext:value-type="float">
            <text:p>37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27" calcext:value-type="float">
            <text:p>-4227</text:p>
          </table:table-cell>
          <table:table-cell office:value-type="float" office:value="-5855.26275232806" calcext:value-type="float">
            <text:p>-5855.26275232806</text:p>
          </table:table-cell>
          <table:table-cell table:number-columns-repeated="2"/>
        </table:table-row>
        <table:table-row table:style-name="ro1">
          <table:table-cell office:value-type="float" office:value="37587" calcext:value-type="float">
            <text:p>37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36" calcext:value-type="float">
            <text:p>-3936</text:p>
          </table:table-cell>
          <table:table-cell office:value-type="float" office:value="-5796.20851379489" calcext:value-type="float">
            <text:p>-5796.20851379489</text:p>
          </table:table-cell>
          <table:table-cell table:number-columns-repeated="2"/>
        </table:table-row>
        <table:table-row table:style-name="ro1">
          <table:table-cell office:value-type="float" office:value="37614" calcext:value-type="float">
            <text:p>37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26" calcext:value-type="float">
            <text:p>-3626</text:p>
          </table:table-cell>
          <table:table-cell office:value-type="float" office:value="-5729.43286721659" calcext:value-type="float">
            <text:p>-5729.43286721659</text:p>
          </table:table-cell>
          <table:table-cell table:number-columns-repeated="2"/>
        </table:table-row>
        <table:table-row table:style-name="ro1">
          <table:table-cell office:value-type="float" office:value="37640" calcext:value-type="float">
            <text:p>37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5" calcext:value-type="float">
            <text:p>-3315</text:p>
          </table:table-cell>
          <table:table-cell office:value-type="float" office:value="-5655.14262514839" calcext:value-type="float">
            <text:p>-5655.14262514839</text:p>
          </table:table-cell>
          <table:table-cell table:number-columns-repeated="2"/>
        </table:table-row>
        <table:table-row table:style-name="ro1">
          <table:table-cell office:value-type="float" office:value="37666" calcext:value-type="float">
            <text:p>3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88" calcext:value-type="float">
            <text:p>-2988</text:p>
          </table:table-cell>
          <table:table-cell office:value-type="float" office:value="-5573.07669822074" calcext:value-type="float">
            <text:p>-5573.07669822074</text:p>
          </table:table-cell>
          <table:table-cell table:number-columns-repeated="2"/>
        </table:table-row>
        <table:table-row table:style-name="ro1">
          <table:table-cell office:value-type="float" office:value="37692" calcext:value-type="float">
            <text:p>37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32" calcext:value-type="float">
            <text:p>-2632</text:p>
          </table:table-cell>
          <table:table-cell office:value-type="float" office:value="-5482.58203058318" calcext:value-type="float">
            <text:p>-5482.58203058318</text:p>
          </table:table-cell>
          <table:table-cell table:number-columns-repeated="2"/>
        </table:table-row>
        <table:table-row table:style-name="ro1">
          <table:table-cell office:value-type="float" office:value="37718" calcext:value-type="float">
            <text:p>37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78" calcext:value-type="float">
            <text:p>-2278</text:p>
          </table:table-cell>
          <table:table-cell office:value-type="float" office:value="-5383.97950656524" calcext:value-type="float">
            <text:p>-5383.97950656524</text:p>
          </table:table-cell>
          <table:table-cell table:number-columns-repeated="2"/>
        </table:table-row>
        <table:table-row table:style-name="ro1">
          <table:table-cell office:value-type="float" office:value="37744" calcext:value-type="float">
            <text:p>37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8" calcext:value-type="float">
            <text:p>-1858</text:p>
          </table:table-cell>
          <table:table-cell office:value-type="float" office:value="-5275.48782944015" calcext:value-type="float">
            <text:p>-5275.48782944015</text:p>
          </table:table-cell>
          <table:table-cell table:number-columns-repeated="2"/>
        </table:table-row>
        <table:table-row table:style-name="ro1">
          <table:table-cell office:value-type="float" office:value="37769" calcext:value-type="float">
            <text:p>37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78" calcext:value-type="float">
            <text:p>-1478</text:p>
          </table:table-cell>
          <table:table-cell office:value-type="float" office:value="-5158.64205007276" calcext:value-type="float">
            <text:p>-5158.64205007276</text:p>
          </table:table-cell>
          <table:table-cell table:number-columns-repeated="2"/>
        </table:table-row>
        <table:table-row table:style-name="ro1">
          <table:table-cell office:value-type="float" office:value="37795" calcext:value-type="float">
            <text:p>37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8" calcext:value-type="float">
            <text:p>-1058</text:p>
          </table:table-cell>
          <table:table-cell office:value-type="float" office:value="-5032.46844853206" calcext:value-type="float">
            <text:p>-5032.46844853206</text:p>
          </table:table-cell>
          <table:table-cell table:number-columns-repeated="2"/>
        </table:table-row>
        <table:table-row table:style-name="ro1">
          <table:table-cell office:value-type="float" office:value="37822" calcext:value-type="float">
            <text:p>37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6" calcext:value-type="float">
            <text:p>-646</text:p>
          </table:table-cell>
          <table:table-cell office:value-type="float" office:value="-4897.50018857723" calcext:value-type="float">
            <text:p>-4897.50018857723</text:p>
          </table:table-cell>
          <table:table-cell table:number-columns-repeated="2"/>
        </table:table-row>
        <table:table-row table:style-name="ro1">
          <table:table-cell office:value-type="float" office:value="37848" calcext:value-type="float">
            <text:p>37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" calcext:value-type="float">
            <text:p>-179</text:p>
          </table:table-cell>
          <table:table-cell office:value-type="float" office:value="-4752.31556739024" calcext:value-type="float">
            <text:p>-4752.31556739024</text:p>
          </table:table-cell>
          <table:table-cell table:number-columns-repeated="2"/>
        </table:table-row>
        <table:table-row table:style-name="ro1">
          <table:table-cell office:value-type="float" office:value="37874" calcext:value-type="float">
            <text:p>37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2" calcext:value-type="float">
            <text:p>-122</text:p>
          </table:table-cell>
          <table:table-cell office:value-type="float" office:value="-4609.84431916285" calcext:value-type="float">
            <text:p>-4609.84431916285</text:p>
          </table:table-cell>
          <table:table-cell table:number-columns-repeated="2"/>
        </table:table-row>
        <table:table-row table:style-name="ro1">
          <table:table-cell office:value-type="float" office:value="37900" calcext:value-type="float">
            <text:p>37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5" calcext:value-type="float">
            <text:p>-425</text:p>
          </table:table-cell>
          <table:table-cell office:value-type="float" office:value="-4481.07987857322" calcext:value-type="float">
            <text:p>-4481.07987857322</text:p>
          </table:table-cell>
          <table:table-cell table:number-columns-repeated="2"/>
        </table:table-row>
        <table:table-row table:style-name="ro1">
          <table:table-cell office:value-type="float" office:value="37925" calcext:value-type="float">
            <text:p>37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3" calcext:value-type="float">
            <text:p>-683</text:p>
          </table:table-cell>
          <table:table-cell office:value-type="float" office:value="-4364.21588230943" calcext:value-type="float">
            <text:p>-4364.21588230943</text:p>
          </table:table-cell>
          <table:table-cell table:number-columns-repeated="2"/>
        </table:table-row>
        <table:table-row table:style-name="ro1">
          <table:table-cell office:value-type="float" office:value="37952" calcext:value-type="float">
            <text:p>37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3" calcext:value-type="float">
            <text:p>-933</text:p>
          </table:table-cell>
          <table:table-cell office:value-type="float" office:value="-4258.6400090076" calcext:value-type="float">
            <text:p>-4258.6400090076</text:p>
          </table:table-cell>
          <table:table-cell table:number-columns-repeated="2"/>
        </table:table-row>
        <table:table-row table:style-name="ro1">
          <table:table-cell office:value-type="float" office:value="37978" calcext:value-type="float">
            <text:p>37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1" calcext:value-type="float">
            <text:p>-1201</text:p>
          </table:table-cell>
          <table:table-cell office:value-type="float" office:value="-4164.55877796121" calcext:value-type="float">
            <text:p>-4164.55877796121</text:p>
          </table:table-cell>
          <table:table-cell table:number-columns-repeated="2"/>
        </table:table-row>
        <table:table-row table:style-name="ro1">
          <table:table-cell office:value-type="float" office:value="38004" calcext:value-type="float">
            <text:p>3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3" calcext:value-type="float">
            <text:p>-1483</text:p>
          </table:table-cell>
          <table:table-cell office:value-type="float" office:value="-4082.04927710087" calcext:value-type="float">
            <text:p>-4082.04927710087</text:p>
          </table:table-cell>
          <table:table-cell table:number-columns-repeated="2"/>
        </table:table-row>
        <table:table-row table:style-name="ro1">
          <table:table-cell office:value-type="float" office:value="38030" calcext:value-type="float">
            <text:p>38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92" calcext:value-type="float">
            <text:p>-1692</text:p>
          </table:table-cell>
          <table:table-cell office:value-type="float" office:value="-4008.50929934392" calcext:value-type="float">
            <text:p>-4008.50929934392</text:p>
          </table:table-cell>
          <table:table-cell table:number-columns-repeated="2"/>
        </table:table-row>
        <table:table-row table:style-name="ro1">
          <table:table-cell office:value-type="float" office:value="38056" calcext:value-type="float">
            <text:p>38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30" calcext:value-type="float">
            <text:p>-1930</text:p>
          </table:table-cell>
          <table:table-cell office:value-type="float" office:value="-3944.55516705641" calcext:value-type="float">
            <text:p>-3944.55516705641</text:p>
          </table:table-cell>
          <table:table-cell table:number-columns-repeated="2"/>
        </table:table-row>
        <table:table-row table:style-name="ro1">
          <table:table-cell office:value-type="float" office:value="38082" calcext:value-type="float">
            <text:p>3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5" calcext:value-type="float">
            <text:p>-2165</text:p>
          </table:table-cell>
          <table:table-cell office:value-type="float" office:value="-3889.79962345468" calcext:value-type="float">
            <text:p>-3889.79962345468</text:p>
          </table:table-cell>
          <table:table-cell table:number-columns-repeated="2"/>
        </table:table-row>
        <table:table-row table:style-name="ro1">
          <table:table-cell office:value-type="float" office:value="38108" calcext:value-type="float">
            <text:p>38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7" calcext:value-type="float">
            <text:p>-2367</text:p>
          </table:table-cell>
          <table:table-cell office:value-type="float" office:value="-3842.9442504253" calcext:value-type="float">
            <text:p>-3842.9442504253</text:p>
          </table:table-cell>
          <table:table-cell table:number-columns-repeated="2"/>
        </table:table-row>
        <table:table-row table:style-name="ro1">
          <table:table-cell office:value-type="float" office:value="38134" calcext:value-type="float">
            <text:p>38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91" calcext:value-type="float">
            <text:p>-2591</text:p>
          </table:table-cell>
          <table:table-cell office:value-type="float" office:value="-3804.42288887375" calcext:value-type="float">
            <text:p>-3804.42288887375</text:p>
          </table:table-cell>
          <table:table-cell table:number-columns-repeated="2"/>
        </table:table-row>
        <table:table-row table:style-name="ro1">
          <table:table-cell office:value-type="float" office:value="38159" calcext:value-type="float">
            <text:p>38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87" calcext:value-type="float">
            <text:p>-2787</text:p>
          </table:table-cell>
          <table:table-cell office:value-type="float" office:value="-3773.1175692161" calcext:value-type="float">
            <text:p>-3773.1175692161</text:p>
          </table:table-cell>
          <table:table-cell table:number-columns-repeated="2"/>
        </table:table-row>
        <table:table-row table:style-name="ro1">
          <table:table-cell office:value-type="float" office:value="38185" calcext:value-type="float">
            <text:p>38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51" calcext:value-type="float">
            <text:p>-2951</text:p>
          </table:table-cell>
          <table:table-cell office:value-type="float" office:value="-3747.82164400945" calcext:value-type="float">
            <text:p>-3747.82164400945</text:p>
          </table:table-cell>
          <table:table-cell table:number-columns-repeated="2"/>
        </table:table-row>
        <table:table-row table:style-name="ro1">
          <table:table-cell office:value-type="float" office:value="38211" calcext:value-type="float">
            <text:p>38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48" calcext:value-type="float">
            <text:p>-3148</text:p>
          </table:table-cell>
          <table:table-cell office:value-type="float" office:value="-3729.36559342455" calcext:value-type="float">
            <text:p>-3729.36559342455</text:p>
          </table:table-cell>
          <table:table-cell table:number-columns-repeated="2"/>
        </table:table-row>
        <table:table-row table:style-name="ro1">
          <table:table-cell office:value-type="float" office:value="38238" calcext:value-type="float">
            <text:p>38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09" calcext:value-type="float">
            <text:p>-3309</text:p>
          </table:table-cell>
          <table:table-cell office:value-type="float" office:value="-3716.43126747302" calcext:value-type="float">
            <text:p>-3716.43126747302</text:p>
          </table:table-cell>
          <table:table-cell table:number-columns-repeated="2"/>
        </table:table-row>
        <table:table-row table:style-name="ro1">
          <table:table-cell office:value-type="float" office:value="38264" calcext:value-type="float">
            <text:p>38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78" calcext:value-type="float">
            <text:p>-3478</text:p>
          </table:table-cell>
          <table:table-cell office:value-type="float" office:value="-3709.09492078154" calcext:value-type="float">
            <text:p>-3709.09492078154</text:p>
          </table:table-cell>
          <table:table-cell table:number-columns-repeated="2"/>
        </table:table-row>
        <table:table-row table:style-name="ro1">
          <table:table-cell office:value-type="float" office:value="38290" calcext:value-type="float">
            <text:p>38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31" calcext:value-type="float">
            <text:p>-3631</text:p>
          </table:table-cell>
          <table:table-cell office:value-type="float" office:value="-3706.69200014211" calcext:value-type="float">
            <text:p>-3706.69200014211</text:p>
          </table:table-cell>
          <table:table-cell table:number-columns-repeated="2"/>
        </table:table-row>
        <table:table-row table:style-name="ro1">
          <table:table-cell office:value-type="float" office:value="38316" calcext:value-type="float">
            <text:p>38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59" calcext:value-type="float">
            <text:p>-3759</text:p>
          </table:table-cell>
          <table:table-cell office:value-type="float" office:value="-3708.30147706082" calcext:value-type="float">
            <text:p>-3708.30147706082</text:p>
          </table:table-cell>
          <table:table-cell table:number-columns-repeated="2"/>
        </table:table-row>
        <table:table-row table:style-name="ro1">
          <table:table-cell office:value-type="float" office:value="38342" calcext:value-type="float">
            <text:p>38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98" calcext:value-type="float">
            <text:p>-3898</text:p>
          </table:table-cell>
          <table:table-cell office:value-type="float" office:value="-3714.13835468971" calcext:value-type="float">
            <text:p>-3714.13835468971</text:p>
          </table:table-cell>
          <table:table-cell table:number-columns-repeated="2"/>
        </table:table-row>
        <table:table-row table:style-name="ro1">
          <table:table-cell office:value-type="float" office:value="38368" calcext:value-type="float">
            <text:p>3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11" calcext:value-type="float">
            <text:p>-4011</text:p>
          </table:table-cell>
          <table:table-cell office:value-type="float" office:value="-3723.2725591608" calcext:value-type="float">
            <text:p>-3723.2725591608</text:p>
          </table:table-cell>
          <table:table-cell table:number-columns-repeated="2"/>
        </table:table-row>
        <table:table-row table:style-name="ro1">
          <table:table-cell office:value-type="float" office:value="38394" calcext:value-type="float">
            <text:p>38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27" calcext:value-type="float">
            <text:p>-4127</text:p>
          </table:table-cell>
          <table:table-cell office:value-type="float" office:value="-3735.69494195585" calcext:value-type="float">
            <text:p>-3735.69494195585</text:p>
          </table:table-cell>
          <table:table-cell table:number-columns-repeated="2"/>
        </table:table-row>
        <table:table-row table:style-name="ro1">
          <table:table-cell office:value-type="float" office:value="38420" calcext:value-type="float">
            <text:p>38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38" calcext:value-type="float">
            <text:p>-4238</text:p>
          </table:table-cell>
          <table:table-cell office:value-type="float" office:value="-3751.15048220336" calcext:value-type="float">
            <text:p>-3751.15048220336</text:p>
          </table:table-cell>
          <table:table-cell table:number-columns-repeated="2"/>
        </table:table-row>
        <table:table-row table:style-name="ro1">
          <table:table-cell office:value-type="float" office:value="38446" calcext:value-type="float">
            <text:p>38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24" calcext:value-type="float">
            <text:p>-4324</text:p>
          </table:table-cell>
          <table:table-cell office:value-type="float" office:value="-3768.77662121249" calcext:value-type="float">
            <text:p>-3768.77662121249</text:p>
          </table:table-cell>
          <table:table-cell table:number-columns-repeated="2"/>
        </table:table-row>
        <table:table-row table:style-name="ro1">
          <table:table-cell office:value-type="float" office:value="38472" calcext:value-type="float">
            <text:p>38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09" calcext:value-type="float">
            <text:p>-4409</text:p>
          </table:table-cell>
          <table:table-cell office:value-type="float" office:value="-3788.47580209826" calcext:value-type="float">
            <text:p>-3788.47580209826</text:p>
          </table:table-cell>
          <table:table-cell table:number-columns-repeated="2"/>
        </table:table-row>
        <table:table-row table:style-name="ro1">
          <table:table-cell office:value-type="float" office:value="38498" calcext:value-type="float">
            <text:p>38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55" calcext:value-type="float">
            <text:p>-4455</text:p>
          </table:table-cell>
          <table:table-cell office:value-type="float" office:value="-3808.98423895678" calcext:value-type="float">
            <text:p>-3808.98423895678</text:p>
          </table:table-cell>
          <table:table-cell table:number-columns-repeated="2"/>
        </table:table-row>
        <table:table-row table:style-name="ro1">
          <table:table-cell office:value-type="float" office:value="38524" calcext:value-type="float">
            <text:p>38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35" calcext:value-type="float">
            <text:p>-4535</text:p>
          </table:table-cell>
          <table:table-cell office:value-type="float" office:value="-3831.32318545041" calcext:value-type="float">
            <text:p>-3831.32318545041</text:p>
          </table:table-cell>
          <table:table-cell table:number-columns-repeated="2"/>
        </table:table-row>
        <table:table-row table:style-name="ro1">
          <table:table-cell office:value-type="float" office:value="38549" calcext:value-type="float">
            <text:p>38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59" calcext:value-type="float">
            <text:p>-4559</text:p>
          </table:table-cell>
          <table:table-cell office:value-type="float" office:value="-3853.71324128271" calcext:value-type="float">
            <text:p>-3853.71324128271</text:p>
          </table:table-cell>
          <table:table-cell table:number-columns-repeated="2"/>
        </table:table-row>
        <table:table-row table:style-name="ro1">
          <table:table-cell office:value-type="float" office:value="38576" calcext:value-type="float">
            <text:p>38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18" calcext:value-type="float">
            <text:p>-4618</text:p>
          </table:table-cell>
          <table:table-cell office:value-type="float" office:value="-3877.22975693555" calcext:value-type="float">
            <text:p>-3877.22975693555</text:p>
          </table:table-cell>
          <table:table-cell table:number-columns-repeated="2"/>
        </table:table-row>
        <table:table-row table:style-name="ro1">
          <table:table-cell office:value-type="float" office:value="38602" calcext:value-type="float">
            <text:p>38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33" calcext:value-type="float">
            <text:p>-4633</text:p>
          </table:table-cell>
          <table:table-cell office:value-type="float" office:value="-3900.48422595292" calcext:value-type="float">
            <text:p>-3900.48422595292</text:p>
          </table:table-cell>
          <table:table-cell table:number-columns-repeated="2"/>
        </table:table-row>
        <table:table-row table:style-name="ro1">
          <table:table-cell office:value-type="float" office:value="38628" calcext:value-type="float">
            <text:p>38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55" calcext:value-type="float">
            <text:p>-4655</text:p>
          </table:table-cell>
          <table:table-cell office:value-type="float" office:value="-3923.7000959236" calcext:value-type="float">
            <text:p>-3923.7000959236</text:p>
          </table:table-cell>
          <table:table-cell table:number-columns-repeated="2"/>
        </table:table-row>
        <table:table-row table:style-name="ro1">
          <table:table-cell office:value-type="float" office:value="38654" calcext:value-type="float">
            <text:p>38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66" calcext:value-type="float">
            <text:p>-4666</text:p>
          </table:table-cell>
          <table:table-cell office:value-type="float" office:value="-3946.5400929721" calcext:value-type="float">
            <text:p>-3946.5400929721</text:p>
          </table:table-cell>
          <table:table-cell table:number-columns-repeated="2"/>
        </table:table-row>
        <table:table-row table:style-name="ro1">
          <table:table-cell office:value-type="float" office:value="38680" calcext:value-type="float">
            <text:p>38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42" calcext:value-type="float">
            <text:p>-4642</text:p>
          </table:table-cell>
          <table:table-cell office:value-type="float" office:value="-3967.93885934219" calcext:value-type="float">
            <text:p>-3967.93885934219</text:p>
          </table:table-cell>
          <table:table-cell table:number-columns-repeated="2"/>
        </table:table-row>
        <table:table-row table:style-name="ro1">
          <table:table-cell office:value-type="float" office:value="38706" calcext:value-type="float">
            <text:p>3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34" calcext:value-type="float">
            <text:p>-4634</text:p>
          </table:table-cell>
          <table:table-cell office:value-type="float" office:value="-3988.43304828551" calcext:value-type="float">
            <text:p>-3988.43304828551</text:p>
          </table:table-cell>
          <table:table-cell table:number-columns-repeated="2"/>
        </table:table-row>
        <table:table-row table:style-name="ro1">
          <table:table-cell office:value-type="float" office:value="38732" calcext:value-type="float">
            <text:p>3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87" calcext:value-type="float">
            <text:p>-4587</text:p>
          </table:table-cell>
          <table:table-cell office:value-type="float" office:value="-4006.85049295365" calcext:value-type="float">
            <text:p>-4006.85049295365</text:p>
          </table:table-cell>
          <table:table-cell table:number-columns-repeated="2"/>
        </table:table-row>
        <table:table-row table:style-name="ro1">
          <table:table-cell office:value-type="float" office:value="38758" calcext:value-type="float">
            <text:p>38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49" calcext:value-type="float">
            <text:p>-4549</text:p>
          </table:table-cell>
          <table:table-cell office:value-type="float" office:value="-4023.53201624738" calcext:value-type="float">
            <text:p>-4023.53201624738</text:p>
          </table:table-cell>
          <table:table-cell table:number-columns-repeated="2"/>
        </table:table-row>
        <table:table-row table:style-name="ro1">
          <table:table-cell office:value-type="float" office:value="38783" calcext:value-type="float">
            <text:p>38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99" calcext:value-type="float">
            <text:p>-4499</text:p>
          </table:table-cell>
          <table:table-cell office:value-type="float" office:value="-4038.16180036285" calcext:value-type="float">
            <text:p>-4038.16180036285</text:p>
          </table:table-cell>
          <table:table-cell table:number-columns-repeated="2"/>
        </table:table-row>
        <table:table-row table:style-name="ro1">
          <table:table-cell office:value-type="float" office:value="38810" calcext:value-type="float">
            <text:p>38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24" calcext:value-type="float">
            <text:p>-4424</text:p>
          </table:table-cell>
          <table:table-cell office:value-type="float" office:value="-4050.03374496707" calcext:value-type="float">
            <text:p>-4050.03374496707</text:p>
          </table:table-cell>
          <table:table-cell table:number-columns-repeated="2"/>
        </table:table-row>
        <table:table-row table:style-name="ro1">
          <table:table-cell office:value-type="float" office:value="38836" calcext:value-type="float">
            <text:p>38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50" calcext:value-type="float">
            <text:p>-4350</text:p>
          </table:table-cell>
          <table:table-cell office:value-type="float" office:value="-4059.26347589116" calcext:value-type="float">
            <text:p>-4059.26347589116</text:p>
          </table:table-cell>
          <table:table-cell table:number-columns-repeated="2"/>
        </table:table-row>
        <table:table-row table:style-name="ro1">
          <table:table-cell office:value-type="float" office:value="38862" calcext:value-type="float">
            <text:p>38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64" calcext:value-type="float">
            <text:p>-4264</text:p>
          </table:table-cell>
          <table:table-cell office:value-type="float" office:value="-4065.56306124835" calcext:value-type="float">
            <text:p>-4065.56306124835</text:p>
          </table:table-cell>
          <table:table-cell table:number-columns-repeated="2"/>
        </table:table-row>
        <table:table-row table:style-name="ro1">
          <table:table-cell office:value-type="float" office:value="38888" calcext:value-type="float">
            <text:p>38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42" calcext:value-type="float">
            <text:p>-4142</text:p>
          </table:table-cell>
          <table:table-cell office:value-type="float" office:value="-4067.91496705609" calcext:value-type="float">
            <text:p>-4067.91496705609</text:p>
          </table:table-cell>
          <table:table-cell table:number-columns-repeated="2"/>
        </table:table-row>
        <table:table-row table:style-name="ro1">
          <table:table-cell office:value-type="float" office:value="38913" calcext:value-type="float">
            <text:p>38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31" calcext:value-type="float">
            <text:p>-4031</text:p>
          </table:table-cell>
          <table:table-cell office:value-type="float" office:value="-4066.77912191591" calcext:value-type="float">
            <text:p>-4066.77912191591</text:p>
          </table:table-cell>
          <table:table-cell table:number-columns-repeated="2"/>
        </table:table-row>
        <table:table-row table:style-name="ro1">
          <table:table-cell office:value-type="float" office:value="38940" calcext:value-type="float">
            <text:p>38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04" calcext:value-type="float">
            <text:p>-3904</text:p>
          </table:table-cell>
          <table:table-cell office:value-type="float" office:value="-4061.77053354926" calcext:value-type="float">
            <text:p>-4061.77053354926</text:p>
          </table:table-cell>
          <table:table-cell table:number-columns-repeated="2"/>
        </table:table-row>
        <table:table-row table:style-name="ro1">
          <table:table-cell office:value-type="float" office:value="38966" calcext:value-type="float">
            <text:p>3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32" calcext:value-type="float">
            <text:p>-3732</text:p>
          </table:table-cell>
          <table:table-cell office:value-type="float" office:value="-4051.62374790159" calcext:value-type="float">
            <text:p>-4051.62374790159</text:p>
          </table:table-cell>
          <table:table-cell table:number-columns-repeated="2"/>
        </table:table-row>
        <table:table-row table:style-name="ro1">
          <table:table-cell office:value-type="float" office:value="38992" calcext:value-type="float">
            <text:p>38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95" calcext:value-type="float">
            <text:p>-3595</text:p>
          </table:table-cell>
          <table:table-cell office:value-type="float" office:value="-4037.5737864277" calcext:value-type="float">
            <text:p>-4037.5737864277</text:p>
          </table:table-cell>
          <table:table-cell table:number-columns-repeated="2"/>
        </table:table-row>
        <table:table-row table:style-name="ro1">
          <table:table-cell office:value-type="float" office:value="39018" calcext:value-type="float">
            <text:p>39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99" calcext:value-type="float">
            <text:p>-3399</text:p>
          </table:table-cell>
          <table:table-cell office:value-type="float" office:value="-4017.92536222992" calcext:value-type="float">
            <text:p>-4017.92536222992</text:p>
          </table:table-cell>
          <table:table-cell table:number-columns-repeated="2"/>
        </table:table-row>
        <table:table-row table:style-name="ro1">
          <table:table-cell office:value-type="float" office:value="39043" calcext:value-type="float">
            <text:p>39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26" calcext:value-type="float">
            <text:p>-3226</text:p>
          </table:table-cell>
          <table:table-cell office:value-type="float" office:value="-3993.55842800746" calcext:value-type="float">
            <text:p>-3993.55842800746</text:p>
          </table:table-cell>
          <table:table-cell table:number-columns-repeated="2"/>
        </table:table-row>
        <table:table-row table:style-name="ro1">
          <table:table-cell office:value-type="float" office:value="39070" calcext:value-type="float">
            <text:p>39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13" calcext:value-type="float">
            <text:p>-3013</text:p>
          </table:table-cell>
          <table:table-cell office:value-type="float" office:value="-3963.38739945339" calcext:value-type="float">
            <text:p>-3963.38739945339</text:p>
          </table:table-cell>
          <table:table-cell table:number-columns-repeated="2"/>
        </table:table-row>
        <table:table-row table:style-name="ro1">
          <table:table-cell office:value-type="float" office:value="39096" calcext:value-type="float">
            <text:p>3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11" calcext:value-type="float">
            <text:p>-2811</text:p>
          </table:table-cell>
          <table:table-cell office:value-type="float" office:value="-3927.92932562405" calcext:value-type="float">
            <text:p>-3927.92932562405</text:p>
          </table:table-cell>
          <table:table-cell table:number-columns-repeated="2"/>
        </table:table-row>
        <table:table-row table:style-name="ro1">
          <table:table-cell office:value-type="float" office:value="39122" calcext:value-type="float">
            <text:p>39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66" calcext:value-type="float">
            <text:p>-2566</text:p>
          </table:table-cell>
          <table:table-cell office:value-type="float" office:value="-3886.02380791254" calcext:value-type="float">
            <text:p>-3886.02380791254</text:p>
          </table:table-cell>
          <table:table-cell table:number-columns-repeated="2"/>
        </table:table-row>
        <table:table-row table:style-name="ro1">
          <table:table-cell office:value-type="float" office:value="39148" calcext:value-type="float">
            <text:p>39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26" calcext:value-type="float">
            <text:p>-2326</text:p>
          </table:table-cell>
          <table:table-cell office:value-type="float" office:value="-3838.02307536139" calcext:value-type="float">
            <text:p>-3838.02307536139</text:p>
          </table:table-cell>
          <table:table-cell table:number-columns-repeated="2"/>
        </table:table-row>
        <table:table-row table:style-name="ro1">
          <table:table-cell office:value-type="float" office:value="39174" calcext:value-type="float">
            <text:p>39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1" calcext:value-type="float">
            <text:p>-2071</text:p>
          </table:table-cell>
          <table:table-cell office:value-type="float" office:value="-3783.65313458104" calcext:value-type="float">
            <text:p>-3783.65313458104</text:p>
          </table:table-cell>
          <table:table-cell table:number-columns-repeated="2"/>
        </table:table-row>
        <table:table-row table:style-name="ro1">
          <table:table-cell office:value-type="float" office:value="39200" calcext:value-type="float">
            <text:p>39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7" calcext:value-type="float">
            <text:p>-1777</text:p>
          </table:table-cell>
          <table:table-cell office:value-type="float" office:value="-3721.90996120931" calcext:value-type="float">
            <text:p>-3721.90996120931</text:p>
          </table:table-cell>
          <table:table-cell table:number-columns-repeated="2"/>
        </table:table-row>
        <table:table-row table:style-name="ro1">
          <table:table-cell office:value-type="float" office:value="39226" calcext:value-type="float">
            <text:p>39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1" calcext:value-type="float">
            <text:p>-1491</text:p>
          </table:table-cell>
          <table:table-cell office:value-type="float" office:value="-3653.26657778749" calcext:value-type="float">
            <text:p>-3653.26657778749</text:p>
          </table:table-cell>
          <table:table-cell table:number-columns-repeated="2"/>
        </table:table-row>
        <table:table-row table:style-name="ro1">
          <table:table-cell office:value-type="float" office:value="39252" calcext:value-type="float">
            <text:p>3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5" calcext:value-type="float">
            <text:p>-1145</text:p>
          </table:table-cell>
          <table:table-cell office:value-type="float" office:value="-3576.0891446248" calcext:value-type="float">
            <text:p>-3576.0891446248</text:p>
          </table:table-cell>
          <table:table-cell table:number-columns-repeated="2"/>
        </table:table-row>
        <table:table-row table:style-name="ro1">
          <table:table-cell office:value-type="float" office:value="39277" calcext:value-type="float">
            <text:p>39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4" calcext:value-type="float">
            <text:p>-844</text:p>
          </table:table-cell>
          <table:table-cell office:value-type="float" office:value="-3492.02486325173" calcext:value-type="float">
            <text:p>-3492.02486325173</text:p>
          </table:table-cell>
          <table:table-cell table:number-columns-repeated="2"/>
        </table:table-row>
        <table:table-row table:style-name="ro1">
          <table:table-cell office:value-type="float" office:value="39304" calcext:value-type="float">
            <text:p>3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" calcext:value-type="float">
            <text:p>-522</text:p>
          </table:table-cell>
          <table:table-cell office:value-type="float" office:value="-3400.63948284398" calcext:value-type="float">
            <text:p>-3400.63948284398</text:p>
          </table:table-cell>
          <table:table-cell table:number-columns-repeated="2"/>
        </table:table-row>
        <table:table-row table:style-name="ro1">
          <table:table-cell office:value-type="float" office:value="39330" calcext:value-type="float">
            <text:p>39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" calcext:value-type="float">
            <text:p>-151</text:p>
          </table:table-cell>
          <table:table-cell office:value-type="float" office:value="-3300.65057567955" calcext:value-type="float">
            <text:p>-3300.65057567955</text:p>
          </table:table-cell>
          <table:table-cell table:number-columns-repeated="2"/>
        </table:table-row>
        <table:table-row table:style-name="ro1">
          <table:table-cell office:value-type="float" office:value="39356" calcext:value-type="float">
            <text:p>39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3201.33825027403" calcext:value-type="float">
            <text:p>-3201.33825027403</text:p>
          </table:table-cell>
          <table:table-cell table:number-columns-repeated="2"/>
        </table:table-row>
        <table:table-row table:style-name="ro1">
          <table:table-cell office:value-type="float" office:value="39382" calcext:value-type="float">
            <text:p>39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7" calcext:value-type="float">
            <text:p>-317</text:p>
          </table:table-cell>
          <table:table-cell office:value-type="float" office:value="-3112.58938103483" calcext:value-type="float">
            <text:p>-3112.58938103483</text:p>
          </table:table-cell>
          <table:table-cell table:number-columns-repeated="2"/>
        </table:table-row>
        <table:table-row table:style-name="ro1">
          <table:table-cell office:value-type="float" office:value="39408" calcext:value-type="float">
            <text:p>39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9" calcext:value-type="float">
            <text:p>-539</text:p>
          </table:table-cell>
          <table:table-cell office:value-type="float" office:value="-3033.40201546452" calcext:value-type="float">
            <text:p>-3033.40201546452</text:p>
          </table:table-cell>
          <table:table-cell table:number-columns-repeated="2"/>
        </table:table-row>
        <table:table-row table:style-name="ro1">
          <table:table-cell office:value-type="float" office:value="39434" calcext:value-type="float">
            <text:p>39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0" calcext:value-type="float">
            <text:p>-780</text:p>
          </table:table-cell>
          <table:table-cell office:value-type="float" office:value="-2964.06656883485" calcext:value-type="float">
            <text:p>-2964.06656883485</text:p>
          </table:table-cell>
          <table:table-cell table:number-columns-repeated="2"/>
        </table:table-row>
        <table:table-row table:style-name="ro1">
          <table:table-cell office:value-type="float" office:value="39460" calcext:value-type="float">
            <text:p>39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7" calcext:value-type="float">
            <text:p>-987</text:p>
          </table:table-cell>
          <table:table-cell office:value-type="float" office:value="-2903.23375133224" calcext:value-type="float">
            <text:p>-2903.23375133224</text:p>
          </table:table-cell>
          <table:table-cell table:number-columns-repeated="2"/>
        </table:table-row>
        <table:table-row table:style-name="ro1">
          <table:table-cell office:value-type="float" office:value="39486" calcext:value-type="float">
            <text:p>39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2" calcext:value-type="float">
            <text:p>-1212</text:p>
          </table:table-cell>
          <table:table-cell office:value-type="float" office:value="-2851.19578975278" calcext:value-type="float">
            <text:p>-2851.19578975278</text:p>
          </table:table-cell>
          <table:table-cell table:number-columns-repeated="2"/>
        </table:table-row>
        <table:table-row table:style-name="ro1">
          <table:table-cell office:value-type="float" office:value="39512" calcext:value-type="float">
            <text:p>39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9" calcext:value-type="float">
            <text:p>-1399</text:p>
          </table:table-cell>
          <table:table-cell office:value-type="float" office:value="-2806.51284237577" calcext:value-type="float">
            <text:p>-2806.51284237577</text:p>
          </table:table-cell>
          <table:table-cell table:number-columns-repeated="2"/>
        </table:table-row>
        <table:table-row table:style-name="ro1">
          <table:table-cell office:value-type="float" office:value="39538" calcext:value-type="float">
            <text:p>39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4" calcext:value-type="float">
            <text:p>-1604</text:p>
          </table:table-cell>
          <table:table-cell office:value-type="float" office:value="-2769.51244722575" calcext:value-type="float">
            <text:p>-2769.51244722575</text:p>
          </table:table-cell>
          <table:table-cell table:number-columns-repeated="2"/>
        </table:table-row>
        <table:table-row table:style-name="ro1">
          <table:table-cell office:value-type="float" office:value="39564" calcext:value-type="float">
            <text:p>39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4" calcext:value-type="float">
            <text:p>-1794</text:p>
          </table:table-cell>
          <table:table-cell office:value-type="float" office:value="-2739.4966796188" calcext:value-type="float">
            <text:p>-2739.4966796188</text:p>
          </table:table-cell>
          <table:table-cell table:number-columns-repeated="2"/>
        </table:table-row>
        <table:table-row table:style-name="ro1">
          <table:table-cell office:value-type="float" office:value="39589" calcext:value-type="float">
            <text:p>39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7" calcext:value-type="float">
            <text:p>-1957</text:p>
          </table:table-cell>
          <table:table-cell office:value-type="float" office:value="-2715.41985870746" calcext:value-type="float">
            <text:p>-2715.41985870746</text:p>
          </table:table-cell>
          <table:table-cell table:number-columns-repeated="2"/>
        </table:table-row>
        <table:table-row table:style-name="ro1">
          <table:table-cell office:value-type="float" office:value="39616" calcext:value-type="float">
            <text:p>3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28" calcext:value-type="float">
            <text:p>-2128</text:p>
          </table:table-cell>
          <table:table-cell office:value-type="float" office:value="-2697.34540151646" calcext:value-type="float">
            <text:p>-2697.34540151646</text:p>
          </table:table-cell>
          <table:table-cell table:number-columns-repeated="2"/>
        </table:table-row>
        <table:table-row table:style-name="ro1">
          <table:table-cell office:value-type="float" office:value="39642" calcext:value-type="float">
            <text:p>39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74" calcext:value-type="float">
            <text:p>-2274</text:p>
          </table:table-cell>
          <table:table-cell office:value-type="float" office:value="-2684.3193891621" calcext:value-type="float">
            <text:p>-2684.3193891621</text:p>
          </table:table-cell>
          <table:table-cell table:number-columns-repeated="2"/>
        </table:table-row>
        <table:table-row table:style-name="ro1">
          <table:table-cell office:value-type="float" office:value="39668" calcext:value-type="float">
            <text:p>3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4" calcext:value-type="float">
            <text:p>-2424</text:p>
          </table:table-cell>
          <table:table-cell office:value-type="float" office:value="-2676.30956180327" calcext:value-type="float">
            <text:p>-2676.30956180327</text:p>
          </table:table-cell>
          <table:table-cell table:number-columns-repeated="2"/>
        </table:table-row>
        <table:table-row table:style-name="ro1">
          <table:table-cell office:value-type="float" office:value="39694" calcext:value-type="float">
            <text:p>39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67" calcext:value-type="float">
            <text:p>-2567</text:p>
          </table:table-cell>
          <table:table-cell office:value-type="float" office:value="-2672.94619067086" calcext:value-type="float">
            <text:p>-2672.94619067086</text:p>
          </table:table-cell>
          <table:table-cell table:number-columns-repeated="2"/>
        </table:table-row>
        <table:table-row table:style-name="ro1">
          <table:table-cell office:value-type="float" office:value="39719" calcext:value-type="float">
            <text:p>39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85" calcext:value-type="float">
            <text:p>-2685</text:p>
          </table:table-cell>
          <table:table-cell office:value-type="float" office:value="-2673.31707711176" calcext:value-type="float">
            <text:p>-2673.31707711176</text:p>
          </table:table-cell>
          <table:table-cell table:number-columns-repeated="2"/>
        </table:table-row>
        <table:table-row table:style-name="ro1">
          <table:table-cell office:value-type="float" office:value="39745" calcext:value-type="float">
            <text:p>3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1" calcext:value-type="float">
            <text:p>-2801</text:p>
          </table:table-cell>
          <table:table-cell office:value-type="float" office:value="-2677.2457824314" calcext:value-type="float">
            <text:p>-2677.2457824314</text:p>
          </table:table-cell>
          <table:table-cell table:number-columns-repeated="2"/>
        </table:table-row>
        <table:table-row table:style-name="ro1">
          <table:table-cell office:value-type="float" office:value="39771" calcext:value-type="float">
            <text:p>39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99" calcext:value-type="float">
            <text:p>-2899</text:p>
          </table:table-cell>
          <table:table-cell office:value-type="float" office:value="-2684.06898912582" calcext:value-type="float">
            <text:p>-2684.06898912582</text:p>
          </table:table-cell>
          <table:table-cell table:number-columns-repeated="2"/>
        </table:table-row>
        <table:table-row table:style-name="ro1">
          <table:table-cell office:value-type="float" office:value="39797" calcext:value-type="float">
            <text:p>39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99" calcext:value-type="float">
            <text:p>-2999</text:p>
          </table:table-cell>
          <table:table-cell office:value-type="float" office:value="-2693.75917407579" calcext:value-type="float">
            <text:p>-2693.75917407579</text:p>
          </table:table-cell>
          <table:table-cell table:number-columns-repeated="2"/>
        </table:table-row>
        <table:table-row table:style-name="ro1">
          <table:table-cell office:value-type="float" office:value="39824" calcext:value-type="float">
            <text:p>39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79" calcext:value-type="float">
            <text:p>-3079</text:p>
          </table:table-cell>
          <table:table-cell office:value-type="float" office:value="-2705.61273795038" calcext:value-type="float">
            <text:p>-2705.61273795038</text:p>
          </table:table-cell>
          <table:table-cell table:number-columns-repeated="2"/>
        </table:table-row>
        <table:table-row table:style-name="ro1">
          <table:table-cell office:value-type="float" office:value="39850" calcext:value-type="float">
            <text:p>39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8" calcext:value-type="float">
            <text:p>-3168</text:p>
          </table:table-cell>
          <table:table-cell office:value-type="float" office:value="-2719.84003832114" calcext:value-type="float">
            <text:p>-2719.84003832114</text:p>
          </table:table-cell>
          <table:table-cell table:number-columns-repeated="2"/>
        </table:table-row>
        <table:table-row table:style-name="ro1">
          <table:table-cell office:value-type="float" office:value="39875" calcext:value-type="float">
            <text:p>39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13" calcext:value-type="float">
            <text:p>-3213</text:p>
          </table:table-cell>
          <table:table-cell office:value-type="float" office:value="-2735.01419098818" calcext:value-type="float">
            <text:p>-2735.01419098818</text:p>
          </table:table-cell>
          <table:table-cell table:number-columns-repeated="2"/>
        </table:table-row>
        <table:table-row table:style-name="ro1">
          <table:table-cell office:value-type="float" office:value="39902" calcext:value-type="float">
            <text:p>39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72" calcext:value-type="float">
            <text:p>-3272</text:p>
          </table:table-cell>
          <table:table-cell office:value-type="float" office:value="-2751.53683126547" calcext:value-type="float">
            <text:p>-2751.53683126547</text:p>
          </table:table-cell>
          <table:table-cell table:number-columns-repeated="2"/>
        </table:table-row>
        <table:table-row table:style-name="ro1">
          <table:table-cell office:value-type="float" office:value="39928" calcext:value-type="float">
            <text:p>39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7" calcext:value-type="float">
            <text:p>-3317</text:p>
          </table:table-cell>
          <table:table-cell office:value-type="float" office:value="-2768.93569799576" calcext:value-type="float">
            <text:p>-2768.93569799576</text:p>
          </table:table-cell>
          <table:table-cell table:number-columns-repeated="2"/>
        </table:table-row>
        <table:table-row table:style-name="ro1">
          <table:table-cell office:value-type="float" office:value="39954" calcext:value-type="float">
            <text:p>39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39" calcext:value-type="float">
            <text:p>-3339</text:p>
          </table:table-cell>
          <table:table-cell office:value-type="float" office:value="-2786.47613805743" calcext:value-type="float">
            <text:p>-2786.47613805743</text:p>
          </table:table-cell>
          <table:table-cell table:number-columns-repeated="2"/>
        </table:table-row>
        <table:table-row table:style-name="ro1">
          <table:table-cell office:value-type="float" office:value="39979" calcext:value-type="float">
            <text:p>39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48" calcext:value-type="float">
            <text:p>-3348</text:p>
          </table:table-cell>
          <table:table-cell office:value-type="float" office:value="-2803.75379534797" calcext:value-type="float">
            <text:p>-2803.75379534797</text:p>
          </table:table-cell>
          <table:table-cell table:number-columns-repeated="2"/>
        </table:table-row>
        <table:table-row table:style-name="ro1">
          <table:table-cell office:value-type="float" office:value="40004" calcext:value-type="float">
            <text:p>4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76" calcext:value-type="float">
            <text:p>-3376</text:p>
          </table:table-cell>
          <table:table-cell office:value-type="float" office:value="-2821.36137087573" calcext:value-type="float">
            <text:p>-2821.36137087573</text:p>
          </table:table-cell>
          <table:table-cell table:number-columns-repeated="2"/>
        </table:table-row>
        <table:table-row table:style-name="ro1">
          <table:table-cell office:value-type="float" office:value="40030" calcext:value-type="float">
            <text:p>40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41" calcext:value-type="float">
            <text:p>-3341</text:p>
          </table:table-cell>
          <table:table-cell office:value-type="float" office:value="-2837.35025177186" calcext:value-type="float">
            <text:p>-2837.35025177186</text:p>
          </table:table-cell>
          <table:table-cell table:number-columns-repeated="2"/>
        </table:table-row>
        <table:table-row table:style-name="ro1">
          <table:table-cell office:value-type="float" office:value="40056" calcext:value-type="float">
            <text:p>4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52" calcext:value-type="float">
            <text:p>-3352</text:p>
          </table:table-cell>
          <table:table-cell office:value-type="float" office:value="-2853.18562864042" calcext:value-type="float">
            <text:p>-2853.18562864042</text:p>
          </table:table-cell>
          <table:table-cell table:number-columns-repeated="2"/>
        </table:table-row>
        <table:table-row table:style-name="ro1">
          <table:table-cell office:value-type="float" office:value="40082" calcext:value-type="float">
            <text:p>4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33" calcext:value-type="float">
            <text:p>-3333</text:p>
          </table:table-cell>
          <table:table-cell office:value-type="float" office:value="-2867.94914775917" calcext:value-type="float">
            <text:p>-2867.94914775917</text:p>
          </table:table-cell>
          <table:table-cell table:number-columns-repeated="2"/>
        </table:table-row>
        <table:table-row table:style-name="ro1">
          <table:table-cell office:value-type="float" office:value="40108" calcext:value-type="float">
            <text:p>4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70" calcext:value-type="float">
            <text:p>-3270</text:p>
          </table:table-cell>
          <table:table-cell office:value-type="float" office:value="-2880.31994321274" calcext:value-type="float">
            <text:p>-2880.31994321274</text:p>
          </table:table-cell>
          <table:table-cell table:number-columns-repeated="2"/>
        </table:table-row>
        <table:table-row table:style-name="ro1">
          <table:table-cell office:value-type="float" office:value="40134" calcext:value-type="float">
            <text:p>40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40" calcext:value-type="float">
            <text:p>-3240</text:p>
          </table:table-cell>
          <table:table-cell office:value-type="float" office:value="-2891.38702188311" calcext:value-type="float">
            <text:p>-2891.38702188311</text:p>
          </table:table-cell>
          <table:table-cell table:number-columns-repeated="2"/>
        </table:table-row>
        <table:table-row table:style-name="ro1">
          <table:table-cell office:value-type="float" office:value="40160" calcext:value-type="float">
            <text:p>40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8" calcext:value-type="float">
            <text:p>-3168</text:p>
          </table:table-cell>
          <table:table-cell office:value-type="float" office:value="-2899.89819044056" calcext:value-type="float">
            <text:p>-2899.89819044056</text:p>
          </table:table-cell>
          <table:table-cell table:number-columns-repeated="2"/>
        </table:table-row>
        <table:table-row table:style-name="ro1">
          <table:table-cell office:value-type="float" office:value="40186" calcext:value-type="float">
            <text:p>40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85" calcext:value-type="float">
            <text:p>-3085</text:p>
          </table:table-cell>
          <table:table-cell office:value-type="float" office:value="-2905.59363073469" calcext:value-type="float">
            <text:p>-2905.59363073469</text:p>
          </table:table-cell>
          <table:table-cell table:number-columns-repeated="2"/>
        </table:table-row>
        <table:table-row table:style-name="ro1">
          <table:table-cell office:value-type="float" office:value="40211" calcext:value-type="float">
            <text:p>40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14" calcext:value-type="float">
            <text:p>-3014</text:p>
          </table:table-cell>
          <table:table-cell office:value-type="float" office:value="-2908.92921132747" calcext:value-type="float">
            <text:p>-2908.92921132747</text:p>
          </table:table-cell>
          <table:table-cell table:number-columns-repeated="2"/>
        </table:table-row>
        <table:table-row table:style-name="ro1">
          <table:table-cell office:value-type="float" office:value="40238" calcext:value-type="float">
            <text:p>40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90" calcext:value-type="float">
            <text:p>-2890</text:p>
          </table:table-cell>
          <table:table-cell office:value-type="float" office:value="-2908.34677405586" calcext:value-type="float">
            <text:p>-2908.34677405586</text:p>
          </table:table-cell>
          <table:table-cell table:number-columns-repeated="2"/>
        </table:table-row>
        <table:table-row table:style-name="ro1">
          <table:table-cell office:value-type="float" office:value="40264" calcext:value-type="float">
            <text:p>40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97" calcext:value-type="float">
            <text:p>-2797</text:p>
          </table:table-cell>
          <table:table-cell office:value-type="float" office:value="-2904.92071946952" calcext:value-type="float">
            <text:p>-2904.92071946952</text:p>
          </table:table-cell>
          <table:table-cell table:number-columns-repeated="2"/>
        </table:table-row>
        <table:table-row table:style-name="ro1">
          <table:table-cell office:value-type="float" office:value="40290" calcext:value-type="float">
            <text:p>40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61" calcext:value-type="float">
            <text:p>-2661</text:p>
          </table:table-cell>
          <table:table-cell office:value-type="float" office:value="-2897.41546656277" calcext:value-type="float">
            <text:p>-2897.41546656277</text:p>
          </table:table-cell>
          <table:table-cell table:number-columns-repeated="2"/>
        </table:table-row>
        <table:table-row table:style-name="ro1">
          <table:table-cell office:value-type="float" office:value="40316" calcext:value-type="float">
            <text:p>40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14" calcext:value-type="float">
            <text:p>-2514</text:p>
          </table:table-cell>
          <table:table-cell office:value-type="float" office:value="-2885.61806759161" calcext:value-type="float">
            <text:p>-2885.61806759161</text:p>
          </table:table-cell>
          <table:table-cell table:number-columns-repeated="2"/>
        </table:table-row>
        <table:table-row table:style-name="ro1">
          <table:table-cell office:value-type="float" office:value="40341" calcext:value-type="float">
            <text:p>40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3" calcext:value-type="float">
            <text:p>-2363</text:p>
          </table:table-cell>
          <table:table-cell office:value-type="float" office:value="-2869.53751166571" calcext:value-type="float">
            <text:p>-2869.53751166571</text:p>
          </table:table-cell>
          <table:table-cell table:number-columns-repeated="2"/>
        </table:table-row>
        <table:table-row table:style-name="ro1">
          <table:table-cell office:value-type="float" office:value="40368" calcext:value-type="float">
            <text:p>40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04" calcext:value-type="float">
            <text:p>-2204</text:p>
          </table:table-cell>
          <table:table-cell office:value-type="float" office:value="-2849.05943438369" calcext:value-type="float">
            <text:p>-2849.05943438369</text:p>
          </table:table-cell>
          <table:table-cell table:number-columns-repeated="2"/>
        </table:table-row>
        <table:table-row table:style-name="ro1">
          <table:table-cell office:value-type="float" office:value="40394" calcext:value-type="float">
            <text:p>4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 office:value-type="float" office:value="-2822.93452871034" calcext:value-type="float">
            <text:p>-2822.93452871034</text:p>
          </table:table-cell>
          <table:table-cell table:number-columns-repeated="2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34" calcext:value-type="float">
            <text:p>-1834</text:p>
          </table:table-cell>
          <table:table-cell office:value-type="float" office:value="-2792.5057739808" calcext:value-type="float">
            <text:p>-2792.5057739808</text:p>
          </table:table-cell>
          <table:table-cell table:number-columns-repeated="2"/>
        </table:table-row>
        <table:table-row table:style-name="ro1">
          <table:table-cell office:value-type="float" office:value="40446" calcext:value-type="float">
            <text:p>40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4" calcext:value-type="float">
            <text:p>-1624</text:p>
          </table:table-cell>
          <table:table-cell office:value-type="float" office:value="-2756.551750166" calcext:value-type="float">
            <text:p>-2756.551750166</text:p>
          </table:table-cell>
          <table:table-cell table:number-columns-repeated="2"/>
        </table:table-row>
        <table:table-row table:style-name="ro1">
          <table:table-cell office:value-type="float" office:value="40472" calcext:value-type="float">
            <text:p>40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83" calcext:value-type="float">
            <text:p>-1383</text:p>
          </table:table-cell>
          <table:table-cell office:value-type="float" office:value="-2714.28861939166" calcext:value-type="float">
            <text:p>-2714.28861939166</text:p>
          </table:table-cell>
          <table:table-cell table:number-columns-repeated="2"/>
        </table:table-row>
        <table:table-row table:style-name="ro1">
          <table:table-cell office:value-type="float" office:value="40498" calcext:value-type="float">
            <text:p>4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4" calcext:value-type="float">
            <text:p>-1154</text:p>
          </table:table-cell>
          <table:table-cell office:value-type="float" office:value="-2666.279738795" calcext:value-type="float">
            <text:p>-2666.279738795</text:p>
          </table:table-cell>
          <table:table-cell table:number-columns-repeated="2"/>
        </table:table-row>
        <table:table-row table:style-name="ro1">
          <table:table-cell office:value-type="float" office:value="40524" calcext:value-type="float">
            <text:p>40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8" calcext:value-type="float">
            <text:p>-868</text:p>
          </table:table-cell>
          <table:table-cell office:value-type="float" office:value="-2610.94805452438" calcext:value-type="float">
            <text:p>-2610.94805452438</text:p>
          </table:table-cell>
          <table:table-cell table:number-columns-repeated="2"/>
        </table:table-row>
        <table:table-row table:style-name="ro1">
          <table:table-cell office:value-type="float" office:value="40549" calcext:value-type="float">
            <text:p>40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6" calcext:value-type="float">
            <text:p>-616</text:p>
          </table:table-cell>
          <table:table-cell office:value-type="float" office:value="-2549.56503746209" calcext:value-type="float">
            <text:p>-2549.56503746209</text:p>
          </table:table-cell>
          <table:table-cell table:number-columns-repeated="2"/>
        </table:table-row>
        <table:table-row table:style-name="ro1">
          <table:table-cell office:value-type="float" office:value="40576" calcext:value-type="float">
            <text:p>40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2" calcext:value-type="float">
            <text:p>-342</text:p>
          </table:table-cell>
          <table:table-cell office:value-type="float" office:value="-2481.63995938634" calcext:value-type="float">
            <text:p>-2481.63995938634</text:p>
          </table:table-cell>
          <table:table-cell table:number-columns-repeated="2"/>
        </table:table-row>
        <table:table-row table:style-name="ro1">
          <table:table-cell office:value-type="float" office:value="40602" calcext:value-type="float">
            <text:p>40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2406.38949909753" calcext:value-type="float">
            <text:p>-2406.38949909753</text:p>
          </table:table-cell>
          <table:table-cell table:number-columns-repeated="2"/>
        </table:table-row>
        <table:table-row table:style-name="ro1">
          <table:table-cell office:value-type="float" office:value="40628" calcext:value-type="float">
            <text:p>40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-2336.06982220222" calcext:value-type="float">
            <text:p>-2336.06982220222</text:p>
          </table:table-cell>
          <table:table-cell table:number-columns-repeated="2"/>
        </table:table-row>
        <table:table-row table:style-name="ro1">
          <table:table-cell office:value-type="float" office:value="40654" calcext:value-type="float">
            <text:p>40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4" calcext:value-type="float">
            <text:p>-364</text:p>
          </table:table-cell>
          <table:table-cell office:value-type="float" office:value="-2275.39075074984" calcext:value-type="float">
            <text:p>-2275.39075074984</text:p>
          </table:table-cell>
          <table:table-cell table:number-columns-repeated="2"/>
        </table:table-row>
        <table:table-row table:style-name="ro1">
          <table:table-cell office:value-type="float" office:value="40680" calcext:value-type="float">
            <text:p>40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3" calcext:value-type="float">
            <text:p>-553</text:p>
          </table:table-cell>
          <table:table-cell office:value-type="float" office:value="-2222.39411226523" calcext:value-type="float">
            <text:p>-2222.39411226523</text:p>
          </table:table-cell>
          <table:table-cell table:number-columns-repeated="2"/>
        </table:table-row>
        <table:table-row table:style-name="ro1">
          <table:table-cell office:value-type="float" office:value="40706" calcext:value-type="float">
            <text:p>4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8" calcext:value-type="float">
            <text:p>-728</text:p>
          </table:table-cell>
          <table:table-cell office:value-type="float" office:value="-2176.41275496476" calcext:value-type="float">
            <text:p>-2176.41275496476</text:p>
          </table:table-cell>
          <table:table-cell table:number-columns-repeated="2"/>
        </table:table-row>
        <table:table-row table:style-name="ro1">
          <table:table-cell office:value-type="float" office:value="40732" calcext:value-type="float">
            <text:p>40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2" calcext:value-type="float">
            <text:p>-922</text:p>
          </table:table-cell>
          <table:table-cell office:value-type="float" office:value="-2137.81543942738" calcext:value-type="float">
            <text:p>-2137.81543942738</text:p>
          </table:table-cell>
          <table:table-cell table:number-columns-repeated="2"/>
        </table:table-row>
        <table:table-row table:style-name="ro1">
          <table:table-cell office:value-type="float" office:value="40758" calcext:value-type="float">
            <text:p>40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3" calcext:value-type="float">
            <text:p>-1103</text:p>
          </table:table-cell>
          <table:table-cell office:value-type="float" office:value="-2105.97496436808" calcext:value-type="float">
            <text:p>-2105.97496436808</text:p>
          </table:table-cell>
          <table:table-cell table:number-columns-repeated="2"/>
        </table:table-row>
        <table:table-row table:style-name="ro1">
          <table:table-cell office:value-type="float" office:value="40784" calcext:value-type="float">
            <text:p>40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4" calcext:value-type="float">
            <text:p>-1274</text:p>
          </table:table-cell>
          <table:table-cell office:value-type="float" office:value="-2080.37573469522" calcext:value-type="float">
            <text:p>-2080.37573469522</text:p>
          </table:table-cell>
          <table:table-cell table:number-columns-repeated="2"/>
        </table:table-row>
        <table:table-row table:style-name="ro1">
          <table:table-cell office:value-type="float" office:value="40809" calcext:value-type="float">
            <text:p>40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1" calcext:value-type="float">
            <text:p>-1421</text:p>
          </table:table-cell>
          <table:table-cell office:value-type="float" office:value="-2060.08725055075" calcext:value-type="float">
            <text:p>-2060.08725055075</text:p>
          </table:table-cell>
          <table:table-cell table:number-columns-repeated="2"/>
        </table:table-row>
        <table:table-row table:style-name="ro1">
          <table:table-cell office:value-type="float" office:value="40836" calcext:value-type="float">
            <text:p>40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8" calcext:value-type="float">
            <text:p>-1568</text:p>
          </table:table-cell>
          <table:table-cell office:value-type="float" office:value="-2044.94610437996" calcext:value-type="float">
            <text:p>-2044.94610437996</text:p>
          </table:table-cell>
          <table:table-cell table:number-columns-repeated="2"/>
        </table:table-row>
        <table:table-row table:style-name="ro1">
          <table:table-cell office:value-type="float" office:value="40862" calcext:value-type="float">
            <text:p>40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96" calcext:value-type="float">
            <text:p>-1696</text:p>
          </table:table-cell>
          <table:table-cell office:value-type="float" office:value="-2034.20930116827" calcext:value-type="float">
            <text:p>-2034.20930116827</text:p>
          </table:table-cell>
          <table:table-cell table:number-columns-repeated="2"/>
        </table:table-row>
        <table:table-row table:style-name="ro1">
          <table:table-cell office:value-type="float" office:value="40888" calcext:value-type="float">
            <text:p>40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8" calcext:value-type="float">
            <text:p>-1828</text:p>
          </table:table-cell>
          <table:table-cell office:value-type="float" office:value="-2027.86439959386" calcext:value-type="float">
            <text:p>-2027.86439959386</text:p>
          </table:table-cell>
          <table:table-cell table:number-columns-repeated="2"/>
        </table:table-row>
        <table:table-row table:style-name="ro1">
          <table:table-cell office:value-type="float" office:value="40914" calcext:value-type="float">
            <text:p>40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33" calcext:value-type="float">
            <text:p>-1933</text:p>
          </table:table-cell>
          <table:table-cell office:value-type="float" office:value="-2024.94549499097" calcext:value-type="float">
            <text:p>-2024.94549499097</text:p>
          </table:table-cell>
          <table:table-cell table:number-columns-repeated="2"/>
        </table:table-row>
        <table:table-row table:style-name="ro1">
          <table:table-cell office:value-type="float" office:value="40939" calcext:value-type="float">
            <text:p>4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54" calcext:value-type="float">
            <text:p>-2054</text:p>
          </table:table-cell>
          <table:table-cell office:value-type="float" office:value="-2025.83947976048" calcext:value-type="float">
            <text:p>-2025.83947976048</text:p>
          </table:table-cell>
          <table:table-cell table:number-columns-repeated="2"/>
        </table:table-row>
        <table:table-row table:style-name="ro1">
          <table:table-cell office:value-type="float" office:value="40965" calcext:value-type="float">
            <text:p>40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50" calcext:value-type="float">
            <text:p>-2150</text:p>
          </table:table-cell>
          <table:table-cell office:value-type="float" office:value="-2029.65980346016" calcext:value-type="float">
            <text:p>-2029.65980346016</text:p>
          </table:table-cell>
          <table:table-cell table:number-columns-repeated="2"/>
        </table:table-row>
        <table:table-row table:style-name="ro1">
          <table:table-cell office:value-type="float" office:value="40991" calcext:value-type="float">
            <text:p>40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5" calcext:value-type="float">
            <text:p>-2225</text:p>
          </table:table-cell>
          <table:table-cell office:value-type="float" office:value="-2035.670271046" calcext:value-type="float">
            <text:p>-2035.670271046</text:p>
          </table:table-cell>
          <table:table-cell table:number-columns-repeated="2"/>
        </table:table-row>
        <table:table-row table:style-name="ro1">
          <table:table-cell office:value-type="float" office:value="41018" calcext:value-type="float">
            <text:p>4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90" calcext:value-type="float">
            <text:p>-2290</text:p>
          </table:table-cell>
          <table:table-cell office:value-type="float" office:value="-2043.49580116766" calcext:value-type="float">
            <text:p>-2043.49580116766</text:p>
          </table:table-cell>
          <table:table-cell table:number-columns-repeated="2"/>
        </table:table-row>
        <table:table-row table:style-name="ro1">
          <table:table-cell office:value-type="float" office:value="41044" calcext:value-type="float">
            <text:p>41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4" calcext:value-type="float">
            <text:p>-2374</text:p>
          </table:table-cell>
          <table:table-cell office:value-type="float" office:value="-2053.66516113173" calcext:value-type="float">
            <text:p>-2053.66516113173</text:p>
          </table:table-cell>
          <table:table-cell table:number-columns-repeated="2"/>
        </table:table-row>
        <table:table-row table:style-name="ro1">
          <table:table-cell office:value-type="float" office:value="41070" calcext:value-type="float">
            <text:p>41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9" calcext:value-type="float">
            <text:p>-2419</text:p>
          </table:table-cell>
          <table:table-cell office:value-type="float" office:value="-2064.90623309691" calcext:value-type="float">
            <text:p>-2064.90623309691</text:p>
          </table:table-cell>
          <table:table-cell table:number-columns-repeated="2"/>
        </table:table-row>
        <table:table-row table:style-name="ro1">
          <table:table-cell office:value-type="float" office:value="41096" calcext:value-type="float">
            <text:p>41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66" calcext:value-type="float">
            <text:p>-2466</text:p>
          </table:table-cell>
          <table:table-cell office:value-type="float" office:value="-2077.24757977085" calcext:value-type="float">
            <text:p>-2077.24757977085</text:p>
          </table:table-cell>
          <table:table-cell table:number-columns-repeated="2"/>
        </table:table-row>
        <table:table-row table:style-name="ro1">
          <table:table-cell office:value-type="float" office:value="41122" calcext:value-type="float">
            <text:p>4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89" calcext:value-type="float">
            <text:p>-2489</text:p>
          </table:table-cell>
          <table:table-cell office:value-type="float" office:value="-2089.91688500867" calcext:value-type="float">
            <text:p>-2089.91688500867</text:p>
          </table:table-cell>
          <table:table-cell table:number-columns-repeated="2"/>
        </table:table-row>
        <table:table-row table:style-name="ro1">
          <table:table-cell office:value-type="float" office:value="41148" calcext:value-type="float">
            <text:p>41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02" calcext:value-type="float">
            <text:p>-2502</text:p>
          </table:table-cell>
          <table:table-cell office:value-type="float" office:value="-2102.59636546994" calcext:value-type="float">
            <text:p>-2102.59636546994</text:p>
          </table:table-cell>
          <table:table-cell table:number-columns-repeated="2"/>
        </table:table-row>
        <table:table-row table:style-name="ro1">
          <table:table-cell office:value-type="float" office:value="41173" calcext:value-type="float">
            <text:p>41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24" calcext:value-type="float">
            <text:p>-2524</text:p>
          </table:table-cell>
          <table:table-cell office:value-type="float" office:value="-2115.56263114779" calcext:value-type="float">
            <text:p>-2115.56263114779</text:p>
          </table:table-cell>
          <table:table-cell table:number-columns-repeated="2"/>
        </table:table-row>
        <table:table-row table:style-name="ro1">
          <table:table-cell office:value-type="float" office:value="41200" calcext:value-type="float">
            <text:p>4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13" calcext:value-type="float">
            <text:p>-2513</text:p>
          </table:table-cell>
          <table:table-cell office:value-type="float" office:value="-2127.79147326632" calcext:value-type="float">
            <text:p>-2127.79147326632</text:p>
          </table:table-cell>
          <table:table-cell table:number-columns-repeated="2"/>
        </table:table-row>
        <table:table-row table:style-name="ro1">
          <table:table-cell office:value-type="float" office:value="41226" calcext:value-type="float">
            <text:p>41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05" calcext:value-type="float">
            <text:p>-2505</text:p>
          </table:table-cell>
          <table:table-cell office:value-type="float" office:value="-2139.39788947351" calcext:value-type="float">
            <text:p>-2139.39788947351</text:p>
          </table:table-cell>
          <table:table-cell table:number-columns-repeated="2"/>
        </table:table-row>
        <table:table-row table:style-name="ro1">
          <table:table-cell office:value-type="float" office:value="41252" calcext:value-type="float">
            <text:p>4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84" calcext:value-type="float">
            <text:p>-2484</text:p>
          </table:table-cell>
          <table:table-cell office:value-type="float" office:value="-2150.00103133586" calcext:value-type="float">
            <text:p>-2150.00103133586</text:p>
          </table:table-cell>
          <table:table-cell table:number-columns-repeated="2"/>
        </table:table-row>
        <table:table-row table:style-name="ro1">
          <table:table-cell office:value-type="float" office:value="41277" calcext:value-type="float">
            <text:p>41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48" calcext:value-type="float">
            <text:p>-2448</text:p>
          </table:table-cell>
          <table:table-cell office:value-type="float" office:value="-2159.17023037168" calcext:value-type="float">
            <text:p>-2159.17023037168</text:p>
          </table:table-cell>
          <table:table-cell table:number-columns-repeated="2"/>
        </table:table-row>
        <table:table-row table:style-name="ro1">
          <table:table-cell office:value-type="float" office:value="41303" calcext:value-type="float">
            <text:p>41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1" calcext:value-type="float">
            <text:p>-2391</text:p>
          </table:table-cell>
          <table:table-cell office:value-type="float" office:value="-2166.30345405255" calcext:value-type="float">
            <text:p>-2166.30345405255</text:p>
          </table:table-cell>
          <table:table-cell table:number-columns-repeated="2"/>
        </table:table-row>
        <table:table-row table:style-name="ro1">
          <table:table-cell office:value-type="float" office:value="41330" calcext:value-type="float">
            <text:p>41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18" calcext:value-type="float">
            <text:p>-2318</text:p>
          </table:table-cell>
          <table:table-cell office:value-type="float" office:value="-2170.97104008171" calcext:value-type="float">
            <text:p>-2170.97104008171</text:p>
          </table:table-cell>
          <table:table-cell table:number-columns-repeated="2"/>
        </table:table-row>
        <table:table-row table:style-name="ro1">
          <table:table-cell office:value-type="float" office:value="41356" calcext:value-type="float">
            <text:p>41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65" calcext:value-type="float">
            <text:p>-2265</text:p>
          </table:table-cell>
          <table:table-cell office:value-type="float" office:value="-2173.86423884842" calcext:value-type="float">
            <text:p>-2173.86423884842</text:p>
          </table:table-cell>
          <table:table-cell table:number-columns-repeated="2"/>
        </table:table-row>
        <table:table-row table:style-name="ro1">
          <table:table-cell office:value-type="float" office:value="41382" calcext:value-type="float">
            <text:p>41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53" calcext:value-type="float">
            <text:p>-2153</text:p>
          </table:table-cell>
          <table:table-cell office:value-type="float" office:value="-2173.22226226847" calcext:value-type="float">
            <text:p>-2173.22226226847</text:p>
          </table:table-cell>
          <table:table-cell table:number-columns-repeated="2"/>
        </table:table-row>
        <table:table-row table:style-name="ro1">
          <table:table-cell office:value-type="float" office:value="41408" calcext:value-type="float">
            <text:p>41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4" calcext:value-type="float">
            <text:p>-2074</text:p>
          </table:table-cell>
          <table:table-cell office:value-type="float" office:value="-2170.16926958329" calcext:value-type="float">
            <text:p>-2170.16926958329</text:p>
          </table:table-cell>
          <table:table-cell table:number-columns-repeated="2"/>
        </table:table-row>
        <table:table-row table:style-name="ro1">
          <table:table-cell office:value-type="float" office:value="41434" calcext:value-type="float">
            <text:p>41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9" calcext:value-type="float">
            <text:p>-1949</text:p>
          </table:table-cell>
          <table:table-cell office:value-type="float" office:value="-2163.36406128842" calcext:value-type="float">
            <text:p>-2163.36406128842</text:p>
          </table:table-cell>
          <table:table-cell table:number-columns-repeated="2"/>
        </table:table-row>
        <table:table-row table:style-name="ro1">
          <table:table-cell office:value-type="float" office:value="41460" calcext:value-type="float">
            <text:p>41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6" calcext:value-type="float">
            <text:p>-1826</text:p>
          </table:table-cell>
          <table:table-cell office:value-type="float" office:value="-2152.98362863339" calcext:value-type="float">
            <text:p>-2152.98362863339</text:p>
          </table:table-cell>
          <table:table-cell table:number-columns-repeated="2"/>
        </table:table-row>
        <table:table-row table:style-name="ro1">
          <table:table-cell office:value-type="float" office:value="41486" calcext:value-type="float">
            <text:p>41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7" calcext:value-type="float">
            <text:p>-1677</text:p>
          </table:table-cell>
          <table:table-cell office:value-type="float" office:value="-2138.33797852159" calcext:value-type="float">
            <text:p>-2138.33797852159</text:p>
          </table:table-cell>
          <table:table-cell table:number-columns-repeated="2"/>
        </table:table-row>
        <table:table-row table:style-name="ro1">
          <table:table-cell office:value-type="float" office:value="41512" calcext:value-type="float">
            <text:p>41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9" calcext:value-type="float">
            <text:p>-1529</text:p>
          </table:table-cell>
          <table:table-cell office:value-type="float" office:value="-2119.589117644" calcext:value-type="float">
            <text:p>-2119.589117644</text:p>
          </table:table-cell>
          <table:table-cell table:number-columns-repeated="2"/>
        </table:table-row>
        <table:table-row table:style-name="ro1">
          <table:table-cell office:value-type="float" office:value="41538" calcext:value-type="float">
            <text:p>41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2" calcext:value-type="float">
            <text:p>-1352</text:p>
          </table:table-cell>
          <table:table-cell office:value-type="float" office:value="-2095.97099094727" calcext:value-type="float">
            <text:p>-2095.97099094727</text:p>
          </table:table-cell>
          <table:table-cell table:number-columns-repeated="2"/>
        </table:table-row>
        <table:table-row table:style-name="ro1">
          <table:table-cell office:value-type="float" office:value="41564" calcext:value-type="float">
            <text:p>41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7" calcext:value-type="float">
            <text:p>-1167</text:p>
          </table:table-cell>
          <table:table-cell office:value-type="float" office:value="-2067.38726814889" calcext:value-type="float">
            <text:p>-2067.38726814889</text:p>
          </table:table-cell>
          <table:table-cell table:number-columns-repeated="2"/>
        </table:table-row>
        <table:table-row table:style-name="ro1">
          <table:table-cell office:value-type="float" office:value="41590" calcext:value-type="float">
            <text:p>41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9" calcext:value-type="float">
            <text:p>-979</text:p>
          </table:table-cell>
          <table:table-cell office:value-type="float" office:value="-2033.89842912892" calcext:value-type="float">
            <text:p>-2033.89842912892</text:p>
          </table:table-cell>
          <table:table-cell table:number-columns-repeated="2"/>
        </table:table-row>
        <table:table-row table:style-name="ro1">
          <table:table-cell office:value-type="float" office:value="41616" calcext:value-type="float">
            <text:p>41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9" calcext:value-type="float">
            <text:p>-779</text:p>
          </table:table-cell>
          <table:table-cell office:value-type="float" office:value="-1995.28616977111" calcext:value-type="float">
            <text:p>-1995.28616977111</text:p>
          </table:table-cell>
          <table:table-cell table:number-columns-repeated="2"/>
        </table:table-row>
        <table:table-row table:style-name="ro1">
          <table:table-cell office:value-type="float" office:value="41642" calcext:value-type="float">
            <text:p>41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8" calcext:value-type="float">
            <text:p>-538</text:p>
          </table:table-cell>
          <table:table-cell office:value-type="float" office:value="-1950.44659531661" calcext:value-type="float">
            <text:p>-1950.44659531661</text:p>
          </table:table-cell>
          <table:table-cell table:number-columns-repeated="2"/>
        </table:table-row>
        <table:table-row table:style-name="ro1">
          <table:table-cell office:value-type="float" office:value="41668" calcext:value-type="float">
            <text:p>41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9" calcext:value-type="float">
            <text:p>-309</text:p>
          </table:table-cell>
          <table:table-cell office:value-type="float" office:value="-1899.94054622995" calcext:value-type="float">
            <text:p>-1899.94054622995</text:p>
          </table:table-cell>
          <table:table-cell table:number-columns-repeated="2"/>
        </table:table-row>
        <table:table-row table:style-name="ro1">
          <table:table-cell office:value-type="float" office:value="41693" calcext:value-type="float">
            <text:p>41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-1843.11160634595" calcext:value-type="float">
            <text:p>-1843.11160634595</text:p>
          </table:table-cell>
          <table:table-cell table:number-columns-repeated="2"/>
        </table:table-row>
        <table:table-row table:style-name="ro1">
          <table:table-cell office:value-type="float" office:value="41720" calcext:value-type="float">
            <text:p>41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office:value-type="float" office:value="-1789.29278768915" calcext:value-type="float">
            <text:p>-1789.29278768915</text:p>
          </table:table-cell>
          <table:table-cell table:number-columns-repeated="2"/>
        </table:table-row>
        <table:table-row table:style-name="ro1">
          <table:table-cell office:value-type="float" office:value="41746" calcext:value-type="float">
            <text:p>4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4" calcext:value-type="float">
            <text:p>-274</text:p>
          </table:table-cell>
          <table:table-cell office:value-type="float" office:value="-1742.66839422179" calcext:value-type="float">
            <text:p>-1742.66839422179</text:p>
          </table:table-cell>
          <table:table-cell table:number-columns-repeated="2"/>
        </table:table-row>
        <table:table-row table:style-name="ro1">
          <table:table-cell office:value-type="float" office:value="41772" calcext:value-type="float">
            <text:p>41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3" calcext:value-type="float">
            <text:p>-473</text:p>
          </table:table-cell>
          <table:table-cell office:value-type="float" office:value="-1703.60167439958" calcext:value-type="float">
            <text:p>-1703.60167439958</text:p>
          </table:table-cell>
          <table:table-cell table:number-columns-repeated="2"/>
        </table:table-row>
        <table:table-row table:style-name="ro1">
          <table:table-cell office:value-type="float" office:value="41798" calcext:value-type="float">
            <text:p>41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8" calcext:value-type="float">
            <text:p>-638</text:p>
          </table:table-cell>
          <table:table-cell office:value-type="float" office:value="-1670.8139305719" calcext:value-type="float">
            <text:p>-1670.8139305719</text:p>
          </table:table-cell>
          <table:table-cell table:number-columns-repeated="2"/>
        </table:table-row>
        <table:table-row table:style-name="ro1">
          <table:table-cell office:value-type="float" office:value="41823" calcext:value-type="float">
            <text:p>41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5" calcext:value-type="float">
            <text:p>-795</text:p>
          </table:table-cell>
          <table:table-cell office:value-type="float" office:value="-1643.86580963123" calcext:value-type="float">
            <text:p>-1643.86580963123</text:p>
          </table:table-cell>
          <table:table-cell table:number-columns-repeated="2"/>
        </table:table-row>
        <table:table-row table:style-name="ro1">
          <table:table-cell office:value-type="float" office:value="41849" calcext:value-type="float">
            <text:p>41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3" calcext:value-type="float">
            <text:p>-953</text:p>
          </table:table-cell>
          <table:table-cell office:value-type="float" office:value="-1622.60840010412" calcext:value-type="float">
            <text:p>-1622.60840010412</text:p>
          </table:table-cell>
          <table:table-cell table:number-columns-repeated="2"/>
        </table:table-row>
        <table:table-row table:style-name="ro1">
          <table:table-cell office:value-type="float" office:value="41876" calcext:value-type="float">
            <text:p>41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0" calcext:value-type="float">
            <text:p>-1080</text:p>
          </table:table-cell>
          <table:table-cell office:value-type="float" office:value="-1605.91275702399" calcext:value-type="float">
            <text:p>-1605.91275702399</text:p>
          </table:table-cell>
          <table:table-cell table:number-columns-repeated="2"/>
        </table:table-row>
        <table:table-row table:style-name="ro1">
          <table:table-cell office:value-type="float" office:value="41902" calcext:value-type="float">
            <text:p>41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6" calcext:value-type="float">
            <text:p>-1216</text:p>
          </table:table-cell>
          <table:table-cell office:value-type="float" office:value="-1593.91544142325" calcext:value-type="float">
            <text:p>-1593.91544142325</text:p>
          </table:table-cell>
          <table:table-cell table:number-columns-repeated="2"/>
        </table:table-row>
        <table:table-row table:style-name="ro1">
          <table:table-cell office:value-type="float" office:value="41928" calcext:value-type="float">
            <text:p>41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46" calcext:value-type="float">
            <text:p>-1346</text:p>
          </table:table-cell>
          <table:table-cell office:value-type="float" office:value="-1586.28727399484" calcext:value-type="float">
            <text:p>-1586.28727399484</text:p>
          </table:table-cell>
          <table:table-cell table:number-columns-repeated="2"/>
        </table:table-row>
        <table:table-row table:style-name="ro1">
          <table:table-cell office:value-type="float" office:value="41954" calcext:value-type="float">
            <text:p>41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43" calcext:value-type="float">
            <text:p>-1443</text:p>
          </table:table-cell>
          <table:table-cell office:value-type="float" office:value="-1581.878434795" calcext:value-type="float">
            <text:p>-1581.878434795</text:p>
          </table:table-cell>
          <table:table-cell table:number-columns-repeated="2"/>
        </table:table-row>
        <table:table-row table:style-name="ro1">
          <table:table-cell office:value-type="float" office:value="41980" calcext:value-type="float">
            <text:p>41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8" calcext:value-type="float">
            <text:p>-1558</text:p>
          </table:table-cell>
          <table:table-cell office:value-type="float" office:value="-1581.14371372439" calcext:value-type="float">
            <text:p>-1581.14371372439</text:p>
          </table:table-cell>
          <table:table-cell table:number-columns-repeated="2"/>
        </table:table-row>
        <table:table-row table:style-name="ro1">
          <table:table-cell office:value-type="float" office:value="42005" calcext:value-type="float">
            <text:p>4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7" calcext:value-type="float">
            <text:p>-1637</text:p>
          </table:table-cell>
          <table:table-cell office:value-type="float" office:value="-1582.86236868671" calcext:value-type="float">
            <text:p>-1582.86236868671</text:p>
          </table:table-cell>
          <table:table-cell table:number-columns-repeated="2"/>
        </table:table-row>
        <table:table-row table:style-name="ro1">
          <table:table-cell office:value-type="float" office:value="42032" calcext:value-type="float">
            <text:p>4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09" calcext:value-type="float">
            <text:p>-1709</text:p>
          </table:table-cell>
          <table:table-cell office:value-type="float" office:value="-1586.74352657328" calcext:value-type="float">
            <text:p>-1586.74352657328</text:p>
          </table:table-cell>
          <table:table-cell table:number-columns-repeated="2"/>
        </table:table-row>
        <table:table-row table:style-name="ro1">
          <table:table-cell office:value-type="float" office:value="42058" calcext:value-type="float">
            <text:p>4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1" calcext:value-type="float">
            <text:p>-1791</text:p>
          </table:table-cell>
          <table:table-cell office:value-type="float" office:value="-1593.02834114025" calcext:value-type="float">
            <text:p>-1593.02834114025</text:p>
          </table:table-cell>
          <table:table-cell table:number-columns-repeated="2"/>
        </table:table-row>
        <table:table-row table:style-name="ro1">
          <table:table-cell office:value-type="float" office:value="42083" calcext:value-type="float">
            <text:p>42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4" calcext:value-type="float">
            <text:p>-1854</text:p>
          </table:table-cell>
          <table:table-cell office:value-type="float" office:value="-1601.05823833594" calcext:value-type="float">
            <text:p>-1601.05823833594</text:p>
          </table:table-cell>
          <table:table-cell table:number-columns-repeated="2"/>
        </table:table-row>
        <table:table-row table:style-name="ro1">
          <table:table-cell office:value-type="float" office:value="42110" calcext:value-type="float">
            <text:p>42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03" calcext:value-type="float">
            <text:p>-1903</text:p>
          </table:table-cell>
          <table:table-cell office:value-type="float" office:value="-1610.34875407945" calcext:value-type="float">
            <text:p>-1610.34875407945</text:p>
          </table:table-cell>
          <table:table-cell table:number-columns-repeated="2"/>
        </table:table-row>
        <table:table-row table:style-name="ro1">
          <table:table-cell office:value-type="float" office:value="42136" calcext:value-type="float">
            <text:p>42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27" calcext:value-type="float">
            <text:p>-1927</text:p>
          </table:table-cell>
          <table:table-cell office:value-type="float" office:value="-1620.09186933854" calcext:value-type="float">
            <text:p>-1620.09186933854</text:p>
          </table:table-cell>
          <table:table-cell table:number-columns-repeated="2"/>
        </table:table-row>
        <table:table-row table:style-name="ro1">
          <table:table-cell office:value-type="float" office:value="42161" calcext:value-type="float">
            <text:p>42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61" calcext:value-type="float">
            <text:p>-1961</text:p>
          </table:table-cell>
          <table:table-cell office:value-type="float" office:value="-1630.58135028197" calcext:value-type="float">
            <text:p>-1630.58135028197</text:p>
          </table:table-cell>
          <table:table-cell table:number-columns-repeated="2"/>
        </table:table-row>
        <table:table-row table:style-name="ro1">
          <table:table-cell office:value-type="float" office:value="42188" calcext:value-type="float">
            <text:p>42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67" calcext:value-type="float">
            <text:p>-1967</text:p>
          </table:table-cell>
          <table:table-cell office:value-type="float" office:value="-1640.93269335022" calcext:value-type="float">
            <text:p>-1640.93269335022</text:p>
          </table:table-cell>
          <table:table-cell table:number-columns-repeated="2"/>
        </table:table-row>
        <table:table-row table:style-name="ro1">
          <table:table-cell office:value-type="float" office:value="42214" calcext:value-type="float">
            <text:p>42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92" calcext:value-type="float">
            <text:p>-1992</text:p>
          </table:table-cell>
          <table:table-cell office:value-type="float" office:value="-1651.73476432406" calcext:value-type="float">
            <text:p>-1651.73476432406</text:p>
          </table:table-cell>
          <table:table-cell table:number-columns-repeated="2"/>
        </table:table-row>
        <table:table-row table:style-name="ro1">
          <table:table-cell office:value-type="float" office:value="42240" calcext:value-type="float">
            <text:p>42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61" calcext:value-type="float">
            <text:p>-1961</text:p>
          </table:table-cell>
          <table:table-cell office:value-type="float" office:value="-1661.25061772947" calcext:value-type="float">
            <text:p>-1661.25061772947</text:p>
          </table:table-cell>
          <table:table-cell table:number-columns-repeated="2"/>
        </table:table-row>
        <table:table-row table:style-name="ro1">
          <table:table-cell office:value-type="float" office:value="42265" calcext:value-type="float">
            <text:p>4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8" calcext:value-type="float">
            <text:p>-1948</text:p>
          </table:table-cell>
          <table:table-cell office:value-type="float" office:value="-1670.07367564549" calcext:value-type="float">
            <text:p>-1670.07367564549</text:p>
          </table:table-cell>
          <table:table-cell table:number-columns-repeated="2"/>
        </table:table-row>
        <table:table-row table:style-name="ro1">
          <table:table-cell office:value-type="float" office:value="42292" calcext:value-type="float">
            <text:p>42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10" calcext:value-type="float">
            <text:p>-1910</text:p>
          </table:table-cell>
          <table:table-cell office:value-type="float" office:value="-1677.45602408716" calcext:value-type="float">
            <text:p>-1677.45602408716</text:p>
          </table:table-cell>
          <table:table-cell table:number-columns-repeated="2"/>
        </table:table-row>
        <table:table-row table:style-name="ro1">
          <table:table-cell office:value-type="float" office:value="42318" calcext:value-type="float">
            <text:p>42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79" calcext:value-type="float">
            <text:p>-1879</text:p>
          </table:table-cell>
          <table:table-cell office:value-type="float" office:value="-1683.65737719217" calcext:value-type="float">
            <text:p>-1683.65737719217</text:p>
          </table:table-cell>
          <table:table-cell table:number-columns-repeated="2"/>
        </table:table-row>
        <table:table-row table:style-name="ro1">
          <table:table-cell office:value-type="float" office:value="42344" calcext:value-type="float">
            <text:p>4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15" calcext:value-type="float">
            <text:p>-1815</text:p>
          </table:table-cell>
          <table:table-cell office:value-type="float" office:value="-1687.69868866318" calcext:value-type="float">
            <text:p>-1687.69868866318</text:p>
          </table:table-cell>
          <table:table-cell table:number-columns-repeated="2"/>
        </table:table-row>
        <table:table-row table:style-name="ro1">
          <table:table-cell office:value-type="float" office:value="42370" calcext:value-type="float">
            <text:p>42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3" calcext:value-type="float">
            <text:p>-1753</text:p>
          </table:table-cell>
          <table:table-cell office:value-type="float" office:value="-1689.70795978124" calcext:value-type="float">
            <text:p>-1689.70795978124</text:p>
          </table:table-cell>
          <table:table-cell table:number-columns-repeated="2"/>
        </table:table-row>
        <table:table-row table:style-name="ro1">
          <table:table-cell office:value-type="float" office:value="42396" calcext:value-type="float">
            <text:p>42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1" calcext:value-type="float">
            <text:p>-1661</text:p>
          </table:table-cell>
          <table:table-cell office:value-type="float" office:value="-1688.82463794182" calcext:value-type="float">
            <text:p>-1688.82463794182</text:p>
          </table:table-cell>
          <table:table-cell table:number-columns-repeated="2"/>
        </table:table-row>
        <table:table-row table:style-name="ro1">
          <table:table-cell office:value-type="float" office:value="42422" calcext:value-type="float">
            <text:p>42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8" calcext:value-type="float">
            <text:p>-1548</text:p>
          </table:table-cell>
          <table:table-cell office:value-type="float" office:value="-1684.49157215899" calcext:value-type="float">
            <text:p>-1684.49157215899</text:p>
          </table:table-cell>
          <table:table-cell table:number-columns-repeated="2"/>
        </table:table-row>
        <table:table-row table:style-name="ro1">
          <table:table-cell office:value-type="float" office:value="42447" calcext:value-type="float">
            <text:p>42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9" calcext:value-type="float">
            <text:p>-1469</text:p>
          </table:table-cell>
          <table:table-cell office:value-type="float" office:value="-1677.86106224641" calcext:value-type="float">
            <text:p>-1677.86106224641</text:p>
          </table:table-cell>
          <table:table-cell table:number-columns-repeated="2"/>
        </table:table-row>
        <table:table-row table:style-name="ro1">
          <table:table-cell office:value-type="float" office:value="42474" calcext:value-type="float">
            <text:p>42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7" calcext:value-type="float">
            <text:p>-1357</text:p>
          </table:table-cell>
          <table:table-cell office:value-type="float" office:value="-1667.98841417729" calcext:value-type="float">
            <text:p>-1667.98841417729</text:p>
          </table:table-cell>
          <table:table-cell table:number-columns-repeated="2"/>
        </table:table-row>
        <table:table-row table:style-name="ro1">
          <table:table-cell office:value-type="float" office:value="42500" calcext:value-type="float">
            <text:p>4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0" calcext:value-type="float">
            <text:p>-1210</text:p>
          </table:table-cell>
          <table:table-cell office:value-type="float" office:value="-1653.89646297183" calcext:value-type="float">
            <text:p>-1653.89646297183</text:p>
          </table:table-cell>
          <table:table-cell table:number-columns-repeated="2"/>
        </table:table-row>
        <table:table-row table:style-name="ro1">
          <table:table-cell office:value-type="float" office:value="42526" calcext:value-type="float">
            <text:p>42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2" calcext:value-type="float">
            <text:p>-1072</text:p>
          </table:table-cell>
          <table:table-cell office:value-type="float" office:value="-1635.99195641885" calcext:value-type="float">
            <text:p>-1635.99195641885</text:p>
          </table:table-cell>
          <table:table-cell table:number-columns-repeated="2"/>
        </table:table-row>
        <table:table-row table:style-name="ro1">
          <table:table-cell office:value-type="float" office:value="42551" calcext:value-type="float">
            <text:p>42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2" calcext:value-type="float">
            <text:p>-912</text:p>
          </table:table-cell>
          <table:table-cell office:value-type="float" office:value="-1613.71528083673" calcext:value-type="float">
            <text:p>-1613.71528083673</text:p>
          </table:table-cell>
          <table:table-cell table:number-columns-repeated="2"/>
        </table:table-row>
        <table:table-row table:style-name="ro1">
          <table:table-cell office:value-type="float" office:value="42577" calcext:value-type="float">
            <text:p>42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6" calcext:value-type="float">
            <text:p>-726</text:p>
          </table:table-cell>
          <table:table-cell office:value-type="float" office:value="-1586.4009645033" calcext:value-type="float">
            <text:p>-1586.4009645033</text:p>
          </table:table-cell>
          <table:table-cell table:number-columns-repeated="2"/>
        </table:table-row>
        <table:table-row table:style-name="ro1">
          <table:table-cell office:value-type="float" office:value="42604" calcext:value-type="float">
            <text:p>42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7" calcext:value-type="float">
            <text:p>-547</text:p>
          </table:table-cell>
          <table:table-cell office:value-type="float" office:value="-1554.41939636473" calcext:value-type="float">
            <text:p>-1554.41939636473</text:p>
          </table:table-cell>
          <table:table-cell table:number-columns-repeated="2"/>
        </table:table-row>
        <table:table-row table:style-name="ro1">
          <table:table-cell office:value-type="float" office:value="42630" calcext:value-type="float">
            <text:p>42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2" calcext:value-type="float">
            <text:p>-352</text:p>
          </table:table-cell>
          <table:table-cell office:value-type="float" office:value="-1517.42187647659" calcext:value-type="float">
            <text:p>-1517.42187647659</text:p>
          </table:table-cell>
          <table:table-cell table:number-columns-repeated="2"/>
        </table:table-row>
        <table:table-row table:style-name="ro1">
          <table:table-cell office:value-type="float" office:value="42656" calcext:value-type="float">
            <text:p>4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office:value-type="float" office:value="-1474.05504950808" calcext:value-type="float">
            <text:p>-1474.05504950808</text:p>
          </table:table-cell>
          <table:table-cell table:number-columns-repeated="2"/>
        </table:table-row>
        <table:table-row table:style-name="ro1">
          <table:table-cell office:value-type="float" office:value="42682" calcext:value-type="float">
            <text:p>42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1430.29950952321" calcext:value-type="float">
            <text:p>-1430.29950952321</text:p>
          </table:table-cell>
          <table:table-cell table:number-columns-repeated="2"/>
        </table:table-row>
        <table:table-row table:style-name="ro1">
          <table:table-cell office:value-type="float" office:value="42708" calcext:value-type="float">
            <text:p>42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" calcext:value-type="float">
            <text:p>-222</text:p>
          </table:table-cell>
          <table:table-cell office:value-type="float" office:value="-1393.12106307635" calcext:value-type="float">
            <text:p>-1393.12106307635</text:p>
          </table:table-cell>
          <table:table-cell table:number-columns-repeated="2"/>
        </table:table-row>
        <table:table-row table:style-name="ro1">
          <table:table-cell office:value-type="float" office:value="42734" calcext:value-type="float">
            <text:p>42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0" calcext:value-type="float">
            <text:p>-390</text:p>
          </table:table-cell>
          <table:table-cell office:value-type="float" office:value="-1362.25579959707" calcext:value-type="float">
            <text:p>-1362.25579959707</text:p>
          </table:table-cell>
          <table:table-cell table:number-columns-repeated="2"/>
        </table:table-row>
        <table:table-row table:style-name="ro1">
          <table:table-cell office:value-type="float" office:value="42759" calcext:value-type="float">
            <text:p>42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0" calcext:value-type="float">
            <text:p>-540</text:p>
          </table:table-cell>
          <table:table-cell office:value-type="float" office:value="-1336.95562114793" calcext:value-type="float">
            <text:p>-1336.95562114793</text:p>
          </table:table-cell>
          <table:table-cell table:number-columns-repeated="2"/>
        </table:table-row>
        <table:table-row table:style-name="ro1">
          <table:table-cell office:value-type="float" office:value="42784" calcext:value-type="float">
            <text:p>42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6" calcext:value-type="float">
            <text:p>-666</text:p>
          </table:table-cell>
          <table:table-cell office:value-type="float" office:value="-1316.31083280492" calcext:value-type="float">
            <text:p>-1316.31083280492</text:p>
          </table:table-cell>
          <table:table-cell table:number-columns-repeated="2"/>
        </table:table-row>
        <table:table-row table:style-name="ro1">
          <table:table-cell office:value-type="float" office:value="42810" calcext:value-type="float">
            <text:p>42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7" calcext:value-type="float">
            <text:p>-807</text:p>
          </table:table-cell>
          <table:table-cell office:value-type="float" office:value="-1300.63973025708" calcext:value-type="float">
            <text:p>-1300.63973025708</text:p>
          </table:table-cell>
          <table:table-cell table:number-columns-repeated="2"/>
        </table:table-row>
        <table:table-row table:style-name="ro1">
          <table:table-cell office:value-type="float" office:value="42836" calcext:value-type="float">
            <text:p>42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3" calcext:value-type="float">
            <text:p>-933</text:p>
          </table:table-cell>
          <table:table-cell office:value-type="float" office:value="-1289.32773855686" calcext:value-type="float">
            <text:p>-1289.32773855686</text:p>
          </table:table-cell>
          <table:table-cell table:number-columns-repeated="2"/>
        </table:table-row>
        <table:table-row table:style-name="ro1">
          <table:table-cell office:value-type="float" office:value="42862" calcext:value-type="float">
            <text:p>42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7" calcext:value-type="float">
            <text:p>-1037</text:p>
          </table:table-cell>
          <table:table-cell office:value-type="float" office:value="-1281.56380813972" calcext:value-type="float">
            <text:p>-1281.56380813972</text:p>
          </table:table-cell>
          <table:table-cell table:number-columns-repeated="2"/>
        </table:table-row>
        <table:table-row table:style-name="ro1">
          <table:table-cell office:value-type="float" office:value="42887" calcext:value-type="float">
            <text:p>42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8" calcext:value-type="float">
            <text:p>-1138</text:p>
          </table:table-cell>
          <table:table-cell office:value-type="float" office:value="-1277.14646019696" calcext:value-type="float">
            <text:p>-1277.14646019696</text:p>
          </table:table-cell>
          <table:table-cell table:number-columns-repeated="2"/>
        </table:table-row>
        <table:table-row table:style-name="ro1">
          <table:table-cell office:value-type="float" office:value="42914" calcext:value-type="float">
            <text:p>42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6" calcext:value-type="float">
            <text:p>-1236</text:p>
          </table:table-cell>
          <table:table-cell office:value-type="float" office:value="-1275.88041526783" calcext:value-type="float">
            <text:p>-1275.88041526783</text:p>
          </table:table-cell>
          <table:table-cell table:number-columns-repeated="2"/>
        </table:table-row>
        <table:table-row table:style-name="ro1">
          <table:table-cell office:value-type="float" office:value="42940" calcext:value-type="float">
            <text:p>42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7" calcext:value-type="float">
            <text:p>-1307</text:p>
          </table:table-cell>
          <table:table-cell office:value-type="float" office:value="-1276.83794095189" calcext:value-type="float">
            <text:p>-1276.83794095189</text:p>
          </table:table-cell>
          <table:table-cell table:number-columns-repeated="2"/>
        </table:table-row>
        <table:table-row table:style-name="ro1">
          <table:table-cell office:value-type="float" office:value="42966" calcext:value-type="float">
            <text:p>42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67" calcext:value-type="float">
            <text:p>-1367</text:p>
          </table:table-cell>
          <table:table-cell office:value-type="float" office:value="-1279.61215815337" calcext:value-type="float">
            <text:p>-1279.61215815337</text:p>
          </table:table-cell>
          <table:table-cell table:number-columns-repeated="2"/>
        </table:table-row>
        <table:table-row table:style-name="ro1">
          <table:table-cell office:value-type="float" office:value="42992" calcext:value-type="float">
            <text:p>4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5" calcext:value-type="float">
            <text:p>-1455</text:p>
          </table:table-cell>
          <table:table-cell office:value-type="float" office:value="-1285.00870713327" calcext:value-type="float">
            <text:p>-1285.00870713327</text:p>
          </table:table-cell>
          <table:table-cell table:number-columns-repeated="2"/>
        </table:table-row>
        <table:table-row table:style-name="ro1">
          <table:table-cell office:value-type="float" office:value="43017" calcext:value-type="float">
            <text:p>43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1" calcext:value-type="float">
            <text:p>-1501</text:p>
          </table:table-cell>
          <table:table-cell office:value-type="float" office:value="-1291.65459306763" calcext:value-type="float">
            <text:p>-1291.65459306763</text:p>
          </table:table-cell>
          <table:table-cell table:number-columns-repeated="2"/>
        </table:table-row>
        <table:table-row table:style-name="ro1">
          <table:table-cell office:value-type="float" office:value="43044" calcext:value-type="float">
            <text:p>43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9" calcext:value-type="float">
            <text:p>-1529</text:p>
          </table:table-cell>
          <table:table-cell office:value-type="float" office:value="-1298.95752866555" calcext:value-type="float">
            <text:p>-1298.95752866555</text:p>
          </table:table-cell>
          <table:table-cell table:number-columns-repeated="2"/>
        </table:table-row>
        <table:table-row table:style-name="ro1">
          <table:table-cell office:value-type="float" office:value="43070" calcext:value-type="float">
            <text:p>43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4" calcext:value-type="float">
            <text:p>-1564</text:p>
          </table:table-cell>
          <table:table-cell office:value-type="float" office:value="-1307.11268162969" calcext:value-type="float">
            <text:p>-1307.11268162969</text:p>
          </table:table-cell>
          <table:table-cell table:number-columns-repeated="2"/>
        </table:table-row>
        <table:table-row table:style-name="ro1">
          <table:table-cell office:value-type="float" office:value="43096" calcext:value-type="float">
            <text:p>43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9" calcext:value-type="float">
            <text:p>-1569</text:p>
          </table:table-cell>
          <table:table-cell office:value-type="float" office:value="-1315.17075296416" calcext:value-type="float">
            <text:p>-1315.17075296416</text:p>
          </table:table-cell>
          <table:table-cell table:number-columns-repeated="2"/>
        </table:table-row>
        <table:table-row table:style-name="ro1">
          <table:table-cell office:value-type="float" office:value="43122" calcext:value-type="float">
            <text:p>43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75" calcext:value-type="float">
            <text:p>-1575</text:p>
          </table:table-cell>
          <table:table-cell office:value-type="float" office:value="-1323.1654990268" calcext:value-type="float">
            <text:p>-1323.1654990268</text:p>
          </table:table-cell>
          <table:table-cell table:number-columns-repeated="2"/>
        </table:table-row>
        <table:table-row table:style-name="ro1">
          <table:table-cell office:value-type="float" office:value="43148" calcext:value-type="float">
            <text:p>43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81" calcext:value-type="float">
            <text:p>-1581</text:p>
          </table:table-cell>
          <table:table-cell office:value-type="float" office:value="-1331.09886828751" calcext:value-type="float">
            <text:p>-1331.09886828751</text:p>
          </table:table-cell>
          <table:table-cell table:number-columns-repeated="2"/>
        </table:table-row>
        <table:table-row table:style-name="ro1">
          <table:table-cell office:value-type="float" office:value="43174" calcext:value-type="float">
            <text:p>43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0" calcext:value-type="float">
            <text:p>-1550</text:p>
          </table:table-cell>
          <table:table-cell office:value-type="float" office:value="-1337.83428772482" calcext:value-type="float">
            <text:p>-1337.83428772482</text:p>
          </table:table-cell>
          <table:table-cell table:number-columns-repeated="2"/>
        </table:table-row>
        <table:table-row table:style-name="ro1">
          <table:table-cell office:value-type="float" office:value="43199" calcext:value-type="float">
            <text:p>43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0" calcext:value-type="float">
            <text:p>-1530</text:p>
          </table:table-cell>
          <table:table-cell office:value-type="float" office:value="-1343.74707887175" calcext:value-type="float">
            <text:p>-1343.74707887175</text:p>
          </table:table-cell>
          <table:table-cell table:number-columns-repeated="2"/>
        </table:table-row>
        <table:table-row table:style-name="ro1">
          <table:table-cell office:value-type="float" office:value="43225" calcext:value-type="float">
            <text:p>43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75" calcext:value-type="float">
            <text:p>-1475</text:p>
          </table:table-cell>
          <table:table-cell office:value-type="float" office:value="-1347.78563029108" calcext:value-type="float">
            <text:p>-1347.78563029108</text:p>
          </table:table-cell>
          <table:table-cell table:number-columns-repeated="2"/>
        </table:table-row>
        <table:table-row table:style-name="ro1">
          <table:table-cell office:value-type="float" office:value="43252" calcext:value-type="float">
            <text:p>43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1" calcext:value-type="float">
            <text:p>-1421</text:p>
          </table:table-cell>
          <table:table-cell office:value-type="float" office:value="-1350.03838012828" calcext:value-type="float">
            <text:p>-1350.03838012828</text:p>
          </table:table-cell>
          <table:table-cell table:number-columns-repeated="2"/>
        </table:table-row>
        <table:table-row table:style-name="ro1">
          <table:table-cell office:value-type="float" office:value="43278" calcext:value-type="float">
            <text:p>43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75" calcext:value-type="float">
            <text:p>-1375</text:p>
          </table:table-cell>
          <table:table-cell office:value-type="float" office:value="-1350.80642997048" calcext:value-type="float">
            <text:p>-1350.80642997048</text:p>
          </table:table-cell>
          <table:table-cell table:number-columns-repeated="2"/>
        </table:table-row>
        <table:table-row table:style-name="ro1">
          <table:table-cell office:value-type="float" office:value="43304" calcext:value-type="float">
            <text:p>43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91" calcext:value-type="float">
            <text:p>-1291</text:p>
          </table:table-cell>
          <table:table-cell office:value-type="float" office:value="-1348.96623212524" calcext:value-type="float">
            <text:p>-1348.96623212524</text:p>
          </table:table-cell>
          <table:table-cell table:number-columns-repeated="2"/>
        </table:table-row>
        <table:table-row table:style-name="ro1">
          <table:table-cell office:value-type="float" office:value="43330" calcext:value-type="float">
            <text:p>43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3" calcext:value-type="float">
            <text:p>-1183</text:p>
          </table:table-cell>
          <table:table-cell office:value-type="float" office:value="-1343.85957882908" calcext:value-type="float">
            <text:p>-1343.85957882908</text:p>
          </table:table-cell>
          <table:table-cell table:number-columns-repeated="2"/>
        </table:table-row>
        <table:table-row table:style-name="ro1">
          <table:table-cell office:value-type="float" office:value="43356" calcext:value-type="float">
            <text:p>43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7" calcext:value-type="float">
            <text:p>-1097</text:p>
          </table:table-cell>
          <table:table-cell office:value-type="float" office:value="-1336.26389948049" calcext:value-type="float">
            <text:p>-1336.26389948049</text:p>
          </table:table-cell>
          <table:table-cell table:number-columns-repeated="2"/>
        </table:table-row>
        <table:table-row table:style-name="ro1">
          <table:table-cell office:value-type="float" office:value="43382" calcext:value-type="float">
            <text:p>43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9" calcext:value-type="float">
            <text:p>-969</text:p>
          </table:table-cell>
          <table:table-cell office:value-type="float" office:value="-1324.96347180417" calcext:value-type="float">
            <text:p>-1324.96347180417</text:p>
          </table:table-cell>
          <table:table-cell table:number-columns-repeated="2"/>
        </table:table-row>
        <table:table-row table:style-name="ro1">
          <table:table-cell office:value-type="float" office:value="43408" calcext:value-type="float">
            <text:p>43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0" calcext:value-type="float">
            <text:p>-830</text:p>
          </table:table-cell>
          <table:table-cell office:value-type="float" office:value="-1309.73382651788" calcext:value-type="float">
            <text:p>-1309.73382651788</text:p>
          </table:table-cell>
          <table:table-cell table:number-columns-repeated="2"/>
        </table:table-row>
        <table:table-row table:style-name="ro1"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2" calcext:value-type="float">
            <text:p>-702</text:p>
          </table:table-cell>
          <table:table-cell office:value-type="float" office:value="-1291.03432416349" calcext:value-type="float">
            <text:p>-1291.03432416349</text:p>
          </table:table-cell>
          <table:table-cell table:number-columns-repeated="2"/>
        </table:table-row>
        <table:table-row table:style-name="ro1">
          <table:table-cell office:value-type="float" office:value="43460" calcext:value-type="float">
            <text:p>43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1" calcext:value-type="float">
            <text:p>-541</text:p>
          </table:table-cell>
          <table:table-cell office:value-type="float" office:value="-1267.95634495846" calcext:value-type="float">
            <text:p>-1267.95634495846</text:p>
          </table:table-cell>
          <table:table-cell table:number-columns-repeated="2"/>
        </table:table-row>
        <table:table-row table:style-name="ro1">
          <table:table-cell office:value-type="float" office:value="43486" calcext:value-type="float">
            <text:p>4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1" calcext:value-type="float">
            <text:p>-351</text:p>
          </table:table-cell>
          <table:table-cell office:value-type="float" office:value="-1239.74230357512" calcext:value-type="float">
            <text:p>-1239.74230357512</text:p>
          </table:table-cell>
          <table:table-cell table:number-columns-repeated="2"/>
        </table:table-row>
        <table:table-row table:style-name="ro1">
          <table:table-cell office:value-type="float" office:value="43512" calcext:value-type="float">
            <text:p>43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" calcext:value-type="float">
            <text:p>-160</text:p>
          </table:table-cell>
          <table:table-cell office:value-type="float" office:value="-1206.51946346512" calcext:value-type="float">
            <text:p>-1206.51946346512</text:p>
          </table:table-cell>
          <table:table-cell table:number-columns-repeated="2"/>
        </table:table-row>
        <table:table-row table:style-name="ro1">
          <table:table-cell office:value-type="float" office:value="43538" calcext:value-type="float">
            <text:p>43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169.05732612773" calcext:value-type="float">
            <text:p>-1169.05732612773</text:p>
          </table:table-cell>
          <table:table-cell table:number-columns-repeated="2"/>
        </table:table-row>
        <table:table-row table:style-name="ro1">
          <table:table-cell office:value-type="float" office:value="43564" calcext:value-type="float">
            <text:p>43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7" calcext:value-type="float">
            <text:p>-147</text:p>
          </table:table-cell>
          <table:table-cell office:value-type="float" office:value="-1137.60940840072" calcext:value-type="float">
            <text:p>-1137.60940840072</text:p>
          </table:table-cell>
          <table:table-cell table:number-columns-repeated="2"/>
        </table:table-row>
        <table:table-row table:style-name="ro1">
          <table:table-cell office:value-type="float" office:value="43590" calcext:value-type="float">
            <text:p>43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3" calcext:value-type="float">
            <text:p>-313</text:p>
          </table:table-cell>
          <table:table-cell office:value-type="float" office:value="-1112.23681121916" calcext:value-type="float">
            <text:p>-1112.23681121916</text:p>
          </table:table-cell>
          <table:table-cell table:number-columns-repeated="2"/>
        </table:table-row>
        <table:table-row table:style-name="ro1">
          <table:table-cell office:value-type="float" office:value="43616" calcext:value-type="float">
            <text:p>43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2" calcext:value-type="float">
            <text:p>-422</text:p>
          </table:table-cell>
          <table:table-cell office:value-type="float" office:value="-1090.99875548934" calcext:value-type="float">
            <text:p>-1090.99875548934</text:p>
          </table:table-cell>
          <table:table-cell table:number-columns-repeated="2"/>
        </table:table-row>
        <table:table-row table:style-name="ro1">
          <table:table-cell office:value-type="float" office:value="43642" calcext:value-type="float">
            <text:p>43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0" calcext:value-type="float">
            <text:p>-560</text:p>
          </table:table-cell>
          <table:table-cell office:value-type="float" office:value="-1074.66033224351" calcext:value-type="float">
            <text:p>-1074.66033224351</text:p>
          </table:table-cell>
          <table:table-cell table:number-columns-repeated="2"/>
        </table:table-row>
        <table:table-row table:style-name="ro1">
          <table:table-cell office:value-type="float" office:value="43668" calcext:value-type="float">
            <text:p>43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2" calcext:value-type="float">
            <text:p>-702</text:p>
          </table:table-cell>
          <table:table-cell office:value-type="float" office:value="-1063.19386048218" calcext:value-type="float">
            <text:p>-1063.19386048218</text:p>
          </table:table-cell>
          <table:table-cell table:number-columns-repeated="2"/>
        </table:table-row>
        <table:table-row table:style-name="ro1">
          <table:table-cell office:value-type="float" office:value="43693" calcext:value-type="float">
            <text:p>43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8" calcext:value-type="float">
            <text:p>-808</text:p>
          </table:table-cell>
          <table:table-cell office:value-type="float" office:value="-1055.34174169811" calcext:value-type="float">
            <text:p>-1055.34174169811</text:p>
          </table:table-cell>
          <table:table-cell table:number-columns-repeated="2"/>
        </table:table-row>
        <table:table-row table:style-name="ro1">
          <table:table-cell office:value-type="float" office:value="43720" calcext:value-type="float">
            <text:p>43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3" calcext:value-type="float">
            <text:p>-893</text:p>
          </table:table-cell>
          <table:table-cell office:value-type="float" office:value="-1050.34661118432" calcext:value-type="float">
            <text:p>-1050.34661118432</text:p>
          </table:table-cell>
          <table:table-cell table:number-columns-repeated="2"/>
        </table:table-row>
        <table:table-row table:style-name="ro1">
          <table:table-cell office:value-type="float" office:value="43746" calcext:value-type="float">
            <text:p>43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7" calcext:value-type="float">
            <text:p>-987</text:p>
          </table:table-cell>
          <table:table-cell office:value-type="float" office:value="-1048.39748468634" calcext:value-type="float">
            <text:p>-1048.39748468634</text:p>
          </table:table-cell>
          <table:table-cell table:number-columns-repeated="2"/>
        </table:table-row>
        <table:table-row table:style-name="ro1">
          <table:table-cell office:value-type="float" office:value="43772" calcext:value-type="float">
            <text:p>43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2" calcext:value-type="float">
            <text:p>-1052</text:p>
          </table:table-cell>
          <table:table-cell office:value-type="float" office:value="-1048.50833131138" calcext:value-type="float">
            <text:p>-1048.50833131138</text:p>
          </table:table-cell>
          <table:table-cell table:number-columns-repeated="2"/>
        </table:table-row>
        <table:table-row table:style-name="ro1">
          <table:table-cell office:value-type="float" office:value="43797" calcext:value-type="float">
            <text:p>43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3" calcext:value-type="float">
            <text:p>-1123</text:p>
          </table:table-cell>
          <table:table-cell office:value-type="float" office:value="-1050.80038265564" calcext:value-type="float">
            <text:p>-1050.80038265564</text:p>
          </table:table-cell>
          <table:table-cell table:number-columns-repeated="2"/>
        </table:table-row>
        <table:table-row table:style-name="ro1">
          <table:table-cell office:value-type="float" office:value="43824" calcext:value-type="float">
            <text:p>43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0" calcext:value-type="float">
            <text:p>-1170</text:p>
          </table:table-cell>
          <table:table-cell office:value-type="float" office:value="-1054.46806318931" calcext:value-type="float">
            <text:p>-1054.46806318931</text:p>
          </table:table-cell>
          <table:table-cell table:number-columns-repeated="2"/>
        </table:table-row>
        <table:table-row table:style-name="ro1">
          <table:table-cell office:value-type="float" office:value="43850" calcext:value-type="float">
            <text:p>43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5" calcext:value-type="float">
            <text:p>-1215</text:p>
          </table:table-cell>
          <table:table-cell office:value-type="float" office:value="-1059.40750739887" calcext:value-type="float">
            <text:p>-1059.40750739887</text:p>
          </table:table-cell>
          <table:table-cell table:number-columns-repeated="2"/>
        </table:table-row>
        <table:table-row table:style-name="ro1">
          <table:table-cell office:value-type="float" office:value="43875" calcext:value-type="float">
            <text:p>43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4" calcext:value-type="float">
            <text:p>-1264</text:p>
          </table:table-cell>
          <table:table-cell office:value-type="float" office:value="-1065.70266101737" calcext:value-type="float">
            <text:p>-1065.70266101737</text:p>
          </table:table-cell>
          <table:table-cell table:number-columns-repeated="2"/>
        </table:table-row>
        <table:table-row table:style-name="ro1">
          <table:table-cell office:value-type="float" office:value="43902" calcext:value-type="float">
            <text:p>43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5" calcext:value-type="float">
            <text:p>-1285</text:p>
          </table:table-cell>
          <table:table-cell office:value-type="float" office:value="-1072.45027144761" calcext:value-type="float">
            <text:p>-1072.45027144761</text:p>
          </table:table-cell>
          <table:table-cell table:number-columns-repeated="2"/>
        </table:table-row>
        <table:table-row table:style-name="ro1">
          <table:table-cell office:value-type="float" office:value="43928" calcext:value-type="float">
            <text:p>43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2" calcext:value-type="float">
            <text:p>-1282</text:p>
          </table:table-cell>
          <table:table-cell office:value-type="float" office:value="-1078.89795540306" calcext:value-type="float">
            <text:p>-1078.89795540306</text:p>
          </table:table-cell>
          <table:table-cell table:number-columns-repeated="2"/>
        </table:table-row>
        <table:table-row table:style-name="ro1"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4" calcext:value-type="float">
            <text:p>-1304</text:p>
          </table:table-cell>
          <table:table-cell office:value-type="float" office:value="-1085.82417215989" calcext:value-type="float">
            <text:p>-1085.82417215989</text:p>
          </table:table-cell>
          <table:table-cell table:number-columns-repeated="2"/>
        </table:table-row>
        <table:table-row table:style-name="ro1">
          <table:table-cell office:value-type="float" office:value="43980" calcext:value-type="float">
            <text:p>43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4" calcext:value-type="float">
            <text:p>-1274</text:p>
          </table:table-cell>
          <table:table-cell office:value-type="float" office:value="-1091.6141976319" calcext:value-type="float">
            <text:p>-1091.6141976319</text:p>
          </table:table-cell>
          <table:table-cell table:number-columns-repeated="2"/>
        </table:table-row>
        <table:table-row table:style-name="ro1">
          <table:table-cell office:value-type="float" office:value="44006" calcext:value-type="float">
            <text:p>4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2" calcext:value-type="float">
            <text:p>-1242</text:p>
          </table:table-cell>
          <table:table-cell office:value-type="float" office:value="-1096.24145308938" calcext:value-type="float">
            <text:p>-1096.24145308938</text:p>
          </table:table-cell>
          <table:table-cell table:number-columns-repeated="2"/>
        </table:table-row>
        <table:table-row table:style-name="ro1">
          <table:table-cell office:value-type="float" office:value="44031" calcext:value-type="float">
            <text:p>44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26" calcext:value-type="float">
            <text:p>-1226</text:p>
          </table:table-cell>
          <table:table-cell office:value-type="float" office:value="-1100.23402376355" calcext:value-type="float">
            <text:p>-1100.23402376355</text:p>
          </table:table-cell>
          <table:table-cell table:number-columns-repeated="2"/>
        </table:table-row>
        <table:table-row table:style-name="ro1">
          <table:table-cell office:value-type="float" office:value="44057" calcext:value-type="float">
            <text:p>44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8" calcext:value-type="float">
            <text:p>-1168</text:p>
          </table:table-cell>
          <table:table-cell office:value-type="float" office:value="-1102.31913072467" calcext:value-type="float">
            <text:p>-1102.31913072467</text:p>
          </table:table-cell>
          <table:table-cell table:number-columns-repeated="2"/>
        </table:table-row>
        <table:table-row table:style-name="ro1">
          <table:table-cell office:value-type="float" office:value="44084" calcext:value-type="float">
            <text:p>44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3" calcext:value-type="float">
            <text:p>-1103</text:p>
          </table:table-cell>
          <table:table-cell office:value-type="float" office:value="-1102.34008054853" calcext:value-type="float">
            <text:p>-1102.34008054853</text:p>
          </table:table-cell>
          <table:table-cell table:number-columns-repeated="2"/>
        </table:table-row>
        <table:table-row table:style-name="ro1">
          <table:table-cell office:value-type="float" office:value="44109" calcext:value-type="float">
            <text:p>44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6" calcext:value-type="float">
            <text:p>-1036</text:p>
          </table:table-cell>
          <table:table-cell office:value-type="float" office:value="-1100.29884730088" calcext:value-type="float">
            <text:p>-1100.29884730088</text:p>
          </table:table-cell>
          <table:table-cell table:number-columns-repeated="2"/>
        </table:table-row>
        <table:table-row table:style-name="ro1">
          <table:table-cell office:value-type="float" office:value="44136" calcext:value-type="float">
            <text:p>44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8" calcext:value-type="float">
            <text:p>-958</text:p>
          </table:table-cell>
          <table:table-cell office:value-type="float" office:value="-1095.92042123008" calcext:value-type="float">
            <text:p>-1095.92042123008</text:p>
          </table:table-cell>
          <table:table-cell table:number-columns-repeated="2"/>
        </table:table-row>
        <table:table-row table:style-name="ro1">
          <table:table-cell office:value-type="float" office:value="44162" calcext:value-type="float">
            <text:p>44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8" calcext:value-type="float">
            <text:p>-868</text:p>
          </table:table-cell>
          <table:table-cell office:value-type="float" office:value="-1088.90748519224" calcext:value-type="float">
            <text:p>-1088.90748519224</text:p>
          </table:table-cell>
          <table:table-cell table:number-columns-repeated="2"/>
        </table:table-row>
        <table:table-row table:style-name="ro1">
          <table:table-cell office:value-type="float" office:value="44188" calcext:value-type="float">
            <text:p>44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7" calcext:value-type="float">
            <text:p>-747</text:p>
          </table:table-cell>
          <table:table-cell office:value-type="float" office:value="-1078.38725487863" calcext:value-type="float">
            <text:p>-1078.38725487863</text:p>
          </table:table-cell>
          <table:table-cell table:number-columns-repeated="2"/>
        </table:table-row>
        <table:table-row table:style-name="ro1">
          <table:table-cell office:value-type="float" office:value="44214" calcext:value-type="float">
            <text:p>44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1" calcext:value-type="float">
            <text:p>-631</text:p>
          </table:table-cell>
          <table:table-cell office:value-type="float" office:value="-1064.62149319005" calcext:value-type="float">
            <text:p>-1064.62149319005</text:p>
          </table:table-cell>
          <table:table-cell table:number-columns-repeated="2"/>
        </table:table-row>
        <table:table-row table:style-name="ro1">
          <table:table-cell office:value-type="float" office:value="44240" calcext:value-type="float">
            <text:p>44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5" calcext:value-type="float">
            <text:p>-475</text:p>
          </table:table-cell>
          <table:table-cell office:value-type="float" office:value="-1046.47929339959" calcext:value-type="float">
            <text:p>-1046.47929339959</text:p>
          </table:table-cell>
          <table:table-cell table:number-columns-repeated="2"/>
        </table:table-row>
        <table:table-row table:style-name="ro1">
          <table:table-cell office:value-type="float" office:value="44265" calcext:value-type="float">
            <text:p>4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" calcext:value-type="float">
            <text:p>-316</text:p>
          </table:table-cell>
          <table:table-cell office:value-type="float" office:value="-1024.00300744883" calcext:value-type="float">
            <text:p>-1024.00300744883</text:p>
          </table:table-cell>
          <table:table-cell table:number-columns-repeated="2"/>
        </table:table-row>
        <table:table-row table:style-name="ro1">
          <table:table-cell office:value-type="float" office:value="44292" calcext:value-type="float">
            <text:p>4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5" calcext:value-type="float">
            <text:p>-165</text:p>
          </table:table-cell>
          <table:table-cell office:value-type="float" office:value="-997.572145681178" calcext:value-type="float">
            <text:p>-997.572145681178</text:p>
          </table:table-cell>
          <table:table-cell table:number-columns-repeated="2"/>
        </table:table-row>
        <table:table-row table:style-name="ro1">
          <table:table-cell office:value-type="float" office:value="44318" calcext:value-type="float">
            <text:p>44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965.708387352526" calcext:value-type="float">
            <text:p>-965.708387352526</text:p>
          </table:table-cell>
          <table:table-cell table:number-columns-repeated="2"/>
        </table:table-row>
        <table:table-row table:style-name="ro1">
          <table:table-cell office:value-type="float" office:value="44344" calcext:value-type="float">
            <text:p>4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" calcext:value-type="float">
            <text:p>-112</text:p>
          </table:table-cell>
          <table:table-cell office:value-type="float" office:value="-939.440436972449" calcext:value-type="float">
            <text:p>-939.440436972449</text:p>
          </table:table-cell>
          <table:table-cell table:number-columns-repeated="2"/>
        </table:table-row>
        <table:table-row table:style-name="ro1">
          <table:table-cell office:value-type="float" office:value="44370" calcext:value-type="float">
            <text:p>44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" calcext:value-type="float">
            <text:p>-240</text:p>
          </table:table-cell>
          <table:table-cell office:value-type="float" office:value="-917.919192757912" calcext:value-type="float">
            <text:p>-917.919192757912</text:p>
          </table:table-cell>
          <table:table-cell table:number-columns-repeated="2"/>
        </table:table-row>
        <table:table-row table:style-name="ro1">
          <table:table-cell office:value-type="float" office:value="44396" calcext:value-type="float">
            <text:p>44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3" calcext:value-type="float">
            <text:p>-373</text:p>
          </table:table-cell>
          <table:table-cell office:value-type="float" office:value="-901.152448365361" calcext:value-type="float">
            <text:p>-901.152448365361</text:p>
          </table:table-cell>
          <table:table-cell table:number-columns-repeated="2"/>
        </table:table-row>
        <table:table-row table:style-name="ro1">
          <table:table-cell office:value-type="float" office:value="44422" calcext:value-type="float">
            <text:p>44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7" calcext:value-type="float">
            <text:p>-497</text:p>
          </table:table-cell>
          <table:table-cell office:value-type="float" office:value="-888.716988415657" calcext:value-type="float">
            <text:p>-888.716988415657</text:p>
          </table:table-cell>
          <table:table-cell table:number-columns-repeated="2"/>
        </table:table-row>
        <table:table-row table:style-name="ro1">
          <table:table-cell office:value-type="float" office:value="44448" calcext:value-type="float">
            <text:p>44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5" calcext:value-type="float">
            <text:p>-575</text:p>
          </table:table-cell>
          <table:table-cell office:value-type="float" office:value="-879.064158002868" calcext:value-type="float">
            <text:p>-879.064158002868</text:p>
          </table:table-cell>
          <table:table-cell table:number-columns-repeated="2"/>
        </table:table-row>
        <table:table-row table:style-name="ro1">
          <table:table-cell office:value-type="float" office:value="44474" calcext:value-type="float">
            <text:p>44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8" calcext:value-type="float">
            <text:p>-698</text:p>
          </table:table-cell>
          <table:table-cell office:value-type="float" office:value="-873.492953141241" calcext:value-type="float">
            <text:p>-873.492953141241</text:p>
          </table:table-cell>
          <table:table-cell table:number-columns-repeated="2"/>
        </table:table-row>
        <table:table-row table:style-name="ro1">
          <table:table-cell office:value-type="float" office:value="44499" calcext:value-type="float">
            <text:p>44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2" calcext:value-type="float">
            <text:p>-782</text:p>
          </table:table-cell>
          <table:table-cell office:value-type="float" office:value="-870.67778535228" calcext:value-type="float">
            <text:p>-870.67778535228</text:p>
          </table:table-cell>
          <table:table-cell table:number-columns-repeated="2"/>
        </table:table-row>
        <table:table-row table:style-name="ro1">
          <table:table-cell office:value-type="float" office:value="44526" calcext:value-type="float">
            <text:p>44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2" calcext:value-type="float">
            <text:p>-852</text:p>
          </table:table-cell>
          <table:table-cell office:value-type="float" office:value="-870.103084264517" calcext:value-type="float">
            <text:p>-870.103084264517</text:p>
          </table:table-cell>
          <table:table-cell table:number-columns-repeated="2"/>
        </table:table-row>
        <table:table-row table:style-name="ro1">
          <table:table-cell office:value-type="float" office:value="44552" calcext:value-type="float">
            <text:p>44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5" calcext:value-type="float">
            <text:p>-925</text:p>
          </table:table-cell>
          <table:table-cell office:value-type="float" office:value="-871.792220133302" calcext:value-type="float">
            <text:p>-871.792220133302</text:p>
          </table:table-cell>
          <table:table-cell table:number-columns-repeated="2"/>
        </table:table-row>
        <table:table-row table:style-name="ro1">
          <table:table-cell office:value-type="float" office:value="44578" calcext:value-type="float">
            <text:p>44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9" calcext:value-type="float">
            <text:p>-969</text:p>
          </table:table-cell>
          <table:table-cell office:value-type="float" office:value="-874.783228744584" calcext:value-type="float">
            <text:p>-874.783228744584</text:p>
          </table:table-cell>
          <table:table-cell table:number-columns-repeated="2"/>
        </table:table-row>
        <table:table-row table:style-name="ro1">
          <table:table-cell office:value-type="float" office:value="44604" calcext:value-type="float">
            <text:p>44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0" calcext:value-type="float">
            <text:p>-1020</text:p>
          </table:table-cell>
          <table:table-cell office:value-type="float" office:value="-879.251437090905" calcext:value-type="float">
            <text:p>-879.251437090905</text:p>
          </table:table-cell>
          <table:table-cell table:number-columns-repeated="2"/>
        </table:table-row>
        <table:table-row table:style-name="ro1">
          <table:table-cell office:value-type="float" office:value="44630" calcext:value-type="float">
            <text:p>44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1" calcext:value-type="float">
            <text:p>-1041</text:p>
          </table:table-cell>
          <table:table-cell office:value-type="float" office:value="-884.228315949646" calcext:value-type="float">
            <text:p>-884.228315949646</text:p>
          </table:table-cell>
          <table:table-cell table:number-columns-repeated="2"/>
        </table:table-row>
        <table:table-row table:style-name="ro1">
          <table:table-cell office:value-type="float" office:value="44656" calcext:value-type="float">
            <text:p>44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4" calcext:value-type="float">
            <text:p>-1074</text:p>
          </table:table-cell>
          <table:table-cell office:value-type="float" office:value="-890.067444689657" calcext:value-type="float">
            <text:p>-890.067444689657</text:p>
          </table:table-cell>
          <table:table-cell table:number-columns-repeated="2"/>
        </table:table-row>
        <table:table-row table:style-name="ro1">
          <table:table-cell office:value-type="float" office:value="44682" calcext:value-type="float">
            <text:p>44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0" calcext:value-type="float">
            <text:p>-1080</text:p>
          </table:table-cell>
          <table:table-cell office:value-type="float" office:value="-895.911523314591" calcext:value-type="float">
            <text:p>-895.911523314591</text:p>
          </table:table-cell>
          <table:table-cell table:number-columns-repeated="2"/>
        </table:table-row>
        <table:table-row table:style-name="ro1">
          <table:table-cell office:value-type="float" office:value="44708" calcext:value-type="float">
            <text:p>44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2" calcext:value-type="float">
            <text:p>-1092</text:p>
          </table:table-cell>
          <table:table-cell office:value-type="float" office:value="-901.945014904911" calcext:value-type="float">
            <text:p>-901.945014904911</text:p>
          </table:table-cell>
          <table:table-cell table:number-columns-repeated="2"/>
        </table:table-row>
        <table:table-row table:style-name="ro1">
          <table:table-cell office:value-type="float" office:value="44734" calcext:value-type="float">
            <text:p>44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5" calcext:value-type="float">
            <text:p>-1055</text:p>
          </table:table-cell>
          <table:table-cell office:value-type="float" office:value="-906.654399061683" calcext:value-type="float">
            <text:p>-906.654399061683</text:p>
          </table:table-cell>
          <table:table-cell table:number-columns-repeated="2"/>
        </table:table-row>
        <table:table-row table:style-name="ro1">
          <table:table-cell office:value-type="float" office:value="44760" calcext:value-type="float">
            <text:p>44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5" calcext:value-type="float">
            <text:p>-1035</text:p>
          </table:table-cell>
          <table:table-cell office:value-type="float" office:value="-910.60349447517" calcext:value-type="float">
            <text:p>-910.60349447517</text:p>
          </table:table-cell>
          <table:table-cell table:number-columns-repeated="2"/>
        </table:table-row>
        <table:table-row table:style-name="ro1">
          <table:table-cell office:value-type="float" office:value="44786" calcext:value-type="float">
            <text:p>44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1" calcext:value-type="float">
            <text:p>-1011</text:p>
          </table:table-cell>
          <table:table-cell office:value-type="float" office:value="-913.692617722088" calcext:value-type="float">
            <text:p>-913.692617722088</text:p>
          </table:table-cell>
          <table:table-cell table:number-columns-repeated="2"/>
        </table:table-row>
        <table:table-row table:style-name="ro1">
          <table:table-cell office:value-type="float" office:value="44812" calcext:value-type="float">
            <text:p>44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5" calcext:value-type="float">
            <text:p>-945</text:p>
          </table:table-cell>
          <table:table-cell office:value-type="float" office:value="-914.655921792177" calcext:value-type="float">
            <text:p>-914.655921792177</text:p>
          </table:table-cell>
          <table:table-cell table:number-columns-repeated="2"/>
        </table:table-row>
        <table:table-row table:style-name="ro1">
          <table:table-cell office:value-type="float" office:value="44838" calcext:value-type="float">
            <text:p>44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2" calcext:value-type="float">
            <text:p>-892</text:p>
          </table:table-cell>
          <table:table-cell office:value-type="float" office:value="-913.958816506264" calcext:value-type="float">
            <text:p>-913.958816506264</text:p>
          </table:table-cell>
          <table:table-cell table:number-columns-repeated="2"/>
        </table:table-row>
        <table:table-row table:style-name="ro1">
          <table:table-cell office:value-type="float" office:value="44864" calcext:value-type="float">
            <text:p>44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6" calcext:value-type="float">
            <text:p>-826</text:p>
          </table:table-cell>
          <table:table-cell office:value-type="float" office:value="-911.252391382994" calcext:value-type="float">
            <text:p>-911.252391382994</text:p>
          </table:table-cell>
          <table:table-cell table:number-columns-repeated="2"/>
        </table:table-row>
        <table:table-row table:style-name="ro1">
          <table:table-cell office:value-type="float" office:value="44890" calcext:value-type="float">
            <text:p>44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7" calcext:value-type="float">
            <text:p>-727</text:p>
          </table:table-cell>
          <table:table-cell office:value-type="float" office:value="-905.583087032749" calcext:value-type="float">
            <text:p>-905.583087032749</text:p>
          </table:table-cell>
          <table:table-cell table:number-columns-repeated="2"/>
        </table:table-row>
        <table:table-row table:style-name="ro1">
          <table:table-cell office:value-type="float" office:value="44916" calcext:value-type="float">
            <text:p>44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9" calcext:value-type="float">
            <text:p>-629</text:p>
          </table:table-cell>
          <table:table-cell office:value-type="float" office:value="-897.072838200972" calcext:value-type="float">
            <text:p>-897.072838200972</text:p>
          </table:table-cell>
          <table:table-cell table:number-columns-repeated="2"/>
        </table:table-row>
        <table:table-row table:style-name="ro1">
          <table:table-cell office:value-type="float" office:value="44941" calcext:value-type="float">
            <text:p>44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7" calcext:value-type="float">
            <text:p>-527</text:p>
          </table:table-cell>
          <table:table-cell office:value-type="float" office:value="-885.685981640942" calcext:value-type="float">
            <text:p>-885.685981640942</text:p>
          </table:table-cell>
          <table:table-cell table:number-columns-repeated="2"/>
        </table:table-row>
        <table:table-row table:style-name="ro1">
          <table:table-cell office:value-type="float" office:value="44968" calcext:value-type="float">
            <text:p>44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5" calcext:value-type="float">
            <text:p>-415</text:p>
          </table:table-cell>
          <table:table-cell office:value-type="float" office:value="-871.20333605199" calcext:value-type="float">
            <text:p>-871.20333605199</text:p>
          </table:table-cell>
          <table:table-cell table:number-columns-repeated="2"/>
        </table:table-row>
        <table:table-row table:style-name="ro1">
          <table:table-cell office:value-type="float" office:value="44994" calcext:value-type="float">
            <text:p>44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8" calcext:value-type="float">
            <text:p>-258</text:p>
          </table:table-cell>
          <table:table-cell office:value-type="float" office:value="-852.335541096544" calcext:value-type="float">
            <text:p>-852.335541096544</text:p>
          </table:table-cell>
          <table:table-cell table:number-columns-repeated="2"/>
        </table:table-row>
        <table:table-row table:style-name="ro1">
          <table:table-cell office:value-type="float" office:value="45019" calcext:value-type="float">
            <text:p>45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office:value-type="float" office:value="-829.771370601265" calcext:value-type="float">
            <text:p>-829.771370601265</text:p>
          </table:table-cell>
          <table:table-cell table:number-columns-repeated="2"/>
        </table:table-row>
        <table:table-row table:style-name="ro1">
          <table:table-cell office:value-type="float" office:value="45046" calcext:value-type="float">
            <text:p>45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803.839943813534" calcext:value-type="float">
            <text:p>-803.839943813534</text:p>
          </table:table-cell>
          <table:table-cell table:number-columns-repeated="2"/>
        </table:table-row>
        <table:table-row table:style-name="ro1">
          <table:table-cell office:value-type="float" office:value="45072" calcext:value-type="float">
            <text:p>45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" calcext:value-type="float">
            <text:p>-139</text:p>
          </table:table-cell>
          <table:table-cell office:value-type="float" office:value="-783.383330157733" calcext:value-type="float">
            <text:p>-783.383330157733</text:p>
          </table:table-cell>
          <table:table-cell table:number-columns-repeated="2"/>
        </table:table-row>
        <table:table-row table:style-name="ro1">
          <table:table-cell office:value-type="float" office:value="45098" calcext:value-type="float">
            <text:p>45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-767.156150768265" calcext:value-type="float">
            <text:p>-767.156150768265</text:p>
          </table:table-cell>
          <table:table-cell table:number-columns-repeated="2"/>
        </table:table-row>
        <table:table-row table:style-name="ro1">
          <table:table-cell office:value-type="float" office:value="45124" calcext:value-type="float">
            <text:p>45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5" calcext:value-type="float">
            <text:p>-375</text:p>
          </table:table-cell>
          <table:table-cell office:value-type="float" office:value="-755.089807667703" calcext:value-type="float">
            <text:p>-755.089807667703</text:p>
          </table:table-cell>
          <table:table-cell table:number-columns-repeated="2"/>
        </table:table-row>
        <table:table-row table:style-name="ro1">
          <table:table-cell office:value-type="float" office:value="45150" calcext:value-type="float">
            <text:p>45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3" calcext:value-type="float">
            <text:p>-463</text:p>
          </table:table-cell>
          <table:table-cell office:value-type="float" office:value="-746.102428970235" calcext:value-type="float">
            <text:p>-746.102428970235</text:p>
          </table:table-cell>
          <table:table-cell table:number-columns-repeated="2"/>
        </table:table-row>
        <table:table-row table:style-name="ro1">
          <table:table-cell office:value-type="float" office:value="45176" calcext:value-type="float">
            <text:p>45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6" calcext:value-type="float">
            <text:p>-566</text:p>
          </table:table-cell>
          <table:table-cell office:value-type="float" office:value="-740.560815771151" calcext:value-type="float">
            <text:p>-740.560815771151</text:p>
          </table:table-cell>
          <table:table-cell table:number-columns-repeated="2"/>
        </table:table-row>
        <table:table-row table:style-name="ro1">
          <table:table-cell office:value-type="float" office:value="45201" calcext:value-type="float">
            <text:p>45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6" calcext:value-type="float">
            <text:p>-646</text:p>
          </table:table-cell>
          <table:table-cell office:value-type="float" office:value="-737.651252208961" calcext:value-type="float">
            <text:p>-737.651252208961</text:p>
          </table:table-cell>
          <table:table-cell table:number-columns-repeated="2"/>
        </table:table-row>
        <table:table-row table:style-name="ro1">
          <table:table-cell office:value-type="float" office:value="45227" calcext:value-type="float">
            <text:p>45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2" calcext:value-type="float">
            <text:p>-702</text:p>
          </table:table-cell>
          <table:table-cell office:value-type="float" office:value="-736.554290602532" calcext:value-type="float">
            <text:p>-736.554290602532</text:p>
          </table:table-cell>
          <table:table-cell table:number-columns-repeated="2"/>
        </table:table-row>
        <table:table-row table:style-name="ro1">
          <table:table-cell office:value-type="float" office:value="45254" calcext:value-type="float">
            <text:p>45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8" calcext:value-type="float">
            <text:p>-778</text:p>
          </table:table-cell>
          <table:table-cell office:value-type="float" office:value="-737.829543199377" calcext:value-type="float">
            <text:p>-737.829543199377</text:p>
          </table:table-cell>
          <table:table-cell table:number-columns-repeated="2"/>
        </table:table-row>
        <table:table-row table:style-name="ro1">
          <table:table-cell office:value-type="float" office:value="45280" calcext:value-type="float">
            <text:p>45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3" calcext:value-type="float">
            <text:p>-833</text:p>
          </table:table-cell>
          <table:table-cell office:value-type="float" office:value="-740.757864947088" calcext:value-type="float">
            <text:p>-740.757864947088</text:p>
          </table:table-cell>
          <table:table-cell table:number-columns-repeated="2"/>
        </table:table-row>
        <table:table-row table:style-name="ro1">
          <table:table-cell office:value-type="float" office:value="45306" calcext:value-type="float">
            <text:p>45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1" calcext:value-type="float">
            <text:p>-851</text:p>
          </table:table-cell>
          <table:table-cell office:value-type="float" office:value="-744.149930641024" calcext:value-type="float">
            <text:p>-744.149930641024</text:p>
          </table:table-cell>
          <table:table-cell table:number-columns-repeated="2"/>
        </table:table-row>
        <table:table-row table:style-name="ro1">
          <table:table-cell office:value-type="float" office:value="45332" calcext:value-type="float">
            <text:p>45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3" calcext:value-type="float">
            <text:p>-893</text:p>
          </table:table-cell>
          <table:table-cell office:value-type="float" office:value="-748.729932775147" calcext:value-type="float">
            <text:p>-748.729932775147</text:p>
          </table:table-cell>
          <table:table-cell table:number-columns-repeated="2"/>
        </table:table-row>
        <table:table-row table:style-name="ro1">
          <table:table-cell office:value-type="float" office:value="45358" calcext:value-type="float">
            <text:p>45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9" calcext:value-type="float">
            <text:p>-919</text:p>
          </table:table-cell>
          <table:table-cell office:value-type="float" office:value="-753.96901176668" calcext:value-type="float">
            <text:p>-753.96901176668</text:p>
          </table:table-cell>
          <table:table-cell table:number-columns-repeated="2"/>
        </table:table-row>
        <table:table-row table:style-name="ro1">
          <table:table-cell office:value-type="float" office:value="45383" calcext:value-type="float">
            <text:p>45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9" calcext:value-type="float">
            <text:p>-909</text:p>
          </table:table-cell>
          <table:table-cell office:value-type="float" office:value="-758.739196020013" calcext:value-type="float">
            <text:p>-758.739196020013</text:p>
          </table:table-cell>
          <table:table-cell table:number-columns-repeated="2"/>
        </table:table-row>
        <table:table-row table:style-name="ro1">
          <table:table-cell office:value-type="float" office:value="45410" calcext:value-type="float">
            <text:p>45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9" calcext:value-type="float">
            <text:p>-909</text:p>
          </table:table-cell>
          <table:table-cell office:value-type="float" office:value="-763.362605373244" calcext:value-type="float">
            <text:p>-763.362605373244</text:p>
          </table:table-cell>
          <table:table-cell table:number-columns-repeated="2"/>
        </table:table-row>
        <table:table-row table:style-name="ro1">
          <table:table-cell office:value-type="float" office:value="45436" calcext:value-type="float">
            <text:p>45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8" calcext:value-type="float">
            <text:p>-898</text:p>
          </table:table-cell>
          <table:table-cell office:value-type="float" office:value="-767.505294438682" calcext:value-type="float">
            <text:p>-767.505294438682</text:p>
          </table:table-cell>
          <table:table-cell table:number-columns-repeated="2"/>
        </table:table-row>
        <table:table-row table:style-name="ro1">
          <table:table-cell office:value-type="float" office:value="45462" calcext:value-type="float">
            <text:p>45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0" calcext:value-type="float">
            <text:p>-840</text:p>
          </table:table-cell>
          <table:table-cell office:value-type="float" office:value="-769.735900763646" calcext:value-type="float">
            <text:p>-769.735900763646</text:p>
          </table:table-cell>
          <table:table-cell table:number-columns-repeated="2"/>
        </table:table-row>
        <table:table-row table:style-name="ro1">
          <table:table-cell office:value-type="float" office:value="45487" calcext:value-type="float">
            <text:p>45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9" calcext:value-type="float">
            <text:p>-809</text:p>
          </table:table-cell>
          <table:table-cell office:value-type="float" office:value="-770.944026893995" calcext:value-type="float">
            <text:p>-770.944026893995</text:p>
          </table:table-cell>
          <table:table-cell table:number-columns-repeated="2"/>
        </table:table-row>
        <table:table-row table:style-name="ro1">
          <table:table-cell office:value-type="float" office:value="45514" calcext:value-type="float">
            <text:p>45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5" calcext:value-type="float">
            <text:p>-755</text:p>
          </table:table-cell>
          <table:table-cell office:value-type="float" office:value="-770.453441451103" calcext:value-type="float">
            <text:p>-770.453441451103</text:p>
          </table:table-cell>
          <table:table-cell table:number-columns-repeated="2"/>
        </table:table-row>
        <table:table-row table:style-name="ro1">
          <table:table-cell office:value-type="float" office:value="45540" calcext:value-type="float">
            <text:p>45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9" calcext:value-type="float">
            <text:p>-699</text:p>
          </table:table-cell>
          <table:table-cell office:value-type="float" office:value="-768.254874021839" calcext:value-type="float">
            <text:p>-768.254874021839</text:p>
          </table:table-cell>
          <table:table-cell table:number-columns-repeated="2"/>
        </table:table-row>
        <table:table-row table:style-name="ro1">
          <table:table-cell office:value-type="float" office:value="45566" calcext:value-type="float">
            <text:p>45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6" calcext:value-type="float">
            <text:p>-606</text:p>
          </table:table-cell>
          <table:table-cell office:value-type="float" office:value="-763.262416359628" calcext:value-type="float">
            <text:p>-763.262416359628</text:p>
          </table:table-cell>
          <table:table-cell table:number-columns-repeated="2"/>
        </table:table-row>
        <table:table-row table:style-name="ro1">
          <table:table-cell office:value-type="float" office:value="45592" calcext:value-type="float">
            <text:p>45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5" calcext:value-type="float">
            <text:p>-535</text:p>
          </table:table-cell>
          <table:table-cell office:value-type="float" office:value="-756.238957394716" calcext:value-type="float">
            <text:p>-756.238957394716</text:p>
          </table:table-cell>
          <table:table-cell table:number-columns-repeated="2"/>
        </table:table-row>
        <table:table-row table:style-name="ro1">
          <table:table-cell office:value-type="float" office:value="45618" calcext:value-type="float">
            <text:p>45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2" calcext:value-type="float">
            <text:p>-402</text:p>
          </table:table-cell>
          <table:table-cell office:value-type="float" office:value="-745.339297167187" calcext:value-type="float">
            <text:p>-745.339297167187</text:p>
          </table:table-cell>
          <table:table-cell table:number-columns-repeated="2"/>
        </table:table-row>
        <table:table-row table:style-name="ro1">
          <table:table-cell office:value-type="float" office:value="45644" calcext:value-type="float">
            <text:p>45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1" calcext:value-type="float">
            <text:p>-311</text:p>
          </table:table-cell>
          <table:table-cell office:value-type="float" office:value="-731.975011100504" calcext:value-type="float">
            <text:p>-731.975011100504</text:p>
          </table:table-cell>
          <table:table-cell table:number-columns-repeated="2"/>
        </table:table-row>
        <table:table-row table:style-name="ro1">
          <table:table-cell office:value-type="float" office:value="45670" calcext:value-type="float">
            <text:p>45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" calcext:value-type="float">
            <text:p>-154</text:p>
          </table:table-cell>
          <table:table-cell office:value-type="float" office:value="-714.191164605104" calcext:value-type="float">
            <text:p>-714.191164605104</text:p>
          </table:table-cell>
          <table:table-cell table:number-columns-repeated="2"/>
        </table:table-row>
        <table:table-row table:style-name="ro1">
          <table:table-cell office:value-type="float" office:value="45695" calcext:value-type="float">
            <text:p>45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692.831436463408" calcext:value-type="float">
            <text:p>-692.831436463408</text:p>
          </table:table-cell>
          <table:table-cell table:number-columns-repeated="2"/>
        </table:table-row>
        <table:table-row table:style-name="ro1">
          <table:table-cell office:value-type="float" office:value="45722" calcext:value-type="float">
            <text:p>45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673.544315341457" calcext:value-type="float">
            <text:p>-673.544315341457</text:p>
          </table:table-cell>
          <table:table-cell table:number-columns-repeated="2"/>
        </table:table-row>
        <table:table-row table:style-name="ro1">
          <table:table-cell office:value-type="float" office:value="45748" calcext:value-type="float">
            <text:p>45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9" calcext:value-type="float">
            <text:p>-189</text:p>
          </table:table-cell>
          <table:table-cell office:value-type="float" office:value="-658.635259484797" calcext:value-type="float">
            <text:p>-658.635259484797</text:p>
          </table:table-cell>
          <table:table-cell table:number-columns-repeated="2"/>
        </table:table-row>
        <table:table-row table:style-name="ro1">
          <table:table-cell office:value-type="float" office:value="45774" calcext:value-type="float">
            <text:p>45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7" calcext:value-type="float">
            <text:p>-307</text:p>
          </table:table-cell>
          <table:table-cell office:value-type="float" office:value="-647.815713039111" calcext:value-type="float">
            <text:p>-647.815713039111</text:p>
          </table:table-cell>
          <table:table-cell table:number-columns-repeated="2"/>
        </table:table-row>
        <table:table-row table:style-name="ro1">
          <table:table-cell office:value-type="float" office:value="45799" calcext:value-type="float">
            <text:p>45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9" calcext:value-type="float">
            <text:p>-379</text:p>
          </table:table-cell>
          <table:table-cell office:value-type="float" office:value="-639.544460330215" calcext:value-type="float">
            <text:p>-639.544460330215</text:p>
          </table:table-cell>
          <table:table-cell table:number-columns-repeated="2"/>
        </table:table-row>
        <table:table-row table:style-name="ro1">
          <table:table-cell office:value-type="float" office:value="45826" calcext:value-type="float">
            <text:p>45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7" calcext:value-type="float">
            <text:p>-477</text:p>
          </table:table-cell>
          <table:table-cell office:value-type="float" office:value="-634.543092320055" calcext:value-type="float">
            <text:p>-634.543092320055</text:p>
          </table:table-cell>
          <table:table-cell table:number-columns-repeated="2"/>
        </table:table-row>
        <table:table-row table:style-name="ro1">
          <table:table-cell office:value-type="float" office:value="45852" calcext:value-type="float">
            <text:p>45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0" calcext:value-type="float">
            <text:p>-560</text:p>
          </table:table-cell>
          <table:table-cell office:value-type="float" office:value="-632.249458710207" calcext:value-type="float">
            <text:p>-632.249458710207</text:p>
          </table:table-cell>
          <table:table-cell table:number-columns-repeated="2"/>
        </table:table-row>
        <table:table-row table:style-name="ro1">
          <table:table-cell office:value-type="float" office:value="45877" calcext:value-type="float">
            <text:p>45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3" calcext:value-type="float">
            <text:p>-623</text:p>
          </table:table-cell>
          <table:table-cell office:value-type="float" office:value="-631.964859980662" calcext:value-type="float">
            <text:p>-631.964859980662</text:p>
          </table:table-cell>
          <table:table-cell table:number-columns-repeated="2"/>
        </table:table-row>
        <table:table-row table:style-name="ro1">
          <table:table-cell office:value-type="float" office:value="45903" calcext:value-type="float">
            <text:p>45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4" calcext:value-type="float">
            <text:p>-664</text:p>
          </table:table-cell>
          <table:table-cell office:value-type="float" office:value="-632.950556596642" calcext:value-type="float">
            <text:p>-632.950556596642</text:p>
          </table:table-cell>
          <table:table-cell table:number-columns-repeated="2"/>
        </table:table-row>
        <table:table-row table:style-name="ro1">
          <table:table-cell office:value-type="float" office:value="45929" calcext:value-type="float">
            <text:p>45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0" calcext:value-type="float">
            <text:p>-720</text:p>
          </table:table-cell>
          <table:table-cell office:value-type="float" office:value="-635.629001009053" calcext:value-type="float">
            <text:p>-635.629001009053</text:p>
          </table:table-cell>
          <table:table-cell table:number-columns-repeated="2"/>
        </table:table-row>
        <table:table-row table:style-name="ro1">
          <table:table-cell office:value-type="float" office:value="45955" calcext:value-type="float">
            <text:p>45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0" calcext:value-type="float">
            <text:p>-740</text:p>
          </table:table-cell>
          <table:table-cell office:value-type="float" office:value="-638.840416362621" calcext:value-type="float">
            <text:p>-638.840416362621</text:p>
          </table:table-cell>
          <table:table-cell table:number-columns-repeated="2"/>
        </table:table-row>
        <table:table-row table:style-name="ro1">
          <table:table-cell office:value-type="float" office:value="45982" calcext:value-type="float">
            <text:p>45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3" calcext:value-type="float">
            <text:p>-783</text:p>
          </table:table-cell>
          <table:table-cell office:value-type="float" office:value="-643.276095859155" calcext:value-type="float">
            <text:p>-643.276095859155</text:p>
          </table:table-cell>
          <table:table-cell table:number-columns-repeated="2"/>
        </table:table-row>
        <table:table-row table:style-name="ro1">
          <table:table-cell office:value-type="float" office:value="46008" calcext:value-type="float">
            <text:p>46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4" calcext:value-type="float">
            <text:p>-784</text:p>
          </table:table-cell>
          <table:table-cell office:value-type="float" office:value="-647.606062140412" calcext:value-type="float">
            <text:p>-647.606062140412</text:p>
          </table:table-cell>
          <table:table-cell table:number-columns-repeated="2"/>
        </table:table-row>
        <table:table-row table:style-name="ro1">
          <table:table-cell office:value-type="float" office:value="46034" calcext:value-type="float">
            <text:p>46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3" calcext:value-type="float">
            <text:p>-793</text:p>
          </table:table-cell>
          <table:table-cell office:value-type="float" office:value="-652.079721766861" calcext:value-type="float">
            <text:p>-652.079721766861</text:p>
          </table:table-cell>
          <table:table-cell table:number-columns-repeated="2"/>
        </table:table-row>
        <table:table-row table:style-name="ro1">
          <table:table-cell office:value-type="float" office:value="46060" calcext:value-type="float">
            <text:p>46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6" calcext:value-type="float">
            <text:p>-786</text:p>
          </table:table-cell>
          <table:table-cell office:value-type="float" office:value="-656.200345712496" calcext:value-type="float">
            <text:p>-656.200345712496</text:p>
          </table:table-cell>
          <table:table-cell table:number-columns-repeated="2"/>
        </table:table-row>
        <table:table-row table:style-name="ro1">
          <table:table-cell office:value-type="float" office:value="46086" calcext:value-type="float">
            <text:p>46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9" calcext:value-type="float">
            <text:p>-739</text:p>
          </table:table-cell>
          <table:table-cell office:value-type="float" office:value="-658.748027382881" calcext:value-type="float">
            <text:p>-658.748027382881</text:p>
          </table:table-cell>
          <table:table-cell table:number-columns-repeated="2"/>
        </table:table-row>
        <table:table-row table:style-name="ro1">
          <table:table-cell office:value-type="float" office:value="46112" calcext:value-type="float">
            <text:p>46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4" calcext:value-type="float">
            <text:p>-724</text:p>
          </table:table-cell>
          <table:table-cell office:value-type="float" office:value="-660.755780386485" calcext:value-type="float">
            <text:p>-660.755780386485</text:p>
          </table:table-cell>
          <table:table-cell table:number-columns-repeated="2"/>
        </table:table-row>
        <table:table-row table:style-name="ro1">
          <table:table-cell office:value-type="float" office:value="46138" calcext:value-type="float">
            <text:p>4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5" calcext:value-type="float">
            <text:p>-665</text:p>
          </table:table-cell>
          <table:table-cell office:value-type="float" office:value="-660.886371759208" calcext:value-type="float">
            <text:p>-660.886371759208</text:p>
          </table:table-cell>
          <table:table-cell table:number-columns-repeated="2"/>
        </table:table-row>
        <table:table-row table:style-name="ro1">
          <table:table-cell office:value-type="float" office:value="46163" calcext:value-type="float">
            <text:p>46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1" calcext:value-type="float">
            <text:p>-611</text:p>
          </table:table-cell>
          <table:table-cell office:value-type="float" office:value="-659.351406474309" calcext:value-type="float">
            <text:p>-659.351406474309</text:p>
          </table:table-cell>
          <table:table-cell table:number-columns-repeated="2"/>
        </table:table-row>
        <table:table-row table:style-name="ro1">
          <table:table-cell office:value-type="float" office:value="46189" calcext:value-type="float">
            <text:p>46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4" calcext:value-type="float">
            <text:p>-524</text:p>
          </table:table-cell>
          <table:table-cell office:value-type="float" office:value="-655.186747813561" calcext:value-type="float">
            <text:p>-655.186747813561</text:p>
          </table:table-cell>
          <table:table-cell table:number-columns-repeated="2"/>
        </table:table-row>
        <table:table-row table:style-name="ro1">
          <table:table-cell office:value-type="float" office:value="46216" calcext:value-type="float">
            <text:p>46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9" calcext:value-type="float">
            <text:p>-429</text:p>
          </table:table-cell>
          <table:table-cell office:value-type="float" office:value="-648.227155573144" calcext:value-type="float">
            <text:p>-648.227155573144</text:p>
          </table:table-cell>
          <table:table-cell table:number-columns-repeated="2"/>
        </table:table-row>
        <table:table-row table:style-name="ro1">
          <table:table-cell office:value-type="float" office:value="46242" calcext:value-type="float">
            <text:p>46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9" calcext:value-type="float">
            <text:p>-359</text:p>
          </table:table-cell>
          <table:table-cell office:value-type="float" office:value="-639.327858478586" calcext:value-type="float">
            <text:p>-639.327858478586</text:p>
          </table:table-cell>
          <table:table-cell table:number-columns-repeated="2"/>
        </table:table-row>
        <table:table-row table:style-name="ro1">
          <table:table-cell office:value-type="float" office:value="46268" calcext:value-type="float">
            <text:p>46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" calcext:value-type="float">
            <text:p>-239</text:p>
          </table:table-cell>
          <table:table-cell office:value-type="float" office:value="-627.010078217706" calcext:value-type="float">
            <text:p>-627.010078217706</text:p>
          </table:table-cell>
          <table:table-cell table:number-columns-repeated="2"/>
        </table:table-row>
        <table:table-row table:style-name="ro1">
          <table:table-cell office:value-type="float" office:value="46294" calcext:value-type="float">
            <text:p>46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-611.4097681187" calcext:value-type="float">
            <text:p>-611.4097681187</text:p>
          </table:table-cell>
          <table:table-cell table:number-columns-repeated="2"/>
        </table:table-row>
        <table:table-row table:style-name="ro1">
          <table:table-cell office:value-type="float" office:value="46320" calcext:value-type="float">
            <text:p>4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592.504852176586" calcext:value-type="float">
            <text:p>-592.504852176586</text:p>
          </table:table-cell>
          <table:table-cell table:number-columns-repeated="2"/>
        </table:table-row>
        <table:table-row table:style-name="ro1">
          <table:table-cell office:value-type="float" office:value="46345" calcext:value-type="float">
            <text:p>46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office:value-type="float" office:value="-577.935472109614" calcext:value-type="float">
            <text:p>-577.935472109614</text:p>
          </table:table-cell>
          <table:table-cell table:number-columns-repeated="2"/>
        </table:table-row>
        <table:table-row table:style-name="ro1">
          <table:table-cell office:value-type="float" office:value="46372" calcext:value-type="float">
            <text:p>4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6" calcext:value-type="float">
            <text:p>-216</text:p>
          </table:table-cell>
          <table:table-cell office:value-type="float" office:value="-566.798996044703" calcext:value-type="float">
            <text:p>-566.798996044703</text:p>
          </table:table-cell>
          <table:table-cell table:number-columns-repeated="2"/>
        </table:table-row>
        <table:table-row table:style-name="ro1">
          <table:table-cell office:value-type="float" office:value="46398" calcext:value-type="float">
            <text:p>46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9" calcext:value-type="float">
            <text:p>-319</text:p>
          </table:table-cell>
          <table:table-cell office:value-type="float" office:value="-559.17441155102" calcext:value-type="float">
            <text:p>-559.17441155102</text:p>
          </table:table-cell>
          <table:table-cell table:number-columns-repeated="2"/>
        </table:table-row>
        <table:table-row table:style-name="ro1">
          <table:table-cell office:value-type="float" office:value="46423" calcext:value-type="float">
            <text:p>4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9" calcext:value-type="float">
            <text:p>-409</text:p>
          </table:table-cell>
          <table:table-cell office:value-type="float" office:value="-554.553660426373" calcext:value-type="float">
            <text:p>-554.553660426373</text:p>
          </table:table-cell>
          <table:table-cell table:number-columns-repeated="2"/>
        </table:table-row>
        <table:table-row table:style-name="ro1">
          <table:table-cell office:value-type="float" office:value="46450" calcext:value-type="float">
            <text:p>46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2" calcext:value-type="float">
            <text:p>-482</text:p>
          </table:table-cell>
          <table:table-cell office:value-type="float" office:value="-552.321240105562" calcext:value-type="float">
            <text:p>-552.321240105562</text:p>
          </table:table-cell>
          <table:table-cell table:number-columns-repeated="2"/>
        </table:table-row>
        <table:table-row table:style-name="ro1">
          <table:table-cell office:value-type="float" office:value="46476" calcext:value-type="float">
            <text:p>46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3" calcext:value-type="float">
            <text:p>-533</text:p>
          </table:table-cell>
          <table:table-cell office:value-type="float" office:value="-551.726740410006" calcext:value-type="float">
            <text:p>-551.726740410006</text:p>
          </table:table-cell>
          <table:table-cell table:number-columns-repeated="2"/>
        </table:table-row>
        <table:table-row table:style-name="ro1">
          <table:table-cell office:value-type="float" office:value="46502" calcext:value-type="float">
            <text:p>46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7" calcext:value-type="float">
            <text:p>-597</text:p>
          </table:table-cell>
          <table:table-cell office:value-type="float" office:value="-553.119763782006" calcext:value-type="float">
            <text:p>-553.119763782006</text:p>
          </table:table-cell>
          <table:table-cell table:number-columns-repeated="2"/>
        </table:table-row>
        <table:table-row table:style-name="ro1">
          <table:table-cell office:value-type="float" office:value="46528" calcext:value-type="float">
            <text:p>4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7" calcext:value-type="float">
            <text:p>-647</text:p>
          </table:table-cell>
          <table:table-cell office:value-type="float" office:value="-556.008386434867" calcext:value-type="float">
            <text:p>-556.008386434867</text:p>
          </table:table-cell>
          <table:table-cell table:number-columns-repeated="2"/>
        </table:table-row>
        <table:table-row table:style-name="ro1">
          <table:table-cell office:value-type="float" office:value="46554" calcext:value-type="float">
            <text:p>46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5" calcext:value-type="float">
            <text:p>-665</text:p>
          </table:table-cell>
          <table:table-cell office:value-type="float" office:value="-559.361974544563" calcext:value-type="float">
            <text:p>-559.361974544563</text:p>
          </table:table-cell>
          <table:table-cell table:number-columns-repeated="2"/>
        </table:table-row>
        <table:table-row table:style-name="ro1">
          <table:table-cell office:value-type="float" office:value="46580" calcext:value-type="float">
            <text:p>46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8" calcext:value-type="float">
            <text:p>-698</text:p>
          </table:table-cell>
          <table:table-cell office:value-type="float" office:value="-563.627759943192" calcext:value-type="float">
            <text:p>-563.627759943192</text:p>
          </table:table-cell>
          <table:table-cell table:number-columns-repeated="2"/>
        </table:table-row>
        <table:table-row table:style-name="ro1">
          <table:table-cell office:value-type="float" office:value="46606" calcext:value-type="float">
            <text:p>4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3" calcext:value-type="float">
            <text:p>-693</text:p>
          </table:table-cell>
          <table:table-cell office:value-type="float" office:value="-567.608444252632" calcext:value-type="float">
            <text:p>-567.608444252632</text:p>
          </table:table-cell>
          <table:table-cell table:number-columns-repeated="2"/>
        </table:table-row>
        <table:table-row table:style-name="ro1">
          <table:table-cell office:value-type="float" office:value="46632" calcext:value-type="float">
            <text:p>4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4" calcext:value-type="float">
            <text:p>-704</text:p>
          </table:table-cell>
          <table:table-cell office:value-type="float" office:value="-571.805107506398" calcext:value-type="float">
            <text:p>-571.805107506398</text:p>
          </table:table-cell>
          <table:table-cell table:number-columns-repeated="2"/>
        </table:table-row>
        <table:table-row table:style-name="ro1">
          <table:table-cell office:value-type="float" office:value="46658" calcext:value-type="float">
            <text:p>46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5" calcext:value-type="float">
            <text:p>-695</text:p>
          </table:table-cell>
          <table:table-cell office:value-type="float" office:value="-575.595719583124" calcext:value-type="float">
            <text:p>-575.595719583124</text:p>
          </table:table-cell>
          <table:table-cell table:number-columns-repeated="2"/>
        </table:table-row>
        <table:table-row table:style-name="ro1">
          <table:table-cell office:value-type="float" office:value="46684" calcext:value-type="float">
            <text:p>4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1" calcext:value-type="float">
            <text:p>-661</text:p>
          </table:table-cell>
          <table:table-cell office:value-type="float" office:value="-578.223543595951" calcext:value-type="float">
            <text:p>-578.223543595951</text:p>
          </table:table-cell>
          <table:table-cell table:number-columns-repeated="2"/>
        </table:table-row>
        <table:table-row table:style-name="ro1">
          <table:table-cell office:value-type="float" office:value="46710" calcext:value-type="float">
            <text:p>46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9" calcext:value-type="float">
            <text:p>-629</text:p>
          </table:table-cell>
          <table:table-cell office:value-type="float" office:value="-579.785896100691" calcext:value-type="float">
            <text:p>-579.785896100691</text:p>
          </table:table-cell>
          <table:table-cell table:number-columns-repeated="2"/>
        </table:table-row>
        <table:table-row table:style-name="ro1">
          <table:table-cell office:value-type="float" office:value="46736" calcext:value-type="float">
            <text:p>4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8" calcext:value-type="float">
            <text:p>-568</text:p>
          </table:table-cell>
          <table:table-cell office:value-type="float" office:value="-579.423253143746" calcext:value-type="float">
            <text:p>-579.423253143746</text:p>
          </table:table-cell>
          <table:table-cell table:number-columns-repeated="2"/>
        </table:table-row>
        <table:table-row table:style-name="ro1">
          <table:table-cell office:value-type="float" office:value="46762" calcext:value-type="float">
            <text:p>46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7" calcext:value-type="float">
            <text:p>-527</text:p>
          </table:table-cell>
          <table:table-cell office:value-type="float" office:value="-577.810229970093" calcext:value-type="float">
            <text:p>-577.810229970093</text:p>
          </table:table-cell>
          <table:table-cell table:number-columns-repeated="2"/>
        </table:table-row>
        <table:table-row table:style-name="ro1">
          <table:table-cell office:value-type="float" office:value="46788" calcext:value-type="float">
            <text:p>46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9" calcext:value-type="float">
            <text:p>-429</text:p>
          </table:table-cell>
          <table:table-cell office:value-type="float" office:value="-573.231453663321" calcext:value-type="float">
            <text:p>-573.231453663321</text:p>
          </table:table-cell>
          <table:table-cell table:number-columns-repeated="2"/>
        </table:table-row>
        <table:table-row table:style-name="ro1">
          <table:table-cell office:value-type="float" office:value="46814" calcext:value-type="float">
            <text:p>46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3" calcext:value-type="float">
            <text:p>-363</text:p>
          </table:table-cell>
          <table:table-cell office:value-type="float" office:value="-566.762793550603" calcext:value-type="float">
            <text:p>-566.762793550603</text:p>
          </table:table-cell>
          <table:table-cell table:number-columns-repeated="2"/>
        </table:table-row>
        <table:table-row table:style-name="ro1">
          <table:table-cell office:value-type="float" office:value="46840" calcext:value-type="float">
            <text:p>46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1" calcext:value-type="float">
            <text:p>-261</text:p>
          </table:table-cell>
          <table:table-cell office:value-type="float" office:value="-557.3547075952" calcext:value-type="float">
            <text:p>-557.3547075952</text:p>
          </table:table-cell>
          <table:table-cell table:number-columns-repeated="2"/>
        </table:table-row>
        <table:table-row table:style-name="ro1">
          <table:table-cell office:value-type="float" office:value="46866" calcext:value-type="float">
            <text:p>46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6" calcext:value-type="float">
            <text:p>-136</text:p>
          </table:table-cell>
          <table:table-cell office:value-type="float" office:value="-544.389947361502" calcext:value-type="float">
            <text:p>-544.389947361502</text:p>
          </table:table-cell>
          <table:table-cell table:number-columns-repeated="2"/>
        </table:table-row>
        <table:table-row table:style-name="ro1">
          <table:table-cell office:value-type="float" office:value="46892" calcext:value-type="float">
            <text:p>46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527.824102827302" calcext:value-type="float">
            <text:p>-527.824102827302</text:p>
          </table:table-cell>
          <table:table-cell table:number-columns-repeated="2"/>
        </table:table-row>
        <table:table-row table:style-name="ro1">
          <table:table-cell office:value-type="float" office:value="46918" calcext:value-type="float">
            <text:p>46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-514.075668894154" calcext:value-type="float">
            <text:p>-514.075668894154</text:p>
          </table:table-cell>
          <table:table-cell table:number-columns-repeated="2"/>
        </table:table-row>
        <table:table-row table:style-name="ro1">
          <table:table-cell office:value-type="float" office:value="46944" calcext:value-type="float">
            <text:p>46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9" calcext:value-type="float">
            <text:p>-169</text:p>
          </table:table-cell>
          <table:table-cell office:value-type="float" office:value="-503.457956005103" calcext:value-type="float">
            <text:p>-503.457956005103</text:p>
          </table:table-cell>
          <table:table-cell table:number-columns-repeated="2"/>
        </table:table-row>
        <table:table-row table:style-name="ro1">
          <table:table-cell office:value-type="float" office:value="46970" calcext:value-type="float">
            <text:p>46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5" calcext:value-type="float">
            <text:p>-265</text:p>
          </table:table-cell>
          <table:table-cell office:value-type="float" office:value="-496.120788128023" calcext:value-type="float">
            <text:p>-496.120788128023</text:p>
          </table:table-cell>
          <table:table-cell table:number-columns-repeated="2"/>
        </table:table-row>
        <table:table-row table:style-name="ro1">
          <table:table-cell office:value-type="float" office:value="46996" calcext:value-type="float">
            <text:p>46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5" calcext:value-type="float">
            <text:p>-355</text:p>
          </table:table-cell>
          <table:table-cell office:value-type="float" office:value="-491.778610031776" calcext:value-type="float">
            <text:p>-491.778610031776</text:p>
          </table:table-cell>
          <table:table-cell table:number-columns-repeated="2"/>
        </table:table-row>
        <table:table-row table:style-name="ro1">
          <table:table-cell office:value-type="float" office:value="47022" calcext:value-type="float">
            <text:p>47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8" calcext:value-type="float">
            <text:p>-408</text:p>
          </table:table-cell>
          <table:table-cell office:value-type="float" office:value="-489.200806646183" calcext:value-type="float">
            <text:p>-489.200806646183</text:p>
          </table:table-cell>
          <table:table-cell table:number-columns-repeated="2"/>
        </table:table-row>
        <table:table-row table:style-name="ro1">
          <table:table-cell office:value-type="float" office:value="47047" calcext:value-type="float">
            <text:p>47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4" calcext:value-type="float">
            <text:p>-484</text:p>
          </table:table-cell>
          <table:table-cell office:value-type="float" office:value="-489.0407818263" calcext:value-type="float">
            <text:p>-489.0407818263</text:p>
          </table:table-cell>
          <table:table-cell table:number-columns-repeated="2"/>
        </table:table-row>
        <table:table-row table:style-name="ro1">
          <table:table-cell office:value-type="float" office:value="47074" calcext:value-type="float">
            <text:p>47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0" calcext:value-type="float">
            <text:p>-540</text:p>
          </table:table-cell>
          <table:table-cell office:value-type="float" office:value="-490.608757770107" calcext:value-type="float">
            <text:p>-490.608757770107</text:p>
          </table:table-cell>
          <table:table-cell table:number-columns-repeated="2"/>
        </table:table-row>
        <table:table-row table:style-name="ro1">
          <table:table-cell office:value-type="float" office:value="47100" calcext:value-type="float">
            <text:p>47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4" calcext:value-type="float">
            <text:p>-554</text:p>
          </table:table-cell>
          <table:table-cell office:value-type="float" office:value="-492.559257531026" calcext:value-type="float">
            <text:p>-492.559257531026</text:p>
          </table:table-cell>
          <table:table-cell table:number-columns-repeated="2"/>
        </table:table-row>
        <table:table-row table:style-name="ro1">
          <table:table-cell office:value-type="float" office:value="47126" calcext:value-type="float">
            <text:p>47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4" calcext:value-type="float">
            <text:p>-604</text:p>
          </table:table-cell>
          <table:table-cell office:value-type="float" office:value="-495.988203453149" calcext:value-type="float">
            <text:p>-495.988203453149</text:p>
          </table:table-cell>
          <table:table-cell table:number-columns-repeated="2"/>
        </table:table-row>
        <table:table-row table:style-name="ro1">
          <table:table-cell office:value-type="float" office:value="47152" calcext:value-type="float">
            <text:p>47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8" calcext:value-type="float">
            <text:p>-618</text:p>
          </table:table-cell>
          <table:table-cell office:value-type="float" office:value="-499.742412577667" calcext:value-type="float">
            <text:p>-499.742412577667</text:p>
          </table:table-cell>
          <table:table-cell table:number-columns-repeated="2"/>
        </table:table-row>
        <table:table-row table:style-name="ro1">
          <table:table-cell office:value-type="float" office:value="47178" calcext:value-type="float">
            <text:p>47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0" calcext:value-type="float">
            <text:p>-610</text:p>
          </table:table-cell>
          <table:table-cell office:value-type="float" office:value="-503.134953729124" calcext:value-type="float">
            <text:p>-503.134953729124</text:p>
          </table:table-cell>
          <table:table-cell table:number-columns-repeated="2"/>
        </table:table-row>
        <table:table-row table:style-name="ro1">
          <table:table-cell office:value-type="float" office:value="47204" calcext:value-type="float">
            <text:p>47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8" calcext:value-type="float">
            <text:p>-598</text:p>
          </table:table-cell>
          <table:table-cell office:value-type="float" office:value="-506.053878229766" calcext:value-type="float">
            <text:p>-506.053878229766</text:p>
          </table:table-cell>
          <table:table-cell table:number-columns-repeated="2"/>
        </table:table-row>
        <table:table-row table:style-name="ro1">
          <table:table-cell office:value-type="float" office:value="47229" calcext:value-type="float">
            <text:p>47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8" calcext:value-type="float">
            <text:p>-588</text:p>
          </table:table-cell>
          <table:table-cell office:value-type="float" office:value="-508.575297361158" calcext:value-type="float">
            <text:p>-508.575297361158</text:p>
          </table:table-cell>
          <table:table-cell table:number-columns-repeated="2"/>
        </table:table-row>
        <table:table-row table:style-name="ro1">
          <table:table-cell office:value-type="float" office:value="47256" calcext:value-type="float">
            <text:p>47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2" calcext:value-type="float">
            <text:p>-562</text:p>
          </table:table-cell>
          <table:table-cell office:value-type="float" office:value="-510.21913436543" calcext:value-type="float">
            <text:p>-510.21913436543</text:p>
          </table:table-cell>
          <table:table-cell table:number-columns-repeated="2"/>
        </table:table-row>
        <table:table-row table:style-name="ro1">
          <table:table-cell office:value-type="float" office:value="47282" calcext:value-type="float">
            <text:p>47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0" calcext:value-type="float">
            <text:p>-510</text:p>
          </table:table-cell>
          <table:table-cell office:value-type="float" office:value="-510.21239176957" calcext:value-type="float">
            <text:p>-510.21239176957</text:p>
          </table:table-cell>
          <table:table-cell table:number-columns-repeated="2"/>
        </table:table-row>
        <table:table-row table:style-name="ro1">
          <table:table-cell office:value-type="float" office:value="47308" calcext:value-type="float">
            <text:p>47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5" calcext:value-type="float">
            <text:p>-465</text:p>
          </table:table-cell>
          <table:table-cell office:value-type="float" office:value="-508.821241253584" calcext:value-type="float">
            <text:p>-508.821241253584</text:p>
          </table:table-cell>
          <table:table-cell table:number-columns-repeated="2"/>
        </table:table-row>
        <table:table-row table:style-name="ro1">
          <table:table-cell office:value-type="float" office:value="47334" calcext:value-type="float">
            <text:p>47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6" calcext:value-type="float">
            <text:p>-406</text:p>
          </table:table-cell>
          <table:table-cell office:value-type="float" office:value="-505.657510753473" calcext:value-type="float">
            <text:p>-505.657510753473</text:p>
          </table:table-cell>
          <table:table-cell table:number-columns-repeated="2"/>
        </table:table-row>
        <table:table-row table:style-name="ro1">
          <table:table-cell office:value-type="float" office:value="47360" calcext:value-type="float">
            <text:p>47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2" calcext:value-type="float">
            <text:p>-312</text:p>
          </table:table-cell>
          <table:table-cell office:value-type="float" office:value="-499.698818114905" calcext:value-type="float">
            <text:p>-499.698818114905</text:p>
          </table:table-cell>
          <table:table-cell table:number-columns-repeated="2"/>
        </table:table-row>
        <table:table-row table:style-name="ro1">
          <table:table-cell office:value-type="float" office:value="47386" calcext:value-type="float">
            <text:p>47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2" calcext:value-type="float">
            <text:p>-232</text:p>
          </table:table-cell>
          <table:table-cell office:value-type="float" office:value="-491.461931403677" calcext:value-type="float">
            <text:p>-491.461931403677</text:p>
          </table:table-cell>
          <table:table-cell table:number-columns-repeated="2"/>
        </table:table-row>
        <table:table-row table:style-name="ro1">
          <table:table-cell office:value-type="float" office:value="47412" calcext:value-type="float">
            <text:p>47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2" calcext:value-type="float">
            <text:p>-122</text:p>
          </table:table-cell>
          <table:table-cell office:value-type="float" office:value="-480.093871975872" calcext:value-type="float">
            <text:p>-480.093871975872</text:p>
          </table:table-cell>
          <table:table-cell table:number-columns-repeated="2"/>
        </table:table-row>
        <table:table-row table:style-name="ro1">
          <table:table-cell office:value-type="float" office:value="47438" calcext:value-type="float">
            <text:p>47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464.798675915076" calcext:value-type="float">
            <text:p>-464.798675915076</text:p>
          </table:table-cell>
          <table:table-cell table:number-columns-repeated="2"/>
        </table:table-row>
        <table:table-row table:style-name="ro1">
          <table:table-cell office:value-type="float" office:value="47464" calcext:value-type="float">
            <text:p>47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office:value-type="float" office:value="-453.512562809996" calcext:value-type="float">
            <text:p>-453.512562809996</text:p>
          </table:table-cell>
          <table:table-cell table:number-columns-repeated="2"/>
        </table:table-row>
        <table:table-row table:style-name="ro1">
          <table:table-cell office:value-type="float" office:value="47490" calcext:value-type="float">
            <text:p>47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1" calcext:value-type="float">
            <text:p>-191</text:p>
          </table:table-cell>
          <table:table-cell office:value-type="float" office:value="-445.435253185073" calcext:value-type="float">
            <text:p>-445.435253185073</text:p>
          </table:table-cell>
          <table:table-cell table:number-columns-repeated="2"/>
        </table:table-row>
        <table:table-row table:style-name="ro1">
          <table:table-cell office:value-type="float" office:value="47516" calcext:value-type="float">
            <text:p>4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8" calcext:value-type="float">
            <text:p>-258</text:p>
          </table:table-cell>
          <table:table-cell office:value-type="float" office:value="-439.668014625533" calcext:value-type="float">
            <text:p>-439.668014625533</text:p>
          </table:table-cell>
          <table:table-cell table:number-columns-repeated="2"/>
        </table:table-row>
        <table:table-row table:style-name="ro1">
          <table:table-cell office:value-type="float" office:value="47542" calcext:value-type="float">
            <text:p>47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0" calcext:value-type="float">
            <text:p>-340</text:p>
          </table:table-cell>
          <table:table-cell office:value-type="float" office:value="-436.601306483209" calcext:value-type="float">
            <text:p>-436.601306483209</text:p>
          </table:table-cell>
          <table:table-cell table:number-columns-repeated="2"/>
        </table:table-row>
        <table:table-row table:style-name="ro1">
          <table:table-cell office:value-type="float" office:value="47568" calcext:value-type="float">
            <text:p>47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6" calcext:value-type="float">
            <text:p>-386</text:p>
          </table:table-cell>
          <table:table-cell office:value-type="float" office:value="-435.044343206802" calcext:value-type="float">
            <text:p>-435.044343206802</text:p>
          </table:table-cell>
          <table:table-cell table:number-columns-repeated="2"/>
        </table:table-row>
        <table:table-row table:style-name="ro1">
          <table:table-cell office:value-type="float" office:value="47594" calcext:value-type="float">
            <text:p>47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7" calcext:value-type="float">
            <text:p>-457</text:p>
          </table:table-cell>
          <table:table-cell office:value-type="float" office:value="-435.719901877362" calcext:value-type="float">
            <text:p>-435.719901877362</text:p>
          </table:table-cell>
          <table:table-cell table:number-columns-repeated="2"/>
        </table:table-row>
        <table:table-row table:style-name="ro1">
          <table:table-cell office:value-type="float" office:value="47620" calcext:value-type="float">
            <text:p>47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6" calcext:value-type="float">
            <text:p>-486</text:p>
          </table:table-cell>
          <table:table-cell office:value-type="float" office:value="-437.266981819597" calcext:value-type="float">
            <text:p>-437.266981819597</text:p>
          </table:table-cell>
          <table:table-cell table:number-columns-repeated="2"/>
        </table:table-row>
        <table:table-row table:style-name="ro1">
          <table:table-cell office:value-type="float" office:value="47646" calcext:value-type="float">
            <text:p>47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9" calcext:value-type="float">
            <text:p>-519</text:p>
          </table:table-cell>
          <table:table-cell office:value-type="float" office:value="-439.781843917456" calcext:value-type="float">
            <text:p>-439.781843917456</text:p>
          </table:table-cell>
          <table:table-cell table:number-columns-repeated="2"/>
        </table:table-row>
        <table:table-row table:style-name="ro1">
          <table:table-cell office:value-type="float" office:value="47672" calcext:value-type="float">
            <text:p>47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8" calcext:value-type="float">
            <text:p>-528</text:p>
          </table:table-cell>
          <table:table-cell office:value-type="float" office:value="-442.496248719995" calcext:value-type="float">
            <text:p>-442.496248719995</text:p>
          </table:table-cell>
          <table:table-cell table:number-columns-repeated="2"/>
        </table:table-row>
        <table:table-row table:style-name="ro1">
          <table:table-cell office:value-type="float" office:value="47698" calcext:value-type="float">
            <text:p>47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5" calcext:value-type="float">
            <text:p>-525</text:p>
          </table:table-cell>
          <table:table-cell office:value-type="float" office:value="-445.034825682457" calcext:value-type="float">
            <text:p>-445.034825682457</text:p>
          </table:table-cell>
          <table:table-cell table:number-columns-repeated="2"/>
        </table:table-row>
        <table:table-row table:style-name="ro1">
          <table:table-cell office:value-type="float" office:value="47724" calcext:value-type="float">
            <text:p>47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7" calcext:value-type="float">
            <text:p>-537</text:p>
          </table:table-cell>
          <table:table-cell office:value-type="float" office:value="-447.864523353766" calcext:value-type="float">
            <text:p>-447.864523353766</text:p>
          </table:table-cell>
          <table:table-cell table:number-columns-repeated="2"/>
        </table:table-row>
        <table:table-row table:style-name="ro1">
          <table:table-cell office:value-type="float" office:value="47750" calcext:value-type="float">
            <text:p>47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9" calcext:value-type="float">
            <text:p>-509</text:p>
          </table:table-cell>
          <table:table-cell office:value-type="float" office:value="-449.745614942881" calcext:value-type="float">
            <text:p>-449.745614942881</text:p>
          </table:table-cell>
          <table:table-cell table:number-columns-repeated="2"/>
        </table:table-row>
        <table:table-row table:style-name="ro1">
          <table:table-cell office:value-type="float" office:value="47776" calcext:value-type="float">
            <text:p>47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3" calcext:value-type="float">
            <text:p>-473</text:p>
          </table:table-cell>
          <table:table-cell office:value-type="float" office:value="-450.4611344831" calcext:value-type="float">
            <text:p>-450.4611344831</text:p>
          </table:table-cell>
          <table:table-cell table:number-columns-repeated="2"/>
        </table:table-row>
        <table:table-row table:style-name="ro1">
          <table:table-cell office:value-type="float" office:value="47802" calcext:value-type="float">
            <text:p>47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4" calcext:value-type="float">
            <text:p>-444</text:p>
          </table:table-cell>
          <table:table-cell office:value-type="float" office:value="-450.262330345158" calcext:value-type="float">
            <text:p>-450.262330345158</text:p>
          </table:table-cell>
          <table:table-cell table:number-columns-repeated="2"/>
        </table:table-row>
        <table:table-row table:style-name="ro1">
          <table:table-cell office:value-type="float" office:value="47827" calcext:value-type="float">
            <text:p>47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4" calcext:value-type="float">
            <text:p>-394</text:p>
          </table:table-cell>
          <table:table-cell office:value-type="float" office:value="-448.531181719154" calcext:value-type="float">
            <text:p>-448.531181719154</text:p>
          </table:table-cell>
          <table:table-cell table:number-columns-repeated="2"/>
        </table:table-row>
        <table:table-row table:style-name="ro1">
          <table:table-cell office:value-type="float" office:value="47854" calcext:value-type="float">
            <text:p>4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" calcext:value-type="float">
            <text:p>-304</text:p>
          </table:table-cell>
          <table:table-cell office:value-type="float" office:value="-444.084068435487" calcext:value-type="float">
            <text:p>-444.084068435487</text:p>
          </table:table-cell>
          <table:table-cell table:number-columns-repeated="2"/>
        </table:table-row>
        <table:table-row table:style-name="ro1">
          <table:table-cell office:value-type="float" office:value="47880" calcext:value-type="float">
            <text:p>47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6" calcext:value-type="float">
            <text:p>-246</text:p>
          </table:table-cell>
          <table:table-cell office:value-type="float" office:value="-437.989174022088" calcext:value-type="float">
            <text:p>-437.989174022088</text:p>
          </table:table-cell>
          <table:table-cell table:number-columns-repeated="2"/>
        </table:table-row>
        <table:table-row table:style-name="ro1">
          <table:table-cell office:value-type="float" office:value="47906" calcext:value-type="float">
            <text:p>47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" calcext:value-type="float">
            <text:p>-151</text:p>
          </table:table-cell>
          <table:table-cell office:value-type="float" office:value="-429.158737898331" calcext:value-type="float">
            <text:p>-429.158737898331</text:p>
          </table:table-cell>
          <table:table-cell table:number-columns-repeated="2"/>
        </table:table-row>
        <table:table-row table:style-name="ro1">
          <table:table-cell office:value-type="float" office:value="47932" calcext:value-type="float">
            <text:p>47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416.784622886075" calcext:value-type="float">
            <text:p>-416.784622886075</text:p>
          </table:table-cell>
          <table:table-cell table:number-columns-repeated="2"/>
        </table:table-row>
        <table:table-row table:style-name="ro1">
          <table:table-cell office:value-type="float" office:value="47957" calcext:value-type="float">
            <text:p>47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404.514326797273" calcext:value-type="float">
            <text:p>-404.514326797273</text:p>
          </table:table-cell>
          <table:table-cell table:number-columns-repeated="2"/>
        </table:table-row>
        <table:table-row table:style-name="ro1">
          <table:table-cell office:value-type="float" office:value="47984" calcext:value-type="float">
            <text:p>47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float" office:value="-395.606193665049" calcext:value-type="float">
            <text:p>-395.606193665049</text:p>
          </table:table-cell>
          <table:table-cell table:number-columns-repeated="2"/>
        </table:table-row>
        <table:table-row table:style-name="ro1">
          <table:table-cell office:value-type="float" office:value="48010" calcext:value-type="float">
            <text:p>48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3" calcext:value-type="float">
            <text:p>-203</text:p>
          </table:table-cell>
          <table:table-cell office:value-type="float" office:value="-389.679849244586" calcext:value-type="float">
            <text:p>-389.679849244586</text:p>
          </table:table-cell>
          <table:table-cell table:number-columns-repeated="2"/>
        </table:table-row>
        <table:table-row table:style-name="ro1">
          <table:table-cell office:value-type="float" office:value="48036" calcext:value-type="float">
            <text:p>48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8" calcext:value-type="float">
            <text:p>-258</text:p>
          </table:table-cell>
          <table:table-cell office:value-type="float" office:value="-385.628161575522" calcext:value-type="float">
            <text:p>-385.628161575522</text:p>
          </table:table-cell>
          <table:table-cell table:number-columns-repeated="2"/>
        </table:table-row>
        <table:table-row table:style-name="ro1">
          <table:table-cell office:value-type="float" office:value="48062" calcext:value-type="float">
            <text:p>48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3" calcext:value-type="float">
            <text:p>-333</text:p>
          </table:table-cell>
          <table:table-cell office:value-type="float" office:value="-384.008833527044" calcext:value-type="float">
            <text:p>-384.008833527044</text:p>
          </table:table-cell>
          <table:table-cell table:number-columns-repeated="2"/>
        </table:table-row>
        <table:table-row table:style-name="ro1">
          <table:table-cell office:value-type="float" office:value="48088" calcext:value-type="float">
            <text:p>48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6" calcext:value-type="float">
            <text:p>-386</text:p>
          </table:table-cell>
          <table:table-cell office:value-type="float" office:value="-384.07010018775" calcext:value-type="float">
            <text:p>-384.07010018775</text:p>
          </table:table-cell>
          <table:table-cell table:number-columns-repeated="2"/>
        </table:table-row>
        <table:table-row table:style-name="ro1">
          <table:table-cell office:value-type="float" office:value="48114" calcext:value-type="float">
            <text:p>48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0" calcext:value-type="float">
            <text:p>-420</text:p>
          </table:table-cell>
          <table:table-cell office:value-type="float" office:value="-385.175635566589" calcext:value-type="float">
            <text:p>-385.175635566589</text:p>
          </table:table-cell>
          <table:table-cell table:number-columns-repeated="2"/>
        </table:table-row>
        <table:table-row table:style-name="ro1">
          <table:table-cell office:value-type="float" office:value="48139" calcext:value-type="float">
            <text:p>48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6" calcext:value-type="float">
            <text:p>-436</text:p>
          </table:table-cell>
          <table:table-cell office:value-type="float" office:value="-386.73946216454" calcext:value-type="float">
            <text:p>-386.73946216454</text:p>
          </table:table-cell>
          <table:table-cell table:number-columns-repeated="2"/>
        </table:table-row>
        <table:table-row table:style-name="ro1">
          <table:table-cell office:value-type="float" office:value="48166" calcext:value-type="float">
            <text:p>48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3" calcext:value-type="float">
            <text:p>-443</text:p>
          </table:table-cell>
          <table:table-cell office:value-type="float" office:value="-388.4705556364" calcext:value-type="float">
            <text:p>-388.4705556364</text:p>
          </table:table-cell>
          <table:table-cell table:number-columns-repeated="2"/>
        </table:table-row>
        <table:table-row table:style-name="ro1">
          <table:table-cell office:value-type="float" office:value="48192" calcext:value-type="float">
            <text:p>48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9" calcext:value-type="float">
            <text:p>-469</text:p>
          </table:table-cell>
          <table:table-cell office:value-type="float" office:value="-390.948384693742" calcext:value-type="float">
            <text:p>-390.948384693742</text:p>
          </table:table-cell>
          <table:table-cell table:number-columns-repeated="2"/>
        </table:table-row>
        <table:table-row table:style-name="ro1">
          <table:table-cell office:value-type="float" office:value="48218" calcext:value-type="float">
            <text:p>48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3" calcext:value-type="float">
            <text:p>-433</text:p>
          </table:table-cell>
          <table:table-cell office:value-type="float" office:value="-392.242280549319" calcext:value-type="float">
            <text:p>-392.242280549319</text:p>
          </table:table-cell>
          <table:table-cell table:number-columns-repeated="2"/>
        </table:table-row>
        <table:table-row table:style-name="ro1">
          <table:table-cell office:value-type="float" office:value="48244" calcext:value-type="float">
            <text:p>48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1" calcext:value-type="float">
            <text:p>-441</text:p>
          </table:table-cell>
          <table:table-cell office:value-type="float" office:value="-393.742518070878" calcext:value-type="float">
            <text:p>-393.742518070878</text:p>
          </table:table-cell>
          <table:table-cell table:number-columns-repeated="2"/>
        </table:table-row>
        <table:table-row table:style-name="ro1">
          <table:table-cell office:value-type="float" office:value="48270" calcext:value-type="float">
            <text:p>48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4" calcext:value-type="float">
            <text:p>-404</text:p>
          </table:table-cell>
          <table:table-cell office:value-type="float" office:value="-394.058132899467" calcext:value-type="float">
            <text:p>-394.058132899467</text:p>
          </table:table-cell>
          <table:table-cell table:number-columns-repeated="2"/>
        </table:table-row>
        <table:table-row table:style-name="ro1">
          <table:table-cell office:value-type="float" office:value="48295" calcext:value-type="float">
            <text:p>48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5" calcext:value-type="float">
            <text:p>-365</text:p>
          </table:table-cell>
          <table:table-cell office:value-type="float" office:value="-393.16403650256" calcext:value-type="float">
            <text:p>-393.16403650256</text:p>
          </table:table-cell>
          <table:table-cell table:number-columns-repeated="2"/>
        </table:table-row>
        <table:table-row table:style-name="ro1">
          <table:table-cell office:value-type="float" office:value="48322" calcext:value-type="float">
            <text:p>48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0" calcext:value-type="float">
            <text:p>-300</text:p>
          </table:table-cell>
          <table:table-cell office:value-type="float" office:value="-390.29745076402" calcext:value-type="float">
            <text:p>-390.29745076402</text:p>
          </table:table-cell>
          <table:table-cell table:number-columns-repeated="2"/>
        </table:table-row>
        <table:table-row table:style-name="ro1">
          <table:table-cell office:value-type="float" office:value="48348" calcext:value-type="float">
            <text:p>48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" calcext:value-type="float">
            <text:p>-239</text:p>
          </table:table-cell>
          <table:table-cell office:value-type="float" office:value="-385.642144586665" calcext:value-type="float">
            <text:p>-385.642144586665</text:p>
          </table:table-cell>
          <table:table-cell table:number-columns-repeated="2"/>
        </table:table-row>
        <table:table-row table:style-name="ro1">
          <table:table-cell office:value-type="float" office:value="48374" calcext:value-type="float">
            <text:p>48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" calcext:value-type="float">
            <text:p>-148</text:p>
          </table:table-cell>
          <table:table-cell office:value-type="float" office:value="-378.330078599383" calcext:value-type="float">
            <text:p>-378.330078599383</text:p>
          </table:table-cell>
          <table:table-cell table:number-columns-repeated="2"/>
        </table:table-row>
        <table:table-row table:style-name="ro1">
          <table:table-cell office:value-type="float" office:value="48399" calcext:value-type="float">
            <text:p>48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-368.566076180941" calcext:value-type="float">
            <text:p>-368.566076180941</text:p>
          </table:table-cell>
          <table:table-cell table:number-columns-repeated="2"/>
        </table:table-row>
        <table:table-row table:style-name="ro1">
          <table:table-cell office:value-type="float" office:value="48425" calcext:value-type="float">
            <text:p>48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357.471735375373" calcext:value-type="float">
            <text:p>-357.471735375373</text:p>
          </table:table-cell>
          <table:table-cell table:number-columns-repeated="2"/>
        </table:table-row>
        <table:table-row table:style-name="ro1">
          <table:table-cell office:value-type="float" office:value="48452" calcext:value-type="float">
            <text:p>48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office:value-type="float" office:value="-349.580297363823" calcext:value-type="float">
            <text:p>-349.580297363823</text:p>
          </table:table-cell>
          <table:table-cell table:number-columns-repeated="2"/>
        </table:table-row>
        <table:table-row table:style-name="ro1">
          <table:table-cell office:value-type="float" office:value="48478" calcext:value-type="float">
            <text:p>48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4" calcext:value-type="float">
            <text:p>-164</text:p>
          </table:table-cell>
          <table:table-cell office:value-type="float" office:value="-343.870134368013" calcext:value-type="float">
            <text:p>-343.870134368013</text:p>
          </table:table-cell>
          <table:table-cell table:number-columns-repeated="2"/>
        </table:table-row>
        <table:table-row table:style-name="ro1">
          <table:table-cell office:value-type="float" office:value="48504" calcext:value-type="float">
            <text:p>48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" calcext:value-type="float">
            <text:p>-242</text:p>
          </table:table-cell>
          <table:table-cell office:value-type="float" office:value="-340.735668695151" calcext:value-type="float">
            <text:p>-340.735668695151</text:p>
          </table:table-cell>
          <table:table-cell table:number-columns-repeated="2"/>
        </table:table-row>
        <table:table-row table:style-name="ro1">
          <table:table-cell office:value-type="float" office:value="48530" calcext:value-type="float">
            <text:p>48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6" calcext:value-type="float">
            <text:p>-306</text:p>
          </table:table-cell>
          <table:table-cell office:value-type="float" office:value="-339.666878889147" calcext:value-type="float">
            <text:p>-339.666878889147</text:p>
          </table:table-cell>
          <table:table-cell table:number-columns-repeated="2"/>
        </table:table-row>
        <table:table-row table:style-name="ro1">
          <table:table-cell office:value-type="float" office:value="48556" calcext:value-type="float">
            <text:p>4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6" calcext:value-type="float">
            <text:p>-336</text:p>
          </table:table-cell>
          <table:table-cell office:value-type="float" office:value="-339.554051846404" calcext:value-type="float">
            <text:p>-339.554051846404</text:p>
          </table:table-cell>
          <table:table-cell table:number-columns-repeated="2"/>
        </table:table-row>
        <table:table-row table:style-name="ro1">
          <table:table-cell office:value-type="float" office:value="48582" calcext:value-type="float">
            <text:p>48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9" calcext:value-type="float">
            <text:p>-389</text:p>
          </table:table-cell>
          <table:table-cell office:value-type="float" office:value="-341.075465635745" calcext:value-type="float">
            <text:p>-341.075465635745</text:p>
          </table:table-cell>
          <table:table-cell table:number-columns-repeated="2"/>
        </table:table-row>
        <table:table-row table:style-name="ro1">
          <table:table-cell office:value-type="float" office:value="48607" calcext:value-type="float">
            <text:p>48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3" calcext:value-type="float">
            <text:p>-413</text:p>
          </table:table-cell>
          <table:table-cell office:value-type="float" office:value="-343.288528231568" calcext:value-type="float">
            <text:p>-343.288528231568</text:p>
          </table:table-cell>
          <table:table-cell table:number-columns-repeated="2"/>
        </table:table-row>
        <table:table-row table:style-name="ro1">
          <table:table-cell office:value-type="float" office:value="48634" calcext:value-type="float">
            <text:p>48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7" calcext:value-type="float">
            <text:p>-417</text:p>
          </table:table-cell>
          <table:table-cell office:value-type="float" office:value="-345.556573516751" calcext:value-type="float">
            <text:p>-345.556573516751</text:p>
          </table:table-cell>
          <table:table-cell table:number-columns-repeated="2"/>
        </table:table-row>
        <table:table-row table:style-name="ro1">
          <table:table-cell office:value-type="float" office:value="48660" calcext:value-type="float">
            <text:p>48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4" calcext:value-type="float">
            <text:p>-414</text:p>
          </table:table-cell>
          <table:table-cell office:value-type="float" office:value="-347.662525100851" calcext:value-type="float">
            <text:p>-347.662525100851</text:p>
          </table:table-cell>
          <table:table-cell table:number-columns-repeated="2"/>
        </table:table-row>
        <table:table-row table:style-name="ro1">
          <table:table-cell office:value-type="float" office:value="48686" calcext:value-type="float">
            <text:p>48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0" calcext:value-type="float">
            <text:p>-410</text:p>
          </table:table-cell>
          <table:table-cell office:value-type="float" office:value="-349.580601251594" calcext:value-type="float">
            <text:p>-349.580601251594</text:p>
          </table:table-cell>
          <table:table-cell table:number-columns-repeated="2"/>
        </table:table-row>
        <table:table-row table:style-name="ro1">
          <table:table-cell office:value-type="float" office:value="48712" calcext:value-type="float">
            <text:p>48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4" calcext:value-type="float">
            <text:p>-394</text:p>
          </table:table-cell>
          <table:table-cell office:value-type="float" office:value="-350.947351982314" calcext:value-type="float">
            <text:p>-350.947351982314</text:p>
          </table:table-cell>
          <table:table-cell table:number-columns-repeated="2"/>
        </table:table-row>
        <table:table-row table:style-name="ro1">
          <table:table-cell office:value-type="float" office:value="48738" calcext:value-type="float">
            <text:p>48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1" calcext:value-type="float">
            <text:p>-351</text:p>
          </table:table-cell>
          <table:table-cell office:value-type="float" office:value="-350.94897192132" calcext:value-type="float">
            <text:p>-350.94897192132</text:p>
          </table:table-cell>
          <table:table-cell table:number-columns-repeated="2"/>
        </table:table-row>
        <table:table-row table:style-name="ro1">
          <table:table-cell office:value-type="float" office:value="48764" calcext:value-type="float">
            <text:p>48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3" calcext:value-type="float">
            <text:p>-313</text:p>
          </table:table-cell>
          <table:table-cell office:value-type="float" office:value="-349.781311246818" calcext:value-type="float">
            <text:p>-349.781311246818</text:p>
          </table:table-cell>
          <table:table-cell table:number-columns-repeated="2"/>
        </table:table-row>
        <table:table-row table:style-name="ro1">
          <table:table-cell office:value-type="float" office:value="48790" calcext:value-type="float">
            <text:p>48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6" calcext:value-type="float">
            <text:p>-246</text:p>
          </table:table-cell>
          <table:table-cell office:value-type="float" office:value="-346.588040131531" calcext:value-type="float">
            <text:p>-346.588040131531</text:p>
          </table:table-cell>
          <table:table-cell table:number-columns-repeated="2"/>
        </table:table-row>
        <table:table-row table:style-name="ro1">
          <table:table-cell office:value-type="float" office:value="48815" calcext:value-type="float">
            <text:p>48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" calcext:value-type="float">
            <text:p>-166</text:p>
          </table:table-cell>
          <table:table-cell office:value-type="float" office:value="-341.031485050561" calcext:value-type="float">
            <text:p>-341.031485050561</text:p>
          </table:table-cell>
          <table:table-cell table:number-columns-repeated="2"/>
        </table:table-row>
        <table:table-row table:style-name="ro1">
          <table:table-cell office:value-type="float" office:value="48842" calcext:value-type="float">
            <text:p>48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  <table:table-cell office:value-type="float" office:value="-333.276670125928" calcext:value-type="float">
            <text:p>-333.276670125928</text:p>
          </table:table-cell>
          <table:table-cell table:number-columns-repeated="2"/>
        </table:table-row>
        <table:table-row table:style-name="ro1">
          <table:table-cell office:value-type="float" office:value="48868" calcext:value-type="float">
            <text:p>48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323.268157198977" calcext:value-type="float">
            <text:p>-323.268157198977</text:p>
          </table:table-cell>
          <table:table-cell table:number-columns-repeated="2"/>
        </table:table-row>
        <table:table-row table:style-name="ro1">
          <table:table-cell office:value-type="float" office:value="48894" calcext:value-type="float">
            <text:p>48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315.321444669777" calcext:value-type="float">
            <text:p>-315.321444669777</text:p>
          </table:table-cell>
          <table:table-cell table:number-columns-repeated="2"/>
        </table:table-row>
        <table:table-row table:style-name="ro1">
          <table:table-cell office:value-type="float" office:value="48919" calcext:value-type="float">
            <text:p>48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4" calcext:value-type="float">
            <text:p>-134</text:p>
          </table:table-cell>
          <table:table-cell office:value-type="float" office:value="-309.742323295323" calcext:value-type="float">
            <text:p>-309.742323295323</text:p>
          </table:table-cell>
          <table:table-cell table:number-columns-repeated="2"/>
        </table:table-row>
        <table:table-row table:style-name="ro1">
          <table:table-cell office:value-type="float" office:value="48946" calcext:value-type="float">
            <text:p>48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" calcext:value-type="float">
            <text:p>-194</text:p>
          </table:table-cell>
          <table:table-cell office:value-type="float" office:value="-306.181021040082" calcext:value-type="float">
            <text:p>-306.181021040082</text:p>
          </table:table-cell>
          <table:table-cell table:number-columns-repeated="2"/>
        </table:table-row>
        <table:table-row table:style-name="ro1">
          <table:table-cell office:value-type="float" office:value="48972" calcext:value-type="float">
            <text:p>48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3" calcext:value-type="float">
            <text:p>-263</text:p>
          </table:table-cell>
          <table:table-cell office:value-type="float" office:value="-304.852374238849" calcext:value-type="float">
            <text:p>-304.852374238849</text:p>
          </table:table-cell>
          <table:table-cell table:number-columns-repeated="2"/>
        </table:table-row>
        <table:table-row table:style-name="ro1">
          <table:table-cell office:value-type="float" office:value="48997" calcext:value-type="float">
            <text:p>48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3" calcext:value-type="float">
            <text:p>-313</text:p>
          </table:table-cell>
          <table:table-cell office:value-type="float" office:value="-305.103070416115" calcext:value-type="float">
            <text:p>-305.103070416115</text:p>
          </table:table-cell>
          <table:table-cell table:number-columns-repeated="2"/>
        </table:table-row>
        <table:table-row table:style-name="ro1">
          <table:table-cell office:value-type="float" office:value="49024" calcext:value-type="float">
            <text:p>49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5" calcext:value-type="float">
            <text:p>-345</text:p>
          </table:table-cell>
          <table:table-cell office:value-type="float" office:value="-306.330668249465" calcext:value-type="float">
            <text:p>-306.330668249465</text:p>
          </table:table-cell>
          <table:table-cell table:number-columns-repeated="2"/>
        </table:table-row>
        <table:table-row table:style-name="ro1">
          <table:table-cell office:value-type="float" office:value="49050" calcext:value-type="float">
            <text:p>49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6" calcext:value-type="float">
            <text:p>-356</text:p>
          </table:table-cell>
          <table:table-cell office:value-type="float" office:value="-307.858955380251" calcext:value-type="float">
            <text:p>-307.858955380251</text:p>
          </table:table-cell>
          <table:table-cell table:number-columns-repeated="2"/>
        </table:table-row>
        <table:table-row table:style-name="ro1">
          <table:table-cell office:value-type="float" office:value="49076" calcext:value-type="float">
            <text:p>49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8" calcext:value-type="float">
            <text:p>-378</text:p>
          </table:table-cell>
          <table:table-cell office:value-type="float" office:value="-310.017141368551" calcext:value-type="float">
            <text:p>-310.017141368551</text:p>
          </table:table-cell>
          <table:table-cell table:number-columns-repeated="2"/>
        </table:table-row>
        <table:table-row table:style-name="ro1">
          <table:table-cell office:value-type="float" office:value="49102" calcext:value-type="float">
            <text:p>49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0" calcext:value-type="float">
            <text:p>-370</text:p>
          </table:table-cell>
          <table:table-cell office:value-type="float" office:value="-311.86276778798" calcext:value-type="float">
            <text:p>-311.86276778798</text:p>
          </table:table-cell>
          <table:table-cell table:number-columns-repeated="2"/>
        </table:table-row>
        <table:table-row table:style-name="ro1">
          <table:table-cell office:value-type="float" office:value="49128" calcext:value-type="float">
            <text:p>49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7" calcext:value-type="float">
            <text:p>-367</text:p>
          </table:table-cell>
          <table:table-cell office:value-type="float" office:value="-313.559298009888" calcext:value-type="float">
            <text:p>-313.559298009888</text:p>
          </table:table-cell>
          <table:table-cell table:number-columns-repeated="2"/>
        </table:table-row>
        <table:table-row table:style-name="ro1">
          <table:table-cell office:value-type="float" office:value="49154" calcext:value-type="float">
            <text:p>49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6" calcext:value-type="float">
            <text:p>-346</text:p>
          </table:table-cell>
          <table:table-cell office:value-type="float" office:value="-314.557473455738" calcext:value-type="float">
            <text:p>-314.557473455738</text:p>
          </table:table-cell>
          <table:table-cell table:number-columns-repeated="2"/>
        </table:table-row>
        <table:table-row table:style-name="ro1">
          <table:table-cell office:value-type="float" office:value="49179" calcext:value-type="float">
            <text:p>49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" calcext:value-type="float">
            <text:p>-303</text:p>
          </table:table-cell>
          <table:table-cell office:value-type="float" office:value="-314.201858887869" calcext:value-type="float">
            <text:p>-314.201858887869</text:p>
          </table:table-cell>
          <table:table-cell table:number-columns-repeated="2"/>
        </table:table-row>
        <table:table-row table:style-name="ro1">
          <table:table-cell office:value-type="float" office:value="49206" calcext:value-type="float">
            <text:p>49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0" calcext:value-type="float">
            <text:p>-250</text:p>
          </table:table-cell>
          <table:table-cell office:value-type="float" office:value="-312.226417075935" calcext:value-type="float">
            <text:p>-312.226417075935</text:p>
          </table:table-cell>
          <table:table-cell table:number-columns-repeated="2"/>
        </table:table-row>
        <table:table-row table:style-name="ro1">
          <table:table-cell office:value-type="float" office:value="49232" calcext:value-type="float">
            <text:p>49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4" calcext:value-type="float">
            <text:p>-204</text:p>
          </table:table-cell>
          <table:table-cell office:value-type="float" office:value="-308.896373473598" calcext:value-type="float">
            <text:p>-308.896373473598</text:p>
          </table:table-cell>
          <table:table-cell table:number-columns-repeated="2"/>
        </table:table-row>
        <table:table-row table:style-name="ro1">
          <table:table-cell office:value-type="float" office:value="49258" calcext:value-type="float">
            <text:p>49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1" calcext:value-type="float">
            <text:p>-131</text:p>
          </table:table-cell>
          <table:table-cell office:value-type="float" office:value="-303.42263890518" calcext:value-type="float">
            <text:p>-303.42263890518</text:p>
          </table:table-cell>
          <table:table-cell table:number-columns-repeated="2"/>
        </table:table-row>
        <table:table-row table:style-name="ro1">
          <table:table-cell office:value-type="float" office:value="49283" calcext:value-type="float">
            <text:p>49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295.409634631174" calcext:value-type="float">
            <text:p>-295.409634631174</text:p>
          </table:table-cell>
          <table:table-cell table:number-columns-repeated="2"/>
        </table:table-row>
        <table:table-row table:style-name="ro1">
          <table:table-cell office:value-type="float" office:value="49310" calcext:value-type="float">
            <text:p>49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286.658568950215" calcext:value-type="float">
            <text:p>-286.658568950215</text:p>
          </table:table-cell>
          <table:table-cell table:number-columns-repeated="2"/>
        </table:table-row>
        <table:table-row table:style-name="ro1">
          <table:table-cell office:value-type="float" office:value="49336" calcext:value-type="float">
            <text:p>49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office:value-type="float" office:value="-280.884459136362" calcext:value-type="float">
            <text:p>-280.884459136362</text:p>
          </table:table-cell>
          <table:table-cell table:number-columns-repeated="2"/>
        </table:table-row>
        <table:table-row table:style-name="ro1">
          <table:table-cell office:value-type="float" office:value="49362" calcext:value-type="float">
            <text:p>49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" calcext:value-type="float">
            <text:p>-154</text:p>
          </table:table-cell>
          <table:table-cell office:value-type="float" office:value="-276.980321932166" calcext:value-type="float">
            <text:p>-276.980321932166</text:p>
          </table:table-cell>
          <table:table-cell table:number-columns-repeated="2"/>
        </table:table-row>
        <table:table-row table:style-name="ro1">
          <table:table-cell office:value-type="float" office:value="49387" calcext:value-type="float">
            <text:p>49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1" calcext:value-type="float">
            <text:p>-221</text:p>
          </table:table-cell>
          <table:table-cell office:value-type="float" office:value="-275.2578504881" calcext:value-type="float">
            <text:p>-275.2578504881</text:p>
          </table:table-cell>
          <table:table-cell table:number-columns-repeated="2"/>
        </table:table-row>
        <table:table-row table:style-name="ro1">
          <table:table-cell office:value-type="float" office:value="49413" calcext:value-type="float">
            <text:p>49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5" calcext:value-type="float">
            <text:p>-275</text:p>
          </table:table-cell>
          <table:table-cell office:value-type="float" office:value="-275.249916626927" calcext:value-type="float">
            <text:p>-275.249916626927</text:p>
          </table:table-cell>
          <table:table-cell table:number-columns-repeated="2"/>
        </table:table-row>
        <table:table-row table:style-name="ro1">
          <table:table-cell office:value-type="float" office:value="49438" calcext:value-type="float">
            <text:p>49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5" calcext:value-type="float">
            <text:p>-295</text:p>
          </table:table-cell>
          <table:table-cell office:value-type="float" office:value="-275.857611499945" calcext:value-type="float">
            <text:p>-275.857611499945</text:p>
          </table:table-cell>
          <table:table-cell table:number-columns-repeated="2"/>
        </table:table-row>
        <table:table-row table:style-name="ro1">
          <table:table-cell office:value-type="float" office:value="49463" calcext:value-type="float">
            <text:p>49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7" calcext:value-type="float">
            <text:p>-337</text:p>
          </table:table-cell>
          <table:table-cell office:value-type="float" office:value="-277.738915761485" calcext:value-type="float">
            <text:p>-277.738915761485</text:p>
          </table:table-cell>
          <table:table-cell table:number-columns-repeated="2"/>
        </table:table-row>
        <table:table-row table:style-name="ro1">
          <table:table-cell office:value-type="float" office:value="49490" calcext:value-type="float">
            <text:p>49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8" calcext:value-type="float">
            <text:p>-328</text:p>
          </table:table-cell>
          <table:table-cell office:value-type="float" office:value="-279.285410661132" calcext:value-type="float">
            <text:p>-279.285410661132</text:p>
          </table:table-cell>
          <table:table-cell table:number-columns-repeated="2"/>
        </table:table-row>
        <table:table-row table:style-name="ro1">
          <table:table-cell office:value-type="float" office:value="49516" calcext:value-type="float">
            <text:p>49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1" calcext:value-type="float">
            <text:p>-351</text:p>
          </table:table-cell>
          <table:table-cell office:value-type="float" office:value="-281.49201341002" calcext:value-type="float">
            <text:p>-281.49201341002</text:p>
          </table:table-cell>
          <table:table-cell table:number-columns-repeated="2"/>
        </table:table-row>
        <table:table-row table:style-name="ro1">
          <table:table-cell office:value-type="float" office:value="49542" calcext:value-type="float">
            <text:p>49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" calcext:value-type="float">
            <text:p>-332</text:p>
          </table:table-cell>
          <table:table-cell office:value-type="float" office:value="-283.046105305096" calcext:value-type="float">
            <text:p>-283.046105305096</text:p>
          </table:table-cell>
          <table:table-cell table:number-columns-repeated="2"/>
        </table:table-row>
        <table:table-row table:style-name="ro1">
          <table:table-cell office:value-type="float" office:value="49568" calcext:value-type="float">
            <text:p>49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0" calcext:value-type="float">
            <text:p>-320</text:p>
          </table:table-cell>
          <table:table-cell office:value-type="float" office:value="-284.183148218786" calcext:value-type="float">
            <text:p>-284.183148218786</text:p>
          </table:table-cell>
          <table:table-cell table:number-columns-repeated="2"/>
        </table:table-row>
        <table:table-row table:style-name="ro1">
          <table:table-cell office:value-type="float" office:value="49594" calcext:value-type="float">
            <text:p>49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1" calcext:value-type="float">
            <text:p>-291</text:p>
          </table:table-cell>
          <table:table-cell office:value-type="float" office:value="-284.392897504362" calcext:value-type="float">
            <text:p>-284.392897504362</text:p>
          </table:table-cell>
          <table:table-cell table:number-columns-repeated="2"/>
        </table:table-row>
        <table:table-row table:style-name="ro1">
          <table:table-cell office:value-type="float" office:value="49620" calcext:value-type="float">
            <text:p>49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" calcext:value-type="float">
            <text:p>-237</text:p>
          </table:table-cell>
          <table:table-cell office:value-type="float" office:value="-282.934654504227" calcext:value-type="float">
            <text:p>-282.934654504227</text:p>
          </table:table-cell>
          <table:table-cell table:number-columns-repeated="2"/>
        </table:table-row>
        <table:table-row table:style-name="ro1">
          <table:table-cell office:value-type="float" office:value="49645" calcext:value-type="float">
            <text:p>49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" calcext:value-type="float">
            <text:p>-175</text:p>
          </table:table-cell>
          <table:table-cell office:value-type="float" office:value="-279.61358821179" calcext:value-type="float">
            <text:p>-279.61358821179</text:p>
          </table:table-cell>
          <table:table-cell table:number-columns-repeated="2"/>
        </table:table-row>
        <table:table-row table:style-name="ro1">
          <table:table-cell office:value-type="float" office:value="49671" calcext:value-type="float">
            <text:p>49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office:value-type="float" office:value="-274.425477805273" calcext:value-type="float">
            <text:p>-274.425477805273</text:p>
          </table:table-cell>
          <table:table-cell table:number-columns-repeated="2"/>
        </table:table-row>
        <table:table-row table:style-name="ro1">
          <table:table-cell office:value-type="float" office:value="49698" calcext:value-type="float">
            <text:p>49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66.658540026649" calcext:value-type="float">
            <text:p>-266.658540026649</text:p>
          </table:table-cell>
          <table:table-cell table:number-columns-repeated="2"/>
        </table:table-row>
        <table:table-row table:style-name="ro1">
          <table:table-cell office:value-type="float" office:value="49724" calcext:value-type="float">
            <text:p>49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-259.869046487368" calcext:value-type="float">
            <text:p>-259.869046487368</text:p>
          </table:table-cell>
          <table:table-cell table:number-columns-repeated="2"/>
        </table:table-row>
        <table:table-row table:style-name="ro1">
          <table:table-cell office:value-type="float" office:value="49750" calcext:value-type="float">
            <text:p>49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" calcext:value-type="float">
            <text:p>-124</text:p>
          </table:table-cell>
          <table:table-cell office:value-type="float" office:value="-255.688460441602" calcext:value-type="float">
            <text:p>-255.688460441602</text:p>
          </table:table-cell>
          <table:table-cell table:number-columns-repeated="2"/>
        </table:table-row>
        <table:table-row table:style-name="ro1">
          <table:table-cell office:value-type="float" office:value="49776" calcext:value-type="float">
            <text:p>49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0" calcext:value-type="float">
            <text:p>-170</text:p>
          </table:table-cell>
          <table:table-cell office:value-type="float" office:value="-253.051892428015" calcext:value-type="float">
            <text:p>-253.051892428015</text:p>
          </table:table-cell>
          <table:table-cell table:number-columns-repeated="2"/>
        </table:table-row>
        <table:table-row table:style-name="ro1">
          <table:table-cell office:value-type="float" office:value="49802" calcext:value-type="float">
            <text:p>49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2" calcext:value-type="float">
            <text:p>-232</text:p>
          </table:table-cell>
          <table:table-cell office:value-type="float" office:value="-252.404141891768" calcext:value-type="float">
            <text:p>-252.404141891768</text:p>
          </table:table-cell>
          <table:table-cell table:number-columns-repeated="2"/>
        </table:table-row>
        <table:table-row table:style-name="ro1">
          <table:table-cell office:value-type="float" office:value="49828" calcext:value-type="float">
            <text:p>49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6" calcext:value-type="float">
            <text:p>-256</text:p>
          </table:table-cell>
          <table:table-cell office:value-type="float" office:value="-252.514783679714" calcext:value-type="float">
            <text:p>-252.514783679714</text:p>
          </table:table-cell>
          <table:table-cell table:number-columns-repeated="2"/>
        </table:table-row>
        <table:table-row table:style-name="ro1">
          <table:table-cell office:value-type="float" office:value="49854" calcext:value-type="float">
            <text:p>49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8" calcext:value-type="float">
            <text:p>-298</text:p>
          </table:table-cell>
          <table:table-cell office:value-type="float" office:value="-253.914328797261" calcext:value-type="float">
            <text:p>-253.914328797261</text:p>
          </table:table-cell>
          <table:table-cell table:number-columns-repeated="2"/>
        </table:table-row>
        <table:table-row table:style-name="ro1">
          <table:table-cell office:value-type="float" office:value="49879" calcext:value-type="float">
            <text:p>49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5" calcext:value-type="float">
            <text:p>-315</text:p>
          </table:table-cell>
          <table:table-cell office:value-type="float" office:value="-255.793887911191" calcext:value-type="float">
            <text:p>-255.793887911191</text:p>
          </table:table-cell>
          <table:table-cell table:number-columns-repeated="2"/>
        </table:table-row>
        <table:table-row table:style-name="ro1">
          <table:table-cell office:value-type="float" office:value="49906" calcext:value-type="float">
            <text:p>49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2" calcext:value-type="float">
            <text:p>-312</text:p>
          </table:table-cell>
          <table:table-cell office:value-type="float" office:value="-257.523306744693" calcext:value-type="float">
            <text:p>-257.523306744693</text:p>
          </table:table-cell>
          <table:table-cell table:number-columns-repeated="2"/>
        </table:table-row>
        <table:table-row table:style-name="ro1">
          <table:table-cell office:value-type="float" office:value="49932" calcext:value-type="float">
            <text:p>49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2" calcext:value-type="float">
            <text:p>-312</text:p>
          </table:table-cell>
          <table:table-cell office:value-type="float" office:value="-259.19951269101" calcext:value-type="float">
            <text:p>-259.19951269101</text:p>
          </table:table-cell>
          <table:table-cell table:number-columns-repeated="2"/>
        </table:table-row>
        <table:table-row table:style-name="ro1">
          <table:table-cell office:value-type="float" office:value="49958" calcext:value-type="float">
            <text:p>49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2" calcext:value-type="float">
            <text:p>-282</text:p>
          </table:table-cell>
          <table:table-cell office:value-type="float" office:value="-259.901066146672" calcext:value-type="float">
            <text:p>-259.901066146672</text:p>
          </table:table-cell>
          <table:table-cell table:number-columns-repeated="2"/>
        </table:table-row>
        <table:table-row table:style-name="ro1">
          <table:table-cell office:value-type="float" office:value="49984" calcext:value-type="float">
            <text:p>4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2" calcext:value-type="float">
            <text:p>-262</text:p>
          </table:table-cell>
          <table:table-cell office:value-type="float" office:value="-259.965648726774" calcext:value-type="float">
            <text:p>-259.965648726774</text:p>
          </table:table-cell>
          <table:table-cell table:number-columns-repeated="2"/>
        </table:table-row>
        <table:table-row table:style-name="ro1">
          <table:table-cell office:value-type="float" office:value="50010" calcext:value-type="float">
            <text:p>50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" calcext:value-type="float">
            <text:p>-213</text:p>
          </table:table-cell>
          <table:table-cell office:value-type="float" office:value="-258.520551842873" calcext:value-type="float">
            <text:p>-258.520551842873</text:p>
          </table:table-cell>
          <table:table-cell table:number-columns-repeated="2"/>
        </table:table-row>
        <table:table-row table:style-name="ro1">
          <table:table-cell office:value-type="float" office:value="50036" calcext:value-type="float">
            <text:p>5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9" calcext:value-type="float">
            <text:p>-169</text:p>
          </table:table-cell>
          <table:table-cell office:value-type="float" office:value="-255.766073324631" calcext:value-type="float">
            <text:p>-255.766073324631</text:p>
          </table:table-cell>
          <table:table-cell table:number-columns-repeated="2"/>
        </table:table-row>
        <table:table-row table:style-name="ro1">
          <table:table-cell office:value-type="float" office:value="50062" calcext:value-type="float">
            <text:p>50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-250.604040299258" calcext:value-type="float">
            <text:p>-250.604040299258</text:p>
          </table:table-cell>
          <table:table-cell table:number-columns-repeated="2"/>
        </table:table-row>
        <table:table-row table:style-name="ro1">
          <table:table-cell office:value-type="float" office:value="50088" calcext:value-type="float">
            <text:p>5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243.539300597742" calcext:value-type="float">
            <text:p>-243.539300597742</text:p>
          </table:table-cell>
          <table:table-cell table:number-columns-repeated="2"/>
        </table:table-row>
        <table:table-row table:style-name="ro1">
          <table:table-cell office:value-type="float" office:value="50113" calcext:value-type="float">
            <text:p>5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238.045783656273" calcext:value-type="float">
            <text:p>-238.045783656273</text:p>
          </table:table-cell>
          <table:table-cell table:number-columns-repeated="2"/>
        </table:table-row>
        <table:table-row table:style-name="ro1">
          <table:table-cell office:value-type="float" office:value="50139" calcext:value-type="float">
            <text:p>5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" calcext:value-type="float">
            <text:p>-123</text:p>
          </table:table-cell>
          <table:table-cell office:value-type="float" office:value="-234.505913389926" calcext:value-type="float">
            <text:p>-234.505913389926</text:p>
          </table:table-cell>
          <table:table-cell table:number-columns-repeated="2"/>
        </table:table-row>
        <table:table-row table:style-name="ro1">
          <table:table-cell office:value-type="float" office:value="50166" calcext:value-type="float">
            <text:p>50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4" calcext:value-type="float">
            <text:p>-174</text:p>
          </table:table-cell>
          <table:table-cell office:value-type="float" office:value="-232.644192977928" calcext:value-type="float">
            <text:p>-232.644192977928</text:p>
          </table:table-cell>
          <table:table-cell table:number-columns-repeated="2"/>
        </table:table-row>
        <table:table-row table:style-name="ro1">
          <table:table-cell office:value-type="float" office:value="50192" calcext:value-type="float">
            <text:p>50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2" calcext:value-type="float">
            <text:p>-232</text:p>
          </table:table-cell>
          <table:table-cell office:value-type="float" office:value="-232.624371655531" calcext:value-type="float">
            <text:p>-232.624371655531</text:p>
          </table:table-cell>
          <table:table-cell table:number-columns-repeated="2"/>
        </table:table-row>
        <table:table-row table:style-name="ro1">
          <table:table-cell office:value-type="float" office:value="50218" calcext:value-type="float">
            <text:p>50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7" calcext:value-type="float">
            <text:p>-257</text:p>
          </table:table-cell>
          <table:table-cell office:value-type="float" office:value="-233.374390989207" calcext:value-type="float">
            <text:p>-233.374390989207</text:p>
          </table:table-cell>
          <table:table-cell table:number-columns-repeated="2"/>
        </table:table-row>
        <table:table-row table:style-name="ro1">
          <table:table-cell office:value-type="float" office:value="50244" calcext:value-type="float">
            <text:p>50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9" calcext:value-type="float">
            <text:p>-289</text:p>
          </table:table-cell>
          <table:table-cell office:value-type="float" office:value="-235.085948189539" calcext:value-type="float">
            <text:p>-235.085948189539</text:p>
          </table:table-cell>
          <table:table-cell table:number-columns-repeated="2"/>
        </table:table-row>
        <table:table-row table:style-name="ro1">
          <table:table-cell office:value-type="float" office:value="50270" calcext:value-type="float">
            <text:p>50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9" calcext:value-type="float">
            <text:p>-309</text:p>
          </table:table-cell>
          <table:table-cell office:value-type="float" office:value="-237.360226706784" calcext:value-type="float">
            <text:p>-237.360226706784</text:p>
          </table:table-cell>
          <table:table-cell table:number-columns-repeated="2"/>
        </table:table-row>
        <table:table-row table:style-name="ro1">
          <table:table-cell office:value-type="float" office:value="50295" calcext:value-type="float">
            <text:p>50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5" calcext:value-type="float">
            <text:p>-295</text:p>
          </table:table-cell>
          <table:table-cell office:value-type="float" office:value="-239.133758192729" calcext:value-type="float">
            <text:p>-239.133758192729</text:p>
          </table:table-cell>
          <table:table-cell table:number-columns-repeated="2"/>
        </table:table-row>
        <table:table-row table:style-name="ro1">
          <table:table-cell office:value-type="float" office:value="50322" calcext:value-type="float">
            <text:p>50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8" calcext:value-type="float">
            <text:p>-288</text:p>
          </table:table-cell>
          <table:table-cell office:value-type="float" office:value="-240.637334863722" calcext:value-type="float">
            <text:p>-240.637334863722</text:p>
          </table:table-cell>
          <table:table-cell table:number-columns-repeated="2"/>
        </table:table-row>
        <table:table-row table:style-name="ro1">
          <table:table-cell office:value-type="float" office:value="50348" calcext:value-type="float">
            <text:p>50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1" calcext:value-type="float">
            <text:p>-271</text:p>
          </table:table-cell>
          <table:table-cell office:value-type="float" office:value="-241.571570714069" calcext:value-type="float">
            <text:p>-241.571570714069</text:p>
          </table:table-cell>
          <table:table-cell table:number-columns-repeated="2"/>
        </table:table-row>
        <table:table-row table:style-name="ro1">
          <table:table-cell office:value-type="float" office:value="50374" calcext:value-type="float">
            <text:p>50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" calcext:value-type="float">
            <text:p>-225</text:p>
          </table:table-cell>
          <table:table-cell office:value-type="float" office:value="-241.061676230559" calcext:value-type="float">
            <text:p>-241.061676230559</text:p>
          </table:table-cell>
          <table:table-cell table:number-columns-repeated="2"/>
        </table:table-row>
        <table:table-row table:style-name="ro1">
          <table:table-cell office:value-type="float" office:value="50399" calcext:value-type="float">
            <text:p>50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office:value-type="float" office:value="-239.336701577311" calcext:value-type="float">
            <text:p>-239.336701577311</text:p>
          </table:table-cell>
          <table:table-cell table:number-columns-repeated="2"/>
        </table:table-row>
        <table:table-row table:style-name="ro1">
          <table:table-cell office:value-type="float" office:value="50426" calcext:value-type="float">
            <text:p>50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office:value-type="float" office:value="-235.572495374932" calcext:value-type="float">
            <text:p>-235.572495374932</text:p>
          </table:table-cell>
          <table:table-cell table:number-columns-repeated="2"/>
        </table:table-row>
        <table:table-row table:style-name="ro1">
          <table:table-cell office:value-type="float" office:value="50452" calcext:value-type="float">
            <text:p>5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230.354880132627" calcext:value-type="float">
            <text:p>-230.354880132627</text:p>
          </table:table-cell>
          <table:table-cell table:number-columns-repeated="2"/>
        </table:table-row>
        <table:table-row table:style-name="ro1">
          <table:table-cell office:value-type="float" office:value="50478" calcext:value-type="float">
            <text:p>5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222.067037667007" calcext:value-type="float">
            <text:p>-222.067037667007</text:p>
          </table:table-cell>
          <table:table-cell table:number-columns-repeated="2"/>
        </table:table-row>
        <table:table-row table:style-name="ro1">
          <table:table-cell office:value-type="float" office:value="50504" calcext:value-type="float">
            <text:p>50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216.772667277253" calcext:value-type="float">
            <text:p>-216.772667277253</text:p>
          </table:table-cell>
          <table:table-cell table:number-columns-repeated="2"/>
        </table:table-row>
        <table:table-row table:style-name="ro1">
          <table:table-cell office:value-type="float" office:value="50530" calcext:value-type="float">
            <text:p>50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" calcext:value-type="float">
            <text:p>-124</text:p>
          </table:table-cell>
          <table:table-cell office:value-type="float" office:value="-213.918123668722" calcext:value-type="float">
            <text:p>-213.918123668722</text:p>
          </table:table-cell>
          <table:table-cell table:number-columns-repeated="2"/>
        </table:table-row>
        <table:table-row table:style-name="ro1">
          <table:table-cell office:value-type="float" office:value="50556" calcext:value-type="float">
            <text:p>5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3" calcext:value-type="float">
            <text:p>-173</text:p>
          </table:table-cell>
          <table:table-cell office:value-type="float" office:value="-212.659104478916" calcext:value-type="float">
            <text:p>-212.659104478916</text:p>
          </table:table-cell>
          <table:table-cell table:number-columns-repeated="2"/>
        </table:table-row>
        <table:table-row table:style-name="ro1">
          <table:table-cell office:value-type="float" office:value="50581" calcext:value-type="float">
            <text:p>50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" calcext:value-type="float">
            <text:p>-213</text:p>
          </table:table-cell>
          <table:table-cell office:value-type="float" office:value="-212.669593571872" calcext:value-type="float">
            <text:p>-212.669593571872</text:p>
          </table:table-cell>
          <table:table-cell table:number-columns-repeated="2"/>
        </table:table-row>
        <table:table-row table:style-name="ro1">
          <table:table-cell office:value-type="float" office:value="50608" calcext:value-type="float">
            <text:p>50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6" calcext:value-type="float">
            <text:p>-246</text:p>
          </table:table-cell>
          <table:table-cell office:value-type="float" office:value="-213.695144538891" calcext:value-type="float">
            <text:p>-213.695144538891</text:p>
          </table:table-cell>
          <table:table-cell table:number-columns-repeated="2"/>
        </table:table-row>
        <table:table-row table:style-name="ro1">
          <table:table-cell office:value-type="float" office:value="50634" calcext:value-type="float">
            <text:p>50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8" calcext:value-type="float">
            <text:p>-248</text:p>
          </table:table-cell>
          <table:table-cell office:value-type="float" office:value="-214.750678553079" calcext:value-type="float">
            <text:p>-214.750678553079</text:p>
          </table:table-cell>
          <table:table-cell table:number-columns-repeated="2"/>
        </table:table-row>
        <table:table-row table:style-name="ro1">
          <table:table-cell office:value-type="float" office:value="50660" calcext:value-type="float">
            <text:p>50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5" calcext:value-type="float">
            <text:p>-265</text:p>
          </table:table-cell>
          <table:table-cell office:value-type="float" office:value="-216.296811520677" calcext:value-type="float">
            <text:p>-216.296811520677</text:p>
          </table:table-cell>
          <table:table-cell table:number-columns-repeated="2"/>
        </table:table-row>
        <table:table-row table:style-name="ro1">
          <table:table-cell office:value-type="float" office:value="50686" calcext:value-type="float">
            <text:p>50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7" calcext:value-type="float">
            <text:p>-267</text:p>
          </table:table-cell>
          <table:table-cell office:value-type="float" office:value="-217.856909627733" calcext:value-type="float">
            <text:p>-217.856909627733</text:p>
          </table:table-cell>
          <table:table-cell table:number-columns-repeated="2"/>
        </table:table-row>
        <table:table-row table:style-name="ro1">
          <table:table-cell office:value-type="float" office:value="50711" calcext:value-type="float">
            <text:p>50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" calcext:value-type="float">
            <text:p>-237</text:p>
          </table:table-cell>
          <table:table-cell office:value-type="float" office:value="-218.445927793034" calcext:value-type="float">
            <text:p>-218.445927793034</text:p>
          </table:table-cell>
          <table:table-cell table:number-columns-repeated="2"/>
        </table:table-row>
        <table:table-row table:style-name="ro1">
          <table:table-cell office:value-type="float" office:value="50738" calcext:value-type="float">
            <text:p>50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1" calcext:value-type="float">
            <text:p>-201</text:p>
          </table:table-cell>
          <table:table-cell office:value-type="float" office:value="-217.909130014786" calcext:value-type="float">
            <text:p>-217.909130014786</text:p>
          </table:table-cell>
          <table:table-cell table:number-columns-repeated="2"/>
        </table:table-row>
        <table:table-row table:style-name="ro1">
          <table:table-cell office:value-type="float" office:value="50764" calcext:value-type="float">
            <text:p>50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3" calcext:value-type="float">
            <text:p>-183</text:p>
          </table:table-cell>
          <table:table-cell office:value-type="float" office:value="-216.835002937408" calcext:value-type="float">
            <text:p>-216.835002937408</text:p>
          </table:table-cell>
          <table:table-cell table:number-columns-repeated="2"/>
        </table:table-row>
        <table:table-row table:style-name="ro1">
          <table:table-cell office:value-type="float" office:value="50790" calcext:value-type="float">
            <text:p>50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office:value-type="float" office:value="-213.209310539334" calcext:value-type="float">
            <text:p>-213.209310539334</text:p>
          </table:table-cell>
          <table:table-cell table:number-columns-repeated="2"/>
        </table:table-row>
        <table:table-row table:style-name="ro1">
          <table:table-cell office:value-type="float" office:value="50816" calcext:value-type="float">
            <text:p>50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208.495177907355" calcext:value-type="float">
            <text:p>-208.495177907355</text:p>
          </table:table-cell>
          <table:table-cell table:number-columns-repeated="2"/>
        </table:table-row>
        <table:table-row table:style-name="ro1">
          <table:table-cell office:value-type="float" office:value="50842" calcext:value-type="float">
            <text:p>50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01.864557048667" calcext:value-type="float">
            <text:p>-201.864557048667</text:p>
          </table:table-cell>
          <table:table-cell table:number-columns-repeated="2"/>
        </table:table-row>
        <table:table-row table:style-name="ro1">
          <table:table-cell office:value-type="float" office:value="50868" calcext:value-type="float">
            <text:p>50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197.868724524092" calcext:value-type="float">
            <text:p>-197.868724524092</text:p>
          </table:table-cell>
          <table:table-cell table:number-columns-repeated="2"/>
        </table:table-row>
        <table:table-row table:style-name="ro1">
          <table:table-cell office:value-type="float" office:value="50894" calcext:value-type="float">
            <text:p>50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" calcext:value-type="float">
            <text:p>-116</text:p>
          </table:table-cell>
          <table:table-cell office:value-type="float" office:value="-195.349686846428" calcext:value-type="float">
            <text:p>-195.349686846428</text:p>
          </table:table-cell>
          <table:table-cell table:number-columns-repeated="2"/>
        </table:table-row>
        <table:table-row table:style-name="ro1">
          <table:table-cell office:value-type="float" office:value="50920" calcext:value-type="float">
            <text:p>50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" calcext:value-type="float">
            <text:p>-162</text:p>
          </table:table-cell>
          <table:table-cell office:value-type="float" office:value="-194.323542635769" calcext:value-type="float">
            <text:p>-194.323542635769</text:p>
          </table:table-cell>
          <table:table-cell table:number-columns-repeated="2"/>
        </table:table-row>
        <table:table-row table:style-name="ro1">
          <table:table-cell office:value-type="float" office:value="50945" calcext:value-type="float">
            <text:p>50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" calcext:value-type="float">
            <text:p>-213</text:p>
          </table:table-cell>
          <table:table-cell office:value-type="float" office:value="-194.89820286236" calcext:value-type="float">
            <text:p>-194.89820286236</text:p>
          </table:table-cell>
          <table:table-cell table:number-columns-repeated="2"/>
        </table:table-row>
        <table:table-row table:style-name="ro1">
          <table:table-cell office:value-type="float" office:value="50972" calcext:value-type="float">
            <text:p>50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5" calcext:value-type="float">
            <text:p>-235</text:p>
          </table:table-cell>
          <table:table-cell office:value-type="float" office:value="-196.132104312749" calcext:value-type="float">
            <text:p>-196.132104312749</text:p>
          </table:table-cell>
          <table:table-cell table:number-columns-repeated="2"/>
        </table:table-row>
        <table:table-row table:style-name="ro1">
          <table:table-cell office:value-type="float" office:value="50998" calcext:value-type="float">
            <text:p>5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-197.266501103126" calcext:value-type="float">
            <text:p>-197.266501103126</text:p>
          </table:table-cell>
          <table:table-cell table:number-columns-repeated="2"/>
        </table:table-row>
        <table:table-row table:style-name="ro1">
          <table:table-cell office:value-type="float" office:value="51024" calcext:value-type="float">
            <text:p>5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2" calcext:value-type="float">
            <text:p>-252</text:p>
          </table:table-cell>
          <table:table-cell office:value-type="float" office:value="-198.950608761492" calcext:value-type="float">
            <text:p>-198.950608761492</text:p>
          </table:table-cell>
          <table:table-cell table:number-columns-repeated="2"/>
        </table:table-row>
        <table:table-row table:style-name="ro1">
          <table:table-cell office:value-type="float" office:value="51050" calcext:value-type="float">
            <text:p>51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" calcext:value-type="float">
            <text:p>-213</text:p>
          </table:table-cell>
          <table:table-cell office:value-type="float" office:value="-199.382897722677" calcext:value-type="float">
            <text:p>-199.382897722677</text:p>
          </table:table-cell>
          <table:table-cell table:number-columns-repeated="2"/>
        </table:table-row>
        <table:table-row table:style-name="ro1">
          <table:table-cell office:value-type="float" office:value="51076" calcext:value-type="float">
            <text:p>5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4" calcext:value-type="float">
            <text:p>-214</text:p>
          </table:table-cell>
          <table:table-cell office:value-type="float" office:value="-199.832654715825" calcext:value-type="float">
            <text:p>-199.832654715825</text:p>
          </table:table-cell>
          <table:table-cell table:number-columns-repeated="2"/>
        </table:table-row>
        <table:table-row table:style-name="ro1">
          <table:table-cell office:value-type="float" office:value="51102" calcext:value-type="float">
            <text:p>51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9" calcext:value-type="float">
            <text:p>-169</text:p>
          </table:table-cell>
          <table:table-cell office:value-type="float" office:value="-198.883957647646" calcext:value-type="float">
            <text:p>-198.883957647646</text:p>
          </table:table-cell>
          <table:table-cell table:number-columns-repeated="2"/>
        </table:table-row>
        <table:table-row table:style-name="ro1">
          <table:table-cell office:value-type="float" office:value="51127" calcext:value-type="float">
            <text:p>51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" calcext:value-type="float">
            <text:p>-124</text:p>
          </table:table-cell>
          <table:table-cell office:value-type="float" office:value="-196.579835873872" calcext:value-type="float">
            <text:p>-196.579835873872</text:p>
          </table:table-cell>
          <table:table-cell table:number-columns-repeated="2"/>
        </table:table-row>
        <table:table-row table:style-name="ro1">
          <table:table-cell office:value-type="float" office:value="51154" calcext:value-type="float">
            <text:p>51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-192.408148616214" calcext:value-type="float">
            <text:p>-192.408148616214</text:p>
          </table:table-cell>
          <table:table-cell table:number-columns-repeated="2"/>
        </table:table-row>
        <table:table-row table:style-name="ro1">
          <table:table-cell office:value-type="float" office:value="51180" calcext:value-type="float">
            <text:p>51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.487897889562" calcext:value-type="float">
            <text:p>-186.487897889562</text:p>
          </table:table-cell>
          <table:table-cell table:number-columns-repeated="2"/>
        </table:table-row>
        <table:table-row table:style-name="ro1">
          <table:table-cell office:value-type="float" office:value="51206" calcext:value-type="float">
            <text:p>51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182.257501031421" calcext:value-type="float">
            <text:p>-182.257501031421</text:p>
          </table:table-cell>
          <table:table-cell table:number-columns-repeated="2"/>
        </table:table-row>
        <table:table-row table:style-name="ro1">
          <table:table-cell office:value-type="float" office:value="51232" calcext:value-type="float">
            <text:p>51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office:value-type="float" office:value="-179.972654845839" calcext:value-type="float">
            <text:p>-179.972654845839</text:p>
          </table:table-cell>
          <table:table-cell table:number-columns-repeated="2"/>
        </table:table-row>
        <table:table-row table:style-name="ro1">
          <table:table-cell office:value-type="float" office:value="51257" calcext:value-type="float">
            <text:p>51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office:value-type="float" office:value="-179.050419312121" calcext:value-type="float">
            <text:p>-179.050419312121</text:p>
          </table:table-cell>
          <table:table-cell table:number-columns-repeated="2"/>
        </table:table-row>
        <table:table-row table:style-name="ro1">
          <table:table-cell office:value-type="float" office:value="51284" calcext:value-type="float">
            <text:p>51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2" calcext:value-type="float">
            <text:p>-192</text:p>
          </table:table-cell>
          <table:table-cell office:value-type="float" office:value="-179.448867948671" calcext:value-type="float">
            <text:p>-179.448867948671</text:p>
          </table:table-cell>
          <table:table-cell table:number-columns-repeated="2"/>
        </table:table-row>
        <table:table-row table:style-name="ro1">
          <table:table-cell office:value-type="float" office:value="51310" calcext:value-type="float">
            <text:p>51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4" calcext:value-type="float">
            <text:p>-214</text:p>
          </table:table-cell>
          <table:table-cell office:value-type="float" office:value="-180.511979704097" calcext:value-type="float">
            <text:p>-180.511979704097</text:p>
          </table:table-cell>
          <table:table-cell table:number-columns-repeated="2"/>
        </table:table-row>
        <table:table-row table:style-name="ro1">
          <table:table-cell office:value-type="float" office:value="51335" calcext:value-type="float">
            <text:p>51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7" calcext:value-type="float">
            <text:p>-217</text:p>
          </table:table-cell>
          <table:table-cell office:value-type="float" office:value="-181.634688020894" calcext:value-type="float">
            <text:p>-181.634688020894</text:p>
          </table:table-cell>
          <table:table-cell table:number-columns-repeated="2"/>
        </table:table-row>
        <table:table-row table:style-name="ro1">
          <table:table-cell office:value-type="float" office:value="51362" calcext:value-type="float">
            <text:p>51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" calcext:value-type="float">
            <text:p>-225</text:p>
          </table:table-cell>
          <table:table-cell office:value-type="float" office:value="-182.969005312559" calcext:value-type="float">
            <text:p>-182.969005312559</text:p>
          </table:table-cell>
          <table:table-cell table:number-columns-repeated="2"/>
        </table:table-row>
        <table:table-row table:style-name="ro1">
          <table:table-cell office:value-type="float" office:value="51388" calcext:value-type="float">
            <text:p>51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" calcext:value-type="float">
            <text:p>-224</text:p>
          </table:table-cell>
          <table:table-cell office:value-type="float" office:value="-184.231497456788" calcext:value-type="float">
            <text:p>-184.231497456788</text:p>
          </table:table-cell>
          <table:table-cell table:number-columns-repeated="2"/>
        </table:table-row>
        <table:table-row table:style-name="ro1">
          <table:table-cell office:value-type="float" office:value="51414" calcext:value-type="float">
            <text:p>5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" calcext:value-type="float">
            <text:p>-194</text:p>
          </table:table-cell>
          <table:table-cell office:value-type="float" office:value="-184.532066765809" calcext:value-type="float">
            <text:p>-184.532066765809</text:p>
          </table:table-cell>
          <table:table-cell table:number-columns-repeated="2"/>
        </table:table-row>
        <table:table-row table:style-name="ro1">
          <table:table-cell office:value-type="float" office:value="51440" calcext:value-type="float">
            <text:p>51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8" calcext:value-type="float">
            <text:p>-168</text:p>
          </table:table-cell>
          <table:table-cell office:value-type="float" office:value="-184.0233877884" calcext:value-type="float">
            <text:p>-184.0233877884</text:p>
          </table:table-cell>
          <table:table-cell table:number-columns-repeated="2"/>
        </table:table-row>
        <table:table-row table:style-name="ro1">
          <table:table-cell office:value-type="float" office:value="51466" calcext:value-type="float">
            <text:p>51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" calcext:value-type="float">
            <text:p>-130</text:p>
          </table:table-cell>
          <table:table-cell office:value-type="float" office:value="-182.361129702603" calcext:value-type="float">
            <text:p>-182.361129702603</text:p>
          </table:table-cell>
          <table:table-cell table:number-columns-repeated="2"/>
        </table:table-row>
        <table:table-row table:style-name="ro1">
          <table:table-cell office:value-type="float" office:value="51492" calcext:value-type="float">
            <text:p>51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-178.473094942523" calcext:value-type="float">
            <text:p>-178.473094942523</text:p>
          </table:table-cell>
          <table:table-cell table:number-columns-repeated="2"/>
        </table:table-row>
        <table:table-row table:style-name="ro1">
          <table:table-cell office:value-type="float" office:value="51518" calcext:value-type="float">
            <text:p>51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72.766230482753" calcext:value-type="float">
            <text:p>-172.766230482753</text:p>
          </table:table-cell>
          <table:table-cell table:number-columns-repeated="2"/>
        </table:table-row>
        <table:table-row table:style-name="ro1">
          <table:table-cell office:value-type="float" office:value="51544" calcext:value-type="float">
            <text:p>51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169.111884929438" calcext:value-type="float">
            <text:p>-169.111884929438</text:p>
          </table:table-cell>
          <table:table-cell table:number-columns-repeated="2"/>
        </table:table-row>
        <table:table-row table:style-name="ro1">
          <table:table-cell office:value-type="float" office:value="51569" calcext:value-type="float">
            <text:p>51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" calcext:value-type="float">
            <text:p>-114</text:p>
          </table:table-cell>
          <table:table-cell office:value-type="float" office:value="-167.416134623916" calcext:value-type="float">
            <text:p>-167.416134623916</text:p>
          </table:table-cell>
          <table:table-cell table:number-columns-repeated="2"/>
        </table:table-row>
        <table:table-row table:style-name="ro1">
          <table:table-cell office:value-type="float" office:value="51595" calcext:value-type="float">
            <text:p>51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" calcext:value-type="float">
            <text:p>-152</text:p>
          </table:table-cell>
          <table:table-cell office:value-type="float" office:value="-166.941792020104" calcext:value-type="float">
            <text:p>-166.941792020104</text:p>
          </table:table-cell>
          <table:table-cell table:number-columns-repeated="2"/>
        </table:table-row>
        <table:table-row table:style-name="ro1">
          <table:table-cell office:value-type="float" office:value="51622" calcext:value-type="float">
            <text:p>51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1" calcext:value-type="float">
            <text:p>-171</text:p>
          </table:table-cell>
          <table:table-cell office:value-type="float" office:value="-167.066659957947" calcext:value-type="float">
            <text:p>-167.066659957947</text:p>
          </table:table-cell>
          <table:table-cell table:number-columns-repeated="2"/>
        </table:table-row>
        <table:table-row table:style-name="ro1">
          <table:table-cell office:value-type="float" office:value="51648" calcext:value-type="float">
            <text:p>5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8" calcext:value-type="float">
            <text:p>-188</text:p>
          </table:table-cell>
          <table:table-cell office:value-type="float" office:value="-167.710762728471" calcext:value-type="float">
            <text:p>-167.710762728471</text:p>
          </table:table-cell>
          <table:table-cell table:number-columns-repeated="2"/>
        </table:table-row>
        <table:table-row table:style-name="ro1">
          <table:table-cell office:value-type="float" office:value="51673" calcext:value-type="float">
            <text:p>51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" calcext:value-type="float">
            <text:p>-213</text:p>
          </table:table-cell>
          <table:table-cell office:value-type="float" office:value="-169.104277721441" calcext:value-type="float">
            <text:p>-169.104277721441</text:p>
          </table:table-cell>
          <table:table-cell table:number-columns-repeated="2"/>
        </table:table-row>
        <table:table-row table:style-name="ro1">
          <table:table-cell office:value-type="float" office:value="51700" calcext:value-type="float">
            <text:p>5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9" calcext:value-type="float">
            <text:p>-219</text:p>
          </table:table-cell>
          <table:table-cell office:value-type="float" office:value="-170.639530714628" calcext:value-type="float">
            <text:p>-170.639530714628</text:p>
          </table:table-cell>
          <table:table-cell table:number-columns-repeated="2"/>
        </table:table-row>
        <table:table-row table:style-name="ro1">
          <table:table-cell office:value-type="float" office:value="51726" calcext:value-type="float">
            <text:p>51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1" calcext:value-type="float">
            <text:p>-191</text:p>
          </table:table-cell>
          <table:table-cell office:value-type="float" office:value="-171.266006692639" calcext:value-type="float">
            <text:p>-171.266006692639</text:p>
          </table:table-cell>
          <table:table-cell table:number-columns-repeated="2"/>
        </table:table-row>
        <table:table-row table:style-name="ro1">
          <table:table-cell office:value-type="float" office:value="51752" calcext:value-type="float">
            <text:p>51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" calcext:value-type="float">
            <text:p>-155</text:p>
          </table:table-cell>
          <table:table-cell office:value-type="float" office:value="-170.76551417902" calcext:value-type="float">
            <text:p>-170.76551417902</text:p>
          </table:table-cell>
          <table:table-cell table:number-columns-repeated="2"/>
        </table:table-row>
        <table:table-row table:style-name="ro1">
          <table:table-cell office:value-type="float" office:value="51777" calcext:value-type="float">
            <text:p>51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7" calcext:value-type="float">
            <text:p>-137</text:p>
          </table:table-cell>
          <table:table-cell office:value-type="float" office:value="-169.726575281204" calcext:value-type="float">
            <text:p>-169.726575281204</text:p>
          </table:table-cell>
          <table:table-cell table:number-columns-repeated="2"/>
        </table:table-row>
        <table:table-row table:style-name="ro1">
          <table:table-cell office:value-type="float" office:value="51804" calcext:value-type="float">
            <text:p>51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office:value-type="float" office:value="-167.51960373409" calcext:value-type="float">
            <text:p>-167.51960373409</text:p>
          </table:table-cell>
          <table:table-cell table:number-columns-repeated="2"/>
        </table:table-row>
        <table:table-row table:style-name="ro1">
          <table:table-cell office:value-type="float" office:value="51830" calcext:value-type="float">
            <text:p>51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62.703615926887" calcext:value-type="float">
            <text:p>-162.703615926887</text:p>
          </table:table-cell>
          <table:table-cell table:number-columns-repeated="2"/>
        </table:table-row>
        <table:table-row table:style-name="ro1">
          <table:table-cell office:value-type="float" office:value="51856" calcext:value-type="float">
            <text:p>51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158.774273898367" calcext:value-type="float">
            <text:p>-158.774273898367</text:p>
          </table:table-cell>
          <table:table-cell table:number-columns-repeated="2"/>
        </table:table-row>
        <table:table-row table:style-name="ro1">
          <table:table-cell office:value-type="float" office:value="51882" calcext:value-type="float">
            <text:p>51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office:value-type="float" office:value="-156.781219316879" calcext:value-type="float">
            <text:p>-156.781219316879</text:p>
          </table:table-cell>
          <table:table-cell table:number-columns-repeated="2"/>
        </table:table-row>
        <table:table-row table:style-name="ro1">
          <table:table-cell office:value-type="float" office:value="51908" calcext:value-type="float">
            <text:p>5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" calcext:value-type="float">
            <text:p>-112</text:p>
          </table:table-cell>
          <table:table-cell office:value-type="float" office:value="-155.40333564559" calcext:value-type="float">
            <text:p>-155.40333564559</text:p>
          </table:table-cell>
          <table:table-cell table:number-columns-repeated="2"/>
        </table:table-row>
        <table:table-row table:style-name="ro1">
          <table:table-cell office:value-type="float" office:value="51933" calcext:value-type="float">
            <text:p>51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4" calcext:value-type="float">
            <text:p>-164</text:p>
          </table:table-cell>
          <table:table-cell office:value-type="float" office:value="-155.667848394957" calcext:value-type="float">
            <text:p>-155.667848394957</text:p>
          </table:table-cell>
          <table:table-cell table:number-columns-repeated="2"/>
        </table:table-row>
        <table:table-row table:style-name="ro1">
          <table:table-cell office:value-type="float" office:value="51959" calcext:value-type="float">
            <text:p>51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2" calcext:value-type="float">
            <text:p>-172</text:p>
          </table:table-cell>
          <table:table-cell office:value-type="float" office:value="-156.170376136651" calcext:value-type="float">
            <text:p>-156.170376136651</text:p>
          </table:table-cell>
          <table:table-cell table:number-columns-repeated="2"/>
        </table:table-row>
        <table:table-row table:style-name="ro1">
          <table:table-cell office:value-type="float" office:value="51985" calcext:value-type="float">
            <text:p>5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8" calcext:value-type="float">
            <text:p>-188</text:p>
          </table:table-cell>
          <table:table-cell office:value-type="float" office:value="-157.1497491786" calcext:value-type="float">
            <text:p>-157.1497491786</text:p>
          </table:table-cell>
          <table:table-cell table:number-columns-repeated="2"/>
        </table:table-row>
        <table:table-row table:style-name="ro1">
          <table:table-cell office:value-type="float" office:value="52012" calcext:value-type="float">
            <text:p>5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8" calcext:value-type="float">
            <text:p>-188</text:p>
          </table:table-cell>
          <table:table-cell office:value-type="float" office:value="-158.098987665412" calcext:value-type="float">
            <text:p>-158.098987665412</text:p>
          </table:table-cell>
          <table:table-cell table:number-columns-repeated="2"/>
        </table:table-row>
        <table:table-row table:style-name="ro1">
          <table:table-cell office:value-type="float" office:value="52037" calcext:value-type="float">
            <text:p>52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6" calcext:value-type="float">
            <text:p>-176</text:p>
          </table:table-cell>
          <table:table-cell office:value-type="float" office:value="-158.649788044938" calcext:value-type="float">
            <text:p>-158.649788044938</text:p>
          </table:table-cell>
          <table:table-cell table:number-columns-repeated="2"/>
        </table:table-row>
        <table:table-row table:style-name="ro1">
          <table:table-cell office:value-type="float" office:value="52064" calcext:value-type="float">
            <text:p>52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" calcext:value-type="float">
            <text:p>-145</text:p>
          </table:table-cell>
          <table:table-cell office:value-type="float" office:value="-158.229794566632" calcext:value-type="float">
            <text:p>-158.229794566632</text:p>
          </table:table-cell>
          <table:table-cell table:number-columns-repeated="2"/>
        </table:table-row>
        <table:table-row table:style-name="ro1">
          <table:table-cell office:value-type="float" office:value="52090" calcext:value-type="float">
            <text:p>52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-156.130416272274" calcext:value-type="float">
            <text:p>-156.130416272274</text:p>
          </table:table-cell>
          <table:table-cell table:number-columns-repeated="2"/>
        </table:table-row>
        <table:table-row table:style-name="ro1">
          <table:table-cell office:value-type="float" office:value="52116" calcext:value-type="float">
            <text:p>52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153.141788079281" calcext:value-type="float">
            <text:p>-153.141788079281</text:p>
          </table:table-cell>
          <table:table-cell table:number-columns-repeated="2"/>
        </table:table-row>
        <table:table-row table:style-name="ro1">
          <table:table-cell office:value-type="float" office:value="52142" calcext:value-type="float">
            <text:p>52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8.429733061457" calcext:value-type="float">
            <text:p>-148.429733061457</text:p>
          </table:table-cell>
          <table:table-cell table:number-columns-repeated="2"/>
        </table:table-row>
        <table:table-row table:style-name="ro1">
          <table:table-cell office:value-type="float" office:value="52168" calcext:value-type="float">
            <text:p>52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145.924202813412" calcext:value-type="float">
            <text:p>-145.924202813412</text:p>
          </table:table-cell>
          <table:table-cell table:number-columns-repeated="2"/>
        </table:table-row>
        <table:table-row table:style-name="ro1">
          <table:table-cell office:value-type="float" office:value="52194" calcext:value-type="float">
            <text:p>52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office:value-type="float" office:value="-144.480381188384" calcext:value-type="float">
            <text:p>-144.480381188384</text:p>
          </table:table-cell>
          <table:table-cell table:number-columns-repeated="2"/>
        </table:table-row>
        <table:table-row table:style-name="ro1">
          <table:table-cell office:value-type="float" office:value="52220" calcext:value-type="float">
            <text:p>52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office:value-type="float" office:value="-144.434830997972" calcext:value-type="float">
            <text:p>-144.434830997972</text:p>
          </table:table-cell>
          <table:table-cell table:number-columns-repeated="2"/>
        </table:table-row>
        <table:table-row table:style-name="ro1">
          <table:table-cell office:value-type="float" office:value="52246" calcext:value-type="float">
            <text:p>5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" calcext:value-type="float">
            <text:p>-163</text:p>
          </table:table-cell>
          <table:table-cell office:value-type="float" office:value="-145.006066967266" calcext:value-type="float">
            <text:p>-145.006066967266</text:p>
          </table:table-cell>
          <table:table-cell table:number-columns-repeated="2"/>
        </table:table-row>
        <table:table-row table:style-name="ro1">
          <table:table-cell office:value-type="float" office:value="52271" calcext:value-type="float">
            <text:p>52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3" calcext:value-type="float">
            <text:p>-173</text:p>
          </table:table-cell>
          <table:table-cell office:value-type="float" office:value="-145.867418752888" calcext:value-type="float">
            <text:p>-145.867418752888</text:p>
          </table:table-cell>
          <table:table-cell table:number-columns-repeated="2"/>
        </table:table-row>
        <table:table-row table:style-name="ro1">
          <table:table-cell office:value-type="float" office:value="52297" calcext:value-type="float">
            <text:p>52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" calcext:value-type="float">
            <text:p>-179</text:p>
          </table:table-cell>
          <table:table-cell office:value-type="float" office:value="-146.886882791261" calcext:value-type="float">
            <text:p>-146.886882791261</text:p>
          </table:table-cell>
          <table:table-cell table:number-columns-repeated="2"/>
        </table:table-row>
        <table:table-row table:style-name="ro1">
          <table:table-cell office:value-type="float" office:value="52324" calcext:value-type="float">
            <text:p>52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" calcext:value-type="float">
            <text:p>-177</text:p>
          </table:table-cell>
          <table:table-cell office:value-type="float" office:value="-147.813440243837" calcext:value-type="float">
            <text:p>-147.813440243837</text:p>
          </table:table-cell>
          <table:table-cell table:number-columns-repeated="2"/>
        </table:table-row>
        <table:table-row table:style-name="ro1">
          <table:table-cell office:value-type="float" office:value="52350" calcext:value-type="float">
            <text:p>52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" calcext:value-type="float">
            <text:p>-152</text:p>
          </table:table-cell>
          <table:table-cell office:value-type="float" office:value="-147.942257467104" calcext:value-type="float">
            <text:p>-147.942257467104</text:p>
          </table:table-cell>
          <table:table-cell table:number-columns-repeated="2"/>
        </table:table-row>
        <table:table-row table:style-name="ro1">
          <table:table-cell office:value-type="float" office:value="52375" calcext:value-type="float">
            <text:p>52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" calcext:value-type="float">
            <text:p>-106</text:p>
          </table:table-cell>
          <table:table-cell office:value-type="float" office:value="-146.651726468116" calcext:value-type="float">
            <text:p>-146.651726468116</text:p>
          </table:table-cell>
          <table:table-cell table:number-columns-repeated="2"/>
        </table:table-row>
        <table:table-row table:style-name="ro1">
          <table:table-cell office:value-type="float" office:value="52401" calcext:value-type="float">
            <text:p>52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144.200904115251" calcext:value-type="float">
            <text:p>-144.200904115251</text:p>
          </table:table-cell>
          <table:table-cell table:number-columns-repeated="2"/>
        </table:table-row>
        <table:table-row table:style-name="ro1">
          <table:table-cell office:value-type="float" office:value="52428" calcext:value-type="float">
            <text:p>5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40.317799373243" calcext:value-type="float">
            <text:p>-140.317799373243</text:p>
          </table:table-cell>
          <table:table-cell table:number-columns-repeated="2"/>
        </table:table-row>
        <table:table-row table:style-name="ro1">
          <table:table-cell office:value-type="float" office:value="52454" calcext:value-type="float">
            <text:p>52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36.769559392528" calcext:value-type="float">
            <text:p>-136.769559392528</text:p>
          </table:table-cell>
          <table:table-cell table:number-columns-repeated="2"/>
        </table:table-row>
        <table:table-row table:style-name="ro1">
          <table:table-cell office:value-type="float" office:value="52480" calcext:value-type="float">
            <text:p>52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-135.392034488143" calcext:value-type="float">
            <text:p>-135.392034488143</text:p>
          </table:table-cell>
          <table:table-cell table:number-columns-repeated="2"/>
        </table:table-row>
        <table:table-row table:style-name="ro1">
          <table:table-cell office:value-type="float" office:value="52506" calcext:value-type="float">
            <text:p>52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" calcext:value-type="float">
            <text:p>-128</text:p>
          </table:table-cell>
          <table:table-cell office:value-type="float" office:value="-135.164587273123" calcext:value-type="float">
            <text:p>-135.164587273123</text:p>
          </table:table-cell>
          <table:table-cell table:number-columns-repeated="2"/>
        </table:table-row>
        <table:table-row table:style-name="ro1">
          <table:table-cell office:value-type="float" office:value="52532" calcext:value-type="float">
            <text:p>52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" calcext:value-type="float">
            <text:p>-155</text:p>
          </table:table-cell>
          <table:table-cell office:value-type="float" office:value="-135.774907664719" calcext:value-type="float">
            <text:p>-135.774907664719</text:p>
          </table:table-cell>
          <table:table-cell table:number-columns-repeated="2"/>
        </table:table-row>
        <table:table-row table:style-name="ro1">
          <table:table-cell office:value-type="float" office:value="52557" calcext:value-type="float">
            <text:p>52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9" calcext:value-type="float">
            <text:p>-169</text:p>
          </table:table-cell>
          <table:table-cell office:value-type="float" office:value="-136.797218198112" calcext:value-type="float">
            <text:p>-136.797218198112</text:p>
          </table:table-cell>
          <table:table-cell table:number-columns-repeated="2"/>
        </table:table-row>
        <table:table-row table:style-name="ro1">
          <table:table-cell office:value-type="float" office:value="52584" calcext:value-type="float">
            <text:p>5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" calcext:value-type="float">
            <text:p>-182</text:p>
          </table:table-cell>
          <table:table-cell office:value-type="float" office:value="-138.188073022786" calcext:value-type="float">
            <text:p>-138.188073022786</text:p>
          </table:table-cell>
          <table:table-cell table:number-columns-repeated="2"/>
        </table:table-row>
        <table:table-row table:style-name="ro1">
          <table:table-cell office:value-type="float" office:value="52610" calcext:value-type="float">
            <text:p>52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0" calcext:value-type="float">
            <text:p>-170</text:p>
          </table:table-cell>
          <table:table-cell office:value-type="float" office:value="-139.166901545162" calcext:value-type="float">
            <text:p>-139.166901545162</text:p>
          </table:table-cell>
          <table:table-cell table:number-columns-repeated="2"/>
        </table:table-row>
        <table:table-row table:style-name="ro1">
          <table:table-cell office:value-type="float" office:value="52636" calcext:value-type="float">
            <text:p>5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" calcext:value-type="float">
            <text:p>-159</text:p>
          </table:table-cell>
          <table:table-cell office:value-type="float" office:value="-139.777150728387" calcext:value-type="float">
            <text:p>-139.777150728387</text:p>
          </table:table-cell>
          <table:table-cell table:number-columns-repeated="2"/>
        </table:table-row>
        <table:table-row table:style-name="ro1">
          <table:table-cell office:value-type="float" office:value="52662" calcext:value-type="float">
            <text:p>52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6" calcext:value-type="float">
            <text:p>-136</text:p>
          </table:table-cell>
          <table:table-cell office:value-type="float" office:value="-139.660930705976" calcext:value-type="float">
            <text:p>-139.660930705976</text:p>
          </table:table-cell>
          <table:table-cell table:number-columns-repeated="2"/>
        </table:table-row>
        <table:table-row table:style-name="ro1">
          <table:table-cell office:value-type="float" office:value="52688" calcext:value-type="float">
            <text:p>52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-137.886748222715" calcext:value-type="float">
            <text:p>-137.886748222715</text:p>
          </table:table-cell>
          <table:table-cell table:number-columns-repeated="2"/>
        </table:table-row>
        <table:table-row table:style-name="ro1">
          <table:table-cell office:value-type="float" office:value="52713" calcext:value-type="float">
            <text:p>52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134.782540585093" calcext:value-type="float">
            <text:p>-134.782540585093</text:p>
          </table:table-cell>
          <table:table-cell table:number-columns-repeated="2"/>
        </table:table-row>
        <table:table-row table:style-name="ro1">
          <table:table-cell office:value-type="float" office:value="52740" calcext:value-type="float">
            <text:p>52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131.835385490167" calcext:value-type="float">
            <text:p>-131.835385490167</text:p>
          </table:table-cell>
          <table:table-cell table:number-columns-repeated="2"/>
        </table:table-row>
        <table:table-row table:style-name="ro1">
          <table:table-cell office:value-type="float" office:value="52766" calcext:value-type="float">
            <text:p>5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130.1481428597" calcext:value-type="float">
            <text:p>-130.1481428597</text:p>
          </table:table-cell>
          <table:table-cell table:number-columns-repeated="2"/>
        </table:table-row>
        <table:table-row table:style-name="ro1">
          <table:table-cell office:value-type="float" office:value="52792" calcext:value-type="float">
            <text:p>5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" calcext:value-type="float">
            <text:p>-112</text:p>
          </table:table-cell>
          <table:table-cell office:value-type="float" office:value="-129.589738464017" calcext:value-type="float">
            <text:p>-129.589738464017</text:p>
          </table:table-cell>
          <table:table-cell table:number-columns-repeated="2"/>
        </table:table-row>
        <table:table-row table:style-name="ro1">
          <table:table-cell office:value-type="float" office:value="52818" calcext:value-type="float">
            <text:p>52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8" calcext:value-type="float">
            <text:p>-138</text:p>
          </table:table-cell>
          <table:table-cell office:value-type="float" office:value="-129.848515742047" calcext:value-type="float">
            <text:p>-129.848515742047</text:p>
          </table:table-cell>
          <table:table-cell table:number-columns-repeated="2"/>
        </table:table-row>
        <table:table-row table:style-name="ro1">
          <table:table-cell office:value-type="float" office:value="52844" calcext:value-type="float">
            <text:p>52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8" calcext:value-type="float">
            <text:p>-158</text:p>
          </table:table-cell>
          <table:table-cell office:value-type="float" office:value="-130.714715257677" calcext:value-type="float">
            <text:p>-130.714715257677</text:p>
          </table:table-cell>
          <table:table-cell table:number-columns-repeated="2"/>
        </table:table-row>
        <table:table-row table:style-name="ro1">
          <table:table-cell office:value-type="float" office:value="52870" calcext:value-type="float">
            <text:p>52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office:value-type="float" office:value="-131.308108634363" calcext:value-type="float">
            <text:p>-131.308108634363</text:p>
          </table:table-cell>
          <table:table-cell table:number-columns-repeated="2"/>
        </table:table-row>
        <table:table-row table:style-name="ro1">
          <table:table-cell office:value-type="float" office:value="52895" calcext:value-type="float">
            <text:p>52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4" calcext:value-type="float">
            <text:p>-144</text:p>
          </table:table-cell>
          <table:table-cell office:value-type="float" office:value="-131.698628368691" calcext:value-type="float">
            <text:p>-131.698628368691</text:p>
          </table:table-cell>
          <table:table-cell table:number-columns-repeated="2"/>
        </table:table-row>
        <table:table-row table:style-name="ro1">
          <table:table-cell office:value-type="float" office:value="52922" calcext:value-type="float">
            <text:p>52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office:value-type="float" office:value="-131.277132111193" calcext:value-type="float">
            <text:p>-131.277132111193</text:p>
          </table:table-cell>
          <table:table-cell table:number-columns-repeated="2"/>
        </table:table-row>
        <table:table-row table:style-name="ro1">
          <table:table-cell office:value-type="float" office:value="52948" calcext:value-type="float">
            <text:p>5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-130.160912661617" calcext:value-type="float">
            <text:p>-130.160912661617</text:p>
          </table:table-cell>
          <table:table-cell table:number-columns-repeated="2"/>
        </table:table-row>
        <table:table-row table:style-name="ro1">
          <table:table-cell office:value-type="float" office:value="52974" calcext:value-type="float">
            <text:p>5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127.817499964337" calcext:value-type="float">
            <text:p>-127.817499964337</text:p>
          </table:table-cell>
          <table:table-cell table:number-columns-repeated="2"/>
        </table:table-row>
        <table:table-row table:style-name="ro1">
          <table:table-cell office:value-type="float" office:value="53000" calcext:value-type="float">
            <text:p>5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123.453884580819" calcext:value-type="float">
            <text:p>-123.453884580819</text:p>
          </table:table-cell>
          <table:table-cell table:number-columns-repeated="2"/>
        </table:table-row>
        <table:table-row table:style-name="ro1">
          <table:table-cell office:value-type="float" office:value="53025" calcext:value-type="float">
            <text:p>53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-120.824534286024" calcext:value-type="float">
            <text:p>-120.824534286024</text:p>
          </table:table-cell>
          <table:table-cell table:number-columns-repeated="2"/>
        </table:table-row>
        <table:table-row table:style-name="ro1">
          <table:table-cell office:value-type="float" office:value="53052" calcext:value-type="float">
            <text:p>5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-119.968394769531" calcext:value-type="float">
            <text:p>-119.968394769531</text:p>
          </table:table-cell>
          <table:table-cell table:number-columns-repeated="2"/>
        </table:table-row>
        <table:table-row table:style-name="ro1">
          <table:table-cell office:value-type="float" office:value="53078" calcext:value-type="float">
            <text:p>53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" calcext:value-type="float">
            <text:p>-112</text:p>
          </table:table-cell>
          <table:table-cell office:value-type="float" office:value="-119.723213392007" calcext:value-type="float">
            <text:p>-119.723213392007</text:p>
          </table:table-cell>
          <table:table-cell table:number-columns-repeated="2"/>
        </table:table-row>
        <table:table-row table:style-name="ro1">
          <table:table-cell office:value-type="float" office:value="53104" calcext:value-type="float">
            <text:p>53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" calcext:value-type="float">
            <text:p>-140</text:p>
          </table:table-cell>
          <table:table-cell office:value-type="float" office:value="-120.347114518407" calcext:value-type="float">
            <text:p>-120.347114518407</text:p>
          </table:table-cell>
          <table:table-cell table:number-columns-repeated="2"/>
        </table:table-row>
        <table:table-row table:style-name="ro1">
          <table:table-cell office:value-type="float" office:value="53130" calcext:value-type="float">
            <text:p>53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office:value-type="float" office:value="-121.228741763995" calcext:value-type="float">
            <text:p>-121.228741763995</text:p>
          </table:table-cell>
          <table:table-cell table:number-columns-repeated="2"/>
        </table:table-row>
        <table:table-row table:style-name="ro1">
          <table:table-cell office:value-type="float" office:value="53155" calcext:value-type="float">
            <text:p>53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office:value-type="float" office:value="-122.08324201741" calcext:value-type="float">
            <text:p>-122.08324201741</text:p>
          </table:table-cell>
          <table:table-cell table:number-columns-repeated="2"/>
        </table:table-row>
        <table:table-row table:style-name="ro1">
          <table:table-cell office:value-type="float" office:value="53182" calcext:value-type="float">
            <text:p>53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" calcext:value-type="float">
            <text:p>-124</text:p>
          </table:table-cell>
          <table:table-cell office:value-type="float" office:value="-122.142219186105" calcext:value-type="float">
            <text:p>-122.142219186105</text:p>
          </table:table-cell>
          <table:table-cell table:number-columns-repeated="2"/>
        </table:table-row>
        <table:table-row table:style-name="ro1">
          <table:table-cell office:value-type="float" office:value="53208" calcext:value-type="float">
            <text:p>53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-121.24553551884" calcext:value-type="float">
            <text:p>-121.24553551884</text:p>
          </table:table-cell>
          <table:table-cell table:number-columns-repeated="2"/>
        </table:table-row>
        <table:table-row table:style-name="ro1">
          <table:table-cell office:value-type="float" office:value="53233" calcext:value-type="float">
            <text:p>53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119.914903656722" calcext:value-type="float">
            <text:p>-119.914903656722</text:p>
          </table:table-cell>
          <table:table-cell table:number-columns-repeated="2"/>
        </table:table-row>
        <table:table-row table:style-name="ro1">
          <table:table-cell office:value-type="float" office:value="53260" calcext:value-type="float">
            <text:p>53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17.117522005746" calcext:value-type="float">
            <text:p>-117.117522005746</text:p>
          </table:table-cell>
          <table:table-cell table:number-columns-repeated="2"/>
        </table:table-row>
        <table:table-row table:style-name="ro1">
          <table:table-cell office:value-type="float" office:value="53286" calcext:value-type="float">
            <text:p>53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114.375444405569" calcext:value-type="float">
            <text:p>-114.375444405569</text:p>
          </table:table-cell>
          <table:table-cell table:number-columns-repeated="2"/>
        </table:table-row>
        <table:table-row table:style-name="ro1">
          <table:table-cell office:value-type="float" office:value="53312" calcext:value-type="float">
            <text:p>53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-113.563892270013" calcext:value-type="float">
            <text:p>-113.563892270013</text:p>
          </table:table-cell>
          <table:table-cell table:number-columns-repeated="2"/>
        </table:table-row>
        <table:table-row table:style-name="ro1">
          <table:table-cell office:value-type="float" office:value="53338" calcext:value-type="float">
            <text:p>53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office:value-type="float" office:value="-113.48500327709" calcext:value-type="float">
            <text:p>-113.48500327709</text:p>
          </table:table-cell>
          <table:table-cell table:number-columns-repeated="2"/>
        </table:table-row>
        <table:table-row table:style-name="ro1">
          <table:table-cell office:value-type="float" office:value="53364" calcext:value-type="float">
            <text:p>53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" calcext:value-type="float">
            <text:p>-135</text:p>
          </table:table-cell>
          <table:table-cell office:value-type="float" office:value="-114.147003176256" calcext:value-type="float">
            <text:p>-114.147003176256</text:p>
          </table:table-cell>
          <table:table-cell table:number-columns-repeated="2"/>
        </table:table-row>
        <table:table-row table:style-name="ro1">
          <table:table-cell office:value-type="float" office:value="53389" calcext:value-type="float">
            <text:p>53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7" calcext:value-type="float">
            <text:p>-147</text:p>
          </table:table-cell>
          <table:table-cell office:value-type="float" office:value="-115.157864616987" calcext:value-type="float">
            <text:p>-115.157864616987</text:p>
          </table:table-cell>
          <table:table-cell table:number-columns-repeated="2"/>
        </table:table-row>
        <table:table-row table:style-name="ro1">
          <table:table-cell office:value-type="float" office:value="53416" calcext:value-type="float">
            <text:p>53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1" calcext:value-type="float">
            <text:p>-141</text:p>
          </table:table-cell>
          <table:table-cell office:value-type="float" office:value="-115.953007244157" calcext:value-type="float">
            <text:p>-115.953007244157</text:p>
          </table:table-cell>
          <table:table-cell table:number-columns-repeated="2"/>
        </table:table-row>
        <table:table-row table:style-name="ro1">
          <table:table-cell office:value-type="float" office:value="53442" calcext:value-type="float">
            <text:p>53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" calcext:value-type="float">
            <text:p>-118</text:p>
          </table:table-cell>
          <table:table-cell office:value-type="float" office:value="-116.015991636644" calcext:value-type="float">
            <text:p>-116.015991636644</text:p>
          </table:table-cell>
          <table:table-cell table:number-columns-repeated="2"/>
        </table:table-row>
        <table:table-row table:style-name="ro1">
          <table:table-cell office:value-type="float" office:value="53467" calcext:value-type="float">
            <text:p>53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-114.969345740132" calcext:value-type="float">
            <text:p>-114.969345740132</text:p>
          </table:table-cell>
          <table:table-cell table:number-columns-repeated="2"/>
        </table:table-row>
        <table:table-row table:style-name="ro1">
          <table:table-cell office:value-type="float" office:value="53493" calcext:value-type="float">
            <text:p>53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113.370288948128" calcext:value-type="float">
            <text:p>-113.370288948128</text:p>
          </table:table-cell>
          <table:table-cell table:number-columns-repeated="2"/>
        </table:table-row>
        <table:table-row table:style-name="ro1">
          <table:table-cell office:value-type="float" office:value="53520" calcext:value-type="float">
            <text:p>53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10.189664672801" calcext:value-type="float">
            <text:p>-110.189664672801</text:p>
          </table:table-cell>
          <table:table-cell table:number-columns-repeated="2"/>
        </table:table-row>
        <table:table-row table:style-name="ro1">
          <table:table-cell office:value-type="float" office:value="53546" calcext:value-type="float">
            <text:p>53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07.322290375176" calcext:value-type="float">
            <text:p>-107.322290375176</text:p>
          </table:table-cell>
          <table:table-cell table:number-columns-repeated="2"/>
        </table:table-row>
        <table:table-row table:style-name="ro1">
          <table:table-cell office:value-type="float" office:value="53572" calcext:value-type="float">
            <text:p>53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-106.481604517479" calcext:value-type="float">
            <text:p>-106.481604517479</text:p>
          </table:table-cell>
          <table:table-cell table:number-columns-repeated="2"/>
        </table:table-row>
        <table:table-row table:style-name="ro1">
          <table:table-cell office:value-type="float" office:value="53598" calcext:value-type="float">
            <text:p>53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-106.436016686172" calcext:value-type="float">
            <text:p>-106.436016686172</text:p>
          </table:table-cell>
          <table:table-cell table:number-columns-repeated="2"/>
        </table:table-row>
        <table:table-row table:style-name="ro1">
          <table:table-cell office:value-type="float" office:value="53624" calcext:value-type="float">
            <text:p>53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4" calcext:value-type="float">
            <text:p>-134</text:p>
          </table:table-cell>
          <table:table-cell office:value-type="float" office:value="-107.284139249674" calcext:value-type="float">
            <text:p>-107.284139249674</text:p>
          </table:table-cell>
          <table:table-cell table:number-columns-repeated="2"/>
        </table:table-row>
        <table:table-row table:style-name="ro1">
          <table:table-cell office:value-type="float" office:value="53650" calcext:value-type="float">
            <text:p>53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" calcext:value-type="float">
            <text:p>-135</text:p>
          </table:table-cell>
          <table:table-cell office:value-type="float" office:value="-108.136934965069" calcext:value-type="float">
            <text:p>-108.136934965069</text:p>
          </table:table-cell>
          <table:table-cell table:number-columns-repeated="2"/>
        </table:table-row>
        <table:table-row table:style-name="ro1">
          <table:table-cell office:value-type="float" office:value="53676" calcext:value-type="float">
            <text:p>53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" calcext:value-type="float">
            <text:p>-140</text:p>
          </table:table-cell>
          <table:table-cell office:value-type="float" office:value="-109.117336966143" calcext:value-type="float">
            <text:p>-109.117336966143</text:p>
          </table:table-cell>
          <table:table-cell table:number-columns-repeated="2"/>
        </table:table-row>
        <table:table-row table:style-name="ro1">
          <table:table-cell office:value-type="float" office:value="53702" calcext:value-type="float">
            <text:p>53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" calcext:value-type="float">
            <text:p>-114</text:p>
          </table:table-cell>
          <table:table-cell office:value-type="float" office:value="-109.267572751801" calcext:value-type="float">
            <text:p>-109.267572751801</text:p>
          </table:table-cell>
          <table:table-cell table:number-columns-repeated="2"/>
        </table:table-row>
        <table:table-row table:style-name="ro1">
          <table:table-cell office:value-type="float" office:value="53728" calcext:value-type="float">
            <text:p>53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-108.428570513284" calcext:value-type="float">
            <text:p>-108.428570513284</text:p>
          </table:table-cell>
          <table:table-cell table:number-columns-repeated="2"/>
        </table:table-row>
        <table:table-row table:style-name="ro1">
          <table:table-cell office:value-type="float" office:value="53754" calcext:value-type="float">
            <text:p>53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107.153845266721" calcext:value-type="float">
            <text:p>-107.153845266721</text:p>
          </table:table-cell>
          <table:table-cell table:number-columns-repeated="2"/>
        </table:table-row>
        <table:table-row table:style-name="ro1">
          <table:table-cell office:value-type="float" office:value="53780" calcext:value-type="float">
            <text:p>53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04.102957720053" calcext:value-type="float">
            <text:p>-104.102957720053</text:p>
          </table:table-cell>
          <table:table-cell table:number-columns-repeated="2"/>
        </table:table-row>
        <table:table-row table:style-name="ro1">
          <table:table-cell office:value-type="float" office:value="53806" calcext:value-type="float">
            <text:p>53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0.930559020974" calcext:value-type="float">
            <text:p>-100.930559020974</text:p>
          </table:table-cell>
          <table:table-cell table:number-columns-repeated="2"/>
        </table:table-row>
        <table:table-row table:style-name="ro1">
          <table:table-cell office:value-type="float" office:value="53832" calcext:value-type="float">
            <text:p>53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99.8865418203288" calcext:value-type="float">
            <text:p>-99.8865418203288</text:p>
          </table:table-cell>
          <table:table-cell table:number-columns-repeated="2"/>
        </table:table-row>
        <table:table-row table:style-name="ro1">
          <table:table-cell office:value-type="float" office:value="53858" calcext:value-type="float">
            <text:p>53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office:value-type="float" office:value="-99.9823405335494" calcext:value-type="float">
            <text:p>-99.9823405335494</text:p>
          </table:table-cell>
          <table:table-cell table:number-columns-repeated="2"/>
        </table:table-row>
        <table:table-row table:style-name="ro1">
          <table:table-cell office:value-type="float" office:value="53883" calcext:value-type="float">
            <text:p>53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" calcext:value-type="float">
            <text:p>-114</text:p>
          </table:table-cell>
          <table:table-cell office:value-type="float" office:value="-100.413653132517" calcext:value-type="float">
            <text:p>-100.413653132517</text:p>
          </table:table-cell>
          <table:table-cell table:number-columns-repeated="2"/>
        </table:table-row>
        <table:table-row table:style-name="ro1">
          <table:table-cell office:value-type="float" office:value="53910" calcext:value-type="float">
            <text:p>53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3" calcext:value-type="float">
            <text:p>-133</text:p>
          </table:table-cell>
          <table:table-cell office:value-type="float" office:value="-101.416309959209" calcext:value-type="float">
            <text:p>-101.416309959209</text:p>
          </table:table-cell>
          <table:table-cell table:number-columns-repeated="2"/>
        </table:table-row>
        <table:table-row table:style-name="ro1">
          <table:table-cell office:value-type="float" office:value="53936" calcext:value-type="float">
            <text:p>53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4" calcext:value-type="float">
            <text:p>-134</text:p>
          </table:table-cell>
          <table:table-cell office:value-type="float" office:value="-102.418885037387" calcext:value-type="float">
            <text:p>-102.418885037387</text:p>
          </table:table-cell>
          <table:table-cell table:number-columns-repeated="2"/>
        </table:table-row>
        <table:table-row table:style-name="ro1">
          <table:table-cell office:value-type="float" office:value="53962" calcext:value-type="float">
            <text:p>53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-102.498303959314" calcext:value-type="float">
            <text:p>-102.498303959314</text:p>
          </table:table-cell>
          <table:table-cell table:number-columns-repeated="2"/>
        </table:table-row>
        <table:table-row table:style-name="ro1">
          <table:table-cell office:value-type="float" office:value="53988" calcext:value-type="float">
            <text:p>53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office:value-type="float" office:value="-102.72912537595" calcext:value-type="float">
            <text:p>-102.72912537595</text:p>
          </table:table-cell>
          <table:table-cell table:number-columns-repeated="2"/>
        </table:table-row>
        <table:table-row table:style-name="ro1">
          <table:table-cell office:value-type="float" office:value="54014" calcext:value-type="float">
            <text:p>5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101.722075364382" calcext:value-type="float">
            <text:p>-101.722075364382</text:p>
          </table:table-cell>
          <table:table-cell table:number-columns-repeated="2"/>
        </table:table-row>
        <table:table-row table:style-name="ro1">
          <table:table-cell office:value-type="float" office:value="54040" calcext:value-type="float">
            <text:p>54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99.3921653531707" calcext:value-type="float">
            <text:p>-99.3921653531707</text:p>
          </table:table-cell>
          <table:table-cell table:number-columns-repeated="2"/>
        </table:table-row>
        <table:table-row table:style-name="ro1">
          <table:table-cell office:value-type="float" office:value="54066" calcext:value-type="float">
            <text:p>54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97.2877910346116" calcext:value-type="float">
            <text:p>-97.2877910346116</text:p>
          </table:table-cell>
          <table:table-cell table:number-columns-repeated="2"/>
        </table:table-row>
        <table:table-row table:style-name="ro1">
          <table:table-cell office:value-type="float" office:value="54092" calcext:value-type="float">
            <text:p>54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95.8943205412389" calcext:value-type="float">
            <text:p>-95.8943205412389</text:p>
          </table:table-cell>
          <table:table-cell table:number-columns-repeated="2"/>
        </table:table-row>
        <table:table-row table:style-name="ro1">
          <table:table-cell office:value-type="float" office:value="54118" calcext:value-type="float">
            <text:p>54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95.22064913997" calcext:value-type="float">
            <text:p>-95.22064913997</text:p>
          </table:table-cell>
          <table:table-cell table:number-columns-repeated="2"/>
        </table:table-row>
        <table:table-row table:style-name="ro1">
          <table:table-cell office:value-type="float" office:value="54144" calcext:value-type="float">
            <text:p>54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-95.7677060895094" calcext:value-type="float">
            <text:p>-95.7677060895094</text:p>
          </table:table-cell>
          <table:table-cell table:number-columns-repeated="2"/>
        </table:table-row>
        <table:table-row table:style-name="ro1">
          <table:table-cell office:value-type="float" office:value="54170" calcext:value-type="float">
            <text:p>54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" calcext:value-type="float">
            <text:p>-91</text:p>
          </table:table-cell>
          <table:table-cell office:value-type="float" office:value="-95.6210074406014" calcext:value-type="float">
            <text:p>-95.6210074406014</text:p>
          </table:table-cell>
          <table:table-cell table:number-columns-repeated="2"/>
        </table:table-row>
        <table:table-row table:style-name="ro1">
          <table:table-cell office:value-type="float" office:value="54195" calcext:value-type="float">
            <text:p>54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-95.6018995193522" calcext:value-type="float">
            <text:p>-95.6018995193522</text:p>
          </table:table-cell>
          <table:table-cell table:number-columns-repeated="2"/>
        </table:table-row>
        <table:table-row table:style-name="ro1">
          <table:table-cell office:value-type="float" office:value="54222" calcext:value-type="float">
            <text:p>54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" calcext:value-type="float">
            <text:p>-91</text:p>
          </table:table-cell>
          <table:table-cell office:value-type="float" office:value="-95.4603026110644" calcext:value-type="float">
            <text:p>-95.4603026110644</text:p>
          </table:table-cell>
          <table:table-cell table:number-columns-repeated="2"/>
        </table:table-row>
        <table:table-row table:style-name="ro1">
          <table:table-cell office:value-type="float" office:value="54248" calcext:value-type="float">
            <text:p>54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94.123062530724" calcext:value-type="float">
            <text:p>-94.123062530724</text:p>
          </table:table-cell>
          <table:table-cell table:number-columns-repeated="2"/>
        </table:table-row>
        <table:table-row table:style-name="ro1">
          <table:table-cell office:value-type="float" office:value="54274" calcext:value-type="float">
            <text:p>54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91.842352914394" calcext:value-type="float">
            <text:p>-91.842352914394</text:p>
          </table:table-cell>
          <table:table-cell table:number-columns-repeated="2"/>
        </table:table-row>
        <table:table-row table:style-name="ro1">
          <table:table-cell office:value-type="float" office:value="54300" calcext:value-type="float">
            <text:p>54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89.3241266708742" calcext:value-type="float">
            <text:p>-89.3241266708742</text:p>
          </table:table-cell>
          <table:table-cell table:number-columns-repeated="2"/>
        </table:table-row>
        <table:table-row table:style-name="ro1">
          <table:table-cell office:value-type="float" office:value="54326" calcext:value-type="float">
            <text:p>54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88.3910766194627" calcext:value-type="float">
            <text:p>-88.3910766194627</text:p>
          </table:table-cell>
          <table:table-cell table:number-columns-repeated="2"/>
        </table:table-row>
        <table:table-row table:style-name="ro1">
          <table:table-cell office:value-type="float" office:value="54352" calcext:value-type="float">
            <text:p>54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-88.255966569633" calcext:value-type="float">
            <text:p>-88.255966569633</text:p>
          </table:table-cell>
          <table:table-cell table:number-columns-repeated="2"/>
        </table:table-row>
        <table:table-row table:style-name="ro1">
          <table:table-cell office:value-type="float" office:value="54378" calcext:value-type="float">
            <text:p>54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-89.2634752905674" calcext:value-type="float">
            <text:p>-89.2634752905674</text:p>
          </table:table-cell>
          <table:table-cell table:number-columns-repeated="2"/>
        </table:table-row>
        <table:table-row table:style-name="ro1">
          <table:table-cell office:value-type="float" office:value="54404" calcext:value-type="float">
            <text:p>54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office:value-type="float" office:value="-90.1784452816269" calcext:value-type="float">
            <text:p>-90.1784452816269</text:p>
          </table:table-cell>
          <table:table-cell table:number-columns-repeated="2"/>
        </table:table-row>
        <table:table-row table:style-name="ro1">
          <table:table-cell office:value-type="float" office:value="54430" calcext:value-type="float">
            <text:p>54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" calcext:value-type="float">
            <text:p>-109</text:p>
          </table:table-cell>
          <table:table-cell office:value-type="float" office:value="-90.7575700421922" calcext:value-type="float">
            <text:p>-90.7575700421922</text:p>
          </table:table-cell>
          <table:table-cell table:number-columns-repeated="2"/>
        </table:table-row>
        <table:table-row table:style-name="ro1">
          <table:table-cell office:value-type="float" office:value="54456" calcext:value-type="float">
            <text:p>54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float" office:value="-91.5034909639709" calcext:value-type="float">
            <text:p>-91.5034909639709</text:p>
          </table:table-cell>
          <table:table-cell table:number-columns-repeated="2"/>
        </table:table-row>
        <table:table-row table:style-name="ro1">
          <table:table-cell office:value-type="float" office:value="54482" calcext:value-type="float">
            <text:p>54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-91.2726143189256" calcext:value-type="float">
            <text:p>-91.2726143189256</text:p>
          </table:table-cell>
          <table:table-cell table:number-columns-repeated="2"/>
        </table:table-row>
        <table:table-row table:style-name="ro1">
          <table:table-cell office:value-type="float" office:value="54507" calcext:value-type="float">
            <text:p>54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89.3565338783433" calcext:value-type="float">
            <text:p>-89.3565338783433</text:p>
          </table:table-cell>
          <table:table-cell table:number-columns-repeated="2"/>
        </table:table-row>
        <table:table-row table:style-name="ro1">
          <table:table-cell office:value-type="float" office:value="54533" calcext:value-type="float">
            <text:p>54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86.9455636051635" calcext:value-type="float">
            <text:p>-86.9455636051635</text:p>
          </table:table-cell>
          <table:table-cell table:number-columns-repeated="2"/>
        </table:table-row>
        <table:table-row table:style-name="ro1">
          <table:table-cell office:value-type="float" office:value="54560" calcext:value-type="float">
            <text:p>54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85.3164693403893" calcext:value-type="float">
            <text:p>-85.3164693403893</text:p>
          </table:table-cell>
          <table:table-cell table:number-columns-repeated="2"/>
        </table:table-row>
        <table:table-row table:style-name="ro1">
          <table:table-cell office:value-type="float" office:value="54586" calcext:value-type="float">
            <text:p>54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-85.3990395145311" calcext:value-type="float">
            <text:p>-85.3990395145311</text:p>
          </table:table-cell>
          <table:table-cell table:number-columns-repeated="2"/>
        </table:table-row>
        <table:table-row table:style-name="ro1">
          <table:table-cell office:value-type="float" office:value="54612" calcext:value-type="float">
            <text:p>54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office:value-type="float" office:value="-86.0636844525456" calcext:value-type="float">
            <text:p>-86.0636844525456</text:p>
          </table:table-cell>
          <table:table-cell table:number-columns-repeated="2"/>
        </table:table-row>
        <table:table-row table:style-name="ro1">
          <table:table-cell office:value-type="float" office:value="54637" calcext:value-type="float">
            <text:p>54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" calcext:value-type="float">
            <text:p>-124</text:p>
          </table:table-cell>
          <table:table-cell office:value-type="float" office:value="-87.2309557001595" calcext:value-type="float">
            <text:p>-87.2309557001595</text:p>
          </table:table-cell>
          <table:table-cell table:number-columns-repeated="2"/>
        </table:table-row>
        <table:table-row table:style-name="ro1">
          <table:table-cell office:value-type="float" office:value="54664" calcext:value-type="float">
            <text:p>54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float" office:value="-88.0853878324623" calcext:value-type="float">
            <text:p>-88.0853878324623</text:p>
          </table:table-cell>
          <table:table-cell table:number-columns-repeated="2"/>
        </table:table-row>
        <table:table-row table:style-name="ro1">
          <table:table-cell office:value-type="float" office:value="54690" calcext:value-type="float">
            <text:p>54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  <table:table-cell office:value-type="float" office:value="-88.3289143606942" calcext:value-type="float">
            <text:p>-88.3289143606942</text:p>
          </table:table-cell>
          <table:table-cell table:number-columns-repeated="2"/>
        </table:table-row>
        <table:table-row table:style-name="ro1">
          <table:table-cell office:value-type="float" office:value="54716" calcext:value-type="float">
            <text:p>54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office:value-type="float" office:value="-88.5034093034421" calcext:value-type="float">
            <text:p>-88.5034093034421</text:p>
          </table:table-cell>
          <table:table-cell table:number-columns-repeated="2"/>
        </table:table-row>
        <table:table-row table:style-name="ro1">
          <table:table-cell office:value-type="float" office:value="54742" calcext:value-type="float">
            <text:p>54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86.8571505556439" calcext:value-type="float">
            <text:p>-86.8571505556439</text:p>
          </table:table-cell>
          <table:table-cell table:number-columns-repeated="2"/>
        </table:table-row>
        <table:table-row table:style-name="ro1">
          <table:table-cell office:value-type="float" office:value="54767" calcext:value-type="float">
            <text:p>5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84.0615459231625" calcext:value-type="float">
            <text:p>-84.0615459231625</text:p>
          </table:table-cell>
          <table:table-cell table:number-columns-repeated="2"/>
        </table:table-row>
        <table:table-row table:style-name="ro1">
          <table:table-cell office:value-type="float" office:value="54794" calcext:value-type="float">
            <text:p>5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82.7058060486037" calcext:value-type="float">
            <text:p>-82.7058060486037</text:p>
          </table:table-cell>
          <table:table-cell table:number-columns-repeated="2"/>
        </table:table-row>
        <table:table-row table:style-name="ro1">
          <table:table-cell office:value-type="float" office:value="54820" calcext:value-type="float">
            <text:p>54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81.6071658624928" calcext:value-type="float">
            <text:p>-81.6071658624928</text:p>
          </table:table-cell>
          <table:table-cell table:number-columns-repeated="2"/>
        </table:table-row>
        <table:table-row table:style-name="ro1">
          <table:table-cell office:value-type="float" office:value="54846" calcext:value-type="float">
            <text:p>54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81.4961761436469" calcext:value-type="float">
            <text:p>-81.4961761436469</text:p>
          </table:table-cell>
          <table:table-cell table:number-columns-repeated="2"/>
        </table:table-row>
        <table:table-row table:style-name="ro1">
          <table:table-cell office:value-type="float" office:value="54872" calcext:value-type="float">
            <text:p>54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82.0655245699962" calcext:value-type="float">
            <text:p>-82.0655245699962</text:p>
          </table:table-cell>
          <table:table-cell table:number-columns-repeated="2"/>
        </table:table-row>
        <table:table-row table:style-name="ro1">
          <table:table-cell office:value-type="float" office:value="54898" calcext:value-type="float">
            <text:p>54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office:value-type="float" office:value="-82.9558161216886" calcext:value-type="float">
            <text:p>-82.9558161216886</text:p>
          </table:table-cell>
          <table:table-cell table:number-columns-repeated="2"/>
        </table:table-row>
        <table:table-row table:style-name="ro1">
          <table:table-cell office:value-type="float" office:value="54924" calcext:value-type="float">
            <text:p>54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82.6494833179444" calcext:value-type="float">
            <text:p>-82.6494833179444</text:p>
          </table:table-cell>
          <table:table-cell table:number-columns-repeated="2"/>
        </table:table-row>
        <table:table-row table:style-name="ro1">
          <table:table-cell office:value-type="float" office:value="54950" calcext:value-type="float">
            <text:p>54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82.2910376773922" calcext:value-type="float">
            <text:p>-82.2910376773922</text:p>
          </table:table-cell>
          <table:table-cell table:number-columns-repeated="2"/>
        </table:table-row>
        <table:table-row table:style-name="ro1">
          <table:table-cell office:value-type="float" office:value="54976" calcext:value-type="float">
            <text:p>5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80.5897749796263" calcext:value-type="float">
            <text:p>-80.5897749796263</text:p>
          </table:table-cell>
          <table:table-cell table:number-columns-repeated="2"/>
        </table:table-row>
        <table:table-row table:style-name="ro1">
          <table:table-cell office:value-type="float" office:value="55002" calcext:value-type="float">
            <text:p>55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78.2023972879455" calcext:value-type="float">
            <text:p>-78.2023972879455</text:p>
          </table:table-cell>
          <table:table-cell table:number-columns-repeated="2"/>
        </table:table-row>
        <table:table-row table:style-name="ro1">
          <table:table-cell office:value-type="float" office:value="55028" calcext:value-type="float">
            <text:p>55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76.9346312175472" calcext:value-type="float">
            <text:p>-76.9346312175472</text:p>
          </table:table-cell>
          <table:table-cell table:number-columns-repeated="2"/>
        </table:table-row>
        <table:table-row table:style-name="ro1">
          <table:table-cell office:value-type="float" office:value="55054" calcext:value-type="float">
            <text:p>55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6.8443348723919" calcext:value-type="float">
            <text:p>-76.8443348723919</text:p>
          </table:table-cell>
          <table:table-cell table:number-columns-repeated="2"/>
        </table:table-row>
        <table:table-row table:style-name="ro1">
          <table:table-cell office:value-type="float" office:value="55080" calcext:value-type="float">
            <text:p>55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office:value-type="float" office:value="-77.5260476455491" calcext:value-type="float">
            <text:p>-77.5260476455491</text:p>
          </table:table-cell>
          <table:table-cell table:number-columns-repeated="2"/>
        </table:table-row>
        <table:table-row table:style-name="ro1">
          <table:table-cell office:value-type="float" office:value="55105" calcext:value-type="float">
            <text:p>55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-78.0021692564552" calcext:value-type="float">
            <text:p>-78.0021692564552</text:p>
          </table:table-cell>
          <table:table-cell table:number-columns-repeated="2"/>
        </table:table-row>
        <table:table-row table:style-name="ro1">
          <table:table-cell office:value-type="float" office:value="55132" calcext:value-type="float">
            <text:p>5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" calcext:value-type="float">
            <text:p>-93</text:p>
          </table:table-cell>
          <table:table-cell office:value-type="float" office:value="-78.4636409716412" calcext:value-type="float">
            <text:p>-78.4636409716412</text:p>
          </table:table-cell>
          <table:table-cell table:number-columns-repeated="2"/>
        </table:table-row>
        <table:table-row table:style-name="ro1">
          <table:table-cell office:value-type="float" office:value="55158" calcext:value-type="float">
            <text:p>55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-78.6339904802061" calcext:value-type="float">
            <text:p>-78.6339904802061</text:p>
          </table:table-cell>
          <table:table-cell table:number-columns-repeated="2"/>
        </table:table-row>
        <table:table-row table:style-name="ro1">
          <table:table-cell office:value-type="float" office:value="55184" calcext:value-type="float">
            <text:p>5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77.5683292346613" calcext:value-type="float">
            <text:p>-77.5683292346613</text:p>
          </table:table-cell>
          <table:table-cell table:number-columns-repeated="2"/>
        </table:table-row>
        <table:table-row table:style-name="ro1">
          <table:table-cell office:value-type="float" office:value="55210" calcext:value-type="float">
            <text:p>55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75.3662267966718" calcext:value-type="float">
            <text:p>-75.3662267966718</text:p>
          </table:table-cell>
          <table:table-cell table:number-columns-repeated="2"/>
        </table:table-row>
        <table:table-row table:style-name="ro1">
          <table:table-cell office:value-type="float" office:value="55236" calcext:value-type="float">
            <text:p>55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74.278035202928" calcext:value-type="float">
            <text:p>-74.278035202928</text:p>
          </table:table-cell>
          <table:table-cell table:number-columns-repeated="2"/>
        </table:table-row>
        <table:table-row table:style-name="ro1">
          <table:table-cell office:value-type="float" office:value="55261" calcext:value-type="float">
            <text:p>55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73.7771725812995" calcext:value-type="float">
            <text:p>-73.7771725812995</text:p>
          </table:table-cell>
          <table:table-cell table:number-columns-repeated="2"/>
        </table:table-row>
        <table:table-row table:style-name="ro1">
          <table:table-cell office:value-type="float" office:value="55287" calcext:value-type="float">
            <text:p>55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float" office:value="-74.1224903480287" calcext:value-type="float">
            <text:p>-74.1224903480287</text:p>
          </table:table-cell>
          <table:table-cell table:number-columns-repeated="2"/>
        </table:table-row>
        <table:table-row table:style-name="ro1">
          <table:table-cell office:value-type="float" office:value="55313" calcext:value-type="float">
            <text:p>55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office:value-type="float" office:value="-74.8571829527048" calcext:value-type="float">
            <text:p>-74.8571829527048</text:p>
          </table:table-cell>
          <table:table-cell table:number-columns-repeated="2"/>
        </table:table-row>
        <table:table-row table:style-name="ro1">
          <table:table-cell office:value-type="float" office:value="55340" calcext:value-type="float">
            <text:p>55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-75.1077311695446" calcext:value-type="float">
            <text:p>-75.1077311695446</text:p>
          </table:table-cell>
          <table:table-cell table:number-columns-repeated="2"/>
        </table:table-row>
        <table:table-row table:style-name="ro1">
          <table:table-cell office:value-type="float" office:value="55366" calcext:value-type="float">
            <text:p>55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5.0736471335586" calcext:value-type="float">
            <text:p>-75.0736471335586</text:p>
          </table:table-cell>
          <table:table-cell table:number-columns-repeated="2"/>
        </table:table-row>
        <table:table-row table:style-name="ro1">
          <table:table-cell office:value-type="float" office:value="55392" calcext:value-type="float">
            <text:p>55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74.3329195294491" calcext:value-type="float">
            <text:p>-74.3329195294491</text:p>
          </table:table-cell>
          <table:table-cell table:number-columns-repeated="2"/>
        </table:table-row>
        <table:table-row table:style-name="ro1">
          <table:table-cell office:value-type="float" office:value="55418" calcext:value-type="float">
            <text:p>55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72.1380604670045" calcext:value-type="float">
            <text:p>-72.1380604670045</text:p>
          </table:table-cell>
          <table:table-cell table:number-columns-repeated="2"/>
        </table:table-row>
        <table:table-row table:style-name="ro1">
          <table:table-cell office:value-type="float" office:value="55444" calcext:value-type="float">
            <text:p>55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70.4107355295582" calcext:value-type="float">
            <text:p>-70.4107355295582</text:p>
          </table:table-cell>
          <table:table-cell table:number-columns-repeated="2"/>
        </table:table-row>
        <table:table-row table:style-name="ro1">
          <table:table-cell office:value-type="float" office:value="55470" calcext:value-type="float">
            <text:p>55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70.1827128978795" calcext:value-type="float">
            <text:p>-70.1827128978795</text:p>
          </table:table-cell>
          <table:table-cell table:number-columns-repeated="2"/>
        </table:table-row>
        <table:table-row table:style-name="ro1">
          <table:table-cell office:value-type="float" office:value="55496" calcext:value-type="float">
            <text:p>55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69.9309371164063" calcext:value-type="float">
            <text:p>-69.9309371164063</text:p>
          </table:table-cell>
          <table:table-cell table:number-columns-repeated="2"/>
        </table:table-row>
        <table:table-row table:style-name="ro1">
          <table:table-cell office:value-type="float" office:value="55522" calcext:value-type="float">
            <text:p>55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-70.2715236666707" calcext:value-type="float">
            <text:p>-70.2715236666707</text:p>
          </table:table-cell>
          <table:table-cell table:number-columns-repeated="2"/>
        </table:table-row>
        <table:table-row table:style-name="ro1">
          <table:table-cell office:value-type="float" office:value="55547" calcext:value-type="float">
            <text:p>55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" calcext:value-type="float">
            <text:p>-91</text:p>
          </table:table-cell>
          <table:table-cell office:value-type="float" office:value="-70.9093229384655" calcext:value-type="float">
            <text:p>-70.9093229384655</text:p>
          </table:table-cell>
          <table:table-cell table:number-columns-repeated="2"/>
        </table:table-row>
        <table:table-row table:style-name="ro1">
          <table:table-cell office:value-type="float" office:value="55574" calcext:value-type="float">
            <text:p>55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-71.4351899249742" calcext:value-type="float">
            <text:p>-71.4351899249742</text:p>
          </table:table-cell>
          <table:table-cell table:number-columns-repeated="2"/>
        </table:table-row>
        <table:table-row table:style-name="ro1">
          <table:table-cell office:value-type="float" office:value="55600" calcext:value-type="float">
            <text:p>55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71.1448763888212" calcext:value-type="float">
            <text:p>-71.1448763888212</text:p>
          </table:table-cell>
          <table:table-cell table:number-columns-repeated="2"/>
        </table:table-row>
        <table:table-row table:style-name="ro1">
          <table:table-cell office:value-type="float" office:value="55625" calcext:value-type="float">
            <text:p>5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69.3865724999344" calcext:value-type="float">
            <text:p>-69.3865724999344</text:p>
          </table:table-cell>
          <table:table-cell table:number-columns-repeated="2"/>
        </table:table-row>
        <table:table-row table:style-name="ro1">
          <table:table-cell office:value-type="float" office:value="55652" calcext:value-type="float">
            <text:p>55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67.1592933460902" calcext:value-type="float">
            <text:p>-67.1592933460902</text:p>
          </table:table-cell>
          <table:table-cell table:number-columns-repeated="2"/>
        </table:table-row>
        <table:table-row table:style-name="ro1">
          <table:table-cell office:value-type="float" office:value="55678" calcext:value-type="float">
            <text:p>55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66.6620843200567" calcext:value-type="float">
            <text:p>-66.6620843200567</text:p>
          </table:table-cell>
          <table:table-cell table:number-columns-repeated="2"/>
        </table:table-row>
        <table:table-row table:style-name="ro1">
          <table:table-cell office:value-type="float" office:value="55704" calcext:value-type="float">
            <text:p>55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66.6724817255934" calcext:value-type="float">
            <text:p>-66.6724817255934</text:p>
          </table:table-cell>
          <table:table-cell table:number-columns-repeated="2"/>
        </table:table-row>
        <table:table-row table:style-name="ro1">
          <table:table-cell office:value-type="float" office:value="55730" calcext:value-type="float">
            <text:p>55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-67.2979438263444" calcext:value-type="float">
            <text:p>-67.2979438263444</text:p>
          </table:table-cell>
          <table:table-cell table:number-columns-repeated="2"/>
        </table:table-row>
        <table:table-row table:style-name="ro1">
          <table:table-cell office:value-type="float" office:value="55756" calcext:value-type="float">
            <text:p>55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office:value-type="float" office:value="-68.1503147855338" calcext:value-type="float">
            <text:p>-68.1503147855338</text:p>
          </table:table-cell>
          <table:table-cell table:number-columns-repeated="2"/>
        </table:table-row>
        <table:table-row table:style-name="ro1">
          <table:table-cell office:value-type="float" office:value="55782" calcext:value-type="float">
            <text:p>55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float" office:value="-68.6687666382866" calcext:value-type="float">
            <text:p>-68.6687666382866</text:p>
          </table:table-cell>
          <table:table-cell table:number-columns-repeated="2"/>
        </table:table-row>
        <table:table-row table:style-name="ro1">
          <table:table-cell office:value-type="float" office:value="55807" calcext:value-type="float">
            <text:p>55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68.063573818647" calcext:value-type="float">
            <text:p>-68.063573818647</text:p>
          </table:table-cell>
          <table:table-cell table:number-columns-repeated="2"/>
        </table:table-row>
        <table:table-row table:style-name="ro1">
          <table:table-cell office:value-type="float" office:value="55834" calcext:value-type="float">
            <text:p>55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-67.1385407780732" calcext:value-type="float">
            <text:p>-67.1385407780732</text:p>
          </table:table-cell>
          <table:table-cell table:number-columns-repeated="2"/>
        </table:table-row>
        <table:table-row table:style-name="ro1">
          <table:table-cell office:value-type="float" office:value="55860" calcext:value-type="float">
            <text:p>55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4.9496626002864" calcext:value-type="float">
            <text:p>-64.9496626002864</text:p>
          </table:table-cell>
          <table:table-cell table:number-columns-repeated="2"/>
        </table:table-row>
        <table:table-row table:style-name="ro1">
          <table:table-cell office:value-type="float" office:value="55886" calcext:value-type="float">
            <text:p>55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64.089672981816" calcext:value-type="float">
            <text:p>-64.089672981816</text:p>
          </table:table-cell>
          <table:table-cell table:number-columns-repeated="2"/>
        </table:table-row>
        <table:table-row table:style-name="ro1">
          <table:table-cell office:value-type="float" office:value="55912" calcext:value-type="float">
            <text:p>55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64.4253753516063" calcext:value-type="float">
            <text:p>-64.4253753516063</text:p>
          </table:table-cell>
          <table:table-cell table:number-columns-repeated="2"/>
        </table:table-row>
        <table:table-row table:style-name="ro1">
          <table:table-cell office:value-type="float" office:value="55937" calcext:value-type="float">
            <text:p>55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office:value-type="float" office:value="-65.2738253407877" calcext:value-type="float">
            <text:p>-65.2738253407877</text:p>
          </table:table-cell>
          <table:table-cell table:number-columns-repeated="2"/>
        </table:table-row>
        <table:table-row table:style-name="ro1">
          <table:table-cell office:value-type="float" office:value="55964" calcext:value-type="float">
            <text:p>55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" calcext:value-type="float">
            <text:p>-81</text:p>
          </table:table-cell>
          <table:table-cell office:value-type="float" office:value="-65.7577076379942" calcext:value-type="float">
            <text:p>-65.7577076379942</text:p>
          </table:table-cell>
          <table:table-cell table:number-columns-repeated="2"/>
        </table:table-row>
        <table:table-row table:style-name="ro1">
          <table:table-cell office:value-type="float" office:value="55990" calcext:value-type="float">
            <text:p>55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-66.2574704799021" calcext:value-type="float">
            <text:p>-66.2574704799021</text:p>
          </table:table-cell>
          <table:table-cell table:number-columns-repeated="2"/>
        </table:table-row>
        <table:table-row table:style-name="ro1">
          <table:table-cell office:value-type="float" office:value="56016" calcext:value-type="float">
            <text:p>5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65.5418560035974" calcext:value-type="float">
            <text:p>-65.5418560035974</text:p>
          </table:table-cell>
          <table:table-cell table:number-columns-repeated="2"/>
        </table:table-row>
        <table:table-row table:style-name="ro1">
          <table:table-cell office:value-type="float" office:value="56042" calcext:value-type="float">
            <text:p>56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64.2021065881021" calcext:value-type="float">
            <text:p>-64.2021065881021</text:p>
          </table:table-cell>
          <table:table-cell table:number-columns-repeated="2"/>
        </table:table-row>
        <table:table-row table:style-name="ro1">
          <table:table-cell office:value-type="float" office:value="56067" calcext:value-type="float">
            <text:p>56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226657154622" calcext:value-type="float">
            <text:p>-62.226657154622</text:p>
          </table:table-cell>
          <table:table-cell table:number-columns-repeated="2"/>
        </table:table-row>
        <table:table-row table:style-name="ro1">
          <table:table-cell office:value-type="float" office:value="56094" calcext:value-type="float">
            <text:p>56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61.6350677037106" calcext:value-type="float">
            <text:p>-61.6350677037106</text:p>
          </table:table-cell>
          <table:table-cell table:number-columns-repeated="2"/>
        </table:table-row>
        <table:table-row table:style-name="ro1">
          <table:table-cell office:value-type="float" office:value="56119" calcext:value-type="float">
            <text:p>56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61.9539886974425" calcext:value-type="float">
            <text:p>-61.9539886974425</text:p>
          </table:table-cell>
          <table:table-cell table:number-columns-repeated="2"/>
        </table:table-row>
        <table:table-row table:style-name="ro1">
          <table:table-cell office:value-type="float" office:value="56146" calcext:value-type="float">
            <text:p>56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-62.7246351990597" calcext:value-type="float">
            <text:p>-62.7246351990597</text:p>
          </table:table-cell>
          <table:table-cell table:number-columns-repeated="2"/>
        </table:table-row>
        <table:table-row table:style-name="ro1">
          <table:table-cell office:value-type="float" office:value="56172" calcext:value-type="float">
            <text:p>56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  <table:table-cell office:value-type="float" office:value="-63.5331079621655" calcext:value-type="float">
            <text:p>-63.5331079621655</text:p>
          </table:table-cell>
          <table:table-cell table:number-columns-repeated="2"/>
        </table:table-row>
        <table:table-row table:style-name="ro1">
          <table:table-cell office:value-type="float" office:value="56197" calcext:value-type="float">
            <text:p>56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63.547473871022" calcext:value-type="float">
            <text:p>-63.547473871022</text:p>
          </table:table-cell>
          <table:table-cell table:number-columns-repeated="2"/>
        </table:table-row>
        <table:table-row table:style-name="ro1">
          <table:table-cell office:value-type="float" office:value="56224" calcext:value-type="float">
            <text:p>56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62.6075515980675" calcext:value-type="float">
            <text:p>-62.6075515980675</text:p>
          </table:table-cell>
          <table:table-cell table:number-columns-repeated="2"/>
        </table:table-row>
        <table:table-row table:style-name="ro1">
          <table:table-cell office:value-type="float" office:value="56250" calcext:value-type="float">
            <text:p>56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60.8350115488962" calcext:value-type="float">
            <text:p>-60.8350115488962</text:p>
          </table:table-cell>
          <table:table-cell table:number-columns-repeated="2"/>
        </table:table-row>
        <table:table-row table:style-name="ro1">
          <table:table-cell office:value-type="float" office:value="56275" calcext:value-type="float">
            <text:p>56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59.5170111935455" calcext:value-type="float">
            <text:p>-59.5170111935455</text:p>
          </table:table-cell>
          <table:table-cell table:number-columns-repeated="2"/>
        </table:table-row>
        <table:table-row table:style-name="ro1">
          <table:table-cell office:value-type="float" office:value="56302" calcext:value-type="float">
            <text:p>56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59.501103156821" calcext:value-type="float">
            <text:p>-59.501103156821</text:p>
          </table:table-cell>
          <table:table-cell table:number-columns-repeated="2"/>
        </table:table-row>
        <table:table-row table:style-name="ro1">
          <table:table-cell office:value-type="float" office:value="56328" calcext:value-type="float">
            <text:p>56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59.3626076750727" calcext:value-type="float">
            <text:p>-59.3626076750727</text:p>
          </table:table-cell>
          <table:table-cell table:number-columns-repeated="2"/>
        </table:table-row>
        <table:table-row table:style-name="ro1">
          <table:table-cell office:value-type="float" office:value="56354" calcext:value-type="float">
            <text:p>56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" calcext:value-type="float">
            <text:p>-83</text:p>
          </table:table-cell>
          <table:table-cell office:value-type="float" office:value="-60.0899120543012" calcext:value-type="float">
            <text:p>-60.0899120543012</text:p>
          </table:table-cell>
          <table:table-cell table:number-columns-repeated="2"/>
        </table:table-row>
        <table:table-row table:style-name="ro1">
          <table:table-cell office:value-type="float" office:value="56380" calcext:value-type="float">
            <text:p>56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60.425607068015" calcext:value-type="float">
            <text:p>-60.425607068015</text:p>
          </table:table-cell>
          <table:table-cell table:number-columns-repeated="2"/>
        </table:table-row>
        <table:table-row table:style-name="ro1">
          <table:table-cell office:value-type="float" office:value="56406" calcext:value-type="float">
            <text:p>56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-60.4432806966915" calcext:value-type="float">
            <text:p>-60.4432806966915</text:p>
          </table:table-cell>
          <table:table-cell table:number-columns-repeated="2"/>
        </table:table-row>
        <table:table-row table:style-name="ro1">
          <table:table-cell office:value-type="float" office:value="56432" calcext:value-type="float">
            <text:p>56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59.2604105214087" calcext:value-type="float">
            <text:p>-59.2604105214087</text:p>
          </table:table-cell>
          <table:table-cell table:number-columns-repeated="2"/>
        </table:table-row>
        <table:table-row table:style-name="ro1">
          <table:table-cell office:value-type="float" office:value="56458" calcext:value-type="float">
            <text:p>56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7.560090197673" calcext:value-type="float">
            <text:p>-57.560090197673</text:p>
          </table:table-cell>
          <table:table-cell table:number-columns-repeated="2"/>
        </table:table-row>
        <table:table-row table:style-name="ro1">
          <table:table-cell office:value-type="float" office:value="56484" calcext:value-type="float">
            <text:p>5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57.2659335762062" calcext:value-type="float">
            <text:p>-57.2659335762062</text:p>
          </table:table-cell>
          <table:table-cell table:number-columns-repeated="2"/>
        </table:table-row>
        <table:table-row table:style-name="ro1">
          <table:table-cell office:value-type="float" office:value="56509" calcext:value-type="float">
            <text:p>56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57.7192894661691" calcext:value-type="float">
            <text:p>-57.7192894661691</text:p>
          </table:table-cell>
          <table:table-cell table:number-columns-repeated="2"/>
        </table:table-row>
        <table:table-row table:style-name="ro1">
          <table:table-cell office:value-type="float" office:value="56536" calcext:value-type="float">
            <text:p>56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58.1586959441331" calcext:value-type="float">
            <text:p>-58.1586959441331</text:p>
          </table:table-cell>
          <table:table-cell table:number-columns-repeated="2"/>
        </table:table-row>
        <table:table-row table:style-name="ro1">
          <table:table-cell office:value-type="float" office:value="56562" calcext:value-type="float">
            <text:p>5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58.7999668381598" calcext:value-type="float">
            <text:p>-58.7999668381598</text:p>
          </table:table-cell>
          <table:table-cell table:number-columns-repeated="2"/>
        </table:table-row>
        <table:table-row table:style-name="ro1">
          <table:table-cell office:value-type="float" office:value="56588" calcext:value-type="float">
            <text:p>56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-58.7445832431395" calcext:value-type="float">
            <text:p>-58.7445832431395</text:p>
          </table:table-cell>
          <table:table-cell table:number-columns-repeated="2"/>
        </table:table-row>
        <table:table-row table:style-name="ro1">
          <table:table-cell office:value-type="float" office:value="56614" calcext:value-type="float">
            <text:p>5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58.1678268356582" calcext:value-type="float">
            <text:p>-58.1678268356582</text:p>
          </table:table-cell>
          <table:table-cell table:number-columns-repeated="2"/>
        </table:table-row>
        <table:table-row table:style-name="ro1">
          <table:table-cell office:value-type="float" office:value="56640" calcext:value-type="float">
            <text:p>56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56.747278317638" calcext:value-type="float">
            <text:p>-56.747278317638</text:p>
          </table:table-cell>
          <table:table-cell table:number-columns-repeated="2"/>
        </table:table-row>
        <table:table-row table:style-name="ro1">
          <table:table-cell office:value-type="float" office:value="56666" calcext:value-type="float">
            <text:p>56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55.3704389847876" calcext:value-type="float">
            <text:p>-55.3704389847876</text:p>
          </table:table-cell>
          <table:table-cell table:number-columns-repeated="2"/>
        </table:table-row>
        <table:table-row table:style-name="ro1">
          <table:table-cell office:value-type="float" office:value="56692" calcext:value-type="float">
            <text:p>56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55.1744254775634" calcext:value-type="float">
            <text:p>-55.1744254775634</text:p>
          </table:table-cell>
          <table:table-cell table:number-columns-repeated="2"/>
        </table:table-row>
        <table:table-row table:style-name="ro1">
          <table:table-cell office:value-type="float" office:value="56718" calcext:value-type="float">
            <text:p>56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55.3229046936383" calcext:value-type="float">
            <text:p>-55.3229046936383</text:p>
          </table:table-cell>
          <table:table-cell table:number-columns-repeated="2"/>
        </table:table-row>
        <table:table-row table:style-name="ro1">
          <table:table-cell office:value-type="float" office:value="56743" calcext:value-type="float">
            <text:p>5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55.7129691646033" calcext:value-type="float">
            <text:p>-55.7129691646033</text:p>
          </table:table-cell>
          <table:table-cell table:number-columns-repeated="2"/>
        </table:table-row>
        <table:table-row table:style-name="ro1">
          <table:table-cell office:value-type="float" office:value="56769" calcext:value-type="float">
            <text:p>56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56.1525701133847" calcext:value-type="float">
            <text:p>-56.1525701133847</text:p>
          </table:table-cell>
          <table:table-cell table:number-columns-repeated="2"/>
        </table:table-row>
        <table:table-row table:style-name="ro1">
          <table:table-cell office:value-type="float" office:value="56796" calcext:value-type="float">
            <text:p>56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55.5324910329729" calcext:value-type="float">
            <text:p>-55.5324910329729</text:p>
          </table:table-cell>
          <table:table-cell table:number-columns-repeated="2"/>
        </table:table-row>
        <table:table-row table:style-name="ro1">
          <table:table-cell office:value-type="float" office:value="56822" calcext:value-type="float">
            <text:p>56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54.2853374627276" calcext:value-type="float">
            <text:p>-54.2853374627276</text:p>
          </table:table-cell>
          <table:table-cell table:number-columns-repeated="2"/>
        </table:table-row>
        <table:table-row table:style-name="ro1">
          <table:table-cell office:value-type="float" office:value="56847" calcext:value-type="float">
            <text:p>56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53.3842501561821" calcext:value-type="float">
            <text:p>-53.3842501561821</text:p>
          </table:table-cell>
          <table:table-cell table:number-columns-repeated="2"/>
        </table:table-row>
        <table:table-row table:style-name="ro1">
          <table:table-cell office:value-type="float" office:value="56874" calcext:value-type="float">
            <text:p>56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53.5262732282996" calcext:value-type="float">
            <text:p>-53.5262732282996</text:p>
          </table:table-cell>
          <table:table-cell table:number-columns-repeated="2"/>
        </table:table-row>
        <table:table-row table:style-name="ro1">
          <table:table-cell office:value-type="float" office:value="56900" calcext:value-type="float">
            <text:p>56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53.9100802058904" calcext:value-type="float">
            <text:p>-53.9100802058904</text:p>
          </table:table-cell>
          <table:table-cell table:number-columns-repeated="2"/>
        </table:table-row>
        <table:table-row table:style-name="ro1">
          <table:table-cell office:value-type="float" office:value="56926" calcext:value-type="float">
            <text:p>56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54.6205392764784" calcext:value-type="float">
            <text:p>-54.6205392764784</text:p>
          </table:table-cell>
          <table:table-cell table:number-columns-repeated="2"/>
        </table:table-row>
        <table:table-row table:style-name="ro1">
          <table:table-cell office:value-type="float" office:value="56952" calcext:value-type="float">
            <text:p>56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55.2475996064329" calcext:value-type="float">
            <text:p>-55.2475996064329</text:p>
          </table:table-cell>
          <table:table-cell table:number-columns-repeated="2"/>
        </table:table-row>
        <table:table-row table:style-name="ro1">
          <table:table-cell office:value-type="float" office:value="56977" calcext:value-type="float">
            <text:p>56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55.3630580800811" calcext:value-type="float">
            <text:p>-55.3630580800811</text:p>
          </table:table-cell>
          <table:table-cell table:number-columns-repeated="2"/>
        </table:table-row>
        <table:table-row table:style-name="ro1">
          <table:table-cell office:value-type="float" office:value="57004" calcext:value-type="float">
            <text:p>57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54.3365024468478" calcext:value-type="float">
            <text:p>-54.3365024468478</text:p>
          </table:table-cell>
          <table:table-cell table:number-columns-repeated="2"/>
        </table:table-row>
        <table:table-row table:style-name="ro1">
          <table:table-cell office:value-type="float" office:value="57030" calcext:value-type="float">
            <text:p>57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53.4953792946371" calcext:value-type="float">
            <text:p>-53.4953792946371</text:p>
          </table:table-cell>
          <table:table-cell table:number-columns-repeated="2"/>
        </table:table-row>
        <table:table-row table:style-name="ro1">
          <table:table-cell office:value-type="float" office:value="57055" calcext:value-type="float">
            <text:p>57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-53.5724445471098" calcext:value-type="float">
            <text:p>-53.5724445471098</text:p>
          </table:table-cell>
          <table:table-cell table:number-columns-repeated="2"/>
        </table:table-row>
        <table:table-row table:style-name="ro1">
          <table:table-cell office:value-type="float" office:value="57082" calcext:value-type="float">
            <text:p>57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53.924061637968" calcext:value-type="float">
            <text:p>-53.924061637968</text:p>
          </table:table-cell>
          <table:table-cell table:number-columns-repeated="2"/>
        </table:table-row>
        <table:table-row table:style-name="ro1">
          <table:table-cell office:value-type="float" office:value="57108" calcext:value-type="float">
            <text:p>57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53.587936664492" calcext:value-type="float">
            <text:p>-53.587936664492</text:p>
          </table:table-cell>
          <table:table-cell table:number-columns-repeated="2"/>
        </table:table-row>
        <table:table-row table:style-name="ro1">
          <table:table-cell office:value-type="float" office:value="57134" calcext:value-type="float">
            <text:p>57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53.7852309209692" calcext:value-type="float">
            <text:p>-53.7852309209692</text:p>
          </table:table-cell>
          <table:table-cell table:number-columns-repeated="2"/>
        </table:table-row>
        <table:table-row table:style-name="ro1">
          <table:table-cell office:value-type="float" office:value="57160" calcext:value-type="float">
            <text:p>57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53.0533776618625" calcext:value-type="float">
            <text:p>-53.0533776618625</text:p>
          </table:table-cell>
          <table:table-cell table:number-columns-repeated="2"/>
        </table:table-row>
        <table:table-row table:style-name="ro1">
          <table:table-cell office:value-type="float" office:value="57186" calcext:value-type="float">
            <text:p>57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51.5132737338052" calcext:value-type="float">
            <text:p>-51.5132737338052</text:p>
          </table:table-cell>
          <table:table-cell table:number-columns-repeated="2"/>
        </table:table-row>
        <table:table-row table:style-name="ro1">
          <table:table-cell office:value-type="float" office:value="57212" calcext:value-type="float">
            <text:p>57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50.3590191573804" calcext:value-type="float">
            <text:p>-50.3590191573804</text:p>
          </table:table-cell>
          <table:table-cell table:number-columns-repeated="2"/>
        </table:table-row>
        <table:table-row table:style-name="ro1">
          <table:table-cell office:value-type="float" office:value="57237" calcext:value-type="float">
            <text:p>57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49.6710493371533" calcext:value-type="float">
            <text:p>-49.6710493371533</text:p>
          </table:table-cell>
          <table:table-cell table:number-columns-repeated="2"/>
        </table:table-row>
        <table:table-row table:style-name="ro1">
          <table:table-cell office:value-type="float" office:value="57264" calcext:value-type="float">
            <text:p>57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49.5888632037024" calcext:value-type="float">
            <text:p>-49.5888632037024</text:p>
          </table:table-cell>
          <table:table-cell table:number-columns-repeated="2"/>
        </table:table-row>
        <table:table-row table:style-name="ro1">
          <table:table-cell office:value-type="float" office:value="57290" calcext:value-type="float">
            <text:p>57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50.1861289512808" calcext:value-type="float">
            <text:p>-50.1861289512808</text:p>
          </table:table-cell>
          <table:table-cell table:number-columns-repeated="2"/>
        </table:table-row>
        <table:table-row table:style-name="ro1">
          <table:table-cell office:value-type="float" office:value="57316" calcext:value-type="float">
            <text:p>57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49.8419403681645" calcext:value-type="float">
            <text:p>-49.8419403681645</text:p>
          </table:table-cell>
          <table:table-cell table:number-columns-repeated="2"/>
        </table:table-row>
        <table:table-row table:style-name="ro1">
          <table:table-cell office:value-type="float" office:value="57342" calcext:value-type="float">
            <text:p>57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48.6468037414517" calcext:value-type="float">
            <text:p>-48.6468037414517</text:p>
          </table:table-cell>
          <table:table-cell table:number-columns-repeated="2"/>
        </table:table-row>
        <table:table-row table:style-name="ro1">
          <table:table-cell office:value-type="float" office:value="57367" calcext:value-type="float">
            <text:p>57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7.3038251647917" calcext:value-type="float">
            <text:p>-47.3038251647917</text:p>
          </table:table-cell>
          <table:table-cell table:number-columns-repeated="2"/>
        </table:table-row>
        <table:table-row table:style-name="ro1">
          <table:table-cell office:value-type="float" office:value="57394" calcext:value-type="float">
            <text:p>57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-47.1406305443366" calcext:value-type="float">
            <text:p>-47.1406305443366</text:p>
          </table:table-cell>
          <table:table-cell table:number-columns-repeated="2"/>
        </table:table-row>
        <table:table-row table:style-name="ro1">
          <table:table-cell office:value-type="float" office:value="57420" calcext:value-type="float">
            <text:p>57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47.3824572968185" calcext:value-type="float">
            <text:p>-47.3824572968185</text:p>
          </table:table-cell>
          <table:table-cell table:number-columns-repeated="2"/>
        </table:table-row>
        <table:table-row table:style-name="ro1">
          <table:table-cell office:value-type="float" office:value="57446" calcext:value-type="float">
            <text:p>57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47.462997072301" calcext:value-type="float">
            <text:p>-47.462997072301</text:p>
          </table:table-cell>
          <table:table-cell table:number-columns-repeated="2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47.4795202393071" calcext:value-type="float">
            <text:p>-47.4795202393071</text:p>
          </table:table-cell>
          <table:table-cell table:number-columns-repeated="2"/>
        </table:table-row>
        <table:table-row table:style-name="ro1">
          <table:table-cell office:value-type="float" office:value="57498" calcext:value-type="float">
            <text:p>57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47.2186119242515" calcext:value-type="float">
            <text:p>-47.2186119242515</text:p>
          </table:table-cell>
          <table:table-cell table:number-columns-repeated="2"/>
        </table:table-row>
        <table:table-row table:style-name="ro1">
          <table:table-cell office:value-type="float" office:value="57524" calcext:value-type="float">
            <text:p>5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46.104193095813" calcext:value-type="float">
            <text:p>-46.104193095813</text:p>
          </table:table-cell>
          <table:table-cell table:number-columns-repeated="2"/>
        </table:table-row>
        <table:table-row table:style-name="ro1">
          <table:table-cell office:value-type="float" office:value="57550" calcext:value-type="float">
            <text:p>57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46.1317563851726" calcext:value-type="float">
            <text:p>-46.1317563851726</text:p>
          </table:table-cell>
          <table:table-cell table:number-columns-repeated="2"/>
        </table:table-row>
        <table:table-row table:style-name="ro1">
          <table:table-cell office:value-type="float" office:value="57576" calcext:value-type="float">
            <text:p>57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46.2815484963981" calcext:value-type="float">
            <text:p>-46.2815484963981</text:p>
          </table:table-cell>
          <table:table-cell table:number-columns-repeated="2"/>
        </table:table-row>
        <table:table-row table:style-name="ro1">
          <table:table-cell office:value-type="float" office:value="57602" calcext:value-type="float">
            <text:p>5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-46.7344239272781" calcext:value-type="float">
            <text:p>-46.7344239272781</text:p>
          </table:table-cell>
          <table:table-cell table:number-columns-repeated="2"/>
        </table:table-row>
        <table:table-row table:style-name="ro1">
          <table:table-cell office:value-type="float" office:value="57628" calcext:value-type="float">
            <text:p>57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47.1425954987465" calcext:value-type="float">
            <text:p>-47.1425954987465</text:p>
          </table:table-cell>
          <table:table-cell table:number-columns-repeated="2"/>
        </table:table-row>
        <table:table-row table:style-name="ro1">
          <table:table-cell office:value-type="float" office:value="57653" calcext:value-type="float">
            <text:p>57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46.5228233295543" calcext:value-type="float">
            <text:p>-46.5228233295543</text:p>
          </table:table-cell>
          <table:table-cell table:number-columns-repeated="2"/>
        </table:table-row>
        <table:table-row table:style-name="ro1">
          <table:table-cell office:value-type="float" office:value="57679" calcext:value-type="float">
            <text:p>57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45.3990441501834" calcext:value-type="float">
            <text:p>-45.3990441501834</text:p>
          </table:table-cell>
          <table:table-cell table:number-columns-repeated="2"/>
        </table:table-row>
        <table:table-row table:style-name="ro1">
          <table:table-cell office:value-type="float" office:value="57706" calcext:value-type="float">
            <text:p>57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45.2021504840239" calcext:value-type="float">
            <text:p>-45.2021504840239</text:p>
          </table:table-cell>
          <table:table-cell table:number-columns-repeated="2"/>
        </table:table-row>
        <table:table-row table:style-name="ro1">
          <table:table-cell office:value-type="float" office:value="57732" calcext:value-type="float">
            <text:p>57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-44.9805458537463" calcext:value-type="float">
            <text:p>-44.9805458537463</text:p>
          </table:table-cell>
          <table:table-cell table:number-columns-repeated="2"/>
        </table:table-row>
        <table:table-row table:style-name="ro1">
          <table:table-cell office:value-type="float" office:value="57758" calcext:value-type="float">
            <text:p>57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44.8580675197848" calcext:value-type="float">
            <text:p>-44.8580675197848</text:p>
          </table:table-cell>
          <table:table-cell table:number-columns-repeated="2"/>
        </table:table-row>
        <table:table-row table:style-name="ro1">
          <table:table-cell office:value-type="float" office:value="57783" calcext:value-type="float">
            <text:p>57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45.0162808268684" calcext:value-type="float">
            <text:p>-45.0162808268684</text:p>
          </table:table-cell>
          <table:table-cell table:number-columns-repeated="2"/>
        </table:table-row>
        <table:table-row table:style-name="ro1">
          <table:table-cell office:value-type="float" office:value="57810" calcext:value-type="float">
            <text:p>57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44.5542414168109" calcext:value-type="float">
            <text:p>-44.5542414168109</text:p>
          </table:table-cell>
          <table:table-cell table:number-columns-repeated="2"/>
        </table:table-row>
        <table:table-row table:style-name="ro1">
          <table:table-cell office:value-type="float" office:value="57836" calcext:value-type="float">
            <text:p>57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3.2448801424475" calcext:value-type="float">
            <text:p>-43.2448801424475</text:p>
          </table:table-cell>
          <table:table-cell table:number-columns-repeated="2"/>
        </table:table-row>
        <table:table-row table:style-name="ro1">
          <table:table-cell office:value-type="float" office:value="57862" calcext:value-type="float">
            <text:p>57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-43.3296530611414" calcext:value-type="float">
            <text:p>-43.3296530611414</text:p>
          </table:table-cell>
          <table:table-cell table:number-columns-repeated="2"/>
        </table:table-row>
        <table:table-row table:style-name="ro1">
          <table:table-cell office:value-type="float" office:value="57888" calcext:value-type="float">
            <text:p>57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43.6579714284909" calcext:value-type="float">
            <text:p>-43.6579714284909</text:p>
          </table:table-cell>
          <table:table-cell table:number-columns-repeated="2"/>
        </table:table-row>
        <table:table-row table:style-name="ro1">
          <table:table-cell office:value-type="float" office:value="57914" calcext:value-type="float">
            <text:p>57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44.1300338460758" calcext:value-type="float">
            <text:p>-44.1300338460758</text:p>
          </table:table-cell>
          <table:table-cell table:number-columns-repeated="2"/>
        </table:table-row>
        <table:table-row table:style-name="ro1">
          <table:table-cell office:value-type="float" office:value="57940" calcext:value-type="float">
            <text:p>57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43.849109727735" calcext:value-type="float">
            <text:p>-43.849109727735</text:p>
          </table:table-cell>
          <table:table-cell table:number-columns-repeated="2"/>
        </table:table-row>
        <table:table-row table:style-name="ro1">
          <table:table-cell office:value-type="float" office:value="57965" calcext:value-type="float">
            <text:p>57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2.5922140438047" calcext:value-type="float">
            <text:p>-42.5922140438047</text:p>
          </table:table-cell>
          <table:table-cell table:number-columns-repeated="2"/>
        </table:table-row>
        <table:table-row table:style-name="ro1">
          <table:table-cell office:value-type="float" office:value="57992" calcext:value-type="float">
            <text:p>57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41.8662997655338" calcext:value-type="float">
            <text:p>-41.8662997655338</text:p>
          </table:table-cell>
          <table:table-cell table:number-columns-repeated="2"/>
        </table:table-row>
        <table:table-row table:style-name="ro1">
          <table:table-cell office:value-type="float" office:value="58018" calcext:value-type="float">
            <text:p>58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42.0550290035174" calcext:value-type="float">
            <text:p>-42.0550290035174</text:p>
          </table:table-cell>
          <table:table-cell table:number-columns-repeated="2"/>
        </table:table-row>
        <table:table-row table:style-name="ro1">
          <table:table-cell office:value-type="float" office:value="58044" calcext:value-type="float">
            <text:p>5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42.3302588803322" calcext:value-type="float">
            <text:p>-42.3302588803322</text:p>
          </table:table-cell>
          <table:table-cell table:number-columns-repeated="2"/>
        </table:table-row>
        <table:table-row table:style-name="ro1">
          <table:table-cell office:value-type="float" office:value="58069" calcext:value-type="float">
            <text:p>58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42.2585586070912" calcext:value-type="float">
            <text:p>-42.2585586070912</text:p>
          </table:table-cell>
          <table:table-cell table:number-columns-repeated="2"/>
        </table:table-row>
        <table:table-row table:style-name="ro1">
          <table:table-cell office:value-type="float" office:value="58095" calcext:value-type="float">
            <text:p>58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42.4967568037961" calcext:value-type="float">
            <text:p>-42.4967568037961</text:p>
          </table:table-cell>
          <table:table-cell table:number-columns-repeated="2"/>
        </table:table-row>
        <table:table-row table:style-name="ro1">
          <table:table-cell office:value-type="float" office:value="58122" calcext:value-type="float">
            <text:p>58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41.958395055987" calcext:value-type="float">
            <text:p>-41.958395055987</text:p>
          </table:table-cell>
          <table:table-cell table:number-columns-repeated="2"/>
        </table:table-row>
        <table:table-row table:style-name="ro1">
          <table:table-cell office:value-type="float" office:value="58148" calcext:value-type="float">
            <text:p>5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41.4673675158028" calcext:value-type="float">
            <text:p>-41.4673675158028</text:p>
          </table:table-cell>
          <table:table-cell table:number-columns-repeated="2"/>
        </table:table-row>
        <table:table-row table:style-name="ro1">
          <table:table-cell office:value-type="float" office:value="58174" calcext:value-type="float">
            <text:p>58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41.1452946691627" calcext:value-type="float">
            <text:p>-41.1452946691627</text:p>
          </table:table-cell>
          <table:table-cell table:number-columns-repeated="2"/>
        </table:table-row>
        <table:table-row table:style-name="ro1">
          <table:table-cell office:value-type="float" office:value="58200" calcext:value-type="float">
            <text:p>58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41.3254394485731" calcext:value-type="float">
            <text:p>-41.3254394485731</text:p>
          </table:table-cell>
          <table:table-cell table:number-columns-repeated="2"/>
        </table:table-row>
        <table:table-row table:style-name="ro1">
          <table:table-cell office:value-type="float" office:value="58226" calcext:value-type="float">
            <text:p>58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41.1308105424631" calcext:value-type="float">
            <text:p>-41.1308105424631</text:p>
          </table:table-cell>
          <table:table-cell table:number-columns-repeated="2"/>
        </table:table-row>
        <table:table-row table:style-name="ro1">
          <table:table-cell office:value-type="float" office:value="58252" calcext:value-type="float">
            <text:p>58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40.9729394488489" calcext:value-type="float">
            <text:p>-40.9729394488489</text:p>
          </table:table-cell>
          <table:table-cell table:number-columns-repeated="2"/>
        </table:table-row>
        <table:table-row table:style-name="ro1">
          <table:table-cell office:value-type="float" office:value="58277" calcext:value-type="float">
            <text:p>58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39.5276182350382" calcext:value-type="float">
            <text:p>-39.5276182350382</text:p>
          </table:table-cell>
          <table:table-cell table:number-columns-repeated="2"/>
        </table:table-row>
        <table:table-row table:style-name="ro1">
          <table:table-cell office:value-type="float" office:value="58303" calcext:value-type="float">
            <text:p>58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-39.480614597037" calcext:value-type="float">
            <text:p>-39.480614597037</text:p>
          </table:table-cell>
          <table:table-cell table:number-columns-repeated="2"/>
        </table:table-row>
        <table:table-row table:style-name="ro1">
          <table:table-cell office:value-type="float" office:value="58329" calcext:value-type="float">
            <text:p>58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39.5889033786666" calcext:value-type="float">
            <text:p>-39.5889033786666</text:p>
          </table:table-cell>
          <table:table-cell table:number-columns-repeated="2"/>
        </table:table-row>
        <table:table-row table:style-name="ro1">
          <table:table-cell office:value-type="float" office:value="58356" calcext:value-type="float">
            <text:p>58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-40.0938601977846" calcext:value-type="float">
            <text:p>-40.0938601977846</text:p>
          </table:table-cell>
          <table:table-cell table:number-columns-repeated="2"/>
        </table:table-row>
        <table:table-row table:style-name="ro1">
          <table:table-cell office:value-type="float" office:value="58381" calcext:value-type="float">
            <text:p>58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40.0909721916989" calcext:value-type="float">
            <text:p>-40.0909721916989</text:p>
          </table:table-cell>
          <table:table-cell table:number-columns-repeated="2"/>
        </table:table-row>
        <table:table-row table:style-name="ro1">
          <table:table-cell office:value-type="float" office:value="58408" calcext:value-type="float">
            <text:p>58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9.6574038165697" calcext:value-type="float">
            <text:p>-39.6574038165697</text:p>
          </table:table-cell>
          <table:table-cell table:number-columns-repeated="2"/>
        </table:table-row>
        <table:table-row table:style-name="ro1">
          <table:table-cell office:value-type="float" office:value="58434" calcext:value-type="float">
            <text:p>58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8.7756375452906" calcext:value-type="float">
            <text:p>-38.7756375452906</text:p>
          </table:table-cell>
          <table:table-cell table:number-columns-repeated="2"/>
        </table:table-row>
        <table:table-row table:style-name="ro1">
          <table:table-cell office:value-type="float" office:value="58460" calcext:value-type="float">
            <text:p>58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38.7210025438971" calcext:value-type="float">
            <text:p>-38.7210025438971</text:p>
          </table:table-cell>
          <table:table-cell table:number-columns-repeated="2"/>
        </table:table-row>
        <table:table-row table:style-name="ro1">
          <table:table-cell office:value-type="float" office:value="58486" calcext:value-type="float">
            <text:p>58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39.1295870810079" calcext:value-type="float">
            <text:p>-39.1295870810079</text:p>
          </table:table-cell>
          <table:table-cell table:number-columns-repeated="2"/>
        </table:table-row>
        <table:table-row table:style-name="ro1">
          <table:table-cell office:value-type="float" office:value="58512" calcext:value-type="float">
            <text:p>58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39.4025228631308" calcext:value-type="float">
            <text:p>-39.4025228631308</text:p>
          </table:table-cell>
          <table:table-cell table:number-columns-repeated="2"/>
        </table:table-row>
        <table:table-row table:style-name="ro1">
          <table:table-cell office:value-type="float" office:value="58537" calcext:value-type="float">
            <text:p>58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38.7132144673421" calcext:value-type="float">
            <text:p>-38.7132144673421</text:p>
          </table:table-cell>
          <table:table-cell table:number-columns-repeated="2"/>
        </table:table-row>
        <table:table-row table:style-name="ro1">
          <table:table-cell office:value-type="float" office:value="58564" calcext:value-type="float">
            <text:p>58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38.0451155606547" calcext:value-type="float">
            <text:p>-38.0451155606547</text:p>
          </table:table-cell>
          <table:table-cell table:number-columns-repeated="2"/>
        </table:table-row>
        <table:table-row table:style-name="ro1">
          <table:table-cell office:value-type="float" office:value="58590" calcext:value-type="float">
            <text:p>58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38.3514196972499" calcext:value-type="float">
            <text:p>-38.3514196972499</text:p>
          </table:table-cell>
          <table:table-cell table:number-columns-repeated="2"/>
        </table:table-row>
        <table:table-row table:style-name="ro1">
          <table:table-cell office:value-type="float" office:value="58615" calcext:value-type="float">
            <text:p>58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-38.8944529373345" calcext:value-type="float">
            <text:p>-38.8944529373345</text:p>
          </table:table-cell>
          <table:table-cell table:number-columns-repeated="2"/>
        </table:table-row>
        <table:table-row table:style-name="ro1">
          <table:table-cell office:value-type="float" office:value="58640" calcext:value-type="float">
            <text:p>58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-38.8669313084935" calcext:value-type="float">
            <text:p>-38.8669313084935</text:p>
          </table:table-cell>
          <table:table-cell table:number-columns-repeated="2"/>
        </table:table-row>
        <table:table-row table:style-name="ro1">
          <table:table-cell office:value-type="float" office:value="58666" calcext:value-type="float">
            <text:p>58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39.1479488066937" calcext:value-type="float">
            <text:p>-39.1479488066937</text:p>
          </table:table-cell>
          <table:table-cell table:number-columns-repeated="2"/>
        </table:table-row>
        <table:table-row table:style-name="ro1">
          <table:table-cell office:value-type="float" office:value="58692" calcext:value-type="float">
            <text:p>58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8.0049349972569" calcext:value-type="float">
            <text:p>-38.0049349972569</text:p>
          </table:table-cell>
          <table:table-cell table:number-columns-repeated="2"/>
        </table:table-row>
        <table:table-row table:style-name="ro1">
          <table:table-cell office:value-type="float" office:value="58718" calcext:value-type="float">
            <text:p>58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37.5124754588798" calcext:value-type="float">
            <text:p>-37.5124754588798</text:p>
          </table:table-cell>
          <table:table-cell table:number-columns-repeated="2"/>
        </table:table-row>
        <table:table-row table:style-name="ro1">
          <table:table-cell office:value-type="float" office:value="58744" calcext:value-type="float">
            <text:p>58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37.5582454447604" calcext:value-type="float">
            <text:p>-37.5582454447604</text:p>
          </table:table-cell>
          <table:table-cell table:number-columns-repeated="2"/>
        </table:table-row>
        <table:table-row table:style-name="ro1">
          <table:table-cell office:value-type="float" office:value="58769" calcext:value-type="float">
            <text:p>58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38.0026071233832" calcext:value-type="float">
            <text:p>-38.0026071233832</text:p>
          </table:table-cell>
          <table:table-cell table:number-columns-repeated="2"/>
        </table:table-row>
        <table:table-row table:style-name="ro1">
          <table:table-cell office:value-type="float" office:value="58796" calcext:value-type="float">
            <text:p>58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38.1871422888175" calcext:value-type="float">
            <text:p>-38.1871422888175</text:p>
          </table:table-cell>
          <table:table-cell table:number-columns-repeated="2"/>
        </table:table-row>
        <table:table-row table:style-name="ro1">
          <table:table-cell office:value-type="float" office:value="58822" calcext:value-type="float">
            <text:p>5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38.3352302183924" calcext:value-type="float">
            <text:p>-38.3352302183924</text:p>
          </table:table-cell>
          <table:table-cell table:number-columns-repeated="2"/>
        </table:table-row>
        <table:table-row table:style-name="ro1">
          <table:table-cell office:value-type="float" office:value="58847" calcext:value-type="float">
            <text:p>58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7.1864539039803" calcext:value-type="float">
            <text:p>-37.1864539039803</text:p>
          </table:table-cell>
          <table:table-cell table:number-columns-repeated="2"/>
        </table:table-row>
        <table:table-row table:style-name="ro1">
          <table:table-cell office:value-type="float" office:value="58873" calcext:value-type="float">
            <text:p>58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36.9653322453963" calcext:value-type="float">
            <text:p>-36.9653322453963</text:p>
          </table:table-cell>
          <table:table-cell table:number-columns-repeated="2"/>
        </table:table-row>
        <table:table-row table:style-name="ro1">
          <table:table-cell office:value-type="float" office:value="58899" calcext:value-type="float">
            <text:p>58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36.6587066378457" calcext:value-type="float">
            <text:p>-36.6587066378457</text:p>
          </table:table-cell>
          <table:table-cell table:number-columns-repeated="2"/>
        </table:table-row>
        <table:table-row table:style-name="ro1">
          <table:table-cell office:value-type="float" office:value="58926" calcext:value-type="float">
            <text:p>58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37.0692079720658" calcext:value-type="float">
            <text:p>-37.0692079720658</text:p>
          </table:table-cell>
          <table:table-cell table:number-columns-repeated="2"/>
        </table:table-row>
        <table:table-row table:style-name="ro1">
          <table:table-cell office:value-type="float" office:value="58952" calcext:value-type="float">
            <text:p>58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37.1286169575407" calcext:value-type="float">
            <text:p>-37.1286169575407</text:p>
          </table:table-cell>
          <table:table-cell table:number-columns-repeated="2"/>
        </table:table-row>
        <table:table-row table:style-name="ro1">
          <table:table-cell office:value-type="float" office:value="58977" calcext:value-type="float">
            <text:p>58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36.6631210511548" calcext:value-type="float">
            <text:p>-36.6631210511548</text:p>
          </table:table-cell>
          <table:table-cell table:number-columns-repeated="2"/>
        </table:table-row>
        <table:table-row table:style-name="ro1">
          <table:table-cell office:value-type="float" office:value="59004" calcext:value-type="float">
            <text:p>5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35.2581019418885" calcext:value-type="float">
            <text:p>-35.2581019418885</text:p>
          </table:table-cell>
          <table:table-cell table:number-columns-repeated="2"/>
        </table:table-row>
        <table:table-row table:style-name="ro1">
          <table:table-cell office:value-type="float" office:value="59030" calcext:value-type="float">
            <text:p>59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35.2501603436766" calcext:value-type="float">
            <text:p>-35.2501603436766</text:p>
          </table:table-cell>
          <table:table-cell table:number-columns-repeated="2"/>
        </table:table-row>
        <table:table-row table:style-name="ro1">
          <table:table-cell office:value-type="float" office:value="59056" calcext:value-type="float">
            <text:p>5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35.7655400254096" calcext:value-type="float">
            <text:p>-35.7655400254096</text:p>
          </table:table-cell>
          <table:table-cell table:number-columns-repeated="2"/>
        </table:table-row>
        <table:table-row table:style-name="ro1">
          <table:table-cell office:value-type="float" office:value="59082" calcext:value-type="float">
            <text:p>5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35.6189080246278" calcext:value-type="float">
            <text:p>-35.6189080246278</text:p>
          </table:table-cell>
          <table:table-cell table:number-columns-repeated="2"/>
        </table:table-row>
        <table:table-row table:style-name="ro1">
          <table:table-cell office:value-type="float" office:value="59107" calcext:value-type="float">
            <text:p>59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35.1690954700238" calcext:value-type="float">
            <text:p>-35.1690954700238</text:p>
          </table:table-cell>
          <table:table-cell table:number-columns-repeated="2"/>
        </table:table-row>
        <table:table-row table:style-name="ro1">
          <table:table-cell office:value-type="float" office:value="59134" calcext:value-type="float">
            <text:p>59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4.3023540709462" calcext:value-type="float">
            <text:p>-34.3023540709462</text:p>
          </table:table-cell>
          <table:table-cell table:number-columns-repeated="2"/>
        </table:table-row>
        <table:table-row table:style-name="ro1">
          <table:table-cell office:value-type="float" office:value="59160" calcext:value-type="float">
            <text:p>59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34.1392047149171" calcext:value-type="float">
            <text:p>-34.1392047149171</text:p>
          </table:table-cell>
          <table:table-cell table:number-columns-repeated="2"/>
        </table:table-row>
        <table:table-row table:style-name="ro1">
          <table:table-cell office:value-type="float" office:value="59185" calcext:value-type="float">
            <text:p>59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34.6579984159965" calcext:value-type="float">
            <text:p>-34.6579984159965</text:p>
          </table:table-cell>
          <table:table-cell table:number-columns-repeated="2"/>
        </table:table-row>
        <table:table-row table:style-name="ro1">
          <table:table-cell office:value-type="float" office:value="59211" calcext:value-type="float">
            <text:p>59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34.914675387812" calcext:value-type="float">
            <text:p>-34.914675387812</text:p>
          </table:table-cell>
          <table:table-cell table:number-columns-repeated="2"/>
        </table:table-row>
        <table:table-row table:style-name="ro1">
          <table:table-cell office:value-type="float" office:value="59238" calcext:value-type="float">
            <text:p>59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35.3173007604947" calcext:value-type="float">
            <text:p>-35.3173007604947</text:p>
          </table:table-cell>
          <table:table-cell table:number-columns-repeated="2"/>
        </table:table-row>
        <table:table-row table:style-name="ro1">
          <table:table-cell office:value-type="float" office:value="59264" calcext:value-type="float">
            <text:p>59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4.8152299678641" calcext:value-type="float">
            <text:p>-34.8152299678641</text:p>
          </table:table-cell>
          <table:table-cell table:number-columns-repeated="2"/>
        </table:table-row>
        <table:table-row table:style-name="ro1">
          <table:table-cell office:value-type="float" office:value="59290" calcext:value-type="float">
            <text:p>59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3.9593767380837" calcext:value-type="float">
            <text:p>-33.9593767380837</text:p>
          </table:table-cell>
          <table:table-cell table:number-columns-repeated="2"/>
        </table:table-row>
        <table:table-row table:style-name="ro1">
          <table:table-cell office:value-type="float" office:value="59316" calcext:value-type="float">
            <text:p>59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-34.0837036076811" calcext:value-type="float">
            <text:p>-34.0837036076811</text:p>
          </table:table-cell>
          <table:table-cell table:number-columns-repeated="2"/>
        </table:table-row>
        <table:table-row table:style-name="ro1">
          <table:table-cell office:value-type="float" office:value="59342" calcext:value-type="float">
            <text:p>59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34.5734358043679" calcext:value-type="float">
            <text:p>-34.5734358043679</text:p>
          </table:table-cell>
          <table:table-cell table:number-columns-repeated="2"/>
        </table:table-row>
        <table:table-row table:style-name="ro1">
          <table:table-cell office:value-type="float" office:value="59367" calcext:value-type="float">
            <text:p>59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34.4634839334642" calcext:value-type="float">
            <text:p>-34.4634839334642</text:p>
          </table:table-cell>
          <table:table-cell table:number-columns-repeated="2"/>
        </table:table-row>
        <table:table-row table:style-name="ro1">
          <table:table-cell office:value-type="float" office:value="59394" calcext:value-type="float">
            <text:p>59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34.633838273973" calcext:value-type="float">
            <text:p>-34.633838273973</text:p>
          </table:table-cell>
          <table:table-cell table:number-columns-repeated="2"/>
        </table:table-row>
        <table:table-row table:style-name="ro1">
          <table:table-cell office:value-type="float" office:value="59420" calcext:value-type="float">
            <text:p>59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33.9989509424662" calcext:value-type="float">
            <text:p>-33.9989509424662</text:p>
          </table:table-cell>
          <table:table-cell table:number-columns-repeated="2"/>
        </table:table-row>
        <table:table-row table:style-name="ro1">
          <table:table-cell office:value-type="float" office:value="59446" calcext:value-type="float">
            <text:p>59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3.3528293750057" calcext:value-type="float">
            <text:p>-33.3528293750057</text:p>
          </table:table-cell>
          <table:table-cell table:number-columns-repeated="2"/>
        </table:table-row>
        <table:table-row table:style-name="ro1">
          <table:table-cell office:value-type="float" office:value="59471" calcext:value-type="float">
            <text:p>59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33.2804346250055" calcext:value-type="float">
            <text:p>-33.2804346250055</text:p>
          </table:table-cell>
          <table:table-cell table:number-columns-repeated="2"/>
        </table:table-row>
        <table:table-row table:style-name="ro1">
          <table:table-cell office:value-type="float" office:value="59498" calcext:value-type="float">
            <text:p>59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-33.7333443288515" calcext:value-type="float">
            <text:p>-33.7333443288515</text:p>
          </table:table-cell>
          <table:table-cell table:number-columns-repeated="2"/>
        </table:table-row>
        <table:table-row table:style-name="ro1">
          <table:table-cell office:value-type="float" office:value="59524" calcext:value-type="float">
            <text:p>59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33.6492414264253" calcext:value-type="float">
            <text:p>-33.6492414264253</text:p>
          </table:table-cell>
          <table:table-cell table:number-columns-repeated="2"/>
        </table:table-row>
        <table:table-row table:style-name="ro1">
          <table:table-cell office:value-type="float" office:value="59550" calcext:value-type="float">
            <text:p>59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33.1369570748429" calcext:value-type="float">
            <text:p>-33.1369570748429</text:p>
          </table:table-cell>
          <table:table-cell table:number-columns-repeated="2"/>
        </table:table-row>
        <table:table-row table:style-name="ro1">
          <table:table-cell office:value-type="float" office:value="59576" calcext:value-type="float">
            <text:p>59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32.6712045494632" calcext:value-type="float">
            <text:p>-32.6712045494632</text:p>
          </table:table-cell>
          <table:table-cell table:number-columns-repeated="2"/>
        </table:table-row>
        <table:table-row table:style-name="ro1">
          <table:table-cell office:value-type="float" office:value="59602" calcext:value-type="float">
            <text:p>59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-33.0505521017874" calcext:value-type="float">
            <text:p>-33.0505521017874</text:p>
          </table:table-cell>
          <table:table-cell table:number-columns-repeated="2"/>
        </table:table-row>
        <table:table-row table:style-name="ro1">
          <table:table-cell office:value-type="float" office:value="59628" calcext:value-type="float">
            <text:p>59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32.8951504986555" calcext:value-type="float">
            <text:p>-32.8951504986555</text:p>
          </table:table-cell>
          <table:table-cell table:number-columns-repeated="2"/>
        </table:table-row>
        <table:table-row table:style-name="ro1">
          <table:table-cell office:value-type="float" office:value="59654" calcext:value-type="float">
            <text:p>59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32.6214535602353" calcext:value-type="float">
            <text:p>-32.6214535602353</text:p>
          </table:table-cell>
          <table:table-cell table:number-columns-repeated="2"/>
        </table:table-row>
        <table:table-row table:style-name="ro1">
          <table:table-cell office:value-type="float" office:value="59679" calcext:value-type="float">
            <text:p>59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32.325408835305" calcext:value-type="float">
            <text:p>-32.325408835305</text:p>
          </table:table-cell>
          <table:table-cell table:number-columns-repeated="2"/>
        </table:table-row>
        <table:table-row table:style-name="ro1">
          <table:table-cell office:value-type="float" office:value="59706" calcext:value-type="float">
            <text:p>59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-32.6230885634494" calcext:value-type="float">
            <text:p>-32.6230885634494</text:p>
          </table:table-cell>
          <table:table-cell table:number-columns-repeated="2"/>
        </table:table-row>
        <table:table-row table:style-name="ro1">
          <table:table-cell office:value-type="float" office:value="59732" calcext:value-type="float">
            <text:p>59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33.2808396845741" calcext:value-type="float">
            <text:p>-33.2808396845741</text:p>
          </table:table-cell>
          <table:table-cell table:number-columns-repeated="2"/>
        </table:table-row>
        <table:table-row table:style-name="ro1">
          <table:table-cell office:value-type="float" office:value="59758" calcext:value-type="float">
            <text:p>5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33.3029676942795" calcext:value-type="float">
            <text:p>-33.3029676942795</text:p>
          </table:table-cell>
          <table:table-cell table:number-columns-repeated="2"/>
        </table:table-row>
        <table:table-row table:style-name="ro1">
          <table:table-cell office:value-type="float" office:value="59784" calcext:value-type="float">
            <text:p>59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33.1397994575324" calcext:value-type="float">
            <text:p>-33.1397994575324</text:p>
          </table:table-cell>
          <table:table-cell table:number-columns-repeated="2"/>
        </table:table-row>
        <table:table-row table:style-name="ro1">
          <table:table-cell office:value-type="float" office:value="59809" calcext:value-type="float">
            <text:p>59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31.7508825511468" calcext:value-type="float">
            <text:p>-31.7508825511468</text:p>
          </table:table-cell>
          <table:table-cell table:number-columns-repeated="2"/>
        </table:table-row>
        <table:table-row table:style-name="ro1">
          <table:table-cell office:value-type="float" office:value="59836" calcext:value-type="float">
            <text:p>59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1.3585477034192" calcext:value-type="float">
            <text:p>-31.3585477034192</text:p>
          </table:table-cell>
          <table:table-cell table:number-columns-repeated="2"/>
        </table:table-row>
        <table:table-row table:style-name="ro1">
          <table:table-cell office:value-type="float" office:value="59862" calcext:value-type="float">
            <text:p>59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31.4705923894679" calcext:value-type="float">
            <text:p>-31.4705923894679</text:p>
          </table:table-cell>
          <table:table-cell table:number-columns-repeated="2"/>
        </table:table-row>
        <table:table-row table:style-name="ro1">
          <table:table-cell office:value-type="float" office:value="59888" calcext:value-type="float">
            <text:p>59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31.3638049313304" calcext:value-type="float">
            <text:p>-31.3638049313304</text:p>
          </table:table-cell>
          <table:table-cell table:number-columns-repeated="2"/>
        </table:table-row>
        <table:table-row table:style-name="ro1">
          <table:table-cell office:value-type="float" office:value="59914" calcext:value-type="float">
            <text:p>59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31.0141493949818" calcext:value-type="float">
            <text:p>-31.0141493949818</text:p>
          </table:table-cell>
          <table:table-cell table:number-columns-repeated="2"/>
        </table:table-row>
        <table:table-row table:style-name="ro1">
          <table:table-cell office:value-type="float" office:value="59940" calcext:value-type="float">
            <text:p>59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9.9367909520592" calcext:value-type="float">
            <text:p>-29.9367909520592</text:p>
          </table:table-cell>
          <table:table-cell table:number-columns-repeated="2"/>
        </table:table-row>
        <table:table-row table:style-name="ro1">
          <table:table-cell office:value-type="float" office:value="59966" calcext:value-type="float">
            <text:p>5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30.1541204612267" calcext:value-type="float">
            <text:p>-30.1541204612267</text:p>
          </table:table-cell>
          <table:table-cell table:number-columns-repeated="2"/>
        </table:table-row>
        <table:table-row table:style-name="ro1">
          <table:table-cell office:value-type="float" office:value="59992" calcext:value-type="float">
            <text:p>59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-30.4878398316504" calcext:value-type="float">
            <text:p>-30.4878398316504</text:p>
          </table:table-cell>
          <table:table-cell table:number-columns-repeated="2"/>
        </table:table-row>
        <table:table-row table:style-name="ro1">
          <table:table-cell office:value-type="float" office:value="60018" calcext:value-type="float">
            <text:p>6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30.349752452215" calcext:value-type="float">
            <text:p>-30.349752452215</text:p>
          </table:table-cell>
          <table:table-cell table:number-columns-repeated="2"/>
        </table:table-row>
        <table:table-row table:style-name="ro1">
          <table:table-cell office:value-type="float" office:value="60044" calcext:value-type="float">
            <text:p>60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30.1543754536854" calcext:value-type="float">
            <text:p>-30.1543754536854</text:p>
          </table:table-cell>
          <table:table-cell table:number-columns-repeated="2"/>
        </table:table-row>
        <table:table-row table:style-name="ro1">
          <table:table-cell office:value-type="float" office:value="60069" calcext:value-type="float">
            <text:p>6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29.4727023628027" calcext:value-type="float">
            <text:p>-29.4727023628027</text:p>
          </table:table-cell>
          <table:table-cell table:number-columns-repeated="2"/>
        </table:table-row>
        <table:table-row table:style-name="ro1">
          <table:table-cell office:value-type="float" office:value="60096" calcext:value-type="float">
            <text:p>6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29.1812345977934" calcext:value-type="float">
            <text:p>-29.1812345977934</text:p>
          </table:table-cell>
          <table:table-cell table:number-columns-repeated="2"/>
        </table:table-row>
        <table:table-row table:style-name="ro1">
          <table:table-cell office:value-type="float" office:value="60122" calcext:value-type="float">
            <text:p>60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29.8525812255536" calcext:value-type="float">
            <text:p>-29.8525812255536</text:p>
          </table:table-cell>
          <table:table-cell table:number-columns-repeated="2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9.4571171878443" calcext:value-type="float">
            <text:p>-29.4571171878443</text:p>
          </table:table-cell>
          <table:table-cell table:number-columns-repeated="2"/>
        </table:table-row>
        <table:table-row table:style-name="ro1">
          <table:table-cell office:value-type="float" office:value="60174" calcext:value-type="float">
            <text:p>60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29.4122828128337" calcext:value-type="float">
            <text:p>-29.4122828128337</text:p>
          </table:table-cell>
          <table:table-cell table:number-columns-repeated="2"/>
        </table:table-row>
        <table:table-row table:style-name="ro1">
          <table:table-cell office:value-type="float" office:value="60200" calcext:value-type="float">
            <text:p>60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28.8457510339773" calcext:value-type="float">
            <text:p>-28.8457510339773</text:p>
          </table:table-cell>
          <table:table-cell table:number-columns-repeated="2"/>
        </table:table-row>
        <table:table-row table:style-name="ro1">
          <table:table-cell office:value-type="float" office:value="60226" calcext:value-type="float">
            <text:p>60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28.9120356175472" calcext:value-type="float">
            <text:p>-28.9120356175472</text:p>
          </table:table-cell>
          <table:table-cell table:number-columns-repeated="2"/>
        </table:table-row>
        <table:table-row table:style-name="ro1">
          <table:table-cell office:value-type="float" office:value="60252" calcext:value-type="float">
            <text:p>6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29.2532037523919" calcext:value-type="float">
            <text:p>-29.2532037523919</text:p>
          </table:table-cell>
          <table:table-cell table:number-columns-repeated="2"/>
        </table:table-row>
        <table:table-row table:style-name="ro1">
          <table:table-cell office:value-type="float" office:value="60278" calcext:value-type="float">
            <text:p>6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28.8454128677029" calcext:value-type="float">
            <text:p>-28.8454128677029</text:p>
          </table:table-cell>
          <table:table-cell table:number-columns-repeated="2"/>
        </table:table-row>
        <table:table-row table:style-name="ro1">
          <table:table-cell office:value-type="float" office:value="60304" calcext:value-type="float">
            <text:p>6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28.2347847794659" calcext:value-type="float">
            <text:p>-28.2347847794659</text:p>
          </table:table-cell>
          <table:table-cell table:number-columns-repeated="2"/>
        </table:table-row>
        <table:table-row table:style-name="ro1">
          <table:table-cell office:value-type="float" office:value="60330" calcext:value-type="float">
            <text:p>60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8.04294524779" calcext:value-type="float">
            <text:p>-28.04294524779</text:p>
          </table:table-cell>
          <table:table-cell table:number-columns-repeated="2"/>
        </table:table-row>
        <table:table-row table:style-name="ro1">
          <table:table-cell office:value-type="float" office:value="60356" calcext:value-type="float">
            <text:p>60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28.1954700093965" calcext:value-type="float">
            <text:p>-28.1954700093965</text:p>
          </table:table-cell>
          <table:table-cell table:number-columns-repeated="2"/>
        </table:table-row>
        <table:table-row table:style-name="ro1">
          <table:table-cell office:value-type="float" office:value="60382" calcext:value-type="float">
            <text:p>60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28.3740709321843" calcext:value-type="float">
            <text:p>-28.3740709321843</text:p>
          </table:table-cell>
          <table:table-cell table:number-columns-repeated="2"/>
        </table:table-row>
        <table:table-row table:style-name="ro1">
          <table:table-cell office:value-type="float" office:value="60408" calcext:value-type="float">
            <text:p>60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27.7779456727325" calcext:value-type="float">
            <text:p>-27.7779456727325</text:p>
          </table:table-cell>
          <table:table-cell table:number-columns-repeated="2"/>
        </table:table-row>
        <table:table-row table:style-name="ro1">
          <table:table-cell office:value-type="float" office:value="60434" calcext:value-type="float">
            <text:p>60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27.5693934981869" calcext:value-type="float">
            <text:p>-27.5693934981869</text:p>
          </table:table-cell>
          <table:table-cell table:number-columns-repeated="2"/>
        </table:table-row>
        <table:table-row table:style-name="ro1">
          <table:table-cell office:value-type="float" office:value="60460" calcext:value-type="float">
            <text:p>60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7.3980275443965" calcext:value-type="float">
            <text:p>-27.3980275443965</text:p>
          </table:table-cell>
          <table:table-cell table:number-columns-repeated="2"/>
        </table:table-row>
        <table:table-row table:style-name="ro1">
          <table:table-cell office:value-type="float" office:value="60486" calcext:value-type="float">
            <text:p>60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27.4780882353381" calcext:value-type="float">
            <text:p>-27.4780882353381</text:p>
          </table:table-cell>
          <table:table-cell table:number-columns-repeated="2"/>
        </table:table-row>
        <table:table-row table:style-name="ro1">
          <table:table-cell office:value-type="float" office:value="60512" calcext:value-type="float">
            <text:p>60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27.4018393665585" calcext:value-type="float">
            <text:p>-27.4018393665585</text:p>
          </table:table-cell>
          <table:table-cell table:number-columns-repeated="2"/>
        </table:table-row>
        <table:table-row table:style-name="ro1">
          <table:table-cell office:value-type="float" office:value="60538" calcext:value-type="float">
            <text:p>6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6.6202443091259" calcext:value-type="float">
            <text:p>-26.6202443091259</text:p>
          </table:table-cell>
          <table:table-cell table:number-columns-repeated="2"/>
        </table:table-row>
        <table:table-row table:style-name="ro1">
          <table:table-cell office:value-type="float" office:value="60563" calcext:value-type="float">
            <text:p>6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26.8780829457682" calcext:value-type="float">
            <text:p>-26.8780829457682</text:p>
          </table:table-cell>
          <table:table-cell table:number-columns-repeated="2"/>
        </table:table-row>
        <table:table-row table:style-name="ro1">
          <table:table-cell office:value-type="float" office:value="60590" calcext:value-type="float">
            <text:p>60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27.3741419320523" calcext:value-type="float">
            <text:p>-27.3741419320523</text:p>
          </table:table-cell>
          <table:table-cell table:number-columns-repeated="2"/>
        </table:table-row>
        <table:table-row table:style-name="ro1">
          <table:table-cell office:value-type="float" office:value="60616" calcext:value-type="float">
            <text:p>60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27.1164760264507" calcext:value-type="float">
            <text:p>-27.1164760264507</text:p>
          </table:table-cell>
          <table:table-cell table:number-columns-repeated="2"/>
        </table:table-row>
        <table:table-row table:style-name="ro1">
          <table:table-cell office:value-type="float" office:value="60642" calcext:value-type="float">
            <text:p>60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27.0821229179445" calcext:value-type="float">
            <text:p>-27.0821229179445</text:p>
          </table:table-cell>
          <table:table-cell table:number-columns-repeated="2"/>
        </table:table-row>
        <table:table-row table:style-name="ro1">
          <table:table-cell office:value-type="float" office:value="60668" calcext:value-type="float">
            <text:p>60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26.9872883666231" calcext:value-type="float">
            <text:p>-26.9872883666231</text:p>
          </table:table-cell>
          <table:table-cell table:number-columns-repeated="2"/>
        </table:table-row>
        <table:table-row table:style-name="ro1">
          <table:table-cell office:value-type="float" office:value="60694" calcext:value-type="float">
            <text:p>60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-27.264602570727" calcext:value-type="float">
            <text:p>-27.264602570727</text:p>
          </table:table-cell>
          <table:table-cell table:number-columns-repeated="2"/>
        </table:table-row>
        <table:table-row table:style-name="ro1">
          <table:table-cell office:value-type="float" office:value="60720" calcext:value-type="float">
            <text:p>60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6.7333840300893" calcext:value-type="float">
            <text:p>-26.7333840300893</text:p>
          </table:table-cell>
          <table:table-cell table:number-columns-repeated="2"/>
        </table:table-row>
        <table:table-row table:style-name="ro1">
          <table:table-cell office:value-type="float" office:value="60746" calcext:value-type="float">
            <text:p>60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26.1262029830096" calcext:value-type="float">
            <text:p>-26.1262029830096</text:p>
          </table:table-cell>
          <table:table-cell table:number-columns-repeated="2"/>
        </table:table-row>
        <table:table-row table:style-name="ro1">
          <table:table-cell office:value-type="float" office:value="60771" calcext:value-type="float">
            <text:p>60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26.2761659681478" calcext:value-type="float">
            <text:p>-26.2761659681478</text:p>
          </table:table-cell>
          <table:table-cell table:number-columns-repeated="2"/>
        </table:table-row>
        <table:table-row table:style-name="ro1">
          <table:table-cell office:value-type="float" office:value="60798" calcext:value-type="float">
            <text:p>60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26.8215147075894" calcext:value-type="float">
            <text:p>-26.8215147075894</text:p>
          </table:table-cell>
          <table:table-cell table:number-columns-repeated="2"/>
        </table:table-row>
        <table:table-row table:style-name="ro1">
          <table:table-cell office:value-type="float" office:value="60824" calcext:value-type="float">
            <text:p>60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26.9500834858174" calcext:value-type="float">
            <text:p>-26.9500834858174</text:p>
          </table:table-cell>
          <table:table-cell table:number-columns-repeated="2"/>
        </table:table-row>
        <table:table-row table:style-name="ro1">
          <table:table-cell office:value-type="float" office:value="60850" calcext:value-type="float">
            <text:p>60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26.7362347631769" calcext:value-type="float">
            <text:p>-26.7362347631769</text:p>
          </table:table-cell>
          <table:table-cell table:number-columns-repeated="2"/>
        </table:table-row>
        <table:table-row table:style-name="ro1">
          <table:table-cell office:value-type="float" office:value="60876" calcext:value-type="float">
            <text:p>60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5.7597352320022" calcext:value-type="float">
            <text:p>-25.7597352320022</text:p>
          </table:table-cell>
          <table:table-cell table:number-columns-repeated="2"/>
        </table:table-row>
        <table:table-row table:style-name="ro1">
          <table:table-cell office:value-type="float" office:value="60901" calcext:value-type="float">
            <text:p>60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25.3671279940944" calcext:value-type="float">
            <text:p>-25.3671279940944</text:p>
          </table:table-cell>
          <table:table-cell table:number-columns-repeated="2"/>
        </table:table-row>
        <table:table-row table:style-name="ro1">
          <table:table-cell office:value-type="float" office:value="60928" calcext:value-type="float">
            <text:p>60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25.4789086711992" calcext:value-type="float">
            <text:p>-25.4789086711992</text:p>
          </table:table-cell>
          <table:table-cell table:number-columns-repeated="2"/>
        </table:table-row>
        <table:table-row table:style-name="ro1">
          <table:table-cell office:value-type="float" office:value="60954" calcext:value-type="float">
            <text:p>60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25.2487884043931" calcext:value-type="float">
            <text:p>-25.2487884043931</text:p>
          </table:table-cell>
          <table:table-cell table:number-columns-repeated="2"/>
        </table:table-row>
        <table:table-row table:style-name="ro1">
          <table:table-cell office:value-type="float" office:value="60980" calcext:value-type="float">
            <text:p>60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24.9642102996425" calcext:value-type="float">
            <text:p>-24.9642102996425</text:p>
          </table:table-cell>
          <table:table-cell table:number-columns-repeated="2"/>
        </table:table-row>
        <table:table-row table:style-name="ro1">
          <table:table-cell office:value-type="float" office:value="61006" calcext:value-type="float">
            <text:p>6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24.3499269058074" calcext:value-type="float">
            <text:p>-24.3499269058074</text:p>
          </table:table-cell>
          <table:table-cell table:number-columns-repeated="2"/>
        </table:table-row>
        <table:table-row table:style-name="ro1">
          <table:table-cell office:value-type="float" office:value="61031" calcext:value-type="float">
            <text:p>6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24.5545445394748" calcext:value-type="float">
            <text:p>-24.5545445394748</text:p>
          </table:table-cell>
          <table:table-cell table:number-columns-repeated="2"/>
        </table:table-row>
        <table:table-row table:style-name="ro1">
          <table:table-cell office:value-type="float" office:value="61058" calcext:value-type="float">
            <text:p>61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24.6913277844141" calcext:value-type="float">
            <text:p>-24.6913277844141</text:p>
          </table:table-cell>
          <table:table-cell table:number-columns-repeated="2"/>
        </table:table-row>
        <table:table-row table:style-name="ro1">
          <table:table-cell office:value-type="float" office:value="61084" calcext:value-type="float">
            <text:p>61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24.1777484679706" calcext:value-type="float">
            <text:p>-24.1777484679706</text:p>
          </table:table-cell>
          <table:table-cell table:number-columns-repeated="2"/>
        </table:table-row>
        <table:table-row table:style-name="ro1">
          <table:table-cell office:value-type="float" office:value="61110" calcext:value-type="float">
            <text:p>61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3.9568946689561" calcext:value-type="float">
            <text:p>-23.9568946689561</text:p>
          </table:table-cell>
          <table:table-cell table:number-columns-repeated="2"/>
        </table:table-row>
        <table:table-row table:style-name="ro1">
          <table:table-cell office:value-type="float" office:value="61136" calcext:value-type="float">
            <text:p>61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3.8966825252959" calcext:value-type="float">
            <text:p>-23.8966825252959</text:p>
          </table:table-cell>
          <table:table-cell table:number-columns-repeated="2"/>
        </table:table-row>
        <table:table-row table:style-name="ro1">
          <table:table-cell office:value-type="float" office:value="61162" calcext:value-type="float">
            <text:p>61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23.8998615245176" calcext:value-type="float">
            <text:p>-23.8998615245176</text:p>
          </table:table-cell>
          <table:table-cell table:number-columns-repeated="2"/>
        </table:table-row>
        <table:table-row table:style-name="ro1">
          <table:table-cell office:value-type="float" office:value="61187" calcext:value-type="float">
            <text:p>61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23.9337119391478" calcext:value-type="float">
            <text:p>-23.9337119391478</text:p>
          </table:table-cell>
          <table:table-cell table:number-columns-repeated="2"/>
        </table:table-row>
        <table:table-row table:style-name="ro1">
          <table:table-cell office:value-type="float" office:value="61213" calcext:value-type="float">
            <text:p>61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23.751136187174" calcext:value-type="float">
            <text:p>-23.751136187174</text:p>
          </table:table-cell>
          <table:table-cell table:number-columns-repeated="2"/>
        </table:table-row>
        <table:table-row table:style-name="ro1">
          <table:table-cell office:value-type="float" office:value="61240" calcext:value-type="float">
            <text:p>61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23.5741781506456" calcext:value-type="float">
            <text:p>-23.5741781506456</text:p>
          </table:table-cell>
          <table:table-cell table:number-columns-repeated="2"/>
        </table:table-row>
        <table:table-row table:style-name="ro1">
          <table:table-cell office:value-type="float" office:value="61266" calcext:value-type="float">
            <text:p>61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-23.8334342075488" calcext:value-type="float">
            <text:p>-23.8334342075488</text:p>
          </table:table-cell>
          <table:table-cell table:number-columns-repeated="2"/>
        </table:table-row>
        <table:table-row table:style-name="ro1">
          <table:table-cell office:value-type="float" office:value="61292" calcext:value-type="float">
            <text:p>61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23.3462516165473" calcext:value-type="float">
            <text:p>-23.3462516165473</text:p>
          </table:table-cell>
          <table:table-cell table:number-columns-repeated="2"/>
        </table:table-row>
        <table:table-row table:style-name="ro1">
          <table:table-cell office:value-type="float" office:value="61317" calcext:value-type="float">
            <text:p>61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22.8432900283458" calcext:value-type="float">
            <text:p>-22.8432900283458</text:p>
          </table:table-cell>
          <table:table-cell table:number-columns-repeated="2"/>
        </table:table-row>
        <table:table-row table:style-name="ro1">
          <table:table-cell office:value-type="float" office:value="61343" calcext:value-type="float">
            <text:p>61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23.0942657197814" calcext:value-type="float">
            <text:p>-23.0942657197814</text:p>
          </table:table-cell>
          <table:table-cell table:number-columns-repeated="2"/>
        </table:table-row>
        <table:table-row table:style-name="ro1">
          <table:table-cell office:value-type="float" office:value="61370" calcext:value-type="float">
            <text:p>61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23.2144421591727" calcext:value-type="float">
            <text:p>-23.2144421591727</text:p>
          </table:table-cell>
          <table:table-cell table:number-columns-repeated="2"/>
        </table:table-row>
        <table:table-row table:style-name="ro1">
          <table:table-cell office:value-type="float" office:value="61396" calcext:value-type="float">
            <text:p>61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23.3616900927366" calcext:value-type="float">
            <text:p>-23.3616900927366</text:p>
          </table:table-cell>
          <table:table-cell table:number-columns-repeated="2"/>
        </table:table-row>
        <table:table-row table:style-name="ro1">
          <table:table-cell office:value-type="float" office:value="61422" calcext:value-type="float">
            <text:p>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23.1967150129601" calcext:value-type="float">
            <text:p>-23.1967150129601</text:p>
          </table:table-cell>
          <table:table-cell table:number-columns-repeated="2"/>
        </table:table-row>
        <table:table-row table:style-name="ro1">
          <table:table-cell office:value-type="float" office:value="61448" calcext:value-type="float">
            <text:p>6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2.6060468587152" calcext:value-type="float">
            <text:p>-22.6060468587152</text:p>
          </table:table-cell>
          <table:table-cell table:number-columns-repeated="2"/>
        </table:table-row>
        <table:table-row table:style-name="ro1">
          <table:table-cell office:value-type="float" office:value="61474" calcext:value-type="float">
            <text:p>61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2.5873992630624" calcext:value-type="float">
            <text:p>-22.5873992630624</text:p>
          </table:table-cell>
          <table:table-cell table:number-columns-repeated="2"/>
        </table:table-row>
        <table:table-row table:style-name="ro1">
          <table:table-cell office:value-type="float" office:value="61499" calcext:value-type="float">
            <text:p>6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-23.1847100549682" calcext:value-type="float">
            <text:p>-23.1847100549682</text:p>
          </table:table-cell>
          <table:table-cell table:number-columns-repeated="2"/>
        </table:table-row>
        <table:table-row table:style-name="ro1">
          <table:table-cell office:value-type="float" office:value="61525" calcext:value-type="float">
            <text:p>61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2.9944112840461" calcext:value-type="float">
            <text:p>-22.9944112840461</text:p>
          </table:table-cell>
          <table:table-cell table:number-columns-repeated="2"/>
        </table:table-row>
        <table:table-row table:style-name="ro1">
          <table:table-cell office:value-type="float" office:value="61552" calcext:value-type="float">
            <text:p>61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22.5638140137677" calcext:value-type="float">
            <text:p>-22.5638140137677</text:p>
          </table:table-cell>
          <table:table-cell table:number-columns-repeated="2"/>
        </table:table-row>
        <table:table-row table:style-name="ro1">
          <table:table-cell office:value-type="float" office:value="61577" calcext:value-type="float">
            <text:p>61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1.9310812748826" calcext:value-type="float">
            <text:p>-21.9310812748826</text:p>
          </table:table-cell>
          <table:table-cell table:number-columns-repeated="2"/>
        </table:table-row>
        <table:table-row table:style-name="ro1">
          <table:table-cell office:value-type="float" office:value="61603" calcext:value-type="float">
            <text:p>61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22.0870480048862" calcext:value-type="float">
            <text:p>-22.0870480048862</text:p>
          </table:table-cell>
          <table:table-cell table:number-columns-repeated="2"/>
        </table:table-row>
        <table:table-row table:style-name="ro1">
          <table:table-cell office:value-type="float" office:value="61630" calcext:value-type="float">
            <text:p>61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21.9612926816589" calcext:value-type="float">
            <text:p>-21.9612926816589</text:p>
          </table:table-cell>
          <table:table-cell table:number-columns-repeated="2"/>
        </table:table-row>
        <table:table-row table:style-name="ro1">
          <table:table-cell office:value-type="float" office:value="61656" calcext:value-type="float">
            <text:p>61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21.9317144453002" calcext:value-type="float">
            <text:p>-21.9317144453002</text:p>
          </table:table-cell>
          <table:table-cell table:number-columns-repeated="2"/>
        </table:table-row>
        <table:table-row table:style-name="ro1">
          <table:table-cell office:value-type="float" office:value="61682" calcext:value-type="float">
            <text:p>61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21.5953540008294" calcext:value-type="float">
            <text:p>-21.5953540008294</text:p>
          </table:table-cell>
          <table:table-cell table:number-columns-repeated="2"/>
        </table:table-row>
        <table:table-row table:style-name="ro1">
          <table:table-cell office:value-type="float" office:value="61708" calcext:value-type="float">
            <text:p>6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21.7308815700347" calcext:value-type="float">
            <text:p>-21.7308815700347</text:p>
          </table:table-cell>
          <table:table-cell table:number-columns-repeated="2"/>
        </table:table-row>
        <table:table-row table:style-name="ro1">
          <table:table-cell office:value-type="float" office:value="61734" calcext:value-type="float">
            <text:p>6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21.400700598649" calcext:value-type="float">
            <text:p>-21.400700598649</text:p>
          </table:table-cell>
          <table:table-cell table:number-columns-repeated="2"/>
        </table:table-row>
        <table:table-row table:style-name="ro1">
          <table:table-cell office:value-type="float" office:value="61760" calcext:value-type="float">
            <text:p>6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21.4499098109982" calcext:value-type="float">
            <text:p>-21.4499098109982</text:p>
          </table:table-cell>
          <table:table-cell table:number-columns-repeated="2"/>
        </table:table-row>
        <table:table-row table:style-name="ro1">
          <table:table-cell office:value-type="float" office:value="61786" calcext:value-type="float">
            <text:p>61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20.5437587398906" calcext:value-type="float">
            <text:p>-20.5437587398906</text:p>
          </table:table-cell>
          <table:table-cell table:number-columns-repeated="2"/>
        </table:table-row>
        <table:table-row table:style-name="ro1">
          <table:table-cell office:value-type="float" office:value="61812" calcext:value-type="float">
            <text:p>61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20.4962584709709" calcext:value-type="float">
            <text:p>-20.4962584709709</text:p>
          </table:table-cell>
          <table:table-cell table:number-columns-repeated="2"/>
        </table:table-row>
        <table:table-row table:style-name="ro1">
          <table:table-cell office:value-type="float" office:value="61838" calcext:value-type="float">
            <text:p>61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21.0040659026333" calcext:value-type="float">
            <text:p>-21.0040659026333</text:p>
          </table:table-cell>
          <table:table-cell table:number-columns-repeated="2"/>
        </table:table-row>
        <table:table-row table:style-name="ro1">
          <table:table-cell office:value-type="float" office:value="61864" calcext:value-type="float">
            <text:p>6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20.8500946440908" calcext:value-type="float">
            <text:p>-20.8500946440908</text:p>
          </table:table-cell>
          <table:table-cell table:number-columns-repeated="2"/>
        </table:table-row>
        <table:table-row table:style-name="ro1">
          <table:table-cell office:value-type="float" office:value="61889" calcext:value-type="float">
            <text:p>61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20.423937885811" calcext:value-type="float">
            <text:p>-20.423937885811</text:p>
          </table:table-cell>
          <table:table-cell table:number-columns-repeated="2"/>
        </table:table-row>
        <table:table-row table:style-name="ro1">
          <table:table-cell office:value-type="float" office:value="61915" calcext:value-type="float">
            <text:p>61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20.4724321047092" calcext:value-type="float">
            <text:p>-20.4724321047092</text:p>
          </table:table-cell>
          <table:table-cell table:number-columns-repeated="2"/>
        </table:table-row>
        <table:table-row table:style-name="ro1">
          <table:table-cell office:value-type="float" office:value="61941" calcext:value-type="float">
            <text:p>61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20.3348188091797" calcext:value-type="float">
            <text:p>-20.3348188091797</text:p>
          </table:table-cell>
          <table:table-cell table:number-columns-repeated="2"/>
        </table:table-row>
        <table:table-row table:style-name="ro1">
          <table:table-cell office:value-type="float" office:value="61968" calcext:value-type="float">
            <text:p>6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20.570670538128" calcext:value-type="float">
            <text:p>-20.570670538128</text:p>
          </table:table-cell>
          <table:table-cell table:number-columns-repeated="2"/>
        </table:table-row>
        <table:table-row table:style-name="ro1">
          <table:table-cell office:value-type="float" office:value="61994" calcext:value-type="float">
            <text:p>6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20.4915729831087" calcext:value-type="float">
            <text:p>-20.4915729831087</text:p>
          </table:table-cell>
          <table:table-cell table:number-columns-repeated="2"/>
        </table:table-row>
        <table:table-row table:style-name="ro1">
          <table:table-cell office:value-type="float" office:value="62020" calcext:value-type="float">
            <text:p>6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20.7226015067053" calcext:value-type="float">
            <text:p>-20.7226015067053</text:p>
          </table:table-cell>
          <table:table-cell table:number-columns-repeated="2"/>
        </table:table-row>
        <table:table-row table:style-name="ro1">
          <table:table-cell office:value-type="float" office:value="62046" calcext:value-type="float">
            <text:p>6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20.4542137680375" calcext:value-type="float">
            <text:p>-20.4542137680375</text:p>
          </table:table-cell>
          <table:table-cell table:number-columns-repeated="2"/>
        </table:table-row>
        <table:table-row table:style-name="ro1">
          <table:table-cell office:value-type="float" office:value="62072" calcext:value-type="float">
            <text:p>62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20.6556225751748" calcext:value-type="float">
            <text:p>-20.6556225751748</text:p>
          </table:table-cell>
          <table:table-cell table:number-columns-repeated="2"/>
        </table:table-row>
        <table:table-row table:style-name="ro1">
          <table:table-cell office:value-type="float" office:value="62098" calcext:value-type="float">
            <text:p>62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9.4046803420925" calcext:value-type="float">
            <text:p>-19.4046803420925</text:p>
          </table:table-cell>
          <table:table-cell table:number-columns-repeated="2"/>
        </table:table-row>
        <table:table-row table:style-name="ro1">
          <table:table-cell office:value-type="float" office:value="62124" calcext:value-type="float">
            <text:p>62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9.0229978700281" calcext:value-type="float">
            <text:p>-19.0229978700281</text:p>
          </table:table-cell>
          <table:table-cell table:number-columns-repeated="2"/>
        </table:table-row>
        <table:table-row table:style-name="ro1">
          <table:table-cell office:value-type="float" office:value="62150" calcext:value-type="float">
            <text:p>62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19.3607517817195" calcext:value-type="float">
            <text:p>-19.3607517817195</text:p>
          </table:table-cell>
          <table:table-cell table:number-columns-repeated="2"/>
        </table:table-row>
        <table:table-row table:style-name="ro1">
          <table:table-cell office:value-type="float" office:value="62175" calcext:value-type="float">
            <text:p>62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-19.7496517268974" calcext:value-type="float">
            <text:p>-19.7496517268974</text:p>
          </table:table-cell>
          <table:table-cell table:number-columns-repeated="2"/>
        </table:table-row>
        <table:table-row table:style-name="ro1">
          <table:table-cell office:value-type="float" office:value="62202" calcext:value-type="float">
            <text:p>62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9.3265855199159" calcext:value-type="float">
            <text:p>-19.3265855199159</text:p>
          </table:table-cell>
          <table:table-cell table:number-columns-repeated="2"/>
        </table:table-row>
        <table:table-row table:style-name="ro1">
          <table:table-cell office:value-type="float" office:value="62227" calcext:value-type="float">
            <text:p>6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9.5011521193031" calcext:value-type="float">
            <text:p>-19.5011521193031</text:p>
          </table:table-cell>
          <table:table-cell table:number-columns-repeated="2"/>
        </table:table-row>
        <table:table-row table:style-name="ro1">
          <table:table-cell office:value-type="float" office:value="62253" calcext:value-type="float">
            <text:p>6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19.916501284863" calcext:value-type="float">
            <text:p>-19.916501284863</text:p>
          </table:table-cell>
          <table:table-cell table:number-columns-repeated="2"/>
        </table:table-row>
        <table:table-row table:style-name="ro1">
          <table:table-cell office:value-type="float" office:value="62280" calcext:value-type="float">
            <text:p>62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20.2575320145595" calcext:value-type="float">
            <text:p>-20.2575320145595</text:p>
          </table:table-cell>
          <table:table-cell table:number-columns-repeated="2"/>
        </table:table-row>
        <table:table-row table:style-name="ro1">
          <table:table-cell office:value-type="float" office:value="62306" calcext:value-type="float">
            <text:p>62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9.695761798727" calcext:value-type="float">
            <text:p>-19.695761798727</text:p>
          </table:table-cell>
          <table:table-cell table:number-columns-repeated="2"/>
        </table:table-row>
        <table:table-row table:style-name="ro1">
          <table:table-cell office:value-type="float" office:value="62332" calcext:value-type="float">
            <text:p>62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9.7974306664584" calcext:value-type="float">
            <text:p>-19.7974306664584</text:p>
          </table:table-cell>
          <table:table-cell table:number-columns-repeated="2"/>
        </table:table-row>
        <table:table-row table:style-name="ro1">
          <table:table-cell office:value-type="float" office:value="62358" calcext:value-type="float">
            <text:p>62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9.6498174151828" calcext:value-type="float">
            <text:p>-19.6498174151828</text:p>
          </table:table-cell>
          <table:table-cell table:number-columns-repeated="2"/>
        </table:table-row>
        <table:table-row table:style-name="ro1">
          <table:table-cell office:value-type="float" office:value="62384" calcext:value-type="float">
            <text:p>6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9.475976879331" calcext:value-type="float">
            <text:p>-19.475976879331</text:p>
          </table:table-cell>
          <table:table-cell table:number-columns-repeated="2"/>
        </table:table-row>
        <table:table-row table:style-name="ro1">
          <table:table-cell office:value-type="float" office:value="62410" calcext:value-type="float">
            <text:p>62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8767160522747" calcext:value-type="float">
            <text:p>-18.8767160522747</text:p>
          </table:table-cell>
          <table:table-cell table:number-columns-repeated="2"/>
        </table:table-row>
        <table:table-row table:style-name="ro1">
          <table:table-cell office:value-type="float" office:value="62436" calcext:value-type="float">
            <text:p>62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9.0343555583585" calcext:value-type="float">
            <text:p>-19.0343555583585</text:p>
          </table:table-cell>
          <table:table-cell table:number-columns-repeated="2"/>
        </table:table-row>
        <table:table-row table:style-name="ro1">
          <table:table-cell office:value-type="float" office:value="62462" calcext:value-type="float">
            <text:p>62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-19.4948369257936" calcext:value-type="float">
            <text:p>-19.4948369257936</text:p>
          </table:table-cell>
          <table:table-cell table:number-columns-repeated="2"/>
        </table:table-row>
        <table:table-row table:style-name="ro1">
          <table:table-cell office:value-type="float" office:value="62487" calcext:value-type="float">
            <text:p>62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9.2026880973077" calcext:value-type="float">
            <text:p>-19.2026880973077</text:p>
          </table:table-cell>
          <table:table-cell table:number-columns-repeated="2"/>
        </table:table-row>
        <table:table-row table:style-name="ro1">
          <table:table-cell office:value-type="float" office:value="62514" calcext:value-type="float">
            <text:p>62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8.5502976943136" calcext:value-type="float">
            <text:p>-18.5502976943136</text:p>
          </table:table-cell>
          <table:table-cell table:number-columns-repeated="2"/>
        </table:table-row>
        <table:table-row table:style-name="ro1">
          <table:table-cell office:value-type="float" office:value="62540" calcext:value-type="float">
            <text:p>62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18.9025962267963" calcext:value-type="float">
            <text:p>-18.9025962267963</text:p>
          </table:table-cell>
          <table:table-cell table:number-columns-repeated="2"/>
        </table:table-row>
        <table:table-row table:style-name="ro1">
          <table:table-cell office:value-type="float" office:value="62566" calcext:value-type="float">
            <text:p>62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19.1825163428948" calcext:value-type="float">
            <text:p>-19.1825163428948</text:p>
          </table:table-cell>
          <table:table-cell table:number-columns-repeated="2"/>
        </table:table-row>
        <table:table-row table:style-name="ro1">
          <table:table-cell office:value-type="float" office:value="62592" calcext:value-type="float">
            <text:p>62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8.8692081477288" calcext:value-type="float">
            <text:p>-18.8692081477288</text:p>
          </table:table-cell>
          <table:table-cell table:number-columns-repeated="2"/>
        </table:table-row>
        <table:table-row table:style-name="ro1">
          <table:table-cell office:value-type="float" office:value="62617" calcext:value-type="float">
            <text:p>62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8.5040017431833" calcext:value-type="float">
            <text:p>-18.5040017431833</text:p>
          </table:table-cell>
          <table:table-cell table:number-columns-repeated="2"/>
        </table:table-row>
        <table:table-row table:style-name="ro1">
          <table:table-cell office:value-type="float" office:value="62643" calcext:value-type="float">
            <text:p>6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18.7961863049315" calcext:value-type="float">
            <text:p>-18.7961863049315</text:p>
          </table:table-cell>
          <table:table-cell table:number-columns-repeated="2"/>
        </table:table-row>
        <table:table-row table:style-name="ro1">
          <table:table-cell office:value-type="float" office:value="62670" calcext:value-type="float">
            <text:p>62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8.8947651878567" calcext:value-type="float">
            <text:p>-18.8947651878567</text:p>
          </table:table-cell>
          <table:table-cell table:number-columns-repeated="2"/>
        </table:table-row>
        <table:table-row table:style-name="ro1">
          <table:table-cell office:value-type="float" office:value="62696" calcext:value-type="float">
            <text:p>62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8.9287724128458" calcext:value-type="float">
            <text:p>-18.9287724128458</text:p>
          </table:table-cell>
          <table:table-cell table:number-columns-repeated="2"/>
        </table:table-row>
        <table:table-row table:style-name="ro1">
          <table:table-cell office:value-type="float" office:value="62721" calcext:value-type="float">
            <text:p>62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8.654040953989" calcext:value-type="float">
            <text:p>-18.654040953989</text:p>
          </table:table-cell>
          <table:table-cell table:number-columns-repeated="2"/>
        </table:table-row>
        <table:table-row table:style-name="ro1">
          <table:table-cell office:value-type="float" office:value="62748" calcext:value-type="float">
            <text:p>62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8.9723781554047" calcext:value-type="float">
            <text:p>-18.9723781554047</text:p>
          </table:table-cell>
          <table:table-cell table:number-columns-repeated="2"/>
        </table:table-row>
        <table:table-row table:style-name="ro1">
          <table:table-cell office:value-type="float" office:value="62774" calcext:value-type="float">
            <text:p>62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8.5732280583153" calcext:value-type="float">
            <text:p>-18.5732280583153</text:p>
          </table:table-cell>
          <table:table-cell table:number-columns-repeated="2"/>
        </table:table-row>
        <table:table-row table:style-name="ro1">
          <table:table-cell office:value-type="float" office:value="62800" calcext:value-type="float">
            <text:p>6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8.1248210411364" calcext:value-type="float">
            <text:p>-18.1248210411364</text:p>
          </table:table-cell>
          <table:table-cell table:number-columns-repeated="2"/>
        </table:table-row>
        <table:table-row table:style-name="ro1">
          <table:table-cell office:value-type="float" office:value="62825" calcext:value-type="float">
            <text:p>62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8.0594419321783" calcext:value-type="float">
            <text:p>-18.0594419321783</text:p>
          </table:table-cell>
          <table:table-cell table:number-columns-repeated="2"/>
        </table:table-row>
        <table:table-row table:style-name="ro1">
          <table:table-cell office:value-type="float" office:value="62851" calcext:value-type="float">
            <text:p>62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8.3037667958036" calcext:value-type="float">
            <text:p>-18.3037667958036</text:p>
          </table:table-cell>
          <table:table-cell table:number-columns-repeated="2"/>
        </table:table-row>
        <table:table-row table:style-name="ro1">
          <table:table-cell office:value-type="float" office:value="62878" calcext:value-type="float">
            <text:p>6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7.8021124328558" calcext:value-type="float">
            <text:p>-17.8021124328558</text:p>
          </table:table-cell>
          <table:table-cell table:number-columns-repeated="2"/>
        </table:table-row>
        <table:table-row table:style-name="ro1">
          <table:table-cell office:value-type="float" office:value="62904" calcext:value-type="float">
            <text:p>62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7.6235858964602" calcext:value-type="float">
            <text:p>-17.6235858964602</text:p>
          </table:table-cell>
          <table:table-cell table:number-columns-repeated="2"/>
        </table:table-row>
        <table:table-row table:style-name="ro1">
          <table:table-cell office:value-type="float" office:value="62930" calcext:value-type="float">
            <text:p>62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7.3582447919538" calcext:value-type="float">
            <text:p>-17.3582447919538</text:p>
          </table:table-cell>
          <table:table-cell table:number-columns-repeated="2"/>
        </table:table-row>
        <table:table-row table:style-name="ro1">
          <table:table-cell office:value-type="float" office:value="62956" calcext:value-type="float">
            <text:p>62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17.7779911060475" calcext:value-type="float">
            <text:p>-17.7779911060475</text:p>
          </table:table-cell>
          <table:table-cell table:number-columns-repeated="2"/>
        </table:table-row>
        <table:table-row table:style-name="ro1">
          <table:table-cell office:value-type="float" office:value="62982" calcext:value-type="float">
            <text:p>62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7.5386683027845" calcext:value-type="float">
            <text:p>-17.5386683027845</text:p>
          </table:table-cell>
          <table:table-cell table:number-columns-repeated="2"/>
        </table:table-row>
        <table:table-row table:style-name="ro1">
          <table:table-cell office:value-type="float" office:value="63008" calcext:value-type="float">
            <text:p>6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7.5220938934681" calcext:value-type="float">
            <text:p>-17.5220938934681</text:p>
          </table:table-cell>
          <table:table-cell table:number-columns-repeated="2"/>
        </table:table-row>
        <table:table-row table:style-name="ro1">
          <table:table-cell office:value-type="float" office:value="63034" calcext:value-type="float">
            <text:p>63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7.3521833121306" calcext:value-type="float">
            <text:p>-17.3521833121306</text:p>
          </table:table-cell>
          <table:table-cell table:number-columns-repeated="2"/>
        </table:table-row>
        <table:table-row table:style-name="ro1">
          <table:table-cell office:value-type="float" office:value="63060" calcext:value-type="float">
            <text:p>63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7.3105776717573" calcext:value-type="float">
            <text:p>-17.3105776717573</text:p>
          </table:table-cell>
          <table:table-cell table:number-columns-repeated="2"/>
        </table:table-row>
        <table:table-row table:style-name="ro1">
          <table:table-cell office:value-type="float" office:value="63086" calcext:value-type="float">
            <text:p>6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7.270252204934" calcext:value-type="float">
            <text:p>-17.270252204934</text:p>
          </table:table-cell>
          <table:table-cell table:number-columns-repeated="2"/>
        </table:table-row>
        <table:table-row table:style-name="ro1">
          <table:table-cell office:value-type="float" office:value="63111" calcext:value-type="float">
            <text:p>63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7.5696290601668" calcext:value-type="float">
            <text:p>-17.5696290601668</text:p>
          </table:table-cell>
          <table:table-cell table:number-columns-repeated="2"/>
        </table:table-row>
        <table:table-row table:style-name="ro1">
          <table:table-cell office:value-type="float" office:value="63138" calcext:value-type="float">
            <text:p>63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7.3674866275463" calcext:value-type="float">
            <text:p>-17.3674866275463</text:p>
          </table:table-cell>
          <table:table-cell table:number-columns-repeated="2"/>
        </table:table-row>
        <table:table-row table:style-name="ro1">
          <table:table-cell office:value-type="float" office:value="63164" calcext:value-type="float">
            <text:p>63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7.4792562697756" calcext:value-type="float">
            <text:p>-17.4792562697756</text:p>
          </table:table-cell>
          <table:table-cell table:number-columns-repeated="2"/>
        </table:table-row>
        <table:table-row table:style-name="ro1">
          <table:table-cell office:value-type="float" office:value="63190" calcext:value-type="float">
            <text:p>63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7.4029714614749" calcext:value-type="float">
            <text:p>-17.4029714614749</text:p>
          </table:table-cell>
          <table:table-cell table:number-columns-repeated="2"/>
        </table:table-row>
        <table:table-row table:style-name="ro1">
          <table:table-cell office:value-type="float" office:value="63215" calcext:value-type="float">
            <text:p>63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7.3598031088141" calcext:value-type="float">
            <text:p>-17.3598031088141</text:p>
          </table:table-cell>
          <table:table-cell table:number-columns-repeated="2"/>
        </table:table-row>
        <table:table-row table:style-name="ro1">
          <table:table-cell office:value-type="float" office:value="63241" calcext:value-type="float">
            <text:p>63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7.1025783977737" calcext:value-type="float">
            <text:p>-17.1025783977737</text:p>
          </table:table-cell>
          <table:table-cell table:number-columns-repeated="2"/>
        </table:table-row>
        <table:table-row table:style-name="ro1">
          <table:table-cell office:value-type="float" office:value="63267" calcext:value-type="float">
            <text:p>63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7.4686529086114" calcext:value-type="float">
            <text:p>-17.4686529086114</text:p>
          </table:table-cell>
          <table:table-cell table:number-columns-repeated="2"/>
        </table:table-row>
        <table:table-row table:style-name="ro1">
          <table:table-cell office:value-type="float" office:value="63294" calcext:value-type="float">
            <text:p>63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7.5773097421926" calcext:value-type="float">
            <text:p>-17.5773097421926</text:p>
          </table:table-cell>
          <table:table-cell table:number-columns-repeated="2"/>
        </table:table-row>
        <table:table-row table:style-name="ro1">
          <table:table-cell office:value-type="float" office:value="63320" calcext:value-type="float">
            <text:p>63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7.6210848270482" calcext:value-type="float">
            <text:p>-17.6210848270482</text:p>
          </table:table-cell>
          <table:table-cell table:number-columns-repeated="2"/>
        </table:table-row>
        <table:table-row table:style-name="ro1">
          <table:table-cell office:value-type="float" office:value="63346" calcext:value-type="float">
            <text:p>63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7.3250514477544" calcext:value-type="float">
            <text:p>-17.3250514477544</text:p>
          </table:table-cell>
          <table:table-cell table:number-columns-repeated="2"/>
        </table:table-row>
        <table:table-row table:style-name="ro1">
          <table:table-cell office:value-type="float" office:value="63371" calcext:value-type="float">
            <text:p>63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7.2227421724389" calcext:value-type="float">
            <text:p>-17.2227421724389</text:p>
          </table:table-cell>
          <table:table-cell table:number-columns-repeated="2"/>
        </table:table-row>
        <table:table-row table:style-name="ro1">
          <table:table-cell office:value-type="float" office:value="63397" calcext:value-type="float">
            <text:p>63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17.6158885671331" calcext:value-type="float">
            <text:p>-17.6158885671331</text:p>
          </table:table-cell>
          <table:table-cell table:number-columns-repeated="2"/>
        </table:table-row>
        <table:table-row table:style-name="ro1">
          <table:table-cell office:value-type="float" office:value="63422" calcext:value-type="float">
            <text:p>63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7.8738612266059" calcext:value-type="float">
            <text:p>-17.8738612266059</text:p>
          </table:table-cell>
          <table:table-cell table:number-columns-repeated="2"/>
        </table:table-row>
        <table:table-row table:style-name="ro1">
          <table:table-cell office:value-type="float" office:value="63448" calcext:value-type="float">
            <text:p>63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8.093127035018" calcext:value-type="float">
            <text:p>-18.093127035018</text:p>
          </table:table-cell>
          <table:table-cell table:number-columns-repeated="2"/>
        </table:table-row>
        <table:table-row table:style-name="ro1">
          <table:table-cell office:value-type="float" office:value="63474" calcext:value-type="float">
            <text:p>63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8.1518000493252" calcext:value-type="float">
            <text:p>-18.1518000493252</text:p>
          </table:table-cell>
          <table:table-cell table:number-columns-repeated="2"/>
        </table:table-row>
        <table:table-row table:style-name="ro1">
          <table:table-cell office:value-type="float" office:value="63500" calcext:value-type="float">
            <text:p>63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8.3009754324229" calcext:value-type="float">
            <text:p>-18.3009754324229</text:p>
          </table:table-cell>
          <table:table-cell table:number-columns-repeated="2"/>
        </table:table-row>
        <table:table-row table:style-name="ro1">
          <table:table-cell office:value-type="float" office:value="63526" calcext:value-type="float">
            <text:p>63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18.5994069575791" calcext:value-type="float">
            <text:p>-18.5994069575791</text:p>
          </table:table-cell>
          <table:table-cell table:number-columns-repeated="2"/>
        </table:table-row>
        <table:table-row table:style-name="ro1">
          <table:table-cell office:value-type="float" office:value="63552" calcext:value-type="float">
            <text:p>63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19.0425021281151" calcext:value-type="float">
            <text:p>-19.0425021281151</text:p>
          </table:table-cell>
          <table:table-cell table:number-columns-repeated="2"/>
        </table:table-row>
        <table:table-row table:style-name="ro1">
          <table:table-cell office:value-type="float" office:value="63578" calcext:value-type="float">
            <text:p>63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9.2873482164808" calcext:value-type="float">
            <text:p>-19.2873482164808</text:p>
          </table:table-cell>
          <table:table-cell table:number-columns-repeated="2"/>
        </table:table-row>
        <table:table-row table:style-name="ro1">
          <table:table-cell office:value-type="float" office:value="63604" calcext:value-type="float">
            <text:p>63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9.4015836559737" calcext:value-type="float">
            <text:p>-19.4015836559737</text:p>
          </table:table-cell>
          <table:table-cell table:number-columns-repeated="2"/>
        </table:table-row>
        <table:table-row table:style-name="ro1">
          <table:table-cell office:value-type="float" office:value="63630" calcext:value-type="float">
            <text:p>63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9.1738426204053" calcext:value-type="float">
            <text:p>-19.1738426204053</text:p>
          </table:table-cell>
          <table:table-cell table:number-columns-repeated="2"/>
        </table:table-row>
        <table:table-row table:style-name="ro1">
          <table:table-cell office:value-type="float" office:value="63656" calcext:value-type="float">
            <text:p>63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8.8608013090082" calcext:value-type="float">
            <text:p>-18.8608013090082</text:p>
          </table:table-cell>
          <table:table-cell table:number-columns-repeated="2"/>
        </table:table-row>
        <table:table-row table:style-name="ro1">
          <table:table-cell office:value-type="float" office:value="63682" calcext:value-type="float">
            <text:p>63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9.1112381918079" calcext:value-type="float">
            <text:p>-19.1112381918079</text:p>
          </table:table-cell>
          <table:table-cell table:number-columns-repeated="2"/>
        </table:table-row>
        <table:table-row table:style-name="ro1">
          <table:table-cell office:value-type="float" office:value="63708" calcext:value-type="float">
            <text:p>63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8.6155077859062" calcext:value-type="float">
            <text:p>-18.6155077859062</text:p>
          </table:table-cell>
          <table:table-cell table:number-columns-repeated="2"/>
        </table:table-row>
        <table:table-row table:style-name="ro1">
          <table:table-cell office:value-type="float" office:value="63733" calcext:value-type="float">
            <text:p>63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8.5657998540321" calcext:value-type="float">
            <text:p>-18.5657998540321</text:p>
          </table:table-cell>
          <table:table-cell table:number-columns-repeated="2"/>
        </table:table-row>
        <table:table-row table:style-name="ro1">
          <table:table-cell office:value-type="float" office:value="63759" calcext:value-type="float">
            <text:p>63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8.6099290892927" calcext:value-type="float">
            <text:p>-18.6099290892927</text:p>
          </table:table-cell>
          <table:table-cell table:number-columns-repeated="2"/>
        </table:table-row>
        <table:table-row table:style-name="ro1">
          <table:table-cell office:value-type="float" office:value="63786" calcext:value-type="float">
            <text:p>63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8.6219312711606" calcext:value-type="float">
            <text:p>-18.6219312711606</text:p>
          </table:table-cell>
          <table:table-cell table:number-columns-repeated="2"/>
        </table:table-row>
        <table:table-row table:style-name="ro1">
          <table:table-cell office:value-type="float" office:value="63812" calcext:value-type="float">
            <text:p>63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8.8489487705095" calcext:value-type="float">
            <text:p>-18.8489487705095</text:p>
          </table:table-cell>
          <table:table-cell table:number-columns-repeated="2"/>
        </table:table-row>
        <table:table-row table:style-name="ro1">
          <table:table-cell office:value-type="float" office:value="63838" calcext:value-type="float">
            <text:p>63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-19.4382118852631" calcext:value-type="float">
            <text:p>-19.4382118852631</text:p>
          </table:table-cell>
          <table:table-cell table:number-columns-repeated="2"/>
        </table:table-row>
        <table:table-row table:style-name="ro1">
          <table:table-cell office:value-type="float" office:value="63864" calcext:value-type="float">
            <text:p>63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9.3631899811011" calcext:value-type="float">
            <text:p>-19.3631899811011</text:p>
          </table:table-cell>
          <table:table-cell table:number-columns-repeated="2"/>
        </table:table-row>
        <table:table-row table:style-name="ro1">
          <table:table-cell office:value-type="float" office:value="63890" calcext:value-type="float">
            <text:p>63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9.1673995201442" calcext:value-type="float">
            <text:p>-19.1673995201442</text:p>
          </table:table-cell>
          <table:table-cell table:number-columns-repeated="2"/>
        </table:table-row>
        <table:table-row table:style-name="ro1">
          <table:table-cell office:value-type="float" office:value="63915" calcext:value-type="float">
            <text:p>63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9.408402611832" calcext:value-type="float">
            <text:p>-19.408402611832</text:p>
          </table:table-cell>
          <table:table-cell table:number-columns-repeated="2"/>
        </table:table-row>
        <table:table-row table:style-name="ro1">
          <table:table-cell office:value-type="float" office:value="63941" calcext:value-type="float">
            <text:p>63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9.1804517622372" calcext:value-type="float">
            <text:p>-19.1804517622372</text:p>
          </table:table-cell>
          <table:table-cell table:number-columns-repeated="2"/>
        </table:table-row>
        <table:table-row table:style-name="ro1">
          <table:table-cell office:value-type="float" office:value="63967" calcext:value-type="float">
            <text:p>63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8.8979763233991" calcext:value-type="float">
            <text:p>-18.8979763233991</text:p>
          </table:table-cell>
          <table:table-cell table:number-columns-repeated="2"/>
        </table:table-row>
        <table:table-row table:style-name="ro1">
          <table:table-cell office:value-type="float" office:value="63994" calcext:value-type="float">
            <text:p>63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19.3318847442176" calcext:value-type="float">
            <text:p>-19.3318847442176</text:p>
          </table:table-cell>
          <table:table-cell table:number-columns-repeated="2"/>
        </table:table-row>
        <table:table-row table:style-name="ro1">
          <table:table-cell office:value-type="float" office:value="64020" calcext:value-type="float">
            <text:p>64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9.5062882905494" calcext:value-type="float">
            <text:p>-19.5062882905494</text:p>
          </table:table-cell>
          <table:table-cell table:number-columns-repeated="2"/>
        </table:table-row>
        <table:table-row table:style-name="ro1">
          <table:table-cell office:value-type="float" office:value="64045" calcext:value-type="float">
            <text:p>64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9.1522486508402" calcext:value-type="float">
            <text:p>-19.1522486508402</text:p>
          </table:table-cell>
          <table:table-cell table:number-columns-repeated="2"/>
        </table:table-row>
        <table:table-row table:style-name="ro1">
          <table:table-cell office:value-type="float" office:value="64072" calcext:value-type="float">
            <text:p>64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8.8398717692759" calcext:value-type="float">
            <text:p>-18.8398717692759</text:p>
          </table:table-cell>
          <table:table-cell table:number-columns-repeated="2"/>
        </table:table-row>
        <table:table-row table:style-name="ro1">
          <table:table-cell office:value-type="float" office:value="64098" calcext:value-type="float">
            <text:p>6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8.9986449456058" calcext:value-type="float">
            <text:p>-18.9986449456058</text:p>
          </table:table-cell>
          <table:table-cell table:number-columns-repeated="2"/>
        </table:table-row>
        <table:table-row table:style-name="ro1">
          <table:table-cell office:value-type="float" office:value="64124" calcext:value-type="float">
            <text:p>64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8.9371481780487" calcext:value-type="float">
            <text:p>-18.9371481780487</text:p>
          </table:table-cell>
          <table:table-cell table:number-columns-repeated="2"/>
        </table:table-row>
        <table:table-row table:style-name="ro1">
          <table:table-cell office:value-type="float" office:value="64149" calcext:value-type="float">
            <text:p>64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8.9390820802626" calcext:value-type="float">
            <text:p>-18.9390820802626</text:p>
          </table:table-cell>
          <table:table-cell table:number-columns-repeated="2"/>
        </table:table-row>
        <table:table-row table:style-name="ro1">
          <table:table-cell office:value-type="float" office:value="64176" calcext:value-type="float">
            <text:p>64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8.7871103239468" calcext:value-type="float">
            <text:p>-18.7871103239468</text:p>
          </table:table-cell>
          <table:table-cell table:number-columns-repeated="2"/>
        </table:table-row>
        <table:table-row table:style-name="ro1">
          <table:table-cell office:value-type="float" office:value="64202" calcext:value-type="float">
            <text:p>64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8.3936607755177" calcext:value-type="float">
            <text:p>-18.3936607755177</text:p>
          </table:table-cell>
          <table:table-cell table:number-columns-repeated="2"/>
        </table:table-row>
        <table:table-row table:style-name="ro1">
          <table:table-cell office:value-type="float" office:value="64227" calcext:value-type="float">
            <text:p>6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8.1969327516556" calcext:value-type="float">
            <text:p>-18.1969327516556</text:p>
          </table:table-cell>
          <table:table-cell table:number-columns-repeated="2"/>
        </table:table-row>
        <table:table-row table:style-name="ro1">
          <table:table-cell office:value-type="float" office:value="64254" calcext:value-type="float">
            <text:p>64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-18.6216425131431" calcext:value-type="float">
            <text:p>-18.6216425131431</text:p>
          </table:table-cell>
          <table:table-cell table:number-columns-repeated="2"/>
        </table:table-row>
        <table:table-row table:style-name="ro1">
          <table:table-cell office:value-type="float" office:value="64280" calcext:value-type="float">
            <text:p>64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8.4178996665849" calcext:value-type="float">
            <text:p>-18.4178996665849</text:p>
          </table:table-cell>
          <table:table-cell table:number-columns-repeated="2"/>
        </table:table-row>
        <table:table-row table:style-name="ro1">
          <table:table-cell office:value-type="float" office:value="64306" calcext:value-type="float">
            <text:p>64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8.2819642922284" calcext:value-type="float">
            <text:p>-18.2819642922284</text:p>
          </table:table-cell>
          <table:table-cell table:number-columns-repeated="2"/>
        </table:table-row>
        <table:table-row table:style-name="ro1">
          <table:table-cell office:value-type="float" office:value="64332" calcext:value-type="float">
            <text:p>64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8.3348269293906" calcext:value-type="float">
            <text:p>-18.3348269293906</text:p>
          </table:table-cell>
          <table:table-cell table:number-columns-repeated="2"/>
        </table:table-row>
        <table:table-row table:style-name="ro1">
          <table:table-cell office:value-type="float" office:value="64358" calcext:value-type="float">
            <text:p>64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8.5399091777171" calcext:value-type="float">
            <text:p>-18.5399091777171</text:p>
          </table:table-cell>
          <table:table-cell table:number-columns-repeated="2"/>
        </table:table-row>
        <table:table-row table:style-name="ro1">
          <table:table-cell office:value-type="float" office:value="64384" calcext:value-type="float">
            <text:p>64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8.4309888953258" calcext:value-type="float">
            <text:p>-18.4309888953258</text:p>
          </table:table-cell>
          <table:table-cell table:number-columns-repeated="2"/>
        </table:table-row>
        <table:table-row table:style-name="ro1">
          <table:table-cell office:value-type="float" office:value="64410" calcext:value-type="float">
            <text:p>64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18.7254200062388" calcext:value-type="float">
            <text:p>-18.7254200062388</text:p>
          </table:table-cell>
          <table:table-cell table:number-columns-repeated="2"/>
        </table:table-row>
        <table:table-row table:style-name="ro1">
          <table:table-cell office:value-type="float" office:value="64436" calcext:value-type="float">
            <text:p>64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8.4261763137392" calcext:value-type="float">
            <text:p>-18.4261763137392</text:p>
          </table:table-cell>
          <table:table-cell table:number-columns-repeated="2"/>
        </table:table-row>
        <table:table-row table:style-name="ro1">
          <table:table-cell office:value-type="float" office:value="64462" calcext:value-type="float">
            <text:p>6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7.7976785810087" calcext:value-type="float">
            <text:p>-17.7976785810087</text:p>
          </table:table-cell>
          <table:table-cell table:number-columns-repeated="2"/>
        </table:table-row>
        <table:table-row table:style-name="ro1">
          <table:table-cell office:value-type="float" office:value="64488" calcext:value-type="float">
            <text:p>6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7.9885192400546" calcext:value-type="float">
            <text:p>-17.9885192400546</text:p>
          </table:table-cell>
          <table:table-cell table:number-columns-repeated="2"/>
        </table:table-row>
        <table:table-row table:style-name="ro1">
          <table:table-cell office:value-type="float" office:value="64514" calcext:value-type="float">
            <text:p>64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8.3273340326683" calcext:value-type="float">
            <text:p>-18.3273340326683</text:p>
          </table:table-cell>
          <table:table-cell table:number-columns-repeated="2"/>
        </table:table-row>
        <table:table-row table:style-name="ro1">
          <table:table-cell office:value-type="float" office:value="64539" calcext:value-type="float">
            <text:p>6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8.1326468316631" calcext:value-type="float">
            <text:p>-18.1326468316631</text:p>
          </table:table-cell>
          <table:table-cell table:number-columns-repeated="2"/>
        </table:table-row>
        <table:table-row table:style-name="ro1">
          <table:table-cell office:value-type="float" office:value="64566" calcext:value-type="float">
            <text:p>64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7.605488467612" calcext:value-type="float">
            <text:p>-17.605488467612</text:p>
          </table:table-cell>
          <table:table-cell table:number-columns-repeated="2"/>
        </table:table-row>
        <table:table-row table:style-name="ro1">
          <table:table-cell office:value-type="float" office:value="64592" calcext:value-type="float">
            <text:p>6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7.6483965147624" calcext:value-type="float">
            <text:p>-17.6483965147624</text:p>
          </table:table-cell>
          <table:table-cell table:number-columns-repeated="2"/>
        </table:table-row>
        <table:table-row table:style-name="ro1">
          <table:table-cell office:value-type="float" office:value="64618" calcext:value-type="float">
            <text:p>64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7.936138160462" calcext:value-type="float">
            <text:p>-17.936138160462</text:p>
          </table:table-cell>
          <table:table-cell table:number-columns-repeated="2"/>
        </table:table-row>
        <table:table-row table:style-name="ro1">
          <table:table-cell office:value-type="float" office:value="64644" calcext:value-type="float">
            <text:p>64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7.7227185247555" calcext:value-type="float">
            <text:p>-17.7227185247555</text:p>
          </table:table-cell>
          <table:table-cell table:number-columns-repeated="2"/>
        </table:table-row>
        <table:table-row table:style-name="ro1">
          <table:table-cell office:value-type="float" office:value="64670" calcext:value-type="float">
            <text:p>64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7.7620194932245" calcext:value-type="float">
            <text:p>-17.7620194932245</text:p>
          </table:table-cell>
          <table:table-cell table:number-columns-repeated="2"/>
        </table:table-row>
        <table:table-row table:style-name="ro1">
          <table:table-cell office:value-type="float" office:value="64695" calcext:value-type="float">
            <text:p>64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7.8616496626638" calcext:value-type="float">
            <text:p>-17.8616496626638</text:p>
          </table:table-cell>
          <table:table-cell table:number-columns-repeated="2"/>
        </table:table-row>
        <table:table-row table:style-name="ro1">
          <table:table-cell office:value-type="float" office:value="64722" calcext:value-type="float">
            <text:p>64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7.6197527499664" calcext:value-type="float">
            <text:p>-17.6197527499664</text:p>
          </table:table-cell>
          <table:table-cell table:number-columns-repeated="2"/>
        </table:table-row>
        <table:table-row table:style-name="ro1">
          <table:table-cell office:value-type="float" office:value="64748" calcext:value-type="float">
            <text:p>64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7.6314526653521" calcext:value-type="float">
            <text:p>-17.6314526653521</text:p>
          </table:table-cell>
          <table:table-cell table:number-columns-repeated="2"/>
        </table:table-row>
        <table:table-row table:style-name="ro1">
          <table:table-cell office:value-type="float" office:value="64774" calcext:value-type="float">
            <text:p>64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7.8889464294951" calcext:value-type="float">
            <text:p>-17.8889464294951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7.7385173085875" calcext:value-type="float">
            <text:p>-17.7385173085875</text:p>
          </table:table-cell>
          <table:table-cell table:number-columns-repeated="2"/>
        </table:table-row>
        <table:table-row table:style-name="ro1">
          <table:table-cell office:value-type="float" office:value="64826" calcext:value-type="float">
            <text:p>64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7.9311783144772" calcext:value-type="float">
            <text:p>-17.9311783144772</text:p>
          </table:table-cell>
          <table:table-cell table:number-columns-repeated="2"/>
        </table:table-row>
        <table:table-row table:style-name="ro1">
          <table:table-cell office:value-type="float" office:value="64852" calcext:value-type="float">
            <text:p>64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7.5640651355702" calcext:value-type="float">
            <text:p>-17.5640651355702</text:p>
          </table:table-cell>
          <table:table-cell table:number-columns-repeated="2"/>
        </table:table-row>
        <table:table-row table:style-name="ro1">
          <table:table-cell office:value-type="float" office:value="64878" calcext:value-type="float">
            <text:p>64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7.3620939006295" calcext:value-type="float">
            <text:p>-17.3620939006295</text:p>
          </table:table-cell>
          <table:table-cell table:number-columns-repeated="2"/>
        </table:table-row>
        <table:table-row table:style-name="ro1">
          <table:table-cell office:value-type="float" office:value="64903" calcext:value-type="float">
            <text:p>64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7.627875626764" calcext:value-type="float">
            <text:p>-17.627875626764</text:p>
          </table:table-cell>
          <table:table-cell table:number-columns-repeated="2"/>
        </table:table-row>
        <table:table-row table:style-name="ro1">
          <table:table-cell office:value-type="float" office:value="64930" calcext:value-type="float">
            <text:p>64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16.6854794536328" calcext:value-type="float">
            <text:p>-16.6854794536328</text:p>
          </table:table-cell>
          <table:table-cell table:number-columns-repeated="2"/>
        </table:table-row>
        <table:table-row table:style-name="ro1">
          <table:table-cell office:value-type="float" office:value="64956" calcext:value-type="float">
            <text:p>64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6.879772393521" calcext:value-type="float">
            <text:p>-16.879772393521</text:p>
          </table:table-cell>
          <table:table-cell table:number-columns-repeated="2"/>
        </table:table-row>
        <table:table-row table:style-name="ro1">
          <table:table-cell office:value-type="float" office:value="64982" calcext:value-type="float">
            <text:p>64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6.8527024737204" calcext:value-type="float">
            <text:p>-16.8527024737204</text:p>
          </table:table-cell>
          <table:table-cell table:number-columns-repeated="2"/>
        </table:table-row>
        <table:table-row table:style-name="ro1">
          <table:table-cell office:value-type="float" office:value="65008" calcext:value-type="float">
            <text:p>65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6.1803116283752" calcext:value-type="float">
            <text:p>-16.1803116283752</text:p>
          </table:table-cell>
          <table:table-cell table:number-columns-repeated="2"/>
        </table:table-row>
        <table:table-row table:style-name="ro1">
          <table:table-cell office:value-type="float" office:value="65034" calcext:value-type="float">
            <text:p>65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6.4516866551944" calcext:value-type="float">
            <text:p>-16.4516866551944</text:p>
          </table:table-cell>
          <table:table-cell table:number-columns-repeated="2"/>
        </table:table-row>
        <table:table-row table:style-name="ro1">
          <table:table-cell office:value-type="float" office:value="65060" calcext:value-type="float">
            <text:p>65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6.3762501427269" calcext:value-type="float">
            <text:p>-16.3762501427269</text:p>
          </table:table-cell>
          <table:table-cell table:number-columns-repeated="2"/>
        </table:table-row>
        <table:table-row table:style-name="ro1">
          <table:table-cell office:value-type="float" office:value="65085" calcext:value-type="float">
            <text:p>6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6.2415962921814" calcext:value-type="float">
            <text:p>-16.2415962921814</text:p>
          </table:table-cell>
          <table:table-cell table:number-columns-repeated="2"/>
        </table:table-row>
        <table:table-row table:style-name="ro1">
          <table:table-cell office:value-type="float" office:value="65111" calcext:value-type="float">
            <text:p>65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6.4495471754989" calcext:value-type="float">
            <text:p>-16.4495471754989</text:p>
          </table:table-cell>
          <table:table-cell table:number-columns-repeated="2"/>
        </table:table-row>
        <table:table-row table:style-name="ro1">
          <table:table-cell office:value-type="float" office:value="65138" calcext:value-type="float">
            <text:p>65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6.1587918777913" calcext:value-type="float">
            <text:p>-16.1587918777913</text:p>
          </table:table-cell>
          <table:table-cell table:number-columns-repeated="2"/>
        </table:table-row>
        <table:table-row table:style-name="ro1">
          <table:table-cell office:value-type="float" office:value="65164" calcext:value-type="float">
            <text:p>65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6.3385213584746" calcext:value-type="float">
            <text:p>-16.3385213584746</text:p>
          </table:table-cell>
          <table:table-cell table:number-columns-repeated="2"/>
        </table:table-row>
        <table:table-row table:style-name="ro1">
          <table:table-cell office:value-type="float" office:value="65190" calcext:value-type="float">
            <text:p>65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6.5127207012908" calcext:value-type="float">
            <text:p>-16.5127207012908</text:p>
          </table:table-cell>
          <table:table-cell table:number-columns-repeated="2"/>
        </table:table-row>
        <table:table-row table:style-name="ro1">
          <table:table-cell office:value-type="float" office:value="65216" calcext:value-type="float">
            <text:p>6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6.5584831412511" calcext:value-type="float">
            <text:p>-16.5584831412511</text:p>
          </table:table-cell>
          <table:table-cell table:number-columns-repeated="2"/>
        </table:table-row>
        <table:table-row table:style-name="ro1">
          <table:table-cell office:value-type="float" office:value="65242" calcext:value-type="float">
            <text:p>65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6.2336067369049" calcext:value-type="float">
            <text:p>-16.2336067369049</text:p>
          </table:table-cell>
          <table:table-cell table:number-columns-repeated="2"/>
        </table:table-row>
        <table:table-row table:style-name="ro1">
          <table:table-cell office:value-type="float" office:value="65268" calcext:value-type="float">
            <text:p>65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5.8879572988463" calcext:value-type="float">
            <text:p>-15.8879572988463</text:p>
          </table:table-cell>
          <table:table-cell table:number-columns-repeated="2"/>
        </table:table-row>
        <table:table-row table:style-name="ro1">
          <table:table-cell office:value-type="float" office:value="65294" calcext:value-type="float">
            <text:p>65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5.6452509204202" calcext:value-type="float">
            <text:p>-15.6452509204202</text:p>
          </table:table-cell>
          <table:table-cell table:number-columns-repeated="2"/>
        </table:table-row>
        <table:table-row table:style-name="ro1">
          <table:table-cell office:value-type="float" office:value="65320" calcext:value-type="float">
            <text:p>65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16.2407816613304" calcext:value-type="float">
            <text:p>-16.2407816613304</text:p>
          </table:table-cell>
          <table:table-cell table:number-columns-repeated="2"/>
        </table:table-row>
        <table:table-row table:style-name="ro1">
          <table:table-cell office:value-type="float" office:value="65346" calcext:value-type="float">
            <text:p>65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16.6641422255971" calcext:value-type="float">
            <text:p>-16.6641422255971</text:p>
          </table:table-cell>
          <table:table-cell table:number-columns-repeated="2"/>
        </table:table-row>
        <table:table-row table:style-name="ro1">
          <table:table-cell office:value-type="float" office:value="65372" calcext:value-type="float">
            <text:p>65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6.5821686186557" calcext:value-type="float">
            <text:p>-16.5821686186557</text:p>
          </table:table-cell>
          <table:table-cell table:number-columns-repeated="2"/>
        </table:table-row>
        <table:table-row table:style-name="ro1">
          <table:table-cell office:value-type="float" office:value="65397" calcext:value-type="float">
            <text:p>65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5.8257941996201" calcext:value-type="float">
            <text:p>-15.8257941996201</text:p>
          </table:table-cell>
          <table:table-cell table:number-columns-repeated="2"/>
        </table:table-row>
        <table:table-row table:style-name="ro1">
          <table:table-cell office:value-type="float" office:value="65423" calcext:value-type="float">
            <text:p>65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6.1080774550164" calcext:value-type="float">
            <text:p>-16.1080774550164</text:p>
          </table:table-cell>
          <table:table-cell table:number-columns-repeated="2"/>
        </table:table-row>
        <table:table-row table:style-name="ro1">
          <table:table-cell office:value-type="float" office:value="65450" calcext:value-type="float">
            <text:p>65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5.8585981487082" calcext:value-type="float">
            <text:p>-15.8585981487082</text:p>
          </table:table-cell>
          <table:table-cell table:number-columns-repeated="2"/>
        </table:table-row>
        <table:table-row table:style-name="ro1">
          <table:table-cell office:value-type="float" office:value="65476" calcext:value-type="float">
            <text:p>65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5.8629489749018" calcext:value-type="float">
            <text:p>-15.8629489749018</text:p>
          </table:table-cell>
          <table:table-cell table:number-columns-repeated="2"/>
        </table:table-row>
        <table:table-row table:style-name="ro1">
          <table:table-cell office:value-type="float" office:value="65501" calcext:value-type="float">
            <text:p>65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5.7748582372125" calcext:value-type="float">
            <text:p>-15.7748582372125</text:p>
          </table:table-cell>
          <table:table-cell table:number-columns-repeated="2"/>
        </table:table-row>
        <table:table-row table:style-name="ro1">
          <table:table-cell office:value-type="float" office:value="65528" calcext:value-type="float">
            <text:p>65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6.0587087529906" calcext:value-type="float">
            <text:p>-16.0587087529906</text:p>
          </table:table-cell>
          <table:table-cell table:number-columns-repeated="2"/>
        </table:table-row>
        <table:table-row table:style-name="ro1">
          <table:table-cell office:value-type="float" office:value="65554" calcext:value-type="float">
            <text:p>65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5.7799792528986" calcext:value-type="float">
            <text:p>-15.7799792528986</text:p>
          </table:table-cell>
          <table:table-cell table:number-columns-repeated="2"/>
        </table:table-row>
        <table:table-row table:style-name="ro1">
          <table:table-cell office:value-type="float" office:value="65580" calcext:value-type="float">
            <text:p>65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5.8790568143479" calcext:value-type="float">
            <text:p>-15.8790568143479</text:p>
          </table:table-cell>
          <table:table-cell table:number-columns-repeated="2"/>
        </table:table-row>
        <table:table-row table:style-name="ro1">
          <table:table-cell office:value-type="float" office:value="65606" calcext:value-type="float">
            <text:p>65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6.0366242969833" calcext:value-type="float">
            <text:p>-16.0366242969833</text:p>
          </table:table-cell>
          <table:table-cell table:number-columns-repeated="2"/>
        </table:table-row>
        <table:table-row table:style-name="ro1"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124204724607" calcext:value-type="float">
            <text:p>-15.5124204724607</text:p>
          </table:table-cell>
          <table:table-cell table:number-columns-repeated="2"/>
        </table:table-row>
        <table:table-row table:style-name="ro1">
          <table:table-cell office:value-type="float" office:value="65658" calcext:value-type="float">
            <text:p>65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5.927422919462" calcext:value-type="float">
            <text:p>-15.927422919462</text:p>
          </table:table-cell>
          <table:table-cell table:number-columns-repeated="2"/>
        </table:table-row>
        <table:table-row table:style-name="ro1">
          <table:table-cell office:value-type="float" office:value="65684" calcext:value-type="float">
            <text:p>65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5.8065791373247" calcext:value-type="float">
            <text:p>-15.8065791373247</text:p>
          </table:table-cell>
          <table:table-cell table:number-columns-repeated="2"/>
        </table:table-row>
        <table:table-row table:style-name="ro1">
          <table:table-cell office:value-type="float" office:value="65710" calcext:value-type="float">
            <text:p>65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6.0586843946377" calcext:value-type="float">
            <text:p>-16.0586843946377</text:p>
          </table:table-cell>
          <table:table-cell table:number-columns-repeated="2"/>
        </table:table-row>
        <table:table-row table:style-name="ro1">
          <table:table-cell office:value-type="float" office:value="65736" calcext:value-type="float">
            <text:p>65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6.0568787209566" calcext:value-type="float">
            <text:p>-16.0568787209566</text:p>
          </table:table-cell>
          <table:table-cell table:number-columns-repeated="2"/>
        </table:table-row>
        <table:table-row table:style-name="ro1">
          <table:table-cell office:value-type="float" office:value="65762" calcext:value-type="float">
            <text:p>65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5.5935901449272" calcext:value-type="float">
            <text:p>-15.5935901449272</text:p>
          </table:table-cell>
          <table:table-cell table:number-columns-repeated="2"/>
        </table:table-row>
        <table:table-row table:style-name="ro1">
          <table:table-cell office:value-type="float" office:value="65788" calcext:value-type="float">
            <text:p>65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5.4522489096986" calcext:value-type="float">
            <text:p>-15.4522489096986</text:p>
          </table:table-cell>
          <table:table-cell table:number-columns-repeated="2"/>
        </table:table-row>
        <table:table-row table:style-name="ro1">
          <table:table-cell office:value-type="float" office:value="65814" calcext:value-type="float">
            <text:p>65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5.4691027894002" calcext:value-type="float">
            <text:p>-15.4691027894002</text:p>
          </table:table-cell>
          <table:table-cell table:number-columns-repeated="2"/>
        </table:table-row>
        <table:table-row table:style-name="ro1">
          <table:table-cell office:value-type="float" office:value="65839" calcext:value-type="float">
            <text:p>65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5.0546688574187" calcext:value-type="float">
            <text:p>-15.0546688574187</text:p>
          </table:table-cell>
          <table:table-cell table:number-columns-repeated="2"/>
        </table:table-row>
        <table:table-row table:style-name="ro1">
          <table:table-cell office:value-type="float" office:value="65866" calcext:value-type="float">
            <text:p>65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4.9914482771904" calcext:value-type="float">
            <text:p>-14.9914482771904</text:p>
          </table:table-cell>
          <table:table-cell table:number-columns-repeated="2"/>
        </table:table-row>
        <table:table-row table:style-name="ro1">
          <table:table-cell office:value-type="float" office:value="65892" calcext:value-type="float">
            <text:p>65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.4994037148153" calcext:value-type="float">
            <text:p>-14.4994037148153</text:p>
          </table:table-cell>
          <table:table-cell table:number-columns-repeated="2"/>
        </table:table-row>
        <table:table-row table:style-name="ro1">
          <table:table-cell office:value-type="float" office:value="65918" calcext:value-type="float">
            <text:p>65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4.5763451389748" calcext:value-type="float">
            <text:p>-14.5763451389748</text:p>
          </table:table-cell>
          <table:table-cell table:number-columns-repeated="2"/>
        </table:table-row>
        <table:table-row table:style-name="ro1">
          <table:table-cell office:value-type="float" office:value="65944" calcext:value-type="float">
            <text:p>65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4.6201499039295" calcext:value-type="float">
            <text:p>-14.6201499039295</text:p>
          </table:table-cell>
          <table:table-cell table:number-columns-repeated="2"/>
        </table:table-row>
        <table:table-row table:style-name="ro1">
          <table:table-cell office:value-type="float" office:value="65970" calcext:value-type="float">
            <text:p>65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4.2626068299624" calcext:value-type="float">
            <text:p>-14.2626068299624</text:p>
          </table:table-cell>
          <table:table-cell table:number-columns-repeated="2"/>
        </table:table-row>
        <table:table-row table:style-name="ro1">
          <table:table-cell office:value-type="float" office:value="65996" calcext:value-type="float">
            <text:p>6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4.5314496967328" calcext:value-type="float">
            <text:p>-14.5314496967328</text:p>
          </table:table-cell>
          <table:table-cell table:number-columns-repeated="2"/>
        </table:table-row>
        <table:table-row table:style-name="ro1">
          <table:table-cell office:value-type="float" office:value="66022" calcext:value-type="float">
            <text:p>66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4.6074050906795" calcext:value-type="float">
            <text:p>-14.6074050906795</text:p>
          </table:table-cell>
          <table:table-cell table:number-columns-repeated="2"/>
        </table:table-row>
        <table:table-row table:style-name="ro1">
          <table:table-cell office:value-type="float" office:value="66048" calcext:value-type="float">
            <text:p>6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4.3733310878893" calcext:value-type="float">
            <text:p>-14.3733310878893</text:p>
          </table:table-cell>
          <table:table-cell table:number-columns-repeated="2"/>
        </table:table-row>
        <table:table-row table:style-name="ro1">
          <table:table-cell office:value-type="float" office:value="66074" calcext:value-type="float">
            <text:p>66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4.3310747467235" calcext:value-type="float">
            <text:p>-14.3310747467235</text:p>
          </table:table-cell>
          <table:table-cell table:number-columns-repeated="2"/>
        </table:table-row>
        <table:table-row table:style-name="ro1">
          <table:table-cell office:value-type="float" office:value="66100" calcext:value-type="float">
            <text:p>6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4.4131955237474" calcext:value-type="float">
            <text:p>-14.4131955237474</text:p>
          </table:table-cell>
          <table:table-cell table:number-columns-repeated="2"/>
        </table:table-row>
        <table:table-row table:style-name="ro1">
          <table:table-cell office:value-type="float" office:value="66126" calcext:value-type="float">
            <text:p>66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4.3081741230167" calcext:value-type="float">
            <text:p>-14.3081741230167</text:p>
          </table:table-cell>
          <table:table-cell table:number-columns-repeated="2"/>
        </table:table-row>
        <table:table-row table:style-name="ro1">
          <table:table-cell office:value-type="float" office:value="66151" calcext:value-type="float">
            <text:p>66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4.1448456884623" calcext:value-type="float">
            <text:p>-14.1448456884623</text:p>
          </table:table-cell>
          <table:table-cell table:number-columns-repeated="2"/>
        </table:table-row>
        <table:table-row table:style-name="ro1">
          <table:table-cell office:value-type="float" office:value="66177" calcext:value-type="float">
            <text:p>66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4.1403888980481" calcext:value-type="float">
            <text:p>-14.1403888980481</text:p>
          </table:table-cell>
          <table:table-cell table:number-columns-repeated="2"/>
        </table:table-row>
        <table:table-row table:style-name="ro1">
          <table:table-cell office:value-type="float" office:value="66204" calcext:value-type="float">
            <text:p>66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4.4129923165697" calcext:value-type="float">
            <text:p>-14.4129923165697</text:p>
          </table:table-cell>
          <table:table-cell table:number-columns-repeated="2"/>
        </table:table-row>
        <table:table-row table:style-name="ro1">
          <table:table-cell office:value-type="float" office:value="66230" calcext:value-type="float">
            <text:p>66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4.2772079375983" calcext:value-type="float">
            <text:p>-14.2772079375983</text:p>
          </table:table-cell>
          <table:table-cell table:number-columns-repeated="2"/>
        </table:table-row>
        <table:table-row table:style-name="ro1">
          <table:table-cell office:value-type="float" office:value="66256" calcext:value-type="float">
            <text:p>66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4.3302169241338" calcext:value-type="float">
            <text:p>-14.3302169241338</text:p>
          </table:table-cell>
          <table:table-cell table:number-columns-repeated="2"/>
        </table:table-row>
        <table:table-row table:style-name="ro1">
          <table:table-cell office:value-type="float" office:value="66282" calcext:value-type="float">
            <text:p>66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4.5354410187758" calcext:value-type="float">
            <text:p>-14.5354410187758</text:p>
          </table:table-cell>
          <table:table-cell table:number-columns-repeated="2"/>
        </table:table-row>
        <table:table-row table:style-name="ro1">
          <table:table-cell office:value-type="float" office:value="66307" calcext:value-type="float">
            <text:p>66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4.3958889874289" calcext:value-type="float">
            <text:p>-14.3958889874289</text:p>
          </table:table-cell>
          <table:table-cell table:number-columns-repeated="2"/>
        </table:table-row>
        <table:table-row table:style-name="ro1">
          <table:table-cell office:value-type="float" office:value="66333" calcext:value-type="float">
            <text:p>66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4.4452462493541" calcext:value-type="float">
            <text:p>-14.4452462493541</text:p>
          </table:table-cell>
          <table:table-cell table:number-columns-repeated="2"/>
        </table:table-row>
        <table:table-row table:style-name="ro1">
          <table:table-cell office:value-type="float" office:value="66360" calcext:value-type="float">
            <text:p>66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4.7084694416817" calcext:value-type="float">
            <text:p>-14.7084694416817</text:p>
          </table:table-cell>
          <table:table-cell table:number-columns-repeated="2"/>
        </table:table-row>
        <table:table-row table:style-name="ro1">
          <table:table-cell office:value-type="float" office:value="66386" calcext:value-type="float">
            <text:p>66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.2251319203992" calcext:value-type="float">
            <text:p>-14.2251319203992</text:p>
          </table:table-cell>
          <table:table-cell table:number-columns-repeated="2"/>
        </table:table-row>
        <table:table-row table:style-name="ro1">
          <table:table-cell office:value-type="float" office:value="66412" calcext:value-type="float">
            <text:p>66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3.9412817074638" calcext:value-type="float">
            <text:p>-13.9412817074638</text:p>
          </table:table-cell>
          <table:table-cell table:number-columns-repeated="2"/>
        </table:table-row>
        <table:table-row table:style-name="ro1">
          <table:table-cell office:value-type="float" office:value="66437" calcext:value-type="float">
            <text:p>66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4.1892422703111" calcext:value-type="float">
            <text:p>-14.1892422703111</text:p>
          </table:table-cell>
          <table:table-cell table:number-columns-repeated="2"/>
        </table:table-row>
        <table:table-row table:style-name="ro1">
          <table:table-cell office:value-type="float" office:value="66463" calcext:value-type="float">
            <text:p>66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3.8141886619938" calcext:value-type="float">
            <text:p>-13.8141886619938</text:p>
          </table:table-cell>
          <table:table-cell table:number-columns-repeated="2"/>
        </table:table-row>
        <table:table-row table:style-name="ro1">
          <table:table-cell office:value-type="float" office:value="66490" calcext:value-type="float">
            <text:p>66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3.4814443954709" calcext:value-type="float">
            <text:p>-13.4814443954709</text:p>
          </table:table-cell>
          <table:table-cell table:number-columns-repeated="2"/>
        </table:table-row>
        <table:table-row table:style-name="ro1">
          <table:table-cell office:value-type="float" office:value="66516" calcext:value-type="float">
            <text:p>66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3.4666307217641" calcext:value-type="float">
            <text:p>-13.4666307217641</text:p>
          </table:table-cell>
          <table:table-cell table:number-columns-repeated="2"/>
        </table:table-row>
        <table:table-row table:style-name="ro1">
          <table:table-cell office:value-type="float" office:value="66542" calcext:value-type="float">
            <text:p>66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522728534022" calcext:value-type="float">
            <text:p>-13.0522728534022</text:p>
          </table:table-cell>
          <table:table-cell table:number-columns-repeated="2"/>
        </table:table-row>
        <table:table-row table:style-name="ro1">
          <table:table-cell office:value-type="float" office:value="66568" calcext:value-type="float">
            <text:p>66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3.2968183040667" calcext:value-type="float">
            <text:p>-13.2968183040667</text:p>
          </table:table-cell>
          <table:table-cell table:number-columns-repeated="2"/>
        </table:table-row>
        <table:table-row table:style-name="ro1">
          <table:table-cell office:value-type="float" office:value="66593" calcext:value-type="float">
            <text:p>6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3.6569162024031" calcext:value-type="float">
            <text:p>-13.6569162024031</text:p>
          </table:table-cell>
          <table:table-cell table:number-columns-repeated="2"/>
        </table:table-row>
        <table:table-row table:style-name="ro1">
          <table:table-cell office:value-type="float" office:value="66620" calcext:value-type="float">
            <text:p>66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14.3136264730984" calcext:value-type="float">
            <text:p>-14.3136264730984</text:p>
          </table:table-cell>
          <table:table-cell table:number-columns-repeated="2"/>
        </table:table-row>
        <table:table-row table:style-name="ro1">
          <table:table-cell office:value-type="float" office:value="66646" calcext:value-type="float">
            <text:p>66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4.1808995046954" calcext:value-type="float">
            <text:p>-14.1808995046954</text:p>
          </table:table-cell>
          <table:table-cell table:number-columns-repeated="2"/>
        </table:table-row>
        <table:table-row table:style-name="ro1">
          <table:table-cell office:value-type="float" office:value="66672" calcext:value-type="float">
            <text:p>66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4.390717981474" calcext:value-type="float">
            <text:p>-14.390717981474</text:p>
          </table:table-cell>
          <table:table-cell table:number-columns-repeated="2"/>
        </table:table-row>
        <table:table-row table:style-name="ro1">
          <table:table-cell office:value-type="float" office:value="66698" calcext:value-type="float">
            <text:p>6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4.2863881974286" calcext:value-type="float">
            <text:p>-14.2863881974286</text:p>
          </table:table-cell>
          <table:table-cell table:number-columns-repeated="2"/>
        </table:table-row>
        <table:table-row table:style-name="ro1">
          <table:table-cell office:value-type="float" office:value="66724" calcext:value-type="float">
            <text:p>66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4.4314224067385" calcext:value-type="float">
            <text:p>-14.4314224067385</text:p>
          </table:table-cell>
          <table:table-cell table:number-columns-repeated="2"/>
        </table:table-row>
        <table:table-row table:style-name="ro1">
          <table:table-cell office:value-type="float" office:value="66749" calcext:value-type="float">
            <text:p>66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4.3566094096081" calcext:value-type="float">
            <text:p>-14.3566094096081</text:p>
          </table:table-cell>
          <table:table-cell table:number-columns-repeated="2"/>
        </table:table-row>
        <table:table-row table:style-name="ro1">
          <table:table-cell office:value-type="float" office:value="66776" calcext:value-type="float">
            <text:p>6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4.6840983508509" calcext:value-type="float">
            <text:p>-14.6840983508509</text:p>
          </table:table-cell>
          <table:table-cell table:number-columns-repeated="2"/>
        </table:table-row>
        <table:table-row table:style-name="ro1">
          <table:table-cell office:value-type="float" office:value="66802" calcext:value-type="float">
            <text:p>66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4.9399722477478" calcext:value-type="float">
            <text:p>-14.9399722477478</text:p>
          </table:table-cell>
          <table:table-cell table:number-columns-repeated="2"/>
        </table:table-row>
        <table:table-row table:style-name="ro1">
          <table:table-cell office:value-type="float" office:value="66827" calcext:value-type="float">
            <text:p>66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480280793971" calcext:value-type="float">
            <text:p>-14.480280793971</text:p>
          </table:table-cell>
          <table:table-cell table:number-columns-repeated="2"/>
        </table:table-row>
        <table:table-row table:style-name="ro1">
          <table:table-cell office:value-type="float" office:value="66854" calcext:value-type="float">
            <text:p>66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4.5885798464642" calcext:value-type="float">
            <text:p>-14.5885798464642</text:p>
          </table:table-cell>
          <table:table-cell table:number-columns-repeated="2"/>
        </table:table-row>
        <table:table-row table:style-name="ro1">
          <table:table-cell office:value-type="float" office:value="66880" calcext:value-type="float">
            <text:p>6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4.8473927742653" calcext:value-type="float">
            <text:p>-14.8473927742653</text:p>
          </table:table-cell>
          <table:table-cell table:number-columns-repeated="2"/>
        </table:table-row>
        <table:table-row table:style-name="ro1">
          <table:table-cell office:value-type="float" office:value="66906" calcext:value-type="float">
            <text:p>66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4.2674729965956" calcext:value-type="float">
            <text:p>-14.2674729965956</text:p>
          </table:table-cell>
          <table:table-cell table:number-columns-repeated="2"/>
        </table:table-row>
        <table:table-row table:style-name="ro1">
          <table:table-cell office:value-type="float" office:value="66932" calcext:value-type="float">
            <text:p>66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4.5053969043926" calcext:value-type="float">
            <text:p>-14.5053969043926</text:p>
          </table:table-cell>
          <table:table-cell table:number-columns-repeated="2"/>
        </table:table-row>
        <table:table-row table:style-name="ro1">
          <table:table-cell office:value-type="float" office:value="66958" calcext:value-type="float">
            <text:p>6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3.9975385381036" calcext:value-type="float">
            <text:p>-13.9975385381036</text:p>
          </table:table-cell>
          <table:table-cell table:number-columns-repeated="2"/>
        </table:table-row>
        <table:table-row table:style-name="ro1">
          <table:table-cell office:value-type="float" office:value="66984" calcext:value-type="float">
            <text:p>6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4.4591527369312" calcext:value-type="float">
            <text:p>-14.4591527369312</text:p>
          </table:table-cell>
          <table:table-cell table:number-columns-repeated="2"/>
        </table:table-row>
        <table:table-row table:style-name="ro1">
          <table:table-cell office:value-type="float" office:value="67010" calcext:value-type="float">
            <text:p>67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4.5065634219487" calcext:value-type="float">
            <text:p>-14.5065634219487</text:p>
          </table:table-cell>
          <table:table-cell table:number-columns-repeated="2"/>
        </table:table-row>
        <table:table-row table:style-name="ro1">
          <table:table-cell office:value-type="float" office:value="67036" calcext:value-type="float">
            <text:p>67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4.4602076243503" calcext:value-type="float">
            <text:p>-14.4602076243503</text:p>
          </table:table-cell>
          <table:table-cell table:number-columns-repeated="2"/>
        </table:table-row>
        <table:table-row table:style-name="ro1">
          <table:table-cell office:value-type="float" office:value="67061" calcext:value-type="float">
            <text:p>67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4.7537396974472" calcext:value-type="float">
            <text:p>-14.7537396974472</text:p>
          </table:table-cell>
          <table:table-cell table:number-columns-repeated="2"/>
        </table:table-row>
        <table:table-row table:style-name="ro1">
          <table:table-cell office:value-type="float" office:value="67088" calcext:value-type="float">
            <text:p>67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4.2382400144488" calcext:value-type="float">
            <text:p>-14.2382400144488</text:p>
          </table:table-cell>
          <table:table-cell table:number-columns-repeated="2"/>
        </table:table-row>
        <table:table-row table:style-name="ro1">
          <table:table-cell office:value-type="float" office:value="67114" calcext:value-type="float">
            <text:p>67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4.1078326293889" calcext:value-type="float">
            <text:p>-14.1078326293889</text:p>
          </table:table-cell>
          <table:table-cell table:number-columns-repeated="2"/>
        </table:table-row>
        <table:table-row table:style-name="ro1">
          <table:table-cell office:value-type="float" office:value="67140" calcext:value-type="float">
            <text:p>67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4.2275916254077" calcext:value-type="float">
            <text:p>-14.2275916254077</text:p>
          </table:table-cell>
          <table:table-cell table:number-columns-repeated="2"/>
        </table:table-row>
        <table:table-row table:style-name="ro1">
          <table:table-cell office:value-type="float" office:value="67165" calcext:value-type="float">
            <text:p>67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4.6821272677028" calcext:value-type="float">
            <text:p>-14.6821272677028</text:p>
          </table:table-cell>
          <table:table-cell table:number-columns-repeated="2"/>
        </table:table-row>
        <table:table-row table:style-name="ro1">
          <table:table-cell office:value-type="float" office:value="67191" calcext:value-type="float">
            <text:p>67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4.3534464286966" calcext:value-type="float">
            <text:p>-14.3534464286966</text:p>
          </table:table-cell>
          <table:table-cell table:number-columns-repeated="2"/>
        </table:table-row>
        <table:table-row table:style-name="ro1">
          <table:table-cell office:value-type="float" office:value="67218" calcext:value-type="float">
            <text:p>67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4.5271865385828" calcext:value-type="float">
            <text:p>-14.5271865385828</text:p>
          </table:table-cell>
          <table:table-cell table:number-columns-repeated="2"/>
        </table:table-row>
        <table:table-row table:style-name="ro1">
          <table:table-cell office:value-type="float" office:value="67244" calcext:value-type="float">
            <text:p>67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4.7878884912418" calcext:value-type="float">
            <text:p>-14.7878884912418</text:p>
          </table:table-cell>
          <table:table-cell table:number-columns-repeated="2"/>
        </table:table-row>
        <table:table-row table:style-name="ro1">
          <table:table-cell office:value-type="float" office:value="67270" calcext:value-type="float">
            <text:p>67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4.6097996145882" calcext:value-type="float">
            <text:p>-14.6097996145882</text:p>
          </table:table-cell>
          <table:table-cell table:number-columns-repeated="2"/>
        </table:table-row>
        <table:table-row table:style-name="ro1">
          <table:table-cell office:value-type="float" office:value="67296" calcext:value-type="float">
            <text:p>67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4.8064211649086" calcext:value-type="float">
            <text:p>-14.8064211649086</text:p>
          </table:table-cell>
          <table:table-cell table:number-columns-repeated="2"/>
        </table:table-row>
        <table:table-row table:style-name="ro1">
          <table:table-cell office:value-type="float" office:value="67322" calcext:value-type="float">
            <text:p>67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4.7508389752191" calcext:value-type="float">
            <text:p>-14.7508389752191</text:p>
          </table:table-cell>
          <table:table-cell table:number-columns-repeated="2"/>
        </table:table-row>
        <table:table-row table:style-name="ro1">
          <table:table-cell office:value-type="float" office:value="67348" calcext:value-type="float">
            <text:p>67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4.6046593144431" calcext:value-type="float">
            <text:p>-14.6046593144431</text:p>
          </table:table-cell>
          <table:table-cell table:number-columns-repeated="2"/>
        </table:table-row>
        <table:table-row table:style-name="ro1">
          <table:table-cell office:value-type="float" office:value="67373" calcext:value-type="float">
            <text:p>67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5.0475928739987" calcext:value-type="float">
            <text:p>-15.0475928739987</text:p>
          </table:table-cell>
          <table:table-cell table:number-columns-repeated="2"/>
        </table:table-row>
        <table:table-row table:style-name="ro1">
          <table:table-cell office:value-type="float" office:value="67400" calcext:value-type="float">
            <text:p>67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5.1384361701834" calcext:value-type="float">
            <text:p>-15.1384361701834</text:p>
          </table:table-cell>
          <table:table-cell table:number-columns-repeated="2"/>
        </table:table-row>
        <table:table-row table:style-name="ro1">
          <table:table-cell office:value-type="float" office:value="67426" calcext:value-type="float">
            <text:p>67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4.7957150572547" calcext:value-type="float">
            <text:p>-14.7957150572547</text:p>
          </table:table-cell>
          <table:table-cell table:number-columns-repeated="2"/>
        </table:table-row>
        <table:table-row table:style-name="ro1">
          <table:table-cell office:value-type="float" office:value="67451" calcext:value-type="float">
            <text:p>67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4.9558469016468" calcext:value-type="float">
            <text:p>-14.9558469016468</text:p>
          </table:table-cell>
          <table:table-cell table:number-columns-repeated="2"/>
        </table:table-row>
        <table:table-row table:style-name="ro1">
          <table:table-cell office:value-type="float" office:value="67478" calcext:value-type="float">
            <text:p>6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5.1418208431346" calcext:value-type="float">
            <text:p>-15.1418208431346</text:p>
          </table:table-cell>
          <table:table-cell table:number-columns-repeated="2"/>
        </table:table-row>
        <table:table-row table:style-name="ro1">
          <table:table-cell office:value-type="float" office:value="67504" calcext:value-type="float">
            <text:p>67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5.1989955864228" calcext:value-type="float">
            <text:p>-15.1989955864228</text:p>
          </table:table-cell>
          <table:table-cell table:number-columns-repeated="2"/>
        </table:table-row>
        <table:table-row table:style-name="ro1">
          <table:table-cell office:value-type="float" office:value="67530" calcext:value-type="float">
            <text:p>67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4.915949568379" calcext:value-type="float">
            <text:p>-14.915949568379</text:p>
          </table:table-cell>
          <table:table-cell table:number-columns-repeated="2"/>
        </table:table-row>
        <table:table-row table:style-name="ro1">
          <table:table-cell office:value-type="float" office:value="67556" calcext:value-type="float">
            <text:p>67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4.9800741970443" calcext:value-type="float">
            <text:p>-14.9800741970443</text:p>
          </table:table-cell>
          <table:table-cell table:number-columns-repeated="2"/>
        </table:table-row>
        <table:table-row table:style-name="ro1">
          <table:table-cell office:value-type="float" office:value="67582" calcext:value-type="float">
            <text:p>67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4.888379606366" calcext:value-type="float">
            <text:p>-14.888379606366</text:p>
          </table:table-cell>
          <table:table-cell table:number-columns-repeated="2"/>
        </table:table-row>
        <table:table-row table:style-name="ro1">
          <table:table-cell office:value-type="float" office:value="67608" calcext:value-type="float">
            <text:p>67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4.8302756184778" calcext:value-type="float">
            <text:p>-14.8302756184778</text:p>
          </table:table-cell>
          <table:table-cell table:number-columns-repeated="2"/>
        </table:table-row>
        <table:table-row table:style-name="ro1">
          <table:table-cell office:value-type="float" office:value="67634" calcext:value-type="float">
            <text:p>67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5.0201132917554" calcext:value-type="float">
            <text:p>-15.0201132917554</text:p>
          </table:table-cell>
          <table:table-cell table:number-columns-repeated="2"/>
        </table:table-row>
        <table:table-row table:style-name="ro1">
          <table:table-cell office:value-type="float" office:value="67660" calcext:value-type="float">
            <text:p>67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5579559597014" calcext:value-type="float">
            <text:p>-14.5579559597014</text:p>
          </table:table-cell>
          <table:table-cell table:number-columns-repeated="2"/>
        </table:table-row>
        <table:table-row table:style-name="ro1">
          <table:table-cell office:value-type="float" office:value="67685" calcext:value-type="float">
            <text:p>67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4.4792496224798" calcext:value-type="float">
            <text:p>-14.4792496224798</text:p>
          </table:table-cell>
          <table:table-cell table:number-columns-repeated="2"/>
        </table:table-row>
        <table:table-row table:style-name="ro1">
          <table:table-cell office:value-type="float" office:value="67712" calcext:value-type="float">
            <text:p>67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3.972195787942" calcext:value-type="float">
            <text:p>-13.972195787942</text:p>
          </table:table-cell>
          <table:table-cell table:number-columns-repeated="2"/>
        </table:table-row>
        <table:table-row table:style-name="ro1">
          <table:table-cell office:value-type="float" office:value="67738" calcext:value-type="float">
            <text:p>67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4.0653589944668" calcext:value-type="float">
            <text:p>-14.0653589944668</text:p>
          </table:table-cell>
          <table:table-cell table:number-columns-repeated="2"/>
        </table:table-row>
        <table:table-row table:style-name="ro1">
          <table:table-cell office:value-type="float" office:value="67763" calcext:value-type="float">
            <text:p>67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4.2171941023294" calcext:value-type="float">
            <text:p>-14.2171941023294</text:p>
          </table:table-cell>
          <table:table-cell table:number-columns-repeated="2"/>
        </table:table-row>
        <table:table-row table:style-name="ro1">
          <table:table-cell office:value-type="float" office:value="67789" calcext:value-type="float">
            <text:p>67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3.9951265914885" calcext:value-type="float">
            <text:p>-13.9951265914885</text:p>
          </table:table-cell>
          <table:table-cell table:number-columns-repeated="2"/>
        </table:table-row>
        <table:table-row table:style-name="ro1">
          <table:table-cell office:value-type="float" office:value="67815" calcext:value-type="float">
            <text:p>67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3.9952765425196" calcext:value-type="float">
            <text:p>-13.9952765425196</text:p>
          </table:table-cell>
          <table:table-cell table:number-columns-repeated="2"/>
        </table:table-row>
        <table:table-row table:style-name="ro1">
          <table:table-cell office:value-type="float" office:value="67842" calcext:value-type="float">
            <text:p>67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4.3954218796729" calcext:value-type="float">
            <text:p>-14.3954218796729</text:p>
          </table:table-cell>
          <table:table-cell table:number-columns-repeated="2"/>
        </table:table-row>
        <table:table-row table:style-name="ro1">
          <table:table-cell office:value-type="float" office:value="67868" calcext:value-type="float">
            <text:p>6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4.6294088987598" calcext:value-type="float">
            <text:p>-14.6294088987598</text:p>
          </table:table-cell>
          <table:table-cell table:number-columns-repeated="2"/>
        </table:table-row>
        <table:table-row table:style-name="ro1">
          <table:table-cell office:value-type="float" office:value="67894" calcext:value-type="float">
            <text:p>67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4.2408117018749" calcext:value-type="float">
            <text:p>-14.2408117018749</text:p>
          </table:table-cell>
          <table:table-cell table:number-columns-repeated="2"/>
        </table:table-row>
        <table:table-row table:style-name="ro1">
          <table:table-cell office:value-type="float" office:value="67919" calcext:value-type="float">
            <text:p>6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4.1718636495095" calcext:value-type="float">
            <text:p>-14.1718636495095</text:p>
          </table:table-cell>
          <table:table-cell table:number-columns-repeated="2"/>
        </table:table-row>
        <table:table-row table:style-name="ro1">
          <table:table-cell office:value-type="float" office:value="67946" calcext:value-type="float">
            <text:p>67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4.4127293833708" calcext:value-type="float">
            <text:p>-14.4127293833708</text:p>
          </table:table-cell>
          <table:table-cell table:number-columns-repeated="2"/>
        </table:table-row>
        <table:table-row table:style-name="ro1">
          <table:table-cell office:value-type="float" office:value="67972" calcext:value-type="float">
            <text:p>6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3.8769530946517" calcext:value-type="float">
            <text:p>-13.8769530946517</text:p>
          </table:table-cell>
          <table:table-cell table:number-columns-repeated="2"/>
        </table:table-row>
        <table:table-row table:style-name="ro1">
          <table:table-cell office:value-type="float" office:value="67998" calcext:value-type="float">
            <text:p>6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3.511508384047" calcext:value-type="float">
            <text:p>-13.511508384047</text:p>
          </table:table-cell>
          <table:table-cell table:number-columns-repeated="2"/>
        </table:table-row>
        <table:table-row table:style-name="ro1">
          <table:table-cell office:value-type="float" office:value="68023" calcext:value-type="float">
            <text:p>68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3.772692741461" calcext:value-type="float">
            <text:p>-13.772692741461</text:p>
          </table:table-cell>
          <table:table-cell table:number-columns-repeated="2"/>
        </table:table-row>
        <table:table-row table:style-name="ro1">
          <table:table-cell office:value-type="float" office:value="68049" calcext:value-type="float">
            <text:p>68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3.8104560417237" calcext:value-type="float">
            <text:p>-13.8104560417237</text:p>
          </table:table-cell>
          <table:table-cell table:number-columns-repeated="2"/>
        </table:table-row>
        <table:table-row table:style-name="ro1">
          <table:table-cell office:value-type="float" office:value="68076" calcext:value-type="float">
            <text:p>68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3.8778266250553" calcext:value-type="float">
            <text:p>-13.8778266250553</text:p>
          </table:table-cell>
          <table:table-cell table:number-columns-repeated="2"/>
        </table:table-row>
        <table:table-row table:style-name="ro1">
          <table:table-cell office:value-type="float" office:value="68102" calcext:value-type="float">
            <text:p>68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4.0969704212074" calcext:value-type="float">
            <text:p>-14.0969704212074</text:p>
          </table:table-cell>
          <table:table-cell table:number-columns-repeated="2"/>
        </table:table-row>
        <table:table-row table:style-name="ro1">
          <table:table-cell office:value-type="float" office:value="68128" calcext:value-type="float">
            <text:p>68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4.0939867159395" calcext:value-type="float">
            <text:p>-14.0939867159395</text:p>
          </table:table-cell>
          <table:table-cell table:number-columns-repeated="2"/>
        </table:table-row>
        <table:table-row table:style-name="ro1">
          <table:table-cell office:value-type="float" office:value="68153" calcext:value-type="float">
            <text:p>68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6603255862183" calcext:value-type="float">
            <text:p>-13.6603255862183</text:p>
          </table:table-cell>
          <table:table-cell table:number-columns-repeated="2"/>
        </table:table-row>
        <table:table-row table:style-name="ro1">
          <table:table-cell office:value-type="float" office:value="68180" calcext:value-type="float">
            <text:p>68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3.6400078758731" calcext:value-type="float">
            <text:p>-13.6400078758731</text:p>
          </table:table-cell>
          <table:table-cell table:number-columns-repeated="2"/>
        </table:table-row>
        <table:table-row table:style-name="ro1">
          <table:table-cell office:value-type="float" office:value="68206" calcext:value-type="float">
            <text:p>68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3.8049307104616" calcext:value-type="float">
            <text:p>-13.8049307104616</text:p>
          </table:table-cell>
          <table:table-cell table:number-columns-repeated="2"/>
        </table:table-row>
        <table:table-row table:style-name="ro1">
          <table:table-cell office:value-type="float" office:value="68232" calcext:value-type="float">
            <text:p>68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3.5340097655243" calcext:value-type="float">
            <text:p>-13.5340097655243</text:p>
          </table:table-cell>
          <table:table-cell table:number-columns-repeated="2"/>
        </table:table-row>
        <table:table-row table:style-name="ro1">
          <table:table-cell office:value-type="float" office:value="68258" calcext:value-type="float">
            <text:p>6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4.0098863881236" calcext:value-type="float">
            <text:p>-14.0098863881236</text:p>
          </table:table-cell>
          <table:table-cell table:number-columns-repeated="2"/>
        </table:table-row>
        <table:table-row table:style-name="ro1">
          <table:table-cell office:value-type="float" office:value="68284" calcext:value-type="float">
            <text:p>68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3.886505268489" calcext:value-type="float">
            <text:p>-13.886505268489</text:p>
          </table:table-cell>
          <table:table-cell table:number-columns-repeated="2"/>
        </table:table-row>
        <table:table-row table:style-name="ro1">
          <table:table-cell office:value-type="float" office:value="68310" calcext:value-type="float">
            <text:p>68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4.289997414074" calcext:value-type="float">
            <text:p>-14.289997414074</text:p>
          </table:table-cell>
          <table:table-cell table:number-columns-repeated="2"/>
        </table:table-row>
        <table:table-row table:style-name="ro1">
          <table:table-cell office:value-type="float" office:value="68336" calcext:value-type="float">
            <text:p>68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3.7579974936409" calcext:value-type="float">
            <text:p>-13.7579974936409</text:p>
          </table:table-cell>
          <table:table-cell table:number-columns-repeated="2"/>
        </table:table-row>
        <table:table-row table:style-name="ro1">
          <table:table-cell office:value-type="float" office:value="68361" calcext:value-type="float">
            <text:p>68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3.7346744938366" calcext:value-type="float">
            <text:p>-13.7346744938366</text:p>
          </table:table-cell>
          <table:table-cell table:number-columns-repeated="2"/>
        </table:table-row>
        <table:table-row table:style-name="ro1">
          <table:table-cell office:value-type="float" office:value="68388" calcext:value-type="float">
            <text:p>68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3.9582229709493" calcext:value-type="float">
            <text:p>-13.9582229709493</text:p>
          </table:table-cell>
          <table:table-cell table:number-columns-repeated="2"/>
        </table:table-row>
        <table:table-row table:style-name="ro1">
          <table:table-cell office:value-type="float" office:value="68414" calcext:value-type="float">
            <text:p>68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13.9287391872278" calcext:value-type="float">
            <text:p>-13.9287391872278</text:p>
          </table:table-cell>
          <table:table-cell table:number-columns-repeated="2"/>
        </table:table-row>
        <table:table-row table:style-name="ro1">
          <table:table-cell office:value-type="float" office:value="68440" calcext:value-type="float">
            <text:p>6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4.1155472122362" calcext:value-type="float">
            <text:p>-14.1155472122362</text:p>
          </table:table-cell>
          <table:table-cell table:number-columns-repeated="2"/>
        </table:table-row>
        <table:table-row table:style-name="ro1">
          <table:table-cell office:value-type="float" office:value="68465" calcext:value-type="float">
            <text:p>68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3.5273765287828" calcext:value-type="float">
            <text:p>-13.5273765287828</text:p>
          </table:table-cell>
          <table:table-cell table:number-columns-repeated="2"/>
        </table:table-row>
        <table:table-row table:style-name="ro1">
          <table:table-cell office:value-type="float" office:value="68491" calcext:value-type="float">
            <text:p>68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3.7880726355894" calcext:value-type="float">
            <text:p>-13.7880726355894</text:p>
          </table:table-cell>
          <table:table-cell table:number-columns-repeated="2"/>
        </table:table-row>
        <table:table-row table:style-name="ro1">
          <table:table-cell office:value-type="float" office:value="68518" calcext:value-type="float">
            <text:p>68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3.5792088621867" calcext:value-type="float">
            <text:p>-13.5792088621867</text:p>
          </table:table-cell>
          <table:table-cell table:number-columns-repeated="2"/>
        </table:table-row>
        <table:table-row table:style-name="ro1">
          <table:table-cell office:value-type="float" office:value="68544" calcext:value-type="float">
            <text:p>68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3.6844639741194" calcext:value-type="float">
            <text:p>-13.6844639741194</text:p>
          </table:table-cell>
          <table:table-cell table:number-columns-repeated="2"/>
        </table:table-row>
        <table:table-row table:style-name="ro1">
          <table:table-cell office:value-type="float" office:value="68570" calcext:value-type="float">
            <text:p>68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3.7864804672234" calcext:value-type="float">
            <text:p>-13.7864804672234</text:p>
          </table:table-cell>
          <table:table-cell table:number-columns-repeated="2"/>
        </table:table-row>
        <table:table-row table:style-name="ro1">
          <table:table-cell office:value-type="float" office:value="68596" calcext:value-type="float">
            <text:p>68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3.7007426066935" calcext:value-type="float">
            <text:p>-13.7007426066935</text:p>
          </table:table-cell>
          <table:table-cell table:number-columns-repeated="2"/>
        </table:table-row>
        <table:table-row table:style-name="ro1">
          <table:table-cell office:value-type="float" office:value="68621" calcext:value-type="float">
            <text:p>68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3.6176428341798" calcext:value-type="float">
            <text:p>-13.6176428341798</text:p>
          </table:table-cell>
          <table:table-cell table:number-columns-repeated="2"/>
        </table:table-row>
        <table:table-row table:style-name="ro1">
          <table:table-cell office:value-type="float" office:value="68647" calcext:value-type="float">
            <text:p>68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3.8755615162051" calcext:value-type="float">
            <text:p>-13.8755615162051</text:p>
          </table:table-cell>
          <table:table-cell table:number-columns-repeated="2"/>
        </table:table-row>
        <table:table-row table:style-name="ro1">
          <table:table-cell office:value-type="float" office:value="68674" calcext:value-type="float">
            <text:p>68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3.0793903926295" calcext:value-type="float">
            <text:p>-13.0793903926295</text:p>
          </table:table-cell>
          <table:table-cell table:number-columns-repeated="2"/>
        </table:table-row>
        <table:table-row table:style-name="ro1">
          <table:table-cell office:value-type="float" office:value="68700" calcext:value-type="float">
            <text:p>68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2.8615629959332" calcext:value-type="float">
            <text:p>-12.8615629959332</text:p>
          </table:table-cell>
          <table:table-cell table:number-columns-repeated="2"/>
        </table:table-row>
        <table:table-row table:style-name="ro1">
          <table:table-cell office:value-type="float" office:value="68725" calcext:value-type="float">
            <text:p>6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2.681207211443" calcext:value-type="float">
            <text:p>-12.681207211443</text:p>
          </table:table-cell>
          <table:table-cell table:number-columns-repeated="2"/>
        </table:table-row>
        <table:table-row table:style-name="ro1">
          <table:table-cell office:value-type="float" office:value="68752" calcext:value-type="float">
            <text:p>6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2.875631604937" calcext:value-type="float">
            <text:p>-12.875631604937</text:p>
          </table:table-cell>
          <table:table-cell table:number-columns-repeated="2"/>
        </table:table-row>
        <table:table-row table:style-name="ro1">
          <table:table-cell office:value-type="float" office:value="68778" calcext:value-type="float">
            <text:p>68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2.8486890940159" calcext:value-type="float">
            <text:p>-12.8486890940159</text:p>
          </table:table-cell>
          <table:table-cell table:number-columns-repeated="2"/>
        </table:table-row>
        <table:table-row table:style-name="ro1">
          <table:table-cell office:value-type="float" office:value="68804" calcext:value-type="float">
            <text:p>68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2.6071909680462" calcext:value-type="float">
            <text:p>-12.6071909680462</text:p>
          </table:table-cell>
          <table:table-cell table:number-columns-repeated="2"/>
        </table:table-row>
        <table:table-row table:style-name="ro1">
          <table:table-cell office:value-type="float" office:value="68829" calcext:value-type="float">
            <text:p>68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2.403892784414" calcext:value-type="float">
            <text:p>-12.403892784414</text:p>
          </table:table-cell>
          <table:table-cell table:number-columns-repeated="2"/>
        </table:table-row>
        <table:table-row table:style-name="ro1">
          <table:table-cell office:value-type="float" office:value="68856" calcext:value-type="float">
            <text:p>68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2.5453114679705" calcext:value-type="float">
            <text:p>-12.5453114679705</text:p>
          </table:table-cell>
          <table:table-cell table:number-columns-repeated="2"/>
        </table:table-row>
        <table:table-row table:style-name="ro1">
          <table:table-cell office:value-type="float" office:value="68882" calcext:value-type="float">
            <text:p>68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2.4977634228022" calcext:value-type="float">
            <text:p>-12.4977634228022</text:p>
          </table:table-cell>
          <table:table-cell table:number-columns-repeated="2"/>
        </table:table-row>
        <table:table-row table:style-name="ro1">
          <table:table-cell office:value-type="float" office:value="68908" calcext:value-type="float">
            <text:p>68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2.1747553174852" calcext:value-type="float">
            <text:p>-12.1747553174852</text:p>
          </table:table-cell>
          <table:table-cell table:number-columns-repeated="2"/>
        </table:table-row>
        <table:table-row table:style-name="ro1">
          <table:table-cell office:value-type="float" office:value="68933" calcext:value-type="float">
            <text:p>68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2.1693782307933" calcext:value-type="float">
            <text:p>-12.1693782307933</text:p>
          </table:table-cell>
          <table:table-cell table:number-columns-repeated="2"/>
        </table:table-row>
        <table:table-row table:style-name="ro1">
          <table:table-cell office:value-type="float" office:value="68959" calcext:value-type="float">
            <text:p>68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2.2872435159997" calcext:value-type="float">
            <text:p>-12.2872435159997</text:p>
          </table:table-cell>
          <table:table-cell table:number-columns-repeated="2"/>
        </table:table-row>
        <table:table-row table:style-name="ro1">
          <table:table-cell office:value-type="float" office:value="68986" calcext:value-type="float">
            <text:p>68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9091744847381" calcext:value-type="float">
            <text:p>-11.9091744847381</text:p>
          </table:table-cell>
          <table:table-cell table:number-columns-repeated="2"/>
        </table:table-row>
        <table:table-row table:style-name="ro1">
          <table:table-cell office:value-type="float" office:value="69012" calcext:value-type="float">
            <text:p>69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1.8504306544385" calcext:value-type="float">
            <text:p>-11.8504306544385</text:p>
          </table:table-cell>
          <table:table-cell table:number-columns-repeated="2"/>
        </table:table-row>
        <table:table-row table:style-name="ro1">
          <table:table-cell office:value-type="float" office:value="69038" calcext:value-type="float">
            <text:p>69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12.2242635573789" calcext:value-type="float">
            <text:p>-12.2242635573789</text:p>
          </table:table-cell>
          <table:table-cell table:number-columns-repeated="2"/>
        </table:table-row>
        <table:table-row table:style-name="ro1">
          <table:table-cell office:value-type="float" office:value="69063" calcext:value-type="float">
            <text:p>69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12.7404400633057" calcext:value-type="float">
            <text:p>-12.7404400633057</text:p>
          </table:table-cell>
          <table:table-cell table:number-columns-repeated="2"/>
        </table:table-row>
        <table:table-row table:style-name="ro1">
          <table:table-cell office:value-type="float" office:value="69090" calcext:value-type="float">
            <text:p>69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2.6868880613578" calcext:value-type="float">
            <text:p>-12.6868880613578</text:p>
          </table:table-cell>
          <table:table-cell table:number-columns-repeated="2"/>
        </table:table-row>
        <table:table-row table:style-name="ro1">
          <table:table-cell office:value-type="float" office:value="69116" calcext:value-type="float">
            <text:p>6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2.7272915056237" calcext:value-type="float">
            <text:p>-12.7272915056237</text:p>
          </table:table-cell>
          <table:table-cell table:number-columns-repeated="2"/>
        </table:table-row>
        <table:table-row table:style-name="ro1">
          <table:table-cell office:value-type="float" office:value="69141" calcext:value-type="float">
            <text:p>69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2.9202979208353" calcext:value-type="float">
            <text:p>-12.9202979208353</text:p>
          </table:table-cell>
          <table:table-cell table:number-columns-repeated="2"/>
        </table:table-row>
        <table:table-row table:style-name="ro1">
          <table:table-cell office:value-type="float" office:value="69167" calcext:value-type="float">
            <text:p>69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2.7381349078865" calcext:value-type="float">
            <text:p>-12.7381349078865</text:p>
          </table:table-cell>
          <table:table-cell table:number-columns-repeated="2"/>
        </table:table-row>
        <table:table-row table:style-name="ro1">
          <table:table-cell office:value-type="float" office:value="69193" calcext:value-type="float">
            <text:p>69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2.59234614149" calcext:value-type="float">
            <text:p>-12.59234614149</text:p>
          </table:table-cell>
          <table:table-cell table:number-columns-repeated="2"/>
        </table:table-row>
        <table:table-row table:style-name="ro1">
          <table:table-cell office:value-type="float" office:value="69220" calcext:value-type="float">
            <text:p>69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2.8202739525211" calcext:value-type="float">
            <text:p>-12.8202739525211</text:p>
          </table:table-cell>
          <table:table-cell table:number-columns-repeated="2"/>
        </table:table-row>
        <table:table-row table:style-name="ro1">
          <table:table-cell office:value-type="float" office:value="69246" calcext:value-type="float">
            <text:p>69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2.8873424462897" calcext:value-type="float">
            <text:p>-12.8873424462897</text:p>
          </table:table-cell>
          <table:table-cell table:number-columns-repeated="2"/>
        </table:table-row>
        <table:table-row table:style-name="ro1">
          <table:table-cell office:value-type="float" office:value="69271" calcext:value-type="float">
            <text:p>69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3.19850114025" calcext:value-type="float">
            <text:p>-13.19850114025</text:p>
          </table:table-cell>
          <table:table-cell table:number-columns-repeated="2"/>
        </table:table-row>
        <table:table-row table:style-name="ro1">
          <table:table-cell office:value-type="float" office:value="69298" calcext:value-type="float">
            <text:p>69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3.1308549513192" calcext:value-type="float">
            <text:p>-13.1308549513192</text:p>
          </table:table-cell>
          <table:table-cell table:number-columns-repeated="2"/>
        </table:table-row>
        <table:table-row table:style-name="ro1">
          <table:table-cell office:value-type="float" office:value="69324" calcext:value-type="float">
            <text:p>69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3.0652901835863" calcext:value-type="float">
            <text:p>-13.0652901835863</text:p>
          </table:table-cell>
          <table:table-cell table:number-columns-repeated="2"/>
        </table:table-row>
        <table:table-row table:style-name="ro1">
          <table:table-cell office:value-type="float" office:value="69350" calcext:value-type="float">
            <text:p>69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3.0017427933221" calcext:value-type="float">
            <text:p>-13.0017427933221</text:p>
          </table:table-cell>
          <table:table-cell table:number-columns-repeated="2"/>
        </table:table-row>
        <table:table-row table:style-name="ro1">
          <table:table-cell office:value-type="float" office:value="69375" calcext:value-type="float">
            <text:p>6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2.970919938143" calcext:value-type="float">
            <text:p>-12.970919938143</text:p>
          </table:table-cell>
          <table:table-cell table:number-columns-repeated="2"/>
        </table:table-row>
        <table:table-row table:style-name="ro1">
          <table:table-cell office:value-type="float" office:value="69401" calcext:value-type="float">
            <text:p>69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3.0641224015847" calcext:value-type="float">
            <text:p>-13.0641224015847</text:p>
          </table:table-cell>
          <table:table-cell table:number-columns-repeated="2"/>
        </table:table-row>
        <table:table-row table:style-name="ro1">
          <table:table-cell office:value-type="float" office:value="69428" calcext:value-type="float">
            <text:p>69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3.0929186353821" calcext:value-type="float">
            <text:p>-13.0929186353821</text:p>
          </table:table-cell>
          <table:table-cell table:number-columns-repeated="2"/>
        </table:table-row>
        <table:table-row table:style-name="ro1">
          <table:table-cell office:value-type="float" office:value="69454" calcext:value-type="float">
            <text:p>69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3.2131365235242" calcext:value-type="float">
            <text:p>-13.2131365235242</text:p>
          </table:table-cell>
          <table:table-cell table:number-columns-repeated="2"/>
        </table:table-row>
        <table:table-row table:style-name="ro1">
          <table:table-cell office:value-type="float" office:value="69480" calcext:value-type="float">
            <text:p>69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3.1450400151081" calcext:value-type="float">
            <text:p>-13.1450400151081</text:p>
          </table:table-cell>
          <table:table-cell table:number-columns-repeated="2"/>
        </table:table-row>
        <table:table-row table:style-name="ro1">
          <table:table-cell office:value-type="float" office:value="69506" calcext:value-type="float">
            <text:p>69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2.679038783874" calcext:value-type="float">
            <text:p>-12.679038783874</text:p>
          </table:table-cell>
          <table:table-cell table:number-columns-repeated="2"/>
        </table:table-row>
        <table:table-row table:style-name="ro1">
          <table:table-cell office:value-type="float" office:value="69532" calcext:value-type="float">
            <text:p>69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3.0581452828317" calcext:value-type="float">
            <text:p>-13.0581452828317</text:p>
          </table:table-cell>
          <table:table-cell table:number-columns-repeated="2"/>
        </table:table-row>
        <table:table-row table:style-name="ro1">
          <table:table-cell office:value-type="float" office:value="69557" calcext:value-type="float">
            <text:p>69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3.2717408125907" calcext:value-type="float">
            <text:p>-13.2717408125907</text:p>
          </table:table-cell>
          <table:table-cell table:number-columns-repeated="2"/>
        </table:table-row>
        <table:table-row table:style-name="ro1">
          <table:table-cell office:value-type="float" office:value="69583" calcext:value-type="float">
            <text:p>69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2.8018410952803" calcext:value-type="float">
            <text:p>-12.8018410952803</text:p>
          </table:table-cell>
          <table:table-cell table:number-columns-repeated="2"/>
        </table:table-row>
        <table:table-row table:style-name="ro1">
          <table:table-cell office:value-type="float" office:value="69609" calcext:value-type="float">
            <text:p>69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3.0848613692716" calcext:value-type="float">
            <text:p>-13.0848613692716</text:p>
          </table:table-cell>
          <table:table-cell table:number-columns-repeated="2"/>
        </table:table-row>
        <table:table-row table:style-name="ro1">
          <table:table-cell office:value-type="float" office:value="69636" calcext:value-type="float">
            <text:p>69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3.2976348656017" calcext:value-type="float">
            <text:p>-13.2976348656017</text:p>
          </table:table-cell>
          <table:table-cell table:number-columns-repeated="2"/>
        </table:table-row>
        <table:table-row table:style-name="ro1">
          <table:table-cell office:value-type="float" office:value="69662" calcext:value-type="float">
            <text:p>69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3.011553792814" calcext:value-type="float">
            <text:p>-13.011553792814</text:p>
          </table:table-cell>
          <table:table-cell table:number-columns-repeated="2"/>
        </table:table-row>
        <table:table-row table:style-name="ro1">
          <table:table-cell office:value-type="float" office:value="69688" calcext:value-type="float">
            <text:p>6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6111982914966" calcext:value-type="float">
            <text:p>-12.6111982914966</text:p>
          </table:table-cell>
          <table:table-cell table:number-columns-repeated="2"/>
        </table:table-row>
        <table:table-row table:style-name="ro1">
          <table:table-cell office:value-type="float" office:value="69713" calcext:value-type="float">
            <text:p>69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2.8077768056044" calcext:value-type="float">
            <text:p>-12.8077768056044</text:p>
          </table:table-cell>
          <table:table-cell table:number-columns-repeated="2"/>
        </table:table-row>
        <table:table-row table:style-name="ro1">
          <table:table-cell office:value-type="float" office:value="69740" calcext:value-type="float">
            <text:p>69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2.8444605962012" calcext:value-type="float">
            <text:p>-12.8444605962012</text:p>
          </table:table-cell>
          <table:table-cell table:number-columns-repeated="2"/>
        </table:table-row>
        <table:table-row table:style-name="ro1">
          <table:table-cell office:value-type="float" office:value="69765" calcext:value-type="float">
            <text:p>69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3.1261695009335" calcext:value-type="float">
            <text:p>-13.1261695009335</text:p>
          </table:table-cell>
          <table:table-cell table:number-columns-repeated="2"/>
        </table:table-row>
        <table:table-row table:style-name="ro1">
          <table:table-cell office:value-type="float" office:value="69791" calcext:value-type="float">
            <text:p>69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3.1530565932125" calcext:value-type="float">
            <text:p>-13.1530565932125</text:p>
          </table:table-cell>
          <table:table-cell table:number-columns-repeated="2"/>
        </table:table-row>
        <table:table-row table:style-name="ro1">
          <table:table-cell office:value-type="float" office:value="69816" calcext:value-type="float">
            <text:p>69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3.3021933134213" calcext:value-type="float">
            <text:p>-13.3021933134213</text:p>
          </table:table-cell>
          <table:table-cell table:number-columns-repeated="2"/>
        </table:table-row>
        <table:table-row table:style-name="ro1">
          <table:table-cell office:value-type="float" office:value="69842" calcext:value-type="float">
            <text:p>69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3.0775104422391" calcext:value-type="float">
            <text:p>-13.0775104422391</text:p>
          </table:table-cell>
          <table:table-cell table:number-columns-repeated="2"/>
        </table:table-row>
        <table:table-row table:style-name="ro1">
          <table:table-cell office:value-type="float" office:value="69868" calcext:value-type="float">
            <text:p>69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2.9828178132471" calcext:value-type="float">
            <text:p>-12.9828178132471</text:p>
          </table:table-cell>
          <table:table-cell table:number-columns-repeated="2"/>
        </table:table-row>
        <table:table-row table:style-name="ro1">
          <table:table-cell office:value-type="float" office:value="69893" calcext:value-type="float">
            <text:p>69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2.7679618805318" calcext:value-type="float">
            <text:p>-12.7679618805318</text:p>
          </table:table-cell>
          <table:table-cell table:number-columns-repeated="2"/>
        </table:table-row>
        <table:table-row table:style-name="ro1">
          <table:table-cell office:value-type="float" office:value="69920" calcext:value-type="float">
            <text:p>69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2.8981784380539" calcext:value-type="float">
            <text:p>-12.8981784380539</text:p>
          </table:table-cell>
          <table:table-cell table:number-columns-repeated="2"/>
        </table:table-row>
        <table:table-row table:style-name="ro1">
          <table:table-cell office:value-type="float" office:value="69946" calcext:value-type="float">
            <text:p>69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3.0859267938061" calcext:value-type="float">
            <text:p>-13.0859267938061</text:p>
          </table:table-cell>
          <table:table-cell table:number-columns-repeated="2"/>
        </table:table-row>
        <table:table-row table:style-name="ro1">
          <table:table-cell office:value-type="float" office:value="69972" calcext:value-type="float">
            <text:p>69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2.7755905847659" calcext:value-type="float">
            <text:p>-12.7755905847659</text:p>
          </table:table-cell>
          <table:table-cell table:number-columns-repeated="2"/>
        </table:table-row>
        <table:table-row table:style-name="ro1">
          <table:table-cell office:value-type="float" office:value="69997" calcext:value-type="float">
            <text:p>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2.6901877975424" calcext:value-type="float">
            <text:p>-12.6901877975424</text:p>
          </table:table-cell>
          <table:table-cell table:number-columns-repeated="2"/>
        </table:table-row>
        <table:table-row table:style-name="ro1">
          <table:table-cell office:value-type="float" office:value="70024" calcext:value-type="float">
            <text:p>7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2.976643557618" calcext:value-type="float">
            <text:p>-12.976643557618</text:p>
          </table:table-cell>
          <table:table-cell table:number-columns-repeated="2"/>
        </table:table-row>
        <table:table-row table:style-name="ro1">
          <table:table-cell office:value-type="float" office:value="70050" calcext:value-type="float">
            <text:p>70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2.761977601999" calcext:value-type="float">
            <text:p>-12.761977601999</text:p>
          </table:table-cell>
          <table:table-cell table:number-columns-repeated="2"/>
        </table:table-row>
        <table:table-row table:style-name="ro1">
          <table:table-cell office:value-type="float" office:value="70076" calcext:value-type="float">
            <text:p>7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2.461609060399" calcext:value-type="float">
            <text:p>-12.461609060399</text:p>
          </table:table-cell>
          <table:table-cell table:number-columns-repeated="2"/>
        </table:table-row>
        <table:table-row table:style-name="ro1">
          <table:table-cell office:value-type="float" office:value="70102" calcext:value-type="float">
            <text:p>7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2.5397133970021" calcext:value-type="float">
            <text:p>-12.5397133970021</text:p>
          </table:table-cell>
          <table:table-cell table:number-columns-repeated="2"/>
        </table:table-row>
        <table:table-row table:style-name="ro1">
          <table:table-cell office:value-type="float" office:value="70128" calcext:value-type="float">
            <text:p>7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2.6154145232482" calcext:value-type="float">
            <text:p>-12.6154145232482</text:p>
          </table:table-cell>
          <table:table-cell table:number-columns-repeated="2"/>
        </table:table-row>
        <table:table-row table:style-name="ro1">
          <table:table-cell office:value-type="float" office:value="70154" calcext:value-type="float">
            <text:p>70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2.5349402302252" calcext:value-type="float">
            <text:p>-12.5349402302252</text:p>
          </table:table-cell>
          <table:table-cell table:number-columns-repeated="2"/>
        </table:table-row>
        <table:table-row table:style-name="ro1">
          <table:table-cell office:value-type="float" office:value="70180" calcext:value-type="float">
            <text:p>70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2.6107882231413" calcext:value-type="float">
            <text:p>-12.6107882231413</text:p>
          </table:table-cell>
          <table:table-cell table:number-columns-repeated="2"/>
        </table:table-row>
        <table:table-row table:style-name="ro1">
          <table:table-cell office:value-type="float" office:value="70206" calcext:value-type="float">
            <text:p>70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2.0996870470447" calcext:value-type="float">
            <text:p>-12.0996870470447</text:p>
          </table:table-cell>
          <table:table-cell table:number-columns-repeated="2"/>
        </table:table-row>
        <table:table-row table:style-name="ro1">
          <table:table-cell office:value-type="float" office:value="70232" calcext:value-type="float">
            <text:p>70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2.035081291751" calcext:value-type="float">
            <text:p>-12.035081291751</text:p>
          </table:table-cell>
          <table:table-cell table:number-columns-repeated="2"/>
        </table:table-row>
        <table:table-row table:style-name="ro1">
          <table:table-cell office:value-type="float" office:value="70258" calcext:value-type="float">
            <text:p>70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2.2801557135433" calcext:value-type="float">
            <text:p>-12.28015571354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4T10:01:26.393385806</dc:date>
    <meta:editing-duration>PT1M24S</meta:editing-duration>
    <meta:editing-cycles>2</meta:editing-cycles>
    <meta:generator>LibreOffice/7.3.7.2$Linux_X86_64 LibreOffice_project/30$Build-2</meta:generator>
    <meta:document-statistic meta:table-count="1" meta:cell-count="135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3.853cm" svg:height="28.9cm" xlink:href=".." xlink:type="simple" chart:class="chart:line" chart:style-name="ch1">
        <chart:legend chart:legend-position="end" svg:x="50.525cm" svg:y="13.902cm" style:legend-expansion="high" chart:style-name="ch2"/>
        <chart:plot-area chart:style-name="ch3" table:cell-range-address="'lan9252-ema'.D1:'lan9252-ema'.E2705" chart:data-source-has-labels="row" svg:x="2.088cm" svg:y="0.578cm" svg:width="47.36cm" svg:height="26.763cm">
          <chart:coordinate-region svg:x="3.741cm" svg:y="0.777cm" svg:width="45.707cm" svg:height="26.365cm"/>
          <chart:axis chart:dimension="x" chart:name="primary-x" chart:style-name="ch4">
            <chart:title svg:x="24.996cm" svg:y="27.919cm" chart:style-name="ch5">
              <text:p>Time (ms)</text:p>
            </chart:title>
          </chart:axis>
          <chart:axis chart:dimension="y" chart:name="primary-y" chart:style-name="ch4">
            <chart:title svg:x="0.451cm" svg:y="15.075cm" chart:style-name="ch6">
              <text:p>Difference (ns)</text:p>
            </chart:title>
            <chart:grid chart:style-name="ch7" chart:class="major"/>
          </chart:axis>
          <chart:series chart:style-name="ch8" chart:values-cell-range-address="'lan9252-ema'.D2:'lan9252-ema'.D2705" chart:label-cell-address="'lan9252-ema'.D1:'lan9252-ema'.D1" chart:class="chart:line">
            <chart:data-point chart:repeated="2704"/>
          </chart:series>
          <chart:series chart:style-name="ch9" chart:values-cell-range-address="'lan9252-ema'.E2:'lan9252-ema'.E2705" chart:label-cell-address="'lan9252-ema'.E1:'lan9252-ema'.E1" chart:class="chart:line">
            <chart:data-point chart:repeated="27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x1001</text:p>
                <draw:g>
                  <svg:desc>'lan9252-ema'.D1:'lan9252-ema'.D1</svg:desc>
                </draw:g>
              </table:table-cell>
              <table:table-cell office:value-type="string">
                <text:p>0x1001 EMA</text:p>
                <draw:g>
                  <svg:desc>'lan9252-ema'.E1:'lan9252-em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39821">
                <text:p>7339821</text:p>
                <draw:g>
                  <svg:desc>'lan9252-ema'.D2:'lan9252-ema'.D2705</svg:desc>
                </draw:g>
              </table:table-cell>
              <table:table-cell office:value-type="float" office:value="7339821">
                <text:p>7339821</text:p>
                <draw:g>
                  <svg:desc>'lan9252-ema'.E2:'lan9252-ema'.E27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26840">
                <text:p>7326840</text:p>
              </table:table-cell>
              <table:table-cell office:value-type="float" office:value="7339421.58461539">
                <text:p>7339421.58461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03959">
                <text:p>7303959</text:p>
              </table:table-cell>
              <table:table-cell office:value-type="float" office:value="7338330.42816568">
                <text:p>7338330.42816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84840">
                <text:p>7284840</text:p>
              </table:table-cell>
              <table:table-cell office:value-type="float" office:value="7336684.56883751">
                <text:p>7336684.56883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63847">
                <text:p>7263847</text:p>
              </table:table-cell>
              <table:table-cell office:value-type="float" office:value="7334443.41287327">
                <text:p>7334443.41287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41413">
                <text:p>7241413</text:p>
              </table:table-cell>
              <table:table-cell office:value-type="float" office:value="7331580.93863102">
                <text:p>7331580.93863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22167">
                <text:p>7222167</text:p>
              </table:table-cell>
              <table:table-cell office:value-type="float" office:value="7328214.35590391">
                <text:p>7328214.35590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1571">
                <text:p>7201571</text:p>
              </table:table-cell>
              <table:table-cell office:value-type="float" office:value="7324317.63726071">
                <text:p>7324317.63726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80617">
                <text:p>7180617</text:p>
              </table:table-cell>
              <table:table-cell office:value-type="float" office:value="7319896.07919115">
                <text:p>7319896.07919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59522">
                <text:p>7159522</text:p>
              </table:table-cell>
              <table:table-cell office:value-type="float" office:value="7314961.49213912">
                <text:p>7314961.49213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38580">
                <text:p>7138580</text:p>
              </table:table-cell>
              <table:table-cell office:value-type="float" office:value="7309534.36930407">
                <text:p>7309534.36930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17639">
                <text:p>7117639</text:p>
              </table:table-cell>
              <table:table-cell office:value-type="float" office:value="7303629.8964024">
                <text:p>7303629.8964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95032">
                <text:p>7095032</text:p>
              </table:table-cell>
              <table:table-cell office:value-type="float" office:value="7297211.49959002">
                <text:p>7297211.49959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75864">
                <text:p>7075864</text:p>
              </table:table-cell>
              <table:table-cell office:value-type="float" office:value="7290400.80729494">
                <text:p>7290400.807294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54701">
                <text:p>7054701</text:p>
              </table:table-cell>
              <table:table-cell office:value-type="float" office:value="7283148.50553202">
                <text:p>7283148.50553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33837">
                <text:p>7033837</text:p>
              </table:table-cell>
              <table:table-cell office:value-type="float" office:value="7275477.38228488">
                <text:p>7275477.38228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13231">
                <text:p>7013231</text:p>
              </table:table-cell>
              <table:table-cell office:value-type="float" office:value="7267408.26282996">
                <text:p>7267408.26282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92281">
                <text:p>6992281</text:p>
              </table:table-cell>
              <table:table-cell office:value-type="float" office:value="7258942.80858904">
                <text:p>7258942.80858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71685">
                <text:p>6971685</text:p>
              </table:table-cell>
              <table:table-cell office:value-type="float" office:value="7250104.1067863">
                <text:p>7250104.10678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50724">
                <text:p>6950724</text:p>
              </table:table-cell>
              <table:table-cell office:value-type="float" office:value="7240892.41119288">
                <text:p>7240892.41119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7858">
                <text:p>6927858</text:p>
              </table:table-cell>
              <table:table-cell office:value-type="float" office:value="7231260.58315617">
                <text:p>7231260.58315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08776">
                <text:p>6908776</text:p>
              </table:table-cell>
              <table:table-cell office:value-type="float" office:value="7221337.98059752">
                <text:p>7221337.98059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88216">
                <text:p>6888216</text:p>
              </table:table-cell>
              <table:table-cell office:value-type="float" office:value="7211088.07350221">
                <text:p>7211088.07350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67250">
                <text:p>6867250</text:p>
              </table:table-cell>
              <table:table-cell office:value-type="float" office:value="7200508.44047138">
                <text:p>7200508.44047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45907">
                <text:p>6845907</text:p>
              </table:table-cell>
              <table:table-cell office:value-type="float" office:value="7189597.62691841">
                <text:p>7189597.62691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24959">
                <text:p>6824959</text:p>
              </table:table-cell>
              <table:table-cell office:value-type="float" office:value="7178377.97685938">
                <text:p>7178377.976859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05908">
                <text:p>6805908</text:p>
              </table:table-cell>
              <table:table-cell office:value-type="float" office:value="7166917.36218679">
                <text:p>7166917.36218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85325">
                <text:p>6785325</text:p>
              </table:table-cell>
              <table:table-cell office:value-type="float" office:value="7155176.05873488">
                <text:p>7155176.05873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62261">
                <text:p>6762261</text:p>
              </table:table-cell>
              <table:table-cell office:value-type="float" office:value="7143086.36461997">
                <text:p>7143086.36461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43204">
                <text:p>6743204</text:p>
              </table:table-cell>
              <table:table-cell office:value-type="float" office:value="7130782.29186243">
                <text:p>7130782.291862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22216">
                <text:p>6722216</text:p>
              </table:table-cell>
              <table:table-cell office:value-type="float" office:value="7118211.02134358">
                <text:p>7118211.021343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01752">
                <text:p>6701752</text:p>
              </table:table-cell>
              <table:table-cell office:value-type="float" office:value="7105396.89760994">
                <text:p>7105396.897609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80768">
                <text:p>6680768</text:p>
              </table:table-cell>
              <table:table-cell office:value-type="float" office:value="7092331.39306809">
                <text:p>7092331.393068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59843">
                <text:p>6659843</text:p>
              </table:table-cell>
              <table:table-cell office:value-type="float" office:value="7079024.05789677">
                <text:p>7079024.05789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38756">
                <text:p>6638756</text:p>
              </table:table-cell>
              <table:table-cell office:value-type="float" office:value="7065477.34842302">
                <text:p>7065477.34842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17562">
                <text:p>6617562</text:p>
              </table:table-cell>
              <table:table-cell office:value-type="float" office:value="7051695.33770231">
                <text:p>7051695.33770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97341">
                <text:p>6597341</text:p>
              </table:table-cell>
              <table:table-cell office:value-type="float" office:value="7037715.20423455">
                <text:p>7037715.20423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76427">
                <text:p>6576427</text:p>
              </table:table-cell>
              <table:table-cell office:value-type="float" office:value="7023521.72102733">
                <text:p>7023521.72102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53313">
                <text:p>6553313</text:p>
              </table:table-cell>
              <table:table-cell office:value-type="float" office:value="7009053.76038034">
                <text:p>7009053.760380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34256">
                <text:p>6534256</text:p>
              </table:table-cell>
              <table:table-cell office:value-type="float" office:value="6994444.59852248">
                <text:p>6994444.59852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13324">
                <text:p>6513324</text:p>
              </table:table-cell>
              <table:table-cell office:value-type="float" office:value="6979640.88779871">
                <text:p>6979640.88779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92862">
                <text:p>6492862</text:p>
              </table:table-cell>
              <table:table-cell office:value-type="float" office:value="6964663.07586644">
                <text:p>6964663.07586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71949">
                <text:p>6471949</text:p>
              </table:table-cell>
              <table:table-cell office:value-type="float" office:value="6949502.64276286">
                <text:p>6949502.64276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50670">
                <text:p>6450670</text:p>
              </table:table-cell>
              <table:table-cell office:value-type="float" office:value="6934153.94606246">
                <text:p>6934153.946062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29814">
                <text:p>6429814</text:p>
              </table:table-cell>
              <table:table-cell office:value-type="float" office:value="6918635.79387593">
                <text:p>6918635.79387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08887">
                <text:p>6408887</text:p>
              </table:table-cell>
              <table:table-cell office:value-type="float" office:value="6902951.21560282">
                <text:p>6902951.21560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87924">
                <text:p>6387924</text:p>
              </table:table-cell>
              <table:table-cell office:value-type="float" office:value="6887104.2243535">
                <text:p>6887104.22435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67438">
                <text:p>6367438</text:p>
              </table:table-cell>
              <table:table-cell office:value-type="float" office:value="6871114.4943734">
                <text:p>6871114.4943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46501">
                <text:p>6346501</text:p>
              </table:table-cell>
              <table:table-cell office:value-type="float" office:value="6854972.54070037">
                <text:p>6854972.540700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25590">
                <text:p>6325590</text:p>
              </table:table-cell>
              <table:table-cell office:value-type="float" office:value="6838683.84714036">
                <text:p>6838683.84714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4644">
                <text:p>6304644</text:p>
              </table:table-cell>
              <table:table-cell office:value-type="float" office:value="6822251.85184373">
                <text:p>6822251.851843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83624">
                <text:p>6283624</text:p>
              </table:table-cell>
              <table:table-cell office:value-type="float" office:value="6805678.68717162">
                <text:p>6805678.687171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62932">
                <text:p>6262932</text:p>
              </table:table-cell>
              <table:table-cell office:value-type="float" office:value="6788978.7891048">
                <text:p>6788978.78910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42050">
                <text:p>6242050</text:p>
              </table:table-cell>
              <table:table-cell office:value-type="float" office:value="6772150.2109785">
                <text:p>6772150.21097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21262">
                <text:p>6221262</text:p>
              </table:table-cell>
              <table:table-cell office:value-type="float" office:value="6755199.80448685">
                <text:p>6755199.804486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00376">
                <text:p>6200376</text:p>
              </table:table-cell>
              <table:table-cell office:value-type="float" office:value="6738128.30281033">
                <text:p>6738128.30281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79437">
                <text:p>6179437</text:p>
              </table:table-cell>
              <table:table-cell office:value-type="float" office:value="6720937.8011854">
                <text:p>6720937.80118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58500">
                <text:p>6158500</text:p>
              </table:table-cell>
              <table:table-cell office:value-type="float" office:value="6703632.02268739">
                <text:p>6703632.022687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37541">
                <text:p>6137541</text:p>
              </table:table-cell>
              <table:table-cell office:value-type="float" office:value="6686213.83737393">
                <text:p>6686213.837373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16622">
                <text:p>6116622</text:p>
              </table:table-cell>
              <table:table-cell office:value-type="float" office:value="6668687.9346855">
                <text:p>6668687.93468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95723">
                <text:p>6095723</text:p>
              </table:table-cell>
              <table:table-cell office:value-type="float" office:value="6651058.24438748">
                <text:p>6651058.244387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74328">
                <text:p>6074328</text:p>
              </table:table-cell>
              <table:table-cell office:value-type="float" office:value="6633312.69840633">
                <text:p>6633312.698406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53728">
                <text:p>6053728</text:p>
              </table:table-cell>
              <table:table-cell office:value-type="float" office:value="6615479.32307075">
                <text:p>6615479.32307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32753">
                <text:p>6032753</text:p>
              </table:table-cell>
              <table:table-cell office:value-type="float" office:value="6597549.28236088">
                <text:p>6597549.28236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12170">
                <text:p>6012170</text:p>
              </table:table-cell>
              <table:table-cell office:value-type="float" office:value="6579537.61213439">
                <text:p>6579537.61213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90997">
                <text:p>5990997</text:p>
              </table:table-cell>
              <table:table-cell office:value-type="float" office:value="6561428.67022257">
                <text:p>6561428.670222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70082">
                <text:p>5970082</text:p>
              </table:table-cell>
              <table:table-cell office:value-type="float" office:value="6543233.38806187">
                <text:p>6543233.388061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49583">
                <text:p>5949583</text:p>
              </table:table-cell>
              <table:table-cell office:value-type="float" office:value="6524967.22227535">
                <text:p>6524967.222275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28635">
                <text:p>5928635</text:p>
              </table:table-cell>
              <table:table-cell office:value-type="float" office:value="6506618.53851303">
                <text:p>6506618.53851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05862">
                <text:p>5905862</text:p>
              </table:table-cell>
              <table:table-cell office:value-type="float" office:value="6488133.7219434">
                <text:p>6488133.72194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86348">
                <text:p>5886348</text:p>
              </table:table-cell>
              <table:table-cell office:value-type="float" office:value="6469617.2381913">
                <text:p>6469617.2381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65944">
                <text:p>5865944</text:p>
              </table:table-cell>
              <table:table-cell office:value-type="float" office:value="6451042.67701618">
                <text:p>6451042.67701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44978">
                <text:p>5844978</text:p>
              </table:table-cell>
              <table:table-cell office:value-type="float" office:value="6432394.53310799">
                <text:p>6432394.533107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24215">
                <text:p>5824215</text:p>
              </table:table-cell>
              <table:table-cell office:value-type="float" office:value="6413681.31670467">
                <text:p>6413681.31670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02947">
                <text:p>5802947</text:p>
              </table:table-cell>
              <table:table-cell office:value-type="float" office:value="6394889.49157529">
                <text:p>6394889.491575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82052">
                <text:p>5782052</text:p>
              </table:table-cell>
              <table:table-cell office:value-type="float" office:value="6376032.95337298">
                <text:p>6376032.953372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61560">
                <text:p>5761560</text:p>
              </table:table-cell>
              <table:table-cell office:value-type="float" office:value="6357126.09326919">
                <text:p>6357126.093269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38467">
                <text:p>5738467</text:p>
              </table:table-cell>
              <table:table-cell office:value-type="float" office:value="6338090.42886091">
                <text:p>6338090.428860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19425">
                <text:p>5719425</text:p>
              </table:table-cell>
              <table:table-cell office:value-type="float" office:value="6319054.56951134">
                <text:p>6319054.569511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98521">
                <text:p>5698521</text:p>
              </table:table-cell>
              <table:table-cell office:value-type="float" office:value="6299961.228911">
                <text:p>6299961.228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77617">
                <text:p>5677617</text:p>
              </table:table-cell>
              <table:table-cell office:value-type="float" office:value="6280812.17571373">
                <text:p>6280812.175713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56693">
                <text:p>5656693</text:p>
              </table:table-cell>
              <table:table-cell office:value-type="float" office:value="6261608.5087687">
                <text:p>6261608.50876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36130">
                <text:p>5636130</text:p>
              </table:table-cell>
              <table:table-cell office:value-type="float" office:value="6242363.0161912">
                <text:p>6242363.01619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13354">
                <text:p>5613354</text:p>
              </table:table-cell>
              <table:table-cell office:value-type="float" office:value="6223008.89261608">
                <text:p>6223008.89261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93796">
                <text:p>5593796</text:p>
              </table:table-cell>
              <table:table-cell office:value-type="float" office:value="6203648.49592021">
                <text:p>6203648.495920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73433">
                <text:p>5573433</text:p>
              </table:table-cell>
              <table:table-cell office:value-type="float" office:value="6184257.24989189">
                <text:p>6184257.249891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52486">
                <text:p>5552486</text:p>
              </table:table-cell>
              <table:table-cell office:value-type="float" office:value="6164818.1345106">
                <text:p>6164818.13451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29581">
                <text:p>5529581</text:p>
              </table:table-cell>
              <table:table-cell office:value-type="float" office:value="6145272.37652566">
                <text:p>6145272.376525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10489">
                <text:p>5510489</text:p>
              </table:table-cell>
              <table:table-cell office:value-type="float" office:value="6125740.58032487">
                <text:p>6125740.580324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89955">
                <text:p>5489955</text:p>
              </table:table-cell>
              <table:table-cell office:value-type="float" office:value="6106177.9470841">
                <text:p>6106177.94708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68627">
                <text:p>5468627</text:p>
              </table:table-cell>
              <table:table-cell office:value-type="float" office:value="6086560.99486613">
                <text:p>6086560.994866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47557">
                <text:p>5447557</text:p>
              </table:table-cell>
              <table:table-cell office:value-type="float" office:value="6066899.33348564">
                <text:p>6066899.333485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28494">
                <text:p>5428494</text:p>
              </table:table-cell>
              <table:table-cell office:value-type="float" office:value="6047256.09245531">
                <text:p>6047256.092455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07963">
                <text:p>5407963</text:p>
              </table:table-cell>
              <table:table-cell office:value-type="float" office:value="6027585.53576438">
                <text:p>6027585.535764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85353">
                <text:p>5385353</text:p>
              </table:table-cell>
              <table:table-cell office:value-type="float" office:value="6007824.53466393">
                <text:p>6007824.534663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65848">
                <text:p>5365848</text:p>
              </table:table-cell>
              <table:table-cell office:value-type="float" office:value="5988071.41052043">
                <text:p>5988071.410520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44887">
                <text:p>5344887</text:p>
              </table:table-cell>
              <table:table-cell office:value-type="float" office:value="5968281.12096595">
                <text:p>5968281.12096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23955">
                <text:p>5323955</text:p>
              </table:table-cell>
              <table:table-cell office:value-type="float" office:value="5948455.70185931">
                <text:p>5948455.701859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03424">
                <text:p>5303424</text:p>
              </table:table-cell>
              <table:table-cell office:value-type="float" office:value="5928608.57257133">
                <text:p>5928608.572571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82033">
                <text:p>5282033</text:p>
              </table:table-cell>
              <table:table-cell office:value-type="float" office:value="5908713.93956914">
                <text:p>5908713.939569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61110">
                <text:p>5261110</text:p>
              </table:table-cell>
              <table:table-cell office:value-type="float" office:value="5888787.66450547">
                <text:p>5888787.664505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40192">
                <text:p>5240192</text:p>
              </table:table-cell>
              <table:table-cell office:value-type="float" office:value="5868830.87482838">
                <text:p>5868830.874828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19777">
                <text:p>5219777</text:p>
              </table:table-cell>
              <table:table-cell office:value-type="float" office:value="5848859.98637212">
                <text:p>5848859.986372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96882">
                <text:p>5196882</text:p>
              </table:table-cell>
              <table:table-cell office:value-type="float" office:value="5828799.12525298">
                <text:p>5828799.125252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77407">
                <text:p>5177407</text:p>
              </table:table-cell>
              <table:table-cell office:value-type="float" office:value="5808756.29062981">
                <text:p>5808756.290629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56900">
                <text:p>5156900</text:p>
              </table:table-cell>
              <table:table-cell office:value-type="float" office:value="5788699.17399505">
                <text:p>5788699.173995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35945">
                <text:p>5135945</text:p>
              </table:table-cell>
              <table:table-cell office:value-type="float" office:value="5768614.43017981">
                <text:p>5768614.430179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15030">
                <text:p>5115030</text:p>
              </table:table-cell>
              <table:table-cell office:value-type="float" office:value="5748504.14002044">
                <text:p>5748504.140020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94512">
                <text:p>5094512</text:p>
              </table:table-cell>
              <table:table-cell office:value-type="float" office:value="5728381.30494288">
                <text:p>5728381.304942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73591">
                <text:p>5073591</text:p>
              </table:table-cell>
              <table:table-cell office:value-type="float" office:value="5708233.91094464">
                <text:p>5708233.910944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52269">
                <text:p>5052269</text:p>
              </table:table-cell>
              <table:table-cell office:value-type="float" office:value="5688050.37522327">
                <text:p>5688050.375223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31498">
                <text:p>5031498</text:p>
              </table:table-cell>
              <table:table-cell office:value-type="float" office:value="5667848.76367794">
                <text:p>5667848.763677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10950">
                <text:p>5010950</text:p>
              </table:table-cell>
              <table:table-cell office:value-type="float" office:value="5647636.49402631">
                <text:p>5647636.494026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87909">
                <text:p>4987909</text:p>
              </table:table-cell>
              <table:table-cell office:value-type="float" office:value="5627337.18651781">
                <text:p>5627337.186517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68797">
                <text:p>4968797</text:p>
              </table:table-cell>
              <table:table-cell office:value-type="float" office:value="5607074.41154803">
                <text:p>5607074.411548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47871">
                <text:p>4947871</text:p>
              </table:table-cell>
              <table:table-cell office:value-type="float" office:value="5586791.22965424">
                <text:p>5586791.229654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27333">
                <text:p>4927333</text:p>
              </table:table-cell>
              <table:table-cell office:value-type="float" office:value="5566500.20720334">
                <text:p>5566500.207203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06415">
                <text:p>4906415</text:p>
              </table:table-cell>
              <table:table-cell office:value-type="float" office:value="5546189.89313555">
                <text:p>5546189.893135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85503">
                <text:p>4885503</text:p>
              </table:table-cell>
              <table:table-cell office:value-type="float" office:value="5525861.06565445">
                <text:p>5525861.065654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64134">
                <text:p>4864134</text:p>
              </table:table-cell>
              <table:table-cell office:value-type="float" office:value="5505500.23286509">
                <text:p>5505500.232865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43732">
                <text:p>4843732</text:p>
              </table:table-cell>
              <table:table-cell office:value-type="float" office:value="5485138.13339231">
                <text:p>5485138.133392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22813">
                <text:p>4822813</text:p>
              </table:table-cell>
              <table:table-cell office:value-type="float" office:value="5464758.8985187">
                <text:p>5464758.89851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99865">
                <text:p>4799865</text:p>
              </table:table-cell>
              <table:table-cell office:value-type="float" office:value="5444300.62471813">
                <text:p>5444300.624718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80757">
                <text:p>4780757</text:p>
              </table:table-cell>
              <table:table-cell office:value-type="float" office:value="5423883.89780372">
                <text:p>5423883.897803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60084">
                <text:p>4760084</text:p>
              </table:table-cell>
              <table:table-cell office:value-type="float" office:value="5403459.28556361">
                <text:p>5403459.285563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37365">
                <text:p>4737365</text:p>
              </table:table-cell>
              <table:table-cell office:value-type="float" office:value="5382964.07677704">
                <text:p>5382964.076777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17753">
                <text:p>4717753</text:p>
              </table:table-cell>
              <table:table-cell office:value-type="float" office:value="5362496.04364544">
                <text:p>5362496.043645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97220">
                <text:p>4697220</text:p>
              </table:table-cell>
              <table:table-cell office:value-type="float" office:value="5342026.01153327">
                <text:p>5342026.011533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76661">
                <text:p>4676661</text:p>
              </table:table-cell>
              <table:table-cell office:value-type="float" office:value="5321553.24194763">
                <text:p>5321553.241947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55737">
                <text:p>4655737</text:p>
              </table:table-cell>
              <table:table-cell office:value-type="float" office:value="5301066.58834924">
                <text:p>5301066.588349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34790">
                <text:p>4634790</text:p>
              </table:table-cell>
              <table:table-cell office:value-type="float" office:value="5280565.77024619">
                <text:p>5280565.770246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13690">
                <text:p>4613690</text:p>
              </table:table-cell>
              <table:table-cell office:value-type="float" office:value="5260046.51577707">
                <text:p>5260046.515777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92722">
                <text:p>4592722</text:p>
              </table:table-cell>
              <table:table-cell office:value-type="float" office:value="5239513.45375316">
                <text:p>5239513.453753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71670">
                <text:p>4571670</text:p>
              </table:table-cell>
              <table:table-cell office:value-type="float" office:value="5218964.42440691">
                <text:p>5218964.424406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50773">
                <text:p>4550773</text:p>
              </table:table-cell>
              <table:table-cell office:value-type="float" office:value="5198404.68827131">
                <text:p>5198404.688271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30311">
                <text:p>4530311</text:p>
              </table:table-cell>
              <table:table-cell office:value-type="float" office:value="5177847.95940143">
                <text:p>5177847.959401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07390">
                <text:p>4507390</text:p>
              </table:table-cell>
              <table:table-cell office:value-type="float" office:value="5157218.48372754">
                <text:p>5157218.483727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88289">
                <text:p>4488289</text:p>
              </table:table-cell>
              <table:table-cell office:value-type="float" office:value="5136636.03807439">
                <text:p>5136636.038074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67282">
                <text:p>4467282</text:p>
              </table:table-cell>
              <table:table-cell office:value-type="float" office:value="5116040.52921056">
                <text:p>5116040.529210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46759">
                <text:p>4446759</text:p>
              </table:table-cell>
              <table:table-cell office:value-type="float" office:value="5095447.25138869">
                <text:p>5095447.251388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25822">
                <text:p>4425822</text:p>
              </table:table-cell>
              <table:table-cell office:value-type="float" office:value="5074843.39749981">
                <text:p>5074843.397499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03064">
                <text:p>4403064</text:p>
              </table:table-cell>
              <table:table-cell office:value-type="float" office:value="5054173.26219213">
                <text:p>5054173.262192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83453">
                <text:p>4383453</text:p>
              </table:table-cell>
              <table:table-cell office:value-type="float" office:value="5033535.71566314">
                <text:p>5033535.715663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63144">
                <text:p>4363144</text:p>
              </table:table-cell>
              <table:table-cell office:value-type="float" office:value="5012908.27825812">
                <text:p>5012908.278258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42208">
                <text:p>4342208</text:p>
              </table:table-cell>
              <table:table-cell office:value-type="float" office:value="4992271.34661941">
                <text:p>4992271.346619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19275">
                <text:p>4319275</text:p>
              </table:table-cell>
              <table:table-cell office:value-type="float" office:value="4971563.76672343">
                <text:p>4971563.766723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00225">
                <text:p>4300225</text:p>
              </table:table-cell>
              <table:table-cell office:value-type="float" office:value="4950907.18928578">
                <text:p>4950907.189285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79694">
                <text:p>4279694</text:p>
              </table:table-cell>
              <table:table-cell office:value-type="float" office:value="4930254.4757693">
                <text:p>4930254.47576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58405">
                <text:p>4258405</text:p>
              </table:table-cell>
              <table:table-cell office:value-type="float" office:value="4909582.18420716">
                <text:p>4909582.184207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37532">
                <text:p>4237532</text:p>
              </table:table-cell>
              <table:table-cell office:value-type="float" office:value="4888903.71700079">
                <text:p>4888903.717000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17015">
                <text:p>4217015</text:p>
              </table:table-cell>
              <table:table-cell office:value-type="float" office:value="4868230.21801615">
                <text:p>4868230.218016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96115">
                <text:p>4196115</text:p>
              </table:table-cell>
              <table:table-cell office:value-type="float" office:value="4847549.7497695">
                <text:p>4847549.74976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74816">
                <text:p>4174816</text:p>
              </table:table-cell>
              <table:table-cell office:value-type="float" office:value="4826850.24977659">
                <text:p>4826850.249776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53753">
                <text:p>4153753</text:p>
              </table:table-cell>
              <table:table-cell office:value-type="float" office:value="4806139.56516808">
                <text:p>4806139.565168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34657">
                <text:p>4134657</text:p>
              </table:table-cell>
              <table:table-cell office:value-type="float" office:value="4785478.56316291">
                <text:p>4785478.563162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13705">
                <text:p>4113705</text:p>
              </table:table-cell>
              <table:table-cell office:value-type="float" office:value="4764808.60737328">
                <text:p>4764808.607373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93207">
                <text:p>4093207</text:p>
              </table:table-cell>
              <table:table-cell office:value-type="float" office:value="4744143.94253103">
                <text:p>4744143.942531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72254">
                <text:p>4072254</text:p>
              </table:table-cell>
              <table:table-cell office:value-type="float" office:value="4723470.40583776">
                <text:p>4723470.405837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49492">
                <text:p>4049492</text:p>
              </table:table-cell>
              <table:table-cell office:value-type="float" office:value="4702732.60873506">
                <text:p>4702732.608735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29945">
                <text:p>4029945</text:p>
              </table:table-cell>
              <table:table-cell office:value-type="float" office:value="4682031.45154321">
                <text:p>4682031.451543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09307">
                <text:p>4009307</text:p>
              </table:table-cell>
              <table:table-cell office:value-type="float" office:value="4661332.23764958">
                <text:p>4661332.237649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88779">
                <text:p>3988779</text:p>
              </table:table-cell>
              <table:table-cell office:value-type="float" office:value="4640638.29187574">
                <text:p>4640638.291875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67523">
                <text:p>3967523</text:p>
              </table:table-cell>
              <table:table-cell office:value-type="float" office:value="4619927.05212572">
                <text:p>4619927.052125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46589">
                <text:p>3946589</text:p>
              </table:table-cell>
              <table:table-cell office:value-type="float" office:value="4599208.95821416">
                <text:p>4599208.958214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25532">
                <text:p>3925532</text:p>
              </table:table-cell>
              <table:table-cell office:value-type="float" office:value="4578480.43642295">
                <text:p>4578480.436422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06452">
                <text:p>3906452</text:p>
              </table:table-cell>
              <table:table-cell office:value-type="float" office:value="4557802.63837917">
                <text:p>4557802.638379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85551">
                <text:p>3885551</text:p>
              </table:table-cell>
              <table:table-cell office:value-type="float" office:value="4537117.97258289">
                <text:p>4537117.972582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64616">
                <text:p>3864616</text:p>
              </table:table-cell>
              <table:table-cell office:value-type="float" office:value="4516425.60419572">
                <text:p>4516425.604195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3741">
                <text:p>3843741</text:p>
              </table:table-cell>
              <table:table-cell office:value-type="float" office:value="4495727.61637432">
                <text:p>4495727.616374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22798">
                <text:p>3822798</text:p>
              </table:table-cell>
              <table:table-cell office:value-type="float" office:value="4475022.08971665">
                <text:p>4475022.089716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02301">
                <text:p>3802301</text:p>
              </table:table-cell>
              <table:table-cell office:value-type="float" office:value="4454322.97926383">
                <text:p>4454322.979263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80938">
                <text:p>3780938</text:p>
              </table:table-cell>
              <table:table-cell office:value-type="float" office:value="4433603.44144032">
                <text:p>4433603.441440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60200">
                <text:p>3760200</text:p>
              </table:table-cell>
              <table:table-cell office:value-type="float" office:value="4412883.33554985">
                <text:p>4412883.335549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39233">
                <text:p>3739233</text:p>
              </table:table-cell>
              <table:table-cell office:value-type="float" office:value="4392155.63291755">
                <text:p>4392155.632917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18709">
                <text:p>3718709</text:p>
              </table:table-cell>
              <table:table-cell office:value-type="float" office:value="4371434.19805855">
                <text:p>4371434.198058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97778">
                <text:p>3697778</text:p>
              </table:table-cell>
              <table:table-cell office:value-type="float" office:value="4350706.31504136">
                <text:p>4350706.315041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74993">
                <text:p>3674993</text:p>
              </table:table-cell>
              <table:table-cell office:value-type="float" office:value="4329915.13611701">
                <text:p>4329915.136117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55372">
                <text:p>3655372</text:p>
              </table:table-cell>
              <table:table-cell office:value-type="float" office:value="4309159.96269803">
                <text:p>4309159.962698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34526">
                <text:p>3634526</text:p>
              </table:table-cell>
              <table:table-cell office:value-type="float" office:value="4288401.99461501">
                <text:p>4288401.994615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13975">
                <text:p>3613975</text:p>
              </table:table-cell>
              <table:table-cell office:value-type="float" office:value="4267650.3947807">
                <text:p>4267650.39478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93441">
                <text:p>3593441</text:p>
              </table:table-cell>
              <table:table-cell office:value-type="float" office:value="4246905.49032591">
                <text:p>4246905.490325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72497">
                <text:p>3572497</text:p>
              </table:table-cell>
              <table:table-cell office:value-type="float" office:value="4226154.45985434">
                <text:p>4226154.459854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51543">
                <text:p>3551543</text:p>
              </table:table-cell>
              <table:table-cell office:value-type="float" office:value="4205397.18416652">
                <text:p>4205397.184166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30608">
                <text:p>3530608</text:p>
              </table:table-cell>
              <table:table-cell office:value-type="float" office:value="4184634.44003832">
                <text:p>4184634.440038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09548">
                <text:p>3509548</text:p>
              </table:table-cell>
              <table:table-cell office:value-type="float" office:value="4163862.5495756">
                <text:p>4163862.54957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86749">
                <text:p>3486749</text:p>
              </table:table-cell>
              <table:table-cell office:value-type="float" office:value="4143028.28651174">
                <text:p>4143028.286511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67719">
                <text:p>3467719</text:p>
              </table:table-cell>
              <table:table-cell office:value-type="float" office:value="4122249.53923445">
                <text:p>4122249.539234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46756">
                <text:p>3446756</text:p>
              </table:table-cell>
              <table:table-cell office:value-type="float" office:value="4101465.12264262">
                <text:p>4101465.122642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26213">
                <text:p>3426213</text:p>
              </table:table-cell>
              <table:table-cell office:value-type="float" office:value="4080688.13425362">
                <text:p>4080688.134253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03442">
                <text:p>3403442</text:p>
              </table:table-cell>
              <table:table-cell office:value-type="float" office:value="4059849.7916612">
                <text:p>4059849.79166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83883">
                <text:p>3383883</text:p>
              </table:table-cell>
              <table:table-cell office:value-type="float" office:value="4039050.81345624">
                <text:p>4039050.813456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62838">
                <text:p>3362838</text:p>
              </table:table-cell>
              <table:table-cell office:value-type="float" office:value="4018244.26534989">
                <text:p>4018244.265349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42344">
                <text:p>3342344</text:p>
              </table:table-cell>
              <table:table-cell office:value-type="float" office:value="3997447.33410836">
                <text:p>3997447.334108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21801">
                <text:p>3321801</text:p>
              </table:table-cell>
              <table:table-cell office:value-type="float" office:value="3976658.21613579">
                <text:p>3976658.216135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98691">
                <text:p>3298691</text:p>
              </table:table-cell>
              <table:table-cell office:value-type="float" office:value="3955797.68640854">
                <text:p>3955797.686408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79291">
                <text:p>3279291</text:p>
              </table:table-cell>
              <table:table-cell office:value-type="float" office:value="3934982.09605751">
                <text:p>3934982.096057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58779">
                <text:p>3258779</text:p>
              </table:table-cell>
              <table:table-cell office:value-type="float" office:value="3914175.84694804">
                <text:p>3914175.846948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37817">
                <text:p>3237817</text:p>
              </table:table-cell>
              <table:table-cell office:value-type="float" office:value="3893364.80550349">
                <text:p>3893364.805503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16935">
                <text:p>3216935</text:p>
              </table:table-cell>
              <table:table-cell office:value-type="float" office:value="3872551.58071877">
                <text:p>3872551.580718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95981">
                <text:p>3195981</text:p>
              </table:table-cell>
              <table:table-cell office:value-type="float" office:value="3851734.02438896">
                <text:p>3851734.024388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75384">
                <text:p>3175384</text:p>
              </table:table-cell>
              <table:table-cell office:value-type="float" office:value="3830923.25440776">
                <text:p>3830923.254407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52502">
                <text:p>3152502</text:p>
              </table:table-cell>
              <table:table-cell office:value-type="float" office:value="3810048.75427214">
                <text:p>3810048.754272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33437">
                <text:p>3133437</text:p>
              </table:table-cell>
              <table:table-cell office:value-type="float" office:value="3789229.93106376">
                <text:p>3789229.931063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12810">
                <text:p>3112810</text:p>
              </table:table-cell>
              <table:table-cell office:value-type="float" office:value="3768417.01010796">
                <text:p>3768417.010107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89752">
                <text:p>3089752</text:p>
              </table:table-cell>
              <table:table-cell office:value-type="float" office:value="3747535.00979694">
                <text:p>3747535.009796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70703">
                <text:p>3070703</text:p>
              </table:table-cell>
              <table:table-cell office:value-type="float" office:value="3726709.4094955">
                <text:p>3726709.40949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49814">
                <text:p>3049814</text:p>
              </table:table-cell>
              <table:table-cell office:value-type="float" office:value="3705881.8584341">
                <text:p>3705881.85843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29267">
                <text:p>3029267</text:p>
              </table:table-cell>
              <table:table-cell office:value-type="float" office:value="3685062.93971305">
                <text:p>3685062.939713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08366">
                <text:p>3008366</text:p>
              </table:table-cell>
              <table:table-cell office:value-type="float" office:value="3664241.49541418">
                <text:p>3664241.495414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87403">
                <text:p>2987403</text:p>
              </table:table-cell>
              <table:table-cell office:value-type="float" office:value="3643415.69555529">
                <text:p>3643415.695555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66236">
                <text:p>2966236</text:p>
              </table:table-cell>
              <table:table-cell office:value-type="float" office:value="3622579.39723051">
                <text:p>3622579.397230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45255">
                <text:p>2945255</text:p>
              </table:table-cell>
              <table:table-cell office:value-type="float" office:value="3601738.64654649">
                <text:p>3601738.646546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24715">
                <text:p>2924715</text:p>
              </table:table-cell>
              <table:table-cell office:value-type="float" office:value="3580907.14972968">
                <text:p>3580907.149729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03812">
                <text:p>2903812</text:p>
              </table:table-cell>
              <table:table-cell office:value-type="float" office:value="3560073.45281492">
                <text:p>3560073.452814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82883">
                <text:p>2882883</text:p>
              </table:table-cell>
              <table:table-cell office:value-type="float" office:value="3539236.82349754">
                <text:p>3539236.823497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60122">
                <text:p>2860122</text:p>
              </table:table-cell>
              <table:table-cell office:value-type="float" office:value="3518340.98277454">
                <text:p>3518340.982774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40908">
                <text:p>2840908</text:p>
              </table:table-cell>
              <table:table-cell office:value-type="float" office:value="3497496.89099686">
                <text:p>3497496.890996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19896">
                <text:p>2819896</text:p>
              </table:table-cell>
              <table:table-cell office:value-type="float" office:value="3476647.63281234">
                <text:p>3476647.632812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99391">
                <text:p>2799391</text:p>
              </table:table-cell>
              <table:table-cell office:value-type="float" office:value="3455808.96718734">
                <text:p>3455808.967187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78169">
                <text:p>2778169</text:p>
              </table:table-cell>
              <table:table-cell office:value-type="float" office:value="3434958.5066585">
                <text:p>3434958.50665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57274">
                <text:p>2757274</text:p>
              </table:table-cell>
              <table:table-cell office:value-type="float" office:value="3414106.6756844">
                <text:p>3414106.67568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36668">
                <text:p>2736668</text:p>
              </table:table-cell>
              <table:table-cell office:value-type="float" office:value="3393262.40874026">
                <text:p>3393262.408740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15758">
                <text:p>2715758</text:p>
              </table:table-cell>
              <table:table-cell office:value-type="float" office:value="3372416.11924056">
                <text:p>3372416.119240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94984">
                <text:p>2694984</text:p>
              </table:table-cell>
              <table:table-cell office:value-type="float" office:value="3351572.05403316">
                <text:p>3351572.054033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71869">
                <text:p>2671869</text:p>
              </table:table-cell>
              <table:table-cell office:value-type="float" office:value="3330658.11390906">
                <text:p>3330658.113909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52858">
                <text:p>2652858</text:p>
              </table:table-cell>
              <table:table-cell office:value-type="float" office:value="3309802.72578878">
                <text:p>3309802.725788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31907">
                <text:p>2631907</text:p>
              </table:table-cell>
              <table:table-cell office:value-type="float" office:value="3288944.39576451">
                <text:p>3288944.395764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10968">
                <text:p>2610968</text:p>
              </table:table-cell>
              <table:table-cell office:value-type="float" office:value="3268083.58358714">
                <text:p>3268083.583587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90069">
                <text:p>2590069</text:p>
              </table:table-cell>
              <table:table-cell office:value-type="float" office:value="3247221.59639985">
                <text:p>3247221.596399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69528">
                <text:p>2569528</text:p>
              </table:table-cell>
              <table:table-cell office:value-type="float" office:value="3226369.48574139">
                <text:p>3226369.485741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48604">
                <text:p>2548604</text:p>
              </table:table-cell>
              <table:table-cell office:value-type="float" office:value="3205515.16310319">
                <text:p>3205515.163103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27722">
                <text:p>2527722</text:p>
              </table:table-cell>
              <table:table-cell office:value-type="float" office:value="3184659.98885386">
                <text:p>3184659.988853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06818">
                <text:p>2506818</text:p>
              </table:table-cell>
              <table:table-cell office:value-type="float" office:value="3163803.31227374">
                <text:p>3163803.312273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85897">
                <text:p>2485897</text:p>
              </table:table-cell>
              <table:table-cell office:value-type="float" office:value="3142944.65651148">
                <text:p>3142944.656511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65109">
                <text:p>2465109</text:p>
              </table:table-cell>
              <table:table-cell office:value-type="float" office:value="3122088.17477266">
                <text:p>3122088.174772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42038">
                <text:p>2442038</text:p>
              </table:table-cell>
              <table:table-cell office:value-type="float" office:value="3101163.55401043">
                <text:p>3101163.554010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22964">
                <text:p>2422964</text:p>
              </table:table-cell>
              <table:table-cell office:value-type="float" office:value="3080295.87542549">
                <text:p>3080295.875425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02456">
                <text:p>2402456</text:p>
              </table:table-cell>
              <table:table-cell office:value-type="float" office:value="3059439.26387394">
                <text:p>3059439.263873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1538">
                <text:p>2381538</text:p>
              </table:table-cell>
              <table:table-cell office:value-type="float" office:value="3038580.76344705">
                <text:p>3038580.763447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60645">
                <text:p>2360645</text:p>
              </table:table-cell>
              <table:table-cell office:value-type="float" office:value="3017721.20149483">
                <text:p>3017721.201494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39730">
                <text:p>2339730</text:p>
              </table:table-cell>
              <table:table-cell office:value-type="float" office:value="2996859.93375653">
                <text:p>2996859.933756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18823">
                <text:p>2318823</text:p>
              </table:table-cell>
              <table:table-cell office:value-type="float" office:value="2975997.25887171">
                <text:p>2975997.258871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97404">
                <text:p>2297404</text:p>
              </table:table-cell>
              <table:table-cell office:value-type="float" office:value="2955117.46629104">
                <text:p>2955117.466291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76471">
                <text:p>2276471</text:p>
              </table:table-cell>
              <table:table-cell office:value-type="float" office:value="2934236.03655901">
                <text:p>2934236.036559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56156">
                <text:p>2256156</text:p>
              </table:table-cell>
              <table:table-cell office:value-type="float" office:value="2913372.03543412">
                <text:p>2913372.035434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35289">
                <text:p>2235289</text:p>
              </table:table-cell>
              <table:table-cell office:value-type="float" office:value="2892507.94203614">
                <text:p>2892507.942036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14441">
                <text:p>2214441</text:p>
              </table:table-cell>
              <table:table-cell office:value-type="float" office:value="2871644.34381965">
                <text:p>2871644.343819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93524">
                <text:p>2193524</text:p>
              </table:table-cell>
              <table:table-cell office:value-type="float" office:value="2850779.10247135">
                <text:p>2850779.102471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72601">
                <text:p>2172601</text:p>
              </table:table-cell>
              <table:table-cell office:value-type="float" office:value="2829912.08393377">
                <text:p>2829912.083933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51199">
                <text:p>2151199</text:p>
              </table:table-cell>
              <table:table-cell office:value-type="float" office:value="2809028.60442812">
                <text:p>2809028.604428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30224">
                <text:p>2130224</text:p>
              </table:table-cell>
              <table:table-cell office:value-type="float" office:value="2788142.30890725">
                <text:p>2788142.308907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09193">
                <text:p>2109193</text:p>
              </table:table-cell>
              <table:table-cell office:value-type="float" office:value="2767251.56094087">
                <text:p>2767251.560940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89025">
                <text:p>2089025</text:p>
              </table:table-cell>
              <table:table-cell office:value-type="float" office:value="2746383.05137346">
                <text:p>2746383.05137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68079">
                <text:p>2068079</text:p>
              </table:table-cell>
              <table:table-cell office:value-type="float" office:value="2725512.15748505">
                <text:p>2725512.157485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47112">
                <text:p>2047112</text:p>
              </table:table-cell>
              <table:table-cell office:value-type="float" office:value="2704638.30648551">
                <text:p>2704638.306485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26218">
                <text:p>2026218</text:p>
              </table:table-cell>
              <table:table-cell office:value-type="float" office:value="2683763.83551672">
                <text:p>2683763.835516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05503">
                <text:p>2005503</text:p>
              </table:table-cell>
              <table:table-cell office:value-type="float" office:value="2662894.27134698">
                <text:p>2662894.271346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84582">
                <text:p>1984582</text:p>
              </table:table-cell>
              <table:table-cell office:value-type="float" office:value="2642023.1245363">
                <text:p>2642023.12453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63699">
                <text:p>1963699</text:p>
              </table:table-cell>
              <table:table-cell office:value-type="float" office:value="2621151.61301211">
                <text:p>2621151.613012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42771">
                <text:p>1942771</text:p>
              </table:table-cell>
              <table:table-cell office:value-type="float" office:value="2600278.36338097">
                <text:p>2600278.363380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21371">
                <text:p>1921371</text:p>
              </table:table-cell>
              <table:table-cell office:value-type="float" office:value="2579388.90604617">
                <text:p>2579388.906046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00441">
                <text:p>1900441</text:p>
              </table:table-cell>
              <table:table-cell office:value-type="float" office:value="2558498.20124475">
                <text:p>2558498.201244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81384">
                <text:p>1881384</text:p>
              </table:table-cell>
              <table:table-cell office:value-type="float" office:value="2537663.91812953">
                <text:p>2537663.918129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60854">
                <text:p>1860854</text:p>
              </table:table-cell>
              <table:table-cell office:value-type="float" office:value="2516838.99757169">
                <text:p>2516838.997571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37724">
                <text:p>1837724</text:p>
              </table:table-cell>
              <table:table-cell office:value-type="float" office:value="2495943.15149256">
                <text:p>2495943.151492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18655">
                <text:p>1818655</text:p>
              </table:table-cell>
              <table:table-cell office:value-type="float" office:value="2475103.51606202">
                <text:p>2475103.516062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98180">
                <text:p>1798180</text:p>
              </table:table-cell>
              <table:table-cell office:value-type="float" office:value="2454275.10018319">
                <text:p>2454275.100183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77300">
                <text:p>1777300</text:p>
              </table:table-cell>
              <table:table-cell office:value-type="float" office:value="2433445.09710063">
                <text:p>2433445.097100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56037">
                <text:p>1756037</text:p>
              </table:table-cell>
              <table:table-cell office:value-type="float" office:value="2412601.771036">
                <text:p>2412601.7710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33283">
                <text:p>1733283</text:p>
              </table:table-cell>
              <table:table-cell office:value-type="float" office:value="2391699.65500412">
                <text:p>2391699.655004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14198">
                <text:p>1714198</text:p>
              </table:table-cell>
              <table:table-cell office:value-type="float" office:value="2370853.45023476">
                <text:p>2370853.450234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93267">
                <text:p>1693267</text:p>
              </table:table-cell>
              <table:table-cell office:value-type="float" office:value="2350004.63638139">
                <text:p>2350004.636381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72369">
                <text:p>1672369</text:p>
              </table:table-cell>
              <table:table-cell office:value-type="float" office:value="2329154.30910811">
                <text:p>2329154.309108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51859">
                <text:p>1651859</text:p>
              </table:table-cell>
              <table:table-cell office:value-type="float" office:value="2308314.45344325">
                <text:p>2308314.453443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30917">
                <text:p>1630917</text:p>
              </table:table-cell>
              <table:table-cell office:value-type="float" office:value="2287471.45487576">
                <text:p>2287471.454875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09515">
                <text:p>1609515</text:p>
              </table:table-cell>
              <table:table-cell office:value-type="float" office:value="2266611.2562642">
                <text:p>2266611.25626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89149">
                <text:p>1589149</text:p>
              </table:table-cell>
              <table:table-cell office:value-type="float" office:value="2245766.26376376">
                <text:p>2245766.263763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68187">
                <text:p>1568187</text:p>
              </table:table-cell>
              <table:table-cell office:value-type="float" office:value="2224917.67103257">
                <text:p>2224917.671032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45416">
                <text:p>1545416</text:p>
              </table:table-cell>
              <table:table-cell office:value-type="float" office:value="2204009.92730849">
                <text:p>2204009.927308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25929">
                <text:p>1525929</text:p>
              </table:table-cell>
              <table:table-cell office:value-type="float" office:value="2183145.89877592">
                <text:p>2183145.898775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04990">
                <text:p>1504990</text:p>
              </table:table-cell>
              <table:table-cell office:value-type="float" office:value="2162279.56342897">
                <text:p>2162279.563428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84768">
                <text:p>1484768</text:p>
              </table:table-cell>
              <table:table-cell office:value-type="float" office:value="2141433.053785">
                <text:p>2141433.0537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63845">
                <text:p>1463845</text:p>
              </table:table-cell>
              <table:table-cell office:value-type="float" office:value="2120584.19059162">
                <text:p>2120584.190591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42900">
                <text:p>1442900</text:p>
              </table:table-cell>
              <table:table-cell office:value-type="float" office:value="2099732.36934265">
                <text:p>2099732.369342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1630">
                <text:p>1421630</text:p>
              </table:table-cell>
              <table:table-cell office:value-type="float" office:value="2078867.68105518">
                <text:p>2078867.681055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0759">
                <text:p>1400759</text:p>
              </table:table-cell>
              <table:table-cell office:value-type="float" office:value="2058002.79856117">
                <text:p>2058002.798561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78322">
                <text:p>1378322</text:p>
              </table:table-cell>
              <table:table-cell office:value-type="float" office:value="2037089.54322083">
                <text:p>2037089.543220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58777">
                <text:p>1358777</text:p>
              </table:table-cell>
              <table:table-cell office:value-type="float" office:value="2016218.3880448">
                <text:p>2016218.38804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38377">
                <text:p>1338377</text:p>
              </table:table-cell>
              <table:table-cell office:value-type="float" office:value="1995361.72995112">
                <text:p>1995361.729951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5421">
                <text:p>1315421</text:p>
              </table:table-cell>
              <table:table-cell office:value-type="float" office:value="1974440.47672185">
                <text:p>1974440.476721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96333">
                <text:p>1296333</text:p>
              </table:table-cell>
              <table:table-cell office:value-type="float" office:value="1953575.63128426">
                <text:p>1953575.631284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75398">
                <text:p>1275398</text:p>
              </table:table-cell>
              <table:table-cell office:value-type="float" office:value="1932708.62724474">
                <text:p>1932708.627244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54500">
                <text:p>1254500</text:p>
              </table:table-cell>
              <table:table-cell office:value-type="float" office:value="1911840.66948337">
                <text:p>1911840.669483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33570">
                <text:p>1233570</text:p>
              </table:table-cell>
              <table:table-cell office:value-type="float" office:value="1890970.80273003">
                <text:p>1890970.802730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12672">
                <text:p>1212672</text:p>
              </table:table-cell>
              <table:table-cell office:value-type="float" office:value="1870100.07033834">
                <text:p>1870100.070338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92145">
                <text:p>1192145</text:p>
              </table:table-cell>
              <table:table-cell office:value-type="float" office:value="1849239.91432793">
                <text:p>1849239.914327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71246">
                <text:p>1171246</text:p>
              </table:table-cell>
              <table:table-cell office:value-type="float" office:value="1828378.56311784">
                <text:p>1828378.563117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50354">
                <text:p>1150354</text:p>
              </table:table-cell>
              <table:table-cell office:value-type="float" office:value="1807516.26886806">
                <text:p>1807516.268868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29457">
                <text:p>1129457</text:p>
              </table:table-cell>
              <table:table-cell office:value-type="float" office:value="1786652.90674904">
                <text:p>1786652.906749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08561">
                <text:p>1108561</text:p>
              </table:table-cell>
              <table:table-cell office:value-type="float" office:value="1765788.54038753">
                <text:p>1765788.540387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87648">
                <text:p>1087648</text:p>
              </table:table-cell>
              <table:table-cell office:value-type="float" office:value="1744922.67760638">
                <text:p>1744922.677606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66749">
                <text:p>1066749</text:p>
              </table:table-cell>
              <table:table-cell office:value-type="float" office:value="1724055.79521849">
                <text:p>1724055.795218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45860">
                <text:p>1045860</text:p>
              </table:table-cell>
              <table:table-cell office:value-type="float" office:value="1703188.23228869">
                <text:p>1703188.232288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23108">
                <text:p>1023108</text:p>
              </table:table-cell>
              <table:table-cell office:value-type="float" office:value="1682262.68667981">
                <text:p>1682262.686679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3558">
                <text:p>1003558</text:p>
              </table:table-cell>
              <table:table-cell office:value-type="float" office:value="1661379.4655512">
                <text:p>1661379.46555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83169">
                <text:p>983169</text:p>
              </table:table-cell>
              <table:table-cell office:value-type="float" office:value="1640511.45122655">
                <text:p>1640511.451226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62266">
                <text:p>962266</text:p>
              </table:table-cell>
              <table:table-cell office:value-type="float" office:value="1619642.36041957">
                <text:p>1619642.360419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41517">
                <text:p>941517</text:p>
              </table:table-cell>
              <table:table-cell office:value-type="float" office:value="1598776.96471436">
                <text:p>1598776.964714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20608">
                <text:p>920608</text:p>
              </table:table-cell>
              <table:table-cell office:value-type="float" office:value="1577910.22733853">
                <text:p>1577910.227338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97511">
                <text:p>897511</text:p>
              </table:table-cell>
              <table:table-cell office:value-type="float" office:value="1556974.86649734">
                <text:p>1556974.866497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78458">
                <text:p>878458</text:p>
              </table:table-cell>
              <table:table-cell office:value-type="float" office:value="1536097.42445127">
                <text:p>1536097.424451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7478">
                <text:p>857478</text:p>
              </table:table-cell>
              <table:table-cell office:value-type="float" office:value="1515216.82677585">
                <text:p>1515216.826775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36943">
                <text:p>836943</text:p>
              </table:table-cell>
              <table:table-cell office:value-type="float" office:value="1494346.86287505">
                <text:p>1494346.862875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15968">
                <text:p>815968</text:p>
              </table:table-cell>
              <table:table-cell office:value-type="float" office:value="1473473.66709428">
                <text:p>1473473.667094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5226">
                <text:p>795226</text:p>
              </table:table-cell>
              <table:table-cell office:value-type="float" office:value="1452604.50810677">
                <text:p>1452604.508106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74304">
                <text:p>774304</text:p>
              </table:table-cell>
              <table:table-cell office:value-type="float" office:value="1431733.72324194">
                <text:p>1431733.723241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53311">
                <text:p>753311</text:p>
              </table:table-cell>
              <table:table-cell office:value-type="float" office:value="1410859.17791142">
                <text:p>1410859.177911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32402">
                <text:p>732402</text:p>
              </table:table-cell>
              <table:table-cell office:value-type="float" office:value="1389983.57243722">
                <text:p>1389983.572437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11361">
                <text:p>711361</text:p>
              </table:table-cell>
              <table:table-cell office:value-type="float" office:value="1369102.87790069">
                <text:p>1369102.877900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8623">
                <text:p>688623</text:p>
              </table:table-cell>
              <table:table-cell office:value-type="float" office:value="1348165.03550375">
                <text:p>1348165.035503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9545">
                <text:p>669545</text:p>
              </table:table-cell>
              <table:table-cell office:value-type="float" office:value="1327284.41902671">
                <text:p>1327284.419026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8577">
                <text:p>648577</text:p>
              </table:table-cell>
              <table:table-cell office:value-type="float" office:value="1306401.11382589">
                <text:p>1306401.113825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7669">
                <text:p>627669</text:p>
              </table:table-cell>
              <table:table-cell office:value-type="float" office:value="1285517.04878509">
                <text:p>1285517.048785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07105">
                <text:p>607105</text:p>
              </table:table-cell>
              <table:table-cell office:value-type="float" office:value="1264642.8318994">
                <text:p>1264642.83189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85721">
                <text:p>585721</text:p>
              </table:table-cell>
              <table:table-cell office:value-type="float" office:value="1243752.92937942">
                <text:p>1243752.929379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65290">
                <text:p>565290</text:p>
              </table:table-cell>
              <table:table-cell office:value-type="float" office:value="1222877.14693697">
                <text:p>1222877.146936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4381">
                <text:p>544381</text:p>
              </table:table-cell>
              <table:table-cell office:value-type="float" office:value="1202000.34241583">
                <text:p>1202000.342415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3629">
                <text:p>523629</text:p>
              </table:table-cell>
              <table:table-cell office:value-type="float" office:value="1181127.37803381">
                <text:p>1181127.378033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2594">
                <text:p>502594</text:p>
              </table:table-cell>
              <table:table-cell office:value-type="float" office:value="1160249.42794046">
                <text:p>1160249.427940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81686">
                <text:p>481686</text:p>
              </table:table-cell>
              <table:table-cell office:value-type="float" office:value="1139370.5532346">
                <text:p>1139370.55323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0750">
                <text:p>460750</text:p>
              </table:table-cell>
              <table:table-cell office:value-type="float" office:value="1118489.92082738">
                <text:p>1118489.920827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7873">
                <text:p>437873</text:p>
              </table:table-cell>
              <table:table-cell office:value-type="float" office:value="1097547.861725">
                <text:p>1097547.8617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8811">
                <text:p>418811</text:p>
              </table:table-cell>
              <table:table-cell office:value-type="float" office:value="1076663.650595">
                <text:p>1076663.6505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7856">
                <text:p>397856</text:p>
              </table:table-cell>
              <table:table-cell office:value-type="float" office:value="1055777.26134592">
                <text:p>1055777.261345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7363">
                <text:p>377363</text:p>
              </table:table-cell>
              <table:table-cell office:value-type="float" office:value="1034902.97638143">
                <text:p>1034902.976381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6437">
                <text:p>356437</text:p>
              </table:table-cell>
              <table:table-cell office:value-type="float" office:value="1014027.10018508">
                <text:p>1014027.100185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5507">
                <text:p>335507</text:p>
              </table:table-cell>
              <table:table-cell office:value-type="float" office:value="993149.558640926">
                <text:p>993149.5586409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14584">
                <text:p>314584</text:p>
              </table:table-cell>
              <table:table-cell office:value-type="float" office:value="972270.618375052">
                <text:p>972270.6183750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3643">
                <text:p>293643</text:p>
              </table:table-cell>
              <table:table-cell office:value-type="float" office:value="951389.768578896">
                <text:p>951389.7685788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2526">
                <text:p>272526</text:p>
              </table:table-cell>
              <table:table-cell office:value-type="float" office:value="930501.652622622">
                <text:p>930501.6526226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1574">
                <text:p>251574</text:p>
              </table:table-cell>
              <table:table-cell office:value-type="float" office:value="909611.571003465">
                <text:p>909611.5710034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0549">
                <text:p>230549</text:p>
              </table:table-cell>
              <table:table-cell office:value-type="float" office:value="888717.338049512">
                <text:p>888717.3380495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9806">
                <text:p>209806</text:p>
              </table:table-cell>
              <table:table-cell office:value-type="float" office:value="867827.758417219">
                <text:p>867827.7584172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9241">
                <text:p>189241</text:p>
              </table:table-cell>
              <table:table-cell office:value-type="float" office:value="846948.165850536">
                <text:p>846948.1658505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8280">
                <text:p>168280</text:p>
              </table:table-cell>
              <table:table-cell office:value-type="float" office:value="826066.06843975">
                <text:p>826066.068439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7378">
                <text:p>147378</text:p>
              </table:table-cell>
              <table:table-cell office:value-type="float" office:value="805183.358641604">
                <text:p>805183.3586416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6022">
                <text:p>126022</text:p>
              </table:table-cell>
              <table:table-cell office:value-type="float" office:value="784286.086068016">
                <text:p>784286.0860680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096">
                <text:p>105096</text:p>
              </table:table-cell>
              <table:table-cell office:value-type="float" office:value="763387.929573615">
                <text:p>763387.9295736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4746">
                <text:p>84746</text:p>
              </table:table-cell>
              <table:table-cell office:value-type="float" office:value="742506.639432889">
                <text:p>742506.6394328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3996">
                <text:p>63996</text:p>
              </table:table-cell>
              <table:table-cell office:value-type="float" office:value="721629.3889888">
                <text:p>721629.38898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3053">
                <text:p>43053</text:p>
              </table:table-cell>
              <table:table-cell office:value-type="float" office:value="700750.115481452">
                <text:p>700750.1154814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974">
                <text:p>19974</text:p>
              </table:table-cell>
              <table:table-cell office:value-type="float" office:value="679803.158082023">
                <text:p>679803.1580820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26">
                <text:p>926</text:p>
              </table:table-cell>
              <table:table-cell office:value-type="float" office:value="658914.630141038">
                <text:p>658914.6301410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9635">
                <text:p>-9635</text:p>
              </table:table-cell>
              <table:table-cell office:value-type="float" office:value="638343.872290544">
                <text:p>638343.8722905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7922">
                <text:p>-17922</text:p>
              </table:table-cell>
              <table:table-cell office:value-type="float" office:value="618151.076220066">
                <text:p>618151.0762200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6115">
                <text:p>-26115</text:p>
              </table:table-cell>
              <table:table-cell office:value-type="float" office:value="598327.504644064">
                <text:p>598327.5046440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4027">
                <text:p>-34027</text:p>
              </table:table-cell>
              <table:table-cell office:value-type="float" office:value="578870.442962708">
                <text:p>578870.4429627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41861">
                <text:p>-41861</text:p>
              </table:table-cell>
              <table:table-cell office:value-type="float" office:value="559771.013948471">
                <text:p>559771.0139484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9319">
                <text:p>-49319</text:p>
              </table:table-cell>
              <table:table-cell office:value-type="float" office:value="541029.782750056">
                <text:p>541029.7827500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55894">
                <text:p>-55894</text:p>
              </table:table-cell>
              <table:table-cell office:value-type="float" office:value="522662.897126978">
                <text:p>522662.8971269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62939">
                <text:p>-62939</text:p>
              </table:table-cell>
              <table:table-cell office:value-type="float" office:value="504644.377215378">
                <text:p>504644.3772153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69649">
                <text:p>-69649</text:p>
              </table:table-cell>
              <table:table-cell office:value-type="float" office:value="486973.811762597">
                <text:p>486973.8117625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76309">
                <text:p>-76309</text:p>
              </table:table-cell>
              <table:table-cell office:value-type="float" office:value="469642.032939133">
                <text:p>469642.0329391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83361">
                <text:p>-83361</text:p>
              </table:table-cell>
              <table:table-cell office:value-type="float" office:value="452626.555002544">
                <text:p>452626.5550025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89276">
                <text:p>-89276</text:p>
              </table:table-cell>
              <table:table-cell office:value-type="float" office:value="435952.630233235">
                <text:p>435952.6302332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95455">
                <text:p>-95455</text:p>
              </table:table-cell>
              <table:table-cell office:value-type="float" office:value="419601.626226059">
                <text:p>419601.6262260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01484">
                <text:p>-101484</text:p>
              </table:table-cell>
              <table:table-cell office:value-type="float" office:value="403568.22234218">
                <text:p>403568.222342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07189">
                <text:p>-107189</text:p>
              </table:table-cell>
              <table:table-cell office:value-type="float" office:value="387852.615500882">
                <text:p>387852.6155008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12884">
                <text:p>-112884</text:p>
              </table:table-cell>
              <table:table-cell office:value-type="float" office:value="372445.335023932">
                <text:p>372445.3350239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18629">
                <text:p>-118629</text:p>
              </table:table-cell>
              <table:table-cell office:value-type="float" office:value="357335.355484734">
                <text:p>357335.3554847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24197">
                <text:p>-124197</text:p>
              </table:table-cell>
              <table:table-cell office:value-type="float" office:value="342518.975315973">
                <text:p>342518.9753159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29463">
                <text:p>-129463</text:p>
              </table:table-cell>
              <table:table-cell office:value-type="float" office:value="327996.452998558">
                <text:p>327996.4529985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34746">
                <text:p>-134746</text:p>
              </table:table-cell>
              <table:table-cell office:value-type="float" office:value="313758.223675526">
                <text:p>313758.2236755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39954">
                <text:p>-139954</text:p>
              </table:table-cell>
              <table:table-cell office:value-type="float" office:value="299797.847562433">
                <text:p>299797.8475624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45085">
                <text:p>-145085</text:p>
              </table:table-cell>
              <table:table-cell office:value-type="float" office:value="286109.144560512">
                <text:p>286109.1445605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50506">
                <text:p>-150506</text:p>
              </table:table-cell>
              <table:table-cell office:value-type="float" office:value="272674.832420188">
                <text:p>272674.8324201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55000">
                <text:p>-155000</text:p>
              </table:table-cell>
              <table:table-cell office:value-type="float" office:value="259515.606807259">
                <text:p>259515.6068072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59841">
                <text:p>-159841</text:p>
              </table:table-cell>
              <table:table-cell office:value-type="float" office:value="246612.326597805">
                <text:p>246612.3265978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64480">
                <text:p>-164480</text:p>
              </table:table-cell>
              <table:table-cell office:value-type="float" office:value="233963.331933257">
                <text:p>233963.3319332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69149">
                <text:p>-169149</text:p>
              </table:table-cell>
              <table:table-cell office:value-type="float" office:value="221559.87556608">
                <text:p>221559.875566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74176">
                <text:p>-174176</text:p>
              </table:table-cell>
              <table:table-cell office:value-type="float" office:value="209383.387087124">
                <text:p>209383.3870871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78280">
                <text:p>-178280</text:p>
              </table:table-cell>
              <table:table-cell office:value-type="float" office:value="197455.282869059">
                <text:p>197455.2828690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82732">
                <text:p>-182732</text:p>
              </table:table-cell>
              <table:table-cell office:value-type="float" office:value="185757.212626934">
                <text:p>185757.2126269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87001">
                <text:p>-187001</text:p>
              </table:table-cell>
              <table:table-cell office:value-type="float" office:value="174287.72916149">
                <text:p>174287.729161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91322">
                <text:p>-191322</text:p>
              </table:table-cell>
              <table:table-cell office:value-type="float" office:value="163038.199033444">
                <text:p>163038.1990334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95568">
                <text:p>-195568</text:p>
              </table:table-cell>
              <table:table-cell office:value-type="float" office:value="152004.162140107">
                <text:p>152004.1621401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99703">
                <text:p>-199703</text:p>
              </table:table-cell>
              <table:table-cell office:value-type="float" office:value="141182.403305027">
                <text:p>141182.4033050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03897">
                <text:p>-203897</text:p>
              </table:table-cell>
              <table:table-cell office:value-type="float" office:value="130564.575511026">
                <text:p>130564.5755110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07963">
                <text:p>-207963</text:p>
              </table:table-cell>
              <table:table-cell office:value-type="float" office:value="120148.342418379">
                <text:p>120148.3424183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11980">
                <text:p>-211980</text:p>
              </table:table-cell>
              <table:table-cell office:value-type="float" office:value="109929.008805506">
                <text:p>109929.0088055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15845">
                <text:p>-215845</text:p>
              </table:table-cell>
              <table:table-cell office:value-type="float" office:value="99905.1931499517">
                <text:p>99905.19314995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19812">
                <text:p>-219812</text:p>
              </table:table-cell>
              <table:table-cell office:value-type="float" office:value="90067.7410530302">
                <text:p>90067.74105303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23684">
                <text:p>-223684</text:p>
              </table:table-cell>
              <table:table-cell office:value-type="float" office:value="80413.8413283215">
                <text:p>80413.84132832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27135">
                <text:p>-227135</text:p>
              </table:table-cell>
              <table:table-cell office:value-type="float" office:value="70950.8000566809">
                <text:p>70950.80005668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30816">
                <text:p>-230816</text:p>
              </table:table-cell>
              <table:table-cell office:value-type="float" office:value="61665.6677472445">
                <text:p>61665.66774724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34541">
                <text:p>-234541</text:p>
              </table:table-cell>
              <table:table-cell office:value-type="float" office:value="52551.6164319447">
                <text:p>52551.61643194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38179">
                <text:p>-238179</text:p>
              </table:table-cell>
              <table:table-cell office:value-type="float" office:value="43606.0590032695">
                <text:p>43606.05900326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41875">
                <text:p>-241875</text:p>
              </table:table-cell>
              <table:table-cell office:value-type="float" office:value="34822.0264185535">
                <text:p>34822.02641855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45451">
                <text:p>-245451</text:p>
              </table:table-cell>
              <table:table-cell office:value-type="float" office:value="26198.2409902903">
                <text:p>26198.24099029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48980">
                <text:p>-248980</text:p>
              </table:table-cell>
              <table:table-cell office:value-type="float" office:value="17731.2181905891">
                <text:p>17731.21819058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52417">
                <text:p>-252417</text:p>
              </table:table-cell>
              <table:table-cell office:value-type="float" office:value="9418.96532318632">
                <text:p>9418.965323186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55889">
                <text:p>-255889</text:p>
              </table:table-cell>
              <table:table-cell office:value-type="float" office:value="1255.64331324212">
                <text:p>1255.643313242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59266">
                <text:p>-259266</text:p>
              </table:table-cell>
              <table:table-cell office:value-type="float" office:value="-6760.40725024225">
                <text:p>-6760.407250242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62715">
                <text:p>-262715</text:p>
              </table:table-cell>
              <table:table-cell office:value-type="float" office:value="-14635.933181004">
                <text:p>-14635.9331810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66061">
                <text:p>-266061</text:p>
              </table:table-cell>
              <table:table-cell office:value-type="float" office:value="-22372.089083127">
                <text:p>-22372.0890831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69307">
                <text:p>-269307</text:p>
              </table:table-cell>
              <table:table-cell office:value-type="float" office:value="-29970.0863421077">
                <text:p>-29970.08634210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72592">
                <text:p>-272592</text:p>
              </table:table-cell>
              <table:table-cell office:value-type="float" office:value="-37435.3759931198">
                <text:p>-37435.37599311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76139">
                <text:p>-276139</text:p>
              </table:table-cell>
              <table:table-cell office:value-type="float" office:value="-44780.1028856392">
                <text:p>-44780.10288563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79082">
                <text:p>-279082</text:p>
              </table:table-cell>
              <table:table-cell office:value-type="float" office:value="-51989.3920276195">
                <text:p>-51989.39202761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82204">
                <text:p>-282204</text:p>
              </table:table-cell>
              <table:table-cell office:value-type="float" office:value="-59072.9184267697">
                <text:p>-59072.91842676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85428">
                <text:p>-285428</text:p>
              </table:table-cell>
              <table:table-cell office:value-type="float" office:value="-66037.6901674844">
                <text:p>-66037.69016748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88535">
                <text:p>-288535</text:p>
              </table:table-cell>
              <table:table-cell office:value-type="float" office:value="-72883.7612392541">
                <text:p>-72883.76123925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91595">
                <text:p>-291595</text:p>
              </table:table-cell>
              <table:table-cell office:value-type="float" office:value="-79613.3378165079">
                <text:p>-79613.33781650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94593">
                <text:p>-294593</text:p>
              </table:table-cell>
              <table:table-cell office:value-type="float" office:value="-86228.096652923">
                <text:p>-86228.0966529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97660">
                <text:p>-297660</text:p>
              </table:table-cell>
              <table:table-cell office:value-type="float" office:value="-92733.6936789869">
                <text:p>-92733.69367898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300922">
                <text:p>-300922</text:p>
              </table:table-cell>
              <table:table-cell office:value-type="float" office:value="-99139.4877196334">
                <text:p>-99139.48771963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303651">
                <text:p>-303651</text:p>
              </table:table-cell>
              <table:table-cell office:value-type="float" office:value="-105432.149635952">
                <text:p>-105432.14963595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306597">
                <text:p>-306597</text:p>
              </table:table-cell>
              <table:table-cell office:value-type="float" office:value="-111621.837339462">
                <text:p>-111621.8373394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309456">
                <text:p>-309456</text:p>
              </table:table-cell>
              <table:table-cell office:value-type="float" office:value="-117709.042344401">
                <text:p>-117709.0423444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312424">
                <text:p>-312424</text:p>
              </table:table-cell>
              <table:table-cell office:value-type="float" office:value="-123700.271810727">
                <text:p>-123700.2718107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315309">
                <text:p>-315309</text:p>
              </table:table-cell>
              <table:table-cell office:value-type="float" office:value="-129595.924985782">
                <text:p>-129595.9249857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317888">
                <text:p>-317888</text:p>
              </table:table-cell>
              <table:table-cell office:value-type="float" office:value="-135389.527293912">
                <text:p>-135389.5272939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20741">
                <text:p>-320741</text:p>
              </table:table-cell>
              <table:table-cell office:value-type="float" office:value="-141092.649531022">
                <text:p>-141092.6495310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323500">
                <text:p>-323500</text:p>
              </table:table-cell>
              <table:table-cell office:value-type="float" office:value="-146705.183391606">
                <text:p>-146705.1833916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326320">
                <text:p>-326320</text:p>
              </table:table-cell>
              <table:table-cell office:value-type="float" office:value="-152231.793133403">
                <text:p>-152231.7931334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329070">
                <text:p>-329070</text:p>
              </table:table-cell>
              <table:table-cell office:value-type="float" office:value="-157672.968729298">
                <text:p>-157672.9687292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331741">
                <text:p>-331741</text:p>
              </table:table-cell>
              <table:table-cell office:value-type="float" office:value="-163028.908153012">
                <text:p>-163028.9081530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334463">
                <text:p>-334463</text:p>
              </table:table-cell>
              <table:table-cell office:value-type="float" office:value="-168303.803286765">
                <text:p>-168303.8032867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37144">
                <text:p>-337144</text:p>
              </table:table-cell>
              <table:table-cell office:value-type="float" office:value="-173498.886262557">
                <text:p>-173498.8862625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339832">
                <text:p>-339832</text:p>
              </table:table-cell>
              <table:table-cell office:value-type="float" office:value="-178616.828223709">
                <text:p>-178616.8282237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42550">
                <text:p>-342550</text:p>
              </table:table-cell>
              <table:table-cell office:value-type="float" office:value="-183660.925816826">
                <text:p>-183660.9258168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45109">
                <text:p>-345109</text:p>
              </table:table-cell>
              <table:table-cell office:value-type="float" office:value="-188628.558868616">
                <text:p>-188628.5588686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347731">
                <text:p>-347731</text:p>
              </table:table-cell>
              <table:table-cell office:value-type="float" office:value="-193524.018595735">
                <text:p>-193524.0185957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350346">
                <text:p>-350346</text:p>
              </table:table-cell>
              <table:table-cell office:value-type="float" office:value="-198349.310331251">
                <text:p>-198349.3103312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352915">
                <text:p>-352915</text:p>
              </table:table-cell>
              <table:table-cell office:value-type="float" office:value="-203105.177705674">
                <text:p>-203105.1777056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355467">
                <text:p>-355467</text:p>
              </table:table-cell>
              <table:table-cell office:value-type="float" office:value="-207793.233776269">
                <text:p>-207793.2337762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357964">
                <text:p>-357964</text:p>
              </table:table-cell>
              <table:table-cell office:value-type="float" office:value="-212413.872736999">
                <text:p>-212413.8727369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360538">
                <text:p>-360538</text:p>
              </table:table-cell>
              <table:table-cell office:value-type="float" office:value="-216971.538191245">
                <text:p>-216971.5381912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363043">
                <text:p>-363043</text:p>
              </table:table-cell>
              <table:table-cell office:value-type="float" office:value="-221466.044708438">
                <text:p>-221466.0447084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365524">
                <text:p>-365524</text:p>
              </table:table-cell>
              <table:table-cell office:value-type="float" office:value="-225898.597178947">
                <text:p>-225898.5971789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367954">
                <text:p>-367954</text:p>
              </table:table-cell>
              <table:table-cell office:value-type="float" office:value="-230269.532650364">
                <text:p>-230269.5326503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370395">
                <text:p>-370395</text:p>
              </table:table-cell>
              <table:table-cell office:value-type="float" office:value="-234581.085491892">
                <text:p>-234581.0854918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372816">
                <text:p>-372816</text:p>
              </table:table-cell>
              <table:table-cell office:value-type="float" office:value="-238834.467476756">
                <text:p>-238834.4674767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375247">
                <text:p>-375247</text:p>
              </table:table-cell>
              <table:table-cell office:value-type="float" office:value="-243031.776169779">
                <text:p>-243031.7761697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377639">
                <text:p>-377639</text:p>
              </table:table-cell>
              <table:table-cell office:value-type="float" office:value="-247173.536903017">
                <text:p>-247173.5369030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380050">
                <text:p>-380050</text:p>
              </table:table-cell>
              <table:table-cell office:value-type="float" office:value="-251262.043459847">
                <text:p>-251262.04345984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382428">
                <text:p>-382428</text:p>
              </table:table-cell>
              <table:table-cell office:value-type="float" office:value="-255297.919045698">
                <text:p>-255297.9190456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384994">
                <text:p>-384994</text:p>
              </table:table-cell>
              <table:table-cell office:value-type="float" office:value="-259288.567690446">
                <text:p>-259288.5676904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387143">
                <text:p>-387143</text:p>
              </table:table-cell>
              <table:table-cell office:value-type="float" office:value="-263222.550223047">
                <text:p>-263222.5502230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389449">
                <text:p>-389449</text:p>
              </table:table-cell>
              <table:table-cell office:value-type="float" office:value="-267106.440985415">
                <text:p>-267106.4409854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391746">
                <text:p>-391746</text:p>
              </table:table-cell>
              <table:table-cell office:value-type="float" office:value="-270941.50433971">
                <text:p>-270941.504339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394039">
                <text:p>-394039</text:p>
              </table:table-cell>
              <table:table-cell office:value-type="float" office:value="-274729.119590796">
                <text:p>-274729.1195907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396523">
                <text:p>-396523</text:p>
              </table:table-cell>
              <table:table-cell office:value-type="float" office:value="-278476.623603387">
                <text:p>-278476.6236033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398651">
                <text:p>-398651</text:p>
              </table:table-cell>
              <table:table-cell office:value-type="float" office:value="-282174.296723283">
                <text:p>-282174.2967232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400887">
                <text:p>-400887</text:p>
              </table:table-cell>
              <table:table-cell office:value-type="float" office:value="-285826.995285643">
                <text:p>-285826.9952856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403109">
                <text:p>-403109</text:p>
              </table:table-cell>
              <table:table-cell office:value-type="float" office:value="-289435.672353777">
                <text:p>-289435.6723537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405312">
                <text:p>-405312</text:p>
              </table:table-cell>
              <table:table-cell office:value-type="float" office:value="-293001.097819815">
                <text:p>-293001.0978198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407759">
                <text:p>-407759</text:p>
              </table:table-cell>
              <table:table-cell office:value-type="float" office:value="-296532.11019459">
                <text:p>-296532.110194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409782">
                <text:p>-409782</text:p>
              </table:table-cell>
              <table:table-cell office:value-type="float" office:value="-300016.722188602">
                <text:p>-300016.7221886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411931">
                <text:p>-411931</text:p>
              </table:table-cell>
              <table:table-cell office:value-type="float" office:value="-303460.238428953">
                <text:p>-303460.2384289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414100">
                <text:p>-414100</text:p>
              </table:table-cell>
              <table:table-cell office:value-type="float" office:value="-306864.538784985">
                <text:p>-306864.5387849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416489">
                <text:p>-416489</text:p>
              </table:table-cell>
              <table:table-cell office:value-type="float" office:value="-310237.599130063">
                <text:p>-310237.5991300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418459">
                <text:p>-418459</text:p>
              </table:table-cell>
              <table:table-cell office:value-type="float" office:value="-313567.488387599">
                <text:p>-313567.4883875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420574">
                <text:p>-420574</text:p>
              </table:table-cell>
              <table:table-cell office:value-type="float" office:value="-316859.996437211">
                <text:p>-316859.9964372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422730">
                <text:p>-422730</text:p>
              </table:table-cell>
              <table:table-cell office:value-type="float" office:value="-320117.535008374">
                <text:p>-320117.5350083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424870">
                <text:p>-424870</text:p>
              </table:table-cell>
              <table:table-cell office:value-type="float" office:value="-323340.687777347">
                <text:p>-323340.6877773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426990">
                <text:p>-426990</text:p>
              </table:table-cell>
              <table:table-cell office:value-type="float" office:value="-326529.897384198">
                <text:p>-326529.8973841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428887">
                <text:p>-428887</text:p>
              </table:table-cell>
              <table:table-cell office:value-type="float" office:value="-329679.346695454">
                <text:p>-329679.3466954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430942">
                <text:p>-430942</text:p>
              </table:table-cell>
              <table:table-cell office:value-type="float" office:value="-332795.120643286">
                <text:p>-332795.1206432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433077">
                <text:p>-433077</text:p>
              </table:table-cell>
              <table:table-cell office:value-type="float" office:value="-335880.716931185">
                <text:p>-335880.7169311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435135">
                <text:p>-435135</text:p>
              </table:table-cell>
              <table:table-cell office:value-type="float" office:value="-338934.694871764">
                <text:p>-338934.6948717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437129">
                <text:p>-437129</text:p>
              </table:table-cell>
              <table:table-cell office:value-type="float" office:value="-341956.058106479">
                <text:p>-341956.0581064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439202">
                <text:p>-439202</text:p>
              </table:table-cell>
              <table:table-cell office:value-type="float" office:value="-344948.240933972">
                <text:p>-344948.2409339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441204">
                <text:p>-441204</text:p>
              </table:table-cell>
              <table:table-cell office:value-type="float" office:value="-347909.956597542">
                <text:p>-347909.9565975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443454">
                <text:p>-443454</text:p>
              </table:table-cell>
              <table:table-cell office:value-type="float" office:value="-350849.773317617">
                <text:p>-350849.7733176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445270">
                <text:p>-445270</text:p>
              </table:table-cell>
              <table:table-cell office:value-type="float" office:value="-353755.011061691">
                <text:p>-353755.0110616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447297">
                <text:p>-447297</text:p>
              </table:table-cell>
              <table:table-cell office:value-type="float" office:value="-356633.226105946">
                <text:p>-356633.2261059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449268">
                <text:p>-449268</text:p>
              </table:table-cell>
              <table:table-cell office:value-type="float" office:value="-359483.526841148">
                <text:p>-359483.5268411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451237">
                <text:p>-451237</text:p>
              </table:table-cell>
              <table:table-cell office:value-type="float" office:value="-362306.710630651">
                <text:p>-362306.7106306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453202">
                <text:p>-453202</text:p>
              </table:table-cell>
              <table:table-cell office:value-type="float" office:value="-365103.488765093">
                <text:p>-365103.4887650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455155">
                <text:p>-455155</text:p>
              </table:table-cell>
              <table:table-cell office:value-type="float" office:value="-367874.304495397">
                <text:p>-367874.3044953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457102">
                <text:p>-457102</text:p>
              </table:table-cell>
              <table:table-cell office:value-type="float" office:value="-370619.772049385">
                <text:p>-370619.7720493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459054">
                <text:p>-459054</text:p>
              </table:table-cell>
              <table:table-cell office:value-type="float" office:value="-373340.825217096">
                <text:p>-373340.8252170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461172">
                <text:p>-461172</text:p>
              </table:table-cell>
              <table:table-cell office:value-type="float" office:value="-376043.322902724">
                <text:p>-376043.3229027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462977">
                <text:p>-462977</text:p>
              </table:table-cell>
              <table:table-cell office:value-type="float" office:value="-378718.205274948">
                <text:p>-378718.2052749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464836">
                <text:p>-464836</text:p>
              </table:table-cell>
              <table:table-cell office:value-type="float" office:value="-381367.98357418">
                <text:p>-381367.983574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466921">
                <text:p>-466921</text:p>
              </table:table-cell>
              <table:table-cell office:value-type="float" office:value="-384000.38407959">
                <text:p>-384000.384079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468657">
                <text:p>-468657</text:p>
              </table:table-cell>
              <table:table-cell office:value-type="float" office:value="-386605.203030987">
                <text:p>-386605.2030309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470522">
                <text:p>-470522</text:p>
              </table:table-cell>
              <table:table-cell office:value-type="float" office:value="-389187.258322342">
                <text:p>-389187.2583223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472391">
                <text:p>-472391</text:p>
              </table:table-cell>
              <table:table-cell office:value-type="float" office:value="-391747.373450885">
                <text:p>-391747.37345088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474477">
                <text:p>-474477</text:p>
              </table:table-cell>
              <table:table-cell office:value-type="float" office:value="-394292.900421627">
                <text:p>-394292.9004216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476158">
                <text:p>-476158</text:p>
              </table:table-cell>
              <table:table-cell office:value-type="float" office:value="-396811.8265625">
                <text:p>-396811.82656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478027">
                <text:p>-478027</text:p>
              </table:table-cell>
              <table:table-cell office:value-type="float" office:value="-399310.754975962">
                <text:p>-399310.7549759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479863">
                <text:p>-479863</text:p>
              </table:table-cell>
              <table:table-cell office:value-type="float" office:value="-401789.285592086">
                <text:p>-401789.28559208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481679">
                <text:p>-481679</text:p>
              </table:table-cell>
              <table:table-cell office:value-type="float" office:value="-404247.430650791">
                <text:p>-404247.4306507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483517">
                <text:p>-483517</text:p>
              </table:table-cell>
              <table:table-cell office:value-type="float" office:value="-406686.494323074">
                <text:p>-406686.4943230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485369">
                <text:p>-485369</text:p>
              </table:table-cell>
              <table:table-cell office:value-type="float" office:value="-409107.494497749">
                <text:p>-409107.4944977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487131">
                <text:p>-487131</text:p>
              </table:table-cell>
              <table:table-cell office:value-type="float" office:value="-411508.217743972">
                <text:p>-411508.2177439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488962">
                <text:p>-488962</text:p>
              </table:table-cell>
              <table:table-cell office:value-type="float" office:value="-413891.411044158">
                <text:p>-413891.4110441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490757">
                <text:p>-490757</text:p>
              </table:table-cell>
              <table:table-cell office:value-type="float" office:value="-416256.506088953">
                <text:p>-416256.5060889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492576">
                <text:p>-492576</text:p>
              </table:table-cell>
              <table:table-cell office:value-type="float" office:value="-418604.798209293">
                <text:p>-418604.79820929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494368">
                <text:p>-494368</text:p>
              </table:table-cell>
              <table:table-cell office:value-type="float" office:value="-420935.973649007">
                <text:p>-420935.9736490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495991">
                <text:p>-495991</text:p>
              </table:table-cell>
              <table:table-cell office:value-type="float" office:value="-423245.359075191">
                <text:p>-423245.3590751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497753">
                <text:p>-497753</text:p>
              </table:table-cell>
              <table:table-cell office:value-type="float" office:value="-425537.901872877">
                <text:p>-425537.9018728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499522">
                <text:p>-499522</text:p>
              </table:table-cell>
              <table:table-cell office:value-type="float" office:value="-427814.335661404">
                <text:p>-427814.3356614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501263">
                <text:p>-501263</text:p>
              </table:table-cell>
              <table:table-cell office:value-type="float" office:value="-430074.29456413">
                <text:p>-430074.294564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503000">
                <text:p>-503000</text:p>
              </table:table-cell>
              <table:table-cell office:value-type="float" office:value="-432318.162423696">
                <text:p>-432318.1624236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504889">
                <text:p>-504889</text:p>
              </table:table-cell>
              <table:table-cell office:value-type="float" office:value="-434551.111272197">
                <text:p>-434551.1112721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506494">
                <text:p>-506494</text:p>
              </table:table-cell>
              <table:table-cell office:value-type="float" office:value="-436764.738617668">
                <text:p>-436764.7386176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508201">
                <text:p>-508201</text:p>
              </table:table-cell>
              <table:table-cell office:value-type="float" office:value="-438962.777429432">
                <text:p>-438962.7774294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509908">
                <text:p>-509908</text:p>
              </table:table-cell>
              <table:table-cell office:value-type="float" office:value="-441145.70735468">
                <text:p>-441145.707354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511596">
                <text:p>-511596</text:p>
              </table:table-cell>
              <table:table-cell office:value-type="float" office:value="-443313.408666844">
                <text:p>-443313.4086668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513311">
                <text:p>-513311</text:p>
              </table:table-cell>
              <table:table-cell office:value-type="float" office:value="-445467.180707864">
                <text:p>-445467.1807078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515016">
                <text:p>-515016</text:p>
              </table:table-cell>
              <table:table-cell office:value-type="float" office:value="-447607.144378391">
                <text:p>-447607.1443783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516693">
                <text:p>-516693</text:p>
              </table:table-cell>
              <table:table-cell office:value-type="float" office:value="-449732.863012902">
                <text:p>-449732.8630129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518538">
                <text:p>-518538</text:p>
              </table:table-cell>
              <table:table-cell office:value-type="float" office:value="-451849.944150967">
                <text:p>-451849.9441509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520091">
                <text:p>-520091</text:p>
              </table:table-cell>
              <table:table-cell office:value-type="float" office:value="-453949.668946322">
                <text:p>-453949.6689463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521711">
                <text:p>-521711</text:p>
              </table:table-cell>
              <table:table-cell office:value-type="float" office:value="-456034.632978743">
                <text:p>-456034.6329787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523386">
                <text:p>-523386</text:p>
              </table:table-cell>
              <table:table-cell office:value-type="float" office:value="-458106.982733243">
                <text:p>-458106.9827332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525051">
                <text:p>-525051</text:p>
              </table:table-cell>
              <table:table-cell office:value-type="float" office:value="-460166.798649143">
                <text:p>-460166.7986491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526839">
                <text:p>-526839</text:p>
              </table:table-cell>
              <table:table-cell office:value-type="float" office:value="-462218.2509984">
                <text:p>-462218.25099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528378">
                <text:p>-528378</text:p>
              </table:table-cell>
              <table:table-cell office:value-type="float" office:value="-464253.935583065">
                <text:p>-464253.9355830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530010">
                <text:p>-530010</text:p>
              </table:table-cell>
              <table:table-cell office:value-type="float" office:value="-466277.199103586">
                <text:p>-466277.1991035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531589">
                <text:p>-531589</text:p>
              </table:table-cell>
              <table:table-cell office:value-type="float" office:value="-468286.792977322">
                <text:p>-468286.7929773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533220">
                <text:p>-533220</text:p>
              </table:table-cell>
              <table:table-cell office:value-type="float" office:value="-470284.737808789">
                <text:p>-470284.7378087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534872">
                <text:p>-534872</text:p>
              </table:table-cell>
              <table:table-cell office:value-type="float" office:value="-472272.038183903">
                <text:p>-472272.0381839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536454">
                <text:p>-536454</text:p>
              </table:table-cell>
              <table:table-cell office:value-type="float" office:value="-474246.867778244">
                <text:p>-474246.8677782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538072">
                <text:p>-538072</text:p>
              </table:table-cell>
              <table:table-cell office:value-type="float" office:value="-476210.718000452">
                <text:p>-476210.7180004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539666">
                <text:p>-539666</text:p>
              </table:table-cell>
              <table:table-cell office:value-type="float" office:value="-478163.188215823">
                <text:p>-478163.1882158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541266">
                <text:p>-541266</text:p>
              </table:table-cell>
              <table:table-cell office:value-type="float" office:value="-480104.813193798">
                <text:p>-480104.8131937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542987">
                <text:p>-542987</text:p>
              </table:table-cell>
              <table:table-cell office:value-type="float" office:value="-482039.649710912">
                <text:p>-482039.6497109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544433">
                <text:p>-544433</text:p>
              </table:table-cell>
              <table:table-cell office:value-type="float" office:value="-483959.445104422">
                <text:p>-483959.4451044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546018">
                <text:p>-546018</text:p>
              </table:table-cell>
              <table:table-cell office:value-type="float" office:value="-485868.939101209">
                <text:p>-485868.9391012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547549">
                <text:p>-547549</text:p>
              </table:table-cell>
              <table:table-cell office:value-type="float" office:value="-487766.787128864">
                <text:p>-487766.7871288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549118">
                <text:p>-549118</text:p>
              </table:table-cell>
              <table:table-cell office:value-type="float" office:value="-489654.516755668">
                <text:p>-489654.5167556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550838">
                <text:p>-550838</text:p>
              </table:table-cell>
              <table:table-cell office:value-type="float" office:value="-491537.085470878">
                <text:p>-491537.08547087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552259">
                <text:p>-552259</text:p>
              </table:table-cell>
              <table:table-cell office:value-type="float" office:value="-493405.452071774">
                <text:p>-493405.4520717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553795">
                <text:p>-553795</text:p>
              </table:table-cell>
              <table:table-cell office:value-type="float" office:value="-495263.592008028">
                <text:p>-495263.5920080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555313">
                <text:p>-555313</text:p>
              </table:table-cell>
              <table:table-cell office:value-type="float" office:value="-497111.266100088">
                <text:p>-497111.2661000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556839">
                <text:p>-556839</text:p>
              </table:table-cell>
              <table:table-cell office:value-type="float" office:value="-498949.042527778">
                <text:p>-498949.04252777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558384">
                <text:p>-558384</text:p>
              </table:table-cell>
              <table:table-cell office:value-type="float" office:value="-500777.81045">
                <text:p>-500777.810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559938">
                <text:p>-559938</text:p>
              </table:table-cell>
              <table:table-cell office:value-type="float" office:value="-502598.123974615">
                <text:p>-502598.1239746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561445">
                <text:p>-561445</text:p>
              </table:table-cell>
              <table:table-cell office:value-type="float" office:value="-504408.797083089">
                <text:p>-504408.7970830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562945">
                <text:p>-562945</text:p>
              </table:table-cell>
              <table:table-cell office:value-type="float" office:value="-506209.911018994">
                <text:p>-506209.9110189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564447">
                <text:p>-564447</text:p>
              </table:table-cell>
              <table:table-cell office:value-type="float" office:value="-508001.821449179">
                <text:p>-508001.82144917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565926">
                <text:p>-565926</text:p>
              </table:table-cell>
              <table:table-cell office:value-type="float" office:value="-509784.103866127">
                <text:p>-509784.1038661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567430">
                <text:p>-567430</text:p>
              </table:table-cell>
              <table:table-cell office:value-type="float" office:value="-511557.823747169">
                <text:p>-511557.8237471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568952">
                <text:p>-568952</text:p>
              </table:table-cell>
              <table:table-cell office:value-type="float" office:value="-513323.798401102">
                <text:p>-513323.7984011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570409">
                <text:p>-570409</text:p>
              </table:table-cell>
              <table:table-cell office:value-type="float" office:value="-515080.266142607">
                <text:p>-515080.2661426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571925">
                <text:p>-571925</text:p>
              </table:table-cell>
              <table:table-cell office:value-type="float" office:value="-516829.334876681">
                <text:p>-516829.3348766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573258">
                <text:p>-573258</text:p>
              </table:table-cell>
              <table:table-cell office:value-type="float" office:value="-518565.60149586">
                <text:p>-518565.601495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574737">
                <text:p>-574737</text:p>
              </table:table-cell>
              <table:table-cell office:value-type="float" office:value="-520293.952219064">
                <text:p>-520293.9522190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576211">
                <text:p>-576211</text:p>
              </table:table-cell>
              <table:table-cell office:value-type="float" office:value="-522014.47676617">
                <text:p>-522014.476766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577632">
                <text:p>-577632</text:p>
              </table:table-cell>
              <table:table-cell office:value-type="float" office:value="-523725.785173364">
                <text:p>-523725.7851733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579101">
                <text:p>-579101</text:p>
              </table:table-cell>
              <table:table-cell office:value-type="float" office:value="-525429.637937261">
                <text:p>-525429.6379372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580572">
                <text:p>-580572</text:p>
              </table:table-cell>
              <table:table-cell office:value-type="float" office:value="-527126.32600073">
                <text:p>-527126.3260007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582001">
                <text:p>-582001</text:p>
              </table:table-cell>
              <table:table-cell office:value-type="float" office:value="-528814.7775084">
                <text:p>-528814.77750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583445">
                <text:p>-583445</text:p>
              </table:table-cell>
              <table:table-cell office:value-type="float" office:value="-530495.707431218">
                <text:p>-530495.70743121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584860">
                <text:p>-584860</text:p>
              </table:table-cell>
              <table:table-cell office:value-type="float" office:value="-532168.454894873">
                <text:p>-532168.4548948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586277">
                <text:p>-586277</text:p>
              </table:table-cell>
              <table:table-cell office:value-type="float" office:value="-533833.3332058">
                <text:p>-533833.33320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587718">
                <text:p>-587718</text:p>
              </table:table-cell>
              <table:table-cell office:value-type="float" office:value="-535491.322953314">
                <text:p>-535491.3229533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589273">
                <text:p>-589273</text:p>
              </table:table-cell>
              <table:table-cell office:value-type="float" office:value="-537146.143785519">
                <text:p>-537146.1437855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590550">
                <text:p>-590550</text:p>
              </table:table-cell>
              <table:table-cell office:value-type="float" office:value="-538789.33936135">
                <text:p>-538789.339361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591968">
                <text:p>-591968</text:p>
              </table:table-cell>
              <table:table-cell office:value-type="float" office:value="-540425.605842539">
                <text:p>-540425.6058425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593355">
                <text:p>-593355</text:p>
              </table:table-cell>
              <table:table-cell office:value-type="float" office:value="-542054.202585845">
                <text:p>-542054.2025858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594742">
                <text:p>-594742</text:p>
              </table:table-cell>
              <table:table-cell office:value-type="float" office:value="-543675.365583204">
                <text:p>-543675.3655832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596256">
                <text:p>-596256</text:p>
              </table:table-cell>
              <table:table-cell office:value-type="float" office:value="-545293.231257567">
                <text:p>-545293.2312575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597578">
                <text:p>-597578</text:p>
              </table:table-cell>
              <table:table-cell office:value-type="float" office:value="-546901.993372719">
                <text:p>-546901.9933727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598947">
                <text:p>-598947</text:p>
              </table:table-cell>
              <table:table-cell office:value-type="float" office:value="-548503.37819202">
                <text:p>-548503.378192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600315">
                <text:p>-600315</text:p>
              </table:table-cell>
              <table:table-cell office:value-type="float" office:value="-550097.581939957">
                <text:p>-550097.5819399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601671">
                <text:p>-601671</text:p>
              </table:table-cell>
              <table:table-cell office:value-type="float" office:value="-551684.456341805">
                <text:p>-551684.4563418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603035">
                <text:p>-603035</text:p>
              </table:table-cell>
              <table:table-cell office:value-type="float" office:value="-553264.473069749">
                <text:p>-553264.4730697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604421">
                <text:p>-604421</text:p>
              </table:table-cell>
              <table:table-cell office:value-type="float" office:value="-554838.520052218">
                <text:p>-554838.5200522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605784">
                <text:p>-605784</text:p>
              </table:table-cell>
              <table:table-cell office:value-type="float" office:value="-556406.073281381">
                <text:p>-556406.0732813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607231">
                <text:p>-607231</text:p>
              </table:table-cell>
              <table:table-cell office:value-type="float" office:value="-557969.917180415">
                <text:p>-557969.9171804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608511">
                <text:p>-608511</text:p>
              </table:table-cell>
              <table:table-cell office:value-type="float" office:value="-559525.027421018">
                <text:p>-559525.0274210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609834">
                <text:p>-609834</text:p>
              </table:table-cell>
              <table:table-cell office:value-type="float" office:value="-561072.995808064">
                <text:p>-561072.9958080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611156">
                <text:p>-611156</text:p>
              </table:table-cell>
              <table:table-cell office:value-type="float" office:value="-562614.011321662">
                <text:p>-562614.0113216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612528">
                <text:p>-612528</text:p>
              </table:table-cell>
              <table:table-cell office:value-type="float" office:value="-564149.826357918">
                <text:p>-564149.8263579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613871">
                <text:p>-613871</text:p>
              </table:table-cell>
              <table:table-cell office:value-type="float" office:value="-565679.708623828">
                <text:p>-565679.7086238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615189">
                <text:p>-615189</text:p>
              </table:table-cell>
              <table:table-cell office:value-type="float" office:value="-567203.071435403">
                <text:p>-567203.0714354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616477">
                <text:p>-616477</text:p>
              </table:table-cell>
              <table:table-cell office:value-type="float" office:value="-568719.192314314">
                <text:p>-568719.1923143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617907">
                <text:p>-617907</text:p>
              </table:table-cell>
              <table:table-cell office:value-type="float" office:value="-570232.663320027">
                <text:p>-570232.6633200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619153">
                <text:p>-619153</text:p>
              </table:table-cell>
              <table:table-cell office:value-type="float" office:value="-571737.904448642">
                <text:p>-571737.9044486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620439">
                <text:p>-620439</text:p>
              </table:table-cell>
              <table:table-cell office:value-type="float" office:value="-573236.399696376">
                <text:p>-573236.3996963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621867">
                <text:p>-621867</text:p>
              </table:table-cell>
              <table:table-cell office:value-type="float" office:value="-574732.725859564">
                <text:p>-574732.7258595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623040">
                <text:p>-623040</text:p>
              </table:table-cell>
              <table:table-cell office:value-type="float" office:value="-576219.103525424">
                <text:p>-576219.1035254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624348">
                <text:p>-624348</text:p>
              </table:table-cell>
              <table:table-cell office:value-type="float" office:value="-577699.992647718">
                <text:p>-577699.9926477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625625">
                <text:p>-625625</text:p>
              </table:table-cell>
              <table:table-cell office:value-type="float" office:value="-579174.608258558">
                <text:p>-579174.6082585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626921">
                <text:p>-626921</text:p>
              </table:table-cell>
              <table:table-cell office:value-type="float" office:value="-580643.728004448">
                <text:p>-580643.7280044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628291">
                <text:p>-628291</text:p>
              </table:table-cell>
              <table:table-cell office:value-type="float" office:value="-582109.797912004">
                <text:p>-582109.7979120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629510">
                <text:p>-629510</text:p>
              </table:table-cell>
              <table:table-cell office:value-type="float" office:value="-583568.265668557">
                <text:p>-583568.2656685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630755">
                <text:p>-630755</text:p>
              </table:table-cell>
              <table:table-cell office:value-type="float" office:value="-585020.165186448">
                <text:p>-585020.1651864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632034">
                <text:p>-632034</text:p>
              </table:table-cell>
              <table:table-cell office:value-type="float" office:value="-586466.744719173">
                <text:p>-586466.74471917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633285">
                <text:p>-633285</text:p>
              </table:table-cell>
              <table:table-cell office:value-type="float" office:value="-587907.306420121">
                <text:p>-587907.3064201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634538">
                <text:p>-634538</text:p>
              </table:table-cell>
              <table:table-cell office:value-type="float" office:value="-589342.09699181">
                <text:p>-589342.096991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635813">
                <text:p>-635813</text:p>
              </table:table-cell>
              <table:table-cell office:value-type="float" office:value="-590771.970930523">
                <text:p>-590771.9709305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637071">
                <text:p>-637071</text:p>
              </table:table-cell>
              <table:table-cell office:value-type="float" office:value="-592196.556440353">
                <text:p>-592196.5564403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638303">
                <text:p>-638303</text:p>
              </table:table-cell>
              <table:table-cell office:value-type="float" office:value="-593615.216242189">
                <text:p>-593615.2162421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639541">
                <text:p>-639541</text:p>
              </table:table-cell>
              <table:table-cell office:value-type="float" office:value="-595028.317280891">
                <text:p>-595028.3172808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640789">
                <text:p>-640789</text:p>
              </table:table-cell>
              <table:table-cell office:value-type="float" office:value="-596436.338287632">
                <text:p>-596436.3382876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642017">
                <text:p>-642017</text:p>
              </table:table-cell>
              <table:table-cell office:value-type="float" office:value="-597838.820186474">
                <text:p>-597838.82018647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643265">
                <text:p>-643265</text:p>
              </table:table-cell>
              <table:table-cell office:value-type="float" office:value="-599236.548796121">
                <text:p>-599236.5487961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644499">
                <text:p>-644499</text:p>
              </table:table-cell>
              <table:table-cell office:value-type="float" office:value="-600629.239602394">
                <text:p>-600629.2396023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645708">
                <text:p>-645708</text:p>
              </table:table-cell>
              <table:table-cell office:value-type="float" office:value="-602016.278383859">
                <text:p>-602016.2783838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647043">
                <text:p>-647043</text:p>
              </table:table-cell>
              <table:table-cell office:value-type="float" office:value="-603401.715972048">
                <text:p>-603401.7159720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648168">
                <text:p>-648168</text:p>
              </table:table-cell>
              <table:table-cell office:value-type="float" office:value="-604779.140095985">
                <text:p>-604779.1400959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649364">
                <text:p>-649364</text:p>
              </table:table-cell>
              <table:table-cell office:value-type="float" office:value="-606150.981939186">
                <text:p>-606150.9819391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650556">
                <text:p>-650556</text:p>
              </table:table-cell>
              <table:table-cell office:value-type="float" office:value="-607517.290187211">
                <text:p>-607517.2901872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651750">
                <text:p>-651750</text:p>
              </table:table-cell>
              <table:table-cell office:value-type="float" office:value="-608878.296642989">
                <text:p>-608878.2966429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652959">
                <text:p>-652959</text:p>
              </table:table-cell>
              <table:table-cell office:value-type="float" office:value="-610234.625977051">
                <text:p>-610234.6259770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654182">
                <text:p>-654182</text:p>
              </table:table-cell>
              <table:table-cell office:value-type="float" office:value="-611586.852870065">
                <text:p>-611586.8528700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655363">
                <text:p>-655363</text:p>
              </table:table-cell>
              <table:table-cell office:value-type="float" office:value="-612933.811243294">
                <text:p>-612933.8112432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656516">
                <text:p>-656516</text:p>
              </table:table-cell>
              <table:table-cell office:value-type="float" office:value="-614274.801666577">
                <text:p>-614274.8016665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657715">
                <text:p>-657715</text:p>
              </table:table-cell>
              <table:table-cell office:value-type="float" office:value="-615611.423153759">
                <text:p>-615611.42315375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658897">
                <text:p>-658897</text:p>
              </table:table-cell>
              <table:table-cell office:value-type="float" office:value="-616943.28705672">
                <text:p>-616943.287056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660081">
                <text:p>-660081</text:p>
              </table:table-cell>
              <table:table-cell office:value-type="float" office:value="-618270.601301129">
                <text:p>-618270.60130112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661214">
                <text:p>-661214</text:p>
              </table:table-cell>
              <table:table-cell office:value-type="float" office:value="-619591.93664571">
                <text:p>-619591.936645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662402">
                <text:p>-662402</text:p>
              </table:table-cell>
              <table:table-cell office:value-type="float" office:value="-620909.169364303">
                <text:p>-620909.1693643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663524">
                <text:p>-663524</text:p>
              </table:table-cell>
              <table:table-cell office:value-type="float" office:value="-622220.394922325">
                <text:p>-622220.3949223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664819">
                <text:p>-664819</text:p>
              </table:table-cell>
              <table:table-cell office:value-type="float" office:value="-623531.121232407">
                <text:p>-623531.1212324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665873">
                <text:p>-665873</text:p>
              </table:table-cell>
              <table:table-cell office:value-type="float" office:value="-624833.94827141">
                <text:p>-624833.9482714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667008">
                <text:p>-667008</text:p>
              </table:table-cell>
              <table:table-cell office:value-type="float" office:value="-626131.61140152">
                <text:p>-626131.611401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668168">
                <text:p>-668168</text:p>
              </table:table-cell>
              <table:table-cell office:value-type="float" office:value="-627425.038743012">
                <text:p>-627425.0387430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669300">
                <text:p>-669300</text:p>
              </table:table-cell>
              <table:table-cell office:value-type="float" office:value="-628713.499089381">
                <text:p>-628713.4990893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670443">
                <text:p>-670443</text:p>
              </table:table-cell>
              <table:table-cell office:value-type="float" office:value="-629997.483732784">
                <text:p>-629997.4837327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671648">
                <text:p>-671648</text:p>
              </table:table-cell>
              <table:table-cell office:value-type="float" office:value="-631279.038079468">
                <text:p>-631279.0380794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672720">
                <text:p>-672720</text:p>
              </table:table-cell>
              <table:table-cell office:value-type="float" office:value="-632554.1446001">
                <text:p>-632554.14460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673825">
                <text:p>-673825</text:p>
              </table:table-cell>
              <table:table-cell office:value-type="float" office:value="-633824.017073943">
                <text:p>-633824.0170739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674911">
                <text:p>-674911</text:p>
              </table:table-cell>
              <table:table-cell office:value-type="float" office:value="-635088.231933206">
                <text:p>-635088.23193320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676156">
                <text:p>-676156</text:p>
              </table:table-cell>
              <table:table-cell office:value-type="float" office:value="-636351.85556603">
                <text:p>-636351.855566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677174">
                <text:p>-677174</text:p>
              </table:table-cell>
              <table:table-cell office:value-type="float" office:value="-637607.921548614">
                <text:p>-637607.9215486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678270">
                <text:p>-678270</text:p>
              </table:table-cell>
              <table:table-cell office:value-type="float" office:value="-638859.062424041">
                <text:p>-638859.06242404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679361">
                <text:p>-679361</text:p>
              </table:table-cell>
              <table:table-cell office:value-type="float" office:value="-640105.275887917">
                <text:p>-640105.2758879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680484">
                <text:p>-680484</text:p>
              </table:table-cell>
              <table:table-cell office:value-type="float" office:value="-641347.698168289">
                <text:p>-641347.6981682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681546">
                <text:p>-681546</text:p>
              </table:table-cell>
              <table:table-cell office:value-type="float" office:value="-642584.56899388">
                <text:p>-642584.568993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682661">
                <text:p>-682661</text:p>
              </table:table-cell>
              <table:table-cell office:value-type="float" office:value="-643817.689947914">
                <text:p>-643817.6899479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683776">
                <text:p>-683776</text:p>
              </table:table-cell>
              <table:table-cell office:value-type="float" office:value="-645047.176411056">
                <text:p>-645047.1764110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684858">
                <text:p>-684858</text:p>
              </table:table-cell>
              <table:table-cell office:value-type="float" office:value="-646272.124829177">
                <text:p>-646272.1248291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685898">
                <text:p>-685898</text:p>
              </table:table-cell>
              <table:table-cell office:value-type="float" office:value="-647491.382526741">
                <text:p>-647491.38252674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686986">
                <text:p>-686986</text:p>
              </table:table-cell>
              <table:table-cell office:value-type="float" office:value="-648706.601525918">
                <text:p>-648706.6015259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688031">
                <text:p>-688031</text:p>
              </table:table-cell>
              <table:table-cell office:value-type="float" office:value="-649916.583017428">
                <text:p>-649916.5830174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689127">
                <text:p>-689127</text:p>
              </table:table-cell>
              <table:table-cell office:value-type="float" office:value="-651123.057386123">
                <text:p>-651123.0573861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690201">
                <text:p>-690201</text:p>
              </table:table-cell>
              <table:table-cell office:value-type="float" office:value="-652325.455620396">
                <text:p>-652325.45562039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691332">
                <text:p>-691332</text:p>
              </table:table-cell>
              <table:table-cell office:value-type="float" office:value="-653525.656985922">
                <text:p>-653525.6569859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692331">
                <text:p>-692331</text:p>
              </table:table-cell>
              <table:table-cell office:value-type="float" office:value="-654719.667540202">
                <text:p>-654719.6675402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693378">
                <text:p>-693378</text:p>
              </table:table-cell>
              <table:table-cell office:value-type="float" office:value="-655909.154692811">
                <text:p>-655909.1546928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694379">
                <text:p>-694379</text:p>
              </table:table-cell>
              <table:table-cell office:value-type="float" office:value="-657092.842240724">
                <text:p>-657092.8422407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695445">
                <text:p>-695445</text:p>
              </table:table-cell>
              <table:table-cell office:value-type="float" office:value="-658272.908633318">
                <text:p>-658272.9086333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696503">
                <text:p>-696503</text:p>
              </table:table-cell>
              <table:table-cell office:value-type="float" office:value="-659449.219136908">
                <text:p>-659449.2191369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697525">
                <text:p>-697525</text:p>
              </table:table-cell>
              <table:table-cell office:value-type="float" office:value="-660620.781625003">
                <text:p>-660620.78162500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698579">
                <text:p>-698579</text:p>
              </table:table-cell>
              <table:table-cell office:value-type="float" office:value="-661788.726805772">
                <text:p>-661788.7268057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699602">
                <text:p>-699602</text:p>
              </table:table-cell>
              <table:table-cell office:value-type="float" office:value="-662952.212134825">
                <text:p>-662952.2121348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700593">
                <text:p>-700593</text:p>
              </table:table-cell>
              <table:table-cell office:value-type="float" office:value="-664110.390222984">
                <text:p>-664110.3902229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701621">
                <text:p>-701621</text:p>
              </table:table-cell>
              <table:table-cell office:value-type="float" office:value="-665264.562831508">
                <text:p>-665264.5628315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702659">
                <text:p>-702659</text:p>
              </table:table-cell>
              <table:table-cell office:value-type="float" office:value="-666415.160898231">
                <text:p>-666415.1608982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703667">
                <text:p>-703667</text:p>
              </table:table-cell>
              <table:table-cell office:value-type="float" office:value="-667561.371332131">
                <text:p>-667561.3713321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704646">
                <text:p>-704646</text:p>
              </table:table-cell>
              <table:table-cell office:value-type="float" office:value="-668702.436829604">
                <text:p>-668702.4368296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705681">
                <text:p>-705681</text:p>
              </table:table-cell>
              <table:table-cell office:value-type="float" office:value="-669840.238773309">
                <text:p>-669840.23877330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706682">
                <text:p>-706682</text:p>
              </table:table-cell>
              <table:table-cell office:value-type="float" office:value="-670973.831426438">
                <text:p>-670973.83142643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707642">
                <text:p>-707642</text:p>
              </table:table-cell>
              <table:table-cell office:value-type="float" office:value="-672102.082767163">
                <text:p>-672102.0827671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708654">
                <text:p>-708654</text:p>
              </table:table-cell>
              <table:table-cell office:value-type="float" office:value="-673226.757143558">
                <text:p>-673226.7571435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709631">
                <text:p>-709631</text:p>
              </table:table-cell>
              <table:table-cell office:value-type="float" office:value="-674346.887692987">
                <text:p>-674346.8876929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710637">
                <text:p>-710637</text:p>
              </table:table-cell>
              <table:table-cell office:value-type="float" office:value="-675463.506533202">
                <text:p>-675463.5065332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711518">
                <text:p>-711518</text:p>
              </table:table-cell>
              <table:table-cell office:value-type="float" office:value="-676572.87556295">
                <text:p>-676572.875562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712483">
                <text:p>-712483</text:p>
              </table:table-cell>
              <table:table-cell office:value-type="float" office:value="-677677.802468705">
                <text:p>-677677.8024687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713464">
                <text:p>-713464</text:p>
              </table:table-cell>
              <table:table-cell office:value-type="float" office:value="-678778.916238899">
                <text:p>-678778.91623889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714420">
                <text:p>-714420</text:p>
              </table:table-cell>
              <table:table-cell office:value-type="float" office:value="-679875.56497001">
                <text:p>-679875.5649700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715461">
                <text:p>-715461</text:p>
              </table:table-cell>
              <table:table-cell office:value-type="float" office:value="-680970.501432471">
                <text:p>-680970.5014324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716375">
                <text:p>-716375</text:p>
              </table:table-cell>
              <table:table-cell office:value-type="float" office:value="-682059.870619164">
                <text:p>-682059.87061916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717327">
                <text:p>-717327</text:p>
              </table:table-cell>
              <table:table-cell office:value-type="float" office:value="-683145.013061652">
                <text:p>-683145.0130616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718241">
                <text:p>-718241</text:p>
              </table:table-cell>
              <table:table-cell office:value-type="float" office:value="-684224.889582832">
                <text:p>-684224.8895828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719191">
                <text:p>-719191</text:p>
              </table:table-cell>
              <table:table-cell office:value-type="float" office:value="-685300.76990336">
                <text:p>-685300.769903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720152">
                <text:p>-720152</text:p>
              </table:table-cell>
              <table:table-cell office:value-type="float" office:value="-686373.115444795">
                <text:p>-686373.11544479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721081">
                <text:p>-721081</text:p>
              </table:table-cell>
              <table:table-cell office:value-type="float" office:value="-687441.050354186">
                <text:p>-687441.0503541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722023">
                <text:p>-722023</text:p>
              </table:table-cell>
              <table:table-cell office:value-type="float" office:value="-688505.110343288">
                <text:p>-688505.11034328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722943">
                <text:p>-722943</text:p>
              </table:table-cell>
              <table:table-cell office:value-type="float" office:value="-689564.73771734">
                <text:p>-689564.737717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723846">
                <text:p>-723846</text:p>
              </table:table-cell>
              <table:table-cell office:value-type="float" office:value="-690619.545787576">
                <text:p>-690619.54578757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724861">
                <text:p>-724861</text:p>
              </table:table-cell>
              <table:table-cell office:value-type="float" office:value="-691673.128994112">
                <text:p>-691673.1289941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725733">
                <text:p>-725733</text:p>
              </table:table-cell>
              <table:table-cell office:value-type="float" office:value="-692721.125025063">
                <text:p>-692721.1250250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726638">
                <text:p>-726638</text:p>
              </table:table-cell>
              <table:table-cell office:value-type="float" office:value="-693764.721178138">
                <text:p>-693764.7211781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727538">
                <text:p>-727538</text:p>
              </table:table-cell>
              <table:table-cell office:value-type="float" office:value="-694803.898988041">
                <text:p>-694803.89898804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728434">
                <text:p>-728434</text:p>
              </table:table-cell>
              <table:table-cell office:value-type="float" office:value="-695838.671326871">
                <text:p>-695838.6713268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729412">
                <text:p>-729412</text:p>
              </table:table-cell>
              <table:table-cell office:value-type="float" office:value="-696871.696824505">
                <text:p>-696871.6968245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730249">
                <text:p>-730249</text:p>
              </table:table-cell>
              <table:table-cell office:value-type="float" office:value="-697898.690768367">
                <text:p>-697898.6907683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731130">
                <text:p>-731130</text:p>
              </table:table-cell>
              <table:table-cell office:value-type="float" office:value="-698921.192590878">
                <text:p>-698921.19259087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732010">
                <text:p>-732010</text:p>
              </table:table-cell>
              <table:table-cell office:value-type="float" office:value="-699939.309741928">
                <text:p>-699939.3097419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732879">
                <text:p>-732879</text:p>
              </table:table-cell>
              <table:table-cell office:value-type="float" office:value="-700952.838672946">
                <text:p>-700952.83867294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733773">
                <text:p>-733773</text:p>
              </table:table-cell>
              <table:table-cell office:value-type="float" office:value="-701962.689790702">
                <text:p>-701962.68979070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734725">
                <text:p>-734725</text:p>
              </table:table-cell>
              <table:table-cell office:value-type="float" office:value="-702970.760874065">
                <text:p>-702970.76087406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735533">
                <text:p>-735533</text:p>
              </table:table-cell>
              <table:table-cell office:value-type="float" office:value="-703972.675924093">
                <text:p>-703972.6759240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736390">
                <text:p>-736390</text:p>
              </table:table-cell>
              <table:table-cell office:value-type="float" office:value="-704970.132049506">
                <text:p>-704970.1320495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737235">
                <text:p>-737235</text:p>
              </table:table-cell>
              <table:table-cell office:value-type="float" office:value="-705962.897217213">
                <text:p>-705962.8972172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738080">
                <text:p>-738080</text:p>
              </table:table-cell>
              <table:table-cell office:value-type="float" office:value="-706951.115764376">
                <text:p>-706951.1157643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738957">
                <text:p>-738957</text:p>
              </table:table-cell>
              <table:table-cell office:value-type="float" office:value="-707935.912202395">
                <text:p>-707935.9122023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739812">
                <text:p>-739812</text:p>
              </table:table-cell>
              <table:table-cell office:value-type="float" office:value="-708916.71490386">
                <text:p>-708916.714903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740632">
                <text:p>-740632</text:p>
              </table:table-cell>
              <table:table-cell office:value-type="float" office:value="-709892.569829895">
                <text:p>-709892.5698298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741481">
                <text:p>-741481</text:p>
              </table:table-cell>
              <table:table-cell office:value-type="float" office:value="-710864.521527437">
                <text:p>-710864.5215274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742388">
                <text:p>-742388</text:p>
              </table:table-cell>
              <table:table-cell office:value-type="float" office:value="-711834.474711208">
                <text:p>-711834.4747112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743179">
                <text:p>-743179</text:p>
              </table:table-cell>
              <table:table-cell office:value-type="float" office:value="-712798.921643171">
                <text:p>-712798.9216431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743982">
                <text:p>-743982</text:p>
              </table:table-cell>
              <table:table-cell office:value-type="float" office:value="-713758.400977227">
                <text:p>-713758.4009772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744799">
                <text:p>-744799</text:p>
              </table:table-cell>
              <table:table-cell office:value-type="float" office:value="-714713.496331774">
                <text:p>-714713.49633177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745684">
                <text:p>-745684</text:p>
              </table:table-cell>
              <table:table-cell office:value-type="float" office:value="-715666.434906181">
                <text:p>-715666.4349061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746444">
                <text:p>-746444</text:p>
              </table:table-cell>
              <table:table-cell office:value-type="float" office:value="-716613.436909068">
                <text:p>-716613.4369090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747236">
                <text:p>-747236</text:p>
              </table:table-cell>
              <table:table-cell office:value-type="float" office:value="-717555.669619558">
                <text:p>-717555.66961955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748023">
                <text:p>-748023</text:p>
              </table:table-cell>
              <table:table-cell office:value-type="float" office:value="-718493.125938956">
                <text:p>-718493.1259389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748856">
                <text:p>-748856</text:p>
              </table:table-cell>
              <table:table-cell office:value-type="float" office:value="-719427.368217758">
                <text:p>-719427.36821775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749653">
                <text:p>-749653</text:p>
              </table:table-cell>
              <table:table-cell office:value-type="float" office:value="-720357.387657211">
                <text:p>-720357.38765721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750435">
                <text:p>-750435</text:p>
              </table:table-cell>
              <table:table-cell office:value-type="float" office:value="-721282.852652374">
                <text:p>-721282.85265237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751214">
                <text:p>-751214</text:p>
              </table:table-cell>
              <table:table-cell office:value-type="float" office:value="-722203.811032301">
                <text:p>-722203.81103230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752007">
                <text:p>-752007</text:p>
              </table:table-cell>
              <table:table-cell office:value-type="float" office:value="-723120.832231307">
                <text:p>-723120.83223130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752792">
                <text:p>-752792</text:p>
              </table:table-cell>
              <table:table-cell office:value-type="float" office:value="-724033.791239574">
                <text:p>-724033.7912395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753555">
                <text:p>-753555</text:p>
              </table:table-cell>
              <table:table-cell office:value-type="float" office:value="-724942.136124511">
                <text:p>-724942.1361245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754300">
                <text:p>-754300</text:p>
              </table:table-cell>
              <table:table-cell office:value-type="float" office:value="-725845.455012987">
                <text:p>-725845.45501298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755085">
                <text:p>-755085</text:p>
              </table:table-cell>
              <table:table-cell office:value-type="float" office:value="-726745.13332028">
                <text:p>-726745.1333202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755835">
                <text:p>-755835</text:p>
              </table:table-cell>
              <table:table-cell office:value-type="float" office:value="-727640.206141194">
                <text:p>-727640.2061411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756653">
                <text:p>-756653</text:p>
              </table:table-cell>
              <table:table-cell office:value-type="float" office:value="-728532.907490696">
                <text:p>-728532.9074906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757355">
                <text:p>-757355</text:p>
              </table:table-cell>
              <table:table-cell office:value-type="float" office:value="-729419.741106367">
                <text:p>-729419.7411063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758091">
                <text:p>-758091</text:p>
              </table:table-cell>
              <table:table-cell office:value-type="float" office:value="-730301.93368771">
                <text:p>-730301.9336877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758839">
                <text:p>-758839</text:p>
              </table:table-cell>
              <table:table-cell office:value-type="float" office:value="-731179.997266549">
                <text:p>-731179.9972665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759551">
                <text:p>-759551</text:p>
              </table:table-cell>
              <table:table-cell office:value-type="float" office:value="-732052.951196809">
                <text:p>-732052.95119680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760289">
                <text:p>-760289</text:p>
              </table:table-cell>
              <table:table-cell office:value-type="float" office:value="-732921.752698446">
                <text:p>-732921.7526984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761022">
                <text:p>-761022</text:p>
              </table:table-cell>
              <table:table-cell office:value-type="float" office:value="-733786.37569234">
                <text:p>-733786.375692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761733">
                <text:p>-761733</text:p>
              </table:table-cell>
              <table:table-cell office:value-type="float" office:value="-734646.271824883">
                <text:p>-734646.2718248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762459">
                <text:p>-762459</text:p>
              </table:table-cell>
              <table:table-cell office:value-type="float" office:value="-735502.048076425">
                <text:p>-735502.0480764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763177">
                <text:p>-763177</text:p>
              </table:table-cell>
              <table:table-cell office:value-type="float" office:value="-736353.585058689">
                <text:p>-736353.58505868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763877">
                <text:p>-763877</text:p>
              </table:table-cell>
              <table:table-cell office:value-type="float" office:value="-737200.459364576">
                <text:p>-737200.45936457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764581">
                <text:p>-764581</text:p>
              </table:table-cell>
              <table:table-cell office:value-type="float" office:value="-738042.937537973">
                <text:p>-738042.93753797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765269">
                <text:p>-765269</text:p>
              </table:table-cell>
              <table:table-cell office:value-type="float" office:value="-738880.662536805">
                <text:p>-738880.6625368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765938">
                <text:p>-765938</text:p>
              </table:table-cell>
              <table:table-cell office:value-type="float" office:value="-739713.195997211">
                <text:p>-739713.1959972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766696">
                <text:p>-766696</text:p>
              </table:table-cell>
              <table:table-cell office:value-type="float" office:value="-740543.436120374">
                <text:p>-740543.4361203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767337">
                <text:p>-767337</text:p>
              </table:table-cell>
              <table:table-cell office:value-type="float" office:value="-741367.853470516">
                <text:p>-741367.8534705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767999">
                <text:p>-767999</text:p>
              </table:table-cell>
              <table:table-cell office:value-type="float" office:value="-742187.273363731">
                <text:p>-742187.2733637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768692">
                <text:p>-768692</text:p>
              </table:table-cell>
              <table:table-cell office:value-type="float" office:value="-743002.803414078">
                <text:p>-743002.80341407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769338">
                <text:p>-769338</text:p>
              </table:table-cell>
              <table:table-cell office:value-type="float" office:value="-743813.117155183">
                <text:p>-743813.11715518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769989">
                <text:p>-769989</text:p>
              </table:table-cell>
              <table:table-cell office:value-type="float" office:value="-744618.528935023">
                <text:p>-744618.5289350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770650">
                <text:p>-770650</text:p>
              </table:table-cell>
              <table:table-cell office:value-type="float" office:value="-745419.497275484">
                <text:p>-745419.49727548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771295">
                <text:p>-771295</text:p>
              </table:table-cell>
              <table:table-cell office:value-type="float" office:value="-746215.666590085">
                <text:p>-746215.6665900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771990">
                <text:p>-771990</text:p>
              </table:table-cell>
              <table:table-cell office:value-type="float" office:value="-747008.723002698">
                <text:p>-747008.7230026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772591">
                <text:p>-772591</text:p>
              </table:table-cell>
              <table:table-cell office:value-type="float" office:value="-747795.86998723">
                <text:p>-747795.869987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773217">
                <text:p>-773217</text:p>
              </table:table-cell>
              <table:table-cell office:value-type="float" office:value="-748578.058603007">
                <text:p>-748578.0586030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773827">
                <text:p>-773827</text:p>
              </table:table-cell>
              <table:table-cell office:value-type="float" office:value="-749354.94910753">
                <text:p>-749354.949107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774462">
                <text:p>-774462</text:p>
              </table:table-cell>
              <table:table-cell office:value-type="float" office:value="-750127.473750376">
                <text:p>-750127.47375037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775142">
                <text:p>-775142</text:p>
              </table:table-cell>
              <table:table-cell office:value-type="float" office:value="-750897.151481133">
                <text:p>-750897.15148113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775700">
                <text:p>-775700</text:p>
              </table:table-cell>
              <table:table-cell office:value-type="float" office:value="-751660.316050945">
                <text:p>-751660.3160509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776311">
                <text:p>-776311</text:p>
              </table:table-cell>
              <table:table-cell office:value-type="float" office:value="-752418.798633992">
                <text:p>-752418.7986339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776898">
                <text:p>-776898</text:p>
              </table:table-cell>
              <table:table-cell office:value-type="float" office:value="-753172.00482987">
                <text:p>-753172.0048298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777481">
                <text:p>-777481</text:p>
              </table:table-cell>
              <table:table-cell office:value-type="float" office:value="-753919.973912027">
                <text:p>-753919.9739120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778091">
                <text:p>-778091</text:p>
              </table:table-cell>
              <table:table-cell office:value-type="float" office:value="-754663.697791657">
                <text:p>-754663.69779165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778729">
                <text:p>-778729</text:p>
              </table:table-cell>
              <table:table-cell office:value-type="float" office:value="-755404.168628837">
                <text:p>-755404.16862883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779249">
                <text:p>-779249</text:p>
              </table:table-cell>
              <table:table-cell office:value-type="float" office:value="-756137.85574795">
                <text:p>-756137.855747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779834">
                <text:p>-779834</text:p>
              </table:table-cell>
              <table:table-cell office:value-type="float" office:value="-756866.967878782">
                <text:p>-756866.96787878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780387">
                <text:p>-780387</text:p>
              </table:table-cell>
              <table:table-cell office:value-type="float" office:value="-757590.66117482">
                <text:p>-757590.6611748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780963">
                <text:p>-780963</text:p>
              </table:table-cell>
              <table:table-cell office:value-type="float" office:value="-758309.810061748">
                <text:p>-758309.8100617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781510">
                <text:p>-781510</text:p>
              </table:table-cell>
              <table:table-cell office:value-type="float" office:value="-759023.662059848">
                <text:p>-759023.66205984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782068">
                <text:p>-782068</text:p>
              </table:table-cell>
              <table:table-cell office:value-type="float" office:value="-759732.718611853">
                <text:p>-759732.7186118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782596">
                <text:p>-782596</text:p>
              </table:table-cell>
              <table:table-cell office:value-type="float" office:value="-760436.204193027">
                <text:p>-760436.2041930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783133">
                <text:p>-783133</text:p>
              </table:table-cell>
              <table:table-cell office:value-type="float" office:value="-761134.567140934">
                <text:p>-761134.56714093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783668">
                <text:p>-783668</text:p>
              </table:table-cell>
              <table:table-cell office:value-type="float" office:value="-761827.903536597">
                <text:p>-761827.9035365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784191">
                <text:p>-784191</text:p>
              </table:table-cell>
              <table:table-cell office:value-type="float" office:value="-762515.998812394">
                <text:p>-762515.99881239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784717">
                <text:p>-784717</text:p>
              </table:table-cell>
              <table:table-cell office:value-type="float" office:value="-763199.106541244">
                <text:p>-763199.10654124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785238">
                <text:p>-785238</text:p>
              </table:table-cell>
              <table:table-cell office:value-type="float" office:value="-763877.226339975">
                <text:p>-763877.2263399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785683">
                <text:p>-785683</text:p>
              </table:table-cell>
              <table:table-cell office:value-type="float" office:value="-764548.173221821">
                <text:p>-764548.17322182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786189">
                <text:p>-786189</text:p>
              </table:table-cell>
              <table:table-cell office:value-type="float" office:value="-765214.044814996">
                <text:p>-765214.0448149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786691">
                <text:p>-786691</text:p>
              </table:table-cell>
              <table:table-cell office:value-type="float" office:value="-765874.874205304">
                <text:p>-765874.87420530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787164">
                <text:p>-787164</text:p>
              </table:table-cell>
              <table:table-cell office:value-type="float" office:value="-766529.924229756">
                <text:p>-766529.9242297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787669">
                <text:p>-787669</text:p>
              </table:table-cell>
              <table:table-cell office:value-type="float" office:value="-767180.357330379">
                <text:p>-767180.3573303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788123">
                <text:p>-788123</text:p>
              </table:table-cell>
              <table:table-cell office:value-type="float" office:value="-767824.746335598">
                <text:p>-767824.7463355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788613">
                <text:p>-788613</text:p>
              </table:table-cell>
              <table:table-cell office:value-type="float" office:value="-768464.384909887">
                <text:p>-768464.3849098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789081">
                <text:p>-789081</text:p>
              </table:table-cell>
              <table:table-cell office:value-type="float" office:value="-769098.742297276">
                <text:p>-769098.7422972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789526">
                <text:p>-789526</text:p>
              </table:table-cell>
              <table:table-cell office:value-type="float" office:value="-769727.273303513">
                <text:p>-769727.2733035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789961">
                <text:p>-789961</text:p>
              </table:table-cell>
              <table:table-cell office:value-type="float" office:value="-770349.849509559">
                <text:p>-770349.84950955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790426">
                <text:p>-790426</text:p>
              </table:table-cell>
              <table:table-cell office:value-type="float" office:value="-770967.577216957">
                <text:p>-770967.57721695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790852">
                <text:p>-790852</text:p>
              </table:table-cell>
              <table:table-cell office:value-type="float" office:value="-771579.405610281">
                <text:p>-771579.40561028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791319">
                <text:p>-791319</text:p>
              </table:table-cell>
              <table:table-cell office:value-type="float" office:value="-772186.77774535">
                <text:p>-772186.777745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791719">
                <text:p>-791719</text:p>
              </table:table-cell>
              <table:table-cell office:value-type="float" office:value="-772787.769199339">
                <text:p>-772787.7691993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792124">
                <text:p>-792124</text:p>
              </table:table-cell>
              <table:table-cell office:value-type="float" office:value="-773382.730147052">
                <text:p>-773382.7301470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792518">
                <text:p>-792518</text:p>
              </table:table-cell>
              <table:table-cell office:value-type="float" office:value="-773971.507680989">
                <text:p>-773971.5076809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792933">
                <text:p>-792933</text:p>
              </table:table-cell>
              <table:table-cell office:value-type="float" office:value="-774554.938213881">
                <text:p>-774554.9382138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793313">
                <text:p>-793313</text:p>
              </table:table-cell>
              <table:table-cell office:value-type="float" office:value="-775132.109345762">
                <text:p>-775132.10934576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793749">
                <text:p>-793749</text:p>
              </table:table-cell>
              <table:table-cell office:value-type="float" office:value="-775704.936750508">
                <text:p>-775704.9367505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794106">
                <text:p>-794106</text:p>
              </table:table-cell>
              <table:table-cell office:value-type="float" office:value="-776271.123312031">
                <text:p>-776271.12331203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794469">
                <text:p>-794469</text:p>
              </table:table-cell>
              <table:table-cell office:value-type="float" office:value="-776831.057979353">
                <text:p>-776831.0579793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794834">
                <text:p>-794834</text:p>
              </table:table-cell>
              <table:table-cell office:value-type="float" office:value="-777384.994656911">
                <text:p>-777384.9946569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795182">
                <text:p>-795182</text:p>
              </table:table-cell>
              <table:table-cell office:value-type="float" office:value="-777932.594821314">
                <text:p>-777932.5948213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795540">
                <text:p>-795540</text:p>
              </table:table-cell>
              <table:table-cell office:value-type="float" office:value="-778474.361134504">
                <text:p>-778474.3611345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795912">
                <text:p>-795912</text:p>
              </table:table-cell>
              <table:table-cell office:value-type="float" office:value="-779010.903868827">
                <text:p>-779010.90386882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796228">
                <text:p>-796228</text:p>
              </table:table-cell>
              <table:table-cell office:value-type="float" office:value="-779540.660672863">
                <text:p>-779540.6606728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796536">
                <text:p>-796536</text:p>
              </table:table-cell>
              <table:table-cell office:value-type="float" office:value="-780063.594190621">
                <text:p>-780063.59419062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796877">
                <text:p>-796877</text:p>
              </table:table-cell>
              <table:table-cell office:value-type="float" office:value="-780580.929753987">
                <text:p>-780580.92975398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797165">
                <text:p>-797165</text:p>
              </table:table-cell>
              <table:table-cell office:value-type="float" office:value="-781091.20883848">
                <text:p>-781091.2088384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797470">
                <text:p>-797470</text:p>
              </table:table-cell>
              <table:table-cell office:value-type="float" office:value="-781595.171643449">
                <text:p>-781595.1716434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797782">
                <text:p>-797782</text:p>
              </table:table-cell>
              <table:table-cell office:value-type="float" office:value="-782093.227900574">
                <text:p>-782093.2279005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798067">
                <text:p>-798067</text:p>
              </table:table-cell>
              <table:table-cell office:value-type="float" office:value="-782584.728580556">
                <text:p>-782584.72858055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798329">
                <text:p>-798329</text:p>
              </table:table-cell>
              <table:table-cell office:value-type="float" office:value="-783069.167701155">
                <text:p>-783069.1677011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798608">
                <text:p>-798608</text:p>
              </table:table-cell>
              <table:table-cell office:value-type="float" office:value="-783547.285618042">
                <text:p>-783547.28561804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798901">
                <text:p>-798901</text:p>
              </table:table-cell>
              <table:table-cell office:value-type="float" office:value="-784019.707599026">
                <text:p>-784019.7075990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799123">
                <text:p>-799123</text:p>
              </table:table-cell>
              <table:table-cell office:value-type="float" office:value="-784484.424288286">
                <text:p>-784484.4242882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799373">
                <text:p>-799373</text:p>
              </table:table-cell>
              <table:table-cell office:value-type="float" office:value="-784942.534310185">
                <text:p>-784942.5343101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799628">
                <text:p>-799628</text:p>
              </table:table-cell>
              <table:table-cell office:value-type="float" office:value="-785394.394792949">
                <text:p>-785394.39479294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799842">
                <text:p>-799842</text:p>
              </table:table-cell>
              <table:table-cell office:value-type="float" office:value="-785838.936491627">
                <text:p>-785838.93649162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800063">
                <text:p>-800063</text:p>
              </table:table-cell>
              <table:table-cell office:value-type="float" office:value="-786276.599984192">
                <text:p>-786276.5999841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800266">
                <text:p>-800266</text:p>
              </table:table-cell>
              <table:table-cell office:value-type="float" office:value="-786707.043061602">
                <text:p>-786707.04306160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800473">
                <text:p>-800473</text:p>
              </table:table-cell>
              <table:table-cell office:value-type="float" office:value="-787130.610967399">
                <text:p>-787130.61096739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800682">
                <text:p>-800682</text:p>
              </table:table-cell>
              <table:table-cell office:value-type="float" office:value="-787547.576783786">
                <text:p>-787547.5767837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800857">
                <text:p>-800857</text:p>
              </table:table-cell>
              <table:table-cell office:value-type="float" office:value="-787957.097498131">
                <text:p>-787957.0974981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801013">
                <text:p>-801013</text:p>
              </table:table-cell>
              <table:table-cell office:value-type="float" office:value="-788358.817575112">
                <text:p>-788358.8175751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801183">
                <text:p>-801183</text:p>
              </table:table-cell>
              <table:table-cell office:value-type="float" office:value="-788753.40780357">
                <text:p>-788753.4078035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801346">
                <text:p>-801346</text:p>
              </table:table-cell>
              <table:table-cell office:value-type="float" office:value="-789140.872178845">
                <text:p>-789140.8721788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801482">
                <text:p>-801482</text:p>
              </table:table-cell>
              <table:table-cell office:value-type="float" office:value="-789520.599188727">
                <text:p>-789520.5991887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801610">
                <text:p>-801610</text:p>
              </table:table-cell>
              <table:table-cell office:value-type="float" office:value="-789892.580752151">
                <text:p>-789892.58075215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801756">
                <text:p>-801756</text:p>
              </table:table-cell>
              <table:table-cell office:value-type="float" office:value="-790257.6090367">
                <text:p>-790257.609036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801848">
                <text:p>-801848</text:p>
              </table:table-cell>
              <table:table-cell office:value-type="float" office:value="-790614.236450955">
                <text:p>-790614.2364509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801972">
                <text:p>-801972</text:p>
              </table:table-cell>
              <table:table-cell office:value-type="float" office:value="-790963.706098618">
                <text:p>-790963.70609861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802070">
                <text:p>-802070</text:p>
              </table:table-cell>
              <table:table-cell office:value-type="float" office:value="-791305.438218661">
                <text:p>-791305.4382186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802151">
                <text:p>-802151</text:p>
              </table:table-cell>
              <table:table-cell office:value-type="float" office:value="-791639.147811932">
                <text:p>-791639.1478119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802209">
                <text:p>-802209</text:p>
              </table:table-cell>
              <table:table-cell office:value-type="float" office:value="-791964.374033104">
                <text:p>-791964.3740331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802293">
                <text:p>-802293</text:p>
              </table:table-cell>
              <table:table-cell office:value-type="float" office:value="-792282.177909008">
                <text:p>-792282.1779090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802320">
                <text:p>-802320</text:p>
              </table:table-cell>
              <table:table-cell office:value-type="float" office:value="-792591.033973346">
                <text:p>-792591.0339733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802368">
                <text:p>-802368</text:p>
              </table:table-cell>
              <table:table-cell office:value-type="float" office:value="-792891.863697244">
                <text:p>-792891.86369724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802410">
                <text:p>-802410</text:p>
              </table:table-cell>
              <table:table-cell office:value-type="float" office:value="-793184.729429636">
                <text:p>-793184.72942963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802421">
                <text:p>-802421</text:p>
              </table:table-cell>
              <table:table-cell office:value-type="float" office:value="-793468.922370263">
                <text:p>-793468.92237026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802434">
                <text:p>-802434</text:p>
              </table:table-cell>
              <table:table-cell office:value-type="float" office:value="-793744.770912716">
                <text:p>-793744.7709127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802433">
                <text:p>-802433</text:p>
              </table:table-cell>
              <table:table-cell office:value-type="float" office:value="-794012.101038479">
                <text:p>-794012.1010384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802410">
                <text:p>-802410</text:p>
              </table:table-cell>
              <table:table-cell office:value-type="float" office:value="-794270.497929602">
                <text:p>-794270.49792960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802389">
                <text:p>-802389</text:p>
              </table:table-cell>
              <table:table-cell office:value-type="float" office:value="-794520.297993307">
                <text:p>-794520.2979933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802350">
                <text:p>-802350</text:p>
              </table:table-cell>
              <table:table-cell office:value-type="float" office:value="-794761.211901205">
                <text:p>-794761.2119012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802289">
                <text:p>-802289</text:p>
              </table:table-cell>
              <table:table-cell office:value-type="float" office:value="-794992.836150399">
                <text:p>-794992.83615039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802233">
                <text:p>-802233</text:p>
              </table:table-cell>
              <table:table-cell office:value-type="float" office:value="-795215.610422694">
                <text:p>-795215.61042269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802165">
                <text:p>-802165</text:p>
              </table:table-cell>
              <table:table-cell office:value-type="float" office:value="-795429.437794304">
                <text:p>-795429.4377943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802064">
                <text:p>-802064</text:p>
              </table:table-cell>
              <table:table-cell office:value-type="float" office:value="-795633.578169864">
                <text:p>-795633.57816986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801970">
                <text:p>-801970</text:p>
              </table:table-cell>
              <table:table-cell office:value-type="float" office:value="-795828.544995406">
                <text:p>-795828.5449954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801842">
                <text:p>-801842</text:p>
              </table:table-cell>
              <table:table-cell office:value-type="float" office:value="-796013.574380163">
                <text:p>-796013.5743801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801716">
                <text:p>-801716</text:p>
              </table:table-cell>
              <table:table-cell office:value-type="float" office:value="-796189.033630004">
                <text:p>-796189.03363000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801572">
                <text:p>-801572</text:p>
              </table:table-cell>
              <table:table-cell office:value-type="float" office:value="-796354.663364466">
                <text:p>-796354.6633644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801439">
                <text:p>-801439</text:p>
              </table:table-cell>
              <table:table-cell office:value-type="float" office:value="-796511.104491713">
                <text:p>-796511.1044917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801256">
                <text:p>-801256</text:p>
              </table:table-cell>
              <table:table-cell office:value-type="float" office:value="-796657.101276583">
                <text:p>-796657.1012765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801080">
                <text:p>-801080</text:p>
              </table:table-cell>
              <table:table-cell office:value-type="float" office:value="-796793.190468073">
                <text:p>-796793.19046807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800879">
                <text:p>-800879</text:p>
              </table:table-cell>
              <table:table-cell office:value-type="float" office:value="-796918.90768444">
                <text:p>-796918.907684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800674">
                <text:p>-800674</text:p>
              </table:table-cell>
              <table:table-cell office:value-type="float" office:value="-797034.448986457">
                <text:p>-797034.4489864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800433">
                <text:p>-800433</text:p>
              </table:table-cell>
              <table:table-cell office:value-type="float" office:value="-797139.019786874">
                <text:p>-797139.01978687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800201">
                <text:p>-800201</text:p>
              </table:table-cell>
              <table:table-cell office:value-type="float" office:value="-797233.234562662">
                <text:p>-797233.2345626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799948">
                <text:p>-799948</text:p>
              </table:table-cell>
              <table:table-cell office:value-type="float" office:value="-797316.765806888">
                <text:p>-797316.7658068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799647">
                <text:p>-799647</text:p>
              </table:table-cell>
              <table:table-cell office:value-type="float" office:value="-797388.465320522">
                <text:p>-797388.4653205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799379">
                <text:p>-799379</text:p>
              </table:table-cell>
              <table:table-cell office:value-type="float" office:value="-797449.712541429">
                <text:p>-797449.71254142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799072">
                <text:p>-799072</text:p>
              </table:table-cell>
              <table:table-cell office:value-type="float" office:value="-797499.629078616">
                <text:p>-797499.6290786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798757">
                <text:p>-798757</text:p>
              </table:table-cell>
              <table:table-cell office:value-type="float" office:value="-797538.317414659">
                <text:p>-797538.31741465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798425">
                <text:p>-798425</text:p>
              </table:table-cell>
              <table:table-cell office:value-type="float" office:value="-797565.599955746">
                <text:p>-797565.59995574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798069">
                <text:p>-798069</text:p>
              </table:table-cell>
              <table:table-cell office:value-type="float" office:value="-797581.089187877">
                <text:p>-797581.08918787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797681">
                <text:p>-797681</text:p>
              </table:table-cell>
              <table:table-cell office:value-type="float" office:value="-797584.163366712">
                <text:p>-797584.1633667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797308">
                <text:p>-797308</text:p>
              </table:table-cell>
              <table:table-cell office:value-type="float" office:value="-797575.666032351">
                <text:p>-797575.6660323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796898">
                <text:p>-796898</text:p>
              </table:table-cell>
              <table:table-cell office:value-type="float" office:value="-797554.814769818">
                <text:p>-797554.81476981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796451">
                <text:p>-796451</text:p>
              </table:table-cell>
              <table:table-cell office:value-type="float" office:value="-797520.851238439">
                <text:p>-797520.85123843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796038">
                <text:p>-796038</text:p>
              </table:table-cell>
              <table:table-cell office:value-type="float" office:value="-797475.225046487">
                <text:p>-797475.22504648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795576">
                <text:p>-795576</text:p>
              </table:table-cell>
              <table:table-cell office:value-type="float" office:value="-797416.787352749">
                <text:p>-797416.7873527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795112">
                <text:p>-795112</text:p>
              </table:table-cell>
              <table:table-cell office:value-type="float" office:value="-797345.870818818">
                <text:p>-797345.8708188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794599">
                <text:p>-794599</text:p>
              </table:table-cell>
              <table:table-cell office:value-type="float" office:value="-797261.3517167">
                <text:p>-797261.35171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794094">
                <text:p>-794094</text:p>
              </table:table-cell>
              <table:table-cell office:value-type="float" office:value="-797163.894740802">
                <text:p>-797163.8947408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793543">
                <text:p>-793543</text:p>
              </table:table-cell>
              <table:table-cell office:value-type="float" office:value="-797052.482594931">
                <text:p>-797052.48259493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792997">
                <text:p>-792997</text:p>
              </table:table-cell>
              <table:table-cell office:value-type="float" office:value="-796927.698515087">
                <text:p>-796927.69851508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792404">
                <text:p>-792404</text:p>
              </table:table-cell>
              <table:table-cell office:value-type="float" office:value="-796788.507791546">
                <text:p>-796788.5077915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791811">
                <text:p>-791811</text:p>
              </table:table-cell>
              <table:table-cell office:value-type="float" office:value="-796635.353705652">
                <text:p>-796635.35370565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791177">
                <text:p>-791177</text:p>
              </table:table-cell>
              <table:table-cell office:value-type="float" office:value="-796467.404360863">
                <text:p>-796467.4043608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790471">
                <text:p>-790471</text:p>
              </table:table-cell>
              <table:table-cell office:value-type="float" office:value="-796282.899611298">
                <text:p>-796282.89961129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789867">
                <text:p>-789867</text:p>
              </table:table-cell>
              <table:table-cell office:value-type="float" office:value="-796085.487315566">
                <text:p>-796085.48731556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789161">
                <text:p>-789161</text:p>
              </table:table-cell>
              <table:table-cell office:value-type="float" office:value="-795872.426167395">
                <text:p>-795872.4261673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788478">
                <text:p>-788478</text:p>
              </table:table-cell>
              <table:table-cell office:value-type="float" office:value="-795644.905362244">
                <text:p>-795644.9053622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787747">
                <text:p>-787747</text:p>
              </table:table-cell>
              <table:table-cell office:value-type="float" office:value="-795401.89288956">
                <text:p>-795401.8928895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786975">
                <text:p>-786975</text:p>
              </table:table-cell>
              <table:table-cell office:value-type="float" office:value="-795142.603877573">
                <text:p>-795142.60387757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786190">
                <text:p>-786190</text:p>
              </table:table-cell>
              <table:table-cell office:value-type="float" office:value="-794867.139142878">
                <text:p>-794867.13914287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785363">
                <text:p>-785363</text:p>
              </table:table-cell>
              <table:table-cell office:value-type="float" office:value="-794574.704092328">
                <text:p>-794574.70409232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784531">
                <text:p>-784531</text:p>
              </table:table-cell>
              <table:table-cell office:value-type="float" office:value="-794265.667043334">
                <text:p>-794265.6670433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783668">
                <text:p>-783668</text:p>
              </table:table-cell>
              <table:table-cell office:value-type="float" office:value="-793939.584980462">
                <text:p>-793939.5849804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782772">
                <text:p>-782772</text:p>
              </table:table-cell>
              <table:table-cell office:value-type="float" office:value="-793595.966981063">
                <text:p>-793595.9669810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781873">
                <text:p>-781873</text:p>
              </table:table-cell>
              <table:table-cell office:value-type="float" office:value="-793235.260304723">
                <text:p>-793235.26030472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780924">
                <text:p>-780924</text:p>
              </table:table-cell>
              <table:table-cell office:value-type="float" office:value="-792856.452295347">
                <text:p>-792856.4522953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779932">
                <text:p>-779932</text:p>
              </table:table-cell>
              <table:table-cell office:value-type="float" office:value="-792458.776840105">
                <text:p>-792458.7768401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778943">
                <text:p>-778943</text:p>
              </table:table-cell>
              <table:table-cell office:value-type="float" office:value="-792042.906783487">
                <text:p>-792042.9067834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777875">
                <text:p>-777875</text:p>
              </table:table-cell>
              <table:table-cell office:value-type="float" office:value="-791606.971190149">
                <text:p>-791606.9711901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776786">
                <text:p>-776786</text:p>
              </table:table-cell>
              <table:table-cell office:value-type="float" office:value="-791150.941307375">
                <text:p>-791150.9413073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775721">
                <text:p>-775721</text:p>
              </table:table-cell>
              <table:table-cell office:value-type="float" office:value="-790676.173882532">
                <text:p>-790676.1738825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774604">
                <text:p>-774604</text:p>
              </table:table-cell>
              <table:table-cell office:value-type="float" office:value="-790181.645455377">
                <text:p>-790181.64545537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773307">
                <text:p>-773307</text:p>
              </table:table-cell>
              <table:table-cell office:value-type="float" office:value="-789662.425595212">
                <text:p>-789662.42559521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772188">
                <text:p>-772188</text:p>
              </table:table-cell>
              <table:table-cell office:value-type="float" office:value="-789124.750961513">
                <text:p>-789124.75096151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770967">
                <text:p>-770967</text:p>
              </table:table-cell>
              <table:table-cell office:value-type="float" office:value="-788566.050931928">
                <text:p>-788566.05093192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769711">
                <text:p>-769711</text:p>
              </table:table-cell>
              <table:table-cell office:value-type="float" office:value="-787985.895518638">
                <text:p>-787985.89551863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768356">
                <text:p>-768356</text:p>
              </table:table-cell>
              <table:table-cell office:value-type="float" office:value="-787381.898733449">
                <text:p>-787381.89873344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767012">
                <text:p>-767012</text:p>
              </table:table-cell>
              <table:table-cell office:value-type="float" office:value="-786755.132618574">
                <text:p>-786755.1326185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765639">
                <text:p>-765639</text:p>
              </table:table-cell>
              <table:table-cell office:value-type="float" office:value="-786105.405461079">
                <text:p>-786105.40546107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764223">
                <text:p>-764223</text:p>
              </table:table-cell>
              <table:table-cell office:value-type="float" office:value="-785432.100677662">
                <text:p>-785432.10067766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762753">
                <text:p>-762753</text:p>
              </table:table-cell>
              <table:table-cell office:value-type="float" office:value="-784734.282195272">
                <text:p>-784734.28219527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761239">
                <text:p>-761239</text:p>
              </table:table-cell>
              <table:table-cell office:value-type="float" office:value="-784011.350435418">
                <text:p>-784011.3504354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759678">
                <text:p>-759678</text:p>
              </table:table-cell>
              <table:table-cell office:value-type="float" office:value="-783262.631960482">
                <text:p>-783262.63196048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758081">
                <text:p>-758081</text:p>
              </table:table-cell>
              <table:table-cell office:value-type="float" office:value="-782487.812515544">
                <text:p>-782487.8125155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756410">
                <text:p>-756410</text:p>
              </table:table-cell>
              <table:table-cell office:value-type="float" office:value="-781685.418284296">
                <text:p>-781685.41828429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754720">
                <text:p>-754720</text:p>
              </table:table-cell>
              <table:table-cell office:value-type="float" office:value="-780855.713106318">
                <text:p>-780855.7131063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752954">
                <text:p>-752954</text:p>
              </table:table-cell>
              <table:table-cell office:value-type="float" office:value="-779997.198856893">
                <text:p>-779997.19885689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751163">
                <text:p>-751163</text:p>
              </table:table-cell>
              <table:table-cell office:value-type="float" office:value="-779109.992738219">
                <text:p>-779109.9927382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749294">
                <text:p>-749294</text:p>
              </table:table-cell>
              <table:table-cell office:value-type="float" office:value="-778192.577577043">
                <text:p>-778192.57757704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747402">
                <text:p>-747402</text:p>
              </table:table-cell>
              <table:table-cell office:value-type="float" office:value="-777245.175190057">
                <text:p>-777245.1751900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745228">
                <text:p>-745228</text:p>
              </table:table-cell>
              <table:table-cell office:value-type="float" office:value="-776260.031338055">
                <text:p>-776260.0313380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743377">
                <text:p>-743377</text:p>
              </table:table-cell>
              <table:table-cell office:value-type="float" office:value="-775248.245758423">
                <text:p>-775248.24575842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741301">
                <text:p>-741301</text:p>
              </table:table-cell>
              <table:table-cell office:value-type="float" office:value="-774203.715119702">
                <text:p>-774203.71511970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739131">
                <text:p>-739131</text:p>
              </table:table-cell>
              <table:table-cell office:value-type="float" office:value="-773124.55465448">
                <text:p>-773124.554654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736971">
                <text:p>-736971</text:p>
              </table:table-cell>
              <table:table-cell office:value-type="float" office:value="-772012.137588189">
                <text:p>-772012.13758818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734678">
                <text:p>-734678</text:p>
              </table:table-cell>
              <table:table-cell office:value-type="float" office:value="-770863.394893167">
                <text:p>-770863.3948931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732337">
                <text:p>-732337</text:p>
              </table:table-cell>
              <table:table-cell office:value-type="float" office:value="-769677.967357993">
                <text:p>-769677.96735799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729857">
                <text:p>-729857</text:p>
              </table:table-cell>
              <table:table-cell office:value-type="float" office:value="-768452.706823901">
                <text:p>-768452.7068239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727373">
                <text:p>-727373</text:p>
              </table:table-cell>
              <table:table-cell office:value-type="float" office:value="-767188.715844704">
                <text:p>-767188.71584470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724775">
                <text:p>-724775</text:p>
              </table:table-cell>
              <table:table-cell office:value-type="float" office:value="-765883.678434098">
                <text:p>-765883.6784340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722168">
                <text:p>-722168</text:p>
              </table:table-cell>
              <table:table-cell office:value-type="float" office:value="-764538.580636126">
                <text:p>-764538.58063612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719183">
                <text:p>-719183</text:p>
              </table:table-cell>
              <table:table-cell office:value-type="float" office:value="-763143.02430886">
                <text:p>-763143.024308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716514">
                <text:p>-716514</text:p>
              </table:table-cell>
              <table:table-cell office:value-type="float" office:value="-761708.285099357">
                <text:p>-761708.28509935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713586">
                <text:p>-713586</text:p>
              </table:table-cell>
              <table:table-cell office:value-type="float" office:value="-760227.599403992">
                <text:p>-760227.5994039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710656">
                <text:p>-710656</text:p>
              </table:table-cell>
              <table:table-cell office:value-type="float" office:value="-758702.31942233">
                <text:p>-758702.319422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707552">
                <text:p>-707552</text:p>
              </table:table-cell>
              <table:table-cell office:value-type="float" office:value="-757128.463440105">
                <text:p>-757128.4634401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703973">
                <text:p>-703973</text:p>
              </table:table-cell>
              <table:table-cell office:value-type="float" office:value="-755492.910718871">
                <text:p>-755492.91071887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700932">
                <text:p>-700932</text:p>
              </table:table-cell>
              <table:table-cell office:value-type="float" office:value="-753814.113465983">
                <text:p>-753814.1134659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697553">
                <text:p>-697553</text:p>
              </table:table-cell>
              <table:table-cell office:value-type="float" office:value="-752083.002282414">
                <text:p>-752083.0022824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693974">
                <text:p>-693974</text:p>
              </table:table-cell>
              <table:table-cell office:value-type="float" office:value="-750295.032981417">
                <text:p>-750295.0329814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690201">
                <text:p>-690201</text:p>
              </table:table-cell>
              <table:table-cell office:value-type="float" office:value="-748445.985812758">
                <text:p>-748445.98581275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686032">
                <text:p>-686032</text:p>
              </table:table-cell>
              <table:table-cell office:value-type="float" office:value="-746525.555480057">
                <text:p>-746525.55548005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682395">
                <text:p>-682395</text:p>
              </table:table-cell>
              <table:table-cell office:value-type="float" office:value="-744552.307619133">
                <text:p>-744552.3076191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678257">
                <text:p>-678257</text:p>
              </table:table-cell>
              <table:table-cell office:value-type="float" office:value="-742512.452000082">
                <text:p>-742512.45200008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674064">
                <text:p>-674064</text:p>
              </table:table-cell>
              <table:table-cell office:value-type="float" office:value="-740406.345784695">
                <text:p>-740406.3457846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669537">
                <text:p>-669537</text:p>
              </table:table-cell>
              <table:table-cell office:value-type="float" office:value="-738225.750529781">
                <text:p>-738225.75052978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664900">
                <text:p>-664900</text:p>
              </table:table-cell>
              <table:table-cell office:value-type="float" office:value="-735969.573590404">
                <text:p>-735969.5735904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660169">
                <text:p>-660169</text:p>
              </table:table-cell>
              <table:table-cell office:value-type="float" office:value="-733637.24824916">
                <text:p>-733637.248249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655159">
                <text:p>-655159</text:p>
              </table:table-cell>
              <table:table-cell office:value-type="float" office:value="-731222.532918417">
                <text:p>-731222.5329184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649921">
                <text:p>-649921</text:p>
              </table:table-cell>
              <table:table-cell office:value-type="float" office:value="-728720.947290158">
                <text:p>-728720.9472901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644474">
                <text:p>-644474</text:p>
              </table:table-cell>
              <table:table-cell office:value-type="float" office:value="-726128.733527384">
                <text:p>-726128.73352738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638771">
                <text:p>-638771</text:p>
              </table:table-cell>
              <table:table-cell office:value-type="float" office:value="-723440.803265003">
                <text:p>-723440.80326500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632814">
                <text:p>-632814</text:p>
              </table:table-cell>
              <table:table-cell office:value-type="float" office:value="-720652.286241464">
                <text:p>-720652.2862414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625990">
                <text:p>-625990</text:p>
              </table:table-cell>
              <table:table-cell office:value-type="float" office:value="-717739.600510958">
                <text:p>-717739.60051095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619989">
                <text:p>-619989</text:p>
              </table:table-cell>
              <table:table-cell office:value-type="float" office:value="-714731.889726005">
                <text:p>-714731.8897260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613095">
                <text:p>-613095</text:p>
              </table:table-cell>
              <table:table-cell office:value-type="float" office:value="-711604.600811359">
                <text:p>-711604.60081135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606009">
                <text:p>-606009</text:p>
              </table:table-cell>
              <table:table-cell office:value-type="float" office:value="-708355.505401778">
                <text:p>-708355.50540177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597693">
                <text:p>-597693</text:p>
              </table:table-cell>
              <table:table-cell office:value-type="float" office:value="-704950.50523557">
                <text:p>-704950.5052355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590162">
                <text:p>-590162</text:p>
              </table:table-cell>
              <table:table-cell office:value-type="float" office:value="-701418.551228322">
                <text:p>-701418.55122832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581738">
                <text:p>-581738</text:p>
              </table:table-cell>
              <table:table-cell office:value-type="float" office:value="-697736.072728989">
                <text:p>-697736.07272898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572710">
                <text:p>-572710</text:p>
              </table:table-cell>
              <table:table-cell office:value-type="float" office:value="-693889.11664502">
                <text:p>-693889.1166450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563276">
                <text:p>-563276</text:p>
              </table:table-cell>
              <table:table-cell office:value-type="float" office:value="-689870.251517481">
                <text:p>-689870.25151748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553049">
                <text:p>-553049</text:p>
              </table:table-cell>
              <table:table-cell office:value-type="float" office:value="-685660.366855404">
                <text:p>-685660.36685540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542077">
                <text:p>-542077</text:p>
              </table:table-cell>
              <table:table-cell office:value-type="float" office:value="-681242.417106007">
                <text:p>-681242.41710600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529246">
                <text:p>-529246</text:p>
              </table:table-cell>
              <table:table-cell office:value-type="float" office:value="-676565.604271976">
                <text:p>-676565.60427197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517302">
                <text:p>-517302</text:p>
              </table:table-cell>
              <table:table-cell office:value-type="float" office:value="-671665.185678992">
                <text:p>-671665.18567899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503792">
                <text:p>-503792</text:p>
              </table:table-cell>
              <table:table-cell office:value-type="float" office:value="-666499.85688887">
                <text:p>-666499.856888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488973">
                <text:p>-488973</text:p>
              </table:table-cell>
              <table:table-cell office:value-type="float" office:value="-661037.49206152">
                <text:p>-661037.492061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472705">
                <text:p>-472705</text:p>
              </table:table-cell>
              <table:table-cell office:value-type="float" office:value="-655242.646151935">
                <text:p>-655242.6461519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454519">
                <text:p>-454519</text:p>
              </table:table-cell>
              <table:table-cell office:value-type="float" office:value="-649066.533962644">
                <text:p>-649066.53396264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435752">
                <text:p>-435752</text:p>
              </table:table-cell>
              <table:table-cell office:value-type="float" office:value="-642503.009840717">
                <text:p>-642503.00984071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416894">
                <text:p>-416894</text:p>
              </table:table-cell>
              <table:table-cell office:value-type="float" office:value="-635561.19415331">
                <text:p>-635561.1941533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398082">
                <text:p>-398082</text:p>
              </table:table-cell>
              <table:table-cell office:value-type="float" office:value="-628254.142025516">
                <text:p>-628254.1420255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379279">
                <text:p>-379279</text:p>
              </table:table-cell>
              <table:table-cell office:value-type="float" office:value="-620593.368424731">
                <text:p>-620593.36842473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358730">
                <text:p>-358730</text:p>
              </table:table-cell>
              <table:table-cell office:value-type="float" office:value="-612536.034011662">
                <text:p>-612536.03401166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341254">
                <text:p>-341254</text:p>
              </table:table-cell>
              <table:table-cell office:value-type="float" office:value="-604188.894503611">
                <text:p>-604188.8945036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322430">
                <text:p>-322430</text:p>
              </table:table-cell>
              <table:table-cell office:value-type="float" office:value="-595519.390057346">
                <text:p>-595519.39005734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303966">
                <text:p>-303966</text:p>
              </table:table-cell>
              <table:table-cell office:value-type="float" office:value="-586548.51651712">
                <text:p>-586548.516517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285161">
                <text:p>-285161</text:p>
              </table:table-cell>
              <table:table-cell office:value-type="float" office:value="-577275.05447044">
                <text:p>-577275.054470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266756">
                <text:p>-266756</text:p>
              </table:table-cell>
              <table:table-cell office:value-type="float" office:value="-567720.622025195">
                <text:p>-567720.62202519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246266">
                <text:p>-246266</text:p>
              </table:table-cell>
              <table:table-cell office:value-type="float" office:value="-557829.710578266">
                <text:p>-557829.71057826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228682">
                <text:p>-228682</text:p>
              </table:table-cell>
              <table:table-cell office:value-type="float" office:value="-547702.088714319">
                <text:p>-547702.0887143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210340">
                <text:p>-210340</text:p>
              </table:table-cell>
              <table:table-cell office:value-type="float" office:value="-537321.716753879">
                <text:p>-537321.71675387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91558">
                <text:p>-191558</text:p>
              </table:table-cell>
              <table:table-cell office:value-type="float" office:value="-526682.833161452">
                <text:p>-526682.8331614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72653">
                <text:p>-172653</text:p>
              </table:table-cell>
              <table:table-cell office:value-type="float" office:value="-515789.607525715">
                <text:p>-515789.6075257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53501">
                <text:p>-153501</text:p>
              </table:table-cell>
              <table:table-cell office:value-type="float" office:value="-504642.265755693">
                <text:p>-504642.26575569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35049">
                <text:p>-135049</text:p>
              </table:table-cell>
              <table:table-cell office:value-type="float" office:value="-493270.165270902">
                <text:p>-493270.16527090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16247">
                <text:p>-116247</text:p>
              </table:table-cell>
              <table:table-cell office:value-type="float" office:value="-481669.452493336">
                <text:p>-481669.45249333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97792">
                <text:p>-97792</text:p>
              </table:table-cell>
              <table:table-cell office:value-type="float" office:value="-469857.838570464">
                <text:p>-469857.83857046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79010">
                <text:p>-79010</text:p>
              </table:table-cell>
              <table:table-cell office:value-type="float" office:value="-457831.751229834">
                <text:p>-457831.7512298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60223">
                <text:p>-60223</text:p>
              </table:table-cell>
              <table:table-cell office:value-type="float" office:value="-445597.635807378">
                <text:p>-445597.63580737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41137">
                <text:p>-41137</text:p>
              </table:table-cell>
              <table:table-cell office:value-type="float" office:value="-433152.693167151">
                <text:p>-433152.6931671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22371">
                <text:p>-22371</text:p>
              </table:table-cell>
              <table:table-cell office:value-type="float" office:value="-420513.256454316">
                <text:p>-420513.25645431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3541">
                <text:p>-3541</text:p>
              </table:table-cell>
              <table:table-cell office:value-type="float" office:value="-407683.340871106">
                <text:p>-407683.3408711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51">
                <text:p>1251</text:p>
              </table:table-cell>
              <table:table-cell office:value-type="float" office:value="-395100.74576738">
                <text:p>-395100.7457673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48">
                <text:p>348</text:p>
              </table:table-cell>
              <table:table-cell office:value-type="float" office:value="-382933.09205146">
                <text:p>-382933.0920514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444">
                <text:p>-444</text:p>
              </table:table-cell>
              <table:table-cell office:value-type="float" office:value="-371164.196911415">
                <text:p>-371164.1969114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268">
                <text:p>-1268</text:p>
              </table:table-cell>
              <table:table-cell office:value-type="float" office:value="-359782.775467987">
                <text:p>-359782.77546798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2059">
                <text:p>-2059</text:p>
              </table:table-cell>
              <table:table-cell office:value-type="float" office:value="-348775.890068972">
                <text:p>-348775.89006897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2877">
                <text:p>-2877</text:p>
              </table:table-cell>
              <table:table-cell office:value-type="float" office:value="-338132.847297619">
                <text:p>-338132.8472976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3685">
                <text:p>-3685</text:p>
              </table:table-cell>
              <table:table-cell office:value-type="float" office:value="-327842.144303846">
                <text:p>-327842.1443038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4485">
                <text:p>-4485</text:p>
              </table:table-cell>
              <table:table-cell office:value-type="float" office:value="-317892.693709882">
                <text:p>-317892.6937098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5290">
                <text:p>-5290</text:p>
              </table:table-cell>
              <table:table-cell office:value-type="float" office:value="-308274.149288039">
                <text:p>-308274.14928803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6070">
                <text:p>-6070</text:p>
              </table:table-cell>
              <table:table-cell office:value-type="float" office:value="-298975.560079176">
                <text:p>-298975.56007917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6841">
                <text:p>-6841</text:p>
              </table:table-cell>
              <table:table-cell office:value-type="float" office:value="-289986.804384433">
                <text:p>-289986.8043844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7628">
                <text:p>-7628</text:p>
              </table:table-cell>
              <table:table-cell office:value-type="float" office:value="-281298.841172604">
                <text:p>-281298.84117260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8394">
                <text:p>-8394</text:p>
              </table:table-cell>
              <table:table-cell office:value-type="float" office:value="-272901.769136524">
                <text:p>-272901.7691365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9169">
                <text:p>-9169</text:p>
              </table:table-cell>
              <table:table-cell office:value-type="float" office:value="-264786.914701554">
                <text:p>-264786.91470155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9946">
                <text:p>-9946</text:p>
              </table:table-cell>
              <table:table-cell office:value-type="float" office:value="-256945.65578766">
                <text:p>-256945.6557876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0683">
                <text:p>-10683</text:p>
              </table:table-cell>
              <table:table-cell office:value-type="float" office:value="-249368.343301886">
                <text:p>-249368.3433018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1518">
                <text:p>-11518</text:p>
              </table:table-cell>
              <table:table-cell office:value-type="float" office:value="-242049.871200289">
                <text:p>-242049.87120028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12209">
                <text:p>-12209</text:p>
              </table:table-cell>
              <table:table-cell office:value-type="float" office:value="-234977.844394126">
                <text:p>-234977.84439412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2942">
                <text:p>-12942</text:p>
              </table:table-cell>
              <table:table-cell office:value-type="float" office:value="-228145.972258923">
                <text:p>-228145.9722589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13696">
                <text:p>-13696</text:p>
              </table:table-cell>
              <table:table-cell office:value-type="float" office:value="-221547.511574033">
                <text:p>-221547.51157403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14419">
                <text:p>-14419</text:p>
              </table:table-cell>
              <table:table-cell office:value-type="float" office:value="-215174.326602524">
                <text:p>-215174.3266025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5148">
                <text:p>-15148</text:p>
              </table:table-cell>
              <table:table-cell office:value-type="float" office:value="-209019.670399369">
                <text:p>-209019.67039936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5884">
                <text:p>-15884</text:p>
              </table:table-cell>
              <table:table-cell office:value-type="float" office:value="-203077.034387081">
                <text:p>-203077.03438708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16662">
                <text:p>-16662</text:p>
              </table:table-cell>
              <table:table-cell office:value-type="float" office:value="-197341.187175171">
                <text:p>-197341.18717517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7337">
                <text:p>-17337</text:p>
              </table:table-cell>
              <table:table-cell office:value-type="float" office:value="-191802.59680055">
                <text:p>-191802.596800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8044">
                <text:p>-18044</text:p>
              </table:table-cell>
              <table:table-cell office:value-type="float" office:value="-186456.178437456">
                <text:p>-186456.17843745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18728">
                <text:p>-18728</text:p>
              </table:table-cell>
              <table:table-cell office:value-type="float" office:value="-181295.311408612">
                <text:p>-181295.31140861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19437">
                <text:p>-19437</text:p>
              </table:table-cell>
              <table:table-cell office:value-type="float" office:value="-176315.055672962">
                <text:p>-176315.05567296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20143">
                <text:p>-20143</text:p>
              </table:table-cell>
              <table:table-cell office:value-type="float" office:value="-171509.761652256">
                <text:p>-171509.76165225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20896">
                <text:p>-20896</text:p>
              </table:table-cell>
              <table:table-cell office:value-type="float" office:value="-166875.492062955">
                <text:p>-166875.49206295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21523">
                <text:p>-21523</text:p>
              </table:table-cell>
              <table:table-cell office:value-type="float" office:value="-162403.107691787">
                <text:p>-162403.10769178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22201">
                <text:p>-22201</text:p>
              </table:table-cell>
              <table:table-cell office:value-type="float" office:value="-158089.196685886">
                <text:p>-158089.19668588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22869">
                <text:p>-22869</text:p>
              </table:table-cell>
              <table:table-cell office:value-type="float" office:value="-153928.575249398">
                <text:p>-153928.57524939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23542">
                <text:p>-23542</text:p>
              </table:table-cell>
              <table:table-cell office:value-type="float" office:value="-149916.680626339">
                <text:p>-149916.68062633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24221">
                <text:p>-24221</text:p>
              </table:table-cell>
              <table:table-cell office:value-type="float" office:value="-146049.121222452">
                <text:p>-146049.12122245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24880">
                <text:p>-24880</text:p>
              </table:table-cell>
              <table:table-cell office:value-type="float" office:value="-142320.840569453">
                <text:p>-142320.84056945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25522">
                <text:p>-25522</text:p>
              </table:table-cell>
              <table:table-cell office:value-type="float" office:value="-138727.030090393">
                <text:p>-138727.03009039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26194">
                <text:p>-26194</text:p>
              </table:table-cell>
              <table:table-cell office:value-type="float" office:value="-135264.475318381">
                <text:p>-135264.47531838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26812">
                <text:p>-26812</text:p>
              </table:table-cell>
              <table:table-cell office:value-type="float" office:value="-131927.476077816">
                <text:p>-131927.47607781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27474">
                <text:p>-27474</text:p>
              </table:table-cell>
              <table:table-cell office:value-type="float" office:value="-128713.522967729">
                <text:p>-128713.52296772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28127">
                <text:p>-28127</text:p>
              </table:table-cell>
              <table:table-cell office:value-type="float" office:value="-125618.55303026">
                <text:p>-125618.5530302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28753">
                <text:p>-28753</text:p>
              </table:table-cell>
              <table:table-cell office:value-type="float" office:value="-122638.074475483">
                <text:p>-122638.07447548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29357">
                <text:p>-29357</text:p>
              </table:table-cell>
              <table:table-cell office:value-type="float" office:value="-119767.887568545">
                <text:p>-119767.88756854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29985">
                <text:p>-29985</text:p>
              </table:table-cell>
              <table:table-cell office:value-type="float" office:value="-117005.337181821">
                <text:p>-117005.33718182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30584">
                <text:p>-30584</text:p>
              </table:table-cell>
              <table:table-cell office:value-type="float" office:value="-114346.219114688">
                <text:p>-114346.21911468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31204">
                <text:p>-31204</text:p>
              </table:table-cell>
              <table:table-cell office:value-type="float" office:value="-111787.996988082">
                <text:p>-111787.99698808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31818">
                <text:p>-31818</text:p>
              </table:table-cell>
              <table:table-cell office:value-type="float" office:value="-109327.381696141">
                <text:p>-109327.38169614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32464">
                <text:p>-32464</text:p>
              </table:table-cell>
              <table:table-cell office:value-type="float" office:value="-106962.354567029">
                <text:p>-106962.35456702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33004">
                <text:p>-33004</text:p>
              </table:table-cell>
              <table:table-cell office:value-type="float" office:value="-104686.712888043">
                <text:p>-104686.7128880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33601">
                <text:p>-33601</text:p>
              </table:table-cell>
              <table:table-cell office:value-type="float" office:value="-102499.460183796">
                <text:p>-102499.46018379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34158">
                <text:p>-34158</text:p>
              </table:table-cell>
              <table:table-cell office:value-type="float" office:value="-100396.646024295">
                <text:p>-100396.64602429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34739">
                <text:p>-34739</text:p>
              </table:table-cell>
              <table:table-cell office:value-type="float" office:value="-98376.4107620085">
                <text:p>-98376.410762008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35358">
                <text:p>-35358</text:p>
              </table:table-cell>
              <table:table-cell office:value-type="float" office:value="-96437.3827385621">
                <text:p>-96437.382738562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35865">
                <text:p>-35865</text:p>
              </table:table-cell>
              <table:table-cell office:value-type="float" office:value="-94573.6171158372">
                <text:p>-94573.617115837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36447">
                <text:p>-36447</text:p>
              </table:table-cell>
              <table:table-cell office:value-type="float" office:value="-92785.1058199652">
                <text:p>-92785.105819965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36980">
                <text:p>-36980</text:p>
              </table:table-cell>
              <table:table-cell office:value-type="float" office:value="-91068.0256408894">
                <text:p>-91068.025640889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37508">
                <text:p>-37508</text:p>
              </table:table-cell>
              <table:table-cell office:value-type="float" office:value="-89420.0248519389">
                <text:p>-89420.024851938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38102">
                <text:p>-38102</text:p>
              </table:table-cell>
              <table:table-cell office:value-type="float" office:value="-87841.0087026485">
                <text:p>-87841.008702648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38607">
                <text:p>-38607</text:p>
              </table:table-cell>
              <table:table-cell office:value-type="float" office:value="-86326.1161271824">
                <text:p>-86326.116127182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39126">
                <text:p>-39126</text:p>
              </table:table-cell>
              <table:table-cell office:value-type="float" office:value="-84873.8048617306">
                <text:p>-84873.804861730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39655">
                <text:p>-39655</text:p>
              </table:table-cell>
              <table:table-cell office:value-type="float" office:value="-83482.4570198312">
                <text:p>-83482.457019831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40164">
                <text:p>-40164</text:p>
              </table:table-cell>
              <table:table-cell office:value-type="float" office:value="-82149.581419221">
                <text:p>-82149.58141922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40655">
                <text:p>-40655</text:p>
              </table:table-cell>
              <table:table-cell office:value-type="float" office:value="-80872.8250678604">
                <text:p>-80872.825067860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41181">
                <text:p>-41181</text:p>
              </table:table-cell>
              <table:table-cell office:value-type="float" office:value="-79651.5381426954">
                <text:p>-79651.538142695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41682">
                <text:p>-41682</text:p>
              </table:table-cell>
              <table:table-cell office:value-type="float" office:value="-78483.2446613817">
                <text:p>-78483.244661381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42159">
                <text:p>-42159</text:p>
              </table:table-cell>
              <table:table-cell office:value-type="float" office:value="-77365.5755948777">
                <text:p>-77365.575594877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42646">
                <text:p>-42646</text:p>
              </table:table-cell>
              <table:table-cell office:value-type="float" office:value="-76297.2809611891">
                <text:p>-76297.280961189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43130">
                <text:p>-43130</text:p>
              </table:table-cell>
              <table:table-cell office:value-type="float" office:value="-75276.7492393064">
                <text:p>-75276.749239306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43584">
                <text:p>-43584</text:p>
              </table:table-cell>
              <table:table-cell office:value-type="float" office:value="-74301.5877242508">
                <text:p>-74301.587724250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44061">
                <text:p>-44061</text:p>
              </table:table-cell>
              <table:table-cell office:value-type="float" office:value="-73371.1081019662">
                <text:p>-73371.108101966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44531">
                <text:p>-44531</text:p>
              </table:table-cell>
              <table:table-cell office:value-type="float" office:value="-72483.7201603672">
                <text:p>-72483.720160367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44973">
                <text:p>-44973</text:p>
              </table:table-cell>
              <table:table-cell office:value-type="float" office:value="-71637.2364631252">
                <text:p>-71637.236463125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45423">
                <text:p>-45423</text:p>
              </table:table-cell>
              <table:table-cell office:value-type="float" office:value="-70830.6445719521">
                <text:p>-70830.644571952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45856">
                <text:p>-45856</text:p>
              </table:table-cell>
              <table:table-cell office:value-type="float" office:value="-70062.1939697382">
                <text:p>-70062.193969738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46294">
                <text:p>-46294</text:p>
              </table:table-cell>
              <table:table-cell office:value-type="float" office:value="-69330.8649245155">
                <text:p>-69330.864924515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46707">
                <text:p>-46707</text:p>
              </table:table-cell>
              <table:table-cell office:value-type="float" office:value="-68634.7460037611">
                <text:p>-68634.746003761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47112">
                <text:p>-47112</text:p>
              </table:table-cell>
              <table:table-cell office:value-type="float" office:value="-67972.5076651839">
                <text:p>-67972.507665183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47545">
                <text:p>-47545</text:p>
              </table:table-cell>
              <table:table-cell office:value-type="float" office:value="-67343.9689677936">
                <text:p>-67343.968967793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47940">
                <text:p>-47940</text:p>
              </table:table-cell>
              <table:table-cell office:value-type="float" office:value="-66746.9237687846">
                <text:p>-66746.923768784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48343">
                <text:p>-48343</text:p>
              </table:table-cell>
              <table:table-cell office:value-type="float" office:value="-66180.6491912835">
                <text:p>-66180.649191283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48770">
                <text:p>-48770</text:p>
              </table:table-cell>
              <table:table-cell office:value-type="float" office:value="-65644.9369084748">
                <text:p>-65644.936908474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49107">
                <text:p>-49107</text:p>
              </table:table-cell>
              <table:table-cell office:value-type="float" office:value="-65136.0773112909">
                <text:p>-65136.077311290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49495">
                <text:p>-49495</text:p>
              </table:table-cell>
              <table:table-cell office:value-type="float" office:value="-64654.8133940205">
                <text:p>-64654.813394020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49848">
                <text:p>-49848</text:p>
              </table:table-cell>
              <table:table-cell office:value-type="float" office:value="-64199.2191357429">
                <text:p>-64199.219135742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50207">
                <text:p>-50207</text:p>
              </table:table-cell>
              <table:table-cell office:value-type="float" office:value="-63768.6893161816">
                <text:p>-63768.689316181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50567">
                <text:p>-50567</text:p>
              </table:table-cell>
              <table:table-cell office:value-type="float" office:value="-63362.4834910683">
                <text:p>-63362.483491068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50906">
                <text:p>-50906</text:p>
              </table:table-cell>
              <table:table-cell office:value-type="float" office:value="-62979.2070759585">
                <text:p>-62979.207075958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51235">
                <text:p>-51235</text:p>
              </table:table-cell>
              <table:table-cell office:value-type="float" office:value="-62617.8468582367">
                <text:p>-62617.84685823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51586">
                <text:p>-51586</text:p>
              </table:table-cell>
              <table:table-cell office:value-type="float" office:value="-62278.4054164448">
                <text:p>-62278.405416444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51876">
                <text:p>-51876</text:p>
              </table:table-cell>
              <table:table-cell office:value-type="float" office:value="-61958.3314036311">
                <text:p>-61958.331403631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52232">
                <text:p>-52232</text:p>
              </table:table-cell>
              <table:table-cell office:value-type="float" office:value="-61659.0596681348">
                <text:p>-61659.059668134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52528">
                <text:p>-52528</text:p>
              </table:table-cell>
              <table:table-cell office:value-type="float" office:value="-61378.1039860383">
                <text:p>-61378.103986038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52850">
                <text:p>-52850</text:p>
              </table:table-cell>
              <table:table-cell office:value-type="float" office:value="-61115.7007864679">
                <text:p>-61115.700786467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53103">
                <text:p>-53103</text:p>
              </table:table-cell>
              <table:table-cell office:value-type="float" office:value="-60869.1561468843">
                <text:p>-60869.156146884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53387">
                <text:p>-53387</text:p>
              </table:table-cell>
              <table:table-cell office:value-type="float" office:value="-60638.9359577494">
                <text:p>-60638.935957749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53670">
                <text:p>-53670</text:p>
              </table:table-cell>
              <table:table-cell office:value-type="float" office:value="-60424.5071590494">
                <text:p>-60424.507159049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53931">
                <text:p>-53931</text:p>
              </table:table-cell>
              <table:table-cell office:value-type="float" office:value="-60224.706938771">
                <text:p>-60224.7069387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54189">
                <text:p>-54189</text:p>
              </table:table-cell>
              <table:table-cell office:value-type="float" office:value="-60038.9928791165">
                <text:p>-60038.992879116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54422">
                <text:p>-54422</text:p>
              </table:table-cell>
              <table:table-cell office:value-type="float" office:value="-59866.1623289898">
                <text:p>-59866.162328989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54678">
                <text:p>-54678</text:p>
              </table:table-cell>
              <table:table-cell office:value-type="float" office:value="-59706.5265650209">
                <text:p>-59706.526565020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54899">
                <text:p>-54899</text:p>
              </table:table-cell>
              <table:table-cell office:value-type="float" office:value="-59558.6026707126">
                <text:p>-59558.602670712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55114">
                <text:p>-55114</text:p>
              </table:table-cell>
              <table:table-cell office:value-type="float" office:value="-59421.8456654599">
                <text:p>-59421.845665459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55348">
                <text:p>-55348</text:p>
              </table:table-cell>
              <table:table-cell office:value-type="float" office:value="-59296.4965680611">
                <text:p>-59296.496568061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55526">
                <text:p>-55526</text:p>
              </table:table-cell>
              <table:table-cell office:value-type="float" office:value="-59180.4812890438">
                <text:p>-59180.481289043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55745">
                <text:p>-55745</text:p>
              </table:table-cell>
              <table:table-cell office:value-type="float" office:value="-59074.7741724579">
                <text:p>-59074.774172457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55925">
                <text:p>-55925</text:p>
              </table:table-cell>
              <table:table-cell office:value-type="float" office:value="-58977.8580440746">
                <text:p>-58977.858044074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56102">
                <text:p>-56102</text:p>
              </table:table-cell>
              <table:table-cell office:value-type="float" office:value="-58889.3701042569">
                <text:p>-58889.37010425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56259">
                <text:p>-56259</text:p>
              </table:table-cell>
              <table:table-cell office:value-type="float" office:value="-58808.4356395105">
                <text:p>-58808.435639510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56421">
                <text:p>-56421</text:p>
              </table:table-cell>
              <table:table-cell office:value-type="float" office:value="-58734.9760813717">
                <text:p>-58734.976081371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56576">
                <text:p>-56576</text:p>
              </table:table-cell>
              <table:table-cell office:value-type="float" office:value="-58668.5460480987">
                <text:p>-58668.546048098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56717">
                <text:p>-56717</text:p>
              </table:table-cell>
              <table:table-cell office:value-type="float" office:value="-58608.498477388">
                <text:p>-58608.49847738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56831">
                <text:p>-56831</text:p>
              </table:table-cell>
              <table:table-cell office:value-type="float" office:value="-58553.8062165453">
                <text:p>-58553.806216545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56957">
                <text:p>-56957</text:p>
              </table:table-cell>
              <table:table-cell office:value-type="float" office:value="-58504.6737175747">
                <text:p>-58504.673717574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57056">
                <text:p>-57056</text:p>
              </table:table-cell>
              <table:table-cell office:value-type="float" office:value="-58460.0991416493">
                <text:p>-58460.099141649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57162">
                <text:p>-57162</text:p>
              </table:table-cell>
              <table:table-cell office:value-type="float" office:value="-58420.1576295986">
                <text:p>-58420.157629598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57238">
                <text:p>-57238</text:p>
              </table:table-cell>
              <table:table-cell office:value-type="float" office:value="-58383.7835486878">
                <text:p>-58383.783548687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57324">
                <text:p>-57324</text:p>
              </table:table-cell>
              <table:table-cell office:value-type="float" office:value="-58351.1748241128">
                <text:p>-58351.174824112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57397">
                <text:p>-57397</text:p>
              </table:table-cell>
              <table:table-cell office:value-type="float" office:value="-58321.8155987555">
                <text:p>-58321.815598755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57452">
                <text:p>-57452</text:p>
              </table:table-cell>
              <table:table-cell office:value-type="float" office:value="-58295.0520418707">
                <text:p>-58295.052041870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57488">
                <text:p>-57488</text:p>
              </table:table-cell>
              <table:table-cell office:value-type="float" office:value="-58270.2196713516">
                <text:p>-58270.219671351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57528">
                <text:p>-57528</text:p>
              </table:table-cell>
              <table:table-cell office:value-type="float" office:value="-58247.3821430023">
                <text:p>-58247.382143002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57557">
                <text:p>-57557</text:p>
              </table:table-cell>
              <table:table-cell office:value-type="float" office:value="-58226.1396155254">
                <text:p>-58226.139615525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57566">
                <text:p>-57566</text:p>
              </table:table-cell>
              <table:table-cell office:value-type="float" office:value="-58205.8276273553">
                <text:p>-58205.827627355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57561">
                <text:p>-57561</text:p>
              </table:table-cell>
              <table:table-cell office:value-type="float" office:value="-58185.9867772829">
                <text:p>-58185.986777282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57534">
                <text:p>-57534</text:p>
              </table:table-cell>
              <table:table-cell office:value-type="float" office:value="-58165.9256456742">
                <text:p>-58165.925645674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57518">
                <text:p>-57518</text:p>
              </table:table-cell>
              <table:table-cell office:value-type="float" office:value="-58145.9894719611">
                <text:p>-58145.989471961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57474">
                <text:p>-57474</text:p>
              </table:table-cell>
              <table:table-cell office:value-type="float" office:value="-58125.3128728239">
                <text:p>-58125.312872823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57447">
                <text:p>-57447</text:p>
              </table:table-cell>
              <table:table-cell office:value-type="float" office:value="-58104.4417075062">
                <text:p>-58104.441707506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57386">
                <text:p>-57386</text:p>
              </table:table-cell>
              <table:table-cell office:value-type="float" office:value="-58082.3358088137">
                <text:p>-58082.335808813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57319">
                <text:p>-57319</text:p>
              </table:table-cell>
              <table:table-cell office:value-type="float" office:value="-58058.8485531579">
                <text:p>-58058.848553157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57201">
                <text:p>-57201</text:p>
              </table:table-cell>
              <table:table-cell office:value-type="float" office:value="-58032.4532130607">
                <text:p>-58032.453213060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57130">
                <text:p>-57130</text:p>
              </table:table-cell>
              <table:table-cell office:value-type="float" office:value="-58004.6854218896">
                <text:p>-58004.685421889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57027">
                <text:p>-57027</text:p>
              </table:table-cell>
              <table:table-cell office:value-type="float" office:value="-57974.6027935238">
                <text:p>-57974.602793523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56892">
                <text:p>-56892</text:p>
              </table:table-cell>
              <table:table-cell office:value-type="float" office:value="-57941.2919383384">
                <text:p>-57941.291938338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56739">
                <text:p>-56739</text:p>
              </table:table-cell>
              <table:table-cell office:value-type="float" office:value="-57904.2983402357">
                <text:p>-57904.298340235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56610">
                <text:p>-56610</text:p>
              </table:table-cell>
              <table:table-cell office:value-type="float" office:value="-57864.4737759208">
                <text:p>-57864.473775920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56448">
                <text:p>-56448</text:p>
              </table:table-cell>
              <table:table-cell office:value-type="float" office:value="-57820.8899674309">
                <text:p>-57820.889967430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56254">
                <text:p>-56254</text:p>
              </table:table-cell>
              <table:table-cell office:value-type="float" office:value="-57772.677968433">
                <text:p>-57772.67796843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56074">
                <text:p>-56074</text:p>
              </table:table-cell>
              <table:table-cell office:value-type="float" office:value="-57720.4109540197">
                <text:p>-57720.410954019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55853">
                <text:p>-55853</text:p>
              </table:table-cell>
              <table:table-cell office:value-type="float" office:value="-57662.9521554345">
                <text:p>-57662.952155434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55649">
                <text:p>-55649</text:p>
              </table:table-cell>
              <table:table-cell office:value-type="float" office:value="-57600.9843968057">
                <text:p>-57600.984396805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55403">
                <text:p>-55403</text:p>
              </table:table-cell>
              <table:table-cell office:value-type="float" office:value="-57533.3541076732">
                <text:p>-57533.354107673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55141">
                <text:p>-55141</text:p>
              </table:table-cell>
              <table:table-cell office:value-type="float" office:value="-57459.7432120525">
                <text:p>-57459.743212052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54886">
                <text:p>-54886</text:p>
              </table:table-cell>
              <table:table-cell office:value-type="float" office:value="-57380.5511132201">
                <text:p>-57380.551113220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54606">
                <text:p>-54606</text:p>
              </table:table-cell>
              <table:table-cell office:value-type="float" office:value="-57295.1803097364">
                <text:p>-57295.180309736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54274">
                <text:p>-54274</text:p>
              </table:table-cell>
              <table:table-cell office:value-type="float" office:value="-57202.2209155907">
                <text:p>-57202.220915590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53961">
                <text:p>-53961</text:p>
              </table:table-cell>
              <table:table-cell office:value-type="float" office:value="-57102.4910412648">
                <text:p>-57102.491041264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53651">
                <text:p>-53651</text:p>
              </table:table-cell>
              <table:table-cell office:value-type="float" office:value="-56996.2913169182">
                <text:p>-56996.291316918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53301">
                <text:p>-53301</text:p>
              </table:table-cell>
              <table:table-cell office:value-type="float" office:value="-56882.5900456285">
                <text:p>-56882.590045628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52944">
                <text:p>-52944</text:p>
              </table:table-cell>
              <table:table-cell office:value-type="float" office:value="-56761.4026596091">
                <text:p>-56761.402659609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52566">
                <text:p>-52566</text:p>
              </table:table-cell>
              <table:table-cell office:value-type="float" office:value="-56632.3133470058">
                <text:p>-56632.313347005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52121">
                <text:p>-52121</text:p>
              </table:table-cell>
              <table:table-cell office:value-type="float" office:value="-56493.5037055594">
                <text:p>-56493.503705559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51724">
                <text:p>-51724</text:p>
              </table:table-cell>
              <table:table-cell office:value-type="float" office:value="-56346.7497453884">
                <text:p>-56346.749745388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51313">
                <text:p>-51313</text:p>
              </table:table-cell>
              <table:table-cell office:value-type="float" office:value="-56191.8651378379">
                <text:p>-56191.865137837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50844">
                <text:p>-50844</text:p>
              </table:table-cell>
              <table:table-cell office:value-type="float" office:value="-56027.3154412891">
                <text:p>-56027.315441289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50337">
                <text:p>-50337</text:p>
              </table:table-cell>
              <table:table-cell office:value-type="float" office:value="-55852.2288123264">
                <text:p>-55852.228812326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49870">
                <text:p>-49870</text:p>
              </table:table-cell>
              <table:table-cell office:value-type="float" office:value="-55668.1602334855">
                <text:p>-55668.160233485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49383">
                <text:p>-49383</text:p>
              </table:table-cell>
              <table:table-cell office:value-type="float" office:value="-55474.7706878398">
                <text:p>-55474.770687839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48840">
                <text:p>-48840</text:p>
              </table:table-cell>
              <table:table-cell office:value-type="float" office:value="-55270.6238974448">
                <text:p>-55270.623897444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48296">
                <text:p>-48296</text:p>
              </table:table-cell>
              <table:table-cell office:value-type="float" office:value="-55056.0200852157">
                <text:p>-55056.020085215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47667">
                <text:p>-47667</text:p>
              </table:table-cell>
              <table:table-cell office:value-type="float" office:value="-54828.6656210552">
                <text:p>-54828.665621055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47116">
                <text:p>-47116</text:p>
              </table:table-cell>
              <table:table-cell office:value-type="float" office:value="-54591.3528327151">
                <text:p>-54591.352832715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46489">
                <text:p>-46489</text:p>
              </table:table-cell>
              <table:table-cell office:value-type="float" office:value="-54342.0496686315">
                <text:p>-54342.049668631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45855">
                <text:p>-45855</text:p>
              </table:table-cell>
              <table:table-cell office:value-type="float" office:value="-54080.9096788275">
                <text:p>-54080.909678827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45208">
                <text:p>-45208</text:p>
              </table:table-cell>
              <table:table-cell office:value-type="float" office:value="-53807.8970733251">
                <text:p>-53807.897073325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44538">
                <text:p>-44538</text:p>
              </table:table-cell>
              <table:table-cell office:value-type="float" office:value="-53522.6694710689">
                <text:p>-53522.669471068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43821">
                <text:p>-43821</text:p>
              </table:table-cell>
              <table:table-cell office:value-type="float" office:value="-53224.1565642668">
                <text:p>-53224.156564266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43096">
                <text:p>-43096</text:p>
              </table:table-cell>
              <table:table-cell office:value-type="float" office:value="-52912.520977674">
                <text:p>-52912.52097767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42351">
                <text:p>-42351</text:p>
              </table:table-cell>
              <table:table-cell office:value-type="float" office:value="-52587.5511014378">
                <text:p>-52587.551101437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41537">
                <text:p>-41537</text:p>
              </table:table-cell>
              <table:table-cell office:value-type="float" office:value="-52247.5341444705">
                <text:p>-52247.534144470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40737">
                <text:p>-40737</text:p>
              </table:table-cell>
              <table:table-cell office:value-type="float" office:value="-51893.3638631022">
                <text:p>-51893.363863102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39936">
                <text:p>-39936</text:p>
              </table:table-cell>
              <table:table-cell office:value-type="float" office:value="-51525.4449750068">
                <text:p>-51525.444975006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39070">
                <text:p>-39070</text:p>
              </table:table-cell>
              <table:table-cell office:value-type="float" office:value="-51142.2005142373">
                <text:p>-51142.200514237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38193">
                <text:p>-38193</text:p>
              </table:table-cell>
              <table:table-cell office:value-type="float" office:value="-50743.7635753377">
                <text:p>-50743.763575337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37272">
                <text:p>-37272</text:p>
              </table:table-cell>
              <table:table-cell office:value-type="float" office:value="-50329.2477730196">
                <text:p>-50329.247773019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36322">
                <text:p>-36322</text:p>
              </table:table-cell>
              <table:table-cell office:value-type="float" office:value="-49898.2555338498">
                <text:p>-49898.255533849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35345">
                <text:p>-35345</text:p>
              </table:table-cell>
              <table:table-cell office:value-type="float" office:value="-49450.4630558852">
                <text:p>-49450.463055885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34355">
                <text:p>-34355</text:p>
              </table:table-cell>
              <table:table-cell office:value-type="float" office:value="-48985.9872695503">
                <text:p>-48985.987269550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33327">
                <text:p>-33327</text:p>
              </table:table-cell>
              <table:table-cell office:value-type="float" office:value="-48504.172276641">
                <text:p>-48504.17227664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32287">
                <text:p>-32287</text:p>
              </table:table-cell>
              <table:table-cell office:value-type="float" office:value="-48005.1823604367">
                <text:p>-48005.182360436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31189">
                <text:p>-31189</text:p>
              </table:table-cell>
              <table:table-cell office:value-type="float" office:value="-47487.7613647309">
                <text:p>-47487.761364730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30067">
                <text:p>-30067</text:p>
              </table:table-cell>
              <table:table-cell office:value-type="float" office:value="-46951.7379381238">
                <text:p>-46951.737938123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28914">
                <text:p>-28914</text:p>
              </table:table-cell>
              <table:table-cell office:value-type="float" office:value="-46396.7306169508">
                <text:p>-46396.730616950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27705">
                <text:p>-27705</text:p>
              </table:table-cell>
              <table:table-cell office:value-type="float" office:value="-45821.6004441215">
                <text:p>-45821.600444121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26371">
                <text:p>-26371</text:p>
              </table:table-cell>
              <table:table-cell office:value-type="float" office:value="-45223.1204304563">
                <text:p>-45223.120430456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25179">
                <text:p>-25179</text:p>
              </table:table-cell>
              <table:table-cell office:value-type="float" office:value="-44606.3782633653">
                <text:p>-44606.378263365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23883">
                <text:p>-23883</text:p>
              </table:table-cell>
              <table:table-cell office:value-type="float" office:value="-43968.7358552617">
                <text:p>-43968.735855261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22581">
                <text:p>-22581</text:p>
              </table:table-cell>
              <table:table-cell office:value-type="float" office:value="-43310.6516750998">
                <text:p>-43310.651675099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21186">
                <text:p>-21186</text:p>
              </table:table-cell>
              <table:table-cell office:value-type="float" office:value="-42629.8931620199">
                <text:p>-42629.893162019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19773">
                <text:p>-19773</text:p>
              </table:table-cell>
              <table:table-cell office:value-type="float" office:value="-41926.60414165">
                <text:p>-41926.6041416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18332">
                <text:p>-18332</text:p>
              </table:table-cell>
              <table:table-cell office:value-type="float" office:value="-41200.6163219069">
                <text:p>-41200.616321906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16837">
                <text:p>-16837</text:p>
              </table:table-cell>
              <table:table-cell office:value-type="float" office:value="-40450.9665889252">
                <text:p>-40450.966588925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15260">
                <text:p>-15260</text:p>
              </table:table-cell>
              <table:table-cell office:value-type="float" office:value="-39675.8599246506">
                <text:p>-39675.859924650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13645">
                <text:p>-13645</text:p>
              </table:table-cell>
              <table:table-cell office:value-type="float" office:value="-38874.9103885075">
                <text:p>-38874.910388507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12025">
                <text:p>-12025</text:p>
              </table:table-cell>
              <table:table-cell office:value-type="float" office:value="-38048.7592996303">
                <text:p>-38048.759299630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10343">
                <text:p>-10343</text:p>
              </table:table-cell>
              <table:table-cell office:value-type="float" office:value="-37196.2743981032">
                <text:p>-37196.274398103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8620">
                <text:p>-8620</text:p>
              </table:table-cell>
              <table:table-cell office:value-type="float" office:value="-36317.0044166231">
                <text:p>-36317.004416623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6666">
                <text:p>-6666</text:p>
              </table:table-cell>
              <table:table-cell office:value-type="float" office:value="-35404.6658191886">
                <text:p>-35404.665819188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4989">
                <text:p>-4989</text:p>
              </table:table-cell>
              <table:table-cell office:value-type="float" office:value="-34468.7991785981">
                <text:p>-34468.799178598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3128">
                <text:p>-3128</text:p>
              </table:table-cell>
              <table:table-cell office:value-type="float" office:value="-33504.4668961797">
                <text:p>-33504.466896179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1138">
                <text:p>-1138</text:p>
              </table:table-cell>
              <table:table-cell office:value-type="float" office:value="-32508.5756070665">
                <text:p>-32508.575607066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9">
                <text:p>49</text:p>
              </table:table-cell>
              <table:table-cell office:value-type="float" office:value="-31506.804049926">
                <text:p>-31506.80404992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489">
                <text:p>-489</text:p>
              </table:table-cell>
              <table:table-cell office:value-type="float" office:value="-30552.4100791591">
                <text:p>-30552.410079159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1049">
                <text:p>-1049</text:p>
              </table:table-cell>
              <table:table-cell office:value-type="float" office:value="-29644.6128459542">
                <text:p>-29644.612845954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1605">
                <text:p>-1605</text:p>
              </table:table-cell>
              <table:table-cell office:value-type="float" office:value="-28781.8555276171">
                <text:p>-28781.855527617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2170">
                <text:p>-2170</text:p>
              </table:table-cell>
              <table:table-cell office:value-type="float" office:value="-27963.0292036904">
                <text:p>-27963.029203690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2677">
                <text:p>-2677</text:p>
              </table:table-cell>
              <table:table-cell office:value-type="float" office:value="-27184.9975358846">
                <text:p>-27184.997535884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3202">
                <text:p>-3202</text:p>
              </table:table-cell>
              <table:table-cell office:value-type="float" office:value="-26447.059150165">
                <text:p>-26447.05915016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3728">
                <text:p>-3728</text:p>
              </table:table-cell>
              <table:table-cell office:value-type="float" office:value="-25748.0111763138">
                <text:p>-25748.011176313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4231">
                <text:p>-4231</text:p>
              </table:table-cell>
              <table:table-cell office:value-type="float" office:value="-25085.9492939657">
                <text:p>-25085.949293965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4714">
                <text:p>-4714</text:p>
              </table:table-cell>
              <table:table-cell office:value-type="float" office:value="-24459.1200849206">
                <text:p>-24459.120084920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5201">
                <text:p>-5201</text:p>
              </table:table-cell>
              <table:table-cell office:value-type="float" office:value="-23866.5625438461">
                <text:p>-23866.562543846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5690">
                <text:p>-5690</text:p>
              </table:table-cell>
              <table:table-cell office:value-type="float" office:value="-23307.2836963432">
                <text:p>-23307.283696343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6204">
                <text:p>-6204</text:p>
              </table:table-cell>
              <table:table-cell office:value-type="float" office:value="-22781.0288133788">
                <text:p>-22781.028813378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6681">
                <text:p>-6681</text:p>
              </table:table-cell>
              <table:table-cell office:value-type="float" office:value="-22285.6433114286">
                <text:p>-22285.643311428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7167">
                <text:p>-7167</text:p>
              </table:table-cell>
              <table:table-cell office:value-type="float" office:value="-21820.4542864616">
                <text:p>-21820.454286461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7680">
                <text:p>-7680</text:p>
              </table:table-cell>
              <table:table-cell office:value-type="float" office:value="-21385.3633853397">
                <text:p>-21385.363385339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8088">
                <text:p>-8088</text:p>
              </table:table-cell>
              <table:table-cell office:value-type="float" office:value="-20976.2137427139">
                <text:p>-20976.213742713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8569">
                <text:p>-8569</text:p>
              </table:table-cell>
              <table:table-cell office:value-type="float" office:value="-20594.4533198611">
                <text:p>-20594.453319861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9012">
                <text:p>-9012</text:p>
              </table:table-cell>
              <table:table-cell office:value-type="float" office:value="-20238.0701407885">
                <text:p>-20238.070140788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9445">
                <text:p>-9445</text:p>
              </table:table-cell>
              <table:table-cell office:value-type="float" office:value="-19905.9756749181">
                <text:p>-19905.975674918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9896">
                <text:p>-9896</text:p>
              </table:table-cell>
              <table:table-cell office:value-type="float" office:value="-19597.9764233821">
                <text:p>-19597.976423382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10313">
                <text:p>-10313</text:p>
              </table:table-cell>
              <table:table-cell office:value-type="float" office:value="-19312.2848411242">
                <text:p>-19312.284841124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10791">
                <text:p>-10791</text:p>
              </table:table-cell>
              <table:table-cell office:value-type="float" office:value="-19050.0914613973">
                <text:p>-19050.091461397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11185">
                <text:p>-11185</text:p>
              </table:table-cell>
              <table:table-cell office:value-type="float" office:value="-18808.0886472005">
                <text:p>-18808.088647200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1579">
                <text:p>-11579</text:p>
              </table:table-cell>
              <table:table-cell office:value-type="float" office:value="-18585.6551503635">
                <text:p>-18585.655150363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11970">
                <text:p>-11970</text:p>
              </table:table-cell>
              <table:table-cell office:value-type="float" office:value="-18382.0965303523">
                <text:p>-18382.096530352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12394">
                <text:p>-12394</text:p>
              </table:table-cell>
              <table:table-cell office:value-type="float" office:value="-18197.8474063415">
                <text:p>-18197.847406341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12820">
                <text:p>-12820</text:p>
              </table:table-cell>
              <table:table-cell office:value-type="float" office:value="-18032.3751784541">
                <text:p>-18032.375178454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13150">
                <text:p>-13150</text:p>
              </table:table-cell>
              <table:table-cell office:value-type="float" office:value="-17882.1482498863">
                <text:p>-17882.148249886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13532">
                <text:p>-13532</text:p>
              </table:table-cell>
              <table:table-cell office:value-type="float" office:value="-17748.2975345051">
                <text:p>-17748.297534505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13908">
                <text:p>-13908</text:p>
              </table:table-cell>
              <table:table-cell office:value-type="float" office:value="-17630.1345334434">
                <text:p>-17630.134533443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14256">
                <text:p>-14256</text:p>
              </table:table-cell>
              <table:table-cell office:value-type="float" office:value="-17526.3150093375">
                <text:p>-17526.315009337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14625">
                <text:p>-14625</text:p>
              </table:table-cell>
              <table:table-cell office:value-type="float" office:value="-17437.043778281">
                <text:p>-17437.04377828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14979">
                <text:p>-14979</text:p>
              </table:table-cell>
              <table:table-cell office:value-type="float" office:value="-17361.4116620262">
                <text:p>-17361.411662026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15309">
                <text:p>-15309</text:p>
              </table:table-cell>
              <table:table-cell office:value-type="float" office:value="-17298.2605339638">
                <text:p>-17298.260533963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15641">
                <text:p>-15641</text:p>
              </table:table-cell>
              <table:table-cell office:value-type="float" office:value="-17247.2679021495">
                <text:p>-17247.267902149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15948">
                <text:p>-15948</text:p>
              </table:table-cell>
              <table:table-cell office:value-type="float" office:value="-17207.2904282372">
                <text:p>-17207.290428237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16292">
                <text:p>-16292</text:p>
              </table:table-cell>
              <table:table-cell office:value-type="float" office:value="-17179.1276458299">
                <text:p>-17179.127645829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16586">
                <text:p>-16586</text:p>
              </table:table-cell>
              <table:table-cell office:value-type="float" office:value="-17160.8775644198">
                <text:p>-17160.877564419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16881">
                <text:p>-16881</text:p>
              </table:table-cell>
              <table:table-cell office:value-type="float" office:value="-17152.265947053">
                <text:p>-17152.26594705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17173">
                <text:p>-17173</text:p>
              </table:table-cell>
              <table:table-cell office:value-type="float" office:value="-17152.9039179129">
                <text:p>-17152.903917912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17441">
                <text:p>-17441</text:p>
              </table:table-cell>
              <table:table-cell office:value-type="float" office:value="-17161.7684127464">
                <text:p>-17161.768412746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17737">
                <text:p>-17737</text:p>
              </table:table-cell>
              <table:table-cell office:value-type="float" office:value="-17179.4678462003">
                <text:p>-17179.467846200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17994">
                <text:p>-17994</text:p>
              </table:table-cell>
              <table:table-cell office:value-type="float" office:value="-17204.5303740096">
                <text:p>-17204.530374009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18258">
                <text:p>-18258</text:p>
              </table:table-cell>
              <table:table-cell office:value-type="float" office:value="-17236.94482404">
                <text:p>-17236.9448240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18481">
                <text:p>-18481</text:p>
              </table:table-cell>
              <table:table-cell office:value-type="float" office:value="-17275.2234448388">
                <text:p>-17275.223444838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18710">
                <text:p>-18710</text:p>
              </table:table-cell>
              <table:table-cell office:value-type="float" office:value="-17319.3704157669">
                <text:p>-17319.370415766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18962">
                <text:p>-18962</text:p>
              </table:table-cell>
              <table:table-cell office:value-type="float" office:value="-17369.9128645125">
                <text:p>-17369.912864512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19206">
                <text:p>-19206</text:p>
              </table:table-cell>
              <table:table-cell office:value-type="float" office:value="-17426.4078532967">
                <text:p>-17426.407853296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19410">
                <text:p>-19410</text:p>
              </table:table-cell>
              <table:table-cell office:value-type="float" office:value="-17487.4414578107">
                <text:p>-17487.441457810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19598">
                <text:p>-19598</text:p>
              </table:table-cell>
              <table:table-cell office:value-type="float" office:value="-17552.3817206473">
                <text:p>-17552.381720647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19787">
                <text:p>-19787</text:p>
              </table:table-cell>
              <table:table-cell office:value-type="float" office:value="-17621.1392061658">
                <text:p>-17621.139206165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19984">
                <text:p>-19984</text:p>
              </table:table-cell>
              <table:table-cell office:value-type="float" office:value="-17693.8426152069">
                <text:p>-17693.842615206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20170">
                <text:p>-20170</text:p>
              </table:table-cell>
              <table:table-cell office:value-type="float" office:value="-17770.0320732005">
                <text:p>-17770.032073200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20330">
                <text:p>-20330</text:p>
              </table:table-cell>
              <table:table-cell office:value-type="float" office:value="-17848.800317102">
                <text:p>-17848.80031710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20498">
                <text:p>-20498</text:p>
              </table:table-cell>
              <table:table-cell office:value-type="float" office:value="-17930.3141534989">
                <text:p>-17930.314153498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20638">
                <text:p>-20638</text:p>
              </table:table-cell>
              <table:table-cell office:value-type="float" office:value="-18013.6275641604">
                <text:p>-18013.627564160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20785">
                <text:p>-20785</text:p>
              </table:table-cell>
              <table:table-cell office:value-type="float" office:value="-18098.9005621863">
                <text:p>-18098.900562186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20920">
                <text:p>-20920</text:p>
              </table:table-cell>
              <table:table-cell office:value-type="float" office:value="-18185.7036218113">
                <text:p>-18185.703621811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21044">
                <text:p>-21044</text:p>
              </table:table-cell>
              <table:table-cell office:value-type="float" office:value="-18273.6512026787">
                <text:p>-18273.651202678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21146">
                <text:p>-21146</text:p>
              </table:table-cell>
              <table:table-cell office:value-type="float" office:value="-18362.0311656732">
                <text:p>-18362.031165673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21260">
                <text:p>-21260</text:p>
              </table:table-cell>
              <table:table-cell office:value-type="float" office:value="-18451.1994374986">
                <text:p>-18451.199437498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21342">
                <text:p>-21342</text:p>
              </table:table-cell>
              <table:table-cell office:value-type="float" office:value="-18540.147147114">
                <text:p>-18540.14714711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21412">
                <text:p>-21412</text:p>
              </table:table-cell>
              <table:table-cell office:value-type="float" office:value="-18628.5118502798">
                <text:p>-18628.511850279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21488">
                <text:p>-21488</text:p>
              </table:table-cell>
              <table:table-cell office:value-type="float" office:value="-18716.4961010404">
                <text:p>-18716.496101040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21553">
                <text:p>-21553</text:p>
              </table:table-cell>
              <table:table-cell office:value-type="float" office:value="-18803.7731440853">
                <text:p>-18803.773144085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21590">
                <text:p>-21590</text:p>
              </table:table-cell>
              <table:table-cell office:value-type="float" office:value="-18889.5032011904">
                <text:p>-18889.503201190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21632">
                <text:p>-21632</text:p>
              </table:table-cell>
              <table:table-cell office:value-type="float" office:value="-18973.8877180768">
                <text:p>-18973.887718076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21648">
                <text:p>-21648</text:p>
              </table:table-cell>
              <table:table-cell office:value-type="float" office:value="-19056.1680959821">
                <text:p>-19056.16809598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21656">
                <text:p>-21656</text:p>
              </table:table-cell>
              <table:table-cell office:value-type="float" office:value="-19136.1629237981">
                <text:p>-19136.162923798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21674">
                <text:p>-21674</text:p>
              </table:table-cell>
              <table:table-cell office:value-type="float" office:value="-19214.2502184504">
                <text:p>-19214.250218450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21662">
                <text:p>-21662</text:p>
              </table:table-cell>
              <table:table-cell office:value-type="float" office:value="-19289.5655963443">
                <text:p>-19289.565596344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21628">
                <text:p>-21628</text:p>
              </table:table-cell>
              <table:table-cell office:value-type="float" office:value="-19361.5174241491">
                <text:p>-19361.517424149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21606">
                <text:p>-21606</text:p>
              </table:table-cell>
              <table:table-cell office:value-type="float" office:value="-19430.5784264829">
                <text:p>-19430.578426482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21569">
                <text:p>-21569</text:p>
              </table:table-cell>
              <table:table-cell office:value-type="float" office:value="-19496.3760133604">
                <text:p>-19496.376013360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21505">
                <text:p>-21505</text:p>
              </table:table-cell>
              <table:table-cell office:value-type="float" office:value="-19558.1798283339">
                <text:p>-19558.179828333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21438">
                <text:p>-21438</text:p>
              </table:table-cell>
              <table:table-cell office:value-type="float" office:value="-19616.0204490006">
                <text:p>-19616.020449000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21362">
                <text:p>-21362</text:p>
              </table:table-cell>
              <table:table-cell office:value-type="float" office:value="-19669.7428967236">
                <text:p>-19669.742896723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21250">
                <text:p>-21250</text:p>
              </table:table-cell>
              <table:table-cell office:value-type="float" office:value="-19718.366192209">
                <text:p>-19718.36619220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21145">
                <text:p>-21145</text:p>
              </table:table-cell>
              <table:table-cell office:value-type="float" office:value="-19762.2626170641">
                <text:p>-19762.262617064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21033">
                <text:p>-21033</text:p>
              </table:table-cell>
              <table:table-cell office:value-type="float" office:value="-19801.3622288468">
                <text:p>-19801.362228846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20885">
                <text:p>-20885</text:p>
              </table:table-cell>
              <table:table-cell office:value-type="float" office:value="-19834.7049294977">
                <text:p>-19834.704929497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20746">
                <text:p>-20746</text:p>
              </table:table-cell>
              <table:table-cell office:value-type="float" office:value="-19862.7447778208">
                <text:p>-19862.744777820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20577">
                <text:p>-20577</text:p>
              </table:table-cell>
              <table:table-cell office:value-type="float" office:value="-19884.7218615802">
                <text:p>-19884.721861580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20397">
                <text:p>-20397</text:p>
              </table:table-cell>
              <table:table-cell office:value-type="float" office:value="-19900.4842658392">
                <text:p>-19900.484265839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20206">
                <text:p>-20206</text:p>
              </table:table-cell>
              <table:table-cell office:value-type="float" office:value="-19909.8847499673">
                <text:p>-19909.884749967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20020">
                <text:p>-20020</text:p>
              </table:table-cell>
              <table:table-cell office:value-type="float" office:value="-19913.2729115067">
                <text:p>-19913.272911506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19802">
                <text:p>-19802</text:p>
              </table:table-cell>
              <table:table-cell office:value-type="float" office:value="-19909.8491296142">
                <text:p>-19909.849129614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19567">
                <text:p>-19567</text:p>
              </table:table-cell>
              <table:table-cell office:value-type="float" office:value="-19899.2999256261">
                <text:p>-19899.299925626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19297">
                <text:p>-19297</text:p>
              </table:table-cell>
              <table:table-cell office:value-type="float" office:value="-19880.7676202222">
                <text:p>-19880.767620222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19043">
                <text:p>-19043</text:p>
              </table:table-cell>
              <table:table-cell office:value-type="float" office:value="-19854.9901549846">
                <text:p>-19854.990154984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18783">
                <text:p>-18783</text:p>
              </table:table-cell>
              <table:table-cell office:value-type="float" office:value="-19822.0058425235">
                <text:p>-19822.005842523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18455">
                <text:p>-18455</text:p>
              </table:table-cell>
              <table:table-cell office:value-type="float" office:value="-19779.944124292">
                <text:p>-19779.94412429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18167">
                <text:p>-18167</text:p>
              </table:table-cell>
              <table:table-cell office:value-type="float" office:value="-19730.3150743138">
                <text:p>-19730.315074313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17839">
                <text:p>-17839</text:p>
              </table:table-cell>
              <table:table-cell office:value-type="float" office:value="-19672.1207643349">
                <text:p>-19672.120764334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17492">
                <text:p>-17492</text:p>
              </table:table-cell>
              <table:table-cell office:value-type="float" office:value="-19605.0401254323">
                <text:p>-19605.040125432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17140">
                <text:p>-17140</text:p>
              </table:table-cell>
              <table:table-cell office:value-type="float" office:value="-19529.1927369575">
                <text:p>-19529.192736957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16750">
                <text:p>-16750</text:p>
              </table:table-cell>
              <table:table-cell office:value-type="float" office:value="-19443.6791142819">
                <text:p>-19443.679114281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16362">
                <text:p>-16362</text:p>
              </table:table-cell>
              <table:table-cell office:value-type="float" office:value="-19348.8582184578">
                <text:p>-19348.858218457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15954">
                <text:p>-15954</text:p>
              </table:table-cell>
              <table:table-cell office:value-type="float" office:value="-19244.4010425053">
                <text:p>-19244.401042505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15509">
                <text:p>-15509</text:p>
              </table:table-cell>
              <table:table-cell office:value-type="float" office:value="-19129.4656258128">
                <text:p>-19129.465625812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15069">
                <text:p>-15069</text:p>
              </table:table-cell>
              <table:table-cell office:value-type="float" office:value="-19004.5282219416">
                <text:p>-19004.528221941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14546">
                <text:p>-14546</text:p>
              </table:table-cell>
              <table:table-cell office:value-type="float" office:value="-18867.3427381896">
                <text:p>-18867.342738189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14092">
                <text:p>-14092</text:p>
              </table:table-cell>
              <table:table-cell office:value-type="float" office:value="-18720.4091154761">
                <text:p>-18720.409115476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13601">
                <text:p>-13601</text:p>
              </table:table-cell>
              <table:table-cell office:value-type="float" office:value="-18562.8888349999">
                <text:p>-18562.888834999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13074">
                <text:p>-13074</text:p>
              </table:table-cell>
              <table:table-cell office:value-type="float" office:value="-18393.9999477691">
                <text:p>-18393.999947769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12466">
                <text:p>-12466</text:p>
              </table:table-cell>
              <table:table-cell office:value-type="float" office:value="-18211.5999493762">
                <text:p>-18211.599949376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11951">
                <text:p>-11951</text:p>
              </table:table-cell>
              <table:table-cell office:value-type="float" office:value="-18018.96610478">
                <text:p>-18018.9661047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11368">
                <text:p>-11368</text:p>
              </table:table-cell>
              <table:table-cell office:value-type="float" office:value="-17814.3209938637">
                <text:p>-17814.320993863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10741">
                <text:p>-10741</text:p>
              </table:table-cell>
              <table:table-cell office:value-type="float" office:value="-17596.6803478987">
                <text:p>-17596.680347898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10137">
                <text:p>-10137</text:p>
              </table:table-cell>
              <table:table-cell office:value-type="float" office:value="-17367.1517218095">
                <text:p>-17367.151721809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9478">
                <text:p>-9478</text:p>
              </table:table-cell>
              <table:table-cell office:value-type="float" office:value="-17124.4085919077">
                <text:p>-17124.408591907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8788">
                <text:p>-8788</text:p>
              </table:table-cell>
              <table:table-cell office:value-type="float" office:value="-16867.9037121567">
                <text:p>-16867.903712156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8027">
                <text:p>-8027</text:p>
              </table:table-cell>
              <table:table-cell office:value-type="float" office:value="-16595.8759056288">
                <text:p>-16595.875905628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7375">
                <text:p>-7375</text:p>
              </table:table-cell>
              <table:table-cell office:value-type="float" office:value="-16312.156646994">
                <text:p>-16312.15664699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6626">
                <text:p>-6626</text:p>
              </table:table-cell>
              <table:table-cell office:value-type="float" office:value="-16014.1210578557">
                <text:p>-16014.121057855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5861">
                <text:p>-5861</text:p>
              </table:table-cell>
              <table:table-cell office:value-type="float" office:value="-15701.7173329986">
                <text:p>-15701.717332998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5052">
                <text:p>-5052</text:p>
              </table:table-cell>
              <table:table-cell office:value-type="float" office:value="-15374.0337227525">
                <text:p>-15374.033722752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4206">
                <text:p>-4206</text:p>
              </table:table-cell>
              <table:table-cell office:value-type="float" office:value="-15030.4019158986">
                <text:p>-15030.401915898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3365">
                <text:p>-3365</text:p>
              </table:table-cell>
              <table:table-cell office:value-type="float" office:value="-14671.4664723325">
                <text:p>-14671.466472332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2509">
                <text:p>-2509</text:p>
              </table:table-cell>
              <table:table-cell office:value-type="float" office:value="-14297.2367347223">
                <text:p>-14297.236734722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1594">
                <text:p>-1594</text:p>
              </table:table-cell>
              <table:table-cell office:value-type="float" office:value="-13906.3679121154">
                <text:p>-13906.367912115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632">
                <text:p>-632</text:p>
              </table:table-cell>
              <table:table-cell office:value-type="float" office:value="-13497.9258225119">
                <text:p>-13497.925822511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6">
                <text:p>16</text:p>
              </table:table-cell>
              <table:table-cell office:value-type="float" office:value="-13082.1127202807">
                <text:p>-13082.112720280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452">
                <text:p>-452</text:p>
              </table:table-cell>
              <table:table-cell office:value-type="float" office:value="-12693.493867349">
                <text:p>-12693.49386734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849">
                <text:p>-849</text:p>
              </table:table-cell>
              <table:table-cell office:value-type="float" office:value="-12329.0479021998">
                <text:p>-12329.047902199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1267">
                <text:p>-1267</text:p>
              </table:table-cell>
              <table:table-cell office:value-type="float" office:value="-11988.6771975168">
                <text:p>-11988.677197516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1665">
                <text:p>-1665</text:p>
              </table:table-cell>
              <table:table-cell office:value-type="float" office:value="-11671.0255914393">
                <text:p>-11671.025591439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2094">
                <text:p>-2094</text:p>
              </table:table-cell>
              <table:table-cell office:value-type="float" office:value="-11376.3478809335">
                <text:p>-11376.347880933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2471">
                <text:p>-2471</text:p>
              </table:table-cell>
              <table:table-cell office:value-type="float" office:value="-11102.3371769048">
                <text:p>-11102.337176904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2844">
                <text:p>-2844</text:p>
              </table:table-cell>
              <table:table-cell office:value-type="float" office:value="-10848.2344945385">
                <text:p>-10848.234494538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3199">
                <text:p>-3199</text:p>
              </table:table-cell>
              <table:table-cell office:value-type="float" office:value="-10612.8734331681">
                <text:p>-10612.873433168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3589">
                <text:p>-3589</text:p>
              </table:table-cell>
              <table:table-cell office:value-type="float" office:value="-10396.754250609">
                <text:p>-10396.75425060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3921">
                <text:p>-3921</text:p>
              </table:table-cell>
              <table:table-cell office:value-type="float" office:value="-10197.5002736672">
                <text:p>-10197.500273667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4301">
                <text:p>-4301</text:p>
              </table:table-cell>
              <table:table-cell office:value-type="float" office:value="-10016.0694960159">
                <text:p>-10016.069496015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4637">
                <text:p>-4637</text:p>
              </table:table-cell>
              <table:table-cell office:value-type="float" office:value="-9850.55966536927">
                <text:p>-9850.5596653692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4983">
                <text:p>-4983</text:p>
              </table:table-cell>
              <table:table-cell office:value-type="float" office:value="-9700.78859874253">
                <text:p>-9700.7885987425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5342">
                <text:p>-5342</text:p>
              </table:table-cell>
              <table:table-cell office:value-type="float" office:value="-9566.67202647353">
                <text:p>-9566.6720264735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5625">
                <text:p>-5625</text:p>
              </table:table-cell>
              <table:table-cell office:value-type="float" office:value="-9445.38981027434">
                <text:p>-9445.3898102743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5945">
                <text:p>-5945</text:p>
              </table:table-cell>
              <table:table-cell office:value-type="float" office:value="-9337.68550841975">
                <text:p>-9337.6855084197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6258">
                <text:p>-6258</text:p>
              </table:table-cell>
              <table:table-cell office:value-type="float" office:value="-9242.92595431452">
                <text:p>-9242.9259543145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6582">
                <text:p>-6582</text:p>
              </table:table-cell>
              <table:table-cell office:value-type="float" office:value="-9161.05130956639">
                <text:p>-9161.0513095663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6835">
                <text:p>-6835</text:p>
              </table:table-cell>
              <table:table-cell office:value-type="float" office:value="-9089.48050004126">
                <text:p>-9089.4805000412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7124">
                <text:p>-7124</text:p>
              </table:table-cell>
              <table:table-cell office:value-type="float" office:value="-9029.00417696307">
                <text:p>-9029.0041769630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7408">
                <text:p>-7408</text:p>
              </table:table-cell>
              <table:table-cell office:value-type="float" office:value="-8979.12712536421">
                <text:p>-8979.1271253642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7673">
                <text:p>-7673</text:p>
              </table:table-cell>
              <table:table-cell office:value-type="float" office:value="-8938.93859842993">
                <text:p>-8938.9385984299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7903">
                <text:p>-7903</text:p>
              </table:table-cell>
              <table:table-cell office:value-type="float" office:value="-8907.06356463208">
                <text:p>-8907.0635646320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8178">
                <text:p>-8178</text:p>
              </table:table-cell>
              <table:table-cell office:value-type="float" office:value="-8884.63083956648">
                <text:p>-8884.6308395664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8412">
                <text:p>-8412</text:p>
              </table:table-cell>
              <table:table-cell office:value-type="float" office:value="-8870.0883521952">
                <text:p>-8870.088352195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8653">
                <text:p>-8653</text:p>
              </table:table-cell>
              <table:table-cell office:value-type="float" office:value="-8863.4087105892">
                <text:p>-8863.408710589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8866">
                <text:p>-8866</text:p>
              </table:table-cell>
              <table:table-cell office:value-type="float" office:value="-8863.48844257107">
                <text:p>-8863.4884425710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9087">
                <text:p>-9087</text:p>
              </table:table-cell>
              <table:table-cell office:value-type="float" office:value="-8870.36572126119">
                <text:p>-8870.3657212611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9284">
                <text:p>-9284</text:p>
              </table:table-cell>
              <table:table-cell office:value-type="float" office:value="-8883.09292983777">
                <text:p>-8883.0929298377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9489">
                <text:p>-9489</text:p>
              </table:table-cell>
              <table:table-cell office:value-type="float" office:value="-8901.7362243043">
                <text:p>-8901.736224304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9661">
                <text:p>-9661</text:p>
              </table:table-cell>
              <table:table-cell office:value-type="float" office:value="-8925.09818663339">
                <text:p>-8925.098186633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9849">
                <text:p>-9849</text:p>
              </table:table-cell>
              <table:table-cell office:value-type="float" office:value="-8953.52593473698">
                <text:p>-8953.5259347369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10001">
                <text:p>-10001</text:p>
              </table:table-cell>
              <table:table-cell office:value-type="float" office:value="-8985.75590597585">
                <text:p>-8985.7559059758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10169">
                <text:p>-10169</text:p>
              </table:table-cell>
              <table:table-cell office:value-type="float" office:value="-9022.1634165612">
                <text:p>-9022.163416561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10324">
                <text:p>-10324</text:p>
              </table:table-cell>
              <table:table-cell office:value-type="float" office:value="-9062.21992682086">
                <text:p>-9062.2199268208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10448">
                <text:p>-10448</text:p>
              </table:table-cell>
              <table:table-cell office:value-type="float" office:value="-9104.85931368791">
                <text:p>-9104.8593136879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10590">
                <text:p>-10590</text:p>
              </table:table-cell>
              <table:table-cell office:value-type="float" office:value="-9150.55595018982">
                <text:p>-9150.5559501898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10696">
                <text:p>-10696</text:p>
              </table:table-cell>
              <table:table-cell office:value-type="float" office:value="-9198.10807479937">
                <text:p>-9198.1080747993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10816">
                <text:p>-10816</text:p>
              </table:table-cell>
              <table:table-cell office:value-type="float" office:value="-9247.88936480554">
                <text:p>-9247.8893648055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10920">
                <text:p>-10920</text:p>
              </table:table-cell>
              <table:table-cell office:value-type="float" office:value="-9299.33892281152">
                <text:p>-9299.3389228115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11001">
                <text:p>-11001</text:p>
              </table:table-cell>
              <table:table-cell office:value-type="float" office:value="-9351.69772518655">
                <text:p>-9351.6977251865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11084">
                <text:p>-11084</text:p>
              </table:table-cell>
              <table:table-cell office:value-type="float" office:value="-9404.99933364235">
                <text:p>-9404.9993336423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11154">
                <text:p>-11154</text:p>
              </table:table-cell>
              <table:table-cell office:value-type="float" office:value="-9458.81473876105">
                <text:p>-9458.8147387610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11209">
                <text:p>-11209</text:p>
              </table:table-cell>
              <table:table-cell office:value-type="float" office:value="-9512.66659295302">
                <text:p>-9512.6665929530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11245">
                <text:p>-11245</text:p>
              </table:table-cell>
              <table:table-cell office:value-type="float" office:value="-9565.96915932369">
                <text:p>-9565.9691593236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11293">
                <text:p>-11293</text:p>
              </table:table-cell>
              <table:table-cell office:value-type="float" office:value="-9619.10856980604">
                <text:p>-9619.1085698060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11308">
                <text:p>-11308</text:p>
              </table:table-cell>
              <table:table-cell office:value-type="float" office:value="-9671.07445996586">
                <text:p>-9671.0744599658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11316">
                <text:p>-11316</text:p>
              </table:table-cell>
              <table:table-cell office:value-type="float" office:value="-9721.68755350537">
                <text:p>-9721.6875535053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11329">
                <text:p>-11329</text:p>
              </table:table-cell>
              <table:table-cell office:value-type="float" office:value="-9771.14332108982">
                <text:p>-9771.1433210898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11330">
                <text:p>-11330</text:p>
              </table:table-cell>
              <table:table-cell office:value-type="float" office:value="-9819.10814197936">
                <text:p>-9819.1081419793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11306">
                <text:p>-11306</text:p>
              </table:table-cell>
              <table:table-cell office:value-type="float" office:value="-9864.85866068769">
                <text:p>-9864.8586606876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11260">
                <text:p>-11260</text:p>
              </table:table-cell>
              <table:table-cell office:value-type="float" office:value="-9907.78608651269">
                <text:p>-9907.7860865126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11206">
                <text:p>-11206</text:p>
              </table:table-cell>
              <table:table-cell office:value-type="float" office:value="-9947.7311300046">
                <text:p>-9947.731130004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11156">
                <text:p>-11156</text:p>
              </table:table-cell>
              <table:table-cell office:value-type="float" office:value="-9984.90863369677">
                <text:p>-9984.9086336967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11093">
                <text:p>-11093</text:p>
              </table:table-cell>
              <table:table-cell office:value-type="float" office:value="-10019.0037526599">
                <text:p>-10019.003752659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11015">
                <text:p>-11015</text:p>
              </table:table-cell>
              <table:table-cell office:value-type="float" office:value="-10049.6497910396">
                <text:p>-10049.649791039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10905">
                <text:p>-10905</text:p>
              </table:table-cell>
              <table:table-cell office:value-type="float" office:value="-10075.9682590077">
                <text:p>-10075.968259007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10819">
                <text:p>-10819</text:p>
              </table:table-cell>
              <table:table-cell office:value-type="float" office:value="-10098.8307741151">
                <text:p>-10098.830774115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10673">
                <text:p>-10673</text:p>
              </table:table-cell>
              <table:table-cell office:value-type="float" office:value="-10116.497519527">
                <text:p>-10116.49751952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10561">
                <text:p>-10561</text:p>
              </table:table-cell>
              <table:table-cell office:value-type="float" office:value="-10130.1745189261">
                <text:p>-10130.174518926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10409">
                <text:p>-10409</text:p>
              </table:table-cell>
              <table:table-cell office:value-type="float" office:value="-10138.7537644976">
                <text:p>-10138.753764497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10232">
                <text:p>-10232</text:p>
              </table:table-cell>
              <table:table-cell office:value-type="float" office:value="-10141.6228794362">
                <text:p>-10141.622879436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10054">
                <text:p>-10054</text:p>
              </table:table-cell>
              <table:table-cell office:value-type="float" office:value="-10138.9267908381">
                <text:p>-10138.926790838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9885">
                <text:p>-9885</text:p>
              </table:table-cell>
              <table:table-cell office:value-type="float" office:value="-10131.1136588123">
                <text:p>-10131.113658812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9671">
                <text:p>-9671</text:p>
              </table:table-cell>
              <table:table-cell office:value-type="float" office:value="-10116.9563154643">
                <text:p>-10116.956315464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9429">
                <text:p>-9429</text:p>
              </table:table-cell>
              <table:table-cell office:value-type="float" office:value="-10095.7884288346">
                <text:p>-10095.788428834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9217">
                <text:p>-9217</text:p>
              </table:table-cell>
              <table:table-cell office:value-type="float" office:value="-10068.7487848705">
                <text:p>-10068.748784870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8979">
                <text:p>-8979</text:p>
              </table:table-cell>
              <table:table-cell office:value-type="float" office:value="-10035.2180530283">
                <text:p>-10035.218053028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8703">
                <text:p>-8703</text:p>
              </table:table-cell>
              <table:table-cell office:value-type="float" office:value="-9994.22672831973">
                <text:p>-9994.2267283197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8422">
                <text:p>-8422</text:p>
              </table:table-cell>
              <table:table-cell office:value-type="float" office:value="-9945.8505212945">
                <text:p>-9945.850521294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8125">
                <text:p>-8125</text:p>
              </table:table-cell>
              <table:table-cell office:value-type="float" office:value="-9889.82435140852">
                <text:p>-9889.8243514085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7834">
                <text:p>-7834</text:p>
              </table:table-cell>
              <table:table-cell office:value-type="float" office:value="-9826.56821751902">
                <text:p>-9826.5682175190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7498">
                <text:p>-7498</text:p>
              </table:table-cell>
              <table:table-cell office:value-type="float" office:value="-9754.91996467228">
                <text:p>-9754.9199646722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7162">
                <text:p>-7162</text:p>
              </table:table-cell>
              <table:table-cell office:value-type="float" office:value="-9675.13781191314">
                <text:p>-9675.1378119131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6800">
                <text:p>-6800</text:p>
              </table:table-cell>
              <table:table-cell office:value-type="float" office:value="-9586.67203308504">
                <text:p>-9586.6720330850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6404">
                <text:p>-6404</text:p>
              </table:table-cell>
              <table:table-cell office:value-type="float" office:value="-9488.74366283627">
                <text:p>-9488.7436628362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6050">
                <text:p>-6050</text:p>
              </table:table-cell>
              <table:table-cell office:value-type="float" office:value="-9382.93616551823">
                <text:p>-9382.9361655182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5651">
                <text:p>-5651</text:p>
              </table:table-cell>
              <table:table-cell office:value-type="float" office:value="-9268.10736042536">
                <text:p>-9268.1073604253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5172">
                <text:p>-5172</text:p>
              </table:table-cell>
              <table:table-cell office:value-type="float" office:value="-9142.07328779689">
                <text:p>-9142.0732877968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4744">
                <text:p>-4744</text:p>
              </table:table-cell>
              <table:table-cell office:value-type="float" office:value="-9006.74795586468">
                <text:p>-9006.7479558646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4282">
                <text:p>-4282</text:p>
              </table:table-cell>
              <table:table-cell office:value-type="float" office:value="-8861.37109568422">
                <text:p>-8861.3710956842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3820">
                <text:p>-3820</text:p>
              </table:table-cell>
              <table:table-cell office:value-type="float" office:value="-8706.25198504779">
                <text:p>-8706.2519850477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3306">
                <text:p>-3306</text:p>
              </table:table-cell>
              <table:table-cell office:value-type="float" office:value="-8540.09038550785">
                <text:p>-8540.0903855078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2786">
                <text:p>-2786</text:p>
              </table:table-cell>
              <table:table-cell office:value-type="float" office:value="-8363.04145056915">
                <text:p>-8363.0414505691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2231">
                <text:p>-2231</text:p>
              </table:table-cell>
              <table:table-cell office:value-type="float" office:value="-8174.3632520901">
                <text:p>-8174.363252090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1604">
                <text:p>-1604</text:p>
              </table:table-cell>
              <table:table-cell office:value-type="float" office:value="-7972.19822894887">
                <text:p>-7972.1982289488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1070">
                <text:p>-1070</text:p>
              </table:table-cell>
              <table:table-cell office:value-type="float" office:value="-7759.82289882736">
                <text:p>-7759.8228988273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447">
                <text:p>-447</text:p>
              </table:table-cell>
              <table:table-cell office:value-type="float" office:value="-7534.81296347883">
                <text:p>-7534.8129634788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1">
                <text:p>61</text:p>
              </table:table-cell>
              <table:table-cell office:value-type="float" office:value="-7301.09564152563">
                <text:p>-7301.0956415256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317">
                <text:p>-317</text:p>
              </table:table-cell>
              <table:table-cell office:value-type="float" office:value="-7086.20039101715">
                <text:p>-7086.2003910171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639">
                <text:p>-639</text:p>
              </table:table-cell>
              <table:table-cell office:value-type="float" office:value="-6887.82499437047">
                <text:p>-6887.8249943704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989">
                <text:p>-989</text:p>
              </table:table-cell>
              <table:table-cell office:value-type="float" office:value="-6706.32268685138">
                <text:p>-6706.3226868513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1312">
                <text:p>-1312</text:p>
              </table:table-cell>
              <table:table-cell office:value-type="float" office:value="-6540.34352725595">
                <text:p>-6540.343527255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1611">
                <text:p>-1611</text:p>
              </table:table-cell>
              <table:table-cell office:value-type="float" office:value="-6388.671418725">
                <text:p>-6388.67141872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1927">
                <text:p>-1927</text:p>
              </table:table-cell>
              <table:table-cell office:value-type="float" office:value="-6251.38922122577">
                <text:p>-6251.3892212257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2215">
                <text:p>-2215</text:p>
              </table:table-cell>
              <table:table-cell office:value-type="float" office:value="-6127.19262980344">
                <text:p>-6127.1926298034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2507">
                <text:p>-2507</text:p>
              </table:table-cell>
              <table:table-cell office:value-type="float" office:value="-6015.80208734795">
                <text:p>-6015.8020873479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2795">
                <text:p>-2795</text:p>
              </table:table-cell>
              <table:table-cell office:value-type="float" office:value="-5916.70048466032">
                <text:p>-5916.7004846603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3053">
                <text:p>-3053</text:p>
              </table:table-cell>
              <table:table-cell office:value-type="float" office:value="-5828.58662359385">
                <text:p>-5828.5866235938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3327">
                <text:p>-3327</text:p>
              </table:table-cell>
              <table:table-cell office:value-type="float" office:value="-5751.61472748327">
                <text:p>-5751.6147274832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3605">
                <text:p>-3605</text:p>
              </table:table-cell>
              <table:table-cell office:value-type="float" office:value="-5685.56504356071">
                <text:p>-5685.5650435607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3817">
                <text:p>-3817</text:p>
              </table:table-cell>
              <table:table-cell office:value-type="float" office:value="-5628.07073452807">
                <text:p>-5628.0707345280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4062">
                <text:p>-4062</text:p>
              </table:table-cell>
              <table:table-cell office:value-type="float" office:value="-5579.88394269644">
                <text:p>-5579.8839426964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4298">
                <text:p>-4298</text:p>
              </table:table-cell>
              <table:table-cell office:value-type="float" office:value="-5540.44135984424">
                <text:p>-5540.4413598442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4536">
                <text:p>-4536</text:p>
              </table:table-cell>
              <table:table-cell office:value-type="float" office:value="-5509.53547184903">
                <text:p>-5509.5354718490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4717">
                <text:p>-4717</text:p>
              </table:table-cell>
              <table:table-cell office:value-type="float" office:value="-5485.14976502291">
                <text:p>-5485.1497650229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4936">
                <text:p>-4936</text:p>
              </table:table-cell>
              <table:table-cell office:value-type="float" office:value="-5468.25284917605">
                <text:p>-5468.2528491760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5125">
                <text:p>-5125</text:p>
              </table:table-cell>
              <table:table-cell office:value-type="float" office:value="-5457.69122304755">
                <text:p>-5457.6912230475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5295">
                <text:p>-5295</text:p>
              </table:table-cell>
              <table:table-cell office:value-type="float" office:value="-5452.68533926148">
                <text:p>-5452.6853392614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5483">
                <text:p>-5483</text:p>
              </table:table-cell>
              <table:table-cell office:value-type="float" office:value="-5453.61809805343">
                <text:p>-5453.6180980534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5657">
                <text:p>-5657</text:p>
              </table:table-cell>
              <table:table-cell office:value-type="float" office:value="-5459.87600272871">
                <text:p>-5459.8760027287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5797">
                <text:p>-5797</text:p>
              </table:table-cell>
              <table:table-cell office:value-type="float" office:value="-5470.2490487986">
                <text:p>-5470.249048798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5951">
                <text:p>-5951</text:p>
              </table:table-cell>
              <table:table-cell office:value-type="float" office:value="-5485.04138575864">
                <text:p>-5485.0413857586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6082">
                <text:p>-6082</text:p>
              </table:table-cell>
              <table:table-cell office:value-type="float" office:value="-5503.40934311991">
                <text:p>-5503.4093431199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6197">
                <text:p>-6197</text:p>
              </table:table-cell>
              <table:table-cell office:value-type="float" office:value="-5524.75059410084">
                <text:p>-5524.7505941008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6328">
                <text:p>-6328</text:p>
              </table:table-cell>
              <table:table-cell office:value-type="float" office:value="-5549.4659604362">
                <text:p>-5549.465960436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6446">
                <text:p>-6446</text:p>
              </table:table-cell>
              <table:table-cell office:value-type="float" office:value="-5577.051623192">
                <text:p>-5577.05162319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6517">
                <text:p>-6517</text:p>
              </table:table-cell>
              <table:table-cell office:value-type="float" office:value="-5605.97311170917">
                <text:p>-5605.9731117091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6625">
                <text:p>-6625</text:p>
              </table:table-cell>
              <table:table-cell office:value-type="float" office:value="-5637.32778519504">
                <text:p>-5637.3277851950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6677">
                <text:p>-6677</text:p>
              </table:table-cell>
              <table:table-cell office:value-type="float" office:value="-5669.31769949674">
                <text:p>-5669.3176994967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6764">
                <text:p>-6764</text:p>
              </table:table-cell>
              <table:table-cell office:value-type="float" office:value="-5703.00023181991">
                <text:p>-5703.0002318199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6805">
                <text:p>-6805</text:p>
              </table:table-cell>
              <table:table-cell office:value-type="float" office:value="-5736.90791699468">
                <text:p>-5736.9079169946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6856">
                <text:p>-6856</text:p>
              </table:table-cell>
              <table:table-cell office:value-type="float" office:value="-5771.34151954869">
                <text:p>-5771.3415195486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6876">
                <text:p>-6876</text:p>
              </table:table-cell>
              <table:table-cell office:value-type="float" office:value="-5805.33101125489">
                <text:p>-5805.3310112548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6905">
                <text:p>-6905</text:p>
              </table:table-cell>
              <table:table-cell office:value-type="float" office:value="-5839.16698013935">
                <text:p>-5839.1669801393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6909">
                <text:p>-6909</text:p>
              </table:table-cell>
              <table:table-cell office:value-type="float" office:value="-5872.08491921199">
                <text:p>-5872.0849192119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6929">
                <text:p>-6929</text:p>
              </table:table-cell>
              <table:table-cell office:value-type="float" office:value="-5904.60538323623">
                <text:p>-5904.6053832362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6895">
                <text:p>-6895</text:p>
              </table:table-cell>
              <table:table-cell office:value-type="float" office:value="-5935.07906375204">
                <text:p>-5935.0790637520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6870">
                <text:p>-6870</text:p>
              </table:table-cell>
              <table:table-cell office:value-type="float" office:value="-5963.84586179044">
                <text:p>-5963.8458617904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6854">
                <text:p>-6854</text:p>
              </table:table-cell>
              <table:table-cell office:value-type="float" office:value="-5991.2352198892">
                <text:p>-5991.235219889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6799">
                <text:p>-6799</text:p>
              </table:table-cell>
              <table:table-cell office:value-type="float" office:value="-6016.08952081568">
                <text:p>-6016.0895208156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6732">
                <text:p>-6732</text:p>
              </table:table-cell>
              <table:table-cell office:value-type="float" office:value="-6038.11753555981">
                <text:p>-6038.1175355598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6667">
                <text:p>-6667</text:p>
              </table:table-cell>
              <table:table-cell office:value-type="float" office:value="-6057.4677652349">
                <text:p>-6057.467765234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6571">
                <text:p>-6571</text:p>
              </table:table-cell>
              <table:table-cell office:value-type="float" office:value="-6073.26875707382">
                <text:p>-6073.2687570738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6466">
                <text:p>-6466</text:p>
              </table:table-cell>
              <table:table-cell office:value-type="float" office:value="-6085.3527953177">
                <text:p>-6085.352795317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6359">
                <text:p>-6359</text:p>
              </table:table-cell>
              <table:table-cell office:value-type="float" office:value="-6093.77270930793">
                <text:p>-6093.7727093079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6247">
                <text:p>-6247</text:p>
              </table:table-cell>
              <table:table-cell office:value-type="float" office:value="-6098.48739517538">
                <text:p>-6098.4873951753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6101">
                <text:p>-6101</text:p>
              </table:table-cell>
              <table:table-cell office:value-type="float" office:value="-6098.56470609306">
                <text:p>-6098.5647060930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5957">
                <text:p>-5957</text:p>
              </table:table-cell>
              <table:table-cell office:value-type="float" office:value="-6094.2088689825">
                <text:p>-6094.208868982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5770">
                <text:p>-5770</text:p>
              </table:table-cell>
              <table:table-cell office:value-type="float" office:value="-6084.23321147535">
                <text:p>-6084.2332114753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5608">
                <text:p>-5608</text:p>
              </table:table-cell>
              <table:table-cell office:value-type="float" office:value="-6069.57988189149">
                <text:p>-6069.5798818914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5407">
                <text:p>-5407</text:p>
              </table:table-cell>
              <table:table-cell office:value-type="float" office:value="-6049.19280860252">
                <text:p>-6049.1928086025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5209">
                <text:p>-5209</text:p>
              </table:table-cell>
              <table:table-cell office:value-type="float" office:value="-6023.34072218398">
                <text:p>-6023.3407221839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4978">
                <text:p>-4978</text:p>
              </table:table-cell>
              <table:table-cell office:value-type="float" office:value="-5991.17639227063">
                <text:p>-5991.1763922706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4720">
                <text:p>-4720</text:p>
              </table:table-cell>
              <table:table-cell office:value-type="float" office:value="-5952.06327250846">
                <text:p>-5952.0632725084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4486">
                <text:p>-4486</text:p>
              </table:table-cell>
              <table:table-cell office:value-type="float" office:value="-5906.95363335435">
                <text:p>-5906.953633354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4227">
                <text:p>-4227</text:p>
              </table:table-cell>
              <table:table-cell office:value-type="float" office:value="-5855.26275232806">
                <text:p>-5855.2627523280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3936">
                <text:p>-3936</text:p>
              </table:table-cell>
              <table:table-cell office:value-type="float" office:value="-5796.20851379489">
                <text:p>-5796.2085137948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3626">
                <text:p>-3626</text:p>
              </table:table-cell>
              <table:table-cell office:value-type="float" office:value="-5729.43286721659">
                <text:p>-5729.4328672165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3315">
                <text:p>-3315</text:p>
              </table:table-cell>
              <table:table-cell office:value-type="float" office:value="-5655.14262514839">
                <text:p>-5655.1426251483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2988">
                <text:p>-2988</text:p>
              </table:table-cell>
              <table:table-cell office:value-type="float" office:value="-5573.07669822074">
                <text:p>-5573.0766982207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2632">
                <text:p>-2632</text:p>
              </table:table-cell>
              <table:table-cell office:value-type="float" office:value="-5482.58203058318">
                <text:p>-5482.5820305831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2278">
                <text:p>-2278</text:p>
              </table:table-cell>
              <table:table-cell office:value-type="float" office:value="-5383.97950656524">
                <text:p>-5383.9795065652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1858">
                <text:p>-1858</text:p>
              </table:table-cell>
              <table:table-cell office:value-type="float" office:value="-5275.48782944015">
                <text:p>-5275.4878294401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1478">
                <text:p>-1478</text:p>
              </table:table-cell>
              <table:table-cell office:value-type="float" office:value="-5158.64205007276">
                <text:p>-5158.6420500727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1058">
                <text:p>-1058</text:p>
              </table:table-cell>
              <table:table-cell office:value-type="float" office:value="-5032.46844853206">
                <text:p>-5032.4684485320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646">
                <text:p>-646</text:p>
              </table:table-cell>
              <table:table-cell office:value-type="float" office:value="-4897.50018857723">
                <text:p>-4897.5001885772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179">
                <text:p>-179</text:p>
              </table:table-cell>
              <table:table-cell office:value-type="float" office:value="-4752.31556739024">
                <text:p>-4752.3155673902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122">
                <text:p>-122</text:p>
              </table:table-cell>
              <table:table-cell office:value-type="float" office:value="-4609.84431916285">
                <text:p>-4609.8443191628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425">
                <text:p>-425</text:p>
              </table:table-cell>
              <table:table-cell office:value-type="float" office:value="-4481.07987857322">
                <text:p>-4481.0798785732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683">
                <text:p>-683</text:p>
              </table:table-cell>
              <table:table-cell office:value-type="float" office:value="-4364.21588230943">
                <text:p>-4364.2158823094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933">
                <text:p>-933</text:p>
              </table:table-cell>
              <table:table-cell office:value-type="float" office:value="-4258.6400090076">
                <text:p>-4258.640009007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1201">
                <text:p>-1201</text:p>
              </table:table-cell>
              <table:table-cell office:value-type="float" office:value="-4164.55877796121">
                <text:p>-4164.5587779612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1483">
                <text:p>-1483</text:p>
              </table:table-cell>
              <table:table-cell office:value-type="float" office:value="-4082.04927710087">
                <text:p>-4082.0492771008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1692">
                <text:p>-1692</text:p>
              </table:table-cell>
              <table:table-cell office:value-type="float" office:value="-4008.50929934392">
                <text:p>-4008.5092993439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1930">
                <text:p>-1930</text:p>
              </table:table-cell>
              <table:table-cell office:value-type="float" office:value="-3944.55516705641">
                <text:p>-3944.5551670564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2165">
                <text:p>-2165</text:p>
              </table:table-cell>
              <table:table-cell office:value-type="float" office:value="-3889.79962345468">
                <text:p>-3889.7996234546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2367">
                <text:p>-2367</text:p>
              </table:table-cell>
              <table:table-cell office:value-type="float" office:value="-3842.9442504253">
                <text:p>-3842.944250425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2591">
                <text:p>-2591</text:p>
              </table:table-cell>
              <table:table-cell office:value-type="float" office:value="-3804.42288887375">
                <text:p>-3804.4228888737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2787">
                <text:p>-2787</text:p>
              </table:table-cell>
              <table:table-cell office:value-type="float" office:value="-3773.1175692161">
                <text:p>-3773.117569216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2951">
                <text:p>-2951</text:p>
              </table:table-cell>
              <table:table-cell office:value-type="float" office:value="-3747.82164400945">
                <text:p>-3747.8216440094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3148">
                <text:p>-3148</text:p>
              </table:table-cell>
              <table:table-cell office:value-type="float" office:value="-3729.36559342455">
                <text:p>-3729.3655934245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3309">
                <text:p>-3309</text:p>
              </table:table-cell>
              <table:table-cell office:value-type="float" office:value="-3716.43126747302">
                <text:p>-3716.4312674730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3478">
                <text:p>-3478</text:p>
              </table:table-cell>
              <table:table-cell office:value-type="float" office:value="-3709.09492078154">
                <text:p>-3709.0949207815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3631">
                <text:p>-3631</text:p>
              </table:table-cell>
              <table:table-cell office:value-type="float" office:value="-3706.69200014211">
                <text:p>-3706.6920001421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3759">
                <text:p>-3759</text:p>
              </table:table-cell>
              <table:table-cell office:value-type="float" office:value="-3708.30147706082">
                <text:p>-3708.3014770608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3898">
                <text:p>-3898</text:p>
              </table:table-cell>
              <table:table-cell office:value-type="float" office:value="-3714.13835468971">
                <text:p>-3714.1383546897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4011">
                <text:p>-4011</text:p>
              </table:table-cell>
              <table:table-cell office:value-type="float" office:value="-3723.2725591608">
                <text:p>-3723.272559160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4127">
                <text:p>-4127</text:p>
              </table:table-cell>
              <table:table-cell office:value-type="float" office:value="-3735.69494195585">
                <text:p>-3735.6949419558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4238">
                <text:p>-4238</text:p>
              </table:table-cell>
              <table:table-cell office:value-type="float" office:value="-3751.15048220336">
                <text:p>-3751.1504822033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4324">
                <text:p>-4324</text:p>
              </table:table-cell>
              <table:table-cell office:value-type="float" office:value="-3768.77662121249">
                <text:p>-3768.7766212124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4409">
                <text:p>-4409</text:p>
              </table:table-cell>
              <table:table-cell office:value-type="float" office:value="-3788.47580209826">
                <text:p>-3788.4758020982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4455">
                <text:p>-4455</text:p>
              </table:table-cell>
              <table:table-cell office:value-type="float" office:value="-3808.98423895678">
                <text:p>-3808.9842389567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4535">
                <text:p>-4535</text:p>
              </table:table-cell>
              <table:table-cell office:value-type="float" office:value="-3831.32318545041">
                <text:p>-3831.3231854504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4559">
                <text:p>-4559</text:p>
              </table:table-cell>
              <table:table-cell office:value-type="float" office:value="-3853.71324128271">
                <text:p>-3853.7132412827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4618">
                <text:p>-4618</text:p>
              </table:table-cell>
              <table:table-cell office:value-type="float" office:value="-3877.22975693555">
                <text:p>-3877.2297569355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4633">
                <text:p>-4633</text:p>
              </table:table-cell>
              <table:table-cell office:value-type="float" office:value="-3900.48422595292">
                <text:p>-3900.4842259529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4655">
                <text:p>-4655</text:p>
              </table:table-cell>
              <table:table-cell office:value-type="float" office:value="-3923.7000959236">
                <text:p>-3923.700095923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4666">
                <text:p>-4666</text:p>
              </table:table-cell>
              <table:table-cell office:value-type="float" office:value="-3946.5400929721">
                <text:p>-3946.540092972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4642">
                <text:p>-4642</text:p>
              </table:table-cell>
              <table:table-cell office:value-type="float" office:value="-3967.93885934219">
                <text:p>-3967.9388593421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4634">
                <text:p>-4634</text:p>
              </table:table-cell>
              <table:table-cell office:value-type="float" office:value="-3988.43304828551">
                <text:p>-3988.4330482855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4587">
                <text:p>-4587</text:p>
              </table:table-cell>
              <table:table-cell office:value-type="float" office:value="-4006.85049295365">
                <text:p>-4006.8504929536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4549">
                <text:p>-4549</text:p>
              </table:table-cell>
              <table:table-cell office:value-type="float" office:value="-4023.53201624738">
                <text:p>-4023.5320162473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4499">
                <text:p>-4499</text:p>
              </table:table-cell>
              <table:table-cell office:value-type="float" office:value="-4038.16180036285">
                <text:p>-4038.1618003628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4424">
                <text:p>-4424</text:p>
              </table:table-cell>
              <table:table-cell office:value-type="float" office:value="-4050.03374496707">
                <text:p>-4050.0337449670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4350">
                <text:p>-4350</text:p>
              </table:table-cell>
              <table:table-cell office:value-type="float" office:value="-4059.26347589116">
                <text:p>-4059.2634758911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4264">
                <text:p>-4264</text:p>
              </table:table-cell>
              <table:table-cell office:value-type="float" office:value="-4065.56306124835">
                <text:p>-4065.5630612483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4142">
                <text:p>-4142</text:p>
              </table:table-cell>
              <table:table-cell office:value-type="float" office:value="-4067.91496705609">
                <text:p>-4067.9149670560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4031">
                <text:p>-4031</text:p>
              </table:table-cell>
              <table:table-cell office:value-type="float" office:value="-4066.77912191591">
                <text:p>-4066.7791219159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3904">
                <text:p>-3904</text:p>
              </table:table-cell>
              <table:table-cell office:value-type="float" office:value="-4061.77053354926">
                <text:p>-4061.7705335492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3732">
                <text:p>-3732</text:p>
              </table:table-cell>
              <table:table-cell office:value-type="float" office:value="-4051.62374790159">
                <text:p>-4051.6237479015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3595">
                <text:p>-3595</text:p>
              </table:table-cell>
              <table:table-cell office:value-type="float" office:value="-4037.5737864277">
                <text:p>-4037.573786427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3399">
                <text:p>-3399</text:p>
              </table:table-cell>
              <table:table-cell office:value-type="float" office:value="-4017.92536222992">
                <text:p>-4017.9253622299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3226">
                <text:p>-3226</text:p>
              </table:table-cell>
              <table:table-cell office:value-type="float" office:value="-3993.55842800746">
                <text:p>-3993.5584280074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3013">
                <text:p>-3013</text:p>
              </table:table-cell>
              <table:table-cell office:value-type="float" office:value="-3963.38739945339">
                <text:p>-3963.3873994533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2811">
                <text:p>-2811</text:p>
              </table:table-cell>
              <table:table-cell office:value-type="float" office:value="-3927.92932562405">
                <text:p>-3927.9293256240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2566">
                <text:p>-2566</text:p>
              </table:table-cell>
              <table:table-cell office:value-type="float" office:value="-3886.02380791254">
                <text:p>-3886.0238079125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2326">
                <text:p>-2326</text:p>
              </table:table-cell>
              <table:table-cell office:value-type="float" office:value="-3838.02307536139">
                <text:p>-3838.0230753613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2071">
                <text:p>-2071</text:p>
              </table:table-cell>
              <table:table-cell office:value-type="float" office:value="-3783.65313458104">
                <text:p>-3783.6531345810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1777">
                <text:p>-1777</text:p>
              </table:table-cell>
              <table:table-cell office:value-type="float" office:value="-3721.90996120931">
                <text:p>-3721.9099612093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1491">
                <text:p>-1491</text:p>
              </table:table-cell>
              <table:table-cell office:value-type="float" office:value="-3653.26657778749">
                <text:p>-3653.2665777874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1145">
                <text:p>-1145</text:p>
              </table:table-cell>
              <table:table-cell office:value-type="float" office:value="-3576.0891446248">
                <text:p>-3576.089144624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844">
                <text:p>-844</text:p>
              </table:table-cell>
              <table:table-cell office:value-type="float" office:value="-3492.02486325173">
                <text:p>-3492.0248632517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522">
                <text:p>-522</text:p>
              </table:table-cell>
              <table:table-cell office:value-type="float" office:value="-3400.63948284398">
                <text:p>-3400.6394828439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151">
                <text:p>-151</text:p>
              </table:table-cell>
              <table:table-cell office:value-type="float" office:value="-3300.65057567955">
                <text:p>-3300.6505756795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73">
                <text:p>-73</text:p>
              </table:table-cell>
              <table:table-cell office:value-type="float" office:value="-3201.33825027403">
                <text:p>-3201.3382502740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317">
                <text:p>-317</text:p>
              </table:table-cell>
              <table:table-cell office:value-type="float" office:value="-3112.58938103483">
                <text:p>-3112.5893810348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539">
                <text:p>-539</text:p>
              </table:table-cell>
              <table:table-cell office:value-type="float" office:value="-3033.40201546452">
                <text:p>-3033.4020154645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780">
                <text:p>-780</text:p>
              </table:table-cell>
              <table:table-cell office:value-type="float" office:value="-2964.06656883485">
                <text:p>-2964.0665688348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987">
                <text:p>-987</text:p>
              </table:table-cell>
              <table:table-cell office:value-type="float" office:value="-2903.23375133224">
                <text:p>-2903.2337513322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1212">
                <text:p>-1212</text:p>
              </table:table-cell>
              <table:table-cell office:value-type="float" office:value="-2851.19578975278">
                <text:p>-2851.1957897527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1399">
                <text:p>-1399</text:p>
              </table:table-cell>
              <table:table-cell office:value-type="float" office:value="-2806.51284237577">
                <text:p>-2806.5128423757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1604">
                <text:p>-1604</text:p>
              </table:table-cell>
              <table:table-cell office:value-type="float" office:value="-2769.51244722575">
                <text:p>-2769.5124472257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1794">
                <text:p>-1794</text:p>
              </table:table-cell>
              <table:table-cell office:value-type="float" office:value="-2739.4966796188">
                <text:p>-2739.496679618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1957">
                <text:p>-1957</text:p>
              </table:table-cell>
              <table:table-cell office:value-type="float" office:value="-2715.41985870746">
                <text:p>-2715.4198587074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2128">
                <text:p>-2128</text:p>
              </table:table-cell>
              <table:table-cell office:value-type="float" office:value="-2697.34540151646">
                <text:p>-2697.3454015164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2274">
                <text:p>-2274</text:p>
              </table:table-cell>
              <table:table-cell office:value-type="float" office:value="-2684.3193891621">
                <text:p>-2684.319389162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2424">
                <text:p>-2424</text:p>
              </table:table-cell>
              <table:table-cell office:value-type="float" office:value="-2676.30956180327">
                <text:p>-2676.3095618032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2567">
                <text:p>-2567</text:p>
              </table:table-cell>
              <table:table-cell office:value-type="float" office:value="-2672.94619067086">
                <text:p>-2672.9461906708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2685">
                <text:p>-2685</text:p>
              </table:table-cell>
              <table:table-cell office:value-type="float" office:value="-2673.31707711176">
                <text:p>-2673.3170771117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2801">
                <text:p>-2801</text:p>
              </table:table-cell>
              <table:table-cell office:value-type="float" office:value="-2677.2457824314">
                <text:p>-2677.245782431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2899">
                <text:p>-2899</text:p>
              </table:table-cell>
              <table:table-cell office:value-type="float" office:value="-2684.06898912582">
                <text:p>-2684.0689891258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2999">
                <text:p>-2999</text:p>
              </table:table-cell>
              <table:table-cell office:value-type="float" office:value="-2693.75917407579">
                <text:p>-2693.7591740757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3079">
                <text:p>-3079</text:p>
              </table:table-cell>
              <table:table-cell office:value-type="float" office:value="-2705.61273795038">
                <text:p>-2705.6127379503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3168">
                <text:p>-3168</text:p>
              </table:table-cell>
              <table:table-cell office:value-type="float" office:value="-2719.84003832114">
                <text:p>-2719.8400383211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3213">
                <text:p>-3213</text:p>
              </table:table-cell>
              <table:table-cell office:value-type="float" office:value="-2735.01419098818">
                <text:p>-2735.0141909881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3272">
                <text:p>-3272</text:p>
              </table:table-cell>
              <table:table-cell office:value-type="float" office:value="-2751.53683126547">
                <text:p>-2751.5368312654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3317">
                <text:p>-3317</text:p>
              </table:table-cell>
              <table:table-cell office:value-type="float" office:value="-2768.93569799576">
                <text:p>-2768.9356979957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3339">
                <text:p>-3339</text:p>
              </table:table-cell>
              <table:table-cell office:value-type="float" office:value="-2786.47613805743">
                <text:p>-2786.4761380574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3348">
                <text:p>-3348</text:p>
              </table:table-cell>
              <table:table-cell office:value-type="float" office:value="-2803.75379534797">
                <text:p>-2803.7537953479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3376">
                <text:p>-3376</text:p>
              </table:table-cell>
              <table:table-cell office:value-type="float" office:value="-2821.36137087573">
                <text:p>-2821.3613708757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3341">
                <text:p>-3341</text:p>
              </table:table-cell>
              <table:table-cell office:value-type="float" office:value="-2837.35025177186">
                <text:p>-2837.3502517718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3352">
                <text:p>-3352</text:p>
              </table:table-cell>
              <table:table-cell office:value-type="float" office:value="-2853.18562864042">
                <text:p>-2853.1856286404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3333">
                <text:p>-3333</text:p>
              </table:table-cell>
              <table:table-cell office:value-type="float" office:value="-2867.94914775917">
                <text:p>-2867.9491477591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3270">
                <text:p>-3270</text:p>
              </table:table-cell>
              <table:table-cell office:value-type="float" office:value="-2880.31994321274">
                <text:p>-2880.3199432127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3240">
                <text:p>-3240</text:p>
              </table:table-cell>
              <table:table-cell office:value-type="float" office:value="-2891.38702188311">
                <text:p>-2891.3870218831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3168">
                <text:p>-3168</text:p>
              </table:table-cell>
              <table:table-cell office:value-type="float" office:value="-2899.89819044056">
                <text:p>-2899.8981904405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3085">
                <text:p>-3085</text:p>
              </table:table-cell>
              <table:table-cell office:value-type="float" office:value="-2905.59363073469">
                <text:p>-2905.5936307346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3014">
                <text:p>-3014</text:p>
              </table:table-cell>
              <table:table-cell office:value-type="float" office:value="-2908.92921132747">
                <text:p>-2908.9292113274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2890">
                <text:p>-2890</text:p>
              </table:table-cell>
              <table:table-cell office:value-type="float" office:value="-2908.34677405586">
                <text:p>-2908.3467740558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2797">
                <text:p>-2797</text:p>
              </table:table-cell>
              <table:table-cell office:value-type="float" office:value="-2904.92071946952">
                <text:p>-2904.9207194695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2661">
                <text:p>-2661</text:p>
              </table:table-cell>
              <table:table-cell office:value-type="float" office:value="-2897.41546656277">
                <text:p>-2897.4154665627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2514">
                <text:p>-2514</text:p>
              </table:table-cell>
              <table:table-cell office:value-type="float" office:value="-2885.61806759161">
                <text:p>-2885.6180675916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2363">
                <text:p>-2363</text:p>
              </table:table-cell>
              <table:table-cell office:value-type="float" office:value="-2869.53751166571">
                <text:p>-2869.5375116657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2204">
                <text:p>-2204</text:p>
              </table:table-cell>
              <table:table-cell office:value-type="float" office:value="-2849.05943438369">
                <text:p>-2849.0594343836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2000">
                <text:p>-2000</text:p>
              </table:table-cell>
              <table:table-cell office:value-type="float" office:value="-2822.93452871034">
                <text:p>-2822.9345287103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1834">
                <text:p>-1834</text:p>
              </table:table-cell>
              <table:table-cell office:value-type="float" office:value="-2792.5057739808">
                <text:p>-2792.505773980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1624">
                <text:p>-1624</text:p>
              </table:table-cell>
              <table:table-cell office:value-type="float" office:value="-2756.551750166">
                <text:p>-2756.55175016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1383">
                <text:p>-1383</text:p>
              </table:table-cell>
              <table:table-cell office:value-type="float" office:value="-2714.28861939166">
                <text:p>-2714.2886193916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1154">
                <text:p>-1154</text:p>
              </table:table-cell>
              <table:table-cell office:value-type="float" office:value="-2666.279738795">
                <text:p>-2666.27973879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868">
                <text:p>-868</text:p>
              </table:table-cell>
              <table:table-cell office:value-type="float" office:value="-2610.94805452438">
                <text:p>-2610.9480545243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616">
                <text:p>-616</text:p>
              </table:table-cell>
              <table:table-cell office:value-type="float" office:value="-2549.56503746209">
                <text:p>-2549.5650374620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342">
                <text:p>-342</text:p>
              </table:table-cell>
              <table:table-cell office:value-type="float" office:value="-2481.63995938634">
                <text:p>-2481.6399593863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36">
                <text:p>-36</text:p>
              </table:table-cell>
              <table:table-cell office:value-type="float" office:value="-2406.38949909753">
                <text:p>-2406.3894990975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121">
                <text:p>-121</text:p>
              </table:table-cell>
              <table:table-cell office:value-type="float" office:value="-2336.06982220222">
                <text:p>-2336.0698222022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364">
                <text:p>-364</text:p>
              </table:table-cell>
              <table:table-cell office:value-type="float" office:value="-2275.39075074984">
                <text:p>-2275.3907507498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553">
                <text:p>-553</text:p>
              </table:table-cell>
              <table:table-cell office:value-type="float" office:value="-2222.39411226523">
                <text:p>-2222.3941122652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728">
                <text:p>-728</text:p>
              </table:table-cell>
              <table:table-cell office:value-type="float" office:value="-2176.41275496476">
                <text:p>-2176.4127549647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922">
                <text:p>-922</text:p>
              </table:table-cell>
              <table:table-cell office:value-type="float" office:value="-2137.81543942738">
                <text:p>-2137.8154394273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1103">
                <text:p>-1103</text:p>
              </table:table-cell>
              <table:table-cell office:value-type="float" office:value="-2105.97496436808">
                <text:p>-2105.9749643680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1274">
                <text:p>-1274</text:p>
              </table:table-cell>
              <table:table-cell office:value-type="float" office:value="-2080.37573469522">
                <text:p>-2080.3757346952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1421">
                <text:p>-1421</text:p>
              </table:table-cell>
              <table:table-cell office:value-type="float" office:value="-2060.08725055075">
                <text:p>-2060.0872505507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1568">
                <text:p>-1568</text:p>
              </table:table-cell>
              <table:table-cell office:value-type="float" office:value="-2044.94610437996">
                <text:p>-2044.9461043799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1696">
                <text:p>-1696</text:p>
              </table:table-cell>
              <table:table-cell office:value-type="float" office:value="-2034.20930116827">
                <text:p>-2034.2093011682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1828">
                <text:p>-1828</text:p>
              </table:table-cell>
              <table:table-cell office:value-type="float" office:value="-2027.86439959386">
                <text:p>-2027.8643995938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1933">
                <text:p>-1933</text:p>
              </table:table-cell>
              <table:table-cell office:value-type="float" office:value="-2024.94549499097">
                <text:p>-2024.9454949909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2054">
                <text:p>-2054</text:p>
              </table:table-cell>
              <table:table-cell office:value-type="float" office:value="-2025.83947976048">
                <text:p>-2025.8394797604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2150">
                <text:p>-2150</text:p>
              </table:table-cell>
              <table:table-cell office:value-type="float" office:value="-2029.65980346016">
                <text:p>-2029.6598034601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2225">
                <text:p>-2225</text:p>
              </table:table-cell>
              <table:table-cell office:value-type="float" office:value="-2035.670271046">
                <text:p>-2035.67027104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2290">
                <text:p>-2290</text:p>
              </table:table-cell>
              <table:table-cell office:value-type="float" office:value="-2043.49580116766">
                <text:p>-2043.4958011676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2374">
                <text:p>-2374</text:p>
              </table:table-cell>
              <table:table-cell office:value-type="float" office:value="-2053.66516113173">
                <text:p>-2053.6651611317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2419">
                <text:p>-2419</text:p>
              </table:table-cell>
              <table:table-cell office:value-type="float" office:value="-2064.90623309691">
                <text:p>-2064.9062330969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2466">
                <text:p>-2466</text:p>
              </table:table-cell>
              <table:table-cell office:value-type="float" office:value="-2077.24757977085">
                <text:p>-2077.2475797708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2489">
                <text:p>-2489</text:p>
              </table:table-cell>
              <table:table-cell office:value-type="float" office:value="-2089.91688500867">
                <text:p>-2089.9168850086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2502">
                <text:p>-2502</text:p>
              </table:table-cell>
              <table:table-cell office:value-type="float" office:value="-2102.59636546994">
                <text:p>-2102.5963654699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2524">
                <text:p>-2524</text:p>
              </table:table-cell>
              <table:table-cell office:value-type="float" office:value="-2115.56263114779">
                <text:p>-2115.5626311477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2513">
                <text:p>-2513</text:p>
              </table:table-cell>
              <table:table-cell office:value-type="float" office:value="-2127.79147326632">
                <text:p>-2127.7914732663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2505">
                <text:p>-2505</text:p>
              </table:table-cell>
              <table:table-cell office:value-type="float" office:value="-2139.39788947351">
                <text:p>-2139.3978894735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2484">
                <text:p>-2484</text:p>
              </table:table-cell>
              <table:table-cell office:value-type="float" office:value="-2150.00103133586">
                <text:p>-2150.0010313358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2448">
                <text:p>-2448</text:p>
              </table:table-cell>
              <table:table-cell office:value-type="float" office:value="-2159.17023037168">
                <text:p>-2159.1702303716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2391">
                <text:p>-2391</text:p>
              </table:table-cell>
              <table:table-cell office:value-type="float" office:value="-2166.30345405255">
                <text:p>-2166.3034540525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2318">
                <text:p>-2318</text:p>
              </table:table-cell>
              <table:table-cell office:value-type="float" office:value="-2170.97104008171">
                <text:p>-2170.9710400817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2265">
                <text:p>-2265</text:p>
              </table:table-cell>
              <table:table-cell office:value-type="float" office:value="-2173.86423884842">
                <text:p>-2173.8642388484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2153">
                <text:p>-2153</text:p>
              </table:table-cell>
              <table:table-cell office:value-type="float" office:value="-2173.22226226847">
                <text:p>-2173.2222622684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2074">
                <text:p>-2074</text:p>
              </table:table-cell>
              <table:table-cell office:value-type="float" office:value="-2170.16926958329">
                <text:p>-2170.1692695832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1949">
                <text:p>-1949</text:p>
              </table:table-cell>
              <table:table-cell office:value-type="float" office:value="-2163.36406128842">
                <text:p>-2163.3640612884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1826">
                <text:p>-1826</text:p>
              </table:table-cell>
              <table:table-cell office:value-type="float" office:value="-2152.98362863339">
                <text:p>-2152.9836286333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1677">
                <text:p>-1677</text:p>
              </table:table-cell>
              <table:table-cell office:value-type="float" office:value="-2138.33797852159">
                <text:p>-2138.3379785215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1529">
                <text:p>-1529</text:p>
              </table:table-cell>
              <table:table-cell office:value-type="float" office:value="-2119.589117644">
                <text:p>-2119.58911764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1352">
                <text:p>-1352</text:p>
              </table:table-cell>
              <table:table-cell office:value-type="float" office:value="-2095.97099094727">
                <text:p>-2095.9709909472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1167">
                <text:p>-1167</text:p>
              </table:table-cell>
              <table:table-cell office:value-type="float" office:value="-2067.38726814889">
                <text:p>-2067.3872681488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979">
                <text:p>-979</text:p>
              </table:table-cell>
              <table:table-cell office:value-type="float" office:value="-2033.89842912892">
                <text:p>-2033.8984291289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779">
                <text:p>-779</text:p>
              </table:table-cell>
              <table:table-cell office:value-type="float" office:value="-1995.28616977111">
                <text:p>-1995.2861697711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538">
                <text:p>-538</text:p>
              </table:table-cell>
              <table:table-cell office:value-type="float" office:value="-1950.44659531661">
                <text:p>-1950.4465953166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309">
                <text:p>-309</text:p>
              </table:table-cell>
              <table:table-cell office:value-type="float" office:value="-1899.94054622995">
                <text:p>-1899.9405462299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53">
                <text:p>-53</text:p>
              </table:table-cell>
              <table:table-cell office:value-type="float" office:value="-1843.11160634595">
                <text:p>-1843.1116063459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94">
                <text:p>-94</text:p>
              </table:table-cell>
              <table:table-cell office:value-type="float" office:value="-1789.29278768915">
                <text:p>-1789.2927876891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274">
                <text:p>-274</text:p>
              </table:table-cell>
              <table:table-cell office:value-type="float" office:value="-1742.66839422179">
                <text:p>-1742.6683942217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473">
                <text:p>-473</text:p>
              </table:table-cell>
              <table:table-cell office:value-type="float" office:value="-1703.60167439958">
                <text:p>-1703.6016743995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638">
                <text:p>-638</text:p>
              </table:table-cell>
              <table:table-cell office:value-type="float" office:value="-1670.8139305719">
                <text:p>-1670.813930571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795">
                <text:p>-795</text:p>
              </table:table-cell>
              <table:table-cell office:value-type="float" office:value="-1643.86580963123">
                <text:p>-1643.8658096312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953">
                <text:p>-953</text:p>
              </table:table-cell>
              <table:table-cell office:value-type="float" office:value="-1622.60840010412">
                <text:p>-1622.6084001041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1080">
                <text:p>-1080</text:p>
              </table:table-cell>
              <table:table-cell office:value-type="float" office:value="-1605.91275702399">
                <text:p>-1605.9127570239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1216">
                <text:p>-1216</text:p>
              </table:table-cell>
              <table:table-cell office:value-type="float" office:value="-1593.91544142325">
                <text:p>-1593.9154414232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1346">
                <text:p>-1346</text:p>
              </table:table-cell>
              <table:table-cell office:value-type="float" office:value="-1586.28727399484">
                <text:p>-1586.2872739948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1443">
                <text:p>-1443</text:p>
              </table:table-cell>
              <table:table-cell office:value-type="float" office:value="-1581.878434795">
                <text:p>-1581.87843479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1558">
                <text:p>-1558</text:p>
              </table:table-cell>
              <table:table-cell office:value-type="float" office:value="-1581.14371372439">
                <text:p>-1581.1437137243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1637">
                <text:p>-1637</text:p>
              </table:table-cell>
              <table:table-cell office:value-type="float" office:value="-1582.86236868671">
                <text:p>-1582.8623686867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1709">
                <text:p>-1709</text:p>
              </table:table-cell>
              <table:table-cell office:value-type="float" office:value="-1586.74352657328">
                <text:p>-1586.7435265732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1791">
                <text:p>-1791</text:p>
              </table:table-cell>
              <table:table-cell office:value-type="float" office:value="-1593.02834114025">
                <text:p>-1593.0283411402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1854">
                <text:p>-1854</text:p>
              </table:table-cell>
              <table:table-cell office:value-type="float" office:value="-1601.05823833594">
                <text:p>-1601.0582383359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1903">
                <text:p>-1903</text:p>
              </table:table-cell>
              <table:table-cell office:value-type="float" office:value="-1610.34875407945">
                <text:p>-1610.3487540794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1927">
                <text:p>-1927</text:p>
              </table:table-cell>
              <table:table-cell office:value-type="float" office:value="-1620.09186933854">
                <text:p>-1620.0918693385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1961">
                <text:p>-1961</text:p>
              </table:table-cell>
              <table:table-cell office:value-type="float" office:value="-1630.58135028197">
                <text:p>-1630.5813502819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1967">
                <text:p>-1967</text:p>
              </table:table-cell>
              <table:table-cell office:value-type="float" office:value="-1640.93269335022">
                <text:p>-1640.9326933502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1992">
                <text:p>-1992</text:p>
              </table:table-cell>
              <table:table-cell office:value-type="float" office:value="-1651.73476432406">
                <text:p>-1651.7347643240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1961">
                <text:p>-1961</text:p>
              </table:table-cell>
              <table:table-cell office:value-type="float" office:value="-1661.25061772947">
                <text:p>-1661.2506177294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1948">
                <text:p>-1948</text:p>
              </table:table-cell>
              <table:table-cell office:value-type="float" office:value="-1670.07367564549">
                <text:p>-1670.0736756454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1910">
                <text:p>-1910</text:p>
              </table:table-cell>
              <table:table-cell office:value-type="float" office:value="-1677.45602408716">
                <text:p>-1677.4560240871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1879">
                <text:p>-1879</text:p>
              </table:table-cell>
              <table:table-cell office:value-type="float" office:value="-1683.65737719217">
                <text:p>-1683.6573771921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1815">
                <text:p>-1815</text:p>
              </table:table-cell>
              <table:table-cell office:value-type="float" office:value="-1687.69868866318">
                <text:p>-1687.6986886631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1753">
                <text:p>-1753</text:p>
              </table:table-cell>
              <table:table-cell office:value-type="float" office:value="-1689.70795978124">
                <text:p>-1689.7079597812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1661">
                <text:p>-1661</text:p>
              </table:table-cell>
              <table:table-cell office:value-type="float" office:value="-1688.82463794182">
                <text:p>-1688.8246379418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1548">
                <text:p>-1548</text:p>
              </table:table-cell>
              <table:table-cell office:value-type="float" office:value="-1684.49157215899">
                <text:p>-1684.4915721589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1469">
                <text:p>-1469</text:p>
              </table:table-cell>
              <table:table-cell office:value-type="float" office:value="-1677.86106224641">
                <text:p>-1677.8610622464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1357">
                <text:p>-1357</text:p>
              </table:table-cell>
              <table:table-cell office:value-type="float" office:value="-1667.98841417729">
                <text:p>-1667.9884141772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1210">
                <text:p>-1210</text:p>
              </table:table-cell>
              <table:table-cell office:value-type="float" office:value="-1653.89646297183">
                <text:p>-1653.8964629718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1072">
                <text:p>-1072</text:p>
              </table:table-cell>
              <table:table-cell office:value-type="float" office:value="-1635.99195641885">
                <text:p>-1635.9919564188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912">
                <text:p>-912</text:p>
              </table:table-cell>
              <table:table-cell office:value-type="float" office:value="-1613.71528083673">
                <text:p>-1613.7152808367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726">
                <text:p>-726</text:p>
              </table:table-cell>
              <table:table-cell office:value-type="float" office:value="-1586.4009645033">
                <text:p>-1586.400964503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547">
                <text:p>-547</text:p>
              </table:table-cell>
              <table:table-cell office:value-type="float" office:value="-1554.41939636473">
                <text:p>-1554.4193963647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352">
                <text:p>-352</text:p>
              </table:table-cell>
              <table:table-cell office:value-type="float" office:value="-1517.42187647659">
                <text:p>-1517.4218764765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108">
                <text:p>-108</text:p>
              </table:table-cell>
              <table:table-cell office:value-type="float" office:value="-1474.05504950808">
                <text:p>-1474.0550495080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52">
                <text:p>-52</text:p>
              </table:table-cell>
              <table:table-cell office:value-type="float" office:value="-1430.29950952321">
                <text:p>-1430.2995095232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222">
                <text:p>-222</text:p>
              </table:table-cell>
              <table:table-cell office:value-type="float" office:value="-1393.12106307635">
                <text:p>-1393.1210630763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390">
                <text:p>-390</text:p>
              </table:table-cell>
              <table:table-cell office:value-type="float" office:value="-1362.25579959707">
                <text:p>-1362.2557995970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540">
                <text:p>-540</text:p>
              </table:table-cell>
              <table:table-cell office:value-type="float" office:value="-1336.95562114793">
                <text:p>-1336.9556211479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666">
                <text:p>-666</text:p>
              </table:table-cell>
              <table:table-cell office:value-type="float" office:value="-1316.31083280492">
                <text:p>-1316.3108328049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807">
                <text:p>-807</text:p>
              </table:table-cell>
              <table:table-cell office:value-type="float" office:value="-1300.63973025708">
                <text:p>-1300.6397302570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933">
                <text:p>-933</text:p>
              </table:table-cell>
              <table:table-cell office:value-type="float" office:value="-1289.32773855686">
                <text:p>-1289.3277385568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1037">
                <text:p>-1037</text:p>
              </table:table-cell>
              <table:table-cell office:value-type="float" office:value="-1281.56380813972">
                <text:p>-1281.5638081397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1138">
                <text:p>-1138</text:p>
              </table:table-cell>
              <table:table-cell office:value-type="float" office:value="-1277.14646019696">
                <text:p>-1277.1464601969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1236">
                <text:p>-1236</text:p>
              </table:table-cell>
              <table:table-cell office:value-type="float" office:value="-1275.88041526783">
                <text:p>-1275.8804152678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1307">
                <text:p>-1307</text:p>
              </table:table-cell>
              <table:table-cell office:value-type="float" office:value="-1276.83794095189">
                <text:p>-1276.8379409518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1367">
                <text:p>-1367</text:p>
              </table:table-cell>
              <table:table-cell office:value-type="float" office:value="-1279.61215815337">
                <text:p>-1279.6121581533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1455">
                <text:p>-1455</text:p>
              </table:table-cell>
              <table:table-cell office:value-type="float" office:value="-1285.00870713327">
                <text:p>-1285.0087071332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1501">
                <text:p>-1501</text:p>
              </table:table-cell>
              <table:table-cell office:value-type="float" office:value="-1291.65459306763">
                <text:p>-1291.6545930676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1529">
                <text:p>-1529</text:p>
              </table:table-cell>
              <table:table-cell office:value-type="float" office:value="-1298.95752866555">
                <text:p>-1298.9575286655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1564">
                <text:p>-1564</text:p>
              </table:table-cell>
              <table:table-cell office:value-type="float" office:value="-1307.11268162969">
                <text:p>-1307.1126816296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1569">
                <text:p>-1569</text:p>
              </table:table-cell>
              <table:table-cell office:value-type="float" office:value="-1315.17075296416">
                <text:p>-1315.1707529641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1575">
                <text:p>-1575</text:p>
              </table:table-cell>
              <table:table-cell office:value-type="float" office:value="-1323.1654990268">
                <text:p>-1323.165499026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1581">
                <text:p>-1581</text:p>
              </table:table-cell>
              <table:table-cell office:value-type="float" office:value="-1331.09886828751">
                <text:p>-1331.0988682875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1550">
                <text:p>-1550</text:p>
              </table:table-cell>
              <table:table-cell office:value-type="float" office:value="-1337.83428772482">
                <text:p>-1337.8342877248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1530">
                <text:p>-1530</text:p>
              </table:table-cell>
              <table:table-cell office:value-type="float" office:value="-1343.74707887175">
                <text:p>-1343.7470788717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1475">
                <text:p>-1475</text:p>
              </table:table-cell>
              <table:table-cell office:value-type="float" office:value="-1347.78563029108">
                <text:p>-1347.7856302910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1421">
                <text:p>-1421</text:p>
              </table:table-cell>
              <table:table-cell office:value-type="float" office:value="-1350.03838012828">
                <text:p>-1350.0383801282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1375">
                <text:p>-1375</text:p>
              </table:table-cell>
              <table:table-cell office:value-type="float" office:value="-1350.80642997048">
                <text:p>-1350.8064299704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1291">
                <text:p>-1291</text:p>
              </table:table-cell>
              <table:table-cell office:value-type="float" office:value="-1348.96623212524">
                <text:p>-1348.9662321252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1183">
                <text:p>-1183</text:p>
              </table:table-cell>
              <table:table-cell office:value-type="float" office:value="-1343.85957882908">
                <text:p>-1343.8595788290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1097">
                <text:p>-1097</text:p>
              </table:table-cell>
              <table:table-cell office:value-type="float" office:value="-1336.26389948049">
                <text:p>-1336.2638994804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969">
                <text:p>-969</text:p>
              </table:table-cell>
              <table:table-cell office:value-type="float" office:value="-1324.96347180417">
                <text:p>-1324.9634718041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830">
                <text:p>-830</text:p>
              </table:table-cell>
              <table:table-cell office:value-type="float" office:value="-1309.73382651788">
                <text:p>-1309.7338265178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702">
                <text:p>-702</text:p>
              </table:table-cell>
              <table:table-cell office:value-type="float" office:value="-1291.03432416349">
                <text:p>-1291.0343241634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541">
                <text:p>-541</text:p>
              </table:table-cell>
              <table:table-cell office:value-type="float" office:value="-1267.95634495846">
                <text:p>-1267.9563449584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351">
                <text:p>-351</text:p>
              </table:table-cell>
              <table:table-cell office:value-type="float" office:value="-1239.74230357512">
                <text:p>-1239.7423035751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160">
                <text:p>-160</text:p>
              </table:table-cell>
              <table:table-cell office:value-type="float" office:value="-1206.51946346512">
                <text:p>-1206.5194634651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1">
                <text:p>11</text:p>
              </table:table-cell>
              <table:table-cell office:value-type="float" office:value="-1169.05732612773">
                <text:p>-1169.0573261277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147">
                <text:p>-147</text:p>
              </table:table-cell>
              <table:table-cell office:value-type="float" office:value="-1137.60940840072">
                <text:p>-1137.6094084007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313">
                <text:p>-313</text:p>
              </table:table-cell>
              <table:table-cell office:value-type="float" office:value="-1112.23681121916">
                <text:p>-1112.2368112191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422">
                <text:p>-422</text:p>
              </table:table-cell>
              <table:table-cell office:value-type="float" office:value="-1090.99875548934">
                <text:p>-1090.9987554893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560">
                <text:p>-560</text:p>
              </table:table-cell>
              <table:table-cell office:value-type="float" office:value="-1074.66033224351">
                <text:p>-1074.6603322435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702">
                <text:p>-702</text:p>
              </table:table-cell>
              <table:table-cell office:value-type="float" office:value="-1063.19386048218">
                <text:p>-1063.1938604821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808">
                <text:p>-808</text:p>
              </table:table-cell>
              <table:table-cell office:value-type="float" office:value="-1055.34174169811">
                <text:p>-1055.3417416981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893">
                <text:p>-893</text:p>
              </table:table-cell>
              <table:table-cell office:value-type="float" office:value="-1050.34661118432">
                <text:p>-1050.3466111843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987">
                <text:p>-987</text:p>
              </table:table-cell>
              <table:table-cell office:value-type="float" office:value="-1048.39748468634">
                <text:p>-1048.3974846863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1052">
                <text:p>-1052</text:p>
              </table:table-cell>
              <table:table-cell office:value-type="float" office:value="-1048.50833131138">
                <text:p>-1048.5083313113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-1123">
                <text:p>-1123</text:p>
              </table:table-cell>
              <table:table-cell office:value-type="float" office:value="-1050.80038265564">
                <text:p>-1050.8003826556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1170">
                <text:p>-1170</text:p>
              </table:table-cell>
              <table:table-cell office:value-type="float" office:value="-1054.46806318931">
                <text:p>-1054.4680631893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-1215">
                <text:p>-1215</text:p>
              </table:table-cell>
              <table:table-cell office:value-type="float" office:value="-1059.40750739887">
                <text:p>-1059.4075073988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1264">
                <text:p>-1264</text:p>
              </table:table-cell>
              <table:table-cell office:value-type="float" office:value="-1065.70266101737">
                <text:p>-1065.7026610173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1285">
                <text:p>-1285</text:p>
              </table:table-cell>
              <table:table-cell office:value-type="float" office:value="-1072.45027144761">
                <text:p>-1072.4502714476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1282">
                <text:p>-1282</text:p>
              </table:table-cell>
              <table:table-cell office:value-type="float" office:value="-1078.89795540306">
                <text:p>-1078.8979554030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1304">
                <text:p>-1304</text:p>
              </table:table-cell>
              <table:table-cell office:value-type="float" office:value="-1085.82417215989">
                <text:p>-1085.8241721598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1274">
                <text:p>-1274</text:p>
              </table:table-cell>
              <table:table-cell office:value-type="float" office:value="-1091.6141976319">
                <text:p>-1091.614197631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1242">
                <text:p>-1242</text:p>
              </table:table-cell>
              <table:table-cell office:value-type="float" office:value="-1096.24145308938">
                <text:p>-1096.2414530893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-1226">
                <text:p>-1226</text:p>
              </table:table-cell>
              <table:table-cell office:value-type="float" office:value="-1100.23402376355">
                <text:p>-1100.2340237635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1168">
                <text:p>-1168</text:p>
              </table:table-cell>
              <table:table-cell office:value-type="float" office:value="-1102.31913072467">
                <text:p>-1102.3191307246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1103">
                <text:p>-1103</text:p>
              </table:table-cell>
              <table:table-cell office:value-type="float" office:value="-1102.34008054853">
                <text:p>-1102.3400805485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1036">
                <text:p>-1036</text:p>
              </table:table-cell>
              <table:table-cell office:value-type="float" office:value="-1100.29884730088">
                <text:p>-1100.2988473008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-958">
                <text:p>-958</text:p>
              </table:table-cell>
              <table:table-cell office:value-type="float" office:value="-1095.92042123008">
                <text:p>-1095.9204212300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868">
                <text:p>-868</text:p>
              </table:table-cell>
              <table:table-cell office:value-type="float" office:value="-1088.90748519224">
                <text:p>-1088.9074851922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747">
                <text:p>-747</text:p>
              </table:table-cell>
              <table:table-cell office:value-type="float" office:value="-1078.38725487863">
                <text:p>-1078.3872548786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631">
                <text:p>-631</text:p>
              </table:table-cell>
              <table:table-cell office:value-type="float" office:value="-1064.62149319005">
                <text:p>-1064.6214931900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-475">
                <text:p>-475</text:p>
              </table:table-cell>
              <table:table-cell office:value-type="float" office:value="-1046.47929339959">
                <text:p>-1046.4792933995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316">
                <text:p>-316</text:p>
              </table:table-cell>
              <table:table-cell office:value-type="float" office:value="-1024.00300744883">
                <text:p>-1024.0030074488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165">
                <text:p>-165</text:p>
              </table:table-cell>
              <table:table-cell office:value-type="float" office:value="-997.572145681178">
                <text:p>-997.57214568117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8">
                <text:p>38</text:p>
              </table:table-cell>
              <table:table-cell office:value-type="float" office:value="-965.708387352526">
                <text:p>-965.70838735252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112">
                <text:p>-112</text:p>
              </table:table-cell>
              <table:table-cell office:value-type="float" office:value="-939.440436972449">
                <text:p>-939.44043697244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240">
                <text:p>-240</text:p>
              </table:table-cell>
              <table:table-cell office:value-type="float" office:value="-917.919192757912">
                <text:p>-917.91919275791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373">
                <text:p>-373</text:p>
              </table:table-cell>
              <table:table-cell office:value-type="float" office:value="-901.152448365361">
                <text:p>-901.15244836536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497">
                <text:p>-497</text:p>
              </table:table-cell>
              <table:table-cell office:value-type="float" office:value="-888.716988415657">
                <text:p>-888.71698841565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575">
                <text:p>-575</text:p>
              </table:table-cell>
              <table:table-cell office:value-type="float" office:value="-879.064158002868">
                <text:p>-879.06415800286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698">
                <text:p>-698</text:p>
              </table:table-cell>
              <table:table-cell office:value-type="float" office:value="-873.492953141241">
                <text:p>-873.49295314124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782">
                <text:p>-782</text:p>
              </table:table-cell>
              <table:table-cell office:value-type="float" office:value="-870.67778535228">
                <text:p>-870.6777853522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852">
                <text:p>-852</text:p>
              </table:table-cell>
              <table:table-cell office:value-type="float" office:value="-870.103084264517">
                <text:p>-870.10308426451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925">
                <text:p>-925</text:p>
              </table:table-cell>
              <table:table-cell office:value-type="float" office:value="-871.792220133302">
                <text:p>-871.79222013330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969">
                <text:p>-969</text:p>
              </table:table-cell>
              <table:table-cell office:value-type="float" office:value="-874.783228744584">
                <text:p>-874.78322874458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1020">
                <text:p>-1020</text:p>
              </table:table-cell>
              <table:table-cell office:value-type="float" office:value="-879.251437090905">
                <text:p>-879.25143709090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1041">
                <text:p>-1041</text:p>
              </table:table-cell>
              <table:table-cell office:value-type="float" office:value="-884.228315949646">
                <text:p>-884.22831594964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1074">
                <text:p>-1074</text:p>
              </table:table-cell>
              <table:table-cell office:value-type="float" office:value="-890.067444689657">
                <text:p>-890.06744468965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1080">
                <text:p>-1080</text:p>
              </table:table-cell>
              <table:table-cell office:value-type="float" office:value="-895.911523314591">
                <text:p>-895.91152331459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1092">
                <text:p>-1092</text:p>
              </table:table-cell>
              <table:table-cell office:value-type="float" office:value="-901.945014904911">
                <text:p>-901.94501490491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1055">
                <text:p>-1055</text:p>
              </table:table-cell>
              <table:table-cell office:value-type="float" office:value="-906.654399061683">
                <text:p>-906.65439906168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1035">
                <text:p>-1035</text:p>
              </table:table-cell>
              <table:table-cell office:value-type="float" office:value="-910.60349447517">
                <text:p>-910.6034944751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1011">
                <text:p>-1011</text:p>
              </table:table-cell>
              <table:table-cell office:value-type="float" office:value="-913.692617722088">
                <text:p>-913.69261772208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945">
                <text:p>-945</text:p>
              </table:table-cell>
              <table:table-cell office:value-type="float" office:value="-914.655921792177">
                <text:p>-914.65592179217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892">
                <text:p>-892</text:p>
              </table:table-cell>
              <table:table-cell office:value-type="float" office:value="-913.958816506264">
                <text:p>-913.95881650626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826">
                <text:p>-826</text:p>
              </table:table-cell>
              <table:table-cell office:value-type="float" office:value="-911.252391382994">
                <text:p>-911.25239138299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727">
                <text:p>-727</text:p>
              </table:table-cell>
              <table:table-cell office:value-type="float" office:value="-905.583087032749">
                <text:p>-905.58308703274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629">
                <text:p>-629</text:p>
              </table:table-cell>
              <table:table-cell office:value-type="float" office:value="-897.072838200972">
                <text:p>-897.07283820097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527">
                <text:p>-527</text:p>
              </table:table-cell>
              <table:table-cell office:value-type="float" office:value="-885.685981640942">
                <text:p>-885.68598164094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415">
                <text:p>-415</text:p>
              </table:table-cell>
              <table:table-cell office:value-type="float" office:value="-871.20333605199">
                <text:p>-871.2033360519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-258">
                <text:p>-258</text:p>
              </table:table-cell>
              <table:table-cell office:value-type="float" office:value="-852.335541096544">
                <text:p>-852.33554109654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119">
                <text:p>-119</text:p>
              </table:table-cell>
              <table:table-cell office:value-type="float" office:value="-829.771370601265">
                <text:p>-829.77137060126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3">
                <text:p>13</text:p>
              </table:table-cell>
              <table:table-cell office:value-type="float" office:value="-803.839943813534">
                <text:p>-803.83994381353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139">
                <text:p>-139</text:p>
              </table:table-cell>
              <table:table-cell office:value-type="float" office:value="-783.383330157733">
                <text:p>-783.38333015773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256">
                <text:p>-256</text:p>
              </table:table-cell>
              <table:table-cell office:value-type="float" office:value="-767.156150768265">
                <text:p>-767.15615076826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-375">
                <text:p>-375</text:p>
              </table:table-cell>
              <table:table-cell office:value-type="float" office:value="-755.089807667703">
                <text:p>-755.08980766770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-463">
                <text:p>-463</text:p>
              </table:table-cell>
              <table:table-cell office:value-type="float" office:value="-746.102428970235">
                <text:p>-746.10242897023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566">
                <text:p>-566</text:p>
              </table:table-cell>
              <table:table-cell office:value-type="float" office:value="-740.560815771151">
                <text:p>-740.56081577115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646">
                <text:p>-646</text:p>
              </table:table-cell>
              <table:table-cell office:value-type="float" office:value="-737.651252208961">
                <text:p>-737.65125220896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702">
                <text:p>-702</text:p>
              </table:table-cell>
              <table:table-cell office:value-type="float" office:value="-736.554290602532">
                <text:p>-736.55429060253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778">
                <text:p>-778</text:p>
              </table:table-cell>
              <table:table-cell office:value-type="float" office:value="-737.829543199377">
                <text:p>-737.82954319937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833">
                <text:p>-833</text:p>
              </table:table-cell>
              <table:table-cell office:value-type="float" office:value="-740.757864947088">
                <text:p>-740.75786494708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-851">
                <text:p>-851</text:p>
              </table:table-cell>
              <table:table-cell office:value-type="float" office:value="-744.149930641024">
                <text:p>-744.14993064102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893">
                <text:p>-893</text:p>
              </table:table-cell>
              <table:table-cell office:value-type="float" office:value="-748.729932775147">
                <text:p>-748.72993277514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919">
                <text:p>-919</text:p>
              </table:table-cell>
              <table:table-cell office:value-type="float" office:value="-753.96901176668">
                <text:p>-753.9690117666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909">
                <text:p>-909</text:p>
              </table:table-cell>
              <table:table-cell office:value-type="float" office:value="-758.739196020013">
                <text:p>-758.73919602001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909">
                <text:p>-909</text:p>
              </table:table-cell>
              <table:table-cell office:value-type="float" office:value="-763.362605373244">
                <text:p>-763.36260537324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-898">
                <text:p>-898</text:p>
              </table:table-cell>
              <table:table-cell office:value-type="float" office:value="-767.505294438682">
                <text:p>-767.50529443868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840">
                <text:p>-840</text:p>
              </table:table-cell>
              <table:table-cell office:value-type="float" office:value="-769.735900763646">
                <text:p>-769.73590076364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-809">
                <text:p>-809</text:p>
              </table:table-cell>
              <table:table-cell office:value-type="float" office:value="-770.944026893995">
                <text:p>-770.94402689399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755">
                <text:p>-755</text:p>
              </table:table-cell>
              <table:table-cell office:value-type="float" office:value="-770.453441451103">
                <text:p>-770.45344145110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699">
                <text:p>-699</text:p>
              </table:table-cell>
              <table:table-cell office:value-type="float" office:value="-768.254874021839">
                <text:p>-768.25487402183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606">
                <text:p>-606</text:p>
              </table:table-cell>
              <table:table-cell office:value-type="float" office:value="-763.262416359628">
                <text:p>-763.26241635962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535">
                <text:p>-535</text:p>
              </table:table-cell>
              <table:table-cell office:value-type="float" office:value="-756.238957394716">
                <text:p>-756.23895739471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-402">
                <text:p>-402</text:p>
              </table:table-cell>
              <table:table-cell office:value-type="float" office:value="-745.339297167187">
                <text:p>-745.33929716718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311">
                <text:p>-311</text:p>
              </table:table-cell>
              <table:table-cell office:value-type="float" office:value="-731.975011100504">
                <text:p>-731.97501110050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-154">
                <text:p>-154</text:p>
              </table:table-cell>
              <table:table-cell office:value-type="float" office:value="-714.191164605104">
                <text:p>-714.19116460510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20">
                <text:p>-20</text:p>
              </table:table-cell>
              <table:table-cell office:value-type="float" office:value="-692.831436463408">
                <text:p>-692.83143646340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66">
                <text:p>-66</text:p>
              </table:table-cell>
              <table:table-cell office:value-type="float" office:value="-673.544315341457">
                <text:p>-673.54431534145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189">
                <text:p>-189</text:p>
              </table:table-cell>
              <table:table-cell office:value-type="float" office:value="-658.635259484797">
                <text:p>-658.63525948479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307">
                <text:p>-307</text:p>
              </table:table-cell>
              <table:table-cell office:value-type="float" office:value="-647.815713039111">
                <text:p>-647.81571303911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379">
                <text:p>-379</text:p>
              </table:table-cell>
              <table:table-cell office:value-type="float" office:value="-639.544460330215">
                <text:p>-639.54446033021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477">
                <text:p>-477</text:p>
              </table:table-cell>
              <table:table-cell office:value-type="float" office:value="-634.543092320055">
                <text:p>-634.54309232005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560">
                <text:p>-560</text:p>
              </table:table-cell>
              <table:table-cell office:value-type="float" office:value="-632.249458710207">
                <text:p>-632.24945871020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623">
                <text:p>-623</text:p>
              </table:table-cell>
              <table:table-cell office:value-type="float" office:value="-631.964859980662">
                <text:p>-631.96485998066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664">
                <text:p>-664</text:p>
              </table:table-cell>
              <table:table-cell office:value-type="float" office:value="-632.950556596642">
                <text:p>-632.95055659664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-720">
                <text:p>-720</text:p>
              </table:table-cell>
              <table:table-cell office:value-type="float" office:value="-635.629001009053">
                <text:p>-635.6290010090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740">
                <text:p>-740</text:p>
              </table:table-cell>
              <table:table-cell office:value-type="float" office:value="-638.840416362621">
                <text:p>-638.84041636262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-783">
                <text:p>-783</text:p>
              </table:table-cell>
              <table:table-cell office:value-type="float" office:value="-643.276095859155">
                <text:p>-643.27609585915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784">
                <text:p>-784</text:p>
              </table:table-cell>
              <table:table-cell office:value-type="float" office:value="-647.606062140412">
                <text:p>-647.60606214041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793">
                <text:p>-793</text:p>
              </table:table-cell>
              <table:table-cell office:value-type="float" office:value="-652.079721766861">
                <text:p>-652.07972176686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786">
                <text:p>-786</text:p>
              </table:table-cell>
              <table:table-cell office:value-type="float" office:value="-656.200345712496">
                <text:p>-656.20034571249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739">
                <text:p>-739</text:p>
              </table:table-cell>
              <table:table-cell office:value-type="float" office:value="-658.748027382881">
                <text:p>-658.74802738288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724">
                <text:p>-724</text:p>
              </table:table-cell>
              <table:table-cell office:value-type="float" office:value="-660.755780386485">
                <text:p>-660.75578038648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-665">
                <text:p>-665</text:p>
              </table:table-cell>
              <table:table-cell office:value-type="float" office:value="-660.886371759208">
                <text:p>-660.88637175920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-611">
                <text:p>-611</text:p>
              </table:table-cell>
              <table:table-cell office:value-type="float" office:value="-659.351406474309">
                <text:p>-659.351406474309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-524">
                <text:p>-524</text:p>
              </table:table-cell>
              <table:table-cell office:value-type="float" office:value="-655.186747813561">
                <text:p>-655.18674781356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429">
                <text:p>-429</text:p>
              </table:table-cell>
              <table:table-cell office:value-type="float" office:value="-648.227155573144">
                <text:p>-648.22715557314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359">
                <text:p>-359</text:p>
              </table:table-cell>
              <table:table-cell office:value-type="float" office:value="-639.327858478586">
                <text:p>-639.32785847858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239">
                <text:p>-239</text:p>
              </table:table-cell>
              <table:table-cell office:value-type="float" office:value="-627.010078217706">
                <text:p>-627.01007821770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120">
                <text:p>-120</text:p>
              </table:table-cell>
              <table:table-cell office:value-type="float" office:value="-611.4097681187">
                <text:p>-611.409768118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">
                <text:p>3</text:p>
              </table:table-cell>
              <table:table-cell office:value-type="float" office:value="-592.504852176586">
                <text:p>-592.50485217658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119">
                <text:p>-119</text:p>
              </table:table-cell>
              <table:table-cell office:value-type="float" office:value="-577.935472109614">
                <text:p>-577.93547210961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216">
                <text:p>-216</text:p>
              </table:table-cell>
              <table:table-cell office:value-type="float" office:value="-566.798996044703">
                <text:p>-566.79899604470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319">
                <text:p>-319</text:p>
              </table:table-cell>
              <table:table-cell office:value-type="float" office:value="-559.17441155102">
                <text:p>-559.1744115510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409">
                <text:p>-409</text:p>
              </table:table-cell>
              <table:table-cell office:value-type="float" office:value="-554.553660426373">
                <text:p>-554.55366042637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-482">
                <text:p>-482</text:p>
              </table:table-cell>
              <table:table-cell office:value-type="float" office:value="-552.321240105562">
                <text:p>-552.32124010556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533">
                <text:p>-533</text:p>
              </table:table-cell>
              <table:table-cell office:value-type="float" office:value="-551.726740410006">
                <text:p>-551.72674041000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-597">
                <text:p>-597</text:p>
              </table:table-cell>
              <table:table-cell office:value-type="float" office:value="-553.119763782006">
                <text:p>-553.11976378200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647">
                <text:p>-647</text:p>
              </table:table-cell>
              <table:table-cell office:value-type="float" office:value="-556.008386434867">
                <text:p>-556.00838643486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665">
                <text:p>-665</text:p>
              </table:table-cell>
              <table:table-cell office:value-type="float" office:value="-559.361974544563">
                <text:p>-559.36197454456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698">
                <text:p>-698</text:p>
              </table:table-cell>
              <table:table-cell office:value-type="float" office:value="-563.627759943192">
                <text:p>-563.62775994319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693">
                <text:p>-693</text:p>
              </table:table-cell>
              <table:table-cell office:value-type="float" office:value="-567.608444252632">
                <text:p>-567.60844425263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-704">
                <text:p>-704</text:p>
              </table:table-cell>
              <table:table-cell office:value-type="float" office:value="-571.805107506398">
                <text:p>-571.80510750639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-695">
                <text:p>-695</text:p>
              </table:table-cell>
              <table:table-cell office:value-type="float" office:value="-575.595719583124">
                <text:p>-575.59571958312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661">
                <text:p>-661</text:p>
              </table:table-cell>
              <table:table-cell office:value-type="float" office:value="-578.223543595951">
                <text:p>-578.22354359595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-629">
                <text:p>-629</text:p>
              </table:table-cell>
              <table:table-cell office:value-type="float" office:value="-579.785896100691">
                <text:p>-579.78589610069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-568">
                <text:p>-568</text:p>
              </table:table-cell>
              <table:table-cell office:value-type="float" office:value="-579.423253143746">
                <text:p>-579.42325314374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527">
                <text:p>-527</text:p>
              </table:table-cell>
              <table:table-cell office:value-type="float" office:value="-577.810229970093">
                <text:p>-577.81022997009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-429">
                <text:p>-429</text:p>
              </table:table-cell>
              <table:table-cell office:value-type="float" office:value="-573.231453663321">
                <text:p>-573.23145366332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-363">
                <text:p>-363</text:p>
              </table:table-cell>
              <table:table-cell office:value-type="float" office:value="-566.762793550603">
                <text:p>-566.76279355060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261">
                <text:p>-261</text:p>
              </table:table-cell>
              <table:table-cell office:value-type="float" office:value="-557.3547075952">
                <text:p>-557.354707595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-136">
                <text:p>-136</text:p>
              </table:table-cell>
              <table:table-cell office:value-type="float" office:value="-544.389947361502">
                <text:p>-544.38994736150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-6">
                <text:p>-6</text:p>
              </table:table-cell>
              <table:table-cell office:value-type="float" office:value="-527.824102827302">
                <text:p>-527.82410282730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-81">
                <text:p>-81</text:p>
              </table:table-cell>
              <table:table-cell office:value-type="float" office:value="-514.075668894154">
                <text:p>-514.07566889415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-169">
                <text:p>-169</text:p>
              </table:table-cell>
              <table:table-cell office:value-type="float" office:value="-503.457956005103">
                <text:p>-503.45795600510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-265">
                <text:p>-265</text:p>
              </table:table-cell>
              <table:table-cell office:value-type="float" office:value="-496.120788128023">
                <text:p>-496.12078812802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355">
                <text:p>-355</text:p>
              </table:table-cell>
              <table:table-cell office:value-type="float" office:value="-491.778610031776">
                <text:p>-491.77861003177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408">
                <text:p>-408</text:p>
              </table:table-cell>
              <table:table-cell office:value-type="float" office:value="-489.200806646183">
                <text:p>-489.20080664618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-484">
                <text:p>-484</text:p>
              </table:table-cell>
              <table:table-cell office:value-type="float" office:value="-489.0407818263">
                <text:p>-489.040781826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540">
                <text:p>-540</text:p>
              </table:table-cell>
              <table:table-cell office:value-type="float" office:value="-490.608757770107">
                <text:p>-490.60875777010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554">
                <text:p>-554</text:p>
              </table:table-cell>
              <table:table-cell office:value-type="float" office:value="-492.559257531026">
                <text:p>-492.55925753102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604">
                <text:p>-604</text:p>
              </table:table-cell>
              <table:table-cell office:value-type="float" office:value="-495.988203453149">
                <text:p>-495.98820345314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-618">
                <text:p>-618</text:p>
              </table:table-cell>
              <table:table-cell office:value-type="float" office:value="-499.742412577667">
                <text:p>-499.74241257766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610">
                <text:p>-610</text:p>
              </table:table-cell>
              <table:table-cell office:value-type="float" office:value="-503.134953729124">
                <text:p>-503.13495372912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598">
                <text:p>-598</text:p>
              </table:table-cell>
              <table:table-cell office:value-type="float" office:value="-506.053878229766">
                <text:p>-506.05387822976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-588">
                <text:p>-588</text:p>
              </table:table-cell>
              <table:table-cell office:value-type="float" office:value="-508.575297361158">
                <text:p>-508.57529736115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562">
                <text:p>-562</text:p>
              </table:table-cell>
              <table:table-cell office:value-type="float" office:value="-510.21913436543">
                <text:p>-510.2191343654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-510">
                <text:p>-510</text:p>
              </table:table-cell>
              <table:table-cell office:value-type="float" office:value="-510.21239176957">
                <text:p>-510.2123917695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465">
                <text:p>-465</text:p>
              </table:table-cell>
              <table:table-cell office:value-type="float" office:value="-508.821241253584">
                <text:p>-508.821241253584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406">
                <text:p>-406</text:p>
              </table:table-cell>
              <table:table-cell office:value-type="float" office:value="-505.657510753473">
                <text:p>-505.65751075347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-312">
                <text:p>-312</text:p>
              </table:table-cell>
              <table:table-cell office:value-type="float" office:value="-499.698818114905">
                <text:p>-499.69881811490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-232">
                <text:p>-232</text:p>
              </table:table-cell>
              <table:table-cell office:value-type="float" office:value="-491.461931403677">
                <text:p>-491.46193140367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-122">
                <text:p>-122</text:p>
              </table:table-cell>
              <table:table-cell office:value-type="float" office:value="-480.093871975872">
                <text:p>-480.09387197587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7">
                <text:p>17</text:p>
              </table:table-cell>
              <table:table-cell office:value-type="float" office:value="-464.798675915076">
                <text:p>-464.79867591507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98">
                <text:p>-98</text:p>
              </table:table-cell>
              <table:table-cell office:value-type="float" office:value="-453.512562809996">
                <text:p>-453.51256280999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191">
                <text:p>-191</text:p>
              </table:table-cell>
              <table:table-cell office:value-type="float" office:value="-445.435253185073">
                <text:p>-445.43525318507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258">
                <text:p>-258</text:p>
              </table:table-cell>
              <table:table-cell office:value-type="float" office:value="-439.668014625533">
                <text:p>-439.66801462553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340">
                <text:p>-340</text:p>
              </table:table-cell>
              <table:table-cell office:value-type="float" office:value="-436.601306483209">
                <text:p>-436.60130648320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386">
                <text:p>-386</text:p>
              </table:table-cell>
              <table:table-cell office:value-type="float" office:value="-435.044343206802">
                <text:p>-435.04434320680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457">
                <text:p>-457</text:p>
              </table:table-cell>
              <table:table-cell office:value-type="float" office:value="-435.719901877362">
                <text:p>-435.71990187736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486">
                <text:p>-486</text:p>
              </table:table-cell>
              <table:table-cell office:value-type="float" office:value="-437.266981819597">
                <text:p>-437.26698181959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519">
                <text:p>-519</text:p>
              </table:table-cell>
              <table:table-cell office:value-type="float" office:value="-439.781843917456">
                <text:p>-439.78184391745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528">
                <text:p>-528</text:p>
              </table:table-cell>
              <table:table-cell office:value-type="float" office:value="-442.496248719995">
                <text:p>-442.49624871999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525">
                <text:p>-525</text:p>
              </table:table-cell>
              <table:table-cell office:value-type="float" office:value="-445.034825682457">
                <text:p>-445.03482568245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537">
                <text:p>-537</text:p>
              </table:table-cell>
              <table:table-cell office:value-type="float" office:value="-447.864523353766">
                <text:p>-447.86452335376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509">
                <text:p>-509</text:p>
              </table:table-cell>
              <table:table-cell office:value-type="float" office:value="-449.745614942881">
                <text:p>-449.74561494288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-473">
                <text:p>-473</text:p>
              </table:table-cell>
              <table:table-cell office:value-type="float" office:value="-450.4611344831">
                <text:p>-450.461134483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444">
                <text:p>-444</text:p>
              </table:table-cell>
              <table:table-cell office:value-type="float" office:value="-450.262330345158">
                <text:p>-450.26233034515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-394">
                <text:p>-394</text:p>
              </table:table-cell>
              <table:table-cell office:value-type="float" office:value="-448.531181719154">
                <text:p>-448.53118171915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304">
                <text:p>-304</text:p>
              </table:table-cell>
              <table:table-cell office:value-type="float" office:value="-444.084068435487">
                <text:p>-444.08406843548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-246">
                <text:p>-246</text:p>
              </table:table-cell>
              <table:table-cell office:value-type="float" office:value="-437.989174022088">
                <text:p>-437.98917402208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-151">
                <text:p>-151</text:p>
              </table:table-cell>
              <table:table-cell office:value-type="float" office:value="-429.158737898331">
                <text:p>-429.15873789833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-27">
                <text:p>-27</text:p>
              </table:table-cell>
              <table:table-cell office:value-type="float" office:value="-416.784622886075">
                <text:p>-416.78462288607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-18">
                <text:p>-18</text:p>
              </table:table-cell>
              <table:table-cell office:value-type="float" office:value="-404.514326797273">
                <text:p>-404.51432679727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115">
                <text:p>-115</text:p>
              </table:table-cell>
              <table:table-cell office:value-type="float" office:value="-395.606193665049">
                <text:p>-395.60619366504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-203">
                <text:p>-203</text:p>
              </table:table-cell>
              <table:table-cell office:value-type="float" office:value="-389.679849244586">
                <text:p>-389.67984924458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-258">
                <text:p>-258</text:p>
              </table:table-cell>
              <table:table-cell office:value-type="float" office:value="-385.628161575522">
                <text:p>-385.62816157552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-333">
                <text:p>-333</text:p>
              </table:table-cell>
              <table:table-cell office:value-type="float" office:value="-384.008833527044">
                <text:p>-384.00883352704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-386">
                <text:p>-386</text:p>
              </table:table-cell>
              <table:table-cell office:value-type="float" office:value="-384.07010018775">
                <text:p>-384.0701001877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-420">
                <text:p>-420</text:p>
              </table:table-cell>
              <table:table-cell office:value-type="float" office:value="-385.175635566589">
                <text:p>-385.17563556658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-436">
                <text:p>-436</text:p>
              </table:table-cell>
              <table:table-cell office:value-type="float" office:value="-386.73946216454">
                <text:p>-386.7394621645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-443">
                <text:p>-443</text:p>
              </table:table-cell>
              <table:table-cell office:value-type="float" office:value="-388.4705556364">
                <text:p>-388.470555636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-469">
                <text:p>-469</text:p>
              </table:table-cell>
              <table:table-cell office:value-type="float" office:value="-390.948384693742">
                <text:p>-390.94838469374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-433">
                <text:p>-433</text:p>
              </table:table-cell>
              <table:table-cell office:value-type="float" office:value="-392.242280549319">
                <text:p>-392.24228054931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-441">
                <text:p>-441</text:p>
              </table:table-cell>
              <table:table-cell office:value-type="float" office:value="-393.742518070878">
                <text:p>-393.74251807087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-404">
                <text:p>-404</text:p>
              </table:table-cell>
              <table:table-cell office:value-type="float" office:value="-394.058132899467">
                <text:p>-394.05813289946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-365">
                <text:p>-365</text:p>
              </table:table-cell>
              <table:table-cell office:value-type="float" office:value="-393.16403650256">
                <text:p>-393.1640365025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-300">
                <text:p>-300</text:p>
              </table:table-cell>
              <table:table-cell office:value-type="float" office:value="-390.29745076402">
                <text:p>-390.2974507640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-239">
                <text:p>-239</text:p>
              </table:table-cell>
              <table:table-cell office:value-type="float" office:value="-385.642144586665">
                <text:p>-385.64214458666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-148">
                <text:p>-148</text:p>
              </table:table-cell>
              <table:table-cell office:value-type="float" office:value="-378.330078599383">
                <text:p>-378.33007859938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-61">
                <text:p>-61</text:p>
              </table:table-cell>
              <table:table-cell office:value-type="float" office:value="-368.566076180941">
                <text:p>-368.56607618094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-8">
                <text:p>-8</text:p>
              </table:table-cell>
              <table:table-cell office:value-type="float" office:value="-357.471735375373">
                <text:p>-357.47173537537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-101">
                <text:p>-101</text:p>
              </table:table-cell>
              <table:table-cell office:value-type="float" office:value="-349.580297363823">
                <text:p>-349.58029736382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-164">
                <text:p>-164</text:p>
              </table:table-cell>
              <table:table-cell office:value-type="float" office:value="-343.870134368013">
                <text:p>-343.87013436801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-242">
                <text:p>-242</text:p>
              </table:table-cell>
              <table:table-cell office:value-type="float" office:value="-340.735668695151">
                <text:p>-340.73566869515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-306">
                <text:p>-306</text:p>
              </table:table-cell>
              <table:table-cell office:value-type="float" office:value="-339.666878889147">
                <text:p>-339.66687888914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-336">
                <text:p>-336</text:p>
              </table:table-cell>
              <table:table-cell office:value-type="float" office:value="-339.554051846404">
                <text:p>-339.55405184640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-389">
                <text:p>-389</text:p>
              </table:table-cell>
              <table:table-cell office:value-type="float" office:value="-341.075465635745">
                <text:p>-341.07546563574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-413">
                <text:p>-413</text:p>
              </table:table-cell>
              <table:table-cell office:value-type="float" office:value="-343.288528231568">
                <text:p>-343.28852823156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-417">
                <text:p>-417</text:p>
              </table:table-cell>
              <table:table-cell office:value-type="float" office:value="-345.556573516751">
                <text:p>-345.55657351675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-414">
                <text:p>-414</text:p>
              </table:table-cell>
              <table:table-cell office:value-type="float" office:value="-347.662525100851">
                <text:p>-347.66252510085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-410">
                <text:p>-410</text:p>
              </table:table-cell>
              <table:table-cell office:value-type="float" office:value="-349.580601251594">
                <text:p>-349.58060125159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-394">
                <text:p>-394</text:p>
              </table:table-cell>
              <table:table-cell office:value-type="float" office:value="-350.947351982314">
                <text:p>-350.94735198231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-351">
                <text:p>-351</text:p>
              </table:table-cell>
              <table:table-cell office:value-type="float" office:value="-350.94897192132">
                <text:p>-350.9489719213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-313">
                <text:p>-313</text:p>
              </table:table-cell>
              <table:table-cell office:value-type="float" office:value="-349.781311246818">
                <text:p>-349.78131124681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-246">
                <text:p>-246</text:p>
              </table:table-cell>
              <table:table-cell office:value-type="float" office:value="-346.588040131531">
                <text:p>-346.58804013153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-166">
                <text:p>-166</text:p>
              </table:table-cell>
              <table:table-cell office:value-type="float" office:value="-341.031485050561">
                <text:p>-341.03148505056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-89">
                <text:p>-89</text:p>
              </table:table-cell>
              <table:table-cell office:value-type="float" office:value="-333.276670125928">
                <text:p>-333.27667012592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8">
                <text:p>-8</text:p>
              </table:table-cell>
              <table:table-cell office:value-type="float" office:value="-323.268157198977">
                <text:p>-323.26815719897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-65">
                <text:p>-65</text:p>
              </table:table-cell>
              <table:table-cell office:value-type="float" office:value="-315.321444669777">
                <text:p>-315.32144466977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-134">
                <text:p>-134</text:p>
              </table:table-cell>
              <table:table-cell office:value-type="float" office:value="-309.742323295323">
                <text:p>-309.74232329532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-194">
                <text:p>-194</text:p>
              </table:table-cell>
              <table:table-cell office:value-type="float" office:value="-306.181021040082">
                <text:p>-306.18102104008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-263">
                <text:p>-263</text:p>
              </table:table-cell>
              <table:table-cell office:value-type="float" office:value="-304.852374238849">
                <text:p>-304.85237423884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-313">
                <text:p>-313</text:p>
              </table:table-cell>
              <table:table-cell office:value-type="float" office:value="-305.103070416115">
                <text:p>-305.10307041611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-345">
                <text:p>-345</text:p>
              </table:table-cell>
              <table:table-cell office:value-type="float" office:value="-306.330668249465">
                <text:p>-306.33066824946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-356">
                <text:p>-356</text:p>
              </table:table-cell>
              <table:table-cell office:value-type="float" office:value="-307.858955380251">
                <text:p>-307.85895538025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378">
                <text:p>-378</text:p>
              </table:table-cell>
              <table:table-cell office:value-type="float" office:value="-310.017141368551">
                <text:p>-310.01714136855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-370">
                <text:p>-370</text:p>
              </table:table-cell>
              <table:table-cell office:value-type="float" office:value="-311.86276778798">
                <text:p>-311.8627677879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-367">
                <text:p>-367</text:p>
              </table:table-cell>
              <table:table-cell office:value-type="float" office:value="-313.559298009888">
                <text:p>-313.55929800988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-346">
                <text:p>-346</text:p>
              </table:table-cell>
              <table:table-cell office:value-type="float" office:value="-314.557473455738">
                <text:p>-314.55747345573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-303">
                <text:p>-303</text:p>
              </table:table-cell>
              <table:table-cell office:value-type="float" office:value="-314.201858887869">
                <text:p>-314.20185888786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-250">
                <text:p>-250</text:p>
              </table:table-cell>
              <table:table-cell office:value-type="float" office:value="-312.226417075935">
                <text:p>-312.22641707593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204">
                <text:p>-204</text:p>
              </table:table-cell>
              <table:table-cell office:value-type="float" office:value="-308.896373473598">
                <text:p>-308.89637347359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-131">
                <text:p>-131</text:p>
              </table:table-cell>
              <table:table-cell office:value-type="float" office:value="-303.42263890518">
                <text:p>-303.4226389051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-43">
                <text:p>-43</text:p>
              </table:table-cell>
              <table:table-cell office:value-type="float" office:value="-295.409634631174">
                <text:p>-295.40963463117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-11">
                <text:p>-11</text:p>
              </table:table-cell>
              <table:table-cell office:value-type="float" office:value="-286.658568950215">
                <text:p>-286.65856895021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-99">
                <text:p>-99</text:p>
              </table:table-cell>
              <table:table-cell office:value-type="float" office:value="-280.884459136362">
                <text:p>-280.88445913636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-154">
                <text:p>-154</text:p>
              </table:table-cell>
              <table:table-cell office:value-type="float" office:value="-276.980321932166">
                <text:p>-276.98032193216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-221">
                <text:p>-221</text:p>
              </table:table-cell>
              <table:table-cell office:value-type="float" office:value="-275.2578504881">
                <text:p>-275.257850488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275">
                <text:p>-275</text:p>
              </table:table-cell>
              <table:table-cell office:value-type="float" office:value="-275.249916626927">
                <text:p>-275.24991662692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-295">
                <text:p>-295</text:p>
              </table:table-cell>
              <table:table-cell office:value-type="float" office:value="-275.857611499945">
                <text:p>-275.85761149994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-337">
                <text:p>-337</text:p>
              </table:table-cell>
              <table:table-cell office:value-type="float" office:value="-277.738915761485">
                <text:p>-277.73891576148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328">
                <text:p>-328</text:p>
              </table:table-cell>
              <table:table-cell office:value-type="float" office:value="-279.285410661132">
                <text:p>-279.28541066113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-351">
                <text:p>-351</text:p>
              </table:table-cell>
              <table:table-cell office:value-type="float" office:value="-281.49201341002">
                <text:p>-281.4920134100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-332">
                <text:p>-332</text:p>
              </table:table-cell>
              <table:table-cell office:value-type="float" office:value="-283.046105305096">
                <text:p>-283.04610530509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-320">
                <text:p>-320</text:p>
              </table:table-cell>
              <table:table-cell office:value-type="float" office:value="-284.183148218786">
                <text:p>-284.18314821878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-291">
                <text:p>-291</text:p>
              </table:table-cell>
              <table:table-cell office:value-type="float" office:value="-284.392897504362">
                <text:p>-284.39289750436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-237">
                <text:p>-237</text:p>
              </table:table-cell>
              <table:table-cell office:value-type="float" office:value="-282.934654504227">
                <text:p>-282.93465450422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-175">
                <text:p>-175</text:p>
              </table:table-cell>
              <table:table-cell office:value-type="float" office:value="-279.61358821179">
                <text:p>-279.6135882117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-111">
                <text:p>-111</text:p>
              </table:table-cell>
              <table:table-cell office:value-type="float" office:value="-274.425477805273">
                <text:p>-274.42547780527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-22">
                <text:p>-22</text:p>
              </table:table-cell>
              <table:table-cell office:value-type="float" office:value="-266.658540026649">
                <text:p>-266.65854002664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-46">
                <text:p>-46</text:p>
              </table:table-cell>
              <table:table-cell office:value-type="float" office:value="-259.869046487368">
                <text:p>-259.86904648736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-124">
                <text:p>-124</text:p>
              </table:table-cell>
              <table:table-cell office:value-type="float" office:value="-255.688460441602">
                <text:p>-255.68846044160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-170">
                <text:p>-170</text:p>
              </table:table-cell>
              <table:table-cell office:value-type="float" office:value="-253.051892428015">
                <text:p>-253.05189242801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-232">
                <text:p>-232</text:p>
              </table:table-cell>
              <table:table-cell office:value-type="float" office:value="-252.404141891768">
                <text:p>-252.40414189176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-256">
                <text:p>-256</text:p>
              </table:table-cell>
              <table:table-cell office:value-type="float" office:value="-252.514783679714">
                <text:p>-252.51478367971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-298">
                <text:p>-298</text:p>
              </table:table-cell>
              <table:table-cell office:value-type="float" office:value="-253.914328797261">
                <text:p>-253.91432879726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-315">
                <text:p>-315</text:p>
              </table:table-cell>
              <table:table-cell office:value-type="float" office:value="-255.793887911191">
                <text:p>-255.79388791119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-312">
                <text:p>-312</text:p>
              </table:table-cell>
              <table:table-cell office:value-type="float" office:value="-257.523306744693">
                <text:p>-257.52330674469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-312">
                <text:p>-312</text:p>
              </table:table-cell>
              <table:table-cell office:value-type="float" office:value="-259.19951269101">
                <text:p>-259.1995126910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-282">
                <text:p>-282</text:p>
              </table:table-cell>
              <table:table-cell office:value-type="float" office:value="-259.901066146672">
                <text:p>-259.90106614667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-262">
                <text:p>-262</text:p>
              </table:table-cell>
              <table:table-cell office:value-type="float" office:value="-259.965648726774">
                <text:p>-259.96564872677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-213">
                <text:p>-213</text:p>
              </table:table-cell>
              <table:table-cell office:value-type="float" office:value="-258.520551842873">
                <text:p>-258.52055184287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-169">
                <text:p>-169</text:p>
              </table:table-cell>
              <table:table-cell office:value-type="float" office:value="-255.766073324631">
                <text:p>-255.76607332463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-88">
                <text:p>-88</text:p>
              </table:table-cell>
              <table:table-cell office:value-type="float" office:value="-250.604040299258">
                <text:p>-250.60404029925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-21">
                <text:p>-21</text:p>
              </table:table-cell>
              <table:table-cell office:value-type="float" office:value="-243.539300597742">
                <text:p>-243.53930059774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-65">
                <text:p>-65</text:p>
              </table:table-cell>
              <table:table-cell office:value-type="float" office:value="-238.045783656273">
                <text:p>-238.04578365627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-123">
                <text:p>-123</text:p>
              </table:table-cell>
              <table:table-cell office:value-type="float" office:value="-234.505913389926">
                <text:p>-234.50591338992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-174">
                <text:p>-174</text:p>
              </table:table-cell>
              <table:table-cell office:value-type="float" office:value="-232.644192977928">
                <text:p>-232.64419297792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-232">
                <text:p>-232</text:p>
              </table:table-cell>
              <table:table-cell office:value-type="float" office:value="-232.624371655531">
                <text:p>-232.62437165553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-257">
                <text:p>-257</text:p>
              </table:table-cell>
              <table:table-cell office:value-type="float" office:value="-233.374390989207">
                <text:p>-233.37439098920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-289">
                <text:p>-289</text:p>
              </table:table-cell>
              <table:table-cell office:value-type="float" office:value="-235.085948189539">
                <text:p>-235.08594818953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-309">
                <text:p>-309</text:p>
              </table:table-cell>
              <table:table-cell office:value-type="float" office:value="-237.360226706784">
                <text:p>-237.36022670678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-295">
                <text:p>-295</text:p>
              </table:table-cell>
              <table:table-cell office:value-type="float" office:value="-239.133758192729">
                <text:p>-239.13375819272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-288">
                <text:p>-288</text:p>
              </table:table-cell>
              <table:table-cell office:value-type="float" office:value="-240.637334863722">
                <text:p>-240.63733486372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-271">
                <text:p>-271</text:p>
              </table:table-cell>
              <table:table-cell office:value-type="float" office:value="-241.571570714069">
                <text:p>-241.57157071406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-225">
                <text:p>-225</text:p>
              </table:table-cell>
              <table:table-cell office:value-type="float" office:value="-241.061676230559">
                <text:p>-241.06167623055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-185">
                <text:p>-185</text:p>
              </table:table-cell>
              <table:table-cell office:value-type="float" office:value="-239.336701577311">
                <text:p>-239.33670157731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-117">
                <text:p>-117</text:p>
              </table:table-cell>
              <table:table-cell office:value-type="float" office:value="-235.572495374932">
                <text:p>-235.57249537493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-66">
                <text:p>-66</text:p>
              </table:table-cell>
              <table:table-cell office:value-type="float" office:value="-230.354880132627">
                <text:p>-230.35488013262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9">
                <text:p>39</text:p>
              </table:table-cell>
              <table:table-cell office:value-type="float" office:value="-222.067037667007">
                <text:p>-222.06703766700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-50">
                <text:p>-50</text:p>
              </table:table-cell>
              <table:table-cell office:value-type="float" office:value="-216.772667277253">
                <text:p>-216.77266727725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-124">
                <text:p>-124</text:p>
              </table:table-cell>
              <table:table-cell office:value-type="float" office:value="-213.918123668722">
                <text:p>-213.91812366872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-173">
                <text:p>-173</text:p>
              </table:table-cell>
              <table:table-cell office:value-type="float" office:value="-212.659104478916">
                <text:p>-212.65910447891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-213">
                <text:p>-213</text:p>
              </table:table-cell>
              <table:table-cell office:value-type="float" office:value="-212.669593571872">
                <text:p>-212.66959357187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-246">
                <text:p>-246</text:p>
              </table:table-cell>
              <table:table-cell office:value-type="float" office:value="-213.695144538891">
                <text:p>-213.69514453889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-248">
                <text:p>-248</text:p>
              </table:table-cell>
              <table:table-cell office:value-type="float" office:value="-214.750678553079">
                <text:p>-214.75067855307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-265">
                <text:p>-265</text:p>
              </table:table-cell>
              <table:table-cell office:value-type="float" office:value="-216.296811520677">
                <text:p>-216.29681152067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-267">
                <text:p>-267</text:p>
              </table:table-cell>
              <table:table-cell office:value-type="float" office:value="-217.856909627733">
                <text:p>-217.85690962773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-237">
                <text:p>-237</text:p>
              </table:table-cell>
              <table:table-cell office:value-type="float" office:value="-218.445927793034">
                <text:p>-218.44592779303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-201">
                <text:p>-201</text:p>
              </table:table-cell>
              <table:table-cell office:value-type="float" office:value="-217.909130014786">
                <text:p>-217.90913001478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-183">
                <text:p>-183</text:p>
              </table:table-cell>
              <table:table-cell office:value-type="float" office:value="-216.835002937408">
                <text:p>-216.83500293740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-99">
                <text:p>-99</text:p>
              </table:table-cell>
              <table:table-cell office:value-type="float" office:value="-213.209310539334">
                <text:p>-213.20931053933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-60">
                <text:p>-60</text:p>
              </table:table-cell>
              <table:table-cell office:value-type="float" office:value="-208.495177907355">
                <text:p>-208.49517790735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">
                <text:p>7</text:p>
              </table:table-cell>
              <table:table-cell office:value-type="float" office:value="-201.864557048667">
                <text:p>-201.86455704866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-72">
                <text:p>-72</text:p>
              </table:table-cell>
              <table:table-cell office:value-type="float" office:value="-197.868724524092">
                <text:p>-197.86872452409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-116">
                <text:p>-116</text:p>
              </table:table-cell>
              <table:table-cell office:value-type="float" office:value="-195.349686846428">
                <text:p>-195.34968684642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-162">
                <text:p>-162</text:p>
              </table:table-cell>
              <table:table-cell office:value-type="float" office:value="-194.323542635769">
                <text:p>-194.32354263576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-213">
                <text:p>-213</text:p>
              </table:table-cell>
              <table:table-cell office:value-type="float" office:value="-194.89820286236">
                <text:p>-194.8982028623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-235">
                <text:p>-235</text:p>
              </table:table-cell>
              <table:table-cell office:value-type="float" office:value="-196.132104312749">
                <text:p>-196.13210431274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-233">
                <text:p>-233</text:p>
              </table:table-cell>
              <table:table-cell office:value-type="float" office:value="-197.266501103126">
                <text:p>-197.26650110312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-252">
                <text:p>-252</text:p>
              </table:table-cell>
              <table:table-cell office:value-type="float" office:value="-198.950608761492">
                <text:p>-198.95060876149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-213">
                <text:p>-213</text:p>
              </table:table-cell>
              <table:table-cell office:value-type="float" office:value="-199.382897722677">
                <text:p>-199.38289772267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-214">
                <text:p>-214</text:p>
              </table:table-cell>
              <table:table-cell office:value-type="float" office:value="-199.832654715825">
                <text:p>-199.83265471582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-169">
                <text:p>-169</text:p>
              </table:table-cell>
              <table:table-cell office:value-type="float" office:value="-198.883957647646">
                <text:p>-198.88395764764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-124">
                <text:p>-124</text:p>
              </table:table-cell>
              <table:table-cell office:value-type="float" office:value="-196.579835873872">
                <text:p>-196.57983587387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-61">
                <text:p>-61</text:p>
              </table:table-cell>
              <table:table-cell office:value-type="float" office:value="-192.408148616214">
                <text:p>-192.40814861621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-186.487897889562">
                <text:p>-186.48789788956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-49">
                <text:p>-49</text:p>
              </table:table-cell>
              <table:table-cell office:value-type="float" office:value="-182.257501031421">
                <text:p>-182.25750103142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-108">
                <text:p>-108</text:p>
              </table:table-cell>
              <table:table-cell office:value-type="float" office:value="-179.972654845839">
                <text:p>-179.97265484583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-150">
                <text:p>-150</text:p>
              </table:table-cell>
              <table:table-cell office:value-type="float" office:value="-179.050419312121">
                <text:p>-179.05041931212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-192">
                <text:p>-192</text:p>
              </table:table-cell>
              <table:table-cell office:value-type="float" office:value="-179.448867948671">
                <text:p>-179.44886794867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-214">
                <text:p>-214</text:p>
              </table:table-cell>
              <table:table-cell office:value-type="float" office:value="-180.511979704097">
                <text:p>-180.51197970409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-217">
                <text:p>-217</text:p>
              </table:table-cell>
              <table:table-cell office:value-type="float" office:value="-181.634688020894">
                <text:p>-181.63468802089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-225">
                <text:p>-225</text:p>
              </table:table-cell>
              <table:table-cell office:value-type="float" office:value="-182.969005312559">
                <text:p>-182.96900531255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-224">
                <text:p>-224</text:p>
              </table:table-cell>
              <table:table-cell office:value-type="float" office:value="-184.231497456788">
                <text:p>-184.23149745678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-194">
                <text:p>-194</text:p>
              </table:table-cell>
              <table:table-cell office:value-type="float" office:value="-184.532066765809">
                <text:p>-184.53206676580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-168">
                <text:p>-168</text:p>
              </table:table-cell>
              <table:table-cell office:value-type="float" office:value="-184.0233877884">
                <text:p>-184.023387788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-130">
                <text:p>-130</text:p>
              </table:table-cell>
              <table:table-cell office:value-type="float" office:value="-182.361129702603">
                <text:p>-182.36112970260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-56">
                <text:p>-56</text:p>
              </table:table-cell>
              <table:table-cell office:value-type="float" office:value="-178.473094942523">
                <text:p>-178.47309494252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">
                <text:p>7</text:p>
              </table:table-cell>
              <table:table-cell office:value-type="float" office:value="-172.766230482753">
                <text:p>-172.76623048275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-54">
                <text:p>-54</text:p>
              </table:table-cell>
              <table:table-cell office:value-type="float" office:value="-169.111884929438">
                <text:p>-169.11188492943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-114">
                <text:p>-114</text:p>
              </table:table-cell>
              <table:table-cell office:value-type="float" office:value="-167.416134623916">
                <text:p>-167.41613462391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-152">
                <text:p>-152</text:p>
              </table:table-cell>
              <table:table-cell office:value-type="float" office:value="-166.941792020104">
                <text:p>-166.94179202010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-171">
                <text:p>-171</text:p>
              </table:table-cell>
              <table:table-cell office:value-type="float" office:value="-167.066659957947">
                <text:p>-167.06665995794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-188">
                <text:p>-188</text:p>
              </table:table-cell>
              <table:table-cell office:value-type="float" office:value="-167.710762728471">
                <text:p>-167.71076272847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-213">
                <text:p>-213</text:p>
              </table:table-cell>
              <table:table-cell office:value-type="float" office:value="-169.104277721441">
                <text:p>-169.10427772144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-219">
                <text:p>-219</text:p>
              </table:table-cell>
              <table:table-cell office:value-type="float" office:value="-170.639530714628">
                <text:p>-170.63953071462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-191">
                <text:p>-191</text:p>
              </table:table-cell>
              <table:table-cell office:value-type="float" office:value="-171.266006692639">
                <text:p>-171.26600669263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-155">
                <text:p>-155</text:p>
              </table:table-cell>
              <table:table-cell office:value-type="float" office:value="-170.76551417902">
                <text:p>-170.7655141790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-137">
                <text:p>-137</text:p>
              </table:table-cell>
              <table:table-cell office:value-type="float" office:value="-169.726575281204">
                <text:p>-169.72657528120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-98">
                <text:p>-98</text:p>
              </table:table-cell>
              <table:table-cell office:value-type="float" office:value="-167.51960373409">
                <text:p>-167.5196037340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-11">
                <text:p>-11</text:p>
              </table:table-cell>
              <table:table-cell office:value-type="float" office:value="-162.703615926887">
                <text:p>-162.70361592688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-35">
                <text:p>-35</text:p>
              </table:table-cell>
              <table:table-cell office:value-type="float" office:value="-158.774273898367">
                <text:p>-158.77427389836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-94">
                <text:p>-94</text:p>
              </table:table-cell>
              <table:table-cell office:value-type="float" office:value="-156.781219316879">
                <text:p>-156.78121931687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-112">
                <text:p>-112</text:p>
              </table:table-cell>
              <table:table-cell office:value-type="float" office:value="-155.40333564559">
                <text:p>-155.4033356455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-164">
                <text:p>-164</text:p>
              </table:table-cell>
              <table:table-cell office:value-type="float" office:value="-155.667848394957">
                <text:p>-155.66784839495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172">
                <text:p>-172</text:p>
              </table:table-cell>
              <table:table-cell office:value-type="float" office:value="-156.170376136651">
                <text:p>-156.17037613665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-188">
                <text:p>-188</text:p>
              </table:table-cell>
              <table:table-cell office:value-type="float" office:value="-157.1497491786">
                <text:p>-157.149749178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-188">
                <text:p>-188</text:p>
              </table:table-cell>
              <table:table-cell office:value-type="float" office:value="-158.098987665412">
                <text:p>-158.09898766541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-176">
                <text:p>-176</text:p>
              </table:table-cell>
              <table:table-cell office:value-type="float" office:value="-158.649788044938">
                <text:p>-158.64978804493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-145">
                <text:p>-145</text:p>
              </table:table-cell>
              <table:table-cell office:value-type="float" office:value="-158.229794566632">
                <text:p>-158.22979456663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-90">
                <text:p>-90</text:p>
              </table:table-cell>
              <table:table-cell office:value-type="float" office:value="-156.130416272274">
                <text:p>-156.13041627227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-59">
                <text:p>-59</text:p>
              </table:table-cell>
              <table:table-cell office:value-type="float" office:value="-153.141788079281">
                <text:p>-153.14178807928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-148.429733061457">
                <text:p>-148.42973306145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-67">
                <text:p>-67</text:p>
              </table:table-cell>
              <table:table-cell office:value-type="float" office:value="-145.924202813412">
                <text:p>-145.92420281341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-99">
                <text:p>-99</text:p>
              </table:table-cell>
              <table:table-cell office:value-type="float" office:value="-144.480381188384">
                <text:p>-144.48038118838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-143">
                <text:p>-143</text:p>
              </table:table-cell>
              <table:table-cell office:value-type="float" office:value="-144.434830997972">
                <text:p>-144.43483099797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-163">
                <text:p>-163</text:p>
              </table:table-cell>
              <table:table-cell office:value-type="float" office:value="-145.006066967266">
                <text:p>-145.00606696726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-173">
                <text:p>-173</text:p>
              </table:table-cell>
              <table:table-cell office:value-type="float" office:value="-145.867418752888">
                <text:p>-145.86741875288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-179">
                <text:p>-179</text:p>
              </table:table-cell>
              <table:table-cell office:value-type="float" office:value="-146.886882791261">
                <text:p>-146.88688279126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-177">
                <text:p>-177</text:p>
              </table:table-cell>
              <table:table-cell office:value-type="float" office:value="-147.813440243837">
                <text:p>-147.81344024383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-152">
                <text:p>-152</text:p>
              </table:table-cell>
              <table:table-cell office:value-type="float" office:value="-147.942257467104">
                <text:p>-147.94225746710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-106">
                <text:p>-106</text:p>
              </table:table-cell>
              <table:table-cell office:value-type="float" office:value="-146.651726468116">
                <text:p>-146.65172646811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-67">
                <text:p>-67</text:p>
              </table:table-cell>
              <table:table-cell office:value-type="float" office:value="-144.200904115251">
                <text:p>-144.20090411525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-18">
                <text:p>-18</text:p>
              </table:table-cell>
              <table:table-cell office:value-type="float" office:value="-140.317799373243">
                <text:p>-140.31779937324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-25">
                <text:p>-25</text:p>
              </table:table-cell>
              <table:table-cell office:value-type="float" office:value="-136.769559392528">
                <text:p>-136.76955939252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-92">
                <text:p>-92</text:p>
              </table:table-cell>
              <table:table-cell office:value-type="float" office:value="-135.392034488143">
                <text:p>-135.39203448814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-128">
                <text:p>-128</text:p>
              </table:table-cell>
              <table:table-cell office:value-type="float" office:value="-135.164587273123">
                <text:p>-135.16458727312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-155">
                <text:p>-155</text:p>
              </table:table-cell>
              <table:table-cell office:value-type="float" office:value="-135.774907664719">
                <text:p>-135.77490766471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-169">
                <text:p>-169</text:p>
              </table:table-cell>
              <table:table-cell office:value-type="float" office:value="-136.797218198112">
                <text:p>-136.79721819811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-182">
                <text:p>-182</text:p>
              </table:table-cell>
              <table:table-cell office:value-type="float" office:value="-138.188073022786">
                <text:p>-138.18807302278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-170">
                <text:p>-170</text:p>
              </table:table-cell>
              <table:table-cell office:value-type="float" office:value="-139.166901545162">
                <text:p>-139.16690154516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-159">
                <text:p>-159</text:p>
              </table:table-cell>
              <table:table-cell office:value-type="float" office:value="-139.777150728387">
                <text:p>-139.77715072838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-136">
                <text:p>-136</text:p>
              </table:table-cell>
              <table:table-cell office:value-type="float" office:value="-139.660930705976">
                <text:p>-139.66093070597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-82">
                <text:p>-82</text:p>
              </table:table-cell>
              <table:table-cell office:value-type="float" office:value="-137.886748222715">
                <text:p>-137.88674822271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-37">
                <text:p>-37</text:p>
              </table:table-cell>
              <table:table-cell office:value-type="float" office:value="-134.782540585093">
                <text:p>-134.78254058509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-39">
                <text:p>-39</text:p>
              </table:table-cell>
              <table:table-cell office:value-type="float" office:value="-131.835385490167">
                <text:p>-131.83538549016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-77">
                <text:p>-77</text:p>
              </table:table-cell>
              <table:table-cell office:value-type="float" office:value="-130.1481428597">
                <text:p>-130.148142859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-112">
                <text:p>-112</text:p>
              </table:table-cell>
              <table:table-cell office:value-type="float" office:value="-129.589738464017">
                <text:p>-129.58973846401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-138">
                <text:p>-138</text:p>
              </table:table-cell>
              <table:table-cell office:value-type="float" office:value="-129.848515742047">
                <text:p>-129.84851574204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-158">
                <text:p>-158</text:p>
              </table:table-cell>
              <table:table-cell office:value-type="float" office:value="-130.714715257677">
                <text:p>-130.71471525767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-150">
                <text:p>-150</text:p>
              </table:table-cell>
              <table:table-cell office:value-type="float" office:value="-131.308108634363">
                <text:p>-131.308108634363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-144">
                <text:p>-144</text:p>
              </table:table-cell>
              <table:table-cell office:value-type="float" office:value="-131.698628368691">
                <text:p>-131.69862836869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-118">
                <text:p>-118</text:p>
              </table:table-cell>
              <table:table-cell office:value-type="float" office:value="-131.277132111193">
                <text:p>-131.27713211119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-95">
                <text:p>-95</text:p>
              </table:table-cell>
              <table:table-cell office:value-type="float" office:value="-130.160912661617">
                <text:p>-130.16091266161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-54">
                <text:p>-54</text:p>
              </table:table-cell>
              <table:table-cell office:value-type="float" office:value="-127.817499964337">
                <text:p>-127.817499964337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4">
                <text:p>14</text:p>
              </table:table-cell>
              <table:table-cell office:value-type="float" office:value="-123.453884580819">
                <text:p>-123.45388458081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-38">
                <text:p>-38</text:p>
              </table:table-cell>
              <table:table-cell office:value-type="float" office:value="-120.824534286024">
                <text:p>-120.82453428602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-93">
                <text:p>-93</text:p>
              </table:table-cell>
              <table:table-cell office:value-type="float" office:value="-119.968394769531">
                <text:p>-119.96839476953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-112">
                <text:p>-112</text:p>
              </table:table-cell>
              <table:table-cell office:value-type="float" office:value="-119.723213392007">
                <text:p>-119.72321339200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-140">
                <text:p>-140</text:p>
              </table:table-cell>
              <table:table-cell office:value-type="float" office:value="-120.347114518407">
                <text:p>-120.347114518407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-149">
                <text:p>-149</text:p>
              </table:table-cell>
              <table:table-cell office:value-type="float" office:value="-121.228741763995">
                <text:p>-121.22874176399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-149">
                <text:p>-149</text:p>
              </table:table-cell>
              <table:table-cell office:value-type="float" office:value="-122.08324201741">
                <text:p>-122.0832420174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-124">
                <text:p>-124</text:p>
              </table:table-cell>
              <table:table-cell office:value-type="float" office:value="-122.142219186105">
                <text:p>-122.14221918610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-93">
                <text:p>-93</text:p>
              </table:table-cell>
              <table:table-cell office:value-type="float" office:value="-121.24553551884">
                <text:p>-121.2455355188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-78">
                <text:p>-78</text:p>
              </table:table-cell>
              <table:table-cell office:value-type="float" office:value="-119.914903656722">
                <text:p>-119.91490365672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-29">
                <text:p>-29</text:p>
              </table:table-cell>
              <table:table-cell office:value-type="float" office:value="-117.117522005746">
                <text:p>-117.117522005746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-28">
                <text:p>-28</text:p>
              </table:table-cell>
              <table:table-cell office:value-type="float" office:value="-114.375444405569">
                <text:p>-114.37544440556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-88">
                <text:p>-88</text:p>
              </table:table-cell>
              <table:table-cell office:value-type="float" office:value="-113.563892270013">
                <text:p>-113.56389227001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-111">
                <text:p>-111</text:p>
              </table:table-cell>
              <table:table-cell office:value-type="float" office:value="-113.48500327709">
                <text:p>-113.4850032770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-135">
                <text:p>-135</text:p>
              </table:table-cell>
              <table:table-cell office:value-type="float" office:value="-114.147003176256">
                <text:p>-114.147003176256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-147">
                <text:p>-147</text:p>
              </table:table-cell>
              <table:table-cell office:value-type="float" office:value="-115.157864616987">
                <text:p>-115.15786461698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-141">
                <text:p>-141</text:p>
              </table:table-cell>
              <table:table-cell office:value-type="float" office:value="-115.953007244157">
                <text:p>-115.95300724415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-118">
                <text:p>-118</text:p>
              </table:table-cell>
              <table:table-cell office:value-type="float" office:value="-116.015991636644">
                <text:p>-116.015991636644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-82">
                <text:p>-82</text:p>
              </table:table-cell>
              <table:table-cell office:value-type="float" office:value="-114.969345740132">
                <text:p>-114.96934574013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-63">
                <text:p>-63</text:p>
              </table:table-cell>
              <table:table-cell office:value-type="float" office:value="-113.370288948128">
                <text:p>-113.37028894812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-10">
                <text:p>-10</text:p>
              </table:table-cell>
              <table:table-cell office:value-type="float" office:value="-110.189664672801">
                <text:p>-110.18966467280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-17">
                <text:p>-17</text:p>
              </table:table-cell>
              <table:table-cell office:value-type="float" office:value="-107.322290375176">
                <text:p>-107.32229037517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-80">
                <text:p>-80</text:p>
              </table:table-cell>
              <table:table-cell office:value-type="float" office:value="-106.481604517479">
                <text:p>-106.481604517479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-105">
                <text:p>-105</text:p>
              </table:table-cell>
              <table:table-cell office:value-type="float" office:value="-106.436016686172">
                <text:p>-106.43601668617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-134">
                <text:p>-134</text:p>
              </table:table-cell>
              <table:table-cell office:value-type="float" office:value="-107.284139249674">
                <text:p>-107.28413924967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-135">
                <text:p>-135</text:p>
              </table:table-cell>
              <table:table-cell office:value-type="float" office:value="-108.136934965069">
                <text:p>-108.13693496506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-140">
                <text:p>-140</text:p>
              </table:table-cell>
              <table:table-cell office:value-type="float" office:value="-109.117336966143">
                <text:p>-109.11733696614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-114">
                <text:p>-114</text:p>
              </table:table-cell>
              <table:table-cell office:value-type="float" office:value="-109.267572751801">
                <text:p>-109.26757275180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-82">
                <text:p>-82</text:p>
              </table:table-cell>
              <table:table-cell office:value-type="float" office:value="-108.428570513284">
                <text:p>-108.42857051328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-67">
                <text:p>-67</text:p>
              </table:table-cell>
              <table:table-cell office:value-type="float" office:value="-107.153845266721">
                <text:p>-107.15384526672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-8">
                <text:p>-8</text:p>
              </table:table-cell>
              <table:table-cell office:value-type="float" office:value="-104.102957720053">
                <text:p>-104.10295772005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-1">
                <text:p>-1</text:p>
              </table:table-cell>
              <table:table-cell office:value-type="float" office:value="-100.930559020974">
                <text:p>-100.930559020974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-67">
                <text:p>-67</text:p>
              </table:table-cell>
              <table:table-cell office:value-type="float" office:value="-99.8865418203288">
                <text:p>-99.886541820328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-103">
                <text:p>-103</text:p>
              </table:table-cell>
              <table:table-cell office:value-type="float" office:value="-99.9823405335494">
                <text:p>-99.982340533549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-114">
                <text:p>-114</text:p>
              </table:table-cell>
              <table:table-cell office:value-type="float" office:value="-100.413653132517">
                <text:p>-100.41365313251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-133">
                <text:p>-133</text:p>
              </table:table-cell>
              <table:table-cell office:value-type="float" office:value="-101.416309959209">
                <text:p>-101.41630995920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-134">
                <text:p>-134</text:p>
              </table:table-cell>
              <table:table-cell office:value-type="float" office:value="-102.418885037387">
                <text:p>-102.418885037387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-105">
                <text:p>-105</text:p>
              </table:table-cell>
              <table:table-cell office:value-type="float" office:value="-102.498303959314">
                <text:p>-102.49830395931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-110">
                <text:p>-110</text:p>
              </table:table-cell>
              <table:table-cell office:value-type="float" office:value="-102.72912537595">
                <text:p>-102.7291253759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-70">
                <text:p>-70</text:p>
              </table:table-cell>
              <table:table-cell office:value-type="float" office:value="-101.722075364382">
                <text:p>-101.72207536438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-26">
                <text:p>-26</text:p>
              </table:table-cell>
              <table:table-cell office:value-type="float" office:value="-99.3921653531707">
                <text:p>-99.392165353170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-31">
                <text:p>-31</text:p>
              </table:table-cell>
              <table:table-cell office:value-type="float" office:value="-97.2877910346116">
                <text:p>-97.287791034611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-52">
                <text:p>-52</text:p>
              </table:table-cell>
              <table:table-cell office:value-type="float" office:value="-95.8943205412389">
                <text:p>-95.894320541238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-74">
                <text:p>-74</text:p>
              </table:table-cell>
              <table:table-cell office:value-type="float" office:value="-95.22064913997">
                <text:p>-95.2206491399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-113">
                <text:p>-113</text:p>
              </table:table-cell>
              <table:table-cell office:value-type="float" office:value="-95.7677060895094">
                <text:p>-95.767706089509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-91">
                <text:p>-91</text:p>
              </table:table-cell>
              <table:table-cell office:value-type="float" office:value="-95.6210074406014">
                <text:p>-95.621007440601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-95">
                <text:p>-95</text:p>
              </table:table-cell>
              <table:table-cell office:value-type="float" office:value="-95.6018995193522">
                <text:p>-95.601899519352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-91">
                <text:p>-91</text:p>
              </table:table-cell>
              <table:table-cell office:value-type="float" office:value="-95.4603026110644">
                <text:p>-95.4603026110644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-52">
                <text:p>-52</text:p>
              </table:table-cell>
              <table:table-cell office:value-type="float" office:value="-94.123062530724">
                <text:p>-94.12306253072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-20">
                <text:p>-20</text:p>
              </table:table-cell>
              <table:table-cell office:value-type="float" office:value="-91.842352914394">
                <text:p>-91.84235291439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-10">
                <text:p>-10</text:p>
              </table:table-cell>
              <table:table-cell office:value-type="float" office:value="-89.3241266708742">
                <text:p>-89.324126670874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-59">
                <text:p>-59</text:p>
              </table:table-cell>
              <table:table-cell office:value-type="float" office:value="-88.3910766194627">
                <text:p>-88.391076619462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-84">
                <text:p>-84</text:p>
              </table:table-cell>
              <table:table-cell office:value-type="float" office:value="-88.255966569633">
                <text:p>-88.255966569633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-121">
                <text:p>-121</text:p>
              </table:table-cell>
              <table:table-cell office:value-type="float" office:value="-89.2634752905674">
                <text:p>-89.263475290567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-119">
                <text:p>-119</text:p>
              </table:table-cell>
              <table:table-cell office:value-type="float" office:value="-90.1784452816269">
                <text:p>-90.1784452816269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-109">
                <text:p>-109</text:p>
              </table:table-cell>
              <table:table-cell office:value-type="float" office:value="-90.7575700421922">
                <text:p>-90.757570042192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-115">
                <text:p>-115</text:p>
              </table:table-cell>
              <table:table-cell office:value-type="float" office:value="-91.5034909639709">
                <text:p>-91.5034909639709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-84">
                <text:p>-84</text:p>
              </table:table-cell>
              <table:table-cell office:value-type="float" office:value="-91.2726143189256">
                <text:p>-91.272614318925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-29">
                <text:p>-29</text:p>
              </table:table-cell>
              <table:table-cell office:value-type="float" office:value="-89.3565338783433">
                <text:p>-89.356533878343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-11">
                <text:p>-11</text:p>
              </table:table-cell>
              <table:table-cell office:value-type="float" office:value="-86.9455636051635">
                <text:p>-86.945563605163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-34">
                <text:p>-34</text:p>
              </table:table-cell>
              <table:table-cell office:value-type="float" office:value="-85.3164693403893">
                <text:p>-85.316469340389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-88">
                <text:p>-88</text:p>
              </table:table-cell>
              <table:table-cell office:value-type="float" office:value="-85.3990395145311">
                <text:p>-85.399039514531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-107">
                <text:p>-107</text:p>
              </table:table-cell>
              <table:table-cell office:value-type="float" office:value="-86.0636844525456">
                <text:p>-86.063684452545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-124">
                <text:p>-124</text:p>
              </table:table-cell>
              <table:table-cell office:value-type="float" office:value="-87.2309557001595">
                <text:p>-87.230955700159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-115">
                <text:p>-115</text:p>
              </table:table-cell>
              <table:table-cell office:value-type="float" office:value="-88.0853878324623">
                <text:p>-88.085387832462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-96">
                <text:p>-96</text:p>
              </table:table-cell>
              <table:table-cell office:value-type="float" office:value="-88.3289143606942">
                <text:p>-88.328914360694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-94">
                <text:p>-94</text:p>
              </table:table-cell>
              <table:table-cell office:value-type="float" office:value="-88.5034093034421">
                <text:p>-88.503409303442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-35">
                <text:p>-35</text:p>
              </table:table-cell>
              <table:table-cell office:value-type="float" office:value="-86.8571505556439">
                <text:p>-86.857150555643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4">
                <text:p>4</text:p>
              </table:table-cell>
              <table:table-cell office:value-type="float" office:value="-84.0615459231625">
                <text:p>-84.061545923162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-40">
                <text:p>-40</text:p>
              </table:table-cell>
              <table:table-cell office:value-type="float" office:value="-82.7058060486037">
                <text:p>-82.7058060486037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-47">
                <text:p>-47</text:p>
              </table:table-cell>
              <table:table-cell office:value-type="float" office:value="-81.6071658624928">
                <text:p>-81.607165862492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-78">
                <text:p>-78</text:p>
              </table:table-cell>
              <table:table-cell office:value-type="float" office:value="-81.4961761436469">
                <text:p>-81.496176143646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-100">
                <text:p>-100</text:p>
              </table:table-cell>
              <table:table-cell office:value-type="float" office:value="-82.0655245699962">
                <text:p>-82.065524569996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-111">
                <text:p>-111</text:p>
              </table:table-cell>
              <table:table-cell office:value-type="float" office:value="-82.9558161216886">
                <text:p>-82.9558161216886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-73">
                <text:p>-73</text:p>
              </table:table-cell>
              <table:table-cell office:value-type="float" office:value="-82.6494833179444">
                <text:p>-82.649483317944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-71">
                <text:p>-71</text:p>
              </table:table-cell>
              <table:table-cell office:value-type="float" office:value="-82.2910376773922">
                <text:p>-82.2910376773922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-27">
                <text:p>-27</text:p>
              </table:table-cell>
              <table:table-cell office:value-type="float" office:value="-80.5897749796263">
                <text:p>-80.589774979626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-3">
                <text:p>-3</text:p>
              </table:table-cell>
              <table:table-cell office:value-type="float" office:value="-78.2023972879455">
                <text:p>-78.202397287945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-37">
                <text:p>-37</text:p>
              </table:table-cell>
              <table:table-cell office:value-type="float" office:value="-76.9346312175472">
                <text:p>-76.934631217547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-74">
                <text:p>-74</text:p>
              </table:table-cell>
              <table:table-cell office:value-type="float" office:value="-76.8443348723919">
                <text:p>-76.844334872391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-99">
                <text:p>-99</text:p>
              </table:table-cell>
              <table:table-cell office:value-type="float" office:value="-77.5260476455491">
                <text:p>-77.5260476455491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-93">
                <text:p>-93</text:p>
              </table:table-cell>
              <table:table-cell office:value-type="float" office:value="-78.0021692564552">
                <text:p>-78.002169256455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-93">
                <text:p>-93</text:p>
              </table:table-cell>
              <table:table-cell office:value-type="float" office:value="-78.4636409716412">
                <text:p>-78.463640971641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-84">
                <text:p>-84</text:p>
              </table:table-cell>
              <table:table-cell office:value-type="float" office:value="-78.6339904802061">
                <text:p>-78.633990480206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-44">
                <text:p>-44</text:p>
              </table:table-cell>
              <table:table-cell office:value-type="float" office:value="-77.5683292346613">
                <text:p>-77.568329234661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-6">
                <text:p>-6</text:p>
              </table:table-cell>
              <table:table-cell office:value-type="float" office:value="-75.3662267966718">
                <text:p>-75.3662267966718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-40">
                <text:p>-40</text:p>
              </table:table-cell>
              <table:table-cell office:value-type="float" office:value="-74.278035202928">
                <text:p>-74.27803520292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-58">
                <text:p>-58</text:p>
              </table:table-cell>
              <table:table-cell office:value-type="float" office:value="-73.7771725812995">
                <text:p>-73.777172581299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-85">
                <text:p>-85</text:p>
              </table:table-cell>
              <table:table-cell office:value-type="float" office:value="-74.1224903480287">
                <text:p>-74.122490348028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-98">
                <text:p>-98</text:p>
              </table:table-cell>
              <table:table-cell office:value-type="float" office:value="-74.8571829527048">
                <text:p>-74.857182952704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-83">
                <text:p>-83</text:p>
              </table:table-cell>
              <table:table-cell office:value-type="float" office:value="-75.1077311695446">
                <text:p>-75.1077311695446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-74">
                <text:p>-74</text:p>
              </table:table-cell>
              <table:table-cell office:value-type="float" office:value="-75.0736471335586">
                <text:p>-75.073647133558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-51">
                <text:p>-51</text:p>
              </table:table-cell>
              <table:table-cell office:value-type="float" office:value="-74.3329195294491">
                <text:p>-74.332919529449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-3">
                <text:p>-3</text:p>
              </table:table-cell>
              <table:table-cell office:value-type="float" office:value="-72.1380604670045">
                <text:p>-72.138060467004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-16">
                <text:p>-16</text:p>
              </table:table-cell>
              <table:table-cell office:value-type="float" office:value="-70.4107355295582">
                <text:p>-70.410735529558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-63">
                <text:p>-63</text:p>
              </table:table-cell>
              <table:table-cell office:value-type="float" office:value="-70.1827128978795">
                <text:p>-70.182712897879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-62">
                <text:p>-62</text:p>
              </table:table-cell>
              <table:table-cell office:value-type="float" office:value="-69.9309371164063">
                <text:p>-69.9309371164063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-81">
                <text:p>-81</text:p>
              </table:table-cell>
              <table:table-cell office:value-type="float" office:value="-70.2715236666707">
                <text:p>-70.271523666670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-91">
                <text:p>-91</text:p>
              </table:table-cell>
              <table:table-cell office:value-type="float" office:value="-70.9093229384655">
                <text:p>-70.909322938465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-88">
                <text:p>-88</text:p>
              </table:table-cell>
              <table:table-cell office:value-type="float" office:value="-71.4351899249742">
                <text:p>-71.435189924974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-62">
                <text:p>-62</text:p>
              </table:table-cell>
              <table:table-cell office:value-type="float" office:value="-71.1448763888212">
                <text:p>-71.144876388821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-14">
                <text:p>-14</text:p>
              </table:table-cell>
              <table:table-cell office:value-type="float" office:value="-69.3865724999344">
                <text:p>-69.3865724999344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">
                <text:p>3</text:p>
              </table:table-cell>
              <table:table-cell office:value-type="float" office:value="-67.1592933460902">
                <text:p>-67.1592933460902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-51">
                <text:p>-51</text:p>
              </table:table-cell>
              <table:table-cell office:value-type="float" office:value="-66.6620843200567">
                <text:p>-66.662084320056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-67">
                <text:p>-67</text:p>
              </table:table-cell>
              <table:table-cell office:value-type="float" office:value="-66.6724817255934">
                <text:p>-66.672481725593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-87">
                <text:p>-87</text:p>
              </table:table-cell>
              <table:table-cell office:value-type="float" office:value="-67.2979438263444">
                <text:p>-67.2979438263444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-95">
                <text:p>-95</text:p>
              </table:table-cell>
              <table:table-cell office:value-type="float" office:value="-68.1503147855338">
                <text:p>-68.150314785533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-85">
                <text:p>-85</text:p>
              </table:table-cell>
              <table:table-cell office:value-type="float" office:value="-68.6687666382866">
                <text:p>-68.668766638286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-49">
                <text:p>-49</text:p>
              </table:table-cell>
              <table:table-cell office:value-type="float" office:value="-68.063573818647">
                <text:p>-68.063573818647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-38">
                <text:p>-38</text:p>
              </table:table-cell>
              <table:table-cell office:value-type="float" office:value="-67.1385407780732">
                <text:p>-67.138540778073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4">
                <text:p>4</text:p>
              </table:table-cell>
              <table:table-cell office:value-type="float" office:value="-64.9496626002864">
                <text:p>-64.949662600286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-37">
                <text:p>-37</text:p>
              </table:table-cell>
              <table:table-cell office:value-type="float" office:value="-64.089672981816">
                <text:p>-64.089672981816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-75">
                <text:p>-75</text:p>
              </table:table-cell>
              <table:table-cell office:value-type="float" office:value="-64.4253753516063">
                <text:p>-64.425375351606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-92">
                <text:p>-92</text:p>
              </table:table-cell>
              <table:table-cell office:value-type="float" office:value="-65.2738253407877">
                <text:p>-65.273825340787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-81">
                <text:p>-81</text:p>
              </table:table-cell>
              <table:table-cell office:value-type="float" office:value="-65.7577076379942">
                <text:p>-65.7577076379942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-82">
                <text:p>-82</text:p>
              </table:table-cell>
              <table:table-cell office:value-type="float" office:value="-66.2574704799021">
                <text:p>-66.257470479902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-43">
                <text:p>-43</text:p>
              </table:table-cell>
              <table:table-cell office:value-type="float" office:value="-65.5418560035974">
                <text:p>-65.541856003597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-22">
                <text:p>-22</text:p>
              </table:table-cell>
              <table:table-cell office:value-type="float" office:value="-64.2021065881021">
                <text:p>-64.202106588102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  <table:table-cell office:value-type="float" office:value="-62.226657154622">
                <text:p>-62.226657154622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-43">
                <text:p>-43</text:p>
              </table:table-cell>
              <table:table-cell office:value-type="float" office:value="-61.6350677037106">
                <text:p>-61.635067703710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-72">
                <text:p>-72</text:p>
              </table:table-cell>
              <table:table-cell office:value-type="float" office:value="-61.9539886974425">
                <text:p>-61.953988697442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-87">
                <text:p>-87</text:p>
              </table:table-cell>
              <table:table-cell office:value-type="float" office:value="-62.7246351990597">
                <text:p>-62.7246351990597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-89">
                <text:p>-89</text:p>
              </table:table-cell>
              <table:table-cell office:value-type="float" office:value="-63.5331079621655">
                <text:p>-63.533107962165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-64">
                <text:p>-64</text:p>
              </table:table-cell>
              <table:table-cell office:value-type="float" office:value="-63.547473871022">
                <text:p>-63.54747387102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-33">
                <text:p>-33</text:p>
              </table:table-cell>
              <table:table-cell office:value-type="float" office:value="-62.6075515980675">
                <text:p>-62.607551598067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-5">
                <text:p>-5</text:p>
              </table:table-cell>
              <table:table-cell office:value-type="float" office:value="-60.8350115488962">
                <text:p>-60.835011548896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-18">
                <text:p>-18</text:p>
              </table:table-cell>
              <table:table-cell office:value-type="float" office:value="-59.5170111935455">
                <text:p>-59.517011193545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-59">
                <text:p>-59</text:p>
              </table:table-cell>
              <table:table-cell office:value-type="float" office:value="-59.501103156821">
                <text:p>-59.50110315682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-55">
                <text:p>-55</text:p>
              </table:table-cell>
              <table:table-cell office:value-type="float" office:value="-59.3626076750727">
                <text:p>-59.362607675072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-83">
                <text:p>-83</text:p>
              </table:table-cell>
              <table:table-cell office:value-type="float" office:value="-60.0899120543012">
                <text:p>-60.089912054301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-71">
                <text:p>-71</text:p>
              </table:table-cell>
              <table:table-cell office:value-type="float" office:value="-60.425607068015">
                <text:p>-60.42560706801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-61">
                <text:p>-61</text:p>
              </table:table-cell>
              <table:table-cell office:value-type="float" office:value="-60.4432806966915">
                <text:p>-60.443280696691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-22">
                <text:p>-22</text:p>
              </table:table-cell>
              <table:table-cell office:value-type="float" office:value="-59.2604105214087">
                <text:p>-59.260410521408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-4">
                <text:p>-4</text:p>
              </table:table-cell>
              <table:table-cell office:value-type="float" office:value="-57.560090197673">
                <text:p>-57.56009019767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-48">
                <text:p>-48</text:p>
              </table:table-cell>
              <table:table-cell office:value-type="float" office:value="-57.2659335762062">
                <text:p>-57.265933576206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-72">
                <text:p>-72</text:p>
              </table:table-cell>
              <table:table-cell office:value-type="float" office:value="-57.7192894661691">
                <text:p>-57.7192894661691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-72">
                <text:p>-72</text:p>
              </table:table-cell>
              <table:table-cell office:value-type="float" office:value="-58.1586959441331">
                <text:p>-58.1586959441331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-79">
                <text:p>-79</text:p>
              </table:table-cell>
              <table:table-cell office:value-type="float" office:value="-58.7999668381598">
                <text:p>-58.799966838159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-57">
                <text:p>-57</text:p>
              </table:table-cell>
              <table:table-cell office:value-type="float" office:value="-58.7445832431395">
                <text:p>-58.744583243139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-40">
                <text:p>-40</text:p>
              </table:table-cell>
              <table:table-cell office:value-type="float" office:value="-58.1678268356582">
                <text:p>-58.167826835658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-12">
                <text:p>-12</text:p>
              </table:table-cell>
              <table:table-cell office:value-type="float" office:value="-56.747278317638">
                <text:p>-56.74727831763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-12">
                <text:p>-12</text:p>
              </table:table-cell>
              <table:table-cell office:value-type="float" office:value="-55.3704389847876">
                <text:p>-55.370438984787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-49">
                <text:p>-49</text:p>
              </table:table-cell>
              <table:table-cell office:value-type="float" office:value="-55.1744254775634">
                <text:p>-55.174425477563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-60">
                <text:p>-60</text:p>
              </table:table-cell>
              <table:table-cell office:value-type="float" office:value="-55.3229046936383">
                <text:p>-55.322904693638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-68">
                <text:p>-68</text:p>
              </table:table-cell>
              <table:table-cell office:value-type="float" office:value="-55.7129691646033">
                <text:p>-55.712969164603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-70">
                <text:p>-70</text:p>
              </table:table-cell>
              <table:table-cell office:value-type="float" office:value="-56.1525701133847">
                <text:p>-56.152570113384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-36">
                <text:p>-36</text:p>
              </table:table-cell>
              <table:table-cell office:value-type="float" office:value="-55.5324910329729">
                <text:p>-55.532491032972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-15">
                <text:p>-15</text:p>
              </table:table-cell>
              <table:table-cell office:value-type="float" office:value="-54.2853374627276">
                <text:p>-54.2853374627276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-25">
                <text:p>-25</text:p>
              </table:table-cell>
              <table:table-cell office:value-type="float" office:value="-53.3842501561821">
                <text:p>-53.384250156182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-58">
                <text:p>-58</text:p>
              </table:table-cell>
              <table:table-cell office:value-type="float" office:value="-53.5262732282996">
                <text:p>-53.526273228299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-66">
                <text:p>-66</text:p>
              </table:table-cell>
              <table:table-cell office:value-type="float" office:value="-53.9100802058904">
                <text:p>-53.910080205890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-77">
                <text:p>-77</text:p>
              </table:table-cell>
              <table:table-cell office:value-type="float" office:value="-54.6205392764784">
                <text:p>-54.620539276478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-75">
                <text:p>-75</text:p>
              </table:table-cell>
              <table:table-cell office:value-type="float" office:value="-55.2475996064329">
                <text:p>-55.2475996064329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-59">
                <text:p>-59</text:p>
              </table:table-cell>
              <table:table-cell office:value-type="float" office:value="-55.3630580800811">
                <text:p>-55.363058080081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-22">
                <text:p>-22</text:p>
              </table:table-cell>
              <table:table-cell office:value-type="float" office:value="-54.3365024468478">
                <text:p>-54.336502446847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-27">
                <text:p>-27</text:p>
              </table:table-cell>
              <table:table-cell office:value-type="float" office:value="-53.4953792946371">
                <text:p>-53.495379294637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-56">
                <text:p>-56</text:p>
              </table:table-cell>
              <table:table-cell office:value-type="float" office:value="-53.5724445471098">
                <text:p>-53.572444547109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-65">
                <text:p>-65</text:p>
              </table:table-cell>
              <table:table-cell office:value-type="float" office:value="-53.924061637968">
                <text:p>-53.92406163796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-43">
                <text:p>-43</text:p>
              </table:table-cell>
              <table:table-cell office:value-type="float" office:value="-53.587936664492">
                <text:p>-53.58793666449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-60">
                <text:p>-60</text:p>
              </table:table-cell>
              <table:table-cell office:value-type="float" office:value="-53.7852309209692">
                <text:p>-53.785230920969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-30">
                <text:p>-30</text:p>
              </table:table-cell>
              <table:table-cell office:value-type="float" office:value="-53.0533776618625">
                <text:p>-53.053377661862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-3">
                <text:p>-3</text:p>
              </table:table-cell>
              <table:table-cell office:value-type="float" office:value="-51.5132737338052">
                <text:p>-51.513273733805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-14">
                <text:p>-14</text:p>
              </table:table-cell>
              <table:table-cell office:value-type="float" office:value="-50.3590191573804">
                <text:p>-50.359019157380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-28">
                <text:p>-28</text:p>
              </table:table-cell>
              <table:table-cell office:value-type="float" office:value="-49.6710493371533">
                <text:p>-49.6710493371533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-47">
                <text:p>-47</text:p>
              </table:table-cell>
              <table:table-cell office:value-type="float" office:value="-49.5888632037024">
                <text:p>-49.588863203702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-69">
                <text:p>-69</text:p>
              </table:table-cell>
              <table:table-cell office:value-type="float" office:value="-50.1861289512808">
                <text:p>-50.1861289512808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-39">
                <text:p>-39</text:p>
              </table:table-cell>
              <table:table-cell office:value-type="float" office:value="-49.8419403681645">
                <text:p>-49.841940368164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-11">
                <text:p>-11</text:p>
              </table:table-cell>
              <table:table-cell office:value-type="float" office:value="-48.6468037414517">
                <text:p>-48.6468037414517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-5">
                <text:p>-5</text:p>
              </table:table-cell>
              <table:table-cell office:value-type="float" office:value="-47.3038251647917">
                <text:p>-47.303825164791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-42">
                <text:p>-42</text:p>
              </table:table-cell>
              <table:table-cell office:value-type="float" office:value="-47.1406305443366">
                <text:p>-47.140630544336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-55">
                <text:p>-55</text:p>
              </table:table-cell>
              <table:table-cell office:value-type="float" office:value="-47.3824572968185">
                <text:p>-47.382457296818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-50">
                <text:p>-50</text:p>
              </table:table-cell>
              <table:table-cell office:value-type="float" office:value="-47.462997072301">
                <text:p>-47.46299707230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-48">
                <text:p>-48</text:p>
              </table:table-cell>
              <table:table-cell office:value-type="float" office:value="-47.4795202393071">
                <text:p>-47.479520239307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-39">
                <text:p>-39</text:p>
              </table:table-cell>
              <table:table-cell office:value-type="float" office:value="-47.2186119242515">
                <text:p>-47.218611924251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-11">
                <text:p>-11</text:p>
              </table:table-cell>
              <table:table-cell office:value-type="float" office:value="-46.104193095813">
                <text:p>-46.10419309581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-47">
                <text:p>-47</text:p>
              </table:table-cell>
              <table:table-cell office:value-type="float" office:value="-46.1317563851726">
                <text:p>-46.1317563851726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-51">
                <text:p>-51</text:p>
              </table:table-cell>
              <table:table-cell office:value-type="float" office:value="-46.2815484963981">
                <text:p>-46.281548496398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-61">
                <text:p>-61</text:p>
              </table:table-cell>
              <table:table-cell office:value-type="float" office:value="-46.7344239272781">
                <text:p>-46.734423927278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-60">
                <text:p>-60</text:p>
              </table:table-cell>
              <table:table-cell office:value-type="float" office:value="-47.1425954987465">
                <text:p>-47.142595498746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-27">
                <text:p>-27</text:p>
              </table:table-cell>
              <table:table-cell office:value-type="float" office:value="-46.5228233295543">
                <text:p>-46.522823329554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-10">
                <text:p>-10</text:p>
              </table:table-cell>
              <table:table-cell office:value-type="float" office:value="-45.3990441501834">
                <text:p>-45.399044150183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-39">
                <text:p>-39</text:p>
              </table:table-cell>
              <table:table-cell office:value-type="float" office:value="-45.2021504840239">
                <text:p>-45.202150484023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-38">
                <text:p>-38</text:p>
              </table:table-cell>
              <table:table-cell office:value-type="float" office:value="-44.9805458537463">
                <text:p>-44.980545853746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-41">
                <text:p>-41</text:p>
              </table:table-cell>
              <table:table-cell office:value-type="float" office:value="-44.8580675197848">
                <text:p>-44.8580675197848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-50">
                <text:p>-50</text:p>
              </table:table-cell>
              <table:table-cell office:value-type="float" office:value="-45.0162808268684">
                <text:p>-45.016280826868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-30">
                <text:p>-30</text:p>
              </table:table-cell>
              <table:table-cell office:value-type="float" office:value="-44.5542414168109">
                <text:p>-44.5542414168109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-2">
                <text:p>-2</text:p>
              </table:table-cell>
              <table:table-cell office:value-type="float" office:value="-43.2448801424475">
                <text:p>-43.244880142447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-46">
                <text:p>-46</text:p>
              </table:table-cell>
              <table:table-cell office:value-type="float" office:value="-43.3296530611414">
                <text:p>-43.329653061141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-54">
                <text:p>-54</text:p>
              </table:table-cell>
              <table:table-cell office:value-type="float" office:value="-43.6579714284909">
                <text:p>-43.6579714284909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-59">
                <text:p>-59</text:p>
              </table:table-cell>
              <table:table-cell office:value-type="float" office:value="-44.1300338460758">
                <text:p>-44.1300338460758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-35">
                <text:p>-35</text:p>
              </table:table-cell>
              <table:table-cell office:value-type="float" office:value="-43.849109727735">
                <text:p>-43.84910972773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-3">
                <text:p>-3</text:p>
              </table:table-cell>
              <table:table-cell office:value-type="float" office:value="-42.5922140438047">
                <text:p>-42.5922140438047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-19">
                <text:p>-19</text:p>
              </table:table-cell>
              <table:table-cell office:value-type="float" office:value="-41.8662997655338">
                <text:p>-41.866299765533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-48">
                <text:p>-48</text:p>
              </table:table-cell>
              <table:table-cell office:value-type="float" office:value="-42.0550290035174">
                <text:p>-42.055029003517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-51">
                <text:p>-51</text:p>
              </table:table-cell>
              <table:table-cell office:value-type="float" office:value="-42.3302588803322">
                <text:p>-42.330258880332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-40">
                <text:p>-40</text:p>
              </table:table-cell>
              <table:table-cell office:value-type="float" office:value="-42.2585586070912">
                <text:p>-42.2585586070912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-50">
                <text:p>-50</text:p>
              </table:table-cell>
              <table:table-cell office:value-type="float" office:value="-42.4967568037961">
                <text:p>-42.496756803796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-25">
                <text:p>-25</text:p>
              </table:table-cell>
              <table:table-cell office:value-type="float" office:value="-41.958395055987">
                <text:p>-41.95839505598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-26">
                <text:p>-26</text:p>
              </table:table-cell>
              <table:table-cell office:value-type="float" office:value="-41.4673675158028">
                <text:p>-41.467367515802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-31">
                <text:p>-31</text:p>
              </table:table-cell>
              <table:table-cell office:value-type="float" office:value="-41.1452946691627">
                <text:p>-41.1452946691627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-47">
                <text:p>-47</text:p>
              </table:table-cell>
              <table:table-cell office:value-type="float" office:value="-41.3254394485731">
                <text:p>-41.325439448573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-35">
                <text:p>-35</text:p>
              </table:table-cell>
              <table:table-cell office:value-type="float" office:value="-41.1308105424631">
                <text:p>-41.130810542463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-36">
                <text:p>-36</text:p>
              </table:table-cell>
              <table:table-cell office:value-type="float" office:value="-40.9729394488489">
                <text:p>-40.972939448848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6">
                <text:p>6</text:p>
              </table:table-cell>
              <table:table-cell office:value-type="float" office:value="-39.5276182350382">
                <text:p>-39.527618235038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-38">
                <text:p>-38</text:p>
              </table:table-cell>
              <table:table-cell office:value-type="float" office:value="-39.480614597037">
                <text:p>-39.48061459703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-43">
                <text:p>-43</text:p>
              </table:table-cell>
              <table:table-cell office:value-type="float" office:value="-39.5889033786666">
                <text:p>-39.588903378666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-56">
                <text:p>-56</text:p>
              </table:table-cell>
              <table:table-cell office:value-type="float" office:value="-40.0938601977846">
                <text:p>-40.093860197784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-40">
                <text:p>-40</text:p>
              </table:table-cell>
              <table:table-cell office:value-type="float" office:value="-40.0909721916989">
                <text:p>-40.0909721916989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-26">
                <text:p>-26</text:p>
              </table:table-cell>
              <table:table-cell office:value-type="float" office:value="-39.6574038165697">
                <text:p>-39.6574038165697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-11">
                <text:p>-11</text:p>
              </table:table-cell>
              <table:table-cell office:value-type="float" office:value="-38.7756375452906">
                <text:p>-38.775637545290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-37">
                <text:p>-37</text:p>
              </table:table-cell>
              <table:table-cell office:value-type="float" office:value="-38.7210025438971">
                <text:p>-38.721002543897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-52">
                <text:p>-52</text:p>
              </table:table-cell>
              <table:table-cell office:value-type="float" office:value="-39.1295870810079">
                <text:p>-39.129587081007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-48">
                <text:p>-48</text:p>
              </table:table-cell>
              <table:table-cell office:value-type="float" office:value="-39.4025228631308">
                <text:p>-39.4025228631308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-17">
                <text:p>-17</text:p>
              </table:table-cell>
              <table:table-cell office:value-type="float" office:value="-38.7132144673421">
                <text:p>-38.713214467342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-17">
                <text:p>-17</text:p>
              </table:table-cell>
              <table:table-cell office:value-type="float" office:value="-38.0451155606547">
                <text:p>-38.0451155606547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-48">
                <text:p>-48</text:p>
              </table:table-cell>
              <table:table-cell office:value-type="float" office:value="-38.3514196972499">
                <text:p>-38.351419697249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-56">
                <text:p>-56</text:p>
              </table:table-cell>
              <table:table-cell office:value-type="float" office:value="-38.8944529373345">
                <text:p>-38.894452937334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-38">
                <text:p>-38</text:p>
              </table:table-cell>
              <table:table-cell office:value-type="float" office:value="-38.8669313084935">
                <text:p>-38.866931308493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-48">
                <text:p>-48</text:p>
              </table:table-cell>
              <table:table-cell office:value-type="float" office:value="-39.1479488066937">
                <text:p>-39.1479488066937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-2">
                <text:p>-2</text:p>
              </table:table-cell>
              <table:table-cell office:value-type="float" office:value="-38.0049349972569">
                <text:p>-38.0049349972569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-22">
                <text:p>-22</text:p>
              </table:table-cell>
              <table:table-cell office:value-type="float" office:value="-37.5124754588798">
                <text:p>-37.512475458879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-39">
                <text:p>-39</text:p>
              </table:table-cell>
              <table:table-cell office:value-type="float" office:value="-37.5582454447604">
                <text:p>-37.558245444760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-52">
                <text:p>-52</text:p>
              </table:table-cell>
              <table:table-cell office:value-type="float" office:value="-38.0026071233832">
                <text:p>-38.002607123383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-44">
                <text:p>-44</text:p>
              </table:table-cell>
              <table:table-cell office:value-type="float" office:value="-38.1871422888175">
                <text:p>-38.187142288817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-43">
                <text:p>-43</text:p>
              </table:table-cell>
              <table:table-cell office:value-type="float" office:value="-38.3352302183924">
                <text:p>-38.3352302183924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-1">
                <text:p>-1</text:p>
              </table:table-cell>
              <table:table-cell office:value-type="float" office:value="-37.1864539039803">
                <text:p>-37.1864539039803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-30">
                <text:p>-30</text:p>
              </table:table-cell>
              <table:table-cell office:value-type="float" office:value="-36.9653322453963">
                <text:p>-36.9653322453963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-27">
                <text:p>-27</text:p>
              </table:table-cell>
              <table:table-cell office:value-type="float" office:value="-36.6587066378457">
                <text:p>-36.6587066378457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-50">
                <text:p>-50</text:p>
              </table:table-cell>
              <table:table-cell office:value-type="float" office:value="-37.0692079720658">
                <text:p>-37.0692079720658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-39">
                <text:p>-39</text:p>
              </table:table-cell>
              <table:table-cell office:value-type="float" office:value="-37.1286169575407">
                <text:p>-37.1286169575407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-22">
                <text:p>-22</text:p>
              </table:table-cell>
              <table:table-cell office:value-type="float" office:value="-36.6631210511548">
                <text:p>-36.6631210511548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9">
                <text:p>9</text:p>
              </table:table-cell>
              <table:table-cell office:value-type="float" office:value="-35.2581019418885">
                <text:p>-35.258101941888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-35">
                <text:p>-35</text:p>
              </table:table-cell>
              <table:table-cell office:value-type="float" office:value="-35.2501603436766">
                <text:p>-35.2501603436766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-52">
                <text:p>-52</text:p>
              </table:table-cell>
              <table:table-cell office:value-type="float" office:value="-35.7655400254096">
                <text:p>-35.765540025409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-31">
                <text:p>-31</text:p>
              </table:table-cell>
              <table:table-cell office:value-type="float" office:value="-35.6189080246278">
                <text:p>-35.6189080246278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-21">
                <text:p>-21</text:p>
              </table:table-cell>
              <table:table-cell office:value-type="float" office:value="-35.1690954700238">
                <text:p>-35.1690954700238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-7">
                <text:p>-7</text:p>
              </table:table-cell>
              <table:table-cell office:value-type="float" office:value="-34.3023540709462">
                <text:p>-34.302354070946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-29">
                <text:p>-29</text:p>
              </table:table-cell>
              <table:table-cell office:value-type="float" office:value="-34.1392047149171">
                <text:p>-34.139204714917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-51">
                <text:p>-51</text:p>
              </table:table-cell>
              <table:table-cell office:value-type="float" office:value="-34.6579984159965">
                <text:p>-34.657998415996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-43">
                <text:p>-43</text:p>
              </table:table-cell>
              <table:table-cell office:value-type="float" office:value="-34.914675387812">
                <text:p>-34.91467538781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-48">
                <text:p>-48</text:p>
              </table:table-cell>
              <table:table-cell office:value-type="float" office:value="-35.3173007604947">
                <text:p>-35.3173007604947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-19">
                <text:p>-19</text:p>
              </table:table-cell>
              <table:table-cell office:value-type="float" office:value="-34.8152299678641">
                <text:p>-34.815229967864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-7">
                <text:p>-7</text:p>
              </table:table-cell>
              <table:table-cell office:value-type="float" office:value="-33.9593767380837">
                <text:p>-33.959376738083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-38">
                <text:p>-38</text:p>
              </table:table-cell>
              <table:table-cell office:value-type="float" office:value="-34.0837036076811">
                <text:p>-34.083703607681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-50">
                <text:p>-50</text:p>
              </table:table-cell>
              <table:table-cell office:value-type="float" office:value="-34.5734358043679">
                <text:p>-34.5734358043679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-31">
                <text:p>-31</text:p>
              </table:table-cell>
              <table:table-cell office:value-type="float" office:value="-34.4634839334642">
                <text:p>-34.4634839334642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-40">
                <text:p>-40</text:p>
              </table:table-cell>
              <table:table-cell office:value-type="float" office:value="-34.633838273973">
                <text:p>-34.63383827397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-14">
                <text:p>-14</text:p>
              </table:table-cell>
              <table:table-cell office:value-type="float" office:value="-33.9989509424662">
                <text:p>-33.998950942466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-13">
                <text:p>-13</text:p>
              </table:table-cell>
              <table:table-cell office:value-type="float" office:value="-33.3528293750057">
                <text:p>-33.3528293750057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-31">
                <text:p>-31</text:p>
              </table:table-cell>
              <table:table-cell office:value-type="float" office:value="-33.2804346250055">
                <text:p>-33.280434625005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-48">
                <text:p>-48</text:p>
              </table:table-cell>
              <table:table-cell office:value-type="float" office:value="-33.7333443288515">
                <text:p>-33.733344328851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-31">
                <text:p>-31</text:p>
              </table:table-cell>
              <table:table-cell office:value-type="float" office:value="-33.6492414264253">
                <text:p>-33.6492414264253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-17">
                <text:p>-17</text:p>
              </table:table-cell>
              <table:table-cell office:value-type="float" office:value="-33.1369570748429">
                <text:p>-33.136957074842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-18">
                <text:p>-18</text:p>
              </table:table-cell>
              <table:table-cell office:value-type="float" office:value="-32.6712045494632">
                <text:p>-32.6712045494632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-45">
                <text:p>-45</text:p>
              </table:table-cell>
              <table:table-cell office:value-type="float" office:value="-33.0505521017874">
                <text:p>-33.0505521017874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-28">
                <text:p>-28</text:p>
              </table:table-cell>
              <table:table-cell office:value-type="float" office:value="-32.8951504986555">
                <text:p>-32.895150498655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-24">
                <text:p>-24</text:p>
              </table:table-cell>
              <table:table-cell office:value-type="float" office:value="-32.6214535602353">
                <text:p>-32.6214535602353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-23">
                <text:p>-23</text:p>
              </table:table-cell>
              <table:table-cell office:value-type="float" office:value="-32.325408835305">
                <text:p>-32.32540883530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-42">
                <text:p>-42</text:p>
              </table:table-cell>
              <table:table-cell office:value-type="float" office:value="-32.6230885634494">
                <text:p>-32.6230885634494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-54">
                <text:p>-54</text:p>
              </table:table-cell>
              <table:table-cell office:value-type="float" office:value="-33.2808396845741">
                <text:p>-33.280839684574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-34">
                <text:p>-34</text:p>
              </table:table-cell>
              <table:table-cell office:value-type="float" office:value="-33.3029676942795">
                <text:p>-33.302967694279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-28">
                <text:p>-28</text:p>
              </table:table-cell>
              <table:table-cell office:value-type="float" office:value="-33.1397994575324">
                <text:p>-33.1397994575324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2">
                <text:p>12</text:p>
              </table:table-cell>
              <table:table-cell office:value-type="float" office:value="-31.7508825511468">
                <text:p>-31.750882551146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-19">
                <text:p>-19</text:p>
              </table:table-cell>
              <table:table-cell office:value-type="float" office:value="-31.3585477034192">
                <text:p>-31.358547703419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-35">
                <text:p>-35</text:p>
              </table:table-cell>
              <table:table-cell office:value-type="float" office:value="-31.4705923894679">
                <text:p>-31.4705923894679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-28">
                <text:p>-28</text:p>
              </table:table-cell>
              <table:table-cell office:value-type="float" office:value="-31.3638049313304">
                <text:p>-31.363804931330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-20">
                <text:p>-20</text:p>
              </table:table-cell>
              <table:table-cell office:value-type="float" office:value="-31.0141493949818">
                <text:p>-31.014149394981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4">
                <text:p>4</text:p>
              </table:table-cell>
              <table:table-cell office:value-type="float" office:value="-29.9367909520592">
                <text:p>-29.936790952059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-37">
                <text:p>-37</text:p>
              </table:table-cell>
              <table:table-cell office:value-type="float" office:value="-30.1541204612267">
                <text:p>-30.1541204612267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-41">
                <text:p>-41</text:p>
              </table:table-cell>
              <table:table-cell office:value-type="float" office:value="-30.4878398316504">
                <text:p>-30.487839831650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-26">
                <text:p>-26</text:p>
              </table:table-cell>
              <table:table-cell office:value-type="float" office:value="-30.349752452215">
                <text:p>-30.34975245221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-24">
                <text:p>-24</text:p>
              </table:table-cell>
              <table:table-cell office:value-type="float" office:value="-30.1543754536854">
                <text:p>-30.1543754536854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-8">
                <text:p>-8</text:p>
              </table:table-cell>
              <table:table-cell office:value-type="float" office:value="-29.4727023628027">
                <text:p>-29.4727023628027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-20">
                <text:p>-20</text:p>
              </table:table-cell>
              <table:table-cell office:value-type="float" office:value="-29.1812345977934">
                <text:p>-29.1812345977934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-51">
                <text:p>-51</text:p>
              </table:table-cell>
              <table:table-cell office:value-type="float" office:value="-29.8525812255536">
                <text:p>-29.852581225553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-17">
                <text:p>-17</text:p>
              </table:table-cell>
              <table:table-cell office:value-type="float" office:value="-29.4571171878443">
                <text:p>-29.4571171878443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-28">
                <text:p>-28</text:p>
              </table:table-cell>
              <table:table-cell office:value-type="float" office:value="-29.4122828128337">
                <text:p>-29.4122828128337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-11">
                <text:p>-11</text:p>
              </table:table-cell>
              <table:table-cell office:value-type="float" office:value="-28.8457510339773">
                <text:p>-28.8457510339773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-31">
                <text:p>-31</text:p>
              </table:table-cell>
              <table:table-cell office:value-type="float" office:value="-28.9120356175472">
                <text:p>-28.912035617547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-40">
                <text:p>-40</text:p>
              </table:table-cell>
              <table:table-cell office:value-type="float" office:value="-29.2532037523919">
                <text:p>-29.2532037523919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-16">
                <text:p>-16</text:p>
              </table:table-cell>
              <table:table-cell office:value-type="float" office:value="-28.8454128677029">
                <text:p>-28.8454128677029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-9">
                <text:p>-9</text:p>
              </table:table-cell>
              <table:table-cell office:value-type="float" office:value="-28.2347847794659">
                <text:p>-28.234784779465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-22">
                <text:p>-22</text:p>
              </table:table-cell>
              <table:table-cell office:value-type="float" office:value="-28.04294524779">
                <text:p>-28.04294524779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-33">
                <text:p>-33</text:p>
              </table:table-cell>
              <table:table-cell office:value-type="float" office:value="-28.1954700093965">
                <text:p>-28.195470009396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-34">
                <text:p>-34</text:p>
              </table:table-cell>
              <table:table-cell office:value-type="float" office:value="-28.3740709321843">
                <text:p>-28.374070932184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-9">
                <text:p>-9</text:p>
              </table:table-cell>
              <table:table-cell office:value-type="float" office:value="-27.7779456727325">
                <text:p>-27.777945672732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-21">
                <text:p>-21</text:p>
              </table:table-cell>
              <table:table-cell office:value-type="float" office:value="-27.5693934981869">
                <text:p>-27.5693934981869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-22">
                <text:p>-22</text:p>
              </table:table-cell>
              <table:table-cell office:value-type="float" office:value="-27.3980275443965">
                <text:p>-27.398027544396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-30">
                <text:p>-30</text:p>
              </table:table-cell>
              <table:table-cell office:value-type="float" office:value="-27.4780882353381">
                <text:p>-27.4780882353381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-25">
                <text:p>-25</text:p>
              </table:table-cell>
              <table:table-cell office:value-type="float" office:value="-27.4018393665585">
                <text:p>-27.401839366558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-2">
                <text:p>-2</text:p>
              </table:table-cell>
              <table:table-cell office:value-type="float" office:value="-26.6202443091259">
                <text:p>-26.6202443091259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-35">
                <text:p>-35</text:p>
              </table:table-cell>
              <table:table-cell office:value-type="float" office:value="-26.8780829457682">
                <text:p>-26.878082945768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-43">
                <text:p>-43</text:p>
              </table:table-cell>
              <table:table-cell office:value-type="float" office:value="-27.3741419320523">
                <text:p>-27.374141932052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-19">
                <text:p>-19</text:p>
              </table:table-cell>
              <table:table-cell office:value-type="float" office:value="-27.1164760264507">
                <text:p>-27.1164760264507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-26">
                <text:p>-26</text:p>
              </table:table-cell>
              <table:table-cell office:value-type="float" office:value="-27.0821229179445">
                <text:p>-27.082122917944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-24">
                <text:p>-24</text:p>
              </table:table-cell>
              <table:table-cell office:value-type="float" office:value="-26.9872883666231">
                <text:p>-26.9872883666231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-36">
                <text:p>-36</text:p>
              </table:table-cell>
              <table:table-cell office:value-type="float" office:value="-27.264602570727">
                <text:p>-27.264602570727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-10">
                <text:p>-10</text:p>
              </table:table-cell>
              <table:table-cell office:value-type="float" office:value="-26.7333840300893">
                <text:p>-26.7333840300893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-7">
                <text:p>-7</text:p>
              </table:table-cell>
              <table:table-cell office:value-type="float" office:value="-26.1262029830096">
                <text:p>-26.126202983009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-31">
                <text:p>-31</text:p>
              </table:table-cell>
              <table:table-cell office:value-type="float" office:value="-26.2761659681478">
                <text:p>-26.2761659681478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-44">
                <text:p>-44</text:p>
              </table:table-cell>
              <table:table-cell office:value-type="float" office:value="-26.8215147075894">
                <text:p>-26.821514707589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-31">
                <text:p>-31</text:p>
              </table:table-cell>
              <table:table-cell office:value-type="float" office:value="-26.9500834858174">
                <text:p>-26.9500834858174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-20">
                <text:p>-20</text:p>
              </table:table-cell>
              <table:table-cell office:value-type="float" office:value="-26.7362347631769">
                <text:p>-26.7362347631769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5">
                <text:p>5</text:p>
              </table:table-cell>
              <table:table-cell office:value-type="float" office:value="-25.7597352320022">
                <text:p>-25.7597352320022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-13">
                <text:p>-13</text:p>
              </table:table-cell>
              <table:table-cell office:value-type="float" office:value="-25.3671279940944">
                <text:p>-25.367127994094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-29">
                <text:p>-29</text:p>
              </table:table-cell>
              <table:table-cell office:value-type="float" office:value="-25.4789086711992">
                <text:p>-25.4789086711992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-18">
                <text:p>-18</text:p>
              </table:table-cell>
              <table:table-cell office:value-type="float" office:value="-25.2487884043931">
                <text:p>-25.2487884043931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-16">
                <text:p>-16</text:p>
              </table:table-cell>
              <table:table-cell office:value-type="float" office:value="-24.9642102996425">
                <text:p>-24.964210299642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-5">
                <text:p>-5</text:p>
              </table:table-cell>
              <table:table-cell office:value-type="float" office:value="-24.3499269058074">
                <text:p>-24.3499269058074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-31">
                <text:p>-31</text:p>
              </table:table-cell>
              <table:table-cell office:value-type="float" office:value="-24.5545445394748">
                <text:p>-24.554544539474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-29">
                <text:p>-29</text:p>
              </table:table-cell>
              <table:table-cell office:value-type="float" office:value="-24.6913277844141">
                <text:p>-24.691327784414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-8">
                <text:p>-8</text:p>
              </table:table-cell>
              <table:table-cell office:value-type="float" office:value="-24.1777484679706">
                <text:p>-24.1777484679706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-17">
                <text:p>-17</text:p>
              </table:table-cell>
              <table:table-cell office:value-type="float" office:value="-23.9568946689561">
                <text:p>-23.956894668956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-22">
                <text:p>-22</text:p>
              </table:table-cell>
              <table:table-cell office:value-type="float" office:value="-23.8966825252959">
                <text:p>-23.896682525295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-24">
                <text:p>-24</text:p>
              </table:table-cell>
              <table:table-cell office:value-type="float" office:value="-23.8998615245176">
                <text:p>-23.8998615245176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-25">
                <text:p>-25</text:p>
              </table:table-cell>
              <table:table-cell office:value-type="float" office:value="-23.9337119391478">
                <text:p>-23.9337119391478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-18">
                <text:p>-18</text:p>
              </table:table-cell>
              <table:table-cell office:value-type="float" office:value="-23.751136187174">
                <text:p>-23.75113618717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-18">
                <text:p>-18</text:p>
              </table:table-cell>
              <table:table-cell office:value-type="float" office:value="-23.5741781506456">
                <text:p>-23.5741781506456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-32">
                <text:p>-32</text:p>
              </table:table-cell>
              <table:table-cell office:value-type="float" office:value="-23.8334342075488">
                <text:p>-23.833434207548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-8">
                <text:p>-8</text:p>
              </table:table-cell>
              <table:table-cell office:value-type="float" office:value="-23.3462516165473">
                <text:p>-23.346251616547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-7">
                <text:p>-7</text:p>
              </table:table-cell>
              <table:table-cell office:value-type="float" office:value="-22.8432900283458">
                <text:p>-22.843290028345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-31">
                <text:p>-31</text:p>
              </table:table-cell>
              <table:table-cell office:value-type="float" office:value="-23.0942657197814">
                <text:p>-23.0942657197814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-27">
                <text:p>-27</text:p>
              </table:table-cell>
              <table:table-cell office:value-type="float" office:value="-23.2144421591727">
                <text:p>-23.2144421591727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-28">
                <text:p>-28</text:p>
              </table:table-cell>
              <table:table-cell office:value-type="float" office:value="-23.3616900927366">
                <text:p>-23.3616900927366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-18">
                <text:p>-18</text:p>
              </table:table-cell>
              <table:table-cell office:value-type="float" office:value="-23.1967150129601">
                <text:p>-23.1967150129601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-4">
                <text:p>-4</text:p>
              </table:table-cell>
              <table:table-cell office:value-type="float" office:value="-22.6060468587152">
                <text:p>-22.6060468587152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-22">
                <text:p>-22</text:p>
              </table:table-cell>
              <table:table-cell office:value-type="float" office:value="-22.5873992630624">
                <text:p>-22.587399263062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-42">
                <text:p>-42</text:p>
              </table:table-cell>
              <table:table-cell office:value-type="float" office:value="-23.1847100549682">
                <text:p>-23.1847100549682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-17">
                <text:p>-17</text:p>
              </table:table-cell>
              <table:table-cell office:value-type="float" office:value="-22.9944112840461">
                <text:p>-22.9944112840461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-9">
                <text:p>-9</text:p>
              </table:table-cell>
              <table:table-cell office:value-type="float" office:value="-22.5638140137677">
                <text:p>-22.563814013767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-2">
                <text:p>-2</text:p>
              </table:table-cell>
              <table:table-cell office:value-type="float" office:value="-21.9310812748826">
                <text:p>-21.931081274882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-27">
                <text:p>-27</text:p>
              </table:table-cell>
              <table:table-cell office:value-type="float" office:value="-22.0870480048862">
                <text:p>-22.087048004886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-18">
                <text:p>-18</text:p>
              </table:table-cell>
              <table:table-cell office:value-type="float" office:value="-21.9612926816589">
                <text:p>-21.9612926816589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-21">
                <text:p>-21</text:p>
              </table:table-cell>
              <table:table-cell office:value-type="float" office:value="-21.9317144453002">
                <text:p>-21.931714445300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-11">
                <text:p>-11</text:p>
              </table:table-cell>
              <table:table-cell office:value-type="float" office:value="-21.5953540008294">
                <text:p>-21.595354000829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-26">
                <text:p>-26</text:p>
              </table:table-cell>
              <table:table-cell office:value-type="float" office:value="-21.7308815700347">
                <text:p>-21.730881570034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-11">
                <text:p>-11</text:p>
              </table:table-cell>
              <table:table-cell office:value-type="float" office:value="-21.400700598649">
                <text:p>-21.40070059864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-23">
                <text:p>-23</text:p>
              </table:table-cell>
              <table:table-cell office:value-type="float" office:value="-21.4499098109982">
                <text:p>-21.449909810998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8">
                <text:p>8</text:p>
              </table:table-cell>
              <table:table-cell office:value-type="float" office:value="-20.5437587398906">
                <text:p>-20.543758739890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-19">
                <text:p>-19</text:p>
              </table:table-cell>
              <table:table-cell office:value-type="float" office:value="-20.4962584709709">
                <text:p>-20.4962584709709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-37">
                <text:p>-37</text:p>
              </table:table-cell>
              <table:table-cell office:value-type="float" office:value="-21.0040659026333">
                <text:p>-21.0040659026333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-16">
                <text:p>-16</text:p>
              </table:table-cell>
              <table:table-cell office:value-type="float" office:value="-20.8500946440908">
                <text:p>-20.8500946440908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-7">
                <text:p>-7</text:p>
              </table:table-cell>
              <table:table-cell office:value-type="float" office:value="-20.423937885811">
                <text:p>-20.42393788581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-22">
                <text:p>-22</text:p>
              </table:table-cell>
              <table:table-cell office:value-type="float" office:value="-20.4724321047092">
                <text:p>-20.472432104709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-16">
                <text:p>-16</text:p>
              </table:table-cell>
              <table:table-cell office:value-type="float" office:value="-20.3348188091797">
                <text:p>-20.3348188091797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-28">
                <text:p>-28</text:p>
              </table:table-cell>
              <table:table-cell office:value-type="float" office:value="-20.570670538128">
                <text:p>-20.57067053812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-18">
                <text:p>-18</text:p>
              </table:table-cell>
              <table:table-cell office:value-type="float" office:value="-20.4915729831087">
                <text:p>-20.491572983108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-28">
                <text:p>-28</text:p>
              </table:table-cell>
              <table:table-cell office:value-type="float" office:value="-20.7226015067053">
                <text:p>-20.7226015067053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-12">
                <text:p>-12</text:p>
              </table:table-cell>
              <table:table-cell office:value-type="float" office:value="-20.4542137680375">
                <text:p>-20.454213768037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-27">
                <text:p>-27</text:p>
              </table:table-cell>
              <table:table-cell office:value-type="float" office:value="-20.6556225751748">
                <text:p>-20.6556225751748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20">
                <text:p>20</text:p>
              </table:table-cell>
              <table:table-cell office:value-type="float" office:value="-19.4046803420925">
                <text:p>-19.404680342092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-7">
                <text:p>-7</text:p>
              </table:table-cell>
              <table:table-cell office:value-type="float" office:value="-19.0229978700281">
                <text:p>-19.022997870028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-30">
                <text:p>-30</text:p>
              </table:table-cell>
              <table:table-cell office:value-type="float" office:value="-19.3607517817195">
                <text:p>-19.360751781719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-32">
                <text:p>-32</text:p>
              </table:table-cell>
              <table:table-cell office:value-type="float" office:value="-19.7496517268974">
                <text:p>-19.7496517268974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-6">
                <text:p>-6</text:p>
              </table:table-cell>
              <table:table-cell office:value-type="float" office:value="-19.3265855199159">
                <text:p>-19.3265855199159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-25">
                <text:p>-25</text:p>
              </table:table-cell>
              <table:table-cell office:value-type="float" office:value="-19.5011521193031">
                <text:p>-19.501152119303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-33">
                <text:p>-33</text:p>
              </table:table-cell>
              <table:table-cell office:value-type="float" office:value="-19.916501284863">
                <text:p>-19.91650128486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-31">
                <text:p>-31</text:p>
              </table:table-cell>
              <table:table-cell office:value-type="float" office:value="-20.2575320145595">
                <text:p>-20.257532014559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-2">
                <text:p>-2</text:p>
              </table:table-cell>
              <table:table-cell office:value-type="float" office:value="-19.695761798727">
                <text:p>-19.695761798727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-23">
                <text:p>-23</text:p>
              </table:table-cell>
              <table:table-cell office:value-type="float" office:value="-19.7974306664584">
                <text:p>-19.797430666458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-15">
                <text:p>-15</text:p>
              </table:table-cell>
              <table:table-cell office:value-type="float" office:value="-19.6498174151828">
                <text:p>-19.6498174151828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-14">
                <text:p>-14</text:p>
              </table:table-cell>
              <table:table-cell office:value-type="float" office:value="-19.475976879331">
                <text:p>-19.475976879331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">
                <text:p>0</text:p>
              </table:table-cell>
              <table:table-cell office:value-type="float" office:value="-18.8767160522747">
                <text:p>-18.8767160522747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-24">
                <text:p>-24</text:p>
              </table:table-cell>
              <table:table-cell office:value-type="float" office:value="-19.0343555583585">
                <text:p>-19.034355558358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-34">
                <text:p>-34</text:p>
              </table:table-cell>
              <table:table-cell office:value-type="float" office:value="-19.4948369257936">
                <text:p>-19.4948369257936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-10">
                <text:p>-10</text:p>
              </table:table-cell>
              <table:table-cell office:value-type="float" office:value="-19.2026880973077">
                <text:p>-19.202688097307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">
                <text:p>2</text:p>
              </table:table-cell>
              <table:table-cell office:value-type="float" office:value="-18.5502976943136">
                <text:p>-18.550297694313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-30">
                <text:p>-30</text:p>
              </table:table-cell>
              <table:table-cell office:value-type="float" office:value="-18.9025962267963">
                <text:p>-18.9025962267963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-28">
                <text:p>-28</text:p>
              </table:table-cell>
              <table:table-cell office:value-type="float" office:value="-19.1825163428948">
                <text:p>-19.182516342894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-9">
                <text:p>-9</text:p>
              </table:table-cell>
              <table:table-cell office:value-type="float" office:value="-18.8692081477288">
                <text:p>-18.869208147728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-7">
                <text:p>-7</text:p>
              </table:table-cell>
              <table:table-cell office:value-type="float" office:value="-18.5040017431833">
                <text:p>-18.504001743183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-28">
                <text:p>-28</text:p>
              </table:table-cell>
              <table:table-cell office:value-type="float" office:value="-18.7961863049315">
                <text:p>-18.796186304931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-22">
                <text:p>-22</text:p>
              </table:table-cell>
              <table:table-cell office:value-type="float" office:value="-18.8947651878567">
                <text:p>-18.8947651878567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-20">
                <text:p>-20</text:p>
              </table:table-cell>
              <table:table-cell office:value-type="float" office:value="-18.9287724128458">
                <text:p>-18.9287724128458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-10">
                <text:p>-10</text:p>
              </table:table-cell>
              <table:table-cell office:value-type="float" office:value="-18.654040953989">
                <text:p>-18.654040953989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-29">
                <text:p>-29</text:p>
              </table:table-cell>
              <table:table-cell office:value-type="float" office:value="-18.9723781554047">
                <text:p>-18.9723781554047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-6">
                <text:p>-6</text:p>
              </table:table-cell>
              <table:table-cell office:value-type="float" office:value="-18.5732280583153">
                <text:p>-18.573228058315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-4">
                <text:p>-4</text:p>
              </table:table-cell>
              <table:table-cell office:value-type="float" office:value="-18.1248210411364">
                <text:p>-18.124821041136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-16">
                <text:p>-16</text:p>
              </table:table-cell>
              <table:table-cell office:value-type="float" office:value="-18.0594419321783">
                <text:p>-18.0594419321783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-26">
                <text:p>-26</text:p>
              </table:table-cell>
              <table:table-cell office:value-type="float" office:value="-18.3037667958036">
                <text:p>-18.3037667958036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-2">
                <text:p>-2</text:p>
              </table:table-cell>
              <table:table-cell office:value-type="float" office:value="-17.8021124328558">
                <text:p>-17.802112432855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-12">
                <text:p>-12</text:p>
              </table:table-cell>
              <table:table-cell office:value-type="float" office:value="-17.6235858964602">
                <text:p>-17.623585896460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-9">
                <text:p>-9</text:p>
              </table:table-cell>
              <table:table-cell office:value-type="float" office:value="-17.3582447919538">
                <text:p>-17.3582447919538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-31">
                <text:p>-31</text:p>
              </table:table-cell>
              <table:table-cell office:value-type="float" office:value="-17.7779911060475">
                <text:p>-17.777991106047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-10">
                <text:p>-10</text:p>
              </table:table-cell>
              <table:table-cell office:value-type="float" office:value="-17.5386683027845">
                <text:p>-17.538668302784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-17">
                <text:p>-17</text:p>
              </table:table-cell>
              <table:table-cell office:value-type="float" office:value="-17.5220938934681">
                <text:p>-17.5220938934681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-12">
                <text:p>-12</text:p>
              </table:table-cell>
              <table:table-cell office:value-type="float" office:value="-17.3521833121306">
                <text:p>-17.3521833121306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-16">
                <text:p>-16</text:p>
              </table:table-cell>
              <table:table-cell office:value-type="float" office:value="-17.3105776717573">
                <text:p>-17.3105776717573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-16">
                <text:p>-16</text:p>
              </table:table-cell>
              <table:table-cell office:value-type="float" office:value="-17.270252204934">
                <text:p>-17.27025220493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-27">
                <text:p>-27</text:p>
              </table:table-cell>
              <table:table-cell office:value-type="float" office:value="-17.5696290601668">
                <text:p>-17.5696290601668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-11">
                <text:p>-11</text:p>
              </table:table-cell>
              <table:table-cell office:value-type="float" office:value="-17.3674866275463">
                <text:p>-17.367486627546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-21">
                <text:p>-21</text:p>
              </table:table-cell>
              <table:table-cell office:value-type="float" office:value="-17.4792562697756">
                <text:p>-17.4792562697756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-15">
                <text:p>-15</text:p>
              </table:table-cell>
              <table:table-cell office:value-type="float" office:value="-17.4029714614749">
                <text:p>-17.402971461474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-16">
                <text:p>-16</text:p>
              </table:table-cell>
              <table:table-cell office:value-type="float" office:value="-17.3598031088141">
                <text:p>-17.3598031088141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-9">
                <text:p>-9</text:p>
              </table:table-cell>
              <table:table-cell office:value-type="float" office:value="-17.1025783977737">
                <text:p>-17.102578397773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-29">
                <text:p>-29</text:p>
              </table:table-cell>
              <table:table-cell office:value-type="float" office:value="-17.4686529086114">
                <text:p>-17.4686529086114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-21">
                <text:p>-21</text:p>
              </table:table-cell>
              <table:table-cell office:value-type="float" office:value="-17.5773097421926">
                <text:p>-17.5773097421926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-19">
                <text:p>-19</text:p>
              </table:table-cell>
              <table:table-cell office:value-type="float" office:value="-17.6210848270482">
                <text:p>-17.6210848270482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-8">
                <text:p>-8</text:p>
              </table:table-cell>
              <table:table-cell office:value-type="float" office:value="-17.3250514477544">
                <text:p>-17.3250514477544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-14">
                <text:p>-14</text:p>
              </table:table-cell>
              <table:table-cell office:value-type="float" office:value="-17.2227421724389">
                <text:p>-17.2227421724389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-30">
                <text:p>-30</text:p>
              </table:table-cell>
              <table:table-cell office:value-type="float" office:value="-17.6158885671331">
                <text:p>-17.615888567133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-26">
                <text:p>-26</text:p>
              </table:table-cell>
              <table:table-cell office:value-type="float" office:value="-17.8738612266059">
                <text:p>-17.873861226605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-25">
                <text:p>-25</text:p>
              </table:table-cell>
              <table:table-cell office:value-type="float" office:value="-18.093127035018">
                <text:p>-18.093127035018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-20">
                <text:p>-20</text:p>
              </table:table-cell>
              <table:table-cell office:value-type="float" office:value="-18.1518000493252">
                <text:p>-18.1518000493252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-23">
                <text:p>-23</text:p>
              </table:table-cell>
              <table:table-cell office:value-type="float" office:value="-18.3009754324229">
                <text:p>-18.3009754324229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-28">
                <text:p>-28</text:p>
              </table:table-cell>
              <table:table-cell office:value-type="float" office:value="-18.5994069575791">
                <text:p>-18.5994069575791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-33">
                <text:p>-33</text:p>
              </table:table-cell>
              <table:table-cell office:value-type="float" office:value="-19.0425021281151">
                <text:p>-19.042502128115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-27">
                <text:p>-27</text:p>
              </table:table-cell>
              <table:table-cell office:value-type="float" office:value="-19.2873482164808">
                <text:p>-19.287348216480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-23">
                <text:p>-23</text:p>
              </table:table-cell>
              <table:table-cell office:value-type="float" office:value="-19.4015836559737">
                <text:p>-19.401583655973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-12">
                <text:p>-12</text:p>
              </table:table-cell>
              <table:table-cell office:value-type="float" office:value="-19.1738426204053">
                <text:p>-19.173842620405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-9">
                <text:p>-9</text:p>
              </table:table-cell>
              <table:table-cell office:value-type="float" office:value="-18.8608013090082">
                <text:p>-18.8608013090082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-27">
                <text:p>-27</text:p>
              </table:table-cell>
              <table:table-cell office:value-type="float" office:value="-19.1112381918079">
                <text:p>-19.1112381918079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-3">
                <text:p>-3</text:p>
              </table:table-cell>
              <table:table-cell office:value-type="float" office:value="-18.6155077859062">
                <text:p>-18.615507785906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-17">
                <text:p>-17</text:p>
              </table:table-cell>
              <table:table-cell office:value-type="float" office:value="-18.5657998540321">
                <text:p>-18.5657998540321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-20">
                <text:p>-20</text:p>
              </table:table-cell>
              <table:table-cell office:value-type="float" office:value="-18.6099290892927">
                <text:p>-18.609929089292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-19">
                <text:p>-19</text:p>
              </table:table-cell>
              <table:table-cell office:value-type="float" office:value="-18.6219312711606">
                <text:p>-18.621931271160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-26">
                <text:p>-26</text:p>
              </table:table-cell>
              <table:table-cell office:value-type="float" office:value="-18.8489487705095">
                <text:p>-18.8489487705095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-38">
                <text:p>-38</text:p>
              </table:table-cell>
              <table:table-cell office:value-type="float" office:value="-19.4382118852631">
                <text:p>-19.4382118852631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-17">
                <text:p>-17</text:p>
              </table:table-cell>
              <table:table-cell office:value-type="float" office:value="-19.3631899811011">
                <text:p>-19.363189981101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-13">
                <text:p>-13</text:p>
              </table:table-cell>
              <table:table-cell office:value-type="float" office:value="-19.1673995201442">
                <text:p>-19.167399520144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-27">
                <text:p>-27</text:p>
              </table:table-cell>
              <table:table-cell office:value-type="float" office:value="-19.408402611832">
                <text:p>-19.40840261183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-12">
                <text:p>-12</text:p>
              </table:table-cell>
              <table:table-cell office:value-type="float" office:value="-19.1804517622372">
                <text:p>-19.180451762237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-10">
                <text:p>-10</text:p>
              </table:table-cell>
              <table:table-cell office:value-type="float" office:value="-18.8979763233991">
                <text:p>-18.8979763233991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-33">
                <text:p>-33</text:p>
              </table:table-cell>
              <table:table-cell office:value-type="float" office:value="-19.3318847442176">
                <text:p>-19.3318847442176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-25">
                <text:p>-25</text:p>
              </table:table-cell>
              <table:table-cell office:value-type="float" office:value="-19.5062882905494">
                <text:p>-19.5062882905494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-8">
                <text:p>-8</text:p>
              </table:table-cell>
              <table:table-cell office:value-type="float" office:value="-19.1522486508402">
                <text:p>-19.152248650840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-9">
                <text:p>-9</text:p>
              </table:table-cell>
              <table:table-cell office:value-type="float" office:value="-18.8398717692759">
                <text:p>-18.8398717692759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-24">
                <text:p>-24</text:p>
              </table:table-cell>
              <table:table-cell office:value-type="float" office:value="-18.9986449456058">
                <text:p>-18.9986449456058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-17">
                <text:p>-17</text:p>
              </table:table-cell>
              <table:table-cell office:value-type="float" office:value="-18.9371481780487">
                <text:p>-18.9371481780487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-19">
                <text:p>-19</text:p>
              </table:table-cell>
              <table:table-cell office:value-type="float" office:value="-18.9390820802626">
                <text:p>-18.9390820802626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-14">
                <text:p>-14</text:p>
              </table:table-cell>
              <table:table-cell office:value-type="float" office:value="-18.7871103239468">
                <text:p>-18.7871103239468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-6">
                <text:p>-6</text:p>
              </table:table-cell>
              <table:table-cell office:value-type="float" office:value="-18.3936607755177">
                <text:p>-18.393660775517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-12">
                <text:p>-12</text:p>
              </table:table-cell>
              <table:table-cell office:value-type="float" office:value="-18.1969327516556">
                <text:p>-18.1969327516556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-32">
                <text:p>-32</text:p>
              </table:table-cell>
              <table:table-cell office:value-type="float" office:value="-18.6216425131431">
                <text:p>-18.6216425131431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-12">
                <text:p>-12</text:p>
              </table:table-cell>
              <table:table-cell office:value-type="float" office:value="-18.4178996665849">
                <text:p>-18.4178996665849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-14">
                <text:p>-14</text:p>
              </table:table-cell>
              <table:table-cell office:value-type="float" office:value="-18.2819642922284">
                <text:p>-18.281964292228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-20">
                <text:p>-20</text:p>
              </table:table-cell>
              <table:table-cell office:value-type="float" office:value="-18.3348269293906">
                <text:p>-18.3348269293906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-25">
                <text:p>-25</text:p>
              </table:table-cell>
              <table:table-cell office:value-type="float" office:value="-18.5399091777171">
                <text:p>-18.5399091777171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-15">
                <text:p>-15</text:p>
              </table:table-cell>
              <table:table-cell office:value-type="float" office:value="-18.4309888953258">
                <text:p>-18.4309888953258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-28">
                <text:p>-28</text:p>
              </table:table-cell>
              <table:table-cell office:value-type="float" office:value="-18.7254200062388">
                <text:p>-18.7254200062388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-9">
                <text:p>-9</text:p>
              </table:table-cell>
              <table:table-cell office:value-type="float" office:value="-18.4261763137392">
                <text:p>-18.426176313739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">
                <text:p>2</text:p>
              </table:table-cell>
              <table:table-cell office:value-type="float" office:value="-17.7976785810087">
                <text:p>-17.797678581008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-24">
                <text:p>-24</text:p>
              </table:table-cell>
              <table:table-cell office:value-type="float" office:value="-17.9885192400546">
                <text:p>-17.9885192400546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-29">
                <text:p>-29</text:p>
              </table:table-cell>
              <table:table-cell office:value-type="float" office:value="-18.3273340326683">
                <text:p>-18.3273340326683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-12">
                <text:p>-12</text:p>
              </table:table-cell>
              <table:table-cell office:value-type="float" office:value="-18.1326468316631">
                <text:p>-18.1326468316631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-1">
                <text:p>-1</text:p>
              </table:table-cell>
              <table:table-cell office:value-type="float" office:value="-17.605488467612">
                <text:p>-17.60548846761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-19">
                <text:p>-19</text:p>
              </table:table-cell>
              <table:table-cell office:value-type="float" office:value="-17.6483965147624">
                <text:p>-17.6483965147624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-27">
                <text:p>-27</text:p>
              </table:table-cell>
              <table:table-cell office:value-type="float" office:value="-17.936138160462">
                <text:p>-17.936138160462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-11">
                <text:p>-11</text:p>
              </table:table-cell>
              <table:table-cell office:value-type="float" office:value="-17.7227185247555">
                <text:p>-17.722718524755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-19">
                <text:p>-19</text:p>
              </table:table-cell>
              <table:table-cell office:value-type="float" office:value="-17.7620194932245">
                <text:p>-17.762019493224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-21">
                <text:p>-21</text:p>
              </table:table-cell>
              <table:table-cell office:value-type="float" office:value="-17.8616496626638">
                <text:p>-17.861649662663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-10">
                <text:p>-10</text:p>
              </table:table-cell>
              <table:table-cell office:value-type="float" office:value="-17.6197527499664">
                <text:p>-17.6197527499664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-18">
                <text:p>-18</text:p>
              </table:table-cell>
              <table:table-cell office:value-type="float" office:value="-17.6314526653521">
                <text:p>-17.6314526653521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-26">
                <text:p>-26</text:p>
              </table:table-cell>
              <table:table-cell office:value-type="float" office:value="-17.8889464294951">
                <text:p>-17.8889464294951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-13">
                <text:p>-13</text:p>
              </table:table-cell>
              <table:table-cell office:value-type="float" office:value="-17.7385173085875">
                <text:p>-17.738517308587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-24">
                <text:p>-24</text:p>
              </table:table-cell>
              <table:table-cell office:value-type="float" office:value="-17.9311783144772">
                <text:p>-17.931178314477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-6">
                <text:p>-6</text:p>
              </table:table-cell>
              <table:table-cell office:value-type="float" office:value="-17.5640651355702">
                <text:p>-17.564065135570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-11">
                <text:p>-11</text:p>
              </table:table-cell>
              <table:table-cell office:value-type="float" office:value="-17.3620939006295">
                <text:p>-17.362093900629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-26">
                <text:p>-26</text:p>
              </table:table-cell>
              <table:table-cell office:value-type="float" office:value="-17.627875626764">
                <text:p>-17.627875626764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3">
                <text:p>13</text:p>
              </table:table-cell>
              <table:table-cell office:value-type="float" office:value="-16.6854794536328">
                <text:p>-16.685479453632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23">
                <text:p>-23</text:p>
              </table:table-cell>
              <table:table-cell office:value-type="float" office:value="-16.879772393521">
                <text:p>-16.87977239352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-16">
                <text:p>-16</text:p>
              </table:table-cell>
              <table:table-cell office:value-type="float" office:value="-16.8527024737204">
                <text:p>-16.852702473720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5">
                <text:p>5</text:p>
              </table:table-cell>
              <table:table-cell office:value-type="float" office:value="-16.1803116283752">
                <text:p>-16.180311628375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-25">
                <text:p>-25</text:p>
              </table:table-cell>
              <table:table-cell office:value-type="float" office:value="-16.4516866551944">
                <text:p>-16.4516866551944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-14">
                <text:p>-14</text:p>
              </table:table-cell>
              <table:table-cell office:value-type="float" office:value="-16.3762501427269">
                <text:p>-16.3762501427269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-12">
                <text:p>-12</text:p>
              </table:table-cell>
              <table:table-cell office:value-type="float" office:value="-16.2415962921814">
                <text:p>-16.241596292181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-23">
                <text:p>-23</text:p>
              </table:table-cell>
              <table:table-cell office:value-type="float" office:value="-16.4495471754989">
                <text:p>-16.449547175498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-7">
                <text:p>-7</text:p>
              </table:table-cell>
              <table:table-cell office:value-type="float" office:value="-16.1587918777913">
                <text:p>-16.158791877791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-22">
                <text:p>-22</text:p>
              </table:table-cell>
              <table:table-cell office:value-type="float" office:value="-16.3385213584746">
                <text:p>-16.3385213584746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-22">
                <text:p>-22</text:p>
              </table:table-cell>
              <table:table-cell office:value-type="float" office:value="-16.5127207012908">
                <text:p>-16.5127207012908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-18">
                <text:p>-18</text:p>
              </table:table-cell>
              <table:table-cell office:value-type="float" office:value="-16.5584831412511">
                <text:p>-16.5584831412511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-6">
                <text:p>-6</text:p>
              </table:table-cell>
              <table:table-cell office:value-type="float" office:value="-16.2336067369049">
                <text:p>-16.233606736904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-5">
                <text:p>-5</text:p>
              </table:table-cell>
              <table:table-cell office:value-type="float" office:value="-15.8879572988463">
                <text:p>-15.8879572988463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-8">
                <text:p>-8</text:p>
              </table:table-cell>
              <table:table-cell office:value-type="float" office:value="-15.6452509204202">
                <text:p>-15.6452509204202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-35">
                <text:p>-35</text:p>
              </table:table-cell>
              <table:table-cell office:value-type="float" office:value="-16.2407816613304">
                <text:p>-16.2407816613304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-30">
                <text:p>-30</text:p>
              </table:table-cell>
              <table:table-cell office:value-type="float" office:value="-16.6641422255971">
                <text:p>-16.6641422255971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-14">
                <text:p>-14</text:p>
              </table:table-cell>
              <table:table-cell office:value-type="float" office:value="-16.5821686186557">
                <text:p>-16.5821686186557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8">
                <text:p>8</text:p>
              </table:table-cell>
              <table:table-cell office:value-type="float" office:value="-15.8257941996201">
                <text:p>-15.8257941996201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-25">
                <text:p>-25</text:p>
              </table:table-cell>
              <table:table-cell office:value-type="float" office:value="-16.1080774550164">
                <text:p>-16.1080774550164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-8">
                <text:p>-8</text:p>
              </table:table-cell>
              <table:table-cell office:value-type="float" office:value="-15.8585981487082">
                <text:p>-15.8585981487082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-16">
                <text:p>-16</text:p>
              </table:table-cell>
              <table:table-cell office:value-type="float" office:value="-15.8629489749018">
                <text:p>-15.8629489749018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-13">
                <text:p>-13</text:p>
              </table:table-cell>
              <table:table-cell office:value-type="float" office:value="-15.7748582372125">
                <text:p>-15.7748582372125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-25">
                <text:p>-25</text:p>
              </table:table-cell>
              <table:table-cell office:value-type="float" office:value="-16.0587087529906">
                <text:p>-16.058708752990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-7">
                <text:p>-7</text:p>
              </table:table-cell>
              <table:table-cell office:value-type="float" office:value="-15.7799792528986">
                <text:p>-15.7799792528986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-19">
                <text:p>-19</text:p>
              </table:table-cell>
              <table:table-cell office:value-type="float" office:value="-15.8790568143479">
                <text:p>-15.8790568143479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-21">
                <text:p>-21</text:p>
              </table:table-cell>
              <table:table-cell office:value-type="float" office:value="-16.0366242969833">
                <text:p>-16.0366242969833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">
                <text:p>1</text:p>
              </table:table-cell>
              <table:table-cell office:value-type="float" office:value="-15.5124204724607">
                <text:p>-15.5124204724607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-29">
                <text:p>-29</text:p>
              </table:table-cell>
              <table:table-cell office:value-type="float" office:value="-15.927422919462">
                <text:p>-15.927422919462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-12">
                <text:p>-12</text:p>
              </table:table-cell>
              <table:table-cell office:value-type="float" office:value="-15.8065791373247">
                <text:p>-15.8065791373247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-24">
                <text:p>-24</text:p>
              </table:table-cell>
              <table:table-cell office:value-type="float" office:value="-16.0586843946377">
                <text:p>-16.058684394637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-16">
                <text:p>-16</text:p>
              </table:table-cell>
              <table:table-cell office:value-type="float" office:value="-16.0568787209566">
                <text:p>-16.0568787209566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-1">
                <text:p>-1</text:p>
              </table:table-cell>
              <table:table-cell office:value-type="float" office:value="-15.5935901449272">
                <text:p>-15.593590144927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-11">
                <text:p>-11</text:p>
              </table:table-cell>
              <table:table-cell office:value-type="float" office:value="-15.4522489096986">
                <text:p>-15.4522489096986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-16">
                <text:p>-16</text:p>
              </table:table-cell>
              <table:table-cell office:value-type="float" office:value="-15.4691027894002">
                <text:p>-15.469102789400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-2">
                <text:p>-2</text:p>
              </table:table-cell>
              <table:table-cell office:value-type="float" office:value="-15.0546688574187">
                <text:p>-15.0546688574187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-13">
                <text:p>-13</text:p>
              </table:table-cell>
              <table:table-cell office:value-type="float" office:value="-14.9914482771904">
                <text:p>-14.9914482771904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">
                <text:p>1</text:p>
              </table:table-cell>
              <table:table-cell office:value-type="float" office:value="-14.4994037148153">
                <text:p>-14.4994037148153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-17">
                <text:p>-17</text:p>
              </table:table-cell>
              <table:table-cell office:value-type="float" office:value="-14.5763451389748">
                <text:p>-14.5763451389748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-16">
                <text:p>-16</text:p>
              </table:table-cell>
              <table:table-cell office:value-type="float" office:value="-14.6201499039295">
                <text:p>-14.620149903929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-3">
                <text:p>-3</text:p>
              </table:table-cell>
              <table:table-cell office:value-type="float" office:value="-14.2626068299624">
                <text:p>-14.2626068299624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-23">
                <text:p>-23</text:p>
              </table:table-cell>
              <table:table-cell office:value-type="float" office:value="-14.5314496967328">
                <text:p>-14.5314496967328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-17">
                <text:p>-17</text:p>
              </table:table-cell>
              <table:table-cell office:value-type="float" office:value="-14.6074050906795">
                <text:p>-14.6074050906795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-7">
                <text:p>-7</text:p>
              </table:table-cell>
              <table:table-cell office:value-type="float" office:value="-14.3733310878893">
                <text:p>-14.3733310878893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-13">
                <text:p>-13</text:p>
              </table:table-cell>
              <table:table-cell office:value-type="float" office:value="-14.3310747467235">
                <text:p>-14.3310747467235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-17">
                <text:p>-17</text:p>
              </table:table-cell>
              <table:table-cell office:value-type="float" office:value="-14.4131955237474">
                <text:p>-14.4131955237474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-11">
                <text:p>-11</text:p>
              </table:table-cell>
              <table:table-cell office:value-type="float" office:value="-14.3081741230167">
                <text:p>-14.3081741230167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-9">
                <text:p>-9</text:p>
              </table:table-cell>
              <table:table-cell office:value-type="float" office:value="-14.1448456884623">
                <text:p>-14.1448456884623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-14">
                <text:p>-14</text:p>
              </table:table-cell>
              <table:table-cell office:value-type="float" office:value="-14.1403888980481">
                <text:p>-14.1403888980481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-23">
                <text:p>-23</text:p>
              </table:table-cell>
              <table:table-cell office:value-type="float" office:value="-14.4129923165697">
                <text:p>-14.4129923165697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-10">
                <text:p>-10</text:p>
              </table:table-cell>
              <table:table-cell office:value-type="float" office:value="-14.2772079375983">
                <text:p>-14.2772079375983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-16">
                <text:p>-16</text:p>
              </table:table-cell>
              <table:table-cell office:value-type="float" office:value="-14.3302169241338">
                <text:p>-14.3302169241338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-21">
                <text:p>-21</text:p>
              </table:table-cell>
              <table:table-cell office:value-type="float" office:value="-14.5354410187758">
                <text:p>-14.5354410187758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-10">
                <text:p>-10</text:p>
              </table:table-cell>
              <table:table-cell office:value-type="float" office:value="-14.3958889874289">
                <text:p>-14.3958889874289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-16">
                <text:p>-16</text:p>
              </table:table-cell>
              <table:table-cell office:value-type="float" office:value="-14.4452462493541">
                <text:p>-14.445246249354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-23">
                <text:p>-23</text:p>
              </table:table-cell>
              <table:table-cell office:value-type="float" office:value="-14.7084694416817">
                <text:p>-14.7084694416817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">
                <text:p>1</text:p>
              </table:table-cell>
              <table:table-cell office:value-type="float" office:value="-14.2251319203992">
                <text:p>-14.2251319203992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-5">
                <text:p>-5</text:p>
              </table:table-cell>
              <table:table-cell office:value-type="float" office:value="-13.9412817074638">
                <text:p>-13.941281707463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-22">
                <text:p>-22</text:p>
              </table:table-cell>
              <table:table-cell office:value-type="float" office:value="-14.1892422703111">
                <text:p>-14.1892422703111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-2">
                <text:p>-2</text:p>
              </table:table-cell>
              <table:table-cell office:value-type="float" office:value="-13.8141886619938">
                <text:p>-13.8141886619938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-3">
                <text:p>-3</text:p>
              </table:table-cell>
              <table:table-cell office:value-type="float" office:value="-13.4814443954709">
                <text:p>-13.4814443954709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-13">
                <text:p>-13</text:p>
              </table:table-cell>
              <table:table-cell office:value-type="float" office:value="-13.4666307217641">
                <text:p>-13.4666307217641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">
                <text:p>0</text:p>
              </table:table-cell>
              <table:table-cell office:value-type="float" office:value="-13.0522728534022">
                <text:p>-13.052272853402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-21">
                <text:p>-21</text:p>
              </table:table-cell>
              <table:table-cell office:value-type="float" office:value="-13.2968183040667">
                <text:p>-13.2968183040667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-25">
                <text:p>-25</text:p>
              </table:table-cell>
              <table:table-cell office:value-type="float" office:value="-13.6569162024031">
                <text:p>-13.6569162024031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-35">
                <text:p>-35</text:p>
              </table:table-cell>
              <table:table-cell office:value-type="float" office:value="-14.3136264730984">
                <text:p>-14.3136264730984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-10">
                <text:p>-10</text:p>
              </table:table-cell>
              <table:table-cell office:value-type="float" office:value="-14.1808995046954">
                <text:p>-14.1808995046954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-21">
                <text:p>-21</text:p>
              </table:table-cell>
              <table:table-cell office:value-type="float" office:value="-14.390717981474">
                <text:p>-14.390717981474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-11">
                <text:p>-11</text:p>
              </table:table-cell>
              <table:table-cell office:value-type="float" office:value="-14.2863881974286">
                <text:p>-14.286388197428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-19">
                <text:p>-19</text:p>
              </table:table-cell>
              <table:table-cell office:value-type="float" office:value="-14.4314224067385">
                <text:p>-14.4314224067385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-12">
                <text:p>-12</text:p>
              </table:table-cell>
              <table:table-cell office:value-type="float" office:value="-14.3566094096081">
                <text:p>-14.3566094096081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-25">
                <text:p>-25</text:p>
              </table:table-cell>
              <table:table-cell office:value-type="float" office:value="-14.6840983508509">
                <text:p>-14.6840983508509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-23">
                <text:p>-23</text:p>
              </table:table-cell>
              <table:table-cell office:value-type="float" office:value="-14.9399722477478">
                <text:p>-14.939972247747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">
                <text:p>0</text:p>
              </table:table-cell>
              <table:table-cell office:value-type="float" office:value="-14.480280793971">
                <text:p>-14.480280793971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-18">
                <text:p>-18</text:p>
              </table:table-cell>
              <table:table-cell office:value-type="float" office:value="-14.5885798464642">
                <text:p>-14.5885798464642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-23">
                <text:p>-23</text:p>
              </table:table-cell>
              <table:table-cell office:value-type="float" office:value="-14.8473927742653">
                <text:p>-14.8473927742653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4">
                <text:p>4</text:p>
              </table:table-cell>
              <table:table-cell office:value-type="float" office:value="-14.2674729965956">
                <text:p>-14.2674729965956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-22">
                <text:p>-22</text:p>
              </table:table-cell>
              <table:table-cell office:value-type="float" office:value="-14.5053969043926">
                <text:p>-14.5053969043926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">
                <text:p>2</text:p>
              </table:table-cell>
              <table:table-cell office:value-type="float" office:value="-13.9975385381036">
                <text:p>-13.9975385381036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-29">
                <text:p>-29</text:p>
              </table:table-cell>
              <table:table-cell office:value-type="float" office:value="-14.4591527369312">
                <text:p>-14.459152736931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-16">
                <text:p>-16</text:p>
              </table:table-cell>
              <table:table-cell office:value-type="float" office:value="-14.5065634219487">
                <text:p>-14.5065634219487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-13">
                <text:p>-13</text:p>
              </table:table-cell>
              <table:table-cell office:value-type="float" office:value="-14.4602076243503">
                <text:p>-14.4602076243503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-24">
                <text:p>-24</text:p>
              </table:table-cell>
              <table:table-cell office:value-type="float" office:value="-14.7537396974472">
                <text:p>-14.753739697447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">
                <text:p>2</text:p>
              </table:table-cell>
              <table:table-cell office:value-type="float" office:value="-14.2382400144488">
                <text:p>-14.238240014448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-10">
                <text:p>-10</text:p>
              </table:table-cell>
              <table:table-cell office:value-type="float" office:value="-14.1078326293889">
                <text:p>-14.1078326293889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-18">
                <text:p>-18</text:p>
              </table:table-cell>
              <table:table-cell office:value-type="float" office:value="-14.2275916254077">
                <text:p>-14.2275916254077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-29">
                <text:p>-29</text:p>
              </table:table-cell>
              <table:table-cell office:value-type="float" office:value="-14.6821272677028">
                <text:p>-14.6821272677028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-4">
                <text:p>-4</text:p>
              </table:table-cell>
              <table:table-cell office:value-type="float" office:value="-14.3534464286966">
                <text:p>-14.3534464286966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-20">
                <text:p>-20</text:p>
              </table:table-cell>
              <table:table-cell office:value-type="float" office:value="-14.5271865385828">
                <text:p>-14.5271865385828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-23">
                <text:p>-23</text:p>
              </table:table-cell>
              <table:table-cell office:value-type="float" office:value="-14.7878884912418">
                <text:p>-14.7878884912418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-9">
                <text:p>-9</text:p>
              </table:table-cell>
              <table:table-cell office:value-type="float" office:value="-14.6097996145882">
                <text:p>-14.6097996145882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-21">
                <text:p>-21</text:p>
              </table:table-cell>
              <table:table-cell office:value-type="float" office:value="-14.8064211649086">
                <text:p>-14.8064211649086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-13">
                <text:p>-13</text:p>
              </table:table-cell>
              <table:table-cell office:value-type="float" office:value="-14.7508389752191">
                <text:p>-14.7508389752191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-10">
                <text:p>-10</text:p>
              </table:table-cell>
              <table:table-cell office:value-type="float" office:value="-14.6046593144431">
                <text:p>-14.6046593144431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-29">
                <text:p>-29</text:p>
              </table:table-cell>
              <table:table-cell office:value-type="float" office:value="-15.0475928739987">
                <text:p>-15.0475928739987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-18">
                <text:p>-18</text:p>
              </table:table-cell>
              <table:table-cell office:value-type="float" office:value="-15.1384361701834">
                <text:p>-15.1384361701834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-4">
                <text:p>-4</text:p>
              </table:table-cell>
              <table:table-cell office:value-type="float" office:value="-14.7957150572547">
                <text:p>-14.7957150572547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-20">
                <text:p>-20</text:p>
              </table:table-cell>
              <table:table-cell office:value-type="float" office:value="-14.9558469016468">
                <text:p>-14.955846901646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-21">
                <text:p>-21</text:p>
              </table:table-cell>
              <table:table-cell office:value-type="float" office:value="-15.1418208431346">
                <text:p>-15.1418208431346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-17">
                <text:p>-17</text:p>
              </table:table-cell>
              <table:table-cell office:value-type="float" office:value="-15.1989955864228">
                <text:p>-15.1989955864228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-6">
                <text:p>-6</text:p>
              </table:table-cell>
              <table:table-cell office:value-type="float" office:value="-14.915949568379">
                <text:p>-14.915949568379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-17">
                <text:p>-17</text:p>
              </table:table-cell>
              <table:table-cell office:value-type="float" office:value="-14.9800741970443">
                <text:p>-14.9800741970443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-12">
                <text:p>-12</text:p>
              </table:table-cell>
              <table:table-cell office:value-type="float" office:value="-14.888379606366">
                <text:p>-14.888379606366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-13">
                <text:p>-13</text:p>
              </table:table-cell>
              <table:table-cell office:value-type="float" office:value="-14.8302756184778">
                <text:p>-14.8302756184778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-21">
                <text:p>-21</text:p>
              </table:table-cell>
              <table:table-cell office:value-type="float" office:value="-15.0201132917554">
                <text:p>-15.0201132917554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">
                <text:p>0</text:p>
              </table:table-cell>
              <table:table-cell office:value-type="float" office:value="-14.5579559597014">
                <text:p>-14.5579559597014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-12">
                <text:p>-12</text:p>
              </table:table-cell>
              <table:table-cell office:value-type="float" office:value="-14.4792496224798">
                <text:p>-14.4792496224798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">
                <text:p>2</text:p>
              </table:table-cell>
              <table:table-cell office:value-type="float" office:value="-13.972195787942">
                <text:p>-13.972195787942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-17">
                <text:p>-17</text:p>
              </table:table-cell>
              <table:table-cell office:value-type="float" office:value="-14.0653589944668">
                <text:p>-14.065358994466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-19">
                <text:p>-19</text:p>
              </table:table-cell>
              <table:table-cell office:value-type="float" office:value="-14.2171941023294">
                <text:p>-14.2171941023294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-7">
                <text:p>-7</text:p>
              </table:table-cell>
              <table:table-cell office:value-type="float" office:value="-13.9951265914885">
                <text:p>-13.9951265914885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-14">
                <text:p>-14</text:p>
              </table:table-cell>
              <table:table-cell office:value-type="float" office:value="-13.9952765425196">
                <text:p>-13.9952765425196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-27">
                <text:p>-27</text:p>
              </table:table-cell>
              <table:table-cell office:value-type="float" office:value="-14.3954218796729">
                <text:p>-14.3954218796729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-22">
                <text:p>-22</text:p>
              </table:table-cell>
              <table:table-cell office:value-type="float" office:value="-14.6294088987598">
                <text:p>-14.629408898759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-2">
                <text:p>-2</text:p>
              </table:table-cell>
              <table:table-cell office:value-type="float" office:value="-14.2408117018749">
                <text:p>-14.2408117018749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-12">
                <text:p>-12</text:p>
              </table:table-cell>
              <table:table-cell office:value-type="float" office:value="-14.1718636495095">
                <text:p>-14.1718636495095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-22">
                <text:p>-22</text:p>
              </table:table-cell>
              <table:table-cell office:value-type="float" office:value="-14.4127293833708">
                <text:p>-14.4127293833708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">
                <text:p>3</text:p>
              </table:table-cell>
              <table:table-cell office:value-type="float" office:value="-13.8769530946517">
                <text:p>-13.8769530946517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-2">
                <text:p>-2</text:p>
              </table:table-cell>
              <table:table-cell office:value-type="float" office:value="-13.511508384047">
                <text:p>-13.51150838404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-22">
                <text:p>-22</text:p>
              </table:table-cell>
              <table:table-cell office:value-type="float" office:value="-13.772692741461">
                <text:p>-13.772692741461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-15">
                <text:p>-15</text:p>
              </table:table-cell>
              <table:table-cell office:value-type="float" office:value="-13.8104560417237">
                <text:p>-13.8104560417237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-16">
                <text:p>-16</text:p>
              </table:table-cell>
              <table:table-cell office:value-type="float" office:value="-13.8778266250553">
                <text:p>-13.8778266250553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-21">
                <text:p>-21</text:p>
              </table:table-cell>
              <table:table-cell office:value-type="float" office:value="-14.0969704212074">
                <text:p>-14.0969704212074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-14">
                <text:p>-14</text:p>
              </table:table-cell>
              <table:table-cell office:value-type="float" office:value="-14.0939867159395">
                <text:p>-14.0939867159395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">
                <text:p>0</text:p>
              </table:table-cell>
              <table:table-cell office:value-type="float" office:value="-13.6603255862183">
                <text:p>-13.660325586218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-13">
                <text:p>-13</text:p>
              </table:table-cell>
              <table:table-cell office:value-type="float" office:value="-13.6400078758731">
                <text:p>-13.6400078758731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-19">
                <text:p>-19</text:p>
              </table:table-cell>
              <table:table-cell office:value-type="float" office:value="-13.8049307104616">
                <text:p>-13.8049307104616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-5">
                <text:p>-5</text:p>
              </table:table-cell>
              <table:table-cell office:value-type="float" office:value="-13.5340097655243">
                <text:p>-13.5340097655243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-29">
                <text:p>-29</text:p>
              </table:table-cell>
              <table:table-cell office:value-type="float" office:value="-14.0098863881236">
                <text:p>-14.0098863881236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-10">
                <text:p>-10</text:p>
              </table:table-cell>
              <table:table-cell office:value-type="float" office:value="-13.886505268489">
                <text:p>-13.886505268489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-27">
                <text:p>-27</text:p>
              </table:table-cell>
              <table:table-cell office:value-type="float" office:value="-14.289997414074">
                <text:p>-14.289997414074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3">
                <text:p>3</text:p>
              </table:table-cell>
              <table:table-cell office:value-type="float" office:value="-13.7579974936409">
                <text:p>-13.7579974936409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-13">
                <text:p>-13</text:p>
              </table:table-cell>
              <table:table-cell office:value-type="float" office:value="-13.7346744938366">
                <text:p>-13.7346744938366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-21">
                <text:p>-21</text:p>
              </table:table-cell>
              <table:table-cell office:value-type="float" office:value="-13.9582229709493">
                <text:p>-13.9582229709493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-13">
                <text:p>-13</text:p>
              </table:table-cell>
              <table:table-cell office:value-type="float" office:value="-13.9287391872278">
                <text:p>-13.9287391872278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-20">
                <text:p>-20</text:p>
              </table:table-cell>
              <table:table-cell office:value-type="float" office:value="-14.1155472122362">
                <text:p>-14.115547212236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5">
                <text:p>5</text:p>
              </table:table-cell>
              <table:table-cell office:value-type="float" office:value="-13.5273765287828">
                <text:p>-13.5273765287828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-22">
                <text:p>-22</text:p>
              </table:table-cell>
              <table:table-cell office:value-type="float" office:value="-13.7880726355894">
                <text:p>-13.7880726355894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-7">
                <text:p>-7</text:p>
              </table:table-cell>
              <table:table-cell office:value-type="float" office:value="-13.5792088621867">
                <text:p>-13.5792088621867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-17">
                <text:p>-17</text:p>
              </table:table-cell>
              <table:table-cell office:value-type="float" office:value="-13.6844639741194">
                <text:p>-13.6844639741194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-17">
                <text:p>-17</text:p>
              </table:table-cell>
              <table:table-cell office:value-type="float" office:value="-13.7864804672234">
                <text:p>-13.7864804672234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-11">
                <text:p>-11</text:p>
              </table:table-cell>
              <table:table-cell office:value-type="float" office:value="-13.7007426066935">
                <text:p>-13.7007426066935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-11">
                <text:p>-11</text:p>
              </table:table-cell>
              <table:table-cell office:value-type="float" office:value="-13.6176428341798">
                <text:p>-13.617642834179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-22">
                <text:p>-22</text:p>
              </table:table-cell>
              <table:table-cell office:value-type="float" office:value="-13.8755615162051">
                <text:p>-13.8755615162051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2">
                <text:p>12</text:p>
              </table:table-cell>
              <table:table-cell office:value-type="float" office:value="-13.0793903926295">
                <text:p>-13.0793903926295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-6">
                <text:p>-6</text:p>
              </table:table-cell>
              <table:table-cell office:value-type="float" office:value="-12.8615629959332">
                <text:p>-12.8615629959332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-7">
                <text:p>-7</text:p>
              </table:table-cell>
              <table:table-cell office:value-type="float" office:value="-12.681207211443">
                <text:p>-12.681207211443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-19">
                <text:p>-19</text:p>
              </table:table-cell>
              <table:table-cell office:value-type="float" office:value="-12.875631604937">
                <text:p>-12.875631604937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-12">
                <text:p>-12</text:p>
              </table:table-cell>
              <table:table-cell office:value-type="float" office:value="-12.8486890940159">
                <text:p>-12.8486890940159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-5">
                <text:p>-5</text:p>
              </table:table-cell>
              <table:table-cell office:value-type="float" office:value="-12.6071909680462">
                <text:p>-12.6071909680462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-6">
                <text:p>-6</text:p>
              </table:table-cell>
              <table:table-cell office:value-type="float" office:value="-12.403892784414">
                <text:p>-12.403892784414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-17">
                <text:p>-17</text:p>
              </table:table-cell>
              <table:table-cell office:value-type="float" office:value="-12.5453114679705">
                <text:p>-12.5453114679705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-11">
                <text:p>-11</text:p>
              </table:table-cell>
              <table:table-cell office:value-type="float" office:value="-12.4977634228022">
                <text:p>-12.4977634228022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-2">
                <text:p>-2</text:p>
              </table:table-cell>
              <table:table-cell office:value-type="float" office:value="-12.1747553174852">
                <text:p>-12.174755317485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-12">
                <text:p>-12</text:p>
              </table:table-cell>
              <table:table-cell office:value-type="float" office:value="-12.1693782307933">
                <text:p>-12.1693782307933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-16">
                <text:p>-16</text:p>
              </table:table-cell>
              <table:table-cell office:value-type="float" office:value="-12.2872435159997">
                <text:p>-12.2872435159997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">
                <text:p>0</text:p>
              </table:table-cell>
              <table:table-cell office:value-type="float" office:value="-11.9091744847381">
                <text:p>-11.909174484738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-10">
                <text:p>-10</text:p>
              </table:table-cell>
              <table:table-cell office:value-type="float" office:value="-11.8504306544385">
                <text:p>-11.8504306544385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-24">
                <text:p>-24</text:p>
              </table:table-cell>
              <table:table-cell office:value-type="float" office:value="-12.2242635573789">
                <text:p>-12.2242635573789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-29">
                <text:p>-29</text:p>
              </table:table-cell>
              <table:table-cell office:value-type="float" office:value="-12.7404400633057">
                <text:p>-12.7404400633057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-11">
                <text:p>-11</text:p>
              </table:table-cell>
              <table:table-cell office:value-type="float" office:value="-12.6868880613578">
                <text:p>-12.6868880613578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-14">
                <text:p>-14</text:p>
              </table:table-cell>
              <table:table-cell office:value-type="float" office:value="-12.7272915056237">
                <text:p>-12.7272915056237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-19">
                <text:p>-19</text:p>
              </table:table-cell>
              <table:table-cell office:value-type="float" office:value="-12.9202979208353">
                <text:p>-12.9202979208353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-7">
                <text:p>-7</text:p>
              </table:table-cell>
              <table:table-cell office:value-type="float" office:value="-12.7381349078865">
                <text:p>-12.7381349078865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-8">
                <text:p>-8</text:p>
              </table:table-cell>
              <table:table-cell office:value-type="float" office:value="-12.59234614149">
                <text:p>-12.59234614149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-20">
                <text:p>-20</text:p>
              </table:table-cell>
              <table:table-cell office:value-type="float" office:value="-12.8202739525211">
                <text:p>-12.8202739525211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-15">
                <text:p>-15</text:p>
              </table:table-cell>
              <table:table-cell office:value-type="float" office:value="-12.8873424462897">
                <text:p>-12.8873424462897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-23">
                <text:p>-23</text:p>
              </table:table-cell>
              <table:table-cell office:value-type="float" office:value="-13.19850114025">
                <text:p>-13.19850114025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-11">
                <text:p>-11</text:p>
              </table:table-cell>
              <table:table-cell office:value-type="float" office:value="-13.1308549513192">
                <text:p>-13.1308549513192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-11">
                <text:p>-11</text:p>
              </table:table-cell>
              <table:table-cell office:value-type="float" office:value="-13.0652901835863">
                <text:p>-13.0652901835863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-11">
                <text:p>-11</text:p>
              </table:table-cell>
              <table:table-cell office:value-type="float" office:value="-13.0017427933221">
                <text:p>-13.0017427933221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-12">
                <text:p>-12</text:p>
              </table:table-cell>
              <table:table-cell office:value-type="float" office:value="-12.970919938143">
                <text:p>-12.970919938143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-16">
                <text:p>-16</text:p>
              </table:table-cell>
              <table:table-cell office:value-type="float" office:value="-13.0641224015847">
                <text:p>-13.0641224015847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-14">
                <text:p>-14</text:p>
              </table:table-cell>
              <table:table-cell office:value-type="float" office:value="-13.0929186353821">
                <text:p>-13.0929186353821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-17">
                <text:p>-17</text:p>
              </table:table-cell>
              <table:table-cell office:value-type="float" office:value="-13.2131365235242">
                <text:p>-13.2131365235242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-11">
                <text:p>-11</text:p>
              </table:table-cell>
              <table:table-cell office:value-type="float" office:value="-13.1450400151081">
                <text:p>-13.1450400151081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">
                <text:p>2</text:p>
              </table:table-cell>
              <table:table-cell office:value-type="float" office:value="-12.679038783874">
                <text:p>-12.67903878387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-25">
                <text:p>-25</text:p>
              </table:table-cell>
              <table:table-cell office:value-type="float" office:value="-13.0581452828317">
                <text:p>-13.058145282831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-20">
                <text:p>-20</text:p>
              </table:table-cell>
              <table:table-cell office:value-type="float" office:value="-13.2717408125907">
                <text:p>-13.2717408125907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">
                <text:p>2</text:p>
              </table:table-cell>
              <table:table-cell office:value-type="float" office:value="-12.8018410952803">
                <text:p>-12.8018410952803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-22">
                <text:p>-22</text:p>
              </table:table-cell>
              <table:table-cell office:value-type="float" office:value="-13.0848613692716">
                <text:p>-13.0848613692716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-20">
                <text:p>-20</text:p>
              </table:table-cell>
              <table:table-cell office:value-type="float" office:value="-13.2976348656017">
                <text:p>-13.2976348656017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-4">
                <text:p>-4</text:p>
              </table:table-cell>
              <table:table-cell office:value-type="float" office:value="-13.011553792814">
                <text:p>-13.01155379281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">
                <text:p>0</text:p>
              </table:table-cell>
              <table:table-cell office:value-type="float" office:value="-12.6111982914966">
                <text:p>-12.6111982914966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-19">
                <text:p>-19</text:p>
              </table:table-cell>
              <table:table-cell office:value-type="float" office:value="-12.8077768056044">
                <text:p>-12.8077768056044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-14">
                <text:p>-14</text:p>
              </table:table-cell>
              <table:table-cell office:value-type="float" office:value="-12.8444605962012">
                <text:p>-12.844460596201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-22">
                <text:p>-22</text:p>
              </table:table-cell>
              <table:table-cell office:value-type="float" office:value="-13.1261695009335">
                <text:p>-13.1261695009335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-14">
                <text:p>-14</text:p>
              </table:table-cell>
              <table:table-cell office:value-type="float" office:value="-13.1530565932125">
                <text:p>-13.1530565932125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-18">
                <text:p>-18</text:p>
              </table:table-cell>
              <table:table-cell office:value-type="float" office:value="-13.3021933134213">
                <text:p>-13.302193313421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-6">
                <text:p>-6</text:p>
              </table:table-cell>
              <table:table-cell office:value-type="float" office:value="-13.0775104422391">
                <text:p>-13.0775104422391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-10">
                <text:p>-10</text:p>
              </table:table-cell>
              <table:table-cell office:value-type="float" office:value="-12.9828178132471">
                <text:p>-12.9828178132471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-6">
                <text:p>-6</text:p>
              </table:table-cell>
              <table:table-cell office:value-type="float" office:value="-12.7679618805318">
                <text:p>-12.7679618805318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-17">
                <text:p>-17</text:p>
              </table:table-cell>
              <table:table-cell office:value-type="float" office:value="-12.8981784380539">
                <text:p>-12.8981784380539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-19">
                <text:p>-19</text:p>
              </table:table-cell>
              <table:table-cell office:value-type="float" office:value="-13.0859267938061">
                <text:p>-13.0859267938061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-3">
                <text:p>-3</text:p>
              </table:table-cell>
              <table:table-cell office:value-type="float" office:value="-12.7755905847659">
                <text:p>-12.775590584765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-10">
                <text:p>-10</text:p>
              </table:table-cell>
              <table:table-cell office:value-type="float" office:value="-12.6901877975424">
                <text:p>-12.6901877975424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-22">
                <text:p>-22</text:p>
              </table:table-cell>
              <table:table-cell office:value-type="float" office:value="-12.976643557618">
                <text:p>-12.976643557618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-6">
                <text:p>-6</text:p>
              </table:table-cell>
              <table:table-cell office:value-type="float" office:value="-12.761977601999">
                <text:p>-12.761977601999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-3">
                <text:p>-3</text:p>
              </table:table-cell>
              <table:table-cell office:value-type="float" office:value="-12.461609060399">
                <text:p>-12.461609060399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-15">
                <text:p>-15</text:p>
              </table:table-cell>
              <table:table-cell office:value-type="float" office:value="-12.5397133970021">
                <text:p>-12.5397133970021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-15">
                <text:p>-15</text:p>
              </table:table-cell>
              <table:table-cell office:value-type="float" office:value="-12.6154145232482">
                <text:p>-12.6154145232482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-10">
                <text:p>-10</text:p>
              </table:table-cell>
              <table:table-cell office:value-type="float" office:value="-12.5349402302252">
                <text:p>-12.534940230225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-15">
                <text:p>-15</text:p>
              </table:table-cell>
              <table:table-cell office:value-type="float" office:value="-12.6107882231413">
                <text:p>-12.6107882231413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4">
                <text:p>4</text:p>
              </table:table-cell>
              <table:table-cell office:value-type="float" office:value="-12.0996870470447">
                <text:p>-12.099687047044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-10">
                <text:p>-10</text:p>
              </table:table-cell>
              <table:table-cell office:value-type="float" office:value="-12.035081291751">
                <text:p>-12.035081291751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-20">
                <text:p>-20</text:p>
              </table:table-cell>
              <table:table-cell office:value-type="float" office:value="-12.2801557135433">
                <text:p>-12.2801557135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